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2689ef"/>
    </style:style>
    <style:style style:name="P3" style:family="paragraph" style:parent-style-name="Standard">
      <style:text-properties officeooo:paragraph-rsid="0028d026"/>
    </style:style>
    <style:style style:name="P4" style:family="paragraph" style:parent-style-name="Standard">
      <style:text-properties officeooo:paragraph-rsid="002b6f54"/>
    </style:style>
    <style:style style:name="P5" style:family="paragraph" style:parent-style-name="Standard">
      <style:text-properties officeooo:paragraph-rsid="00309444"/>
    </style:style>
    <style:style style:name="P6" style:family="paragraph" style:parent-style-name="Standard">
      <style:text-properties officeooo:paragraph-rsid="0030d521"/>
    </style:style>
    <style:style style:name="P7" style:family="paragraph" style:parent-style-name="Standard">
      <style:text-properties officeooo:paragraph-rsid="0032a318"/>
    </style:style>
    <style:style style:name="P8" style:family="paragraph" style:parent-style-name="Standard">
      <style:text-properties officeooo:paragraph-rsid="00343d80"/>
    </style:style>
    <style:style style:name="P9" style:family="paragraph" style:parent-style-name="Standard">
      <style:text-properties officeooo:paragraph-rsid="00370d5f"/>
    </style:style>
    <style:style style:name="P10" style:family="paragraph" style:parent-style-name="Standard">
      <style:text-properties officeooo:paragraph-rsid="0038d752"/>
    </style:style>
    <style:style style:name="P11" style:family="paragraph" style:parent-style-name="Standard">
      <style:text-properties officeooo:paragraph-rsid="00397fbc"/>
    </style:style>
    <style:style style:name="P12" style:family="paragraph" style:parent-style-name="Standard">
      <style:text-properties officeooo:paragraph-rsid="003a0086"/>
    </style:style>
    <style:style style:name="P13" style:family="paragraph" style:parent-style-name="Standard">
      <style:text-properties officeooo:rsid="003b9c0d" officeooo:paragraph-rsid="003b9c0d"/>
    </style:style>
    <style:style style:name="P14" style:family="paragraph" style:parent-style-name="Standard">
      <style:text-properties officeooo:rsid="003c4810" officeooo:paragraph-rsid="003c4810"/>
    </style:style>
    <style:style style:name="P15" style:family="paragraph" style:parent-style-name="Standard">
      <style:text-properties officeooo:paragraph-rsid="003dda08"/>
    </style:style>
    <style:style style:name="P16" style:family="paragraph" style:parent-style-name="Standard">
      <style:text-properties officeooo:paragraph-rsid="003f71ee"/>
    </style:style>
    <style:style style:name="P17" style:family="paragraph" style:parent-style-name="Standard">
      <style:text-properties officeooo:paragraph-rsid="003b9c0d"/>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Standard">
      <style:text-properties officeooo:paragraph-rsid="00499bf2"/>
    </style:style>
    <style:style style:name="P21" style:family="paragraph" style:parent-style-name="Standard">
      <style:text-properties officeooo:paragraph-rsid="004ace01"/>
    </style:style>
    <style:style style:name="T1" style:family="text">
      <style:text-properties officeooo:rsid="000e71dc"/>
    </style:style>
    <style:style style:name="T2" style:family="text">
      <style:text-properties officeooo:rsid="0024e25e"/>
    </style:style>
    <style:style style:name="T3" style:family="text">
      <style:text-properties officeooo:rsid="002689ef"/>
    </style:style>
    <style:style style:name="T4" style:family="text">
      <style:text-properties officeooo:rsid="002b6f54"/>
    </style:style>
    <style:style style:name="T5" style:family="text">
      <style:text-properties officeooo:rsid="002d9dbf"/>
    </style:style>
    <style:style style:name="T6" style:family="text">
      <style:text-properties officeooo:rsid="00309444"/>
    </style:style>
    <style:style style:name="T7" style:family="text">
      <style:text-properties officeooo:rsid="0030d521"/>
    </style:style>
    <style:style style:name="T8" style:family="text">
      <style:text-properties officeooo:rsid="0032a318"/>
    </style:style>
    <style:style style:name="T9" style:family="text">
      <style:text-properties officeooo:rsid="00343d80"/>
    </style:style>
    <style:style style:name="T10" style:family="text">
      <style:text-properties officeooo:rsid="00370d5f"/>
    </style:style>
    <style:style style:name="T11" style:family="text">
      <style:text-properties officeooo:rsid="0038d752"/>
    </style:style>
    <style:style style:name="T12" style:family="text">
      <style:text-properties officeooo:rsid="00397fbc"/>
    </style:style>
    <style:style style:name="T13" style:family="text">
      <style:text-properties officeooo:rsid="003b9c0d"/>
    </style:style>
    <style:style style:name="T14" style:family="text">
      <style:text-properties officeooo:rsid="003dda08"/>
    </style:style>
    <style:style style:name="T15" style:family="text">
      <style:text-properties officeooo:rsid="003fb6f0"/>
    </style:style>
    <style:style style:name="T16" style:family="text">
      <style:text-properties officeooo:rsid="0042539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3">TODO page 97</text:span></text:p>
      <text:p text:style-name="P13"/>
      <text:p text:style-name="P13"><text:s/></text:p>
      <text:p text:style-name="P13"/>
      <text:p text:style-name="P14">Enlever introduction si inutile, <text:span text:style-name="T16">le nbr de personne, </text:span>et la note de la communauté.</text:p>
      <text:p text:style-name="P13"/>
      <text:p text:style-name="P13"><text:a xlink:type="simple" xlink:href="https://www.facebook.com/profile.php?id=100008351238292&amp;__cft__[0]=AZUGk6hKcilvpZezRPzjgdnS8wdr5WsuMtv_c8Wt4mYPuu0Uv0uMpJ6cBq2U5V9DtYrPOzqPw-8qPWnMQsxz8n270r2Kphcz5DNfRoYdYOO81QSk9lI2VQ0qiGE0pMwZ2p4M1DTW2HtgfveCChSeQW87fdvIHvFbRX1B6_ujUueRnfoIeDvYrHuCh3ixJSSD1iM9igU_j95GdgI-skQYHdbp&amp;__tn__=R]-R" text:style-name="Internet_20_link" text:visited-style-name="Visited_20_Internet_20_Link">Chris Duquatrevingttrois</text:a></text:p>
      <text:p text:style-name="Standard">bien sur que tu peux faire avec tes bonne maman. Je n'utilise que des bocaux à vis mais je change le couvercle par un neuf à chaque stérilisation. Je les achète sur ICKO Apiculture (<text:a xlink:type="simple" xlink:href="https://l.facebook.com/l.php?u=https%3A%2F%2Fwww.icko-apiculture.com%2F%3Ffbclid%3DIwAR2WO54fyCxhGSz3dwRb_TI_UFMILUP8l_P0fjyDXlYYsqCeHfxBZXkJDVQ&amp;h=AT3mFkybNns7mrNCEpSIeFqzCcnx4RFn8BMLMel6Uk_VcYKrLclvaR7KDm09GshiL9Na0osqXsNilmKhttRw7LowlL-qnYKmhnkkpWgL5UQtVJ_2l5tYJDeYW1bWuCS_UtzQwvGXf-ZsOPlLhU0&amp;__tn__=R]-R&amp;c[0]=AT2MTOzLSIvrCQskcnlh0-lOWqHSGrqf-CYtK_byp5MWUrhSGKUIwUFb8L9o1x6h7ei8yJbIWmG_ZPgmsWUV-RORjpc1RO-s_cy_Hg_8L3Tf2Ct30AugsUUM7IoI2l1UQNUM7snw3DroMu7CSLgjQM_7rvfrEqEaxgAfNWDM_7BS44XxsHeh7a9CC10OFXZpV8oEQJ93CAe3UOEAfZOPC57PE8ybeA" office:target-frame-name="_blank" xlink:show="new" text:style-name="Internet_20_link" text:visited-style-name="Visited_20_Internet_20_Link">https://www.icko-apiculture.com/</text:a>) car un couvercle neuf revient moins cher qu'un joint chez le Parfait. Même recette, même temps de stérilisation que les recettes Le Parfait.</text:p>
      <text:p text:style-name="P13"/>
      <text:p text:style-name="P13"/>
      <text:p text:style-name="Title">Recettes du site <text:span text:style-name="T13">Le Parfait</text:span></text:p>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_Toc337_4132037544" text:style-name="Index_20_Link" text:visited-style-name="Index_20_Link">Abricots au Sirop<text:tab/>8</text:a></text:p>
          <text:p text:style-name="P19"><text:a xlink:type="simple" xlink:href="#__RefHeading___Toc339_4132037544" text:style-name="Index_20_Link" text:visited-style-name="Index_20_Link">Ananas au sirop<text:tab/>9</text:a></text:p>
          <text:p text:style-name="P19"><text:a xlink:type="simple" xlink:href="#__RefHeading___Toc341_4132037544" text:style-name="Index_20_Link" text:visited-style-name="Index_20_Link">Baeckeoffe<text:tab/>10</text:a></text:p>
          <text:p text:style-name="P19"><text:a xlink:type="simple" xlink:href="#__RefHeading___Toc343_4132037544" text:style-name="Index_20_Link" text:visited-style-name="Index_20_Link">Betteraves rouges au naturel<text:tab/>11</text:a></text:p>
          <text:p text:style-name="P19"><text:a xlink:type="simple" xlink:href="#__RefHeading___Toc345_4132037544" text:style-name="Index_20_Link" text:visited-style-name="Index_20_Link">Blettes au naturel<text:tab/>12</text:a></text:p>
          <text:p text:style-name="P19"><text:a xlink:type="simple" xlink:href="#__RefHeading___Toc347_4132037544" text:style-name="Index_20_Link" text:visited-style-name="Index_20_Link">Bœuf à l'orange et aux épices en conserve<text:tab/>13</text:a></text:p>
          <text:p text:style-name="P19"><text:a xlink:type="simple" xlink:href="#__RefHeading___Toc349_4132037544" text:style-name="Index_20_Link" text:visited-style-name="Index_20_Link">Bœuf au gingembre<text:tab/>15</text:a></text:p>
          <text:p text:style-name="P19"><text:a xlink:type="simple" xlink:href="#__RefHeading___Toc351_4132037544" text:style-name="Index_20_Link" text:visited-style-name="Index_20_Link">Bœuf Bourguignon<text:tab/>16</text:a></text:p>
          <text:p text:style-name="P19"><text:a xlink:type="simple" xlink:href="#__RefHeading___Toc353_4132037544" text:style-name="Index_20_Link" text:visited-style-name="Index_20_Link">Bœuf cocotte<text:tab/>17</text:a></text:p>
          <text:p text:style-name="P19"><text:a xlink:type="simple" xlink:href="#__RefHeading___Toc355_4132037544" text:style-name="Index_20_Link" text:visited-style-name="Index_20_Link">Bœuf en daube en conserve<text:tab/>19</text:a></text:p>
          <text:p text:style-name="P19"><text:a xlink:type="simple" xlink:href="#__RefHeading___Toc357_4132037544" text:style-name="Index_20_Link" text:visited-style-name="Index_20_Link">Bouillinade<text:tab/>20</text:a></text:p>
          <text:p text:style-name="P19"><text:a xlink:type="simple" xlink:href="#__RefHeading___Toc359_4132037544" text:style-name="Index_20_Link" text:visited-style-name="Index_20_Link">Brocolis au naturel<text:tab/>22</text:a></text:p>
          <text:p text:style-name="P19"><text:a xlink:type="simple" xlink:href="#__RefHeading___Toc361_4132037544" text:style-name="Index_20_Link" text:visited-style-name="Index_20_Link">Cake chocolat noisette en conserve<text:tab/>23</text:a></text:p>
          <text:p text:style-name="P19"><text:a xlink:type="simple" xlink:href="#__RefHeading___Toc363_4132037544" text:style-name="Index_20_Link" text:visited-style-name="Index_20_Link">Cake noisette et zeste de citron<text:tab/>25</text:a></text:p>
          <text:p text:style-name="P19"><text:a xlink:type="simple" xlink:href="#__RefHeading___Toc365_4132037544" text:style-name="Index_20_Link" text:visited-style-name="Index_20_Link">Cake olive, jambon &amp; gruyère<text:tab/>26</text:a></text:p>
          <text:p text:style-name="P19"><text:a xlink:type="simple" xlink:href="#__RefHeading___Toc367_4132037544" text:style-name="Index_20_Link" text:visited-style-name="Index_20_Link">Cake pistache<text:tab/>28</text:a></text:p>
          <text:p text:style-name="P19"><text:a xlink:type="simple" xlink:href="#__RefHeading___Toc369_4132037544" text:style-name="Index_20_Link" text:visited-style-name="Index_20_Link">Cake rhubarbe amande<text:tab/>29</text:a></text:p>
          <text:p text:style-name="P19"><text:a xlink:type="simple" xlink:href="#__RefHeading___Toc371_4132037544" text:style-name="Index_20_Link" text:visited-style-name="Index_20_Link">Caldeirada en conserve<text:tab/>31</text:a></text:p>
          <text:p text:style-name="P19"><text:a xlink:type="simple" xlink:href="#__RefHeading___Toc373_4132037544" text:style-name="Index_20_Link" text:visited-style-name="Index_20_Link">Caramel beurre salé<text:tab/>32</text:a></text:p>
          <text:p text:style-name="P19"><text:a xlink:type="simple" xlink:href="#__RefHeading___Toc375_4132037544" text:style-name="Index_20_Link" text:visited-style-name="Index_20_Link">Carottes entières au naturel<text:tab/>34</text:a></text:p>
          <text:p text:style-name="P19"><text:a xlink:type="simple" xlink:href="#__RefHeading___Toc377_4132037544" text:style-name="Index_20_Link" text:visited-style-name="Index_20_Link">Carottes Vichy en conserve<text:tab/>35</text:a></text:p>
          <text:p text:style-name="P19"><text:a xlink:type="simple" xlink:href="#__RefHeading___Toc379_4132037544" text:style-name="Index_20_Link" text:visited-style-name="Index_20_Link">Céleri au naturel<text:tab/>36</text:a></text:p>
          <text:p text:style-name="P19"><text:a xlink:type="simple" xlink:href="#__RefHeading___Toc381_4132037544" text:style-name="Index_20_Link" text:visited-style-name="Index_20_Link">Céleri et betteraves fermentées<text:tab/>37</text:a></text:p>
          <text:p text:style-name="P19"><text:a xlink:type="simple" xlink:href="#__RefHeading___Toc383_4132037544" text:style-name="Index_20_Link" text:visited-style-name="Index_20_Link">Cèpes au naturel<text:tab/>38</text:a></text:p>
          <text:p text:style-name="P19"><text:a xlink:type="simple" xlink:href="#__RefHeading___Toc385_4132037544" text:style-name="Index_20_Link" text:visited-style-name="Index_20_Link">Cerises à l'eau de vie<text:tab/>39</text:a></text:p>
          <text:p text:style-name="P19"><text:a xlink:type="simple" xlink:href="#__RefHeading___Toc387_4132037544" text:style-name="Index_20_Link" text:visited-style-name="Index_20_Link">Cerises au sirop<text:tab/>40</text:a></text:p>
          <text:p text:style-name="P19"><text:a xlink:type="simple" xlink:href="#__RefHeading___Toc389_4132037544" text:style-name="Index_20_Link" text:visited-style-name="Index_20_Link">Chili con carne en conserve<text:tab/>42</text:a></text:p>
          <text:p text:style-name="P19"><text:a xlink:type="simple" xlink:href="#__RefHeading___Toc391_4132037544" text:style-name="Index_20_Link" text:visited-style-name="Index_20_Link">Chorba<text:tab/>43</text:a></text:p>
          <text:p text:style-name="P19"><text:a xlink:type="simple" xlink:href="#__RefHeading___Toc393_4132037544" text:style-name="Index_20_Link" text:visited-style-name="Index_20_Link">Chou-fleur au naturel<text:tab/>45</text:a></text:p>
          <text:p text:style-name="P19"><text:soft-page-break/><text:a xlink:type="simple" xlink:href="#__RefHeading___Toc395_4132037544" text:style-name="Index_20_Link" text:visited-style-name="Index_20_Link">Chou rouge cuisiné en conserve<text:tab/>46</text:a></text:p>
          <text:p text:style-name="P19"><text:a xlink:type="simple" xlink:href="#__RefHeading___Toc397_4132037544" text:style-name="Index_20_Link" text:visited-style-name="Index_20_Link">Choucroute au gingembre<text:tab/>47</text:a></text:p>
          <text:p text:style-name="P19"><text:a xlink:type="simple" xlink:href="#__RefHeading___Toc399_4132037544" text:style-name="Index_20_Link" text:visited-style-name="Index_20_Link">Choucroute garnie en conserve<text:tab/>48</text:a></text:p>
          <text:p text:style-name="P19"><text:a xlink:type="simple" xlink:href="#__RefHeading___Toc401_4132037544" text:style-name="Index_20_Link" text:visited-style-name="Index_20_Link">Choux de Bruxelles au naturel<text:tab/>50</text:a></text:p>
          <text:p text:style-name="P19"><text:a xlink:type="simple" xlink:href="#__RefHeading___Toc403_4132037544" text:style-name="Index_20_Link" text:visited-style-name="Index_20_Link">Chutney à l'ananas<text:tab/>51</text:a></text:p>
          <text:p text:style-name="P19"><text:a xlink:type="simple" xlink:href="#__RefHeading___Toc405_4132037544" text:style-name="Index_20_Link" text:visited-style-name="Index_20_Link">Chutney aux poivrons et baies Goji<text:tab/>52</text:a></text:p>
          <text:p text:style-name="P19"><text:a xlink:type="simple" xlink:href="#__RefHeading___Toc407_4132037544" text:style-name="Index_20_Link" text:visited-style-name="Index_20_Link">Chutney d'échalotes<text:tab/>53</text:a></text:p>
          <text:p text:style-name="P19"><text:a xlink:type="simple" xlink:href="#__RefHeading___Toc409_4132037544" text:style-name="Index_20_Link" text:visited-style-name="Index_20_Link">Chutney de betteraves<text:tab/>54</text:a></text:p>
          <text:p text:style-name="P19"><text:a xlink:type="simple" xlink:href="#__RefHeading___Toc411_4132037544" text:style-name="Index_20_Link" text:visited-style-name="Index_20_Link">Chutney de figues et pêches<text:tab/>56</text:a></text:p>
          <text:p text:style-name="P19"><text:a xlink:type="simple" xlink:href="#__RefHeading___Toc413_4132037544" text:style-name="Index_20_Link" text:visited-style-name="Index_20_Link">Chutney de pêches<text:tab/>57</text:a></text:p>
          <text:p text:style-name="P19"><text:a xlink:type="simple" xlink:href="#__RefHeading___Toc415_4132037544" text:style-name="Index_20_Link" text:visited-style-name="Index_20_Link">Chutney de poires aux raisins<text:tab/>59</text:a></text:p>
          <text:p text:style-name="P19"><text:a xlink:type="simple" xlink:href="#__RefHeading___Toc417_4132037544" text:style-name="Index_20_Link" text:visited-style-name="Index_20_Link">Chutney de tomates vertes et rouges<text:tab/>61</text:a></text:p>
          <text:p text:style-name="P19"><text:a xlink:type="simple" xlink:href="#__RefHeading___Toc419_4132037544" text:style-name="Index_20_Link" text:visited-style-name="Index_20_Link">Chutney pommes/groseilles<text:tab/>62</text:a></text:p>
          <text:p text:style-name="P19"><text:a xlink:type="simple" xlink:href="#__RefHeading___Toc421_4132037544" text:style-name="Index_20_Link" text:visited-style-name="Index_20_Link">Civet de joue de cochon<text:tab/>64</text:a></text:p>
          <text:p text:style-name="P19"><text:a xlink:type="simple" xlink:href="#__RefHeading___Toc423_4132037544" text:style-name="Index_20_Link" text:visited-style-name="Index_20_Link">Cocotte de fruits aux épices -<text:tab/>65</text:a></text:p>
          <text:p text:style-name="P19"><text:a xlink:type="simple" xlink:href="#__RefHeading___Toc425_4132037544" text:style-name="Index_20_Link" text:visited-style-name="Index_20_Link">Coings au sirop<text:tab/>67</text:a></text:p>
          <text:p text:style-name="P19"><text:a xlink:type="simple" xlink:href="#__RefHeading___Toc427_4132037544" text:style-name="Index_20_Link" text:visited-style-name="Index_20_Link">Compote à la mangue et à la banane<text:tab/>69</text:a></text:p>
          <text:p text:style-name="P19"><text:a xlink:type="simple" xlink:href="#__RefHeading___Toc429_4132037544" text:style-name="Index_20_Link" text:visited-style-name="Index_20_Link">Compote à la pomme et à l’orange<text:tab/>71</text:a></text:p>
          <text:p text:style-name="P19"><text:a xlink:type="simple" xlink:href="#__RefHeading___Toc431_4132037544" text:style-name="Index_20_Link" text:visited-style-name="Index_20_Link">Compote banane/rhubarbe en conserve<text:tab/>72</text:a></text:p>
          <text:p text:style-name="P19"><text:a xlink:type="simple" xlink:href="#__RefHeading___Toc433_4132037544" text:style-name="Index_20_Link" text:visited-style-name="Index_20_Link">Compote d'oignons en conserve<text:tab/>73</text:a></text:p>
          <text:p text:style-name="P19"><text:a xlink:type="simple" xlink:href="#__RefHeading___Toc435_4132037544" text:style-name="Index_20_Link" text:visited-style-name="Index_20_Link">Compote de poire aux épices<text:tab/>76</text:a></text:p>
          <text:p text:style-name="P19"><text:a xlink:type="simple" xlink:href="#__RefHeading___Toc437_4132037544" text:style-name="Index_20_Link" text:visited-style-name="Index_20_Link">Compote de poires, gingembre et cardamome<text:tab/>77</text:a></text:p>
          <text:p text:style-name="P19"><text:a xlink:type="simple" xlink:href="#__RefHeading___Toc439_4132037544" text:style-name="Index_20_Link" text:visited-style-name="Index_20_Link">Compote de poires Guyot et pommes Reinette en conserve<text:tab/>78</text:a></text:p>
          <text:p text:style-name="P19"><text:a xlink:type="simple" xlink:href="#__RefHeading___Toc441_4132037544" text:style-name="Index_20_Link" text:visited-style-name="Index_20_Link">Compote de poire<text:tab/>79</text:a></text:p>
          <text:p text:style-name="P19"><text:a xlink:type="simple" xlink:href="#__RefHeading___Toc443_4132037544" text:style-name="Index_20_Link" text:visited-style-name="Index_20_Link">Compote de pommes en conserve<text:tab/>80</text:a></text:p>
          <text:p text:style-name="P19"><text:a xlink:type="simple" xlink:href="#__RefHeading___Toc445_4132037544" text:style-name="Index_20_Link" text:visited-style-name="Index_20_Link">Compote de pommes/rhubarbe en conserve<text:tab/>82</text:a></text:p>
          <text:p text:style-name="P19"><text:a xlink:type="simple" xlink:href="#__RefHeading___Toc447_4132037544" text:style-name="Index_20_Link" text:visited-style-name="Index_20_Link">Compote de prunes rouges et pommes Golden<text:tab/>83</text:a></text:p>
          <text:p text:style-name="P19"><text:a xlink:type="simple" xlink:href="#__RefHeading___Toc449_4132037544" text:style-name="Index_20_Link" text:visited-style-name="Index_20_Link">Compote pêche/abricot en conserve<text:tab/>84</text:a></text:p>
          <text:p text:style-name="P19"><text:a xlink:type="simple" xlink:href="#__RefHeading___Toc451_4132037544" text:style-name="Index_20_Link" text:visited-style-name="Index_20_Link">Compote poire/abricot en conserve<text:tab/>85</text:a></text:p>
          <text:p text:style-name="P19"><text:a xlink:type="simple" xlink:href="#__RefHeading___Toc453_4132037544" text:style-name="Index_20_Link" text:visited-style-name="Index_20_Link">Compote pomme, abricot, semoule<text:tab/>86</text:a></text:p>
          <text:p text:style-name="P19"><text:a xlink:type="simple" xlink:href="#__RefHeading___Toc455_4132037544" text:style-name="Index_20_Link" text:visited-style-name="Index_20_Link">Compote pomme, mangue et myrtille<text:tab/>88</text:a></text:p>
          <text:p text:style-name="P19"><text:a xlink:type="simple" xlink:href="#__RefHeading___Toc457_4132037544" text:style-name="Index_20_Link" text:visited-style-name="Index_20_Link">Compote pomme/poire/coing en conserve<text:tab/>89</text:a></text:p>
          <text:p text:style-name="P19"><text:a xlink:type="simple" xlink:href="#__RefHeading___Toc459_4132037544" text:style-name="Index_20_Link" text:visited-style-name="Index_20_Link">Compote pomme, vanille et cranberries<text:tab/>90</text:a></text:p>
          <text:p text:style-name="P19"><text:a xlink:type="simple" xlink:href="#__RefHeading___Toc461_4132037544" text:style-name="Index_20_Link" text:visited-style-name="Index_20_Link">Compote pommes/bananes en conserve<text:tab/>91</text:a></text:p>
          <text:p text:style-name="P19"><text:a xlink:type="simple" xlink:href="#__RefHeading___Toc463_4132037544" text:style-name="Index_20_Link" text:visited-style-name="Index_20_Link">Compote pommes/figues en conserve<text:tab/>93</text:a></text:p>
          <text:p text:style-name="P19"><text:a xlink:type="simple" xlink:href="#__RefHeading___Toc465_4132037544" text:style-name="Index_20_Link" text:visited-style-name="Index_20_Link">Compote pommes fraises<text:tab/>94</text:a></text:p>
          <text:p text:style-name="P19"><text:a xlink:type="simple" xlink:href="#__RefHeading___Toc467_4132037544" text:style-name="Index_20_Link" text:visited-style-name="Index_20_Link">Compote pommes/poires en conserve<text:tab/>95</text:a></text:p>
          <text:p text:style-name="P19"><text:a xlink:type="simple" xlink:href="#__RefHeading___Toc469_4132037544" text:style-name="Index_20_Link" text:visited-style-name="Index_20_Link">Compotée de poivrons en conserve<text:tab/>96</text:a></text:p>
          <text:p text:style-name="P19"><text:a xlink:type="simple" xlink:href="#__RefHeading___Toc471_4132037544" text:style-name="Index_20_Link" text:visited-style-name="Index_20_Link">Confit de canard<text:tab/>97</text:a></text:p>
          <text:p text:style-name="P19"><text:a xlink:type="simple" xlink:href="#__RefHeading___Toc473_4132037544" text:style-name="Index_20_Link" text:visited-style-name="Index_20_Link">Confiture abricots-framboises aux amandes<text:tab/>99</text:a></text:p>
          <text:p text:style-name="P19"><text:a xlink:type="simple" xlink:href="#__RefHeading___Toc475_4132037544" text:style-name="Index_20_Link" text:visited-style-name="Index_20_Link">Confiture abricots/rhubarbe<text:tab/>100</text:a></text:p>
          <text:p text:style-name="P19"><text:a xlink:type="simple" xlink:href="#__RefHeading___Toc477_4132037544" text:style-name="Index_20_Link" text:visited-style-name="Index_20_Link">Confiture abricots/thym<text:tab/>101</text:a></text:p>
          <text:p text:style-name="P19"><text:a xlink:type="simple" xlink:href="#__RefHeading___Toc479_4132037544" text:style-name="Index_20_Link" text:visited-style-name="Index_20_Link">Confiture aux abricots secs, amandes et lavande<text:tab/>102</text:a></text:p>
          <text:p text:style-name="P19"><text:a xlink:type="simple" xlink:href="#__RefHeading___Toc481_4132037544" text:style-name="Index_20_Link" text:visited-style-name="Index_20_Link">Confiture cassis/rhubarbe<text:tab/>103</text:a></text:p>
          <text:p text:style-name="P19"><text:a xlink:type="simple" xlink:href="#__RefHeading___Toc483_4132037544" text:style-name="Index_20_Link" text:visited-style-name="Index_20_Link">Confiture citron, citron vert et menthe<text:tab/>104</text:a></text:p>
          <text:p text:style-name="P19"><text:a xlink:type="simple" xlink:href="#__RefHeading___Toc485_4132037544" text:style-name="Index_20_Link" text:visited-style-name="Index_20_Link">Confiture d'abricots gourmande<text:tab/>106</text:a></text:p>
          <text:p text:style-name="P19"><text:a xlink:type="simple" xlink:href="#__RefHeading___Toc487_4132037544" text:style-name="Index_20_Link" text:visited-style-name="Index_20_Link">Confiture d'abricots<text:tab/>107</text:a></text:p>
          <text:p text:style-name="P19"><text:a xlink:type="simple" xlink:href="#__RefHeading___Toc489_4132037544" text:style-name="Index_20_Link" text:visited-style-name="Index_20_Link">Confiture d'ananas<text:tab/>108</text:a></text:p>
          <text:p text:style-name="P19"><text:a xlink:type="simple" xlink:href="#__RefHeading___Toc491_4132037544" text:style-name="Index_20_Link" text:visited-style-name="Index_20_Link">Confiture d'Aphrodite<text:tab/>109</text:a></text:p>
          <text:p text:style-name="P19"><text:a xlink:type="simple" xlink:href="#__RefHeading___Toc493_4132037544" text:style-name="Index_20_Link" text:visited-style-name="Index_20_Link">Confiture d'oignons au vin rouge (Bordeaux)<text:tab/>110</text:a></text:p>
          <text:p text:style-name="P19"><text:soft-page-break/><text:a xlink:type="simple" xlink:href="#__RefHeading___Toc495_4132037544" text:style-name="Index_20_Link" text:visited-style-name="Index_20_Link">Confiture d'oignons<text:tab/>112</text:a></text:p>
          <text:p text:style-name="P19"><text:a xlink:type="simple" xlink:href="#__RefHeading___Toc497_4132037544" text:style-name="Index_20_Link" text:visited-style-name="Index_20_Link">Confiture d'orange au Grand Marnier<text:tab/>113</text:a></text:p>
          <text:p text:style-name="P19"><text:a xlink:type="simple" xlink:href="#__RefHeading___Toc499_4132037544" text:style-name="Index_20_Link" text:visited-style-name="Index_20_Link">Confiture d'oranges<text:tab/>114</text:a></text:p>
          <text:p text:style-name="P19"><text:a xlink:type="simple" xlink:href="#__RefHeading___Toc501_4132037544" text:style-name="Index_20_Link" text:visited-style-name="Index_20_Link">Confiture de bananes aux zestes de citron<text:tab/>115</text:a></text:p>
          <text:p text:style-name="P19"><text:a xlink:type="simple" xlink:href="#__RefHeading___Toc503_4132037544" text:style-name="Index_20_Link" text:visited-style-name="Index_20_Link">Confiture de betteraves<text:tab/>116</text:a></text:p>
          <text:p text:style-name="P19"><text:a xlink:type="simple" xlink:href="#__RefHeading___Toc505_4132037544" text:style-name="Index_20_Link" text:visited-style-name="Index_20_Link">Confiture de carottes<text:tab/>117</text:a></text:p>
          <text:p text:style-name="P19"><text:a xlink:type="simple" xlink:href="#__RefHeading___Toc507_4132037544" text:style-name="Index_20_Link" text:visited-style-name="Index_20_Link">Confiture de cerises au romarin<text:tab/>118</text:a></text:p>
          <text:p text:style-name="P19"><text:a xlink:type="simple" xlink:href="#__RefHeading___Toc509_4132037544" text:style-name="Index_20_Link" text:visited-style-name="Index_20_Link">Confiture de cerises<text:tab/>120</text:a></text:p>
          <text:p text:style-name="P19"><text:a xlink:type="simple" xlink:href="#__RefHeading___Toc511_4132037544" text:style-name="Index_20_Link" text:visited-style-name="Index_20_Link">Confiture de citron<text:tab/>121</text:a></text:p>
          <text:p text:style-name="P19"><text:a xlink:type="simple" xlink:href="#__RefHeading___Toc513_4132037544" text:style-name="Index_20_Link" text:visited-style-name="Index_20_Link">Confiture de clémentines<text:tab/>122</text:a></text:p>
          <text:p text:style-name="P19"><text:a xlink:type="simple" xlink:href="#__RefHeading___Toc515_4132037544" text:style-name="Index_20_Link" text:visited-style-name="Index_20_Link">Confiture de coings<text:tab/>123</text:a></text:p>
          <text:p text:style-name="P19"><text:a xlink:type="simple" xlink:href="#__RefHeading___Toc517_4132037544" text:style-name="Index_20_Link" text:visited-style-name="Index_20_Link">Confiture de courge à la vanille<text:tab/>124</text:a></text:p>
          <text:p text:style-name="P19"><text:a xlink:type="simple" xlink:href="#__RefHeading___Toc519_4132037544" text:style-name="Index_20_Link" text:visited-style-name="Index_20_Link">Confiture de cerises au romarin<text:tab/>125</text:a></text:p>
          <text:p text:style-name="P19"><text:a xlink:type="simple" xlink:href="#__RefHeading___Toc521_4132037544" text:style-name="Index_20_Link" text:visited-style-name="Index_20_Link">Confiture de fraises aux citrons confits<text:tab/>127</text:a></text:p>
          <text:p text:style-name="P19"><text:a xlink:type="simple" xlink:href="#__RefHeading___Toc523_4132037544" text:style-name="Index_20_Link" text:visited-style-name="Index_20_Link">Confiture de fraises<text:tab/>128</text:a></text:p>
          <text:p text:style-name="P19"><text:a xlink:type="simple" xlink:href="#__RefHeading___Toc525_4132037544" text:style-name="Index_20_Link" text:visited-style-name="Index_20_Link">Confiture de framboises et poivrons à la vanille<text:tab/>129</text:a></text:p>
          <text:p text:style-name="P19"><text:a xlink:type="simple" xlink:href="#__RefHeading___Toc527_4132037544" text:style-name="Index_20_Link" text:visited-style-name="Index_20_Link">Confiture de framboises<text:tab/>130</text:a></text:p>
          <text:p text:style-name="P19"><text:a xlink:type="simple" xlink:href="#__RefHeading___Toc529_4132037544" text:style-name="Index_20_Link" text:visited-style-name="Index_20_Link">Confiture de fruits rouges<text:tab/>131</text:a></text:p>
          <text:p text:style-name="P19"><text:a xlink:type="simple" xlink:href="#__RefHeading___Toc531_4132037544" text:style-name="Index_20_Link" text:visited-style-name="Index_20_Link">Confiture de Kiwis<text:tab/>132</text:a></text:p>
          <text:p text:style-name="P19"><text:a xlink:type="simple" xlink:href="#__RefHeading___Toc533_4132037544" text:style-name="Index_20_Link" text:visited-style-name="Index_20_Link">Confiture de lait<text:tab/>134</text:a></text:p>
          <text:p text:style-name="P19"><text:a xlink:type="simple" xlink:href="#__RefHeading___Toc535_4132037544" text:style-name="Index_20_Link" text:visited-style-name="Index_20_Link">Confiture de melon et miel<text:tab/>135</text:a></text:p>
          <text:p text:style-name="P19"><text:a xlink:type="simple" xlink:href="#__RefHeading___Toc537_4132037544" text:style-name="Index_20_Link" text:visited-style-name="Index_20_Link">Confiture de melon<text:tab/>136</text:a></text:p>
          <text:p text:style-name="P19"><text:a xlink:type="simple" xlink:href="#__RefHeading___Toc539_4132037544" text:style-name="Index_20_Link" text:visited-style-name="Index_20_Link">Confiture de mirabelles et vinaigre balsamique<text:tab/>137</text:a></text:p>
          <text:p text:style-name="P19"><text:a xlink:type="simple" xlink:href="#__RefHeading___Toc541_4132037544" text:style-name="Index_20_Link" text:visited-style-name="Index_20_Link">Confiture de mirabelles<text:tab/>138</text:a></text:p>
          <text:p text:style-name="P19"><text:a xlink:type="simple" xlink:href="#__RefHeading___Toc543_4132037544" text:style-name="Index_20_Link" text:visited-style-name="Index_20_Link">Confiture de mûres à la menthe<text:tab/>139</text:a></text:p>
          <text:p text:style-name="P19"><text:a xlink:type="simple" xlink:href="#__RefHeading___Toc545_4132037544" text:style-name="Index_20_Link" text:visited-style-name="Index_20_Link">Confiture de mûres<text:tab/>140</text:a></text:p>
          <text:p text:style-name="P19"><text:a xlink:type="simple" xlink:href="#__RefHeading___Toc547_4132037544" text:style-name="Index_20_Link" text:visited-style-name="Index_20_Link">Confiture de myrtilles<text:tab/>142</text:a></text:p>
          <text:p text:style-name="P19"><text:a xlink:type="simple" xlink:href="#__RefHeading___Toc549_4132037544" text:style-name="Index_20_Link" text:visited-style-name="Index_20_Link">Confiture de Noël<text:tab/>143</text:a></text:p>
          <text:p text:style-name="P19"><text:a xlink:type="simple" xlink:href="#__RefHeading___Toc551_4132037544" text:style-name="Index_20_Link" text:visited-style-name="Index_20_Link">Confiture de noix de coco et ananas<text:tab/>144</text:a></text:p>
          <text:p text:style-name="P19"><text:a xlink:type="simple" xlink:href="#__RefHeading___Toc553_4132037544" text:style-name="Index_20_Link" text:visited-style-name="Index_20_Link">Confiture de pamplemousse rose, gingembre et miel<text:tab/>145</text:a></text:p>
          <text:p text:style-name="P19"><text:a xlink:type="simple" xlink:href="#__RefHeading___Toc555_4132037544" text:style-name="Index_20_Link" text:visited-style-name="Index_20_Link">Confiture de pêches aux épices<text:tab/>147</text:a></text:p>
          <text:p text:style-name="P19"><text:a xlink:type="simple" xlink:href="#__RefHeading___Toc557_4132037544" text:style-name="Index_20_Link" text:visited-style-name="Index_20_Link">Confiture de pêches<text:tab/>148</text:a></text:p>
          <text:p text:style-name="P19"><text:a xlink:type="simple" xlink:href="#__RefHeading___Toc559_4132037544" text:style-name="Index_20_Link" text:visited-style-name="Index_20_Link">Confiture de poires au piment<text:tab/>149</text:a></text:p>
          <text:p text:style-name="P19"><text:a xlink:type="simple" xlink:href="#__RefHeading___Toc561_4132037544" text:style-name="Index_20_Link" text:visited-style-name="Index_20_Link">Confiture de Poires aux Epices<text:tab/>150</text:a></text:p>
          <text:p text:style-name="P19"><text:a xlink:type="simple" xlink:href="#__RefHeading___Toc563_4132037544" text:style-name="Index_20_Link" text:visited-style-name="Index_20_Link">Confiture de potiron<text:tab/>151</text:a></text:p>
          <text:p text:style-name="P19"><text:a xlink:type="simple" xlink:href="#__RefHeading___Toc565_4132037544" text:style-name="Index_20_Link" text:visited-style-name="Index_20_Link">Confiture de quetsches à la cannelle<text:tab/>153</text:a></text:p>
          <text:p text:style-name="P19"><text:a xlink:type="simple" xlink:href="#__RefHeading___Toc567_4132037544" text:style-name="Index_20_Link" text:visited-style-name="Index_20_Link">Confiture de rhubarbe vanillée<text:tab/>154</text:a></text:p>
          <text:p text:style-name="P19"><text:a xlink:type="simple" xlink:href="#__RefHeading___Toc569_4132037544" text:style-name="Index_20_Link" text:visited-style-name="Index_20_Link">Confiture de rhubarbe<text:tab/>155</text:a></text:p>
          <text:p text:style-name="P19"><text:a xlink:type="simple" xlink:href="#__RefHeading___Toc571_4132037544" text:style-name="Index_20_Link" text:visited-style-name="Index_20_Link">Confiture de tomates vertes<text:tab/>156</text:a></text:p>
          <text:p text:style-name="P19"><text:a xlink:type="simple" xlink:href="#__RefHeading___Toc573_4132037544" text:style-name="Index_20_Link" text:visited-style-name="Index_20_Link">Confiture mangue/ananas<text:tab/>157</text:a></text:p>
          <text:p text:style-name="P19"><text:a xlink:type="simple" xlink:href="#__RefHeading___Toc575_4132037544" text:style-name="Index_20_Link" text:visited-style-name="Index_20_Link">Confiture oranges/ananas<text:tab/>158</text:a></text:p>
          <text:p text:style-name="P19"><text:a xlink:type="simple" xlink:href="#__RefHeading___Toc577_4132037544" text:style-name="Index_20_Link" text:visited-style-name="Index_20_Link">Confiture tomates/fraises<text:tab/>160</text:a></text:p>
          <text:p text:style-name="P19"><text:a xlink:type="simple" xlink:href="#__RefHeading___Toc579_4132037544" text:style-name="Index_20_Link" text:visited-style-name="Index_20_Link">Confiture tomates jaunes et menthe poivrée<text:tab/>160</text:a></text:p>
          <text:p text:style-name="P19"><text:a xlink:type="simple" xlink:href="#__RefHeading___Toc581_4132037544" text:style-name="Index_20_Link" text:visited-style-name="Index_20_Link">Conserve de foie de lotte de mer<text:tab/>161</text:a></text:p>
          <text:p text:style-name="P19"><text:a xlink:type="simple" xlink:href="#__RefHeading___Toc583_4132037544" text:style-name="Index_20_Link" text:visited-style-name="Index_20_Link">Conserve de poule<text:tab/>162</text:a></text:p>
          <text:p text:style-name="P19"><text:a xlink:type="simple" xlink:href="#__RefHeading___Toc585_4132037544" text:style-name="Index_20_Link" text:visited-style-name="Index_20_Link">Conserve de poulpe à l'huile<text:tab/>162</text:a></text:p>
          <text:p text:style-name="P19"><text:a xlink:type="simple" xlink:href="#__RefHeading___Toc587_4132037544" text:style-name="Index_20_Link" text:visited-style-name="Index_20_Link">Consommé de Persil<text:tab/>163</text:a></text:p>
          <text:p text:style-name="P19"><text:a xlink:type="simple" xlink:href="#__RefHeading___Toc589_4132037544" text:style-name="Index_20_Link" text:visited-style-name="Index_20_Link">Coq au vin<text:tab/>164</text:a></text:p>
          <text:p text:style-name="P19"><text:a xlink:type="simple" xlink:href="#__RefHeading___Toc591_4132037544" text:style-name="Index_20_Link" text:visited-style-name="Index_20_Link">Cornichons au vinaigre<text:tab/>165</text:a></text:p>
          <text:p text:style-name="P19"><text:a xlink:type="simple" xlink:href="#__RefHeading___Toc593_4132037544" text:style-name="Index_20_Link" text:visited-style-name="Index_20_Link">Coulis de tomates du jardin en conserve<text:tab/>166</text:a></text:p>
          <text:p text:style-name="P19"><text:soft-page-break/><text:a xlink:type="simple" xlink:href="#__RefHeading___Toc595_4132037544" text:style-name="Index_20_Link" text:visited-style-name="Index_20_Link">Coulis de tomates en conserve<text:tab/>167</text:a></text:p>
          <text:p text:style-name="P19"><text:a xlink:type="simple" xlink:href="#__RefHeading___Toc597_4132037544" text:style-name="Index_20_Link" text:visited-style-name="Index_20_Link">Couscous en conserve<text:tab/>168</text:a></text:p>
          <text:p text:style-name="P19"><text:a xlink:type="simple" xlink:href="#__RefHeading___Toc599_4132037544" text:style-name="Index_20_Link" text:visited-style-name="Index_20_Link">Crème de châtaignes<text:tab/>169</text:a></text:p>
          <text:p text:style-name="P19"><text:a xlink:type="simple" xlink:href="#__RefHeading___Toc601_4132037544" text:style-name="Index_20_Link" text:visited-style-name="Index_20_Link">Crème de tomates<text:tab/>170</text:a></text:p>
          <text:p text:style-name="P19"><text:a xlink:type="simple" xlink:href="#__RefHeading___Toc603_4132037544" text:style-name="Index_20_Link" text:visited-style-name="Index_20_Link">Crémeux de topinambours et marrons au beurre noisette<text:tab/>171</text:a></text:p>
          <text:p text:style-name="P19"><text:a xlink:type="simple" xlink:href="#__RefHeading___Toc605_4132037544" text:style-name="Index_20_Link" text:visited-style-name="Index_20_Link">Crevettes sautées<text:tab/>172</text:a></text:p>
          <text:p text:style-name="P19"><text:a xlink:type="simple" xlink:href="#__RefHeading___Toc607_4132037544" text:style-name="Index_20_Link" text:visited-style-name="Index_20_Link">Cuisses de poulet aux arômes du sud<text:tab/>172</text:a></text:p>
          <text:p text:style-name="P19"><text:a xlink:type="simple" xlink:href="#__RefHeading___Toc609_4132037544" text:style-name="Index_20_Link" text:visited-style-name="Index_20_Link">Daube d'agneau en conserve<text:tab/>173</text:a></text:p>
          <text:p text:style-name="P19"><text:a xlink:type="simple" xlink:href="#__RefHeading___Toc611_4132037544" text:style-name="Index_20_Link" text:visited-style-name="Index_20_Link">Daube de bœuf en conserve<text:tab/>174</text:a></text:p>
          <text:p text:style-name="P19"><text:a xlink:type="simple" xlink:href="#__RefHeading___Toc613_4132037544" text:style-name="Index_20_Link" text:visited-style-name="Index_20_Link">Duo de carottes et patates douces au curry<text:tab/>175</text:a></text:p>
          <text:p text:style-name="P19"><text:a xlink:type="simple" xlink:href="#__RefHeading___Toc615_4132037544" text:style-name="Index_20_Link" text:visited-style-name="Index_20_Link">Endives au jambon<text:tab/>176</text:a></text:p>
          <text:p text:style-name="P19"><text:a xlink:type="simple" xlink:href="#__RefHeading___Toc617_4132037544" text:style-name="Index_20_Link" text:visited-style-name="Index_20_Link">Endives entières au naturel<text:tab/>177</text:a></text:p>
          <text:p text:style-name="P19"><text:a xlink:type="simple" xlink:href="#__RefHeading___Toc619_4132037544" text:style-name="Index_20_Link" text:visited-style-name="Index_20_Link">Epaule d'Agneau au bouillon en conserve<text:tab/>178</text:a></text:p>
          <text:p text:style-name="P19"><text:a xlink:type="simple" xlink:href="#__RefHeading___Toc621_4132037544" text:style-name="Index_20_Link" text:visited-style-name="Index_20_Link">Epinards en branches<text:tab/>178</text:a></text:p>
          <text:p text:style-name="P19"><text:a xlink:type="simple" xlink:href="#__RefHeading___Toc623_4132037544" text:style-name="Index_20_Link" text:visited-style-name="Index_20_Link">Espadon confit à la betterave, framboise, et... chocolat !<text:tab/>179</text:a></text:p>
          <text:p text:style-name="P19"><text:a xlink:type="simple" xlink:href="#__RefHeading___Toc625_4132037544" text:style-name="Index_20_Link" text:visited-style-name="Index_20_Link">Fenouils au citron façon choucroute<text:tab/>180</text:a></text:p>
          <text:p text:style-name="P19"><text:a xlink:type="simple" xlink:href="#__RefHeading___Toc627_4132037544" text:style-name="Index_20_Link" text:visited-style-name="Index_20_Link">Foie gras au chutney figues et pêches<text:tab/>181</text:a></text:p>
          <text:p text:style-name="P19"><text:a xlink:type="simple" xlink:href="#__RefHeading___Toc629_4132037544" text:style-name="Index_20_Link" text:visited-style-name="Index_20_Link">Foie Gras de Canard à la fleur de sel<text:tab/>181</text:a></text:p>
          <text:p text:style-name="P19"><text:a xlink:type="simple" xlink:href="#__RefHeading___Toc631_4132037544" text:style-name="Index_20_Link" text:visited-style-name="Index_20_Link">Fonds d'artichauts au naturel<text:tab/>182</text:a></text:p>
          <text:p text:style-name="P19"><text:a xlink:type="simple" xlink:href="#__RefHeading___Toc633_4132037544" text:style-name="Index_20_Link" text:visited-style-name="Index_20_Link">Gaspacho en conserve<text:tab/>183</text:a></text:p>
          <text:p text:style-name="P19"><text:a xlink:type="simple" xlink:href="#__RefHeading___Toc635_4132037544" text:style-name="Index_20_Link" text:visited-style-name="Index_20_Link">Gâteau aux fruits rouges<text:tab/>184</text:a></text:p>
          <text:p text:style-name="P19"><text:a xlink:type="simple" xlink:href="#__RefHeading___Toc637_4132037544" text:style-name="Index_20_Link" text:visited-style-name="Index_20_Link">Gâteau marbré en conserve<text:tab/>185</text:a></text:p>
          <text:p text:style-name="P19"><text:a xlink:type="simple" xlink:href="#__RefHeading___Toc639_4132037544" text:style-name="Index_20_Link" text:visited-style-name="Index_20_Link">Gelée coing/framboise<text:tab/>186</text:a></text:p>
          <text:p text:style-name="P19"><text:a xlink:type="simple" xlink:href="#__RefHeading___Toc641_4132037544" text:style-name="Index_20_Link" text:visited-style-name="Index_20_Link">Gelée de groseilles<text:tab/>187</text:a></text:p>
          <text:p text:style-name="P19"><text:a xlink:type="simple" xlink:href="#__RefHeading___Toc643_4132037544" text:style-name="Index_20_Link" text:visited-style-name="Index_20_Link">Gelée de pommes à la cannelle<text:tab/>188</text:a></text:p>
          <text:p text:style-name="P19"><text:a xlink:type="simple" xlink:href="#__RefHeading___Toc645_4132037544" text:style-name="Index_20_Link" text:visited-style-name="Index_20_Link">Gelée de raisin blanc à la vanille<text:tab/>189</text:a></text:p>
          <text:p text:style-name="P19"><text:a xlink:type="simple" xlink:href="#__RefHeading___Toc647_4132037544" text:style-name="Index_20_Link" text:visited-style-name="Index_20_Link">Gelée de thé à l'orange<text:tab/>190</text:a></text:p>
          <text:p text:style-name="P19"><text:a xlink:type="simple" xlink:href="#__RefHeading___Toc649_4132037544" text:style-name="Index_20_Link" text:visited-style-name="Index_20_Link">Gelée de vin de Sauterne<text:tab/>191</text:a></text:p>
          <text:p text:style-name="P19"><text:a xlink:type="simple" xlink:href="#__RefHeading___Toc651_4132037544" text:style-name="Index_20_Link" text:visited-style-name="Index_20_Link">Girolles ou Chanterelles au naturel<text:tab/>192</text:a></text:p>
          <text:p text:style-name="P19"><text:a xlink:type="simple" xlink:href="#__RefHeading___Toc653_4132037544" text:style-name="Index_20_Link" text:visited-style-name="Index_20_Link">Gras double à la lyonnaise<text:tab/>193</text:a></text:p>
          <text:p text:style-name="P19"><text:a xlink:type="simple" xlink:href="#__RefHeading___Toc655_4132037544" text:style-name="Index_20_Link" text:visited-style-name="Index_20_Link">Hachis Parmentier au potimarron<text:tab/>194</text:a></text:p>
          <text:p text:style-name="P19"><text:a xlink:type="simple" xlink:href="#__RefHeading___Toc657_4132037544" text:style-name="Index_20_Link" text:visited-style-name="Index_20_Link">Haricots blancs au naturel<text:tab/>195</text:a></text:p>
          <text:p text:style-name="P19"><text:a xlink:type="simple" xlink:href="#__RefHeading___Toc659_4132037544" text:style-name="Index_20_Link" text:visited-style-name="Index_20_Link">Haricots rouges au naturel<text:tab/>196</text:a></text:p>
          <text:p text:style-name="P19"><text:a xlink:type="simple" xlink:href="#__RefHeading___Toc661_4132037544" text:style-name="Index_20_Link" text:visited-style-name="Index_20_Link">Haricots verts au naturel<text:tab/>197</text:a></text:p>
          <text:p text:style-name="P19"><text:a xlink:type="simple" xlink:href="#__RefHeading___Toc663_4132037544" text:style-name="Index_20_Link" text:visited-style-name="Index_20_Link">Harira<text:tab/>198</text:a></text:p>
          <text:p text:style-name="P19"><text:a xlink:type="simple" xlink:href="#__RefHeading___Toc665_4132037544" text:style-name="Index_20_Link" text:visited-style-name="Index_20_Link">Homards à l'armoricaine<text:tab/>199</text:a></text:p>
          <text:p text:style-name="P19"><text:a xlink:type="simple" xlink:href="#__RefHeading___Toc667_4132037544" text:style-name="Index_20_Link" text:visited-style-name="Index_20_Link">Houmous de betterave<text:tab/>200</text:a></text:p>
          <text:p text:style-name="P19"><text:a xlink:type="simple" xlink:href="#__RefHeading___Toc669_4132037544" text:style-name="Index_20_Link" text:visited-style-name="Index_20_Link">Houmous en conserve<text:tab/>201</text:a></text:p>
          <text:p text:style-name="P19"><text:a xlink:type="simple" xlink:href="#__RefHeading___Toc671_4132037544" text:style-name="Index_20_Link" text:visited-style-name="Index_20_Link">Jambonneau en conserve<text:tab/>202</text:a></text:p>
          <text:p text:style-name="P19"><text:a xlink:type="simple" xlink:href="#__RefHeading___Toc673_4132037544" text:style-name="Index_20_Link" text:visited-style-name="Index_20_Link">Kéfir à la rose et anis vert<text:tab/>204</text:a></text:p>
          <text:p text:style-name="P19"><text:a xlink:type="simple" xlink:href="#__RefHeading___Toc675_4132037544" text:style-name="Index_20_Link" text:visited-style-name="Index_20_Link">Kéfir<text:tab/>205</text:a></text:p>
          <text:p text:style-name="P19"><text:a xlink:type="simple" xlink:href="#__RefHeading___Toc677_4132037544" text:style-name="Index_20_Link" text:visited-style-name="Index_20_Link">Kimchi blanc de Sang-Hoon Degeimbre<text:tab/>206</text:a></text:p>
          <text:p text:style-name="P19"><text:a xlink:type="simple" xlink:href="#__RefHeading___Toc679_4132037544" text:style-name="Index_20_Link" text:visited-style-name="Index_20_Link">Kimchi rouge de Sang-Hoon Degeimbre<text:tab/>207</text:a></text:p>
          <text:p text:style-name="P19"><text:a xlink:type="simple" xlink:href="#__RefHeading___Toc681_4132037544" text:style-name="Index_20_Link" text:visited-style-name="Index_20_Link">Kimchi<text:tab/>209</text:a></text:p>
          <text:p text:style-name="P19"><text:a xlink:type="simple" xlink:href="#__RefHeading___Toc683_4132037544" text:style-name="Index_20_Link" text:visited-style-name="Index_20_Link">La Carbonnade Flamande<text:tab/>210</text:a></text:p>
          <text:p text:style-name="P19"><text:a xlink:type="simple" xlink:href="#__RefHeading___Toc685_4132037544" text:style-name="Index_20_Link" text:visited-style-name="Index_20_Link">La potée champenoise<text:tab/>211</text:a></text:p>
          <text:p text:style-name="P19"><text:a xlink:type="simple" xlink:href="#__RefHeading___Toc687_4132037544" text:style-name="Index_20_Link" text:visited-style-name="Index_20_Link">Légumes au vinaigre<text:tab/>212</text:a></text:p>
          <text:p text:style-name="P19"><text:a xlink:type="simple" xlink:href="#__RefHeading___Toc689_4132037544" text:style-name="Index_20_Link" text:visited-style-name="Index_20_Link">Limonade au gingembre<text:tab/>214</text:a></text:p>
          <text:p text:style-name="P19"><text:a xlink:type="simple" xlink:href="#__RefHeading___Toc691_4132037544" text:style-name="Index_20_Link" text:visited-style-name="Index_20_Link">Macédoine de légumes en conserve<text:tab/>215</text:a></text:p>
          <text:p text:style-name="P19"><text:a xlink:type="simple" xlink:href="#__RefHeading___Toc693_4132037544" text:style-name="Index_20_Link" text:visited-style-name="Index_20_Link">Maquereaux en conserve<text:tab/>216</text:a></text:p>
          <text:p text:style-name="P19"><text:soft-page-break/><text:a xlink:type="simple" xlink:href="#__RefHeading___Toc695_4132037544" text:style-name="Index_20_Link" text:visited-style-name="Index_20_Link">Marmelade d'orange et citron vert<text:tab/>217</text:a></text:p>
          <text:p text:style-name="P19"><text:a xlink:type="simple" xlink:href="#__RefHeading___Toc697_4132037544" text:style-name="Index_20_Link" text:visited-style-name="Index_20_Link">Marrons au naturel<text:tab/>218</text:a></text:p>
          <text:p text:style-name="P19"><text:a xlink:type="simple" xlink:href="#__RefHeading___Toc699_4132037544" text:style-name="Index_20_Link" text:visited-style-name="Index_20_Link">Matelote de lotte<text:tab/>219</text:a></text:p>
          <text:p text:style-name="P19"><text:a xlink:type="simple" xlink:href="#__RefHeading___Toc701_4132037544" text:style-name="Index_20_Link" text:visited-style-name="Index_20_Link">Méli-mélo de légumes verts, fromage fondu et jambon<text:tab/>220</text:a></text:p>
          <text:p text:style-name="P19"><text:a xlink:type="simple" xlink:href="#__RefHeading___Toc703_4132037544" text:style-name="Index_20_Link" text:visited-style-name="Index_20_Link">Melons au sirop<text:tab/>221</text:a></text:p>
          <text:p text:style-name="P19"><text:a xlink:type="simple" xlink:href="#__RefHeading___Toc705_4132037544" text:style-name="Index_20_Link" text:visited-style-name="Index_20_Link">Mijoté de poisson au lait de coco<text:tab/>222</text:a></text:p>
          <text:p text:style-name="P19"><text:a xlink:type="simple" xlink:href="#__RefHeading___Toc707_4132037544" text:style-name="Index_20_Link" text:visited-style-name="Index_20_Link">Mirabelles à l'eau-de-vie<text:tab/>223</text:a></text:p>
          <text:p text:style-name="P19"><text:a xlink:type="simple" xlink:href="#__RefHeading___Toc709_4132037544" text:style-name="Index_20_Link" text:visited-style-name="Index_20_Link">Moules apéritives en conserve<text:tab/>224</text:a></text:p>
          <text:p text:style-name="P19"><text:a xlink:type="simple" xlink:href="#__RefHeading___Toc711_4132037544" text:style-name="Index_20_Link" text:visited-style-name="Index_20_Link">Mousse de foies au Pineau des Charentes<text:tab/>225</text:a></text:p>
          <text:p text:style-name="P19"><text:a xlink:type="simple" xlink:href="#__RefHeading___Toc713_4132037544" text:style-name="Index_20_Link" text:visited-style-name="Index_20_Link">Muffins géants au chocolat<text:tab/>226</text:a></text:p>
          <text:p text:style-name="P19"><text:a xlink:type="simple" xlink:href="#__RefHeading___Toc715_4132037544" text:style-name="Index_20_Link" text:visited-style-name="Index_20_Link">Navarin d'agneau en conserve<text:tab/>227</text:a></text:p>
          <text:p text:style-name="P19"><text:a xlink:type="simple" xlink:href="#__RefHeading___Toc717_4132037544" text:style-name="Index_20_Link" text:visited-style-name="Index_20_Link">Navarin d'agneau et ses légumes de printemps<text:tab/>228</text:a></text:p>
          <text:p text:style-name="P19"><text:a xlink:type="simple" xlink:href="#__RefHeading___Toc719_4132037544" text:style-name="Index_20_Link" text:visited-style-name="Index_20_Link">Oignons blancs aux raisins de Corinthe en conserve<text:tab/>229</text:a></text:p>
          <text:p text:style-name="P19"><text:a xlink:type="simple" xlink:href="#__RefHeading___Toc721_4132037544" text:style-name="Index_20_Link" text:visited-style-name="Index_20_Link">Oignons express<text:tab/>230</text:a></text:p>
          <text:p text:style-name="P19"><text:a xlink:type="simple" xlink:href="#__RefHeading___Toc723_4132037544" text:style-name="Index_20_Link" text:visited-style-name="Index_20_Link">Olives en saumure<text:tab/>231</text:a></text:p>
          <text:p text:style-name="P19"><text:a xlink:type="simple" xlink:href="#__RefHeading___Toc725_4132037544" text:style-name="Index_20_Link" text:visited-style-name="Index_20_Link">Pâte à tartiner au chocolat<text:tab/>232</text:a></text:p>
          <text:p text:style-name="P19"><text:a xlink:type="simple" xlink:href="#__RefHeading___Toc727_4132037544" text:style-name="Index_20_Link" text:visited-style-name="Index_20_Link">Pâté de campagne au curcuma<text:tab/>233</text:a></text:p>
          <text:p text:style-name="P19"><text:a xlink:type="simple" xlink:href="#__RefHeading___Toc729_4132037544" text:style-name="Index_20_Link" text:visited-style-name="Index_20_Link">Pâté de campagne<text:tab/>234</text:a></text:p>
          <text:p text:style-name="P19"><text:a xlink:type="simple" xlink:href="#__RefHeading___Toc731_4132037544" text:style-name="Index_20_Link" text:visited-style-name="Index_20_Link">Pâté de canard confit à la badiane<text:tab/>235</text:a></text:p>
          <text:p text:style-name="P19"><text:a xlink:type="simple" xlink:href="#__RefHeading___Toc733_4132037544" text:style-name="Index_20_Link" text:visited-style-name="Index_20_Link">Pâte de coing<text:tab/>236</text:a></text:p>
          <text:p text:style-name="P19"><text:a xlink:type="simple" xlink:href="#__RefHeading___Toc735_4132037544" text:style-name="Index_20_Link" text:visited-style-name="Index_20_Link">Pâté de foie au poivre vert<text:tab/>238</text:a></text:p>
          <text:p text:style-name="P19"><text:a xlink:type="simple" xlink:href="#__RefHeading___Toc737_4132037544" text:style-name="Index_20_Link" text:visited-style-name="Index_20_Link">Pâté en conserve maison<text:tab/>239</text:a></text:p>
          <text:p text:style-name="P19"><text:a xlink:type="simple" xlink:href="#__RefHeading___Toc739_4132037544" text:style-name="Index_20_Link" text:visited-style-name="Index_20_Link">Pêches au sirop<text:tab/>240</text:a></text:p>
          <text:p text:style-name="P19"><text:a xlink:type="simple" xlink:href="#__RefHeading___Toc741_4132037544" text:style-name="Index_20_Link" text:visited-style-name="Index_20_Link">Petit pot tricolore<text:tab/>241</text:a></text:p>
          <text:p text:style-name="P19"><text:a xlink:type="simple" xlink:href="#__RefHeading___Toc743_4132037544" text:style-name="Index_20_Link" text:visited-style-name="Index_20_Link">Petit pot tricolore<text:tab/>242</text:a></text:p>
          <text:p text:style-name="P19"><text:a xlink:type="simple" xlink:href="#__RefHeading___Toc745_4132037544" text:style-name="Index_20_Link" text:visited-style-name="Index_20_Link">Petit salé aux lentilles en conserve<text:tab/>243</text:a></text:p>
          <text:p text:style-name="P19"><text:a xlink:type="simple" xlink:href="#__RefHeading___Toc747_4132037544" text:style-name="Index_20_Link" text:visited-style-name="Index_20_Link">Petits oignons au vinaigre rose<text:tab/>244</text:a></text:p>
          <text:p text:style-name="P19"><text:a xlink:type="simple" xlink:href="#__RefHeading___Toc749_4132037544" text:style-name="Index_20_Link" text:visited-style-name="Index_20_Link">Petits pois au naturel<text:tab/>245</text:a></text:p>
          <text:p text:style-name="P19"><text:a xlink:type="simple" xlink:href="#__RefHeading___Toc751_4132037544" text:style-name="Index_20_Link" text:visited-style-name="Index_20_Link">Philtre d'amour<text:tab/>246</text:a></text:p>
          <text:p text:style-name="P19"><text:a xlink:type="simple" xlink:href="#__RefHeading___Toc753_4132037544" text:style-name="Index_20_Link" text:visited-style-name="Index_20_Link">Pickles de carottes à la marocaine<text:tab/>247</text:a></text:p>
          <text:p text:style-name="P19"><text:a xlink:type="simple" xlink:href="#__RefHeading___Toc755_4132037544" text:style-name="Index_20_Link" text:visited-style-name="Index_20_Link">Pickles de radis et chou-rave<text:tab/>248</text:a></text:p>
          <text:p text:style-name="P19"><text:a xlink:type="simple" xlink:href="#__RefHeading___Toc757_4132037544" text:style-name="Index_20_Link" text:visited-style-name="Index_20_Link">Pickles en bocal<text:tab/>249</text:a></text:p>
          <text:p text:style-name="P19"><text:a xlink:type="simple" xlink:href="#__RefHeading___Toc759_4132037544" text:style-name="Index_20_Link" text:visited-style-name="Index_20_Link">Poireaux au naturel<text:tab/>250</text:a></text:p>
          <text:p text:style-name="P19"><text:a xlink:type="simple" xlink:href="#__RefHeading___Toc761_4132037544" text:style-name="Index_20_Link" text:visited-style-name="Index_20_Link">Poires au sirop<text:tab/>251</text:a></text:p>
          <text:p text:style-name="P19"><text:a xlink:type="simple" xlink:href="#__RefHeading___Toc763_4132037544" text:style-name="Index_20_Link" text:visited-style-name="Index_20_Link">Poivrons à l'huile<text:tab/>252</text:a></text:p>
          <text:p text:style-name="P19"><text:a xlink:type="simple" xlink:href="#__RefHeading___Toc765_4132037544" text:style-name="Index_20_Link" text:visited-style-name="Index_20_Link">Pommes de terre nouvelles grenaille du jardin<text:tab/>253</text:a></text:p>
          <text:p text:style-name="P19"><text:a xlink:type="simple" xlink:href="#__RefHeading___Toc767_4132037544" text:style-name="Index_20_Link" text:visited-style-name="Index_20_Link">Porc au curry<text:tab/>254</text:a></text:p>
          <text:p text:style-name="P19"><text:a xlink:type="simple" xlink:href="#__RefHeading___Toc769_4132037544" text:style-name="Index_20_Link" text:visited-style-name="Index_20_Link">Pot au feu en conserve<text:tab/>255</text:a></text:p>
          <text:p text:style-name="P19"><text:a xlink:type="simple" xlink:href="#__RefHeading___Toc771_4132037544" text:style-name="Index_20_Link" text:visited-style-name="Index_20_Link">Poulet à la vanille<text:tab/>256</text:a></text:p>
          <text:p text:style-name="P19"><text:a xlink:type="simple" xlink:href="#__RefHeading___Toc773_4132037544" text:style-name="Index_20_Link" text:visited-style-name="Index_20_Link">Poulet au vin jaune<text:tab/>258</text:a></text:p>
          <text:p text:style-name="P19"><text:a xlink:type="simple" xlink:href="#__RefHeading___Toc775_4132037544" text:style-name="Index_20_Link" text:visited-style-name="Index_20_Link">Poulet coco-curry en conserve<text:tab/>259</text:a></text:p>
          <text:p text:style-name="P19"><text:a xlink:type="simple" xlink:href="#__RefHeading___Toc777_4132037544" text:style-name="Index_20_Link" text:visited-style-name="Index_20_Link">Poulet sauté d'Yvetot aux pommes<text:tab/>260</text:a></text:p>
          <text:p text:style-name="P19"><text:a xlink:type="simple" xlink:href="#__RefHeading___Toc779_4132037544" text:style-name="Index_20_Link" text:visited-style-name="Index_20_Link">Purée de brocolis au cumin en conserve<text:tab/>261</text:a></text:p>
          <text:p text:style-name="P19"><text:a xlink:type="simple" xlink:href="#__RefHeading___Toc781_4132037544" text:style-name="Index_20_Link" text:visited-style-name="Index_20_Link">Purée de cabillaud à la tomate et au basilic<text:tab/>262</text:a></text:p>
          <text:p text:style-name="P19"><text:a xlink:type="simple" xlink:href="#__RefHeading___Toc783_4132037544" text:style-name="Index_20_Link" text:visited-style-name="Index_20_Link">Purée de carotte en conserve<text:tab/>263</text:a></text:p>
          <text:p text:style-name="P19"><text:a xlink:type="simple" xlink:href="#__RefHeading___Toc785_4132037544" text:style-name="Index_20_Link" text:visited-style-name="Index_20_Link">Purée de chou-fleur et de carotte<text:tab/>264</text:a></text:p>
          <text:p text:style-name="P19"><text:a xlink:type="simple" xlink:href="#__RefHeading___Toc787_4132037544" text:style-name="Index_20_Link" text:visited-style-name="Index_20_Link">Purée de courgette et œuf à la ciboulette<text:tab/>265</text:a></text:p>
          <text:p text:style-name="P19"><text:a xlink:type="simple" xlink:href="#__RefHeading___Toc789_4132037544" text:style-name="Index_20_Link" text:visited-style-name="Index_20_Link">Purée de courgettes et émincé de poulet<text:tab/>266</text:a></text:p>
          <text:p text:style-name="P19"><text:a xlink:type="simple" xlink:href="#__RefHeading___Toc791_4132037544" text:style-name="Index_20_Link" text:visited-style-name="Index_20_Link">Purée de panais<text:tab/>267</text:a></text:p>
          <text:p text:style-name="P19"><text:a xlink:type="simple" xlink:href="#__RefHeading___Toc793_4132037544" text:style-name="Index_20_Link" text:visited-style-name="Index_20_Link">Purée de patates douces à la cannelle<text:tab/>268</text:a></text:p>
          <text:p text:style-name="P19"><text:soft-page-break/><text:a xlink:type="simple" xlink:href="#__RefHeading___Toc795_4132037544" text:style-name="Index_20_Link" text:visited-style-name="Index_20_Link">Purée de patates douces<text:tab/>269</text:a></text:p>
          <text:p text:style-name="P19"><text:a xlink:type="simple" xlink:href="#__RefHeading___Toc797_4132037544" text:style-name="Index_20_Link" text:visited-style-name="Index_20_Link">Purée de Potiron en conserve<text:tab/>270</text:a></text:p>
          <text:p text:style-name="P19"><text:a xlink:type="simple" xlink:href="#__RefHeading___Toc799_4132037544" text:style-name="Index_20_Link" text:visited-style-name="Index_20_Link">Purée Lentilles/Carottes<text:tab/>271</text:a></text:p>
          <text:p text:style-name="P19"><text:a xlink:type="simple" xlink:href="#__RefHeading___Toc801_4132037544" text:style-name="Index_20_Link" text:visited-style-name="Index_20_Link">Purée pomme de terre/brocolis en conserve<text:tab/>272</text:a></text:p>
          <text:p text:style-name="P19"><text:a xlink:type="simple" xlink:href="#__RefHeading___Toc803_4132037544" text:style-name="Index_20_Link" text:visited-style-name="Index_20_Link">Purée pommes de terre/betteraves<text:tab/>273</text:a></text:p>
          <text:p text:style-name="P19"><text:a xlink:type="simple" xlink:href="#__RefHeading___Toc805_4132037544" text:style-name="Index_20_Link" text:visited-style-name="Index_20_Link">Ratatouille en conserve<text:tab/>274</text:a></text:p>
          <text:p text:style-name="P19"><text:a xlink:type="simple" xlink:href="#__RefHeading___Toc807_4132037544" text:style-name="Index_20_Link" text:visited-style-name="Index_20_Link">Rhum ananas victoria - vanille bourbon<text:tab/>275</text:a></text:p>
          <text:p text:style-name="P19"><text:a xlink:type="simple" xlink:href="#__RefHeading___Toc809_4132037544" text:style-name="Index_20_Link" text:visited-style-name="Index_20_Link">Rhum arrangé figues, raisins, vanille<text:tab/>276</text:a></text:p>
          <text:p text:style-name="P19"><text:a xlink:type="simple" xlink:href="#__RefHeading___Toc811_4132037544" text:style-name="Index_20_Link" text:visited-style-name="Index_20_Link">Rhum banane flambée - café<text:tab/>277</text:a></text:p>
          <text:p text:style-name="P19"><text:a xlink:type="simple" xlink:href="#__RefHeading___Toc813_4132037544" text:style-name="Index_20_Link" text:visited-style-name="Index_20_Link">Rillettes de canard<text:tab/>278</text:a></text:p>
          <text:p text:style-name="P19"><text:a xlink:type="simple" xlink:href="#__RefHeading___Toc815_4132037544" text:style-name="Index_20_Link" text:visited-style-name="Index_20_Link">Rillettes de maquereaux<text:tab/>279</text:a></text:p>
          <text:p text:style-name="P19"><text:a xlink:type="simple" xlink:href="#__RefHeading___Toc817_4132037544" text:style-name="Index_20_Link" text:visited-style-name="Index_20_Link">Rillettes de Sardines<text:tab/>280</text:a></text:p>
          <text:p text:style-name="P19"><text:a xlink:type="simple" xlink:href="#__RefHeading___Toc819_4132037544" text:style-name="Index_20_Link" text:visited-style-name="Index_20_Link">Rillettes de saumon à l'aneth<text:tab/>281</text:a></text:p>
          <text:p text:style-name="P19"><text:a xlink:type="simple" xlink:href="#__RefHeading___Toc821_4132037544" text:style-name="Index_20_Link" text:visited-style-name="Index_20_Link">Rillettes de saumon<text:tab/>282</text:a></text:p>
          <text:p text:style-name="P19"><text:a xlink:type="simple" xlink:href="#__RefHeading___Toc823_4132037544" text:style-name="Index_20_Link" text:visited-style-name="Index_20_Link">Rillettes du Mans<text:tab/>283</text:a></text:p>
          <text:p text:style-name="P19"><text:a xlink:type="simple" xlink:href="#__RefHeading___Toc825_4132037544" text:style-name="Index_20_Link" text:visited-style-name="Index_20_Link">Rôti de porc en conserve<text:tab/>284</text:a></text:p>
          <text:p text:style-name="P19"><text:a xlink:type="simple" xlink:href="#__RefHeading___Toc827_4132037544" text:style-name="Index_20_Link" text:visited-style-name="Index_20_Link">Rôti de veau au romarin<text:tab/>285</text:a></text:p>
          <text:p text:style-name="P19"><text:a xlink:type="simple" xlink:href="#__RefHeading___Toc829_4132037544" text:style-name="Index_20_Link" text:visited-style-name="Index_20_Link">Salade de pommes de terre aux harengs en conserve<text:tab/>286</text:a></text:p>
          <text:p text:style-name="P19"><text:a xlink:type="simple" xlink:href="#__RefHeading___Toc831_4132037544" text:style-name="Index_20_Link" text:visited-style-name="Index_20_Link">Sauce barbecue en conserve<text:tab/>287</text:a></text:p>
          <text:p text:style-name="P19"><text:a xlink:type="simple" xlink:href="#__RefHeading___Toc833_4132037544" text:style-name="Index_20_Link" text:visited-style-name="Index_20_Link">Sauce bolognaise en conserve<text:tab/>288</text:a></text:p>
          <text:p text:style-name="P19"><text:a xlink:type="simple" xlink:href="#__RefHeading___Toc835_4132037544" text:style-name="Index_20_Link" text:visited-style-name="Index_20_Link">Sauce ketchup en conserve<text:tab/>289</text:a></text:p>
          <text:p text:style-name="P19"><text:a xlink:type="simple" xlink:href="#__RefHeading___Toc837_4132037544" text:style-name="Index_20_Link" text:visited-style-name="Index_20_Link">Sauce tomate maison en conserve<text:tab/>290</text:a></text:p>
          <text:p text:style-name="P19"><text:a xlink:type="simple" xlink:href="#__RefHeading___Toc839_4132037544" text:style-name="Index_20_Link" text:visited-style-name="Index_20_Link">Sauce tomates-basilic en conserve<text:tab/>292</text:a></text:p>
          <text:p text:style-name="P19"><text:a xlink:type="simple" xlink:href="#__RefHeading___Toc841_4132037544" text:style-name="Index_20_Link" text:visited-style-name="Index_20_Link">Sauté d'agneau aux légumes<text:tab/>293</text:a></text:p>
          <text:p text:style-name="P19"><text:a xlink:type="simple" xlink:href="#__RefHeading___Toc843_4132037544" text:style-name="Index_20_Link" text:visited-style-name="Index_20_Link">Soupe à la citrouille et à la citronnelle<text:tab/>294</text:a></text:p>
          <text:p text:style-name="P19"><text:a xlink:type="simple" xlink:href="#__RefHeading___Toc845_4132037544" text:style-name="Index_20_Link" text:visited-style-name="Index_20_Link">Soupe au Pistou<text:tab/>295</text:a></text:p>
          <text:p text:style-name="P19"><text:a xlink:type="simple" xlink:href="#__RefHeading___Toc847_4132037544" text:style-name="Index_20_Link" text:visited-style-name="Index_20_Link">Soupe aux choux en conserve (Bréjaude)<text:tab/>296</text:a></text:p>
          <text:p text:style-name="P19"><text:a xlink:type="simple" xlink:href="#__RefHeading___Toc849_4132037544" text:style-name="Index_20_Link" text:visited-style-name="Index_20_Link">Soupe brocolis/courgettes en conserve<text:tab/>298</text:a></text:p>
          <text:p text:style-name="P19"><text:a xlink:type="simple" xlink:href="#__RefHeading___Toc851_4132037544" text:style-name="Index_20_Link" text:visited-style-name="Index_20_Link">Soupe céleri, lardons, pommes de terre<text:tab/>299</text:a></text:p>
          <text:p text:style-name="P19"><text:a xlink:type="simple" xlink:href="#__RefHeading___Toc853_4132037544" text:style-name="Index_20_Link" text:visited-style-name="Index_20_Link">Soupe de betteraves<text:tab/>300</text:a></text:p>
          <text:p text:style-name="P19"><text:a xlink:type="simple" xlink:href="#__RefHeading___Toc855_4132037544" text:style-name="Index_20_Link" text:visited-style-name="Index_20_Link">Soupe de carottes en conserve<text:tab/>301</text:a></text:p>
          <text:p text:style-name="P19"><text:a xlink:type="simple" xlink:href="#__RefHeading___Toc857_4132037544" text:style-name="Index_20_Link" text:visited-style-name="Index_20_Link">Soupe de céleri<text:tab/>302</text:a></text:p>
          <text:p text:style-name="P19"><text:a xlink:type="simple" xlink:href="#__RefHeading___Toc859_4132037544" text:style-name="Index_20_Link" text:visited-style-name="Index_20_Link">Soupe de courgettes à la menthe fraîche en conserve<text:tab/>303</text:a></text:p>
          <text:p text:style-name="P19"><text:a xlink:type="simple" xlink:href="#__RefHeading___Toc861_4132037544" text:style-name="Index_20_Link" text:visited-style-name="Index_20_Link">Soupe de courgettes et crème de gruyère<text:tab/>304</text:a></text:p>
          <text:p text:style-name="P19"><text:a xlink:type="simple" xlink:href="#__RefHeading___Toc863_4132037544" text:style-name="Index_20_Link" text:visited-style-name="Index_20_Link">Soupe de fraises<text:tab/>305</text:a></text:p>
          <text:p text:style-name="P19"><text:a xlink:type="simple" xlink:href="#__RefHeading___Toc865_4132037544" text:style-name="Index_20_Link" text:visited-style-name="Index_20_Link">Soupe de l'hiver en conserve<text:tab/>306</text:a></text:p>
          <text:p text:style-name="P19"><text:a xlink:type="simple" xlink:href="#__RefHeading___Toc867_4132037544" text:style-name="Index_20_Link" text:visited-style-name="Index_20_Link">Soupe de légumes<text:tab/>307</text:a></text:p>
          <text:p text:style-name="P19"><text:a xlink:type="simple" xlink:href="#__RefHeading___Toc869_4132037544" text:style-name="Index_20_Link" text:visited-style-name="Index_20_Link">Soupe de lentilles en conserve<text:tab/>308</text:a></text:p>
          <text:p text:style-name="P19"><text:a xlink:type="simple" xlink:href="#__RefHeading___Toc871_4132037544" text:style-name="Index_20_Link" text:visited-style-name="Index_20_Link">Soupe de petits pois en conserve<text:tab/>309</text:a></text:p>
          <text:p text:style-name="P19"><text:a xlink:type="simple" xlink:href="#__RefHeading___Toc873_4132037544" text:style-name="Index_20_Link" text:visited-style-name="Index_20_Link">Soupe de poissons à la concarnoise<text:tab/>310</text:a></text:p>
          <text:p text:style-name="P19"><text:a xlink:type="simple" xlink:href="#__RefHeading___Toc875_4132037544" text:style-name="Index_20_Link" text:visited-style-name="Index_20_Link">Soupe orange (carotte, courge, coco)<text:tab/>312</text:a></text:p>
          <text:p text:style-name="P19"><text:a xlink:type="simple" xlink:href="#__RefHeading___Toc877_4132037544" text:style-name="Index_20_Link" text:visited-style-name="Index_20_Link">Sponge cake chocolat orange<text:tab/>312</text:a></text:p>
          <text:p text:style-name="P19"><text:a xlink:type="simple" xlink:href="#__RefHeading___Toc879_4132037544" text:style-name="Index_20_Link" text:visited-style-name="Index_20_Link">Tapenade aux olives vertes<text:tab/>314</text:a></text:p>
          <text:p text:style-name="P19"><text:a xlink:type="simple" xlink:href="#__RefHeading___Toc881_4132037544" text:style-name="Index_20_Link" text:visited-style-name="Index_20_Link">Tartinade courgettes &amp; persil<text:tab/>315</text:a></text:p>
          <text:p text:style-name="P19"><text:a xlink:type="simple" xlink:href="#__RefHeading___Toc883_4132037544" text:style-name="Index_20_Link" text:visited-style-name="Index_20_Link">Tartinade de lentilles corail<text:tab/>316</text:a></text:p>
          <text:p text:style-name="P19"><text:a xlink:type="simple" xlink:href="#__RefHeading___Toc885_4132037544" text:style-name="Index_20_Link" text:visited-style-name="Index_20_Link">Tendrons de veau<text:tab/>317</text:a></text:p>
          <text:p text:style-name="P19"><text:a xlink:type="simple" xlink:href="#__RefHeading___Toc887_4132037544" text:style-name="Index_20_Link" text:visited-style-name="Index_20_Link">Terrine de campagne aux fruits secs<text:tab/>318</text:a></text:p>
          <text:p text:style-name="P19"><text:a xlink:type="simple" xlink:href="#__RefHeading___Toc889_4132037544" text:style-name="Index_20_Link" text:visited-style-name="Index_20_Link">Terrine de gibier<text:tab/>319</text:a></text:p>
          <text:p text:style-name="P19"><text:a xlink:type="simple" xlink:href="#__RefHeading___Toc1043_4132037544" text:style-name="Index_20_Link" text:visited-style-name="Index_20_Link">Terrine de lapin au Whisky<text:tab/>320</text:a></text:p>
          <text:p text:style-name="P19"><text:a xlink:type="simple" xlink:href="#__RefHeading___Toc891_4132037544" text:style-name="Index_20_Link" text:visited-style-name="Index_20_Link">Terrine de lapin<text:tab/>321</text:a></text:p>
          <text:p text:style-name="P19"><text:soft-page-break/><text:a xlink:type="simple" xlink:href="#__RefHeading___Toc893_4132037544" text:style-name="Index_20_Link" text:visited-style-name="Index_20_Link">Terrine de légumes d'été à l'huile de truffe<text:tab/>322</text:a></text:p>
          <text:p text:style-name="P19"><text:a xlink:type="simple" xlink:href="#__RefHeading___Toc895_4132037544" text:style-name="Index_20_Link" text:visited-style-name="Index_20_Link">Terrine de porc<text:tab/>323</text:a></text:p>
          <text:p text:style-name="P19"><text:a xlink:type="simple" xlink:href="#__RefHeading___Toc897_4132037544" text:style-name="Index_20_Link" text:visited-style-name="Index_20_Link">Terrine de St-Jacques<text:tab/>325</text:a></text:p>
          <text:p text:style-name="P19"><text:a xlink:type="simple" xlink:href="#__RefHeading___Toc899_4132037544" text:style-name="Index_20_Link" text:visited-style-name="Index_20_Link">Terrines Foies de volaille<text:tab/>326</text:a></text:p>
          <text:p text:style-name="P19"><text:a xlink:type="simple" xlink:href="#__RefHeading___Toc901_4132037544" text:style-name="Index_20_Link" text:visited-style-name="Index_20_Link">Thon à l'huile<text:tab/>327</text:a></text:p>
          <text:p text:style-name="P19"><text:a xlink:type="simple" xlink:href="#__RefHeading___Toc903_4132037544" text:style-name="Index_20_Link" text:visited-style-name="Index_20_Link">Thon à la basquaise<text:tab/>328</text:a></text:p>
          <text:p text:style-name="P19"><text:a xlink:type="simple" xlink:href="#__RefHeading___Toc905_4132037544" text:style-name="Index_20_Link" text:visited-style-name="Index_20_Link">Thon au naturel<text:tab/>329</text:a></text:p>
          <text:p text:style-name="P19"><text:a xlink:type="simple" xlink:href="#__RefHeading___Toc907_4132037544" text:style-name="Index_20_Link" text:visited-style-name="Index_20_Link">Tomates entières au naturel<text:tab/>330</text:a></text:p>
          <text:p text:style-name="P19"><text:a xlink:type="simple" xlink:href="#__RefHeading___Toc909_4132037544" text:style-name="Index_20_Link" text:visited-style-name="Index_20_Link">Tomates mozzarella à l'huile d'olive<text:tab/>331</text:a></text:p>
          <text:p text:style-name="P19"><text:a xlink:type="simple" xlink:href="#__RefHeading___Toc911_4132037544" text:style-name="Index_20_Link" text:visited-style-name="Index_20_Link">Tomates séchées à l'huile<text:tab/>332</text:a></text:p>
          <text:p text:style-name="P19"><text:a xlink:type="simple" xlink:href="#__RefHeading___Toc913_4132037544" text:style-name="Index_20_Link" text:visited-style-name="Index_20_Link">Travers de porc au miel<text:tab/>333</text:a></text:p>
          <text:p text:style-name="P19"><text:a xlink:type="simple" xlink:href="#__RefHeading___Toc915_4132037544" text:style-name="Index_20_Link" text:visited-style-name="Index_20_Link">Tripes à la mode de Caen en conserve<text:tab/>334</text:a></text:p>
          <text:p text:style-name="P19"><text:a xlink:type="simple" xlink:href="#__RefHeading___Toc917_4132037544" text:style-name="Index_20_Link" text:visited-style-name="Index_20_Link">Truffes au vin blanc en conserve<text:tab/>335</text:a></text:p>
          <text:p text:style-name="P19"><text:a xlink:type="simple" xlink:href="#__RefHeading___Toc919_4132037544" text:style-name="Index_20_Link" text:visited-style-name="Index_20_Link">Velouté à la tomate et aux épices en conserve<text:tab/>336</text:a></text:p>
          <text:p text:style-name="P19"><text:a xlink:type="simple" xlink:href="#__RefHeading___Toc921_4132037544" text:style-name="Index_20_Link" text:visited-style-name="Index_20_Link">Velouté de betteraves<text:tab/>337</text:a></text:p>
          <text:p text:style-name="P19"><text:a xlink:type="simple" xlink:href="#__RefHeading___Toc923_4132037544" text:style-name="Index_20_Link" text:visited-style-name="Index_20_Link">Velouté de cèpes en conserve<text:tab/>338</text:a></text:p>
          <text:p text:style-name="P19"><text:a xlink:type="simple" xlink:href="#__RefHeading___Toc925_4132037544" text:style-name="Index_20_Link" text:visited-style-name="Index_20_Link">Velouté de chou-fleur coco gingembre en conserve<text:tab/>339</text:a></text:p>
          <text:p text:style-name="P19"><text:a xlink:type="simple" xlink:href="#__RefHeading___Toc927_4132037544" text:style-name="Index_20_Link" text:visited-style-name="Index_20_Link">Velouté de petits pois à la menthe<text:tab/>340</text:a></text:p>
          <text:p text:style-name="P19"><text:a xlink:type="simple" xlink:href="#__RefHeading___Toc929_4132037544" text:style-name="Index_20_Link" text:visited-style-name="Index_20_Link">Velouté de potimarron<text:tab/>341</text:a></text:p>
          <text:p text:style-name="P19"><text:a xlink:type="simple" xlink:href="#__RefHeading___Toc931_4132037544" text:style-name="Index_20_Link" text:visited-style-name="Index_20_Link">Velouté de topinambours, marrons et épices<text:tab/>342</text:a></text:p>
          <text:p text:style-name="P19"><text:a xlink:type="simple" xlink:href="#__RefHeading___Toc933_4132037544" text:style-name="Index_20_Link" text:visited-style-name="Index_20_Link">Vin chaud<text:tab/>343</text:a></text:p>
          <text:p text:style-name="P19"><text:a xlink:type="simple" xlink:href="#__RefHeading___Toc935_4132037544" text:style-name="Index_20_Link" text:visited-style-name="Index_20_Link">Vin d'orange<text:tab/>345</text:a></text:p>
          <text:p text:style-name="P19"><text:a xlink:type="simple" xlink:href="#__RefHeading___Toc937_4132037544" text:style-name="Index_20_Link" text:visited-style-name="Index_20_Link">Vin de Noix<text:tab/>346</text:a></text:p>
          <text:p text:style-name="P19"><text:a xlink:type="simple" xlink:href="#__RefHeading___Toc939_4132037544" text:style-name="Index_20_Link" text:visited-style-name="Index_20_Link">Volaille au cidre en conserve<text:tab/>346</text:a></text:p>
        </text:index-body>
      </text:table-of-content>
      <text:p text:style-name="Standard"/>
      <text:p text:style-name="Standard"/>
      <text:p text:style-name="Standard"/>
      <text:p text:style-name="P18"/>
      <text:h text:style-name="Heading_20_1" text:outline-level="1"><text:bookmark-start text:name="__RefHeading___Toc337_4132037544"/>Abricots au Sirop<text:bookmark-end text:name="__RefHeading___Toc337_4132037544"/></text:h>
      <text:p text:style-name="Standard"/>
      <text:p text:style-name="Standard">Pour conserver de beaux fruits de saison au naturel, il</text:p>
      <text:p text:style-name="Standard">n'y a pas cent façons. Le sirop est la base ultime pour</text:p>
      <text:p text:style-name="Standard">restituer le bon goût du fruit. Dans cette recette, vous</text:p>
      <text:p text:style-name="Standard">retrouverez toute la saveur de l'abricot et son parfum</text:p>
      <text:p text:style-name="Standard">d'été.</text:p>
      <text:p text:style-name="Standard"/>
      <text:p text:style-name="Standard">Niveau de difficulté</text:p>
      <text:p text:style-name="Standard">1/5</text:p>
      <text:p text:style-name="Standard"/>
      <text:p text:style-name="Standard">Note de la communauté</text:p>
      <text:p text:style-name="Standard">4/5 311 </text:p>
      <text:p text:style-name="Standard"/>
      <text:p text:style-name="Standard">Temps de préparation</text:p>
      <text:p text:style-name="Standard">35 m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Abricots</text:p>
      <text:p text:style-name="Standard">* Eau</text:p>
      <text:p text:style-name="Standard">* Sucre</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Pour obtenir une conserve de fruits, il convient de</text:p>
      <text:p text:style-name="Standard">réaliser un sirop composé d'eau et de sucre qui sert de</text:p>
      <text:p text:style-name="Standard">liquide de couverture. Nous vous indiquons ci-dessous les</text:p>
      <text:p text:style-name="Standard">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Choisir des abricots fermes et peu mûrs, les laver</text:p>
      <text:p text:style-name="Standard"><text:s/>dans plusieurs eaux. Les égoutter sans les sécher. Les</text:p>
      <text:p text:style-name="Standard"><text:soft-page-break/><text:s/>ouvrir en deux pour en ôter le noyau et remplir vos</text:p>
      <text:p text:style-name="Standard"><text:s/>bocaux <text:s/>Super en évitant d'empiler les</text:p>
      <text:p text:style-name="Standard"><text:s/>oreillons les uns dans les autres.</text:p>
      <text:p text:style-name="Standard">2. Recouvrir d'un sirop bouillant jusqu'au trait de</text:p>
      <text:p text:style-name="Standard"><text:s/>niveau ou jusqu'à 2 cm du rebord pour couvrir</text:p>
      <text:p text:style-name="Standard"><text:s/>complètement les fruits.</text:p>
      <text:p text:style-name="Standard">3. Fermer et procéder immédiatement au traitement</text:p>
      <text:p text:style-name="Standard"><text:s/>thermique pendant 30 minutes à 100 °C avec le sirop</text:p>
      <text:p text:style-name="Standard"><text:s/>léger, et 35 minutes à 100 °C pour les autres sirops.</text:p>
      <text:p text:style-name="Standard"/>
      <text:p text:style-name="Standard"/>
      <text:h text:style-name="Heading_20_1" text:outline-level="1"><text:bookmark-start text:name="__RefHeading___Toc339_4132037544"/>Ananas au sirop<text:bookmark-end text:name="__RefHeading___Toc339_4132037544"/></text:h>
      <text:p text:style-name="Standard"/>
      <text:p text:style-name="Standard">Les fruits exotiques sont excellents pour la santé et pour</text:p>
      <text:p text:style-name="Standard">le moral ! Alors vite, mettez du soleil sur votre table</text:p>
      <text:p text:style-name="Standard">avec cette recette facile de conserves de fruits au sirop.</text:p>
      <text:p text:style-name="Standard"/>
      <text:p text:style-name="Standard">Niveau de difficulté</text:p>
      <text:p text:style-name="Standard">1/5</text:p>
      <text:p text:style-name="Standard"/>
      <text:p text:style-name="Standard">Note de la communauté</text:p>
      <text:p text:style-name="Standard">4/5 216 </text:p>
      <text:p text:style-name="Standard"/>
      <text:p text:style-name="Standard">Temps de préparation</text:p>
      <text:p text:style-name="Standard">45 mn</text:p>
      <text:p text:style-name="Standard"/>
      <text:p text:style-name="Standard">Temps de traitement thermique</text:p>
      <text:p text:style-name="Standard">30 mn</text:p>
      <text:p text:style-name="Standard"/>
      <text:p text:style-name="Standard">Liste des ingrédients</text:p>
      <text:p text:style-name="Standard">======================</text:p>
      <text:p text:style-name="Standard">* 1 ananas</text:p>
      <text:p text:style-name="Standard">* 400g de sucre</text:p>
      <text:p text:style-name="Standard">* 2l d'eau</text:p>
      <text:p text:style-name="Standard"/>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Pour obtenir une conserve de fruits au sirop, il convient</text:p>
      <text:p text:style-name="Standard">de réaliser un sirop composé d’eau et de sucre qui sert de</text:p>
      <text:p text:style-name="Standard"><text:soft-page-break/>liquide de couverture. Nous vous indiquons ci-dessous les</text:p>
      <text:p text:style-name="Standard">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éplucher l'ananas et le couper en quartiers. Remplir</text:p>
      <text:p text:style-name="Standard"><text:s/>les bocaux avec les morceaux d'ananas.</text:p>
      <text:p text:style-name="Standard">2. Réaliser le sirop en mélangeant l'eau et le sucre et</text:p>
      <text:p text:style-name="Standard"><text:s/>en portant à ébullition. Sans attendre, recouvrir</text:p>
      <text:p text:style-name="Standard"><text:s/>l'ananas avec le sirop jusqu'à 2 cm du rebord.</text:p>
      <text:p text:style-name="Standard">3. Fermer et procéder immédiatement au traitement</text:p>
      <text:p text:style-name="Standard"><text:s/>thermique, 30 min à 100°C avec un sirop léger. Sinon 35</text:p>
      <text:p text:style-name="Standard"><text:s/>min à 100°C pour les autres sirops.</text:p>
      <text:p text:style-name="Standard"/>
      <text:p text:style-name="Standard"/>
      <text:h text:style-name="Heading_20_1" text:outline-level="1"><text:bookmark-start text:name="__RefHeading___Toc341_4132037544"/>Baeckeoffe<text:bookmark-end text:name="__RefHeading___Toc341_4132037544"/></text:h>
      <text:p text:style-name="Standard"/>
      <text:p text:style-name="Standard">Cette recette fleure bon les saveurs de l’Alsace. Le</text:p>
      <text:p text:style-name="Standard">Baeckeoffe était autrefois le plat du lundi, jour de la</text:p>
      <text:p text:style-name="Standard">lessive. Les lavandières très occupées portaient cette</text:p>
      <text:p text:style-name="Standard">terrine couverte chez le boulanger qui l'enfournait après</text:p>
      <text:p text:style-name="Standard">la cuisson du pain. Le Baeckeoffe mijotait ainsi pendant</text:p>
      <text:p text:style-name="Standard">plusieurs heures. Aujourd’hui, avec les bocaux ,</text:p>
      <text:p text:style-name="Standard">c’est beaucoup plus simple.</text:p>
      <text:p text:style-name="Standard"/>
      <text:p text:style-name="Standard">Niveau de difficulté</text:p>
      <text:p text:style-name="Standard">1/5</text:p>
      <text:p text:style-name="Standard"/>
      <text:p text:style-name="Standard">Note de la communauté</text:p>
      <text:p text:style-name="Standard">4/5 129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Liste des ingrédients</text:p>
      <text:p text:style-name="Standard">======================</text:p>
      <text:p text:style-name="Standard">* 500 g d'échine ou épaule de porc</text:p>
      <text:p text:style-name="Standard">* 500 g d'épaule de mouton sans os</text:p>
      <text:p text:style-name="Standard">* 500 g de poitrine de bœuf désossée ou paleron</text:p>
      <text:p text:style-name="Standard">* 1 kg de pommes de terre</text:p>
      <text:p text:style-name="Standard">* 250 g d'oignons</text:p>
      <text:p text:style-name="Standard">* 2 gousses d'ail</text:p>
      <text:p text:style-name="Standard">* 50 cl de vin blanc d'Alsace sec</text:p>
      <text:p text:style-name="Standard">* Sel, poivre</text:p>
      <text:p text:style-name="Standard"><text:soft-page-break/></text:p>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Terrines <text:s/>Super</text:p>
      <text:p text:style-name="Standard"/>
      <text:p text:style-name="Standard">Préparation</text:p>
      <text:p text:style-name="Standard">============</text:p>
      <text:p text:style-name="Standard">1. Détailler la viande en morceaux égaux, émincer les</text:p>
      <text:p text:style-name="Standard"><text:s/>pommes de terre et les oignons.</text:p>
      <text:p text:style-name="Standard">2. Dans une terrine <text:s/>Super ou Famillia Wiss,</text:p>
      <text:p text:style-name="Standard"><text:s/>déposer une couche de pommes de terre, ensuite les</text:p>
      <text:p text:style-name="Standard"><text:s/>viandes, les oignons, puis une nouvelle couche de</text:p>
      <text:p text:style-name="Standard"><text:s/>pommes de terre et d'oignons jusqu'à 3 cm du rebord.</text:p>
      <text:p text:style-name="Standard"><text:s/>Ajouter 1 cm de vin blanc.</text:p>
      <text:p text:style-name="Standard">3. Fermer la terrine et procéder immédiatement au</text:p>
      <text:p text:style-name="Standard"><text:s/>traitement thermique, 3h à 100°C.</text:p>
      <text:p text:style-name="Standard"/>
      <text:p text:style-name="Standard"/>
      <text:h text:style-name="Heading_20_1" text:outline-level="1"><text:bookmark-start text:name="__RefHeading___Toc343_4132037544"/>Betteraves rouges au naturel<text:bookmark-end text:name="__RefHeading___Toc343_4132037544"/></text:h>
      <text:p text:style-name="Standard"/>
      <text:p text:style-name="Standard">Légume à la chatoyante couleur pourpre venu de sa natale</text:p>
      <text:p text:style-name="Standard">Picardie, la betterave a le vent en poupe ces dernières</text:p>
      <text:p text:style-name="Standard">années. Betterave crue ou cuite, elle saura vous</text:p>
      <text:p text:style-name="Standard">ensorceler. Alors découvrez notre recette de bocaux de</text:p>
      <text:p text:style-name="Standard">betteraves rouges.</text:p>
      <text:p text:style-name="Standard"/>
      <text:p text:style-name="Standard">Niveau de difficulté</text:p>
      <text:p text:style-name="Standard">1/5</text:p>
      <text:p text:style-name="Standard"/>
      <text:p text:style-name="Standard">Note de la communauté</text:p>
      <text:p text:style-name="Standard">4/5 703 </text:p>
      <text:p text:style-name="Standard"/>
      <text:p text:style-name="Standard">Temps de préparation</text:p>
      <text:p text:style-name="Standard">45 mn</text:p>
      <text:p text:style-name="Standard"/>
      <text:p text:style-name="Standard">Temps de traitement thermique</text:p>
      <text:p text:style-name="Standard">1h15</text:p>
      <text:p text:style-name="Standard"/>
      <text:p text:style-name="Standard">Temps de conservation</text:p>
      <text:p text:style-name="Standard">12 mois</text:p>
      <text:p text:style-name="Standard"/>
      <text:p text:style-name="Standard">Liste des ingrédients</text:p>
      <text:p text:style-name="Standard">======================</text:p>
      <text:p text:style-name="Standard"><text:soft-page-break/>* Betteraves rouges</text:p>
      <text:p text:style-name="Standard">* Sel</text:p>
      <text:p text:style-name="Standard"/>
      <text:p text:style-name="Standard">Nombre de personnes</text:p>
      <text:p text:style-name="Standard">===================</text:p>
      <text:p text:style-name="Standard"/>
      <text:p text:style-name="Standard">4 à 8 personnes</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Commencer cette recette de légumes par la cuisson de</text:p>
      <text:p text:style-name="Standard"><text:s/>la betterave rouges en les blanchissant 10 minutes à</text:p>
      <text:p text:style-name="Standard"><text:s/>l'eau bouillante pour que la peau puisse s'enlever</text:p>
      <text:p text:style-name="Standard"><text:s/>facilement. Les plonger dans l'eau froide et les peler.</text:p>
      <text:p text:style-name="Standard"><text:s/>Les petites peuvent rester entières, les grosses seront</text:p>
      <text:p text:style-name="Standard"><text:s/>coupées en morceaux ou en dés. NB. : il est possible de</text:p>
      <text:p text:style-name="Standard"><text:s/>les peler sans faire cuire les betteraves. C'est plus</text:p>
      <text:p text:style-name="Standard"><text:s/>difficile, mais elles seront plus fermes et garderont</text:p>
      <text:p text:style-name="Standard"><text:s/>leur belle couleur.</text:p>
      <text:p text:style-name="Standard">2. Mettre les betteraves dans les bocaux et couvrir</text:p>
      <text:p text:style-name="Standard"><text:s/>jusqu'à 2 cm du rebord avec de l'eau bouillante salée à</text:p>
      <text:p text:style-name="Standard"><text:s/>environ 20 g par litre.</text:p>
      <text:p text:style-name="Standard">3. Fermer et procéder immédiatement au traitement</text:p>
      <text:p text:style-name="Standard"><text:s/>thermique pendant 1h15 à 100°C. Vos conserves de</text:p>
      <text:p text:style-name="Standard"><text:s/>betteraves rouges sont terminées.</text:p>
      <text:p text:style-name="Standard"/>
      <text:p text:style-name="Standard">---------------------------------------------------</text:p>
      <text:p text:style-name="Standard">Découvrez aussi :</text:p>
      <text:p text:style-name="Standard">La potée champenoise</text:p>
      <text:p text:style-name="Standard"><text:s/>Salade de pommes de terre aux harengs en conserve</text:p>
      <text:p text:style-name="Standard"/>
      <text:p text:style-name="Standard"/>
      <text:h text:style-name="Heading_20_1" text:outline-level="1"><text:bookmark-start text:name="__RefHeading___Toc345_4132037544"/>Blettes au naturel<text:bookmark-end text:name="__RefHeading___Toc345_4132037544"/></text:h>
      <text:p text:style-name="Standard"/>
      <text:p text:style-name="Standard">Pas bête, des blettes au naturel surtout si on sait</text:p>
      <text:p text:style-name="Standard">qu’elles peuvent se cuisiner en tarte, en soupe, en</text:p>
      <text:p text:style-name="Standard">gratin, en recettes poêlées… Il n’y a que l’embarras du</text:p>
      <text:p text:style-name="Standard">choix à vous de trouver comment les associer.</text:p>
      <text:p text:style-name="Standard"/>
      <text:p text:style-name="Standard">Niveau de difficulté</text:p>
      <text:p text:style-name="Standard">1/5</text:p>
      <text:p text:style-name="Standard"/>
      <text:p text:style-name="Standard">Note de la communauté</text:p>
      <text:p text:style-name="Standard">4/5 154 </text:p>
      <text:p text:style-name="Standard"><text:soft-page-break/></text:p>
      <text:p text:style-name="Standard">Temps de préparation</text:p>
      <text:p text:style-name="Standard">30 min environ</text:p>
      <text:p text:style-name="Standard"/>
      <text:p text:style-name="Standard">Temps de traitement thermique</text:p>
      <text:p text:style-name="Standard">1h15</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blettes</text:p>
      <text:p text:style-name="Standard">* Se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Laver, éplucher (entailler la partie inférieure de</text:p>
      <text:p text:style-name="Standard"><text:s/>la tige et tirer vers le haut pour enlever les</text:p>
      <text:p text:style-name="Standard"><text:s/>filaments) et couper en morceaux les tiges.</text:p>
      <text:p text:style-name="Standard">2. Les blanchir 2 minutes à l'eau bouillante puis les</text:p>
      <text:p text:style-name="Standard"><text:s/>rafraîchir immédiatement à l'eau froide.</text:p>
      <text:p text:style-name="Standard">3. Les laisser égoutter quelques instants puis placer</text:p>
      <text:p text:style-name="Standard"><text:s/>les morceaux dans les bocaux <text:s/>Super. Couvrir</text:p>
      <text:p text:style-name="Standard"><text:s/>jusqu'à 2 cm du rebord avec de l'eau bouillante salée à</text:p>
      <text:p text:style-name="Standard"><text:s/>environ 20 g par litre.</text:p>
      <text:p text:style-name="Standard">4. Fermer et procéder immédiatement au traitement</text:p>
      <text:p text:style-name="Standard"><text:s/>thermique, 1h15 à 100°C.</text:p>
      <text:p text:style-name="Standard"/>
      <text:p text:style-name="Standard"/>
      <text:h text:style-name="Heading_20_1" text:outline-level="1"><text:bookmark-start text:name="__RefHeading___Toc347_4132037544"/>Bœuf à l'orange et aux épices en conserve<text:bookmark-end text:name="__RefHeading___Toc347_4132037544"/></text:h>
      <text:p text:style-name="Standard"/>
      <text:p text:style-name="Standard">Une recette originale du bourguignon revisité aux saveurs</text:p>
      <text:p text:style-name="Standard">de Noël qui ne laissera pas vos convives de glace. Avec du</text:p>
      <text:p text:style-name="Standard">bœuf charolais, vous vous dotez du must de la viande de</text:p>
      <text:p text:style-name="Standard">bœuf. Votre conserve n'en sera plus que réussie !</text:p>
      <text:p text:style-name="Standard"/>
      <text:p text:style-name="Standard">Niveau de difficulté</text:p>
      <text:p text:style-name="Standard">2/5</text:p>
      <text:p text:style-name="Standard"><text:soft-page-break/></text:p>
      <text:p text:style-name="Standard">Note de la communauté</text:p>
      <text:p text:style-name="Standard">4/5 89 </text:p>
      <text:p text:style-name="Standard"/>
      <text:p text:style-name="Standard">Temps de préparation</text:p>
      <text:p text:style-name="Standard">2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750 g de noix de gîte de bœuf charolais du Bourbonnais</text:p>
      <text:p text:style-name="Standard"><text:s/>IGP</text:p>
      <text:p text:style-name="Standard">* 2 oignons</text:p>
      <text:p text:style-name="Standard">* 50 cl de vin rouge</text:p>
      <text:p text:style-name="Standard">* 50 cl de fond de veau</text:p>
      <text:p text:style-name="Standard">* le jus de deux oranges</text:p>
      <text:p text:style-name="Standard">* les zestes d'une orange</text:p>
      <text:p text:style-name="Standard">* 1 c. à café de cannelle en poudre</text:p>
      <text:p text:style-name="Standard">* 1 c. à café de gingembre en poudre</text:p>
      <text:p text:style-name="Standard">* Huile d'arachide</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les noix de gîte de bœuf charolais en cubes,</text:p>
      <text:p text:style-name="Standard"><text:s/>émincer les oignons</text:p>
      <text:p text:style-name="Standard">2. Dans une cocotte, faire dorer les cubes de viande</text:p>
      <text:p text:style-name="Standard"><text:s/>dans un fond d'huile. Y ajouter les oignons, les épices</text:p>
      <text:p text:style-name="Standard"><text:s/>(cannelle, gingembre), du sel, du poivre. Laisser cuire</text:p>
      <text:p text:style-name="Standard"><text:s/>5 min sur feu moyen.</text:p>
      <text:p text:style-name="Standard">3. Verser le jus des oranges et le vin rouge. Porter à</text:p>
      <text:p text:style-name="Standard"><text:s/>ébullition. Ajouter le fond de veau. Reprendre</text:p>
      <text:p text:style-name="Standard"><text:s/>l'ébullition. Ajouter les zestes et poursuivre la</text:p>
      <text:p text:style-name="Standard"><text:s/>cuisson à feu doux 15 min.</text:p>
      <text:p text:style-name="Standard">4. Remplir sans attendre vos bocaux LPS jusqu'à 2 cm du</text:p>
      <text:p text:style-name="Standard"><text:s/>rebord. Procéder immédiatement au traitement thermique</text:p>
      <text:p text:style-name="Standard"><text:s/>90 min à 100°C.</text:p>
      <text:p text:style-name="Standard"/>
      <text:p text:style-name="Standard"/>
      <text:h text:style-name="Heading_20_1" text:outline-level="1"><text:bookmark-start text:name="__RefHeading___Toc349_4132037544"/><text:soft-page-break/>Bœuf au gingembre<text:bookmark-end text:name="__RefHeading___Toc349_4132037544"/></text:h>
      <text:p text:style-name="Standard"/>
      <text:p text:style-name="Standard">Une recette de bœuf au petit goût d’Asie, c’est dépaysant</text:p>
      <text:p text:style-name="Standard">et ça sort de l’ordinaire. Avec son gingembre frais, cette</text:p>
      <text:p text:style-name="Standard">conserve facile ne vous laissera pas de marbre.</text:p>
      <text:p text:style-name="Standard"/>
      <text:p text:style-name="Standard">Niveau de difficulté</text:p>
      <text:p text:style-name="Standard">2/5</text:p>
      <text:p text:style-name="Standard"/>
      <text:p text:style-name="Standard">Note de la communauté</text:p>
      <text:p text:style-name="Standard">4/5 106 </text:p>
      <text:p text:style-name="Standard"/>
      <text:p text:style-name="Standard">Temps de préparation</text:p>
      <text:p text:style-name="Standard">20 mn</text:p>
      <text:p text:style-name="Standard"/>
      <text:p text:style-name="Standard">Temps de traitement thermique</text:p>
      <text:p text:style-name="Standard">1 h 30</text:p>
      <text:p text:style-name="Standard"/>
      <text:p text:style-name="Standard">Voir la recette en vidéo</text:p>
      <text:p text:style-name="Standard"/>
      <text:p text:style-name="Standard">Liste des ingrédients</text:p>
      <text:p text:style-name="Standard">======================</text:p>
      <text:p text:style-name="Standard">* 1 kg de bœuf dégraissé : paleron, macreuse...</text:p>
      <text:p text:style-name="Standard">* 60 g de gingembre frais</text:p>
      <text:p text:style-name="Standard">* 10 cl de sauce de soja japonaise</text:p>
      <text:p text:style-name="Standard">* 20 cl de muscat</text:p>
      <text:p text:style-name="Standard">* 2 cuillerées à soupe de sucre</text:p>
      <text:p text:style-name="Standard">* 1 cuillerée à café de sel fin</text:p>
      <text:p text:style-name="Standard"/>
      <text:p text:style-name="Standard">Nombre de personnes</text:p>
      <text:p text:style-name="Standard">===================</text:p>
      <text:p text:style-name="Standard"/>
      <text:p text:style-name="Standard">Pour 6 personne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Couper la viande en cubes de 1,5 cm. Peler le</text:p>
      <text:p text:style-name="Standard"><text:s/>gingembre et le couper en petits morceaux.</text:p>
      <text:p text:style-name="Standard">2. Faire bouillir de l'eau dans une grande casserole. Y</text:p>
      <text:p text:style-name="Standard"><text:s/>plonger les cubes de viande et les laisser cuire 2 min.</text:p>
      <text:p text:style-name="Standard"><text:s/>Dans une passoire, les rincer sous l'eau courante et</text:p>
      <text:p text:style-name="Standard"><text:s/>les égoutter.</text:p>
      <text:p text:style-name="Standard">3. Mettre le gingembre dans une cocotte. Ajouter le</text:p>
      <text:p text:style-name="Standard"><text:s/>sucre, le sel, la sauce de soja et le muscat. Mélanger.</text:p>
      <text:p text:style-name="Standard"><text:s/>Poser la cocotte sur feu vif et porter à ébullition.</text:p>
      <text:p text:style-name="Standard"><text:soft-page-break/>4. Ajouter les morceaux de viande dans la cocotte,</text:p>
      <text:p text:style-name="Standard"><text:s/>couvrir et baisser le feu. Faire mijoter 1h à feu très</text:p>
      <text:p text:style-name="Standard"><text:s/>doux, en mélangeant régulièrement. Si nécessaire</text:p>
      <text:p text:style-name="Standard"><text:s/>mouiller avec un peu d'eau.</text:p>
      <text:p text:style-name="Standard">5. Remplir vos bocaux <text:s/>Super ou </text:p>
      <text:p text:style-name="Standard"><text:s/>Familia Wiss jusqu'à 2 cm du rebord, fermer et procéder</text:p>
      <text:p text:style-name="Standard"><text:s/>immédiatement au traitement thermique, 1h30 à 100°C.</text:p>
      <text:p text:style-name="Standard"/>
      <text:p text:style-name="Standard"/>
      <text:h text:style-name="Heading_20_1" text:outline-level="1"><text:bookmark-start text:name="__RefHeading___Toc351_4132037544"/>Bœuf Bourguignon<text:bookmark-end text:name="__RefHeading___Toc351_4132037544"/></text:h>
      <text:p text:style-name="Standard"/>
      <text:p text:style-name="Standard">Si bourguignon rime avec champignon et presque avec</text:p>
      <text:p text:style-name="Standard">tradition, ce n’est pas un hasard ! Cette recette demande</text:p>
      <text:p text:style-name="Standard">un peu de temps de préparation mais elle reste facile et</text:p>
      <text:p text:style-name="Standard">en vaut le coup car c’est une valeur sûre, un classique de</text:p>
      <text:p text:style-name="Standard">notre patrimoine culinaire à déguster en famille ou entre</text:p>
      <text:p text:style-name="Standard">amis.</text:p>
      <text:p text:style-name="Standard"/>
      <text:p text:style-name="Standard">Niveau de difficulté</text:p>
      <text:p text:style-name="Standard">2/5</text:p>
      <text:p text:style-name="Standard"/>
      <text:p text:style-name="Standard">Note de la communauté</text:p>
      <text:p text:style-name="Standard">4/5 331 </text:p>
      <text:p text:style-name="Standard"/>
      <text:p text:style-name="Standard">Temps de préparation</text:p>
      <text:p text:style-name="Standard">1h45</text:p>
      <text:p text:style-name="Standard"/>
      <text:p text:style-name="Standard">Temps de traitement thermique</text:p>
      <text:p text:style-name="Standard">2h</text:p>
      <text:p text:style-name="Standard"/>
      <text:p text:style-name="Standard"/>
      <text:p text:style-name="Standard">Liste des ingrédients</text:p>
      <text:p text:style-name="Standard">======================</text:p>
      <text:p text:style-name="Standard">* 1 kg de bœuf en cubes (palette ou côte croisée)</text:p>
      <text:p text:style-name="Standard">* 300 g de jeunes champignons blancs</text:p>
      <text:p text:style-name="Standard">* 2 oignons</text:p>
      <text:p text:style-name="Standard">* 3 échalotes</text:p>
      <text:p text:style-name="Standard">* 50 g de lardons</text:p>
      <text:p text:style-name="Standard">* 300 g de carottes</text:p>
      <text:p text:style-name="Standard">* 15 cl de bouillon de bœuf</text:p>
      <text:p text:style-name="Standard">* 1 gousse d'ail</text:p>
      <text:p text:style-name="Standard">* 30 cl de bourgogne</text:p>
      <text:p text:style-name="Standard">* 1 pincée de paprika</text:p>
      <text:p text:style-name="Standard">* Huile d'olive</text:p>
      <text:p text:style-name="Standard">* Sel, poivre</text:p>
      <text:p text:style-name="Standard"/>
      <text:p text:style-name="Standard">Nombre de personnes</text:p>
      <text:p text:style-name="Standard">===================</text:p>
      <text:p text:style-name="Standard"><text:soft-page-break/></text:p>
      <text:p text:style-name="Standard">15 portions</text:p>
      <text:p text:style-name="Standard"/>
      <text:p text:style-name="Standard">Bocal conseillé</text:p>
      <text:p text:style-name="Standard">================</text:p>
      <text:p text:style-name="Standard">Terrines <text:s/>Super ou Familia Wiss 750 à 1000</text:p>
      <text:p text:style-name="Standard"/>
      <text:p text:style-name="Standard">Préparation</text:p>
      <text:p text:style-name="Standard">============</text:p>
      <text:p text:style-name="Standard">1. Dans une cocotte, dégraisser les cubes de bœuf et</text:p>
      <text:p text:style-name="Standard"><text:s/>les brunir en petite quantité avec de l'huile puis</text:p>
      <text:p text:style-name="Standard"><text:s/>réserver.</text:p>
      <text:p text:style-name="Standard">2. Dorer les lardons avec l'ail et l'huile d'olive</text:p>
      <text:p text:style-name="Standard"><text:s/>pendant environ 5 minutes. Ajouter les oignons et les</text:p>
      <text:p text:style-name="Standard"><text:s/>échalotes, saupoudrer de paprika. Saler et poivrer à</text:p>
      <text:p text:style-name="Standard"><text:s/>votre goût puis réserver.</text:p>
      <text:p text:style-name="Standard">3. Chauffer le bouillon dans une grande marmite.</text:p>
      <text:p text:style-name="Standard">4. Pendant ce temps sauter les champignons dans un</text:p>
      <text:p text:style-name="Standard"><text:s/>filet d'huile à feu vif.</text:p>
      <text:p text:style-name="Standard">5. Quand le bouillon bout, y ajouter les champignons,</text:p>
      <text:p text:style-name="Standard"><text:s/>la poêlée de lardons et d'oignons, le bœuf et son jus,</text:p>
      <text:p text:style-name="Standard"><text:s/>le vin, les carottes et laisser mijoter 30 minutes à</text:p>
      <text:p text:style-name="Standard"><text:s/>petits bouillons.</text:p>
      <text:p text:style-name="Standard">6. Remplir sans attendre les terrines <text:s/>Super</text:p>
      <text:p text:style-name="Standard"><text:s/>jusqu'à 2 cm du rebord, fermer et procéder</text:p>
      <text:p text:style-name="Standard"><text:s/>immédiatement au traitement thermique durant 2h à 100°C.</text:p>
      <text:p text:style-name="Standard">7. Au moment de servir, verser le bouillon dans une</text:p>
      <text:p text:style-name="Standard"><text:s/>casserole et l'épaissir à la farine diluée pour en</text:p>
      <text:p text:style-name="Standard"><text:s/>faire une sauce. Réchauffer ensuite votre préparation</text:p>
      <text:p text:style-name="Standard"><text:s/>en y réintroduisant la sauce.</text:p>
      <text:p text:style-name="Standard"/>
      <text:p text:style-name="Standard">Pour la petite histoire... La légende raconte que les ducs</text:p>
      <text:p text:style-name="Standard">de Bourgogne ont honteusement volé la recette des</text:p>
      <text:p text:style-name="Standard">carbonades flamandes lors de leur occupation des Flandres.</text:p>
      <text:p text:style-name="Standard">A défaut de bonne bière, ils se sont rabattus sur le vin…</text:p>
      <text:p text:style-name="Standard">» Voilà comment on réinvente l’histoire d’un excellent</text:p>
      <text:p text:style-name="Standard">plat !</text:p>
      <text:p text:style-name="Standard"/>
      <text:p text:style-name="Standard"/>
      <text:h text:style-name="Heading_20_1" text:outline-level="1"><text:bookmark-start text:name="__RefHeading___Toc353_4132037544"/>Bœuf cocotte<text:bookmark-end text:name="__RefHeading___Toc353_4132037544"/></text:h>
      <text:p text:style-name="Standard"/>
      <text:p text:style-name="Standard">Vous avez envie d’Une recette pour toute la famille ? Un</text:p>
      <text:p text:style-name="Standard">bon plat consistant pour caler l’estomac des gros mangeurs</text:p>
      <text:p text:style-name="Standard">de votre tribu ? Alors cuisiner du bœuf cocotte, cette</text:p>
      <text:p text:style-name="Standard">recette française typique, est la solution.</text:p>
      <text:p text:style-name="Standard"/>
      <text:p text:style-name="Standard">Niveau de difficulté</text:p>
      <text:p text:style-name="Standard">2/5</text:p>
      <text:p text:style-name="Standard"><text:soft-page-break/></text:p>
      <text:p text:style-name="Standard">Note de la communauté</text:p>
      <text:p text:style-name="Standard">4/5 1 </text:p>
      <text:p text:style-name="Standard"/>
      <text:p text:style-name="Standard">Temps de préparation</text:p>
      <text:p text:style-name="Standard">30 min</text:p>
      <text:p text:style-name="Standard"/>
      <text:p text:style-name="Standard">Temps de traitement thermique</text:p>
      <text:p text:style-name="Standard">2h</text:p>
      <text:p text:style-name="Standard"/>
      <text:p text:style-name="Standard">Liste des ingrédients</text:p>
      <text:p text:style-name="Standard">======================</text:p>
      <text:p text:style-name="Standard">* 1 kg de bœuf coupé en gros morceaux</text:p>
      <text:p text:style-name="Standard">* 1 pied de porc coupé en 4</text:p>
      <text:p text:style-name="Standard">* 75 cl de vin rouge de qualité</text:p>
      <text:p text:style-name="Standard">* 2 ou 3 carottes selon la grosseur</text:p>
      <text:p text:style-name="Standard">* 200 g de lardons fumés</text:p>
      <text:p text:style-name="Standard">* 4 gousses d'ail</text:p>
      <text:p text:style-name="Standard">* 7 oignons blancs</text:p>
      <text:p text:style-name="Standard">* 1 rameau de thym</text:p>
      <text:p text:style-name="Standard">* 1 branche de romarin</text:p>
      <text:p text:style-name="Standard">* 3 clous de girofle</text:p>
      <text:p text:style-name="Standard">* 1 bouillon de cube de bœuf</text:p>
      <text:p text:style-name="Standard">* 3 feuilles de laurier</text:p>
      <text:p text:style-name="Standard">* Du 4 épices</text:p>
      <text:p text:style-name="Standard">* Grains de coriandre</text:p>
      <text:p text:style-name="Standard">* 2 cuillerées à soupe de farine</text:p>
      <text:p text:style-name="Standard">* Huile d'olive</text:p>
      <text:p text:style-name="Standard">* Beurre</text:p>
      <text:p text:style-name="Standard">* Sel, poivre</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 1,5 L</text:p>
      <text:p text:style-name="Standard"/>
      <text:p text:style-name="Standard"/>
      <text:p text:style-name="Standard">Préparation</text:p>
      <text:p text:style-name="Standard">============</text:p>
      <text:p text:style-name="Standard">1. Dans un grand saladier, mettre la viande de bœuf, le</text:p>
      <text:p text:style-name="Standard"><text:s/>pied de porc, l'ail pelé, les petits oignons pelés et</text:p>
      <text:p text:style-name="Standard"><text:s/>raccourcis, une cuillère à soupe de grains de</text:p>
      <text:p text:style-name="Standard"><text:s/>coriandre, toutes les épices et herbes aromatiques,</text:p>
      <text:p text:style-name="Standard"><text:s/>poivrer mais ne pas saler, verser le vin puis couvrir</text:p>
      <text:p text:style-name="Standard"><text:s/>d'un film alimentaire. Laisser reposer la marinade une</text:p>
      <text:p text:style-name="Standard"><text:s/>nuit au réfrigérateur.</text:p>
      <text:p text:style-name="Standard"><text:soft-page-break/>2. Le lendemain, retirer et égoutter la viande de la</text:p>
      <text:p text:style-name="Standard"><text:s/>marinade puis dans une cocotte sur feu moyen, la faire</text:p>
      <text:p text:style-name="Standard"><text:s/>dorer sur toutes ses faces dans un fond d'huile d'olive</text:p>
      <text:p text:style-name="Standard"><text:s/>et de beurre. Saler, poivrer, réserver.</text:p>
      <text:p text:style-name="Standard">3. Peler et couper les carottes en rondelles,</text:p>
      <text:p text:style-name="Standard"><text:s/>ébouillanter puis peler et couper en 4 les tomates.</text:p>
      <text:p text:style-name="Standard">4. Dans une cocotte sur feu moyen, faire revenir les</text:p>
      <text:p text:style-name="Standard"><text:s/>lardons dans un fond d'huile d'olives puis ajouter les</text:p>
      <text:p text:style-name="Standard"><text:s/>carottes, les tomates, le cube de bouillon, la marinade</text:p>
      <text:p text:style-name="Standard"><text:s/>avec toutes les épices et 2 cuillères à soupe de</text:p>
      <text:p text:style-name="Standard"><text:s/>farine. Mélanger, saler, poivrer puis commencer la</text:p>
      <text:p text:style-name="Standard"><text:s/>cuisson du bœuf et la cuisson des pieds de porc à la</text:p>
      <text:p text:style-name="Standard"><text:s/>cocotte : laisser mijoter le tout 1H30 à petit bouillon.</text:p>
      <text:p text:style-name="Standard">5. Retirer les épices et les herbes aromatiques puis</text:p>
      <text:p text:style-name="Standard"><text:s/>répartir sans attendre la préparation du bœuf en sauce</text:p>
      <text:p text:style-name="Standard"><text:s/>dans les bocaux <text:s/>Super jusqu'à 2 cm du</text:p>
      <text:p text:style-name="Standard"><text:s/>rebord. Fermer et procéder immédiatement au traitement</text:p>
      <text:p text:style-name="Standard"><text:s/>thermique de votre recette pour toute la famille, 2h à</text:p>
      <text:p text:style-name="Standard"><text:s/>100°C.</text:p>
      <text:p text:style-name="Standard"/>
      <text:p text:style-name="Standard"/>
      <text:h text:style-name="Heading_20_1" text:outline-level="1"><text:bookmark-start text:name="__RefHeading___Toc355_4132037544"/>Bœuf en daube en conserve<text:bookmark-end text:name="__RefHeading___Toc355_4132037544"/></text:h>
      <text:p text:style-name="Standard"/>
      <text:p text:style-name="Standard">A ne pas confondre avec la daube de bœuf ou bœuf</text:p>
      <text:p text:style-name="Standard">bourguignon, le bœuf en daube est aussi un délicieux plat</text:p>
      <text:p text:style-name="Standard">familial qu’il faut laisser mijoter longtemps longtemps !</text:p>
      <text:p text:style-name="Standard">Eh oui, pour concocter de bonnes choses, il faut parfois</text:p>
      <text:p text:style-name="Standard">être patient même si vous savez qu’il sera dévoré en</text:p>
      <text:p text:style-name="Standard">quelques minutes !</text:p>
      <text:p text:style-name="Standard"/>
      <text:p text:style-name="Standard">Niveau de difficulté</text:p>
      <text:p text:style-name="Standard">2/5</text:p>
      <text:p text:style-name="Standard"/>
      <text:p text:style-name="Standard">Note de la communauté</text:p>
      <text:p text:style-name="Standard">4/5 122 </text:p>
      <text:p text:style-name="Standard"/>
      <text:p text:style-name="Standard">Temps de préparation</text:p>
      <text:p text:style-name="Standard">2h30</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bœuf (gite)</text:p>
      <text:p text:style-name="Standard"><text:soft-page-break/>* 1 bouteille de vin rouge</text:p>
      <text:p text:style-name="Standard">* 50 g de beurre</text:p>
      <text:p text:style-name="Standard">* 1 kg de carottes</text:p>
      <text:p text:style-name="Standard">* 2 oignons</text:p>
      <text:p text:style-name="Standard">* 2 gousses d'ail</text:p>
      <text:p text:style-name="Standard">* 200 g d'échalotes</text:p>
      <text:p text:style-name="Standard">* 250 g de lard fumé en dés</text:p>
      <text:p text:style-name="Standard">* 1 bouquet garni</text:p>
      <text:p text:style-name="Standard">* Sel</text:p>
      <text:p text:style-name="Standard">* Poivre</text:p>
      <text:p text:style-name="Standard"/>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Coupez la viande en gros dés.</text:p>
      <text:p text:style-name="Standard">2. Pelez les oignons et les échalotes puis émincez-les.</text:p>
      <text:p text:style-name="Standard"><text:s/>épluchez et découpez les carottes en rondelles.</text:p>
      <text:p text:style-name="Standard">3. Faites fondre le beurre dans une grande cocotte et</text:p>
      <text:p text:style-name="Standard"><text:s/>faites y rissoler les lardons fumés puis, ajoutez la</text:p>
      <text:p text:style-name="Standard"><text:s/>viande, les oignons, les échalotes, les carottes et les</text:p>
      <text:p text:style-name="Standard"><text:s/>gousses d'ail.</text:p>
      <text:p text:style-name="Standard">4. Laissez dorer un peu en retournant les cubes de</text:p>
      <text:p text:style-name="Standard"><text:s/>viande. Ajoutez le vin, le bouquet garni. Salez et</text:p>
      <text:p text:style-name="Standard"><text:s/>poivrez.</text:p>
      <text:p text:style-name="Standard">5. Fermez la cocotte et laissez cuire 2 heures à feu</text:p>
      <text:p text:style-name="Standard"><text:s/>doux.</text:p>
      <text:p text:style-name="Standard">6. Répartissez la préparation dans les terrines Le</text:p>
      <text:p text:style-name="Standard"><text:s/>Parfait Super ou Familia Wiss jusqu'à 2 cm du rebord.</text:p>
      <text:p text:style-name="Standard"><text:s/>Fermez et procédez immédiatement au traitement</text:p>
      <text:p text:style-name="Standard"><text:s/>thermique pendant 1h 30 à 100°C.</text:p>
      <text:p text:style-name="Standard"/>
      <text:p text:style-name="Standard"/>
      <text:h text:style-name="Heading_20_1" text:outline-level="1"><text:bookmark-start text:name="__RefHeading___Toc357_4132037544"/>Bouillinade<text:bookmark-end text:name="__RefHeading___Toc357_4132037544"/></text:h>
      <text:p text:style-name="Standard"/>
      <text:p text:style-name="Standard">Cette recette, venue de Perpignan, est la version</text:p>
      <text:p text:style-name="Standard">sud-ouest de la fameuse bouillabaisse. Rassurez-vous,</text:p>
      <text:p text:style-name="Standard">celle-ci l’est aussi ! Servez-la à la mode catalane avec</text:p>
      <text:p text:style-name="Standard">des tranches fines de pain grillé frottées à l’ail et</text:p>
      <text:p text:style-name="Standard">parsemées de persil. Un vrai délice.</text:p>
      <text:p text:style-name="Standard"/>
      <text:p text:style-name="Standard"><text:soft-page-break/>Niveau de difficulté</text:p>
      <text:p text:style-name="Standard">2/5</text:p>
      <text:p text:style-name="Standard"/>
      <text:p text:style-name="Standard">Note de la communauté</text:p>
      <text:p text:style-name="Standard">4/5 134 </text:p>
      <text:p text:style-name="Standard"/>
      <text:p text:style-name="Standard">Temps de préparation</text:p>
      <text:p text:style-name="Standard">3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1 kg de poissons (rascasse, rondin, rouget, merlan,</text:p>
      <text:p text:style-name="Standard"><text:s/>baudroie…)</text:p>
      <text:p text:style-name="Standard">* 500 g de pommes de terre</text:p>
      <text:p text:style-name="Standard">* 200 g de tomates</text:p>
      <text:p text:style-name="Standard">* 2 oignons</text:p>
      <text:p text:style-name="Standard">* 2 gousses d'ail</text:p>
      <text:p text:style-name="Standard">* 2 c. de saindoux</text:p>
      <text:p text:style-name="Standard">* Huile d'olive</text:p>
      <text:p text:style-name="Standard">* Bouquet garni</text:p>
      <text:p text:style-name="Standard">* Piment</text:p>
      <text:p text:style-name="Standard">* Persil</text:p>
      <text:p text:style-name="Standard">* Safran</text:p>
      <text:p text:style-name="Standard">* Sel, poivre</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éplucher et découper les pommes de terre en</text:p>
      <text:p text:style-name="Standard"><text:s/>rondelles. Laver, peler, épépiner et concasser les</text:p>
      <text:p text:style-name="Standard"><text:s/>tomates. éplucher et émincer les oignons et l'ail.</text:p>
      <text:p text:style-name="Standard"><text:s/>Nettoyer, vider et couper les poissons en morceaux</text:p>
      <text:p text:style-name="Standard"><text:s/>grossiers.</text:p>
      <text:p text:style-name="Standard">2. Faire fondre le saindoux dans une poêle, puis y</text:p>
      <text:p text:style-name="Standard"><text:s/>faire revenir les oignons et l'ail. Ajouter les tomates</text:p>
      <text:p text:style-name="Standard"><text:s/>et réserver.</text:p>
      <text:p text:style-name="Standard">3. Dans une cocotte, faire dorer les morceaux de</text:p>
      <text:p text:style-name="Standard"><text:s/>poissons dans un fond d'huile puis couvrir avec les</text:p>
      <text:p text:style-name="Standard"><text:s/>rondelles de pommes de terre. Ajouter les tomates et</text:p>
      <text:p text:style-name="Standard"><text:soft-page-break/><text:s/>l'oignon et l'ail. Couvrir d'eau et ajouter le bouquet</text:p>
      <text:p text:style-name="Standard"><text:s/>garni, les épices, le sel, le poivre. Laisser mijoter</text:p>
      <text:p text:style-name="Standard"><text:s/>au moins 5 minutes à feu doux.</text:p>
      <text:p text:style-name="Standard">4. Retirer le bouquet garni et remplir vos bocaux Le</text:p>
      <text:p text:style-name="Standard"><text:s/>Parfait Super, les fermer et procéder sans attendre au</text:p>
      <text:p text:style-name="Standard"><text:s/>traitement thermique pendant 90 minutes à 100°C.</text:p>
      <text:p text:style-name="Standard"/>
      <text:p text:style-name="Standard">"Pour la petite histoire...La Bouillinade est l’équivalent</text:p>
      <text:p text:style-name="Standard">catalan de la bouillabaisse. La cuisine de la région de</text:p>
      <text:p text:style-name="Standard">Perpignan est évidemment catalane. La cuisine catalane est</text:p>
      <text:p text:style-name="Standard">très riche gr ce à ses influences à la fois grecques,</text:p>
      <text:p text:style-name="Standard">arabes et romaines. Perpignan profite de ses atouts</text:p>
      <text:p text:style-name="Standard">naturels, des poissons frais et d’excellents produits du</text:p>
      <text:p text:style-name="Standard">terroir comme la pomme de terre de Prades, le haricot du</text:p>
      <text:p text:style-name="Standard">Ganxet, les calçots de Valls, le poulet du Prat, les</text:p>
      <text:p text:style-name="Standard">clémentines de l’Ebre etc. En outre, la cuisine catalane</text:p>
      <text:p text:style-name="Standard">est célèbre pour ses bienfaits en matière de santé et se</text:p>
      <text:p text:style-name="Standard">caractérise par l’utilisation de l’huile d’olive comme</text:p>
      <text:p text:style-name="Standard">ingrédient de base. "</text:p>
      <text:p text:style-name="Standard"/>
      <text:p text:style-name="Standard"/>
      <text:h text:style-name="Heading_20_1" text:outline-level="1"><text:bookmark-start text:name="__RefHeading___Toc359_4132037544"/>Brocolis au naturel<text:bookmark-end text:name="__RefHeading___Toc359_4132037544"/></text:h>
      <text:p text:style-name="Standard"/>
      <text:p text:style-name="Standard">Une recette simple pour une conserve faite maison, il n’y</text:p>
      <text:p text:style-name="Standard">a rien de meilleur ! Surtout quand elle permet de</text:p>
      <text:p text:style-name="Standard">préserver tous les bienfaits du brocoli frais. Avec une</text:p>
      <text:p text:style-name="Standard"/>
      <text:p text:style-name="Standard">Préparation rapide et un mini temps de cuisson, vos</text:p>
      <text:p text:style-name="Standard">conserves de brocolis iront vite se ranger dans vos</text:p>
      <text:p text:style-name="Standard">placards.</text:p>
      <text:p text:style-name="Standard"/>
      <text:p text:style-name="Standard">Niveau de difficulté</text:p>
      <text:p text:style-name="Standard">1/5</text:p>
      <text:p text:style-name="Standard"/>
      <text:p text:style-name="Standard">Note de la communauté</text:p>
      <text:p text:style-name="Standard">4/5 128 </text:p>
      <text:p text:style-name="Standard"/>
      <text:p text:style-name="Standard">Temps de préparation</text:p>
      <text:p text:style-name="Standard">15 min</text:p>
      <text:p text:style-name="Standard"/>
      <text:p text:style-name="Standard">Temps de traitement thermique</text:p>
      <text:p text:style-name="Standard">60 min</text:p>
      <text:p text:style-name="Standard"/>
      <text:p text:style-name="Standard">Temps de conservation</text:p>
      <text:p text:style-name="Standard">12 mois</text:p>
      <text:p text:style-name="Standard"/>
      <text:p text:style-name="Standard">Liste des ingrédients</text:p>
      <text:p text:style-name="Standard">======================</text:p>
      <text:p text:style-name="Standard"><text:soft-page-break/>* Brocolis</text:p>
      <text:p text:style-name="Standard">* Eau</text:p>
      <text:p text:style-name="Standard">* Sel</text:p>
      <text:p text:style-name="Standard"/>
      <text:p text:style-name="Standard">Nombre de personnes</text:p>
      <text:p text:style-name="Standard">===================</text:p>
      <text:p text:style-name="Standard"/>
      <text:p text:style-name="Standard">4</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etirer les feuilles des brocolis, couper les tiges</text:p>
      <text:p text:style-name="Standard"><text:s/>pour n'en conserver qu'un tronçon de 6 à 7 cm. Eplucher</text:p>
      <text:p text:style-name="Standard"><text:s/>ces tronçons avec un épluche-légumes : il ne restera</text:p>
      <text:p text:style-name="Standard"><text:s/>ainsi aucune fibre.</text:p>
      <text:p text:style-name="Standard">2. Laver à l'eau vinaigrée pour faire sortir les</text:p>
      <text:p text:style-name="Standard"><text:s/>insectes qui pourraient se cacher entre les bouquets.</text:p>
      <text:p text:style-name="Standard">3. Blanchir les brocolis dans de l'eau salée, 3 à 5</text:p>
      <text:p text:style-name="Standard"><text:s/>minutes en ébullition selon l'épaisseur des tiges puis</text:p>
      <text:p text:style-name="Standard"><text:s/>les passer sous l'eau froide.</text:p>
      <text:p text:style-name="Standard">4. Ranger les brocolis dans les Bocaux <text:s/>Super</text:p>
      <text:p text:style-name="Standard"><text:s/>en les serrant, couvrir avec de l'eau additionnée de 10</text:p>
      <text:p text:style-name="Standard"><text:s/>g de sel et d'une cuillerée à café de vinaigre de vin</text:p>
      <text:p text:style-name="Standard"><text:s/>par litre, fermer et procéder immédiatement au</text:p>
      <text:p text:style-name="Standard"><text:s/>traitement thermique, 60 minutes à 100°C.</text:p>
      <text:p text:style-name="Standard"/>
      <text:p text:style-name="Standard">Ne mettez en conserve que des brocolis à fleurs très</text:p>
      <text:p text:style-name="Standard">serrées.</text:p>
      <text:p text:style-name="Standard"/>
      <text:p text:style-name="Standard"/>
      <text:h text:style-name="Heading_20_1" text:outline-level="1"><text:bookmark-start text:name="__RefHeading___Toc361_4132037544"/>Cake chocolat noisette en conserve<text:bookmark-end text:name="__RefHeading___Toc361_4132037544"/></text:h>
      <text:p text:style-name="Standard"/>
      <text:p text:style-name="Standard">Ce cake en conserve au chocolat noisette est parfait pour</text:p>
      <text:p text:style-name="Standard">tous les gourmands qui ne veulent jamais être pris au</text:p>
      <text:p text:style-name="Standard">dépourvu. Goûter, pique-nique, voyage, vous aurez toujours</text:p>
      <text:p text:style-name="Standard">de quoi les ravir avec une bonne recette faite maison.</text:p>
      <text:p text:style-name="Standard">Faites le plein car ils auront peut-être un gout de trop</text:p>
      <text:p text:style-name="Standard">peu !</text:p>
      <text:p text:style-name="Standard"/>
      <text:p text:style-name="Standard">Niveau de difficulté</text:p>
      <text:p text:style-name="Standard">2/5</text:p>
      <text:p text:style-name="Standard"/>
      <text:p text:style-name="Standard">Note de la communauté</text:p>
      <text:p text:style-name="Standard">4/5 25 </text:p>
      <text:p text:style-name="Standard"><text:soft-page-break/></text:p>
      <text:p text:style-name="Standard">Temps de préparation</text:p>
      <text:p text:style-name="Standard">40 min</text:p>
      <text:p text:style-name="Standard"/>
      <text:p text:style-name="Standard">Temps de traitement thermique</text:p>
      <text:p text:style-name="Standard">1h</text:p>
      <text:p text:style-name="Standard"/>
      <text:p text:style-name="Standard">Voir la recette en vidéo</text:p>
      <text:p text:style-name="Standard"/>
      <text:p text:style-name="Standard">Liste des ingrédients</text:p>
      <text:p text:style-name="Standard">======================</text:p>
      <text:p text:style-name="Standard">2 gros œufs</text:p>
      <text:p text:style-name="Standard"/>
      <text:p text:style-name="Standard">70 gr de sucre complet</text:p>
      <text:p text:style-name="Standard"/>
      <text:p text:style-name="Standard">50 gr d’huile de noisettes</text:p>
      <text:p text:style-name="Standard"/>
      <text:p text:style-name="Standard">140 gr de farine blanche</text:p>
      <text:p text:style-name="Standard"/>
      <text:p text:style-name="Standard">6 gr de levure chimique</text:p>
      <text:p text:style-name="Standard"/>
      <text:p text:style-name="Standard">40 gr de poudre de noisettes</text:p>
      <text:p text:style-name="Standard"/>
      <text:p text:style-name="Standard">100 gr de chocolat pâtissier noir</text:p>
      <text:p text:style-name="Standard"/>
      <text:p text:style-name="Standard">Nombre de personnes</text:p>
      <text:p text:style-name="Standard">===================</text:p>
      <text:p text:style-name="Standard"/>
      <text:p text:style-name="Standard">4 à 6 personnes</text:p>
      <text:p text:style-name="Standard"/>
      <text:p text:style-name="Standard">Bocal conseillé</text:p>
      <text:p text:style-name="Standard">================</text:p>
      <text:p text:style-name="Standard"/>
      <text:p text:style-name="Standard">Préparation</text:p>
      <text:p text:style-name="Standard">============</text:p>
      <text:p text:style-name="Standard">1. Mélanger les œufs, le sucre et l’huile. Ajouter</text:p>
      <text:p text:style-name="Standard"><text:s/>ensuite la farine, la levure et la poudre de noisettes.</text:p>
      <text:p text:style-name="Standard"><text:s/>Mélanger jusqu’à ce que l’ensemble soit homogène. Dans</text:p>
      <text:p text:style-name="Standard"><text:s/>un récipient, faire fondre le chocolat au bain marie ou</text:p>
      <text:p text:style-name="Standard"><text:s/>au microonde. Réserver la moitié de la préparation pour</text:p>
      <text:p text:style-name="Standard"><text:s/>faire la partie chocolatée de ce cake en intégrant la</text:p>
      <text:p text:style-name="Standard"><text:s/>p te au chocolat et mélanger.</text:p>
      <text:p text:style-name="Standard">2. Huilez 4 terrines <text:s/>Super 350. Répartir la</text:p>
      <text:p text:style-name="Standard"><text:s/>pâte entre les 4 pots. Attention, les pots doivent être</text:p>
      <text:p text:style-name="Standard"><text:s/>remplis à moitié, sinon ils risquent de déborder et il</text:p>
      <text:p text:style-name="Standard"><text:s/>sera difficile de les fermer sans en couper une partie.</text:p>
      <text:p text:style-name="Standard">3. Enfourner dans un four préalablement chauffé à 180°C</text:p>
      <text:p text:style-name="Standard"><text:s/>pendant 30 minutes.</text:p>
      <text:p text:style-name="Standard">4. Dès la fin de la cuisson, retirer les terrines du</text:p>
      <text:p text:style-name="Standard"><text:s/>four et laisser refroidir un instant, positionner la</text:p>
      <text:p text:style-name="Standard"><text:soft-page-break/><text:s/>rondelle, fermer et procéder immédiatement au</text:p>
      <text:p text:style-name="Standard"><text:s/>traitement thermique 1h à 100°C</text:p>
      <text:p text:style-name="Standard"/>
      <text:p text:style-name="Standard">Les pots peuvent se conserver pendant des mois !</text:p>
      <text:p text:style-name="Standard"/>
      <text:p text:style-name="Standard"/>
      <text:h text:style-name="Heading_20_1" text:outline-level="1"><text:bookmark-start text:name="__RefHeading___Toc363_4132037544"/>Cake noisette et zeste de citron<text:bookmark-end text:name="__RefHeading___Toc363_4132037544"/></text:h>
      <text:p text:style-name="Standard"/>
      <text:p text:style-name="Standard">Un cake maison tout droit sorti du placard, c’est bon ça.</text:p>
      <text:p text:style-name="Standard">Et oui ! Avec des bocaux, on peut aussi conserver de bons</text:p>
      <text:p text:style-name="Standard">gâteaux. Si vous connaissez de grands gourmands, adoptez</text:p>
      <text:p text:style-name="Standard">Cette recette toute simple qui vous permet de préparer 3</text:p>
      <text:p text:style-name="Standard">cakes d’un coup. Au dessert, au goûter, et même pour un</text:p>
      <text:p text:style-name="Standard">pique-nique improvisé, vous aurez toujours un cake</text:p>
      <text:p text:style-name="Standard">d’avance !</text:p>
      <text:p text:style-name="Standard"/>
      <text:p text:style-name="Standard">Niveau de difficulté</text:p>
      <text:p text:style-name="Standard">2/5</text:p>
      <text:p text:style-name="Standard"/>
      <text:p text:style-name="Standard">Note de la communauté</text:p>
      <text:p text:style-name="Standard">5/5 4 </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100g d'œuf</text:p>
      <text:p text:style-name="Standard"/>
      <text:p text:style-name="Standard">130g de farine</text:p>
      <text:p text:style-name="Standard"/>
      <text:p text:style-name="Standard">140g de sucre</text:p>
      <text:p text:style-name="Standard"/>
      <text:p text:style-name="Standard">50g de beurre</text:p>
      <text:p text:style-name="Standard"/>
      <text:p text:style-name="Standard">60g de crème liquide</text:p>
      <text:p text:style-name="Standard"/>
      <text:p text:style-name="Standard">60g de poudre de noisette</text:p>
      <text:p text:style-name="Standard"/>
      <text:p text:style-name="Standard">10g de rhum brun</text:p>
      <text:p text:style-name="Standard"/>
      <text:p text:style-name="Standard">1g de sel</text:p>
      <text:p text:style-name="Standard"/>
      <text:p text:style-name="Standard">1 citron</text:p>
      <text:p text:style-name="Standard"/>
      <text:p text:style-name="Standard"><text:soft-page-break/>Nombre de personnes</text:p>
      <text:p text:style-name="Standard">===================</text:p>
      <text:p text:style-name="Standard"/>
      <text:p text:style-name="Standard">Plusieurs</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Préchauffer le four à 160°C.</text:p>
      <text:p text:style-name="Standard">2. Mélanger les œufs, le sucre et la farine dans un</text:p>
      <text:p text:style-name="Standard"><text:s/>saladier.</text:p>
      <text:p text:style-name="Standard">3. Faire ramollir le beurre au micro-ondes ou à la</text:p>
      <text:p text:style-name="Standard"><text:s/>casserole, sans le rendre liquide. L’ajouter à la</text:p>
      <text:p text:style-name="Standard"><text:s/>préparation puis mélanger.</text:p>
      <text:p text:style-name="Standard">4. Ajouter la crème liquide, la poudre de noisette, le</text:p>
      <text:p text:style-name="Standard"><text:s/>rhum et le sel. Mélanger.</text:p>
      <text:p text:style-name="Standard">5. Zester les citrons et les couper finement. Ajouter</text:p>
      <text:p text:style-name="Standard"><text:s/>et mélanger.</text:p>
      <text:p text:style-name="Standard">6. Beurrer les terrines et les remplir à la moitié (le</text:p>
      <text:p text:style-name="Standard"><text:s/>gâteau va gonfler à la cuisson !).</text:p>
      <text:p text:style-name="Standard">7. Enfourner pour 40 min à 160°C en laissant les</text:p>
      <text:p text:style-name="Standard"><text:s/>terrines ouvertes et en veillant à ne pas mettre la</text:p>
      <text:p text:style-name="Standard"><text:s/>rondelle au four !</text:p>
      <text:p text:style-name="Standard">8. Dès que possible, en prenant soin de ne pas se</text:p>
      <text:p text:style-name="Standard"><text:s/>bruler, disposer les rondelles, fermer les terrines et</text:p>
      <text:p text:style-name="Standard"><text:s/>procéder immédiatement au traitement thermique 1h à</text:p>
      <text:p text:style-name="Standard"><text:s/>100°C.</text:p>
      <text:p text:style-name="Standard"/>
      <text:p text:style-name="Standard"><text:s/>proposée par Appetia pour .</text:p>
      <text:p text:style-name="Standard"/>
      <text:p text:style-name="Standard"/>
      <text:h text:style-name="Heading_20_1" text:outline-level="1"><text:bookmark-start text:name="__RefHeading___Toc365_4132037544"/>Cake olive, jambon &amp; gruyère<text:bookmark-end text:name="__RefHeading___Toc365_4132037544"/></text:h>
      <text:p text:style-name="Standard"/>
      <text:p text:style-name="Standard">Même un traditionnel cake salé peut se mettre en bocal et</text:p>
      <text:p text:style-name="Standard">parce que celui-là est le « number one » des cakes, il ne</text:p>
      <text:p text:style-name="Standard">faut pas passer à côté. Cette recette toute simple vous</text:p>
      <text:p text:style-name="Standard">permet d’en préparer pas 1 mais 3 d’avance ! Alors allumez</text:p>
      <text:p text:style-name="Standard">votre four, sortez votre saladier, mélangez et c’est tout,</text:p>
      <text:p text:style-name="Standard">simple, non ?</text:p>
      <text:p text:style-name="Standard"/>
      <text:p text:style-name="Standard">Niveau de difficulté</text:p>
      <text:p text:style-name="Standard">2/5</text:p>
      <text:p text:style-name="Standard"/>
      <text:p text:style-name="Standard">Note de la communauté</text:p>
      <text:p text:style-name="Standard">4/5 14 </text:p>
      <text:p text:style-name="Standard"><text:soft-page-break/></text:p>
      <text:p text:style-name="Standard">Temps de préparation</text:p>
      <text:p text:style-name="Standard">40 min</text:p>
      <text:p text:style-name="Standard"/>
      <text:p text:style-name="Standard">Temps de traitement thermique</text:p>
      <text:p text:style-name="Standard">1h</text:p>
      <text:p text:style-name="Standard"/>
      <text:p text:style-name="Standard">Liste des ingrédients</text:p>
      <text:p text:style-name="Standard">======================</text:p>
      <text:p text:style-name="Standard">100g de farine</text:p>
      <text:p text:style-name="Standard"/>
      <text:p text:style-name="Standard">100g d’œuf</text:p>
      <text:p text:style-name="Standard"/>
      <text:p text:style-name="Standard">30g d’huile d'olive</text:p>
      <text:p text:style-name="Standard"/>
      <text:p text:style-name="Standard">80g de lait</text:p>
      <text:p text:style-name="Standard"/>
      <text:p text:style-name="Standard">60g de gruyère râpé</text:p>
      <text:p text:style-name="Standard"/>
      <text:p text:style-name="Standard">6g de levure chimique</text:p>
      <text:p text:style-name="Standard"/>
      <text:p text:style-name="Standard">100g de jambon blanc</text:p>
      <text:p text:style-name="Standard"/>
      <text:p text:style-name="Standard">100g d’olive verte</text:p>
      <text:p text:style-name="Standard"/>
      <text:p text:style-name="Standard">Herbes de Provence</text:p>
      <text:p text:style-name="Standard"/>
      <text:p text:style-name="Standard">Sel</text:p>
      <text:p text:style-name="Standard"/>
      <text:p text:style-name="Standard">Poiv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3 terrines <text:s/>Super 350</text:p>
      <text:p text:style-name="Standard"/>
      <text:p text:style-name="Standard">* Informations</text:p>
      <text:p text:style-name="Standard">* Ingrédients</text:p>
      <text:p text:style-name="Standard">* Préparation</text:p>
      <text:p text:style-name="Standard"/>
      <text:p text:style-name="Standard">Préparation</text:p>
      <text:p text:style-name="Standard">============</text:p>
      <text:p text:style-name="Standard">1. Préchauffer le four à 180°C.</text:p>
      <text:p text:style-name="Standard">2. Dans un saladier, mélanger la farine avec les œufs,</text:p>
      <text:p text:style-name="Standard"><text:s/>la levure. Ajouter au fur et à mesure et en mélangeant</text:p>
      <text:p text:style-name="Standard"><text:s/>l'huile d'olive et le lait.</text:p>
      <text:p text:style-name="Standard"><text:soft-page-break/>3. Ajouter ensuite le gruyère râpé, le jambon coupé en</text:p>
      <text:p text:style-name="Standard"><text:s/>morceaux, les olives en morceaux et les herbes de</text:p>
      <text:p text:style-name="Standard"><text:s/>Provence. Saler, poivrer. Mélanger bien.</text:p>
      <text:p text:style-name="Standard">4. Beurrer les terrines et les remplir à moitié (le</text:p>
      <text:p text:style-name="Standard"><text:s/>gâteau va gonfler à la cuisson !).</text:p>
      <text:p text:style-name="Standard">5. Enfourner pour 30 min à 180°C en laissant les</text:p>
      <text:p text:style-name="Standard"><text:s/>terrines ouvertes et en veillant à ne pas mettre les</text:p>
      <text:p text:style-name="Standard"><text:s/>rondelles au four !</text:p>
      <text:p text:style-name="Standard">6. Dès que possible, en prenant soin de ne pas se</text:p>
      <text:p text:style-name="Standard"><text:s/>bruler, disposer les rondelles, fermer les terrines et</text:p>
      <text:p text:style-name="Standard"><text:s/>procéder immédiatement au traitement thermique 1h à</text:p>
      <text:p text:style-name="Standard"><text:s/>100°C.</text:p>
      <text:p text:style-name="Standard"/>
      <text:p text:style-name="Standard"/>
      <text:h text:style-name="Heading_20_1" text:outline-level="1"><text:bookmark-start text:name="__RefHeading___Toc367_4132037544"/>Cake pistache<text:bookmark-end text:name="__RefHeading___Toc367_4132037544"/></text:h>
      <text:p text:style-name="Standard"/>
      <text:p text:style-name="Standard">Ce cake est à réaliser avec de la p te de pistaches donc</text:p>
      <text:p text:style-name="Standard">pas besoin d’attendre leur pleine saison pour le préparer</text:p>
      <text:p text:style-name="Standard">! Vous pourrez ainsi régaler vos gourmands tout en</text:p>
      <text:p text:style-name="Standard">profitant des bienfaits antioxydants de la pistache.</text:p>
      <text:p text:style-name="Standard">Sympathique, non ?</text:p>
      <text:p text:style-name="Standard"/>
      <text:p text:style-name="Standard">Niveau de difficulté</text:p>
      <text:p text:style-name="Standard">2/5</text:p>
      <text:p text:style-name="Standard"/>
      <text:p text:style-name="Standard">Note de la communauté</text:p>
      <text:p text:style-name="Standard">4/5 5 </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200 g de farine</text:p>
      <text:p text:style-name="Standard"/>
      <text:p text:style-name="Standard">1 cuillère à café de levure chimique</text:p>
      <text:p text:style-name="Standard"/>
      <text:p text:style-name="Standard">150 g de sucre glace</text:p>
      <text:p text:style-name="Standard"/>
      <text:p text:style-name="Standard">3 œufs</text:p>
      <text:p text:style-name="Standard"/>
      <text:p text:style-name="Standard">150 g de beurre</text:p>
      <text:p text:style-name="Standard"/>
      <text:p text:style-name="Standard">2 cuillères à soupe de p te de pistache</text:p>
      <text:p text:style-name="Standard"/>
      <text:p text:style-name="Standard"><text:soft-page-break/>Vanille en poud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Préchauffer le four à 150°C.</text:p>
      <text:p text:style-name="Standard">2. Mélanger le beurre très mou et le sucre à la</text:p>
      <text:p text:style-name="Standard"><text:s/>fourchette puis au fouet.</text:p>
      <text:p text:style-name="Standard">3. Ajouter la farine et la levure, puis les œufs un par</text:p>
      <text:p text:style-name="Standard"><text:s/>un toujours en fouettant jusqu’à obtenir une pâte à</text:p>
      <text:p text:style-name="Standard"><text:s/>gâteau homogène.</text:p>
      <text:p text:style-name="Standard">4. Séparer la p te en deux. Dans 3/4 de la préparation</text:p>
      <text:p text:style-name="Standard"><text:s/>saupoudrer un peu de vanille (juste saupoudrer), bien</text:p>
      <text:p text:style-name="Standard"><text:s/>mélanger.</text:p>
      <text:p text:style-name="Standard">5. Mélanger le 1/4 de p te restant avec la p te de</text:p>
      <text:p text:style-name="Standard"><text:s/>pistache.</text:p>
      <text:p text:style-name="Standard">6. Bien beurrer la ou les terrines, comme pour un moule</text:p>
      <text:p text:style-name="Standard"><text:s/>à gâteau puis remplir un fond de pâte vanille, puis la</text:p>
      <text:p text:style-name="Standard"><text:s/>p te pistache en zébrant, puis à nouveau la p te</text:p>
      <text:p text:style-name="Standard"><text:s/>vanille. S’assurer de ne pas remplir les terrines à</text:p>
      <text:p text:style-name="Standard"><text:s/>plus de la moitié car le gâteau va gonfler.</text:p>
      <text:p text:style-name="Standard">7. Précuire sans couvercle au four à 150°C durant 20</text:p>
      <text:p text:style-name="Standard"><text:s/>minutes. Laisser refroidir 1 heure pour ne pas se</text:p>
      <text:p text:style-name="Standard"><text:s/>brûler.</text:p>
      <text:p text:style-name="Standard">8. Positionner la capsule, fermer et procéder au</text:p>
      <text:p text:style-name="Standard"><text:s/>traitement thermique de votre gâteau marbré, 1h à 100°C.</text:p>
      <text:p text:style-name="Standard"/>
      <text:p text:style-name="Standard"/>
      <text:h text:style-name="Heading_20_1" text:outline-level="1"><text:bookmark-start text:name="__RefHeading___Toc369_4132037544"/>Cake rhubarbe amande<text:bookmark-end text:name="__RefHeading___Toc369_4132037544"/></text:h>
      <text:p text:style-name="Standard"/>
      <text:p text:style-name="Standard">Capturez le bon goût d’été de la rhubarbe dans ce</text:p>
      <text:p text:style-name="Standard">délicieux cake. Rhubarbe amande, une association</text:p>
      <text:p text:style-name="Standard">délicieuse pas comme les autres qui démarque et qui ne</text:p>
      <text:p text:style-name="Standard">laissera pas indifférent. Même à l’improviste pour le</text:p>
      <text:p text:style-name="Standard">dessert ou le goûter, tous les gourmands seront servis !</text:p>
      <text:p text:style-name="Standard"/>
      <text:p text:style-name="Standard">Niveau de difficulté</text:p>
      <text:p text:style-name="Standard">2/5</text:p>
      <text:p text:style-name="Standard"/>
      <text:p text:style-name="Standard">Note de la communauté</text:p>
      <text:p text:style-name="Standard">3/5 3 </text:p>
      <text:p text:style-name="Standard"><text:soft-page-break/></text:p>
      <text:p text:style-name="Standard">Temps de préparation</text:p>
      <text:p text:style-name="Standard">35 min</text:p>
      <text:p text:style-name="Standard"/>
      <text:p text:style-name="Standard">Temps de traitement thermique</text:p>
      <text:p text:style-name="Standard">1h</text:p>
      <text:p text:style-name="Standard"/>
      <text:p text:style-name="Standard">Liste des ingrédients</text:p>
      <text:p text:style-name="Standard">======================</text:p>
      <text:p text:style-name="Standard">3 tiges de rhubarbe</text:p>
      <text:p text:style-name="Standard"/>
      <text:p text:style-name="Standard">4 œufs</text:p>
      <text:p text:style-name="Standard"/>
      <text:p text:style-name="Standard">140 g de sucre</text:p>
      <text:p text:style-name="Standard"/>
      <text:p text:style-name="Standard">40 g d'amandes en poudre</text:p>
      <text:p text:style-name="Standard"/>
      <text:p text:style-name="Standard">120 g de beurre</text:p>
      <text:p text:style-name="Standard"/>
      <text:p text:style-name="Standard">150 g de farine</text:p>
      <text:p text:style-name="Standard"/>
      <text:p text:style-name="Standard">½ sachet de levure</text:p>
      <text:p text:style-name="Standard"/>
      <text:p text:style-name="Standard">20 g amandes effilée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Préchauffer le four à 180°C.</text:p>
      <text:p text:style-name="Standard">2. Rincer et éplucher la rhubarbe puis la couper en</text:p>
      <text:p text:style-name="Standard"><text:s/>morceaux. Faire cuire quelques minutes dans une</text:p>
      <text:p text:style-name="Standard"><text:s/>casserole avec un peu de sucre afin d’obtenir une</text:p>
      <text:p text:style-name="Standard"><text:s/>compotée. Réserver.</text:p>
      <text:p text:style-name="Standard">3. Dans un saladier, mélanger les œufs et le sucre,</text:p>
      <text:p text:style-name="Standard"><text:s/>puis ajouter la farine, la levure et la poudre</text:p>
      <text:p text:style-name="Standard"><text:s/>d’amande. Mélanger vigoureusement.</text:p>
      <text:p text:style-name="Standard">4. Faire fondre le beurre et l'ajouter à l’appareil.</text:p>
      <text:p text:style-name="Standard"><text:s/>Mélanger.</text:p>
      <text:p text:style-name="Standard">5. Ajouter la compotée de rhubarbe à la préparation.</text:p>
      <text:p text:style-name="Standard">6. Beurrer les terrines et les remplir à la moitié (le</text:p>
      <text:p text:style-name="Standard"><text:s/>cake va gonfler à la cuisson !).</text:p>
      <text:p text:style-name="Standard">7. Enfourner pour 30 min à 180°C en laissant les</text:p>
      <text:p text:style-name="Standard"><text:soft-page-break/><text:s/>terrines ouvertes et en veillant à ne pas mettre les</text:p>
      <text:p text:style-name="Standard"><text:s/>rondelles au four !</text:p>
      <text:p text:style-name="Standard">8. Dès que possible, en prenant soin de ne pas se</text:p>
      <text:p text:style-name="Standard"><text:s/>brûler, disposer les rondelles, fermer les terrines et</text:p>
      <text:p text:style-name="Standard"><text:s/>procéder immédiatement au traitement thermique 1h à</text:p>
      <text:p text:style-name="Standard"><text:s/>100°C.</text:p>
      <text:p text:style-name="Standard"/>
      <text:p text:style-name="Standard"/>
      <text:h text:style-name="Heading_20_1" text:outline-level="1"><text:bookmark-start text:name="__RefHeading___Toc371_4132037544"/>Caldeirada en conserve<text:bookmark-end text:name="__RefHeading___Toc371_4132037544"/></text:h>
      <text:p text:style-name="Standard"/>
      <text:p text:style-name="Standard">Pour votre repas de famille dominical, pourquoi ne pas</text:p>
      <text:p text:style-name="Standard">régaler vos invités avec cette délicieuse recette de</text:p>
      <text:p text:style-name="Standard">poisson : une caldeirada, sorte de bouillabaisse</text:p>
      <text:p text:style-name="Standard">portugaise. Tout le monde adorera cette cuisine épicée et</text:p>
      <text:p text:style-name="Standard">exotique !</text:p>
      <text:p text:style-name="Standard"/>
      <text:p text:style-name="Standard">Niveau de difficulté</text:p>
      <text:p text:style-name="Standard">2/5</text:p>
      <text:p text:style-name="Standard"/>
      <text:p text:style-name="Standard">Note de la communauté</text:p>
      <text:p text:style-name="Standard">4/5 40 </text:p>
      <text:p text:style-name="Standard"/>
      <text:p text:style-name="Standard">Temps de préparation</text:p>
      <text:p text:style-name="Standard">2h</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1,5 kg de poisson (assortiment de poissons pêchés ou</text:p>
      <text:p text:style-name="Standard"><text:s/>achetés, poissons maigres ou gras)</text:p>
      <text:p text:style-name="Standard">* 2 oignons</text:p>
      <text:p text:style-name="Standard">* 1 poivron</text:p>
      <text:p text:style-name="Standard">* 6 tomates bien mûres</text:p>
      <text:p text:style-name="Standard">* 500 g de pommes de terre</text:p>
      <text:p text:style-name="Standard">* 3 gousses d'ail</text:p>
      <text:p text:style-name="Standard">* Huile d'olive</text:p>
      <text:p text:style-name="Standard">* épices (paprika, feuille de laurier, etc.)</text:p>
      <text:p text:style-name="Standard">* 15 cl de vin blanc sec</text:p>
      <text:p text:style-name="Standard">* Sel, poivre</text:p>
      <text:p text:style-name="Standard"/>
      <text:p text:style-name="Standard">Nombre de personnes</text:p>
      <text:p text:style-name="Standard"><text:soft-page-break/>===================</text:p>
      <text:p text:style-name="Standard"/>
      <text:p text:style-name="Standard">4 à 6 personnes</text:p>
      <text:p text:style-name="Standard"/>
      <text:p text:style-name="Standard">Bocal conseillé</text:p>
      <text:p text:style-name="Standard">================</text:p>
      <text:p text:style-name="Standard">1 Terrine <text:s/>Super ou Familia Wiss 1000</text:p>
      <text:p text:style-name="Standard"/>
      <text:p text:style-name="Standard"/>
      <text:p text:style-name="Standard"/>
      <text:p text:style-name="Standard">Préparation</text:p>
      <text:p text:style-name="Standard">============</text:p>
      <text:p text:style-name="Standard">1. émincer l'ail et l'oignon. Passer le poivron sous le</text:p>
      <text:p text:style-name="Standard"><text:s/>grill un court instant pour pouvoir le peler puis le</text:p>
      <text:p text:style-name="Standard"><text:s/>couper en lanières. ébouillanter les tomates pour les</text:p>
      <text:p text:style-name="Standard"><text:s/>peler, les couper en quartiers et retirer les graines.</text:p>
      <text:p text:style-name="Standard"><text:s/>Laver et couper les pommes de terre en rondelles.</text:p>
      <text:p text:style-name="Standard"><text:s/>Réserver le tout.</text:p>
      <text:p text:style-name="Standard">2. Nettoyer, vider, étêter, couper la queue et les</text:p>
      <text:p text:style-name="Standard"><text:s/>nageoires des poissons puis les couper en tronçons. Les</text:p>
      <text:p text:style-name="Standard"><text:s/>mettre dans un saladier avec 3 cuillères d'huile</text:p>
      <text:p text:style-name="Standard"><text:s/>d'olive, l'ail et le laurier, puis mélanger.</text:p>
      <text:p text:style-name="Standard">3. Pendant ce temps, faire revenir l'oignon et le</text:p>
      <text:p text:style-name="Standard"><text:s/>poivron dans de l'huile d'olive (3 cuillères). Ajouter</text:p>
      <text:p text:style-name="Standard"><text:s/>les tomates, les pommes de terre et les épices. Saler</text:p>
      <text:p text:style-name="Standard"><text:s/>et poivrer, puis laisser mijoter 10 minutes.</text:p>
      <text:p text:style-name="Standard">4. Ajouter le poisson avec sa marinade et le vin blanc,</text:p>
      <text:p text:style-name="Standard"><text:s/>les couvrir, laisser cuire 10 minutes.</text:p>
      <text:p text:style-name="Standard">5. Remplir sans attendre vos bocaux jusqu'à 2 cm du</text:p>
      <text:p text:style-name="Standard"><text:s/>rebord, fermer et procéder immédiatement au traitement</text:p>
      <text:p text:style-name="Standard"><text:s/>thermique, 1h30 à 100°C.</text:p>
      <text:p text:style-name="Standard"/>
      <text:p text:style-name="Standard">Le petit plus : on peut ajouter des coquillages ou des</text:p>
      <text:p text:style-name="Standard">calamars à Cette recette de poisson.</text:p>
      <text:p text:style-name="Standard"/>
      <text:p text:style-name="Standard"/>
      <text:h text:style-name="Heading_20_1" text:outline-level="1"><text:bookmark-start text:name="__RefHeading___Toc373_4132037544"/>Caramel beurre salé<text:bookmark-end text:name="__RefHeading___Toc373_4132037544"/></text:h>
      <text:p text:style-name="Standard"/>
      <text:p text:style-name="Standard">Tous les placards se doivent de posséder un bon caramel</text:p>
      <text:p text:style-name="Standard">beurre salé car il sait tout accompagner : tartines,</text:p>
      <text:p text:style-name="Standard">gaufres, crêpes, gâteaux… Tout est bon avec lui et avec</text:p>
      <text:p text:style-name="Standard">cette délicieuse recette maison, la pâte à tartiner va</text:p>
      <text:p text:style-name="Standard">avoir un sévère concurrent ! Tsst, si vous voulez un</text:p>
      <text:p text:style-name="Standard">caramel bien épais, prolongez un peu la durée de cuisson.</text:p>
      <text:p text:style-name="Standard"/>
      <text:p text:style-name="Standard">Niveau de difficulté</text:p>
      <text:p text:style-name="Standard">1/5</text:p>
      <text:p text:style-name="Standard"/>
      <text:p text:style-name="Standard"><text:soft-page-break/>Note de la communauté</text:p>
      <text:p text:style-name="Standard">4/5 16 </text:p>
      <text:p text:style-name="Standard"/>
      <text:p text:style-name="Standard">Temps de préparation</text:p>
      <text:p text:style-name="Standard">20 min</text:p>
      <text:p text:style-name="Standard"/>
      <text:p text:style-name="Standard">Temps de conservation</text:p>
      <text:p text:style-name="Standard">3 mois</text:p>
      <text:p text:style-name="Standard"/>
      <text:p text:style-name="Standard">Liste des ingrédients</text:p>
      <text:p text:style-name="Standard">======================</text:p>
      <text:p text:style-name="Standard">120 g de sucre blanc</text:p>
      <text:p text:style-name="Standard"/>
      <text:p text:style-name="Standard">30 g d’eau</text:p>
      <text:p text:style-name="Standard"/>
      <text:p text:style-name="Standard">50 g de beurre salé</text:p>
      <text:p text:style-name="Standard"/>
      <text:p text:style-name="Standard">1 cuillère à café de fleur de sel</text:p>
      <text:p text:style-name="Standard"/>
      <text:p text:style-name="Standard">20 cl de crème fraich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Mettre le sucre et l’eau dans une casserole et</text:p>
      <text:p text:style-name="Standard"><text:s/>porter à ébullition pour réaliser un caramel. Le</text:p>
      <text:p text:style-name="Standard"><text:s/>caramel va prendre sa couleur.</text:p>
      <text:p text:style-name="Standard">2. Hors feu, ajouter le beurre et le sel, mélanger.</text:p>
      <text:p text:style-name="Standard"><text:s/>Ajouter la crème fraîche, mélanger. Veillez à</text:p>
      <text:p text:style-name="Standard"><text:s/>incorporer le beurre et la crème en petite quantité,</text:p>
      <text:p text:style-name="Standard"><text:s/>afin de ne pas refroidir le caramel.</text:p>
      <text:p text:style-name="Standard">3. Remettre sur le feu et porter à ébullition. La durée</text:p>
      <text:p text:style-name="Standard"><text:s/>dépendra du résultat recherché, plus ou moins épais.</text:p>
      <text:p text:style-name="Standard"><text:s/>Plus la cuisson du caramel sera avancée, plus</text:p>
      <text:p text:style-name="Standard"><text:s/>l'amertume sera prononcée. Attention le caramel va</text:p>
      <text:p text:style-name="Standard"><text:s/>s’épaissir en refroidissant, le test de l’assiette</text:p>
      <text:p text:style-name="Standard"><text:s/>froide peut s’appliquer.</text:p>
      <text:p text:style-name="Standard">4. Remplissez votre confiturier avec la préparation la</text:p>
      <text:p text:style-name="Standard"><text:s/>plus chaude possible, fermer, retourner le confiturier</text:p>
      <text:p text:style-name="Standard"><text:s/>1 minute puis laisser refroidir à l’endroit.</text:p>
      <text:p text:style-name="Standard">Se conserve 3 mois dans un lieu frais, sec et à l’abri de</text:p>
      <text:p text:style-name="Standard">la lumière. Au frigo après ouverture.</text:p>
      <text:p text:style-name="Standard"/>
      <text:p text:style-name="Standard"><text:soft-page-break/></text:p>
      <text:h text:style-name="Heading_20_1" text:outline-level="1"><text:bookmark-start text:name="__RefHeading___Toc375_4132037544"/>Carottes entières au naturel<text:bookmark-end text:name="__RefHeading___Toc375_4132037544"/></text:h>
      <text:p text:style-name="Standard"/>
      <text:p text:style-name="Standard">La conservation des légumes est le meilleur moyen de</text:p>
      <text:p text:style-name="Standard">manger sainement et d'en profiter toute l'année. Qui plus</text:p>
      <text:p text:style-name="Standard">est, ces bocaux de carottes apporteront une jolie touche</text:p>
      <text:p text:style-name="Standard">de couleur sur vos étagères.</text:p>
      <text:p text:style-name="Standard"/>
      <text:p text:style-name="Standard">Niveau de difficulté</text:p>
      <text:p text:style-name="Standard">1/5</text:p>
      <text:p text:style-name="Standard"/>
      <text:p text:style-name="Standard">Note de la communauté</text:p>
      <text:p text:style-name="Standard">4/5 250 </text:p>
      <text:p text:style-name="Standard"/>
      <text:p text:style-name="Standard">Temps de préparation</text:p>
      <text:p text:style-name="Standard">40 mn</text:p>
      <text:p text:style-name="Standard"/>
      <text:p text:style-name="Standard">Temps de traitement thermique</text:p>
      <text:p text:style-name="Standard">1 h</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carottes nouvelles</text:p>
      <text:p text:style-name="Standard">* Se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2 Bocaux <text:s/>Super 1L</text:p>
      <text:p text:style-name="Standard"/>
      <text:p text:style-name="Standard">Préparation</text:p>
      <text:p text:style-name="Standard">============</text:p>
      <text:p text:style-name="Standard">1. Pour ces bocaux de carottes, utiliser de préférence</text:p>
      <text:p text:style-name="Standard"><text:s/>des carottes nouvelles.</text:p>
      <text:p text:style-name="Standard">2. Les laver à grande eau puis les rincer à l'eau salée</text:p>
      <text:p text:style-name="Standard"><text:s/>(10 g de sel par litre).</text:p>
      <text:p text:style-name="Standard">3. Blanchir les carottes à l'eau bouillante de 2 à 6</text:p>
      <text:p text:style-name="Standard"><text:s/>minutes pour les petites, jusqu'à 10 minutes pour les</text:p>
      <text:p text:style-name="Standard"><text:s/>grosses.</text:p>
      <text:p text:style-name="Standard">4. Les placer dans les bocaux et les couvrir avec une</text:p>
      <text:p text:style-name="Standard"><text:s/>saumure bouillante, salée à 20 g/litre jusqu'à 2 cm du</text:p>
      <text:p text:style-name="Standard"><text:soft-page-break/><text:s/>rebord.</text:p>
      <text:p text:style-name="Standard">5. Fermer vos conserves de carottes et procéder</text:p>
      <text:p text:style-name="Standard"><text:s/>immédiatement au traitement thermique (stérilisation)</text:p>
      <text:p text:style-name="Standard"><text:s/>des légumes pendant 1 heure à 100°C.</text:p>
      <text:p text:style-name="Standard"/>
      <text:p text:style-name="Standard"/>
      <text:h text:style-name="Heading_20_1" text:outline-level="1"><text:bookmark-start text:name="__RefHeading___Toc377_4132037544"/>Carottes Vichy en conserve<text:bookmark-end text:name="__RefHeading___Toc377_4132037544"/></text:h>
      <text:p text:style-name="Standard"/>
      <text:p text:style-name="Standard">Vous adorez les carottes mais vous êtes lassés des</text:p>
      <text:p text:style-name="Standard">traditionnelles carottes rapées ou autres purées de</text:p>
      <text:p text:style-name="Standard">carottes ? Changez ! Voici une nouvelle recette de</text:p>
      <text:p text:style-name="Standard">conserve qui, forcément, va de pair avec les carottes</text:p>
      <text:p text:style-name="Standard">nouvelles.</text:p>
      <text:p text:style-name="Standard"/>
      <text:p text:style-name="Standard">Niveau de difficulté</text:p>
      <text:p text:style-name="Standard">1/5</text:p>
      <text:p text:style-name="Standard"/>
      <text:p text:style-name="Standard">Note de la communauté</text:p>
      <text:p text:style-name="Standard">4/5 167 </text:p>
      <text:p text:style-name="Standard"/>
      <text:p text:style-name="Standard">Temps de préparation</text:p>
      <text:p text:style-name="Standard">20 mn</text:p>
      <text:p text:style-name="Standard"/>
      <text:p text:style-name="Standard">Temps de traitement thermique</text:p>
      <text:p text:style-name="Standard">1h15</text:p>
      <text:p text:style-name="Standard"/>
      <text:p text:style-name="Standard">Voir la recette en vidéo</text:p>
      <text:p text:style-name="Standard"/>
      <text:p text:style-name="Standard">Liste des ingrédients</text:p>
      <text:p text:style-name="Standard">======================</text:p>
      <text:p text:style-name="Standard">* 1 kg de carottes</text:p>
      <text:p text:style-name="Standard">* 10 g de sel</text:p>
      <text:p text:style-name="Standard">* 120 g de beurre</text:p>
      <text:p text:style-name="Standard">* 40 g de suc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Couper les carottes préalablement lavées et</text:p>
      <text:p text:style-name="Standard"><text:s/>épluchées en minces rondelles.</text:p>
      <text:p text:style-name="Standard"><text:soft-page-break/>2. Commencer la cuisson des carottes à feu doux pendant</text:p>
      <text:p text:style-name="Standard"><text:s/>10 minutes dans de l'eau salée additionnée de beurre,</text:p>
      <text:p text:style-name="Standard"><text:s/>de sel et de sucre.</text:p>
      <text:p text:style-name="Standard">3. Verser la préparation dans les bocaux </text:p>
      <text:p text:style-name="Standard"><text:s/>Super jusqu'à 2 cm du rebord.</text:p>
      <text:p text:style-name="Standard">4. Fermer et procéder immédiatement au traitement</text:p>
      <text:p text:style-name="Standard"><text:s/>thermique de vos carottes Vichy en conserve, 1 heure 15</text:p>
      <text:p text:style-name="Standard"><text:s/>à 100°C.</text:p>
      <text:p text:style-name="Standard"/>
      <text:p text:style-name="Standard"/>
      <text:h text:style-name="Heading_20_1" text:outline-level="1"><text:bookmark-start text:name="__RefHeading___Toc379_4132037544"/>Céleri au naturel<text:bookmark-end text:name="__RefHeading___Toc379_4132037544"/></text:h>
      <text:p text:style-name="Standard"/>
      <text:p text:style-name="Standard">Au naturel, les céleris livrent toute leur saveur sans</text:p>
      <text:p text:style-name="Standard">artifice. Préférez des céleris spécialement sélectionnés,</text:p>
      <text:p text:style-name="Standard">votre conserve n’en sera que meilleure. Cette recette</text:p>
      <text:p text:style-name="Standard">permet d’en avoir toujours sous la main pour les utiliser</text:p>
      <text:p text:style-name="Standard">comme il vous sied.</text:p>
      <text:p text:style-name="Standard"/>
      <text:p text:style-name="Standard">Niveau de difficulté</text:p>
      <text:p text:style-name="Standard">1/5</text:p>
      <text:p text:style-name="Standard"/>
      <text:p text:style-name="Standard">Note de la communauté</text:p>
      <text:p text:style-name="Standard">4/5 76 </text:p>
      <text:p text:style-name="Standard"/>
      <text:p text:style-name="Standard">Temps de préparation</text:p>
      <text:p text:style-name="Standard">20 min</text:p>
      <text:p text:style-name="Standard"/>
      <text:p text:style-name="Standard">Temps de traitement thermique</text:p>
      <text:p text:style-name="Standard">1h</text:p>
      <text:p text:style-name="Standard"/>
      <text:p text:style-name="Standard">Temps de conservation</text:p>
      <text:p text:style-name="Standard">12 mois</text:p>
      <text:p text:style-name="Standard"/>
      <text:p text:style-name="Standard">Liste des ingrédients</text:p>
      <text:p text:style-name="Standard">======================</text:p>
      <text:p text:style-name="Standard">* Céleris</text:p>
      <text:p text:style-name="Standard">* Sel</text:p>
      <text:p text:style-name="Standard"/>
      <text:p text:style-name="Standard">Nombre de personnes</text:p>
      <text:p text:style-name="Standard">===================</text:p>
      <text:p text:style-name="Standard"/>
      <text:p text:style-name="Standard">autant de personnes</text:p>
      <text:p text:style-name="Standard"/>
      <text:p text:style-name="Standard">Bocal conseillé</text:p>
      <text:p text:style-name="Standard">================</text:p>
      <text:p text:style-name="Standard">Bocaux <text:s/>Super 1 litre</text:p>
      <text:p text:style-name="Standard"/>
      <text:p text:style-name="Standard">Préparation</text:p>
      <text:p text:style-name="Standard"><text:soft-page-break/>============</text:p>
      <text:p text:style-name="Standard">1. Choisir des céleris fraîchement cueillis, à grosse</text:p>
      <text:p text:style-name="Standard"><text:s/>tige bien blanche. Les laver et les couper en morceaux.</text:p>
      <text:p text:style-name="Standard">2. Blanchir les morceaux à l'eau bouillante pendant 5</text:p>
      <text:p text:style-name="Standard"><text:s/>minutes, puis les rincer aussitôt à l'eau froide.</text:p>
      <text:p text:style-name="Standard">3. Les égoutter, puis les placer dans les bocaux Le</text:p>
      <text:p text:style-name="Standard"><text:s/>Parfait Super et les couvrir avec une saumure</text:p>
      <text:p text:style-name="Standard"><text:s/>bouillante, salée à 20 g/litre jusqu'à 2 cm du rebord.</text:p>
      <text:p text:style-name="Standard">4. Fermer et procéder immédiatement au traitement</text:p>
      <text:p text:style-name="Standard"><text:s/>thermique pendant 1 heure à 100°C.</text:p>
      <text:p text:style-name="Standard"/>
      <text:p text:style-name="Standard"/>
      <text:h text:style-name="Heading_20_1" text:outline-level="1"><text:bookmark-start text:name="__RefHeading___Toc381_4132037544"/>Céleri et betteraves fermentées<text:bookmark-end text:name="__RefHeading___Toc381_4132037544"/></text:h>
      <text:p text:style-name="Standard"/>
      <text:p text:style-name="Standard">Aujourd’hui, les bénéfices de la conservation fermentée ne</text:p>
      <text:p text:style-name="Standard">sont plus à prouver et dans Cette recette, ce sont le</text:p>
      <text:p text:style-name="Standard">céleri et la betterave qui s’y collent pour votre plus</text:p>
      <text:p text:style-name="Standard">grand plaisir ! A vos bocaux, rondelles et mandoline pour</text:p>
      <text:p text:style-name="Standard">vous faire du bien demain et après-demain…</text:p>
      <text:p text:style-name="Standard"/>
      <text:p text:style-name="Standard">Niveau de difficulté</text:p>
      <text:p text:style-name="Standard">2/5</text:p>
      <text:p text:style-name="Standard"/>
      <text:p text:style-name="Standard">Note de la communauté</text:p>
      <text:p text:style-name="Standard">4/5 3 </text:p>
      <text:p text:style-name="Standard"/>
      <text:p text:style-name="Standard">Temps de préparation</text:p>
      <text:p text:style-name="Standard">45 minutes</text:p>
      <text:p text:style-name="Standard"/>
      <text:p text:style-name="Standard">Liste des ingrédients</text:p>
      <text:p text:style-name="Standard">======================</text:p>
      <text:p text:style-name="Standard">200 g céleri</text:p>
      <text:p text:style-name="Standard"/>
      <text:p text:style-name="Standard">270 g betteraves</text:p>
      <text:p text:style-name="Standard"/>
      <text:p text:style-name="Standard">8 g graines de moutarde</text:p>
      <text:p text:style-name="Standard"/>
      <text:p text:style-name="Standard">5 à 6 feuilles de laurier</text:p>
      <text:p text:style-name="Standard"/>
      <text:p text:style-name="Standard">8,5 g de sel</text:p>
      <text:p text:style-name="Standard"/>
      <text:p text:style-name="Standard">1 bocal <text:s/>Super 1L</text:p>
      <text:p text:style-name="Standard"/>
      <text:p text:style-name="Standard">Nombre de personnes</text:p>
      <text:p text:style-name="Standard">===================</text:p>
      <text:p text:style-name="Standard"/>
      <text:p text:style-name="Standard">Plusieurs</text:p>
      <text:p text:style-name="Standard"/>
      <text:p text:style-name="Standard"><text:soft-page-break/>Bocal conseillé</text:p>
      <text:p text:style-name="Standard">================</text:p>
      <text:p text:style-name="Standard"/>
      <text:p text:style-name="Standard">Préparation</text:p>
      <text:p text:style-name="Standard">============</text:p>
      <text:p text:style-name="Standard">1. Avant de commencer, nous vous invitons à consulter</text:p>
      <text:p text:style-name="Standard"><text:s/>notre rubrique mode d'emploi afin de tout savoir</text:p>
      <text:p text:style-name="Standard"><text:s/>sur le processus de fermentation !</text:p>
      <text:p text:style-name="Standard">2. Découper le céleri et la betterave en grosse lamelle</text:p>
      <text:p text:style-name="Standard"><text:s/>à la mandoline ou au robot. Puis recouper les lamelles</text:p>
      <text:p text:style-name="Standard"><text:s/>en 2.</text:p>
      <text:p text:style-name="Standard">3. Ajouter le sel et les graines de moutarde sur les</text:p>
      <text:p text:style-name="Standard"><text:s/>légumes et mélanger jusqu’à ce que du jus ressorte.</text:p>
      <text:p text:style-name="Standard"><text:s/>Mélanger quelques minutes, laisser reposer 5 à 10</text:p>
      <text:p text:style-name="Standard"><text:s/>minutes puis mélanger à nouveau.</text:p>
      <text:p text:style-name="Standard">4. Lorsque le jus a dégorgé, mettre les légumes dans le</text:p>
      <text:p text:style-name="Standard"><text:s/>bocal et tasser dans le fond avec les mains ou avec un</text:p>
      <text:p text:style-name="Standard"><text:s/>pilon.</text:p>
      <text:p text:style-name="Standard">5. Nettoyer les bords du bocal. Fermer le bocal avec le</text:p>
      <text:p text:style-name="Standard"><text:s/>joint en caoutchouc. Le placer à température ambiante</text:p>
      <text:p text:style-name="Standard"><text:s/>hors des rayons directs du soleil, sur une petite</text:p>
      <text:p text:style-name="Standard"><text:s/>coupelle, au cas où un peu de jus déborderait.</text:p>
      <text:p text:style-name="Standard">6. Attendre quelques semaines avant dégustation. Placer</text:p>
      <text:p text:style-name="Standard"><text:s/>au frais après ouverture et consommer dans les 4</text:p>
      <text:p text:style-name="Standard"><text:s/>semaines.</text:p>
      <text:p text:style-name="Standard"/>
      <text:p text:style-name="Standard"/>
      <text:h text:style-name="Heading_20_1" text:outline-level="1"><text:bookmark-start text:name="__RefHeading___Toc383_4132037544"/>Cèpes au naturel<text:bookmark-end text:name="__RefHeading___Toc383_4132037544"/></text:h>
      <text:p text:style-name="Standard"/>
      <text:p text:style-name="Standard">Préservez l’un des légumes les plus recherchés, c’est</text:p>
      <text:p text:style-name="Standard">astucieux. Quand on sait qu’il est l’un des plus légers,</text:p>
      <text:p text:style-name="Standard">c’est rassurant. Alors le préparer au naturel, il n’y a</text:p>
      <text:p text:style-name="Standard">rien de mieux pour pouvoir toujours en avoir sous la main.</text:p>
      <text:p text:style-name="Standard">En accompagnement de viandes, en tourtes ou tartes, en</text:p>
      <text:p text:style-name="Standard">sauce…les cèpes, ils ont tout bon !</text:p>
      <text:p text:style-name="Standard"/>
      <text:p text:style-name="Standard">Niveau de difficulté</text:p>
      <text:p text:style-name="Standard">1/5</text:p>
      <text:p text:style-name="Standard"/>
      <text:p text:style-name="Standard">Note de la communauté</text:p>
      <text:p text:style-name="Standard">4/5 188 </text:p>
      <text:p text:style-name="Standard"/>
      <text:p text:style-name="Standard">Temps de préparation</text:p>
      <text:p text:style-name="Standard">30 min</text:p>
      <text:p text:style-name="Standard"/>
      <text:p text:style-name="Standard">Temps de traitement thermique</text:p>
      <text:p text:style-name="Standard">1h45</text:p>
      <text:p text:style-name="Standard"/>
      <text:p text:style-name="Standard"><text:soft-page-break/>Temps de conservation</text:p>
      <text:p text:style-name="Standard">12 mois</text:p>
      <text:p text:style-name="Standard"/>
      <text:p text:style-name="Standard">Liste des ingrédients</text:p>
      <text:p text:style-name="Standard">======================</text:p>
      <text:p text:style-name="Standard">* Cèpes</text:p>
      <text:p text:style-name="Standard">* Huile</text:p>
      <text:p text:style-name="Standard">* Sel</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cèpes frais, les nettoyer en éliminant</text:p>
      <text:p text:style-name="Standard"><text:s/>les parties terreuses ou abîmées et les essuyer avec un</text:p>
      <text:p text:style-name="Standard"><text:s/>linge humide. éviter de les rincer. Si cela est</text:p>
      <text:p text:style-name="Standard"><text:s/>vraiment nécessaire, les passer rapidement sous l'eau</text:p>
      <text:p text:style-name="Standard"><text:s/>froide et les égoutter sur un torchon. Nous</text:p>
      <text:p text:style-name="Standard"><text:s/>recommandons de séparer les pieds et les têtes.</text:p>
      <text:p text:style-name="Standard">2. Faire rissoler dans l'huile chaude les cèpes pendant</text:p>
      <text:p text:style-name="Standard"><text:s/>environ 15 min.</text:p>
      <text:p text:style-name="Standard">3. Saler légèrement. Laisser refroidir puis ranger les</text:p>
      <text:p text:style-name="Standard"><text:s/>cèpes dans les bocaux . </text:p>
      <text:p text:style-name="Standard">4. Rajouter un peu d'huile et procéder immédiatement au</text:p>
      <text:p text:style-name="Standard"><text:s/>traitement thermique pendant 1h45 à 100°C.</text:p>
      <text:p text:style-name="Standard"/>
      <text:p text:style-name="Standard">Conseil : Après ouverture des bocaux, faites revenir vos</text:p>
      <text:p text:style-name="Standard">cèpes à feu doux avec un peu d'huile d'olive. Selon vos</text:p>
      <text:p text:style-name="Standard">goûts, vous pouvez ajouter de l'ail, du persil ou des</text:p>
      <text:p text:style-name="Standard">échalotes. Servez bien chaud !</text:p>
      <text:p text:style-name="Standard"/>
      <text:p text:style-name="Standard"/>
      <text:h text:style-name="Heading_20_1" text:outline-level="1"><text:bookmark-start text:name="__RefHeading___Toc385_4132037544"/>Cerises à l'eau de vie<text:bookmark-end text:name="__RefHeading___Toc385_4132037544"/></text:h>
      <text:p text:style-name="Standard"/>
      <text:p text:style-name="Standard">Comme disaient les anciens, « macérer dans l’eau-de-vie,</text:p>
      <text:p text:style-name="Standard">Ça tiendra pour la vie ». Conserver des cerises dans</text:p>
      <text:p text:style-name="Standard">l’alcool vous assure en effet une conservation du produit</text:p>
      <text:p text:style-name="Standard">pendant plusieurs années. Mais on parie que vous finirez</text:p>
      <text:p text:style-name="Standard">le bocal bien avant !</text:p>
      <text:p text:style-name="Standard"/>
      <text:p text:style-name="Standard">Niveau de difficulté</text:p>
      <text:p text:style-name="Standard"><text:soft-page-break/>1/5</text:p>
      <text:p text:style-name="Standard"/>
      <text:p text:style-name="Standard">Note de la communauté</text:p>
      <text:p text:style-name="Standard">4/5 196 </text:p>
      <text:p text:style-name="Standard"/>
      <text:p text:style-name="Standard">Temps de préparation</text:p>
      <text:p text:style-name="Standard">1h</text:p>
      <text:p text:style-name="Standard"/>
      <text:p text:style-name="Standard">Voir la recette en vidéo</text:p>
      <text:p text:style-name="Standard"/>
      <text:p text:style-name="Standard">Liste des ingrédients</text:p>
      <text:p text:style-name="Standard">======================</text:p>
      <text:p text:style-name="Standard">* 1 kg de cerises</text:p>
      <text:p text:style-name="Standard">* 300 g de sucre</text:p>
      <text:p text:style-name="Standard">* 1 litre d'eau de vie de fruit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 0,5 L</text:p>
      <text:p text:style-name="Standard"/>
      <text:p text:style-name="Standard">Préparation</text:p>
      <text:p text:style-name="Standard">============</text:p>
      <text:p text:style-name="Standard">1. Cueillir les cerises avec leur queue puis les laver</text:p>
      <text:p text:style-name="Standard"><text:s/>à l'eau froide et les sécher dans un linge.</text:p>
      <text:p text:style-name="Standard">2. Couper les queues des cerises à environ 1–2 cm puis</text:p>
      <text:p text:style-name="Standard"><text:s/>les ranger dans les bocaux sans les tasser.</text:p>
      <text:p text:style-name="Standard">3. Couvrir de litres d’eau-de-vie, ajouter le sucre,</text:p>
      <text:p text:style-name="Standard"><text:s/>fermer et réserver à l'abri de la lumière 6 mois.</text:p>
      <text:p text:style-name="Standard">4. Ouvrir le bocal, goûter et ajouter du sucre si</text:p>
      <text:p text:style-name="Standard"><text:s/>nécessaire. Refaire le niveau d'eau-de-vie. Patienter à</text:p>
      <text:p text:style-name="Standard"><text:s/>nouveau 6 mois.</text:p>
      <text:p text:style-name="Standard">5. La conservation par l’alcool vous assure une</text:p>
      <text:p text:style-name="Standard"><text:s/>préservation du produit de plusieurs années.</text:p>
      <text:p text:style-name="Standard"/>
      <text:p text:style-name="Standard">Les cerises à l’eau de vie se conservent ainsi des années.</text:p>
      <text:p text:style-name="Standard"/>
      <text:p text:style-name="Standard">L’ABUS D’ALCOOL EST DANGEREUX POUR LA Santé. à CONSOMMER</text:p>
      <text:p text:style-name="Standard">AVEC Modération.</text:p>
      <text:p text:style-name="Standard"/>
      <text:p text:style-name="Standard"/>
      <text:h text:style-name="Heading_20_1" text:outline-level="1"><text:bookmark-start text:name="__RefHeading___Toc387_4132037544"/>Cerises au sirop<text:bookmark-end text:name="__RefHeading___Toc387_4132037544"/></text:h>
      <text:p text:style-name="Standard"/>
      <text:p text:style-name="Standard">Vous voulez vous régaler avec une merveilleuse recette</text:p>
      <text:p text:style-name="Standard"><text:soft-page-break/>sucrée ? Alors tous à la cueillette des cerises pour</text:p>
      <text:p text:style-name="Standard">réaliser de délicieuses conserves de fruits au sirop</text:p>
      <text:p text:style-name="Standard">maison ! Et quoi de plus joli sur une étagère qu’un</text:p>
      <text:p text:style-name="Standard">décoratif bocal de cerises ?</text:p>
      <text:p text:style-name="Standard"/>
      <text:p text:style-name="Standard">Niveau de difficulté</text:p>
      <text:p text:style-name="Standard">1/5</text:p>
      <text:p text:style-name="Standard"/>
      <text:p text:style-name="Standard">Note de la communauté</text:p>
      <text:p text:style-name="Standard">4/5 344 </text:p>
      <text:p text:style-name="Standard"/>
      <text:p text:style-name="Standard">Temps de préparation</text:p>
      <text:p text:style-name="Standard">35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Cerises</text:p>
      <text:p text:style-name="Standard">* Sucre</text:p>
      <text:p text:style-name="Standard">* Eau</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Pour obtenir des conserves de fruits au sirop, il convient</text:p>
      <text:p text:style-name="Standard">d’abord de faire un sirop composé d’eau et de sucre, qui</text:p>
      <text:p text:style-name="Standard">servira de liquide de couverture. Voici ci-dessous les</text:p>
      <text:p text:style-name="Standard">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Pour cette recette au sirop, choisir des cerises</text:p>
      <text:p text:style-name="Standard"><text:s/>saines, les laver et les équeuter.</text:p>
      <text:p text:style-name="Standard">2. Les plonger 1 min dans l'eau bouillante et les</text:p>
      <text:p text:style-name="Standard"><text:s/>égoutter rapidement pour les mettre dans les bocaux Le</text:p>
      <text:p text:style-name="Standard"><text:s/>Parfait Super.</text:p>
      <text:p text:style-name="Standard">3. Recouvrir d'un sirop bouillant jusqu'au trait de</text:p>
      <text:p text:style-name="Standard"><text:s/>niveau ou jusqu'à 2 cm du rebord pour qu'il recouvre</text:p>
      <text:p text:style-name="Standard"><text:s/>complètement les fruits.</text:p>
      <text:p text:style-name="Standard"><text:soft-page-break/>4. Procéder immédiatement au traitement thermique des</text:p>
      <text:p text:style-name="Standard"><text:s/>cerises au sirop pendant 30 minutes à 100°C avec le</text:p>
      <text:p text:style-name="Standard"><text:s/>sirop de fruits léger, et 35 minutes à 100°C pour les</text:p>
      <text:p text:style-name="Standard"><text:s/>autres sirops de cette délicieuse recette sucrée.</text:p>
      <text:p text:style-name="Standard"/>
      <text:p text:style-name="Standard"/>
      <text:h text:style-name="Heading_20_1" text:outline-level="1"><text:bookmark-start text:name="__RefHeading___Toc389_4132037544"/>Chili con carne en conserve<text:bookmark-end text:name="__RefHeading___Toc389_4132037544"/></text:h>
      <text:p text:style-name="Standard"/>
      <text:p text:style-name="Standard">Le chili ! Le plat traditionnel mexicain par excellence</text:p>
      <text:p text:style-name="Standard">qui fleure bon les épices et le piment. Il dépayse les</text:p>
      <text:p text:style-name="Standard">papilles mais gérez bien la poudre de chili avec</text:p>
      <text:p text:style-name="Standard">parcimonie sinon aïe, aïe, aïe, caramba ! A noter, cette</text:p>
      <text:p text:style-name="Standard">recette se prévoit un petit peu à l’avance car les</text:p>
      <text:p text:style-name="Standard">haricots doivent être chouchoutés 12h avant, pour le</text:p>
      <text:p text:style-name="Standard">reste, elle est très simple à réaliser.</text:p>
      <text:p text:style-name="Standard"/>
      <text:p text:style-name="Standard">Niveau de difficulté</text:p>
      <text:p text:style-name="Standard">2/5</text:p>
      <text:p text:style-name="Standard"/>
      <text:p text:style-name="Standard">Note de la communauté</text:p>
      <text:p text:style-name="Standard">4/5 238 </text:p>
      <text:p text:style-name="Standard"/>
      <text:p text:style-name="Standard">Temps de préparation</text:p>
      <text:p text:style-name="Standard">1h + 12h de trempage</text:p>
      <text:p text:style-name="Standard"/>
      <text:p text:style-name="Standard">Temps de traitement thermique</text:p>
      <text:p text:style-name="Standard">2h30</text:p>
      <text:p text:style-name="Standard"/>
      <text:p text:style-name="Standard">Liste des ingrédients</text:p>
      <text:p text:style-name="Standard">======================</text:p>
      <text:p text:style-name="Standard">* 250 g de bœuf haché</text:p>
      <text:p text:style-name="Standard">* 150 g de haricots rouges secs</text:p>
      <text:p text:style-name="Standard">* 50 g de concentré de tomates</text:p>
      <text:p text:style-name="Standard">* 1 gousse d'ail</text:p>
      <text:p text:style-name="Standard">* 2 oignons</text:p>
      <text:p text:style-name="Standard">* 2 carottes</text:p>
      <text:p text:style-name="Standard">* 1 poivron vert</text:p>
      <text:p text:style-name="Standard">* 1 c. à c. de cumin</text:p>
      <text:p text:style-name="Standard">* 1 c. à c. d'huile d'olive</text:p>
      <text:p text:style-name="Standard">* 1 à 3 c. à c. de poudre de chili (au goût)</text:p>
      <text:p text:style-name="Standard">* Sel et poivre</text:p>
      <text:p text:style-name="Standard"/>
      <text:p text:style-name="Standard">Nombre de personnes</text:p>
      <text:p text:style-name="Standard">===================</text:p>
      <text:p text:style-name="Standard"/>
      <text:p text:style-name="Standard">2</text:p>
      <text:p text:style-name="Standard"/>
      <text:p text:style-name="Standard">Bocal conseillé</text:p>
      <text:p text:style-name="Standard"><text:soft-page-break/>================</text:p>
      <text:p text:style-name="Standard">Terrines <text:s/>Super 1000</text:p>
      <text:p text:style-name="Standard"/>
      <text:p text:style-name="Standard">Préparation</text:p>
      <text:p text:style-name="Standard">============</text:p>
      <text:p text:style-name="Standard">1. Rincer les haricots à l'eau froide puis les couvrir</text:p>
      <text:p text:style-name="Standard"><text:s/>de 3 fois leur volume en eau et les laisser tremper 12h.</text:p>
      <text:p text:style-name="Standard">2. Egoutter les haricots puis les disposer dans une</text:p>
      <text:p text:style-name="Standard"><text:s/>casserole. Les recouvrir d'eau puis porter à ébullition</text:p>
      <text:p text:style-name="Standard"><text:s/>et laisser mijoter pendant 15 à 20 min selon la taille</text:p>
      <text:p text:style-name="Standard"><text:s/>des haricots. Penser à arroser régulièrement d'eau, les</text:p>
      <text:p text:style-name="Standard"><text:s/>haricots ne doivent pas émerger. Les haricots ne</text:p>
      <text:p text:style-name="Standard"><text:s/>doivent pas être complètement cuits à ce stade, ils</text:p>
      <text:p text:style-name="Standard"><text:s/>doivent être encore durs.</text:p>
      <text:p text:style-name="Standard">3. Pendant ce temps couper les carottes en rondelles,</text:p>
      <text:p text:style-name="Standard"><text:s/>hacher les oignons et l'ail, émincer le poivron.</text:p>
      <text:p text:style-name="Standard">4. Dans une poêle, verser un peu d'huile et faire</text:p>
      <text:p text:style-name="Standard"><text:s/>caraméliser les carottes, ajouter les oignons, l'ail,</text:p>
      <text:p text:style-name="Standard"><text:s/>le poivron et laisser cuire pendant 5 min.</text:p>
      <text:p text:style-name="Standard">5. Dans une seconde poêle, faire brunir le bœuf puis</text:p>
      <text:p text:style-name="Standard"><text:s/>ajouter les légumes, le concentré de tomates et les</text:p>
      <text:p text:style-name="Standard"><text:s/>haricots égouttés. Saler, poivrer, ajouter le cumin,</text:p>
      <text:p text:style-name="Standard"><text:s/>puis assaisonner à votre goût avec la poudre de chili</text:p>
      <text:p text:style-name="Standard"><text:s/>et laisser mijoter encore 5 minutes. Conseil : Le chili</text:p>
      <text:p text:style-name="Standard"><text:s/>doit avoir l'air « trop liquide » à ce stade, comme une</text:p>
      <text:p text:style-name="Standard"><text:s/>soupe épaisse, c'est normal. Ajouter du concentré de</text:p>
      <text:p text:style-name="Standard"><text:s/>tomates s'il semble trop épais.</text:p>
      <text:p text:style-name="Standard">6. Pendant ce temps, laver les bocaux à l'eau très</text:p>
      <text:p text:style-name="Standard"><text:s/>chaude, les laisser sécher à l'air libre et</text:p>
      <text:p text:style-name="Standard"><text:s/>ébouillanter les rondelles.</text:p>
      <text:p text:style-name="Standard">7. Répartir la préparation dans les terrines </text:p>
      <text:p text:style-name="Standard"><text:s/>Super jusqu'à 2 cm du rebord. Fermer et procéder</text:p>
      <text:p text:style-name="Standard"><text:s/>immédiatement au traitement thermique pendant 2h30 à</text:p>
      <text:p text:style-name="Standard"><text:s/>100°C.</text:p>
      <text:p text:style-name="Standard"/>
      <text:p text:style-name="Standard"/>
      <text:h text:style-name="Heading_20_1" text:outline-level="1"><text:bookmark-start text:name="__RefHeading___Toc391_4132037544"/>Chorba<text:bookmark-end text:name="__RefHeading___Toc391_4132037544"/></text:h>
      <text:p text:style-name="Standard"/>
      <text:p text:style-name="Standard">La chorba est la soupe traditionnelle d’Afrique du Nord.</text:p>
      <text:p text:style-name="Standard">Généreuse et gourmande, vous apprécierez ses arômes épicés</text:p>
      <text:p text:style-name="Standard">qui font voyager. Avec cette recette, vous pourrez dire :</text:p>
      <text:p text:style-name="Standard">« c’est bon comme là-bas ! »</text:p>
      <text:p text:style-name="Standard"/>
      <text:p text:style-name="Standard">Niveau de difficulté</text:p>
      <text:p text:style-name="Standard">2/5</text:p>
      <text:p text:style-name="Standard"/>
      <text:p text:style-name="Standard">Note de la communauté</text:p>
      <text:p text:style-name="Standard">3/5 7 </text:p>
      <text:p text:style-name="Standard"><text:soft-page-break/></text:p>
      <text:p text:style-name="Standard">Temps de préparation</text:p>
      <text:p text:style-name="Standard">1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800g d'agneau en morceau</text:p>
      <text:p text:style-name="Standard">* 4 petites courgettes</text:p>
      <text:p text:style-name="Standard">* 1 kg de tomates</text:p>
      <text:p text:style-name="Standard">* 300 g de pois chiches cuits</text:p>
      <text:p text:style-name="Standard">* 2 oignons</text:p>
      <text:p text:style-name="Standard">* 1 cuillère à soupe d'huile d'olives</text:p>
      <text:p text:style-name="Standard">* 1 cuillère à café de cumin en poudre</text:p>
      <text:p text:style-name="Standard">* 2 pincées de piment</text:p>
      <text:p text:style-name="Standard">* Au moment de servir : 75g de vermicelles</text:p>
      <text:p text:style-name="Standard">* 1 bouquet de coriandre</text:p>
      <text:p text:style-name="Standard">* 1 bouquet de menthe</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Nettoyer, épépiner et couper les tomates en cube.</text:p>
      <text:p text:style-name="Standard"><text:s/>Emincer les oignons. Rincer les courgettes et les</text:p>
      <text:p text:style-name="Standard"><text:s/>couper en rondelles (ne pas utiliser les extrémités).</text:p>
      <text:p text:style-name="Standard">2. Dans une cocotte, faire dorer la viande dans l'huile</text:p>
      <text:p text:style-name="Standard"><text:s/>d'olive puis ajouter oignons et courgettes en</text:p>
      <text:p text:style-name="Standard"><text:s/>mélangeant durant 2 minutes puis ajouter les tomates,</text:p>
      <text:p text:style-name="Standard"><text:s/>les pois chiches, le cumin, le piment et saler.</text:p>
      <text:p text:style-name="Standard"><text:s/>Mélanger, couvrir d'eau, porter à ébullition puis</text:p>
      <text:p text:style-name="Standard"><text:s/>laisser mijoter à petit feu durant 1h.</text:p>
      <text:p text:style-name="Standard">3. Remplir sans attendre vos bocaux jusqu'à 2 cm du</text:p>
      <text:p text:style-name="Standard"><text:s/>rebord. Fermer et procéder immédiatement au traitement</text:p>
      <text:p text:style-name="Standard"><text:s/>thermique, 1h30 à 100°C.</text:p>
      <text:p text:style-name="Standard"/>
      <text:p text:style-name="Standard">Au moment de consommer : faire réchauffer le contenu de</text:p>
      <text:p text:style-name="Standard">vos bocaux en ajoutant un petit bouquet de coriandre et un</text:p>
      <text:p text:style-name="Standard">petit bouquet de menthe durant 10 minutes. A l’aide d’une</text:p>
      <text:p text:style-name="Standard">écumoire, retirer la viande et les herbes puis porter à</text:p>
      <text:p text:style-name="Standard">ébullition et ajouter y les vermicelles. Faire cuire 2</text:p>
      <text:p text:style-name="Standard"><text:soft-page-break/>minutes puis remettre la viande dans la soupe. Mélanger et</text:p>
      <text:p text:style-name="Standard">servir bien chaud.</text:p>
      <text:p text:style-name="Standard"/>
      <text:p text:style-name="Standard"/>
      <text:h text:style-name="Heading_20_1" text:outline-level="1"><text:bookmark-start text:name="__RefHeading___Toc393_4132037544"/>Chou-fleur au naturel<text:bookmark-end text:name="__RefHeading___Toc393_4132037544"/></text:h>
      <text:p text:style-name="Standard"/>
      <text:p text:style-name="Standard">Vous surveillez votre ligne ? Alors nous vous livrons ici</text:p>
      <text:p text:style-name="Standard">la recette légère d’une délicieuse plante potagère : le</text:p>
      <text:p text:style-name="Standard">chou-fleur en conserve. C’est la base idéale pour un</text:p>
      <text:p text:style-name="Standard">délicieux chou-fleur en salade.</text:p>
      <text:p text:style-name="Standard"/>
      <text:p text:style-name="Standard">Niveau de difficulté</text:p>
      <text:p text:style-name="Standard">1/5</text:p>
      <text:p text:style-name="Standard"/>
      <text:p text:style-name="Standard">Note de la communauté</text:p>
      <text:p text:style-name="Standard">4/5 231 </text:p>
      <text:p text:style-name="Standard"/>
      <text:p text:style-name="Standard">Temps de préparation</text:p>
      <text:p text:style-name="Standard">1h30</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Chou-fleur</text:p>
      <text:p text:style-name="Standard">* Sel</text:p>
      <text:p text:style-name="Standard">* Vinaigre ou citron</text:p>
      <text:p text:style-name="Standard"/>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pour cette recette diététique des</text:p>
      <text:p text:style-name="Standard"><text:s/>choux-fleurs frais, blancs et serrés.</text:p>
      <text:p text:style-name="Standard">2. Les partager en assez gros bouquets et couper les</text:p>
      <text:p text:style-name="Standard"><text:s/>queues trop longues et les parties vertes.</text:p>
      <text:p text:style-name="Standard">3. Faire baigner les bouquets dans de l'eau froide,</text:p>
      <text:p text:style-name="Standard"><text:soft-page-break/><text:s/>salée et vinaigrée pendant 1 heure. Les retirer.</text:p>
      <text:p text:style-name="Standard">4. Commencer la cuisson du chou-fleur en le plongeant</text:p>
      <text:p text:style-name="Standard"><text:s/>dans l'eau bouillante 2 à 3 minutes avant de le plonger</text:p>
      <text:p text:style-name="Standard"><text:s/>à nouveau dans de l'eau froide pendant 10 minutes.</text:p>
      <text:p text:style-name="Standard">5. Placer le chou-fleur dans les bocaux </text:p>
      <text:p text:style-name="Standard"><text:s/>Super et les couvrir avec une saumure bouillante, salée</text:p>
      <text:p text:style-name="Standard"><text:s/>à 15 g/litre avec une cuillerée à café de vinaigre (ou</text:p>
      <text:p text:style-name="Standard"><text:s/>citron)/litre, jusqu'à 2 cm du rebord.</text:p>
      <text:p text:style-name="Standard">6. Fermer et procéder immédiatement à la stérilisation</text:p>
      <text:p text:style-name="Standard"><text:s/>des légumes (traitement thermique) pendant 45 min à</text:p>
      <text:p text:style-name="Standard"><text:s/>100°C.</text:p>
      <text:p text:style-name="Standard"/>
      <text:p text:style-name="Standard"/>
      <text:h text:style-name="Heading_20_1" text:outline-level="1"><text:bookmark-start text:name="__RefHeading___Toc395_4132037544"/>Chou rouge cuisiné en conserve<text:bookmark-end text:name="__RefHeading___Toc395_4132037544"/></text:h>
      <text:p text:style-name="Standard"/>
      <text:p text:style-name="Standard">Dans cette recette, le chou rouge reste nature pour</text:p>
      <text:p text:style-name="Standard">pouvoir être accommodé comme vous le désirez au moment de</text:p>
      <text:p text:style-name="Standard">le consommer. Cette conservation lui laisse tous ses</text:p>
      <text:p text:style-name="Standard">bienfaits et ses saveurs, un régal !</text:p>
      <text:p text:style-name="Standard"/>
      <text:p text:style-name="Standard">Niveau de</text:p>
      <text:p text:style-name="Standard">difficulté</text:p>
      <text:p text:style-name="Standard">1/5</text:p>
      <text:p text:style-name="Standard"/>
      <text:p text:style-name="Standard">Note de la communauté</text:p>
      <text:p text:style-name="Standard">4/5 204 parsy philippe</text:p>
      <text:p text:style-name="Standard"/>
      <text:p text:style-name="Standard">Temps de préparation</text:p>
      <text:p text:style-name="Standard">15 min</text:p>
      <text:p text:style-name="Standard"/>
      <text:p text:style-name="Standard">Temps de traitement thermique</text:p>
      <text:p text:style-name="Standard">90 min</text:p>
      <text:p text:style-name="Standard"/>
      <text:p text:style-name="Standard">Liste des ingrédients</text:p>
      <text:p text:style-name="Standard">======================</text:p>
      <text:p text:style-name="Standard">* 1 chou rouge</text:p>
      <text:p text:style-name="Standard">* Sel, poivre</text:p>
      <text:p text:style-name="Standard">* Sucre</text:p>
      <text:p text:style-name="Standard">* Vinaigre</text:p>
      <text:p text:style-name="Standard">* Laurier</text:p>
      <text:p text:style-name="Standard"/>
      <text:p text:style-name="Standard">Nombre de personnes</text:p>
      <text:p text:style-name="Standard">===================</text:p>
      <text:p text:style-name="Standard"/>
      <text:p text:style-name="Standard">7 à 8 personnes</text:p>
      <text:p text:style-name="Standard"/>
      <text:p text:style-name="Standard">Bocal conseillé</text:p>
      <text:p text:style-name="Standard">================</text:p>
      <text:p text:style-name="Standard"><text:soft-page-break/>8 Terrines <text:s/>Familia Wiss</text:p>
      <text:p text:style-name="Standard"/>
      <text:p text:style-name="Standard">Préparation</text:p>
      <text:p text:style-name="Standard">============</text:p>
      <text:p text:style-name="Standard">1. Débarrasser le chou des feuilles abimées et</text:p>
      <text:p text:style-name="Standard"><text:s/>flétries. Le couper en deux et retirer le trognon.</text:p>
      <text:p text:style-name="Standard">2. Le hacher menu ou le tailler en julienne puis le</text:p>
      <text:p text:style-name="Standard"><text:s/>laisser reposer une nuit après l'avoir saupoudré d'un</text:p>
      <text:p text:style-name="Standard"><text:s/>peu de sel et sucre puis arrosé d'un peu de vinaigre.</text:p>
      <text:p text:style-name="Standard">3. Mettre le chou en bocaux avec le jus, ajouter une</text:p>
      <text:p text:style-name="Standard"><text:s/>feuille de laurier, fermer et procéder immédiatement au</text:p>
      <text:p text:style-name="Standard"><text:s/>traitement thermique, 90 minutes à 100°C.</text:p>
      <text:p text:style-name="Standard"/>
      <text:p text:style-name="Standard">Conseil : Au moment de servir, mélanger le chou rouge à</text:p>
      <text:p text:style-name="Standard">des pommes épluchées et coupées en gros morceaux et</text:p>
      <text:p text:style-name="Standard">laisser mijoter une demi-heure.</text:p>
      <text:p text:style-name="Standard"/>
      <text:p text:style-name="Standard"/>
      <text:h text:style-name="Heading_20_1" text:outline-level="1"><text:bookmark-start text:name="__RefHeading___Toc397_4132037544"/>Choucroute au gingembre<text:bookmark-end text:name="__RefHeading___Toc397_4132037544"/></text:h>
      <text:p text:style-name="Standard"/>
      <text:p text:style-name="Standard">Goutez à cette surprenante recette de choucroute fermentée</text:p>
      <text:p text:style-name="Standard">à la saveur exotique. Une association singulière qui</text:p>
      <text:p text:style-name="Standard">change de la traditionnelle choucroute alsacienne tout en</text:p>
      <text:p text:style-name="Standard">bénéficiant des mêmes bienfaits nutritionnels. L’essayer,</text:p>
      <text:p text:style-name="Standard">c’est l’adopter !</text:p>
      <text:p text:style-name="Standard"/>
      <text:p text:style-name="Standard">Niveau de difficulté</text:p>
      <text:p text:style-name="Standard">2/5</text:p>
      <text:p text:style-name="Standard"/>
      <text:p text:style-name="Standard">Note de la communauté</text:p>
      <text:p text:style-name="Standard">5/5 10 </text:p>
      <text:p text:style-name="Standard"/>
      <text:p text:style-name="Standard">Temps de préparation</text:p>
      <text:p text:style-name="Standard">45 minutes</text:p>
      <text:p text:style-name="Standard"/>
      <text:p text:style-name="Standard">Liste des ingrédients</text:p>
      <text:p text:style-name="Standard">======================</text:p>
      <text:p text:style-name="Standard">980 g de chou blanc</text:p>
      <text:p text:style-name="Standard"/>
      <text:p text:style-name="Standard">14 g gingembre</text:p>
      <text:p text:style-name="Standard"/>
      <text:p text:style-name="Standard">17 g sel</text:p>
      <text:p text:style-name="Standard"/>
      <text:p text:style-name="Standard">11 feuilles de laurier</text:p>
      <text:p text:style-name="Standard"/>
      <text:p text:style-name="Standard">1 bocal <text:s/>Super 1L</text:p>
      <text:p text:style-name="Standard"/>
      <text:p text:style-name="Standard">Nombre de personnes</text:p>
      <text:p text:style-name="Standard"><text:soft-page-break/>===================</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Avant de commencer, nous vous invitons à consulter</text:p>
      <text:p text:style-name="Standard"><text:s/>notre rubrique mode d'emploi afin de tout savoir</text:p>
      <text:p text:style-name="Standard"><text:s/>sur le processus de fermentation !</text:p>
      <text:p text:style-name="Standard">2. Enlever le cœur du chou et conserver une feuille</text:p>
      <text:p text:style-name="Standard"><text:s/>entière à part. émincer le chou finement et le placer</text:p>
      <text:p text:style-name="Standard"><text:s/>dans un saladier.</text:p>
      <text:p text:style-name="Standard">3. R per le gingembre (avec une râpe à fromage par</text:p>
      <text:p text:style-name="Standard"><text:s/>exemple). Mélanger le sel, le gingembre et le chou</text:p>
      <text:p text:style-name="Standard"><text:s/>émincé entre vos doigts.</text:p>
      <text:p text:style-name="Standard">4. Presser le mélange avec les doigts jusqu’à faire</text:p>
      <text:p text:style-name="Standard"><text:s/>dégorger le jus du chou par osmose. Vous pouvez laisser</text:p>
      <text:p text:style-name="Standard"><text:s/>reposer 5 minutes et recommencer un peu à presser pour</text:p>
      <text:p text:style-name="Standard"><text:s/>faire dégorger davantage.</text:p>
      <text:p text:style-name="Standard">5. Placer la préparation (avec son jus) dans un bocal</text:p>
      <text:p text:style-name="Standard"><text:s/>en tassant bien pour ne pas enfermer d’oxygène. Il faut</text:p>
      <text:p text:style-name="Standard"><text:s/>garder environ 2 cm d’espace entre les légumes et le</text:p>
      <text:p text:style-name="Standard"><text:s/>haut du bocal. Sur le dessus placer les feuilles de</text:p>
      <text:p text:style-name="Standard"><text:s/>laurier, puis la feuille de chou entière.</text:p>
      <text:p text:style-name="Standard">6. Nettoyer bien les bords.</text:p>
      <text:p text:style-name="Standard">7. Fermer le bocal avec le joint en caoutchouc. Le</text:p>
      <text:p text:style-name="Standard"><text:s/>placer à température ambiante hors des rayons directs</text:p>
      <text:p text:style-name="Standard"><text:s/>du soleil, sur une petite coupelle, au cas où un peu de</text:p>
      <text:p text:style-name="Standard"><text:s/>jus déborderait.</text:p>
      <text:p text:style-name="Standard"/>
      <text:p text:style-name="Standard"/>
      <text:h text:style-name="Heading_20_1" text:outline-level="1"><text:bookmark-start text:name="__RefHeading___Toc399_4132037544"/>Choucroute garnie en conserve<text:bookmark-end text:name="__RefHeading___Toc399_4132037544"/></text:h>
      <text:p text:style-name="Standard"/>
      <text:p text:style-name="Standard">Les saveurs de l’Alsace dans un bocal, c’est possible et</text:p>
      <text:p text:style-name="Standard">délicieux ! Alors essayez vite chez vous cette incroyable</text:p>
      <text:p text:style-name="Standard">recette de choucroute maison, et régalez les gourmands de</text:p>
      <text:p text:style-name="Standard">votre famille avec des assiettes bien… garnies !</text:p>
      <text:p text:style-name="Standard"/>
      <text:p text:style-name="Standard">Niveau de difficulté</text:p>
      <text:p text:style-name="Standard">1/5</text:p>
      <text:p text:style-name="Standard"/>
      <text:p text:style-name="Standard">Note de la communauté</text:p>
      <text:p text:style-name="Standard">4/5 122 </text:p>
      <text:p text:style-name="Standard"/>
      <text:p text:style-name="Standard">Temps de préparation</text:p>
      <text:p text:style-name="Standard"><text:soft-page-break/>1h15</text:p>
      <text:p text:style-name="Standard"/>
      <text:p text:style-name="Standard">Temps de traitement thermique</text:p>
      <text:p text:style-name="Standard">2h</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choucroute crue</text:p>
      <text:p text:style-name="Standard">* Garniture : saucisse de Strasbourg, lard fumé,</text:p>
      <text:p text:style-name="Standard"><text:s/>saucisses fumées, palette…</text:p>
      <text:p text:style-name="Standard">* 4 à 5 pommes de terre</text:p>
      <text:p text:style-name="Standard">* 50 de saindoux</text:p>
      <text:p text:style-name="Standard">* 20 g de fond de volaille</text:p>
      <text:p text:style-name="Standard">* 1/4 L de vin blanc sec</text:p>
      <text:p text:style-name="Standard">* Aromates (laurier, thym, baies de genièvre, clou de</text:p>
      <text:p text:style-name="Standard"><text:s/>girofle, cumin en poudre, etc.)</text:p>
      <text:p text:style-name="Standard">* Sel, poivre</text:p>
      <text:p text:style-name="Standard"/>
      <text:p text:style-name="Standard">Nombre de personnes</text:p>
      <text:p text:style-name="Standard">===================</text:p>
      <text:p text:style-name="Standard"/>
      <text:p text:style-name="Standard">6 à 8 personnes</text:p>
      <text:p text:style-name="Standard"/>
      <text:p text:style-name="Standard">Bocal conseillé</text:p>
      <text:p text:style-name="Standard">================</text:p>
      <text:p text:style-name="Standard">Bocaux <text:s/>Super 1 litre</text:p>
      <text:p text:style-name="Standard"/>
      <text:p text:style-name="Standard">Préparation</text:p>
      <text:p text:style-name="Standard">============</text:p>
      <text:p text:style-name="Standard">1. Blanchir la choucroute dans plusieurs eaux :</text:p>
      <text:p text:style-name="Standard"><text:s/>préparer comme pour une consommation immédiate.</text:p>
      <text:p text:style-name="Standard"><text:s/>Blanchir, égoutter et blanchir à nouveau en changeant</text:p>
      <text:p text:style-name="Standard"><text:s/>l'eau, et cela à plusieurs reprises selon votre goût.</text:p>
      <text:p text:style-name="Standard">2. Faire fondre le saindoux, puis ajouter la</text:p>
      <text:p text:style-name="Standard"><text:s/>choucroute, le fond de volaille, le vin blanc, les</text:p>
      <text:p text:style-name="Standard"><text:s/>baies de genièvre, les aromates. Saler, poivrer et</text:p>
      <text:p text:style-name="Standard"><text:s/>laisser cuire 1h, à couvert, sur feu moyen.</text:p>
      <text:p text:style-name="Standard">3. Pendant ce temps, faire cuire les pommes de terre</text:p>
      <text:p text:style-name="Standard"><text:s/>ainsi que tous les éléments qui doivent être cuits</text:p>
      <text:p text:style-name="Standard"><text:s/>(saucisses, palette, lard, etc.).</text:p>
      <text:p text:style-name="Standard">4. Quand la cuisson est terminée, la mettre sans</text:p>
      <text:p text:style-name="Standard"><text:s/>attendre dans les bocaux avec les éléments de garniture</text:p>
      <text:p text:style-name="Standard"><text:s/>jusqu'à 2 cm du rebord sans tasser exagérément.</text:p>
      <text:p text:style-name="Standard">5. Fermer et procéder immédiatement au traitement</text:p>
      <text:p text:style-name="Standard"><text:s/>thermique pendant 2h à 100°C. Votre choucroute garnie</text:p>
      <text:p text:style-name="Standard"><text:s/>en conserve est prête !</text:p>
      <text:p text:style-name="Standard"/>
      <text:p text:style-name="Standard"><text:soft-page-break/></text:p>
      <text:h text:style-name="Heading_20_1" text:outline-level="1"><text:bookmark-start text:name="__RefHeading___Toc401_4132037544"/>Choux de Bruxelles au naturel<text:bookmark-end text:name="__RefHeading___Toc401_4132037544"/></text:h>
      <text:p text:style-name="Standard"/>
      <text:p text:style-name="Standard">Au naturel, les choux de Bruxelles, vous offriront toutes</text:p>
      <text:p text:style-name="Standard">leurs vertus nutritionnelles : vitamines, sels minéraux,</text:p>
      <text:p text:style-name="Standard">tout ça avec très peu de calories, le top quoi. Très</text:p>
      <text:p text:style-name="Standard">important, pour éviter les désagréments qui font sa</text:p>
      <text:p text:style-name="Standard">réputation, lavez bien les choux dans plusieurs eaux. Cela</text:p>
      <text:p text:style-name="Standard">permet de supprimer le souffre qu’il contient. Vous</text:p>
      <text:p text:style-name="Standard">pourrez alors ne profiter que de leurs bienfaits.</text:p>
      <text:p text:style-name="Standard">Finalement, bien lavés, ils sont véritablement choux !</text:p>
      <text:p text:style-name="Standard"/>
      <text:p text:style-name="Standard">Niveau de difficulté</text:p>
      <text:p text:style-name="Standard">1/5</text:p>
      <text:p text:style-name="Standard"/>
      <text:p text:style-name="Standard">Note de la communauté</text:p>
      <text:p text:style-name="Standard">4/5 105 </text:p>
      <text:p text:style-name="Standard"/>
      <text:p text:style-name="Standard">Temps de préparation</text:p>
      <text:p text:style-name="Standard">30 min enviro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Choux de Bruxelle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choux bien verts, les éplucher et les</text:p>
      <text:p text:style-name="Standard"><text:s/>laver dans plusieurs eaux.</text:p>
      <text:p text:style-name="Standard">2. Les blanchir dans l'eau bouillante pendant 3 à 5</text:p>
      <text:p text:style-name="Standard"><text:s/>minutes puis les plonger dans l'eau froide jusqu'à</text:p>
      <text:p text:style-name="Standard"><text:s/>complet refroidissement.</text:p>
      <text:p text:style-name="Standard">3. Les égoutter et les mettre dans les bocaux Le</text:p>
      <text:p text:style-name="Standard"><text:soft-page-break/><text:s/>Parfait Super.</text:p>
      <text:p text:style-name="Standard">4. Couvrir avec une saumure bouillante salée à 20</text:p>
      <text:p text:style-name="Standard"><text:s/>g/litre jusqu'à 2 cm du rebord.</text:p>
      <text:p text:style-name="Standard">5. Fermer et procéder immédiatement au traitement</text:p>
      <text:p text:style-name="Standard"><text:s/>thermique pendant 45 minutes à 100°C.</text:p>
      <text:p text:style-name="Standard"/>
      <text:p text:style-name="Standard"/>
      <text:h text:style-name="Heading_20_1" text:outline-level="1"><text:bookmark-start text:name="__RefHeading___Toc403_4132037544"/>Chutney à l'ananas<text:bookmark-end text:name="__RefHeading___Toc403_4132037544"/></text:h>
      <text:p text:style-name="Standard"/>
      <text:p text:style-name="Standard">Il y a le jus d’ananas et aussi son chutney qui fleure bon</text:p>
      <text:p text:style-name="Standard">l’exotisme ! Idéal pour accompagner un poulet au curry, il</text:p>
      <text:p text:style-name="Standard">pourra également agrémenter tout type de viande pour</text:p>
      <text:p text:style-name="Standard">changer du quotidien.</text:p>
      <text:p text:style-name="Standard"/>
      <text:p text:style-name="Standard">Niveau de difficulté</text:p>
      <text:p text:style-name="Standard">1/5</text:p>
      <text:p text:style-name="Standard"/>
      <text:p text:style-name="Standard">Note de la communauté</text:p>
      <text:p text:style-name="Standard">4/5 5 </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Voir la recette en vidéo</text:p>
      <text:p text:style-name="Standard"/>
      <text:p text:style-name="Standard">Liste des ingrédients</text:p>
      <text:p text:style-name="Standard">======================</text:p>
      <text:p text:style-name="Standard">* 1 ananas</text:p>
      <text:p text:style-name="Standard">* 200 g d'oignons</text:p>
      <text:p text:style-name="Standard">* 2 dl de vinaigre de cidre</text:p>
      <text:p text:style-name="Standard">* 1 citron vert</text:p>
      <text:p text:style-name="Standard">* 100 g de cassonade</text:p>
      <text:p text:style-name="Standard">* 30 g de gingembre frais</text:p>
      <text:p text:style-name="Standard">* 1 petit piment</text:p>
      <text:p text:style-name="Standard">* 1 cuillerée à café de graines de coriandre</text:p>
      <text:p text:style-name="Standard">* 2 clous de girofle</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Terrines <text:s/>Super ou Familia Wiss</text:p>
      <text:p text:style-name="Standard"><text:soft-page-break/></text:p>
      <text:p text:style-name="Standard">Préparation</text:p>
      <text:p text:style-name="Standard">============</text:p>
      <text:p text:style-name="Standard">1. Peler l'ananas et le couper en rondelles de 1 cm</text:p>
      <text:p text:style-name="Standard"><text:s/>d'épaisseur puis en petits éventails. Peler et émincer</text:p>
      <text:p text:style-name="Standard"><text:s/>les oignons, peler et couper le gingembre en fins</text:p>
      <text:p text:style-name="Standard"><text:s/>bâtonnets, prélever un petit ruban de zeste de citron</text:p>
      <text:p text:style-name="Standard"><text:s/>et couper le piment en petites rondelles. Presser le</text:p>
      <text:p text:style-name="Standard"><text:s/>citron.</text:p>
      <text:p text:style-name="Standard">2. Verser le vinaigre dans une casserole, ajouter la</text:p>
      <text:p text:style-name="Standard"><text:s/>cassonade, les oignons, les épices, le zeste et le jus</text:p>
      <text:p text:style-name="Standard"><text:s/>de citron. Porter à ébullition puis ajouter les</text:p>
      <text:p text:style-name="Standard"><text:s/>éventails d'ananas et laisser cuire 30 minutes à feu</text:p>
      <text:p text:style-name="Standard"><text:s/>modéré en tournant de temps en temps.</text:p>
      <text:p text:style-name="Standard">3. Remplir immédiatement vos bocaux <text:s/>jusqu'à</text:p>
      <text:p text:style-name="Standard"><text:s/>2cm du rebord et procéder sans attendre au traitement</text:p>
      <text:p text:style-name="Standard"><text:s/>thermique 60 min 100°C.</text:p>
      <text:p text:style-name="Standard">Conseil : idéal pour accompagner le poulet au curry !</text:p>
      <text:p text:style-name="Standard"/>
      <text:p text:style-name="Standard"/>
      <text:h text:style-name="Heading_20_1" text:outline-level="1"><text:bookmark-start text:name="__RefHeading___Toc405_4132037544"/>Chutney aux poivrons et baies Goji<text:bookmark-end text:name="__RefHeading___Toc405_4132037544"/></text:h>
      <text:p text:style-name="Standard"/>
      <text:p text:style-name="Standard">Les Chutneys présentent souvent des arômes audacieux.</text:p>
      <text:p text:style-name="Standard">Celui-ci ne déroge pas à la règle avec son poivron rouge,</text:p>
      <text:p text:style-name="Standard">ses variétés de pomme, ses raisins secs, son vinaigre de</text:p>
      <text:p text:style-name="Standard">Xérès et encore mille autres merveilles à déguster sans</text:p>
      <text:p text:style-name="Standard">attendre.</text:p>
      <text:p text:style-name="Standard"/>
      <text:p text:style-name="Standard">Niveau de difficulté</text:p>
      <text:p text:style-name="Standard">1/5</text:p>
      <text:p text:style-name="Standard"/>
      <text:p text:style-name="Standard">Note de la communauté</text:p>
      <text:p text:style-name="Standard">3/5 92 </text:p>
      <text:p text:style-name="Standard"/>
      <text:p text:style-name="Standard">Temps de préparation</text:p>
      <text:p text:style-name="Standard">45 min</text:p>
      <text:p text:style-name="Standard"/>
      <text:p text:style-name="Standard">Temps de traitement thermique</text:p>
      <text:p text:style-name="Standard">45 min</text:p>
      <text:p text:style-name="Standard"/>
      <text:p text:style-name="Standard">Voir la recette en vidéo</text:p>
      <text:p text:style-name="Standard"/>
      <text:p text:style-name="Standard">Liste des ingrédients</text:p>
      <text:p text:style-name="Standard">======================</text:p>
      <text:p text:style-name="Standard">* Pour trois bocaux (200/255 ml) ou deux bocaux (350/435</text:p>
      <text:p text:style-name="Standard"><text:s/>ml) :</text:p>
      <text:p text:style-name="Standard">* 1 gros poivron rouge</text:p>
      <text:p text:style-name="Standard">* 2 oignons rouges</text:p>
      <text:p text:style-name="Standard"><text:soft-page-break/>* 1 pomme golden</text:p>
      <text:p text:style-name="Standard">* 1 pomme Jonagold</text:p>
      <text:p text:style-name="Standard">* 200 g de cassonade</text:p>
      <text:p text:style-name="Standard">* 3 cl de vinaigre de Xérès</text:p>
      <text:p text:style-name="Standard">* 50 g de raisins secs</text:p>
      <text:p text:style-name="Standard">* 100 g de baies de Goji</text:p>
      <text:p text:style-name="Standard">* 1 demi petite betterave rouge cuite</text:p>
      <text:p text:style-name="Standard">* 1 cm de gingembre frais</text:p>
      <text:p text:style-name="Standard">* quelques graines de fenoui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gonfler les raisins secs et les baies de Goji</text:p>
      <text:p text:style-name="Standard"><text:s/>dans du thé chaud pendant quelques minutes. Eplucher le</text:p>
      <text:p text:style-name="Standard"><text:s/>poivron rouge. Eplucher les variétés de pommes et les</text:p>
      <text:p text:style-name="Standard"><text:s/>oignons. Tailler tous les légumes en petits dés.</text:p>
      <text:p text:style-name="Standard">2. Mettre dans une sauteuse le sucre et le vinaigre de</text:p>
      <text:p text:style-name="Standard"><text:s/>Xérès puis faire fondre à feu doux. Ajouter tous les</text:p>
      <text:p text:style-name="Standard"><text:s/>légumes (sauf la betterave), ainsi que les petits</text:p>
      <text:p text:style-name="Standard"><text:s/>morceaux de gingembre et les graines de fenouil.</text:p>
      <text:p text:style-name="Standard">3. Faire compoter et réduire pendant une vingtaine de</text:p>
      <text:p text:style-name="Standard"><text:s/>minutes en mélangeant. Ajouter les dés de la</text:p>
      <text:p text:style-name="Standard"><text:s/>demi-betterave.</text:p>
      <text:p text:style-name="Standard">4. Mettre en pots Cette recette de chutney et procéder</text:p>
      <text:p text:style-name="Standard"><text:s/>immédiatement à la stérilisation (traitement thermique)</text:p>
      <text:p text:style-name="Standard"><text:s/>pendant 45 min à 100°C.</text:p>
      <text:p text:style-name="Standard"/>
      <text:p text:style-name="Standard"/>
      <text:h text:style-name="Heading_20_1" text:outline-level="1"><text:bookmark-start text:name="__RefHeading___Toc407_4132037544"/>Chutney d'échalotes<text:bookmark-end text:name="__RefHeading___Toc407_4132037544"/></text:h>
      <text:p text:style-name="Standard"/>
      <text:p text:style-name="Standard">Réservez une partie de vos plantations pour réaliser un</text:p>
      <text:p text:style-name="Standard">chutney d’échalotes au début de l’été qui ravira vos</text:p>
      <text:p text:style-name="Standard">papilles.</text:p>
      <text:p text:style-name="Standard"/>
      <text:p text:style-name="Standard">Niveau de difficulté</text:p>
      <text:p text:style-name="Standard">1/5</text:p>
      <text:p text:style-name="Standard"/>
      <text:p text:style-name="Standard">Note de la communauté</text:p>
      <text:p text:style-name="Standard">3/5 18 </text:p>
      <text:p text:style-name="Standard"><text:soft-page-break/></text:p>
      <text:p text:style-name="Standard">Temps de préparation</text:p>
      <text:p text:style-name="Standard">15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400g d’échalotes</text:p>
      <text:p text:style-name="Standard">* 3 cuillères à soupe d’huile d’olive</text:p>
      <text:p text:style-name="Standard">* 2 cuillères à soupe de raisins secs</text:p>
      <text:p text:style-name="Standard">* 2 verres de vin rouge</text:p>
      <text:p text:style-name="Standard">* 1 verre de sirop de grenadine</text:p>
      <text:p text:style-name="Standard">* Sel et poivre</text:p>
      <text:p text:style-name="Standard"><text: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Terrine <text:s/>Super 200 ou <text:s/>Familia Wiss 200</text:p>
      <text:p text:style-name="Standard"/>
      <text:p text:style-name="Standard">Préparation</text:p>
      <text:p text:style-name="Standard">============</text:p>
      <text:p text:style-name="Standard">1. Peler et émincer les échalotes dans le sens de la</text:p>
      <text:p text:style-name="Standard"><text:s/>longueur.</text:p>
      <text:p text:style-name="Standard">2. Dans le récipient de cuisson, sur feu doux, verser 3</text:p>
      <text:p text:style-name="Standard"><text:s/>cuillères à soupe d’huile d’olive (beurre ou graisse de</text:p>
      <text:p text:style-name="Standard"><text:s/>foie gras peuvent aussi convenir), ajouter les</text:p>
      <text:p text:style-name="Standard"><text:s/>échalotes émincées et les faire suer, sans qu’elles ne</text:p>
      <text:p text:style-name="Standard"><text:s/>se colorent, durant environ 1 min en remuant.</text:p>
      <text:p text:style-name="Standard">3. Saler et poivrer modérément, ajouter les raisins, la</text:p>
      <text:p text:style-name="Standard"><text:s/>grenadine et le vin. Couvrir et laisser mijoter 10 min.</text:p>
      <text:p text:style-name="Standard">4. Remplir sans attendre votre terrine <text:s/>Super</text:p>
      <text:p text:style-name="Standard"><text:s/>200 ou <text:s/>Familia Wiss 200 jusqu’à 1 cm du</text:p>
      <text:p text:style-name="Standard"><text:s/>rebord. Fermer et procéder immédiatement au traitement</text:p>
      <text:p text:style-name="Standard"><text:s/>thermique de votre bocal de chutney, 45 min à 100°C.</text:p>
      <text:p text:style-name="Standard"/>
      <text:p text:style-name="Standard"/>
      <text:h text:style-name="Heading_20_1" text:outline-level="1"><text:bookmark-start text:name="__RefHeading___Toc409_4132037544"/>Chutney de betteraves<text:bookmark-end text:name="__RefHeading___Toc409_4132037544"/></text:h>
      <text:p text:style-name="Standard"/>
      <text:p text:style-name="Standard"><text:soft-page-break/>à la saison des betteraves, préparez puis conservez</text:p>
      <text:p text:style-name="Standard">jalousement ce chutney dans l’attente du moment idéal ! Il</text:p>
      <text:p text:style-name="Standard">accompagnera parfaitement un délicieux foie gras ou un</text:p>
      <text:p text:style-name="Standard">beau plateau de fromages pour leur ajouter une petite</text:p>
      <text:p text:style-name="Standard">touche sucrée. Si vous pouvez attendre 2 ou 3 mois avant</text:p>
      <text:p text:style-name="Standard">de le servir, il en sera d’autant meilleur !</text:p>
      <text:p text:style-name="Standard"/>
      <text:p text:style-name="Standard">Niveau de difficulté</text:p>
      <text:p text:style-name="Standard">1/5</text:p>
      <text:p text:style-name="Standard"/>
      <text:p text:style-name="Standard">Note de la communauté</text:p>
      <text:p text:style-name="Standard">5/5 4 </text:p>
      <text:p text:style-name="Standard"/>
      <text:p text:style-name="Standard">Temps de préparation</text:p>
      <text:p text:style-name="Standard">40 min</text:p>
      <text:p text:style-name="Standard"/>
      <text:p text:style-name="Standard">Liste des ingrédients</text:p>
      <text:p text:style-name="Standard">======================</text:p>
      <text:p text:style-name="Standard">1kg de betteraves cuites, coupées en petits dés</text:p>
      <text:p text:style-name="Standard"/>
      <text:p text:style-name="Standard">1/2 ou 1 cuillère à café de clous de girofle</text:p>
      <text:p text:style-name="Standard"/>
      <text:p text:style-name="Standard">500G d’oignons (moitié rouges, moitié blancs), émincés</text:p>
      <text:p text:style-name="Standard"/>
      <text:p text:style-name="Standard">1/2 ou 1 cuillère à café de piment de la Jamaïque</text:p>
      <text:p text:style-name="Standard"/>
      <text:p text:style-name="Standard">750g de pommes, épluchées, évidées et coupées en morceaux</text:p>
      <text:p text:style-name="Standard">(ou surgelées)</text:p>
      <text:p text:style-name="Standard"/>
      <text:p text:style-name="Standard">1/2 ou 1 cuillère à café de cannelle</text:p>
      <text:p text:style-name="Standard"/>
      <text:p text:style-name="Standard">250G de raisins secs ou autre fruit sec</text:p>
      <text:p text:style-name="Standard"/>
      <text:p text:style-name="Standard">1 c. à café de gingembre</text:p>
      <text:p text:style-name="Standard"/>
      <text:p text:style-name="Standard">1kg de cassonade</text:p>
      <text:p text:style-name="Standard"/>
      <text:p text:style-name="Standard">2 c. à café de sel</text:p>
      <text:p text:style-name="Standard"/>
      <text:p text:style-name="Standard">850 ml de vinaigre de cidre (préserve la couleur rouge)</text:p>
      <text:p text:style-name="Standard"/>
      <text:p text:style-name="Standard">Nombre de personnes</text:p>
      <text:p text:style-name="Standard">===================</text:p>
      <text:p text:style-name="Standard"/>
      <text:p text:style-name="Standard">Plusieurs bocaux</text:p>
      <text:p text:style-name="Standard"/>
      <text:p text:style-name="Standard"/>
      <text:p text:style-name="Standard">Bocal conseillé</text:p>
      <text:p text:style-name="Standard">================</text:p>
      <text:p text:style-name="Standard"/>
      <text:p text:style-name="Standard"><text:soft-page-break/>Préparation</text:p>
      <text:p text:style-name="Standard">============</text:p>
      <text:p text:style-name="Standard">1. Stérilisez les bocaux en plaçant les bocaux propres</text:p>
      <text:p text:style-name="Standard"><text:s/>dans un four à 100°C ou à la température la plus basse</text:p>
      <text:p text:style-name="Standard"><text:s/>possible. Ne les faites pas se toucher ou ne les fermez</text:p>
      <text:p text:style-name="Standard"><text:s/>pas.</text:p>
      <text:p text:style-name="Standard">2. Placez les oignons et les pommes dans une petite</text:p>
      <text:p text:style-name="Standard"><text:s/>quantité d’eau et faites-les cuire jusqu’à ce qu’ils</text:p>
      <text:p text:style-name="Standard"><text:s/>soient tendres. Arrêtez le feu.</text:p>
      <text:p text:style-name="Standard">3. Ajoutez la betterave, les raisins et le sucre, puis</text:p>
      <text:p text:style-name="Standard"><text:s/>faites mijoter jusqu’à dissolution du sucre.</text:p>
      <text:p text:style-name="Standard">4. Ajoutez le vinaigre, les épices et le sel, portez à</text:p>
      <text:p text:style-name="Standard"><text:s/>ébullition en continuant à remuer. La préparation va</text:p>
      <text:p text:style-name="Standard"><text:s/>s’épaissir en même temps qu’elle s'évapore.</text:p>
      <text:p text:style-name="Standard">5. Placez les bocaux chauds sur un plateau en bois ou</text:p>
      <text:p text:style-name="Standard"><text:s/>un torchon et remplissez-les jusqu’au bord avec une</text:p>
      <text:p text:style-name="Standard"><text:s/>louche, en tenant une assiette en dessous. Remuez avec</text:p>
      <text:p text:style-name="Standard"><text:s/>un couteau pour Ôter les bulles d’air.</text:p>
      <text:p text:style-name="Standard">6. En haut du bocal, placez un disque de cire, cire</text:p>
      <text:p text:style-name="Standard"><text:s/>vers le bas, puis recouvrez d’un couvercle résistant au</text:p>
      <text:p text:style-name="Standard"><text:s/>vinaigre.</text:p>
      <text:p text:style-name="Standard">7. Stockez dans un endroit sec puis laissez reposer un</text:p>
      <text:p text:style-name="Standard"><text:s/>mois.</text:p>
      <text:p text:style-name="Standard"/>
      <text:p text:style-name="Standard"/>
      <text:h text:style-name="Heading_20_1" text:outline-level="1"><text:bookmark-start text:name="__RefHeading___Toc411_4132037544"/>Chutney de figues et pêches<text:bookmark-end text:name="__RefHeading___Toc411_4132037544"/></text:h>
      <text:p text:style-name="Standard"/>
      <text:p text:style-name="Standard">Que vous l’utilisiez comme confiture ou comme</text:p>
      <text:p text:style-name="Standard">accompagnement de viande, le chutney de figues est de</text:p>
      <text:p text:style-name="Standard">toute manière succulent. Celui-ci, aux pêches de vigne,</text:p>
      <text:p text:style-name="Standard">est sûrement le meilleur de tous ! Alors c’est parti pour</text:p>
      <text:p text:style-name="Standard">la préparation du chutney de votre vie !</text:p>
      <text:p text:style-name="Standard"/>
      <text:p text:style-name="Standard">Niveau de difficulté</text:p>
      <text:p text:style-name="Standard">1/5</text:p>
      <text:p text:style-name="Standard"/>
      <text:p text:style-name="Standard">Note de la communauté</text:p>
      <text:p text:style-name="Standard">3/5 34 </text:p>
      <text:p text:style-name="Standard"/>
      <text:p text:style-name="Standard">Temps de préparation</text:p>
      <text:p text:style-name="Standard">3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1 kilo de figues épluchées</text:p>
      <text:p text:style-name="Standard"><text:soft-page-break/>* 500 g de pêches épluchées</text:p>
      <text:p text:style-name="Standard">* 3 oignons rose</text:p>
      <text:p text:style-name="Standard">* 50 ml de vinaigre balsamique</text:p>
      <text:p text:style-name="Standard">* 1 verre de jus de pomme</text:p>
      <text:p text:style-name="Standard">* 480 g de sucre</text:p>
      <text:p text:style-name="Standard">* 1 cs d'huile d'olive</text:p>
      <text:p text:style-name="Standard">* 1 cc de gingembre</text:p>
      <text:p text:style-name="Standard">* 1 cc de cannelle</text:p>
      <text:p text:style-name="Standard">* ½ cc de muscade</text:p>
      <text:p text:style-name="Standard">* 2 pincées de sel</text:p>
      <text:p text:style-name="Standard">* Poiv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Commencer la préparation du chutney en découpant les</text:p>
      <text:p text:style-name="Standard"><text:s/>oignons et les faire revenir dans un peu d'huile</text:p>
      <text:p text:style-name="Standard"><text:s/>d'olive tout doucement, ils ne doivent pas dorer mais</text:p>
      <text:p text:style-name="Standard"><text:s/>devenir translucides. Une fois un peu cuits, déglacer</text:p>
      <text:p text:style-name="Standard"><text:s/>au jus de pomme et laisser évaporer.</text:p>
      <text:p text:style-name="Standard">2. Equeuter et découper les figues fraîches en 4.</text:p>
      <text:p text:style-name="Standard"><text:s/>Laver, dénoyauter et découper les pêches de vigne en 4.</text:p>
      <text:p text:style-name="Standard"><text:s/>Les ajouter aux oignons, avec le vinaigre, le sucre et</text:p>
      <text:p text:style-name="Standard"><text:s/>les épices, saler et poivrer.</text:p>
      <text:p text:style-name="Standard">3. Laisser cuire 1h environ en remuant régulièrement</text:p>
      <text:p text:style-name="Standard"><text:s/>jusqu'à obtenir une consistance de confiture.</text:p>
      <text:p text:style-name="Standard">4. Remplir sans attendre les bocaux <text:s/>Super</text:p>
      <text:p text:style-name="Standard"><text:s/>avec le chutney de pêches, jusqu'à 2cm du rebord,</text:p>
      <text:p text:style-name="Standard"><text:s/>fermer et procéder immédiatement au traitement</text:p>
      <text:p text:style-name="Standard"><text:s/>thermique 45 minutes à 100°C.</text:p>
      <text:p text:style-name="Standard"/>
      <text:p text:style-name="Standard"/>
      <text:h text:style-name="Heading_20_1" text:outline-level="1"><text:bookmark-start text:name="__RefHeading___Toc413_4132037544"/>Chutney de pêches<text:bookmark-end text:name="__RefHeading___Toc413_4132037544"/></text:h>
      <text:p text:style-name="Standard"/>
      <text:p text:style-name="Standard">Voilà la recette facile, surprenante et parfaite pour</text:p>
      <text:p text:style-name="Standard">l’accompagnement de vos viandes chaudes comme froides.</text:p>
      <text:p text:style-name="Standard">Associée au foie gras, elle se fait raffinée. Si vous vous</text:p>
      <text:p text:style-name="Standard">sentez une Âme d’explorateur(rice), déclinez-là en</text:p>
      <text:p text:style-name="Standard">changeant de vinaigre, de types de pêches et de tailles de</text:p>
      <text:p text:style-name="Standard">bocaux. C’est si bon de varier les plaisirs alors bonne</text:p>
      <text:p text:style-name="Standard"><text:soft-page-break/>conservation et bonne dégustation.</text:p>
      <text:p text:style-name="Standard"/>
      <text:p text:style-name="Standard">Niveau de difficulté</text:p>
      <text:p text:style-name="Standard">1/5</text:p>
      <text:p text:style-name="Standard"/>
      <text:p text:style-name="Standard">Note de la communauté</text:p>
      <text:p text:style-name="Standard">4/5 22 </text:p>
      <text:p text:style-name="Standard"/>
      <text:p text:style-name="Standard">Temps de préparation</text:p>
      <text:p text:style-name="Standard">45 min</text:p>
      <text:p text:style-name="Standard"/>
      <text:p text:style-name="Standard">Temps de traitement thermique</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6 pêches blanches</text:p>
      <text:p text:style-name="Standard">* 2 oignons rouges</text:p>
      <text:p text:style-name="Standard">* 1 bâton de cannelle</text:p>
      <text:p text:style-name="Standard">* 2 clous de girofle</text:p>
      <text:p text:style-name="Standard">* 1 citron</text:p>
      <text:p text:style-name="Standard">* 120 g de miel</text:p>
      <text:p text:style-name="Standard">* 5 cuillères à soupe de vinaigre de cidre</text:p>
      <text:p text:style-name="Standard">* 2 cuillère à soupe de gingembre en poud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l <text:s/>Super 0.5L</text:p>
      <text:p text:style-name="Standard"/>
      <text:p text:style-name="Standard">Préparation</text:p>
      <text:p text:style-name="Standard">============</text:p>
      <text:p text:style-name="Standard">1. Laver et peler les pêches, puis les couper en petits</text:p>
      <text:p text:style-name="Standard"><text:s/>dés. Peler et émincer finement les oignons.</text:p>
      <text:p text:style-name="Standard">2. Mettre dans une casserole les pêches, les oignons,</text:p>
      <text:p text:style-name="Standard"><text:s/>le miel, le vinaigre de cidre, le gingembre en poudre,</text:p>
      <text:p text:style-name="Standard"><text:s/>le bâton de cannelle, les clous de girofle, le zeste du</text:p>
      <text:p text:style-name="Standard"><text:s/>citron et un verre d'eau. Porter à ébullition et</text:p>
      <text:p text:style-name="Standard"><text:s/>maintenir à petit bouillon en mélangeant régulièrement</text:p>
      <text:p text:style-name="Standard"><text:s/>30 minutes.</text:p>
      <text:p text:style-name="Standard">3. Retirer le bâton de cannelle et mettre en bocaux</text:p>
      <text:p text:style-name="Standard"><text:s/>puis procéder immédiatement au traitement thermique 30</text:p>
      <text:p text:style-name="Standard"><text:s/>minutes à 100°C.</text:p>
      <text:p text:style-name="Standard"><text:soft-page-break/></text:p>
      <text:p text:style-name="Standard"/>
      <text:h text:style-name="Heading_20_1" text:outline-level="1"><text:bookmark-start text:name="__RefHeading___Toc415_4132037544"/>Chutney de poires aux raisins<text:bookmark-end text:name="__RefHeading___Toc415_4132037544"/></text:h>
      <text:p text:style-name="Standard"/>
      <text:p text:style-name="Standard">Elaboré avec deux fruits de saison, ce chutney mélange à</text:p>
      <text:p text:style-name="Standard">la perfection les textures. Le fondant des poires et la</text:p>
      <text:p text:style-name="Standard">fermeté des grains de raisin se conjuguent à merveille pour</text:p>
      <text:p text:style-name="Standard">satisfaire votre palais délicat. Bonne conservation et</text:p>
      <text:p text:style-name="Standard">bonne dégustation.</text:p>
      <text:p text:style-name="Standard"/>
      <text:p text:style-name="Standard">Niveau de difficulté</text:p>
      <text:p text:style-name="Standard">1/5</text:p>
      <text:p text:style-name="Standard"/>
      <text:p text:style-name="Standard">Note de la communauté</text:p>
      <text:p text:style-name="Standard">5/5 7 </text:p>
      <text:p text:style-name="Standard"/>
      <text:p text:style-name="Standard">Temps de préparation</text:p>
      <text:p text:style-name="Standard">1 h</text:p>
      <text:p text:style-name="Standard"/>
      <text:p text:style-name="Standard">Temps de traitement thermique</text:p>
      <text:p text:style-name="Standard">1 h</text:p>
      <text:p text:style-name="Standard"/>
      <text:p text:style-name="Standard">Liste des ingrédients</text:p>
      <text:p text:style-name="Standard">======================</text:p>
      <text:p text:style-name="Standard">* 250 g de poires</text:p>
      <text:p text:style-name="Standard">* 150 g de petits oignons</text:p>
      <text:p text:style-name="Standard">* 50 g de raisins de Corinthe</text:p>
      <text:p text:style-name="Standard">* 100 g de sucre roux (cassonade)</text:p>
      <text:p text:style-name="Standard">* 12 cl de vinaigre de cidre</text:p>
      <text:p text:style-name="Standard">* 1/2 cuillère à café de gingembre en poudre</text:p>
      <text:p text:style-name="Standard">* Le jus d'un citron</text:p>
      <text:p text:style-name="Standard">* 1 pincée de piment en poudre</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éplucher et couper les poires en morceaux. éplucher</text:p>
      <text:p text:style-name="Standard"><text:s/>et émincer finement les oignons.</text:p>
      <text:p text:style-name="Standard">2. Faire cuire tous les ingrédients à feu doux pendant</text:p>
      <text:p text:style-name="Standard"><text:s/>1 heure en mélangeant régulièrement. Le mélange doit</text:p>
      <text:p text:style-name="Standard"><text:soft-page-break/><text:s/>être épais et sirupeux.</text:p>
      <text:p text:style-name="Standard">3. Remplir immédiatement vos bocaux <text:s/>jusqu'à</text:p>
      <text:p text:style-name="Standard"><text:s/>2 cm du rebord et procéder sans attendre au traitement</text:p>
      <text:p text:style-name="Standard"><text:s/>thermique 60 minutes à 100°C.</text:p>
      <text:p text:style-name="Standard"/>
      <text:p text:style-name="Standard">Servir avec du foie gras ou de la viande.</text:p>
      <text:p text:style-name="Standard"/>
      <text:p text:style-name="Standard">---------------------------------------------------</text:p>
      <text:p text:style-name="Standard">Découvrez aussi :</text:p>
      <text:p text:style-name="Standard">Confiture de cerises</text:p>
      <text:p text:style-name="Standard"><text:s/>Chutney pommes/groseilles</text:p>
      <text:p text:style-name="Standard"/>
      <text:p text:style-name="Standard"><text:s/>Chutney de prunes, abricots, pêches et oignons</text:p>
      <text:p text:style-name="Standard">rouges - </text:p>
      <text:p text:style-name="Standard"/>
      <text:p text:style-name="Standard">Chutney de prunes, abricots, pêches et</text:p>
      <text:p text:style-name="Standard"><text:s/>oignons rouges</text:p>
      <text:p text:style-name="Standard"><text:s/>Chutney de prunes, abricots, pêches et oignons</text:p>
      <text:p text:style-name="Standard">rouges</text:p>
      <text:p text:style-name="Standard"/>
      <text:p text:style-name="Standard">Cette recette de Chutney facile et originale mélange à</text:p>
      <text:p text:style-name="Standard">ravir les fruits d’été à noyaux. Associés aux oignons</text:p>
      <text:p text:style-name="Standard">rouges, ils font un accompagnement sucré salé parfait pour</text:p>
      <text:p text:style-name="Standard">vos viandes chaudes comme froides qui changera votre</text:p>
      <text:p text:style-name="Standard">quotidien.</text:p>
      <text:p text:style-name="Standard"/>
      <text:p text:style-name="Standard">Niveau de difficulté</text:p>
      <text:p text:style-name="Standard">1/5</text:p>
      <text:p text:style-name="Standard"/>
      <text:p text:style-name="Standard">Note de la communauté</text:p>
      <text:p text:style-name="Standard">4/5 108 </text:p>
      <text:p text:style-name="Standard"/>
      <text:p text:style-name="Standard">Temps de préparation</text:p>
      <text:p text:style-name="Standard">1h</text:p>
      <text:p text:style-name="Standard"/>
      <text:p text:style-name="Standard">Temps de traitement thermique</text:p>
      <text:p text:style-name="Standard">30 min</text:p>
      <text:p text:style-name="Standard"/>
      <text:p text:style-name="Standard">Liste des ingrédients</text:p>
      <text:p text:style-name="Standard">======================</text:p>
      <text:p text:style-name="Standard">* 10 cl de vinaigre de vin</text:p>
      <text:p text:style-name="Standard">* 1 clou de girofle</text:p>
      <text:p text:style-name="Standard">* 1 bâton de cannelle</text:p>
      <text:p text:style-name="Standard">* 2 pincées de muscade râpée</text:p>
      <text:p text:style-name="Standard">* 1 feuille de laurier</text:p>
      <text:p text:style-name="Standard">* 200 g de prunes</text:p>
      <text:p text:style-name="Standard">* 200 g d'abricots</text:p>
      <text:p text:style-name="Standard">* 200 g de pêches jaunes</text:p>
      <text:p text:style-name="Standard">* 200 g d'oignons rouges en rondelles</text:p>
      <text:p text:style-name="Standard">* 8 cl de porto rouge</text:p>
      <text:p text:style-name="Standard"><text:soft-page-break/>* 125 g de sucre semoule</text:p>
      <text:p text:style-name="Standard">* sel, poivre noir</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Laisser frémir le vinaigre 5 min, avec girofle,</text:p>
      <text:p text:style-name="Standard"><text:s/>cannelle, muscade et laurier.</text:p>
      <text:p text:style-name="Standard">2. Dans une cocotte, verser les fruits taillés en dés,</text:p>
      <text:p text:style-name="Standard"><text:s/>les oignons, le porto, le sucre, le vinaigre filtré.</text:p>
      <text:p text:style-name="Standard"><text:s/>Remuer et porter doucement à ébullition.</text:p>
      <text:p text:style-name="Standard">3. Couvrir et laisser cuire 30 min à feu doux le temps</text:p>
      <text:p text:style-name="Standard"><text:s/>d'obtenir un chutney épais.</text:p>
      <text:p text:style-name="Standard">4. Saler, poivrer et verser la préparation dans votre</text:p>
      <text:p text:style-name="Standard"><text:s/>bocal <text:s/>Super puis procéder immédiatement au</text:p>
      <text:p text:style-name="Standard"><text:s/>traitement thermique 30 min à 100Â°C.</text:p>
      <text:p text:style-name="Standard"/>
      <text:p text:style-name="Standard"/>
      <text:h text:style-name="Heading_20_1" text:outline-level="1"><text:bookmark-start text:name="__RefHeading___Toc417_4132037544"/>Chutney de tomates vertes et rouges<text:bookmark-end text:name="__RefHeading___Toc417_4132037544"/></text:h>
      <text:p text:style-name="Standard"/>
      <text:p text:style-name="Standard">Les anglais sont fous des chutneys. Si vous n’avez encore</text:p>
      <text:p text:style-name="Standard">jamais testé cette sorte de confiture qui embellit les</text:p>
      <text:p text:style-name="Standard">plats cuisinés, il est grand temps ! Faire un chutney,</text:p>
      <text:p text:style-name="Standard">c’est très facile et cela apporte un petit goût d’ailleurs</text:p>
      <text:p text:style-name="Standard">à votre table.</text:p>
      <text:p text:style-name="Standard"/>
      <text:p text:style-name="Standard">Niveau de difficulté</text:p>
      <text:p text:style-name="Standard">1/5</text:p>
      <text:p text:style-name="Standard"/>
      <text:p text:style-name="Standard">Note de la communauté</text:p>
      <text:p text:style-name="Standard">4/5 88 </text:p>
      <text:p text:style-name="Standard"/>
      <text:p text:style-name="Standard">Temps de préparation</text:p>
      <text:p text:style-name="Standard">45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text:soft-page-break/>* 500 g de tomates vertes et/ou rouge coupées</text:p>
      <text:p text:style-name="Standard">* 400 g de pommes épluchées et coupées</text:p>
      <text:p text:style-name="Standard">* 200 g d'oignons coupés</text:p>
      <text:p text:style-name="Standard">* 2 gousses d'ail écrasées</text:p>
      <text:p text:style-name="Standard">* 2 cm de gingembre râpé</text:p>
      <text:p text:style-name="Standard">* 400 g de sucre</text:p>
      <text:p text:style-name="Standard">* Se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1 Bocal <text:s/>Super 1 L</text:p>
      <text:p text:style-name="Standard"/>
      <text:p text:style-name="Standard">Préparation</text:p>
      <text:p text:style-name="Standard">============</text:p>
      <text:p text:style-name="Standard">1. Commencer la préparation du chutney en plaçant les</text:p>
      <text:p text:style-name="Standard"><text:s/>tomates vertes et les tomates rouges en morceaux, ainsi</text:p>
      <text:p text:style-name="Standard"><text:s/>que tous les autres ingrédients sauf le sucre dans une</text:p>
      <text:p text:style-name="Standard"><text:s/>grande casserole.</text:p>
      <text:p text:style-name="Standard">2. Porter à ébullition et cuire à petit feu doucement</text:p>
      <text:p text:style-name="Standard"><text:s/>durant environ 20 minutes ou jusqu'à ce que les légumes</text:p>
      <text:p text:style-name="Standard"><text:s/>soient mous.</text:p>
      <text:p text:style-name="Standard">3. Ajouter le sucre et mélanger les ingrédients.</text:p>
      <text:p text:style-name="Standard"><text:s/>Poursuivre la cuisson à petit feu, en mélangeant de</text:p>
      <text:p text:style-name="Standard"><text:s/>temps en temps, durant environ 1h jusqu'à ce que ce</text:p>
      <text:p text:style-name="Standard"><text:s/>chutney de tomates vertes et rouges ait une consistance</text:p>
      <text:p text:style-name="Standard"><text:s/>« pulpeuse ».</text:p>
      <text:p text:style-name="Standard">4. Remplir sans attendre vos bocaux jusqu'à 2 cm du</text:p>
      <text:p text:style-name="Standard"><text:s/>rebord, fermer et procéder immédiatement au traitement</text:p>
      <text:p text:style-name="Standard"><text:s/>thermique, 45 minutes à 100°C. Etiqueter et stocker 2</text:p>
      <text:p text:style-name="Standard"><text:s/>semaines à l'abri de la lumière.</text:p>
      <text:p text:style-name="Standard">Un Chutney traditionnel permet d’utiliser les dernières</text:p>
      <text:p text:style-name="Standard">tomates non mûries. Idéal en accompagnement de viande,</text:p>
      <text:p text:style-name="Standard">pour les grillades, le rôti de porc et les barbecues.</text:p>
      <text:p text:style-name="Standard"/>
      <text:p text:style-name="Standard"/>
      <text:h text:style-name="Heading_20_1" text:outline-level="1"><text:bookmark-start text:name="__RefHeading___Toc419_4132037544"/>Chutney pommes/groseilles<text:bookmark-end text:name="__RefHeading___Toc419_4132037544"/></text:h>
      <text:p text:style-name="Standard"/>
      <text:p text:style-name="Standard">Cette version originale de chutney permet de conserver vos</text:p>
      <text:p text:style-name="Standard">groseilles et de les sublimer. Très fragiles et rares, il</text:p>
      <text:p text:style-name="Standard">faut les utiliser rapidement alors à vos bocaux ! Essayez</text:p>
      <text:p text:style-name="Standard">Cette recette qui sait marier le goût de la groseille au</text:p>
      <text:p text:style-name="Standard">sucré de l’oignon et l’acidité de la pomme granny.</text:p>
      <text:p text:style-name="Standard"/>
      <text:p text:style-name="Standard"><text:soft-page-break/>Niveau de difficulté</text:p>
      <text:p text:style-name="Standard">1/5</text:p>
      <text:p text:style-name="Standard"/>
      <text:p text:style-name="Standard">Note de la communauté</text:p>
      <text:p text:style-name="Standard">4/5 81 </text:p>
      <text:p text:style-name="Standard"/>
      <text:p text:style-name="Standard">Temps de préparation</text:p>
      <text:p text:style-name="Standard">1 h</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50 g de groseilles</text:p>
      <text:p text:style-name="Standard">* 200 g d'oignons</text:p>
      <text:p text:style-name="Standard">* 70 cl de vinaigre de cidre</text:p>
      <text:p text:style-name="Standard">* 700 g de pommes acides Granny Smith</text:p>
      <text:p text:style-name="Standard">* 1 cuillère à café de piment en poudre</text:p>
      <text:p text:style-name="Standard">* 20 cl de jus de pomme</text:p>
      <text:p text:style-name="Standard">* Le jus d'un demi citron</text:p>
      <text:p text:style-name="Standard">* 500 g de sucre cristallisé</text:p>
      <text:p text:style-name="Standard">* 1 b ton de cannell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incer les groseilles et les égrapper. éplucher et</text:p>
      <text:p text:style-name="Standard"><text:s/>émincer les oignons. Peler les pommes, retirer le</text:p>
      <text:p text:style-name="Standard"><text:s/>cœur et les pépins, les couper en petits cubes et les</text:p>
      <text:p text:style-name="Standard"><text:s/>arroser aussitôt de jus de citron.</text:p>
      <text:p text:style-name="Standard">2. Mélanger les fruits, les oignons, le jus de pomme et</text:p>
      <text:p text:style-name="Standard"><text:s/>le sucre dans un faitout en acier inoxydable, et porter</text:p>
      <text:p text:style-name="Standard"><text:s/>doucement à ébullition.</text:p>
      <text:p text:style-name="Standard">3. Ajouter le vinaigre et les épices, et poursuivre la</text:p>
      <text:p text:style-name="Standard"><text:s/>cuisson sur feu modéré, sans cesser de remuer, au moins</text:p>
      <text:p text:style-name="Standard"><text:s/>45 minutes, pour que le mélange épaississe.</text:p>
      <text:p text:style-name="Standard">4. Quand la consistance du mélange est celle d'une</text:p>
      <text:p text:style-name="Standard"><text:s/>purée épaisse, retirer du feu et remplir vos bocaux</text:p>
      <text:p text:style-name="Standard"><text:s/>jusqu'à 2 cm du rebord, fermer et procéder</text:p>
      <text:p text:style-name="Standard"><text:s/>immédiatement au traitement thermique, 45 minutes à</text:p>
      <text:p text:style-name="Standard"><text:s/>100°C.</text:p>
      <text:p text:style-name="Standard"><text:soft-page-break/></text:p>
      <text:p text:style-name="Standard"/>
      <text:h text:style-name="Heading_20_1" text:outline-level="1"><text:bookmark-start text:name="__RefHeading___Toc421_4132037544"/>Civet de joue de cochon<text:bookmark-end text:name="__RefHeading___Toc421_4132037544"/></text:h>
      <text:p text:style-name="Standard"/>
      <text:p text:style-name="Standard">Pour cette succulente recette, le chef Pierre Petit met à</text:p>
      <text:p text:style-name="Standard">l’honneur la joue du cochon ! Morceau de choix très</text:p>
      <text:p text:style-name="Standard">fondant, il aime révéler toute sa saveur sur des cuissons</text:p>
      <text:p text:style-name="Standard">lentes. Cette préparation demande un peu de temps mais le</text:p>
      <text:p text:style-name="Standard">résultat en vaut la chandelle. Bonne dégustation.</text:p>
      <text:p text:style-name="Standard"/>
      <text:p text:style-name="Standard">Niveau de difficulté</text:p>
      <text:p text:style-name="Standard">3/5</text:p>
      <text:p text:style-name="Standard"/>
      <text:p text:style-name="Standard">Note de la communauté</text:p>
      <text:p text:style-name="Standard">4/5 115 Pierre Petit</text:p>
      <text:p text:style-name="Standard"/>
      <text:p text:style-name="Standard">Temps de préparation</text:p>
      <text:p text:style-name="Standard">3h</text:p>
      <text:p text:style-name="Standard"/>
      <text:p text:style-name="Standard">Temps de traitement thermique</text:p>
      <text:p text:style-name="Standard">1h30</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8 joues de cochon</text:p>
      <text:p text:style-name="Standard">* 1 bouquet garni</text:p>
      <text:p text:style-name="Standard">* 3 clous de girofle</text:p>
      <text:p text:style-name="Standard">* 1 branche de céleri</text:p>
      <text:p text:style-name="Standard">* 1 bouteille de vin rouge</text:p>
      <text:p text:style-name="Standard">* 250g de lardons</text:p>
      <text:p text:style-name="Standard">* 1/2 b ton de cannelle</text:p>
      <text:p text:style-name="Standard">* 1 cs de tomate concentré</text:p>
      <text:p text:style-name="Standard">* 1 oignon</text:p>
      <text:p text:style-name="Standard">* 20 oignons grelots</text:p>
      <text:p text:style-name="Standard">* 1 anis étoilée</text:p>
      <text:p text:style-name="Standard">* 1 carotte</text:p>
      <text:p text:style-name="Standard">* 1 pincée de farine</text:p>
      <text:p text:style-name="Standard">* 10g de coriandre grain</text:p>
      <text:p text:style-name="Standard">* 3 gousses d'ail</text:p>
      <text:p text:style-name="Standard">* 1 pincée de gros sel</text:p>
      <text:p text:style-name="Standard">* 10 g de poivre de Sichuan</text:p>
      <text:p text:style-name="Standard"/>
      <text:p text:style-name="Standard">Nombre de personnes</text:p>
      <text:p text:style-name="Standard">===================</text:p>
      <text:p text:style-name="Standard"/>
      <text:p text:style-name="Standard"><text:soft-page-break/>6 personnes</text:p>
      <text:p text:style-name="Standard"/>
      <text:p text:style-name="Standard">Bocal conseillé</text:p>
      <text:p text:style-name="Standard">================</text:p>
      <text:p text:style-name="Standard">Terrine <text:s/>Super ou <text:s/>Familia Wiss de 750</text:p>
      <text:p text:style-name="Standard">à 1500</text:p>
      <text:p text:style-name="Standard"/>
      <text:p text:style-name="Standard">Préparation</text:p>
      <text:p text:style-name="Standard">============</text:p>
      <text:p text:style-name="Standard">1. La veille, dégraisser et parer les joues, les mettre</text:p>
      <text:p text:style-name="Standard"><text:s/>dans une terrine, recouvrir avec le vin.</text:p>
      <text:p text:style-name="Standard">2. Tailler grossièrement la carotte, le céleri et 1/2</text:p>
      <text:p text:style-name="Standard"><text:s/>oignon. Piquer la moitié restante avec les clous de</text:p>
      <text:p text:style-name="Standard"><text:s/>girofle.</text:p>
      <text:p text:style-name="Standard">3. Claquer les gousses d'ail en chemise. Réunir les</text:p>
      <text:p text:style-name="Standard"><text:s/>légumes avec la viande de porc et le vin, ajouter les</text:p>
      <text:p text:style-name="Standard"><text:s/>épices et le bouquet garni. Laisser mariner 24 heures</text:p>
      <text:p text:style-name="Standard"><text:s/>au frais.</text:p>
      <text:p text:style-name="Standard">4. Le jour même, dans une cocotte faire revenir à</text:p>
      <text:p text:style-name="Standard"><text:s/>l'huile d'olive les joues de cochon égouttées, séchées</text:p>
      <text:p text:style-name="Standard"><text:s/>(papier absorbant) et assaisonnées, débarrasser ces</text:p>
      <text:p text:style-name="Standard"><text:s/>dernières dans un plat puis faire revenir la garniture</text:p>
      <text:p text:style-name="Standard"><text:s/>aromatique égouttée ainsi que les épices.</text:p>
      <text:p text:style-name="Standard">5. Ajouter le concentré de tomate et la farine à feu</text:p>
      <text:p text:style-name="Standard"><text:s/>doux laisser cuire 2 min, rajouter la viande, augmenter</text:p>
      <text:p text:style-name="Standard"><text:s/>le feu puis ajouter le vin de la marinade. Porter à</text:p>
      <text:p text:style-name="Standard"><text:s/>ébullition, saler, ajouter le bouquet garni, couvrir et</text:p>
      <text:p text:style-name="Standard"><text:s/>cuire à feu très doux 2 heures environ.</text:p>
      <text:p text:style-name="Standard">6. Au terme de la cuisson, retirer les morceaux de</text:p>
      <text:p text:style-name="Standard"><text:s/>viande et les réserver, passer la sauce au chinois et</text:p>
      <text:p text:style-name="Standard"><text:s/>la faire réduire de 3/4.</text:p>
      <text:p text:style-name="Standard">7. Pendant ce temps-là, faire sauter les lardons puis</text:p>
      <text:p text:style-name="Standard"><text:s/>les égoutter et faire colorer les oignons grelots dans</text:p>
      <text:p text:style-name="Standard"><text:s/>la graisse des lardons.</text:p>
      <text:p text:style-name="Standard">8. Répartir ensuite les morceaux de viande ainsi que</text:p>
      <text:p text:style-name="Standard"><text:s/>les lardons et les oignons dans le bocal.</text:p>
      <text:p text:style-name="Standard">9. Verser la sauce obtenue jusqu'à 2 cm du bord, fermer</text:p>
      <text:p text:style-name="Standard"><text:s/>et procéder immédiatement au traitement thermique</text:p>
      <text:p text:style-name="Standard"><text:s/>pendant 1h30 à 100°C.</text:p>
      <text:p text:style-name="Standard"/>
      <text:p text:style-name="Standard"/>
      <text:h text:style-name="Heading_20_1" text:outline-level="1"><text:bookmark-start text:name="__RefHeading___Toc423_4132037544"/>Cocotte de fruits aux épices - <text:bookmark-end text:name="__RefHeading___Toc423_4132037544"/></text:h>
      <text:p text:style-name="Standard"/>
      <text:p text:style-name="Standard">De bons fruits de saison mijotés avec du sucre et des</text:p>
      <text:p text:style-name="Standard">épices, cela donne forcément une bonne recette. Le plus</text:p>
      <text:p text:style-name="Standard">dur n'est pas de la faire mais de ne pas craquer avant de</text:p>
      <text:p text:style-name="Standard">la conserver. Les gourmands devront attendre pour la</text:p>
      <text:p text:style-name="Standard">déguster.</text:p>
      <text:p text:style-name="Standard"><text:soft-page-break/></text:p>
      <text:p text:style-name="Standard">Niveau de difficulté</text:p>
      <text:p text:style-name="Standard">1/5</text:p>
      <text:p text:style-name="Standard"/>
      <text:p text:style-name="Standard">Note de la communauté</text:p>
      <text:p text:style-name="Standard">2/5 4 </text:p>
      <text:p text:style-name="Standard"/>
      <text:p text:style-name="Standard">Temps de préparation</text:p>
      <text:p text:style-name="Standard">30 mn</text:p>
      <text:p text:style-name="Standard"/>
      <text:p text:style-name="Standard">Temps de traitement thermique</text:p>
      <text:p text:style-name="Standard">30 mn</text:p>
      <text:p text:style-name="Standard"/>
      <text:p text:style-name="Standard">Temps de conservation</text:p>
      <text:p text:style-name="Standard">6 mois</text:p>
      <text:p text:style-name="Standard"/>
      <text:p text:style-name="Standard">Voir la recette en vidéo</text:p>
      <text:p text:style-name="Standard"/>
      <text:p text:style-name="Standard">Liste des ingrédients</text:p>
      <text:p text:style-name="Standard">======================</text:p>
      <text:p text:style-name="Standard">* 400 g de mirabelles</text:p>
      <text:p text:style-name="Standard">* 4 figues</text:p>
      <text:p text:style-name="Standard">* 2 pêches</text:p>
      <text:p text:style-name="Standard">* 8 quetsches</text:p>
      <text:p text:style-name="Standard">* 2 nectarines</text:p>
      <text:p text:style-name="Standard">* 200 g de sucre roux en poudre</text:p>
      <text:p text:style-name="Standard">* 50 cl de vin blanc sec</text:p>
      <text:p text:style-name="Standard">* 1 citron non traité</text:p>
      <text:p text:style-name="Standard">* 2 gousses de vanille</text:p>
      <text:p text:style-name="Standard">* 2 bâton de cannelle</text:p>
      <text:p text:style-name="Standard">* 4 grains de poivre noir concassé</text:p>
      <text:p text:style-name="Standard"/>
      <text:p text:style-name="Standard">Nombre de personnes</text:p>
      <text:p text:style-name="Standard">===================</text:p>
      <text:p text:style-name="Standard"/>
      <text:p text:style-name="Standard">4 à 6 personnes</text:p>
      <text:p text:style-name="Standard"/>
      <text:p text:style-name="Standard">Bocal conseillé</text:p>
      <text:p text:style-name="Standard">================</text:p>
      <text:p text:style-name="Standard">1 Bocal <text:s/>Super 1,5 L</text:p>
      <text:p text:style-name="Standard"/>
      <text:p text:style-name="Standard"/>
      <text:p text:style-name="Standard"/>
      <text:p text:style-name="Standard">Préparation</text:p>
      <text:p text:style-name="Standard">============</text:p>
      <text:p text:style-name="Standard">1. Fendre les gousses de vanille et gratter les graines</text:p>
      <text:p text:style-name="Standard"><text:s/>au-dessus de la cocotte. Laver le citron, récupérer les</text:p>
      <text:p text:style-name="Standard"><text:s/>zestes et les ajouter dans la cocotte. Ajouter la</text:p>
      <text:p text:style-name="Standard"><text:s/>cannelle, le poivre, le sucre et le vin. Mettre sur le</text:p>
      <text:p text:style-name="Standard"><text:s/>feu.</text:p>
      <text:p text:style-name="Standard"><text:soft-page-break/>2. Laver, dénoyauter et couper les fruits (en 4 pour</text:p>
      <text:p text:style-name="Standard"><text:s/>les pêches, les nectarines et les figues si elles sont</text:p>
      <text:p text:style-name="Standard"><text:s/>grosses, en 2 les mirabelles et les quetsches).</text:p>
      <text:p text:style-name="Standard">3. Dès que le contenu de la cocotte bout, y ajouter les</text:p>
      <text:p text:style-name="Standard"><text:s/>fruits (vous pouvez y ajouter le jus du citron),</text:p>
      <text:p text:style-name="Standard"><text:s/>mélanger et laisser mijoter à feu doux 5 minutes.</text:p>
      <text:p text:style-name="Standard">4. Remplir sans attendre les bocaux <text:s/>Super</text:p>
      <text:p text:style-name="Standard"><text:s/>jusqu'à 2 cm du rebord. Fermer et procéder</text:p>
      <text:p text:style-name="Standard"><text:s/>immédiatement au traitement thermique pendant 30 min à</text:p>
      <text:p text:style-name="Standard"><text:s/>100°C.</text:p>
      <text:p text:style-name="Standard"/>
      <text:p text:style-name="Standard"/>
      <text:h text:style-name="Heading_20_1" text:outline-level="1"><text:bookmark-start text:name="__RefHeading___Toc425_4132037544"/>Coings au sirop<text:bookmark-end text:name="__RefHeading___Toc425_4132037544"/></text:h>
      <text:p text:style-name="Standard"/>
      <text:p text:style-name="Standard">Ne laissez pas vos coings dans un coin, pensez plutôt à</text:p>
      <text:p text:style-name="Standard">les mettre en bocal ! Accompagnés d’un bon sirop, ils</text:p>
      <text:p text:style-name="Standard">sauront vous régaler quand et comme vous le voulez.</text:p>
      <text:p text:style-name="Standard"/>
      <text:p text:style-name="Standard">Niveau de difficulté</text:p>
      <text:p text:style-name="Standard">1/5</text:p>
      <text:p text:style-name="Standard"/>
      <text:p text:style-name="Standard">Note de la communauté</text:p>
      <text:p text:style-name="Standard">4/5 66 </text:p>
      <text:p text:style-name="Standard"/>
      <text:p text:style-name="Standard">Temps de préparation</text:p>
      <text:p text:style-name="Standard">30 mn</text:p>
      <text:p text:style-name="Standard"/>
      <text:p text:style-name="Standard">Temps de traitement thermique</text:p>
      <text:p text:style-name="Standard">35 mn</text:p>
      <text:p text:style-name="Standard"/>
      <text:p text:style-name="Standard">Liste des ingrédients</text:p>
      <text:p text:style-name="Standard">======================</text:p>
      <text:p text:style-name="Standard">* Coings mûrs</text:p>
      <text:p text:style-name="Standard">* Sucre</text:p>
      <text:p text:style-name="Standard">* eau</text:p>
      <text:p text:style-name="Standard">* Le jus d'un citron</text:p>
      <text:p text:style-name="Standard"/>
      <text:p text:style-name="Standard">Nombre de personnes</text:p>
      <text:p text:style-name="Standard">===================</text:p>
      <text:p text:style-name="Standard"/>
      <text:p text:style-name="Standard">6</text:p>
      <text:p text:style-name="Standard"/>
      <text:p text:style-name="Standard">Bocal conseillé</text:p>
      <text:p text:style-name="Standard">================</text:p>
      <text:p text:style-name="Standard">Bocaux <text:s/>Super 1 L</text:p>
      <text:p text:style-name="Standard"/>
      <text:p text:style-name="Standard">Préparation</text:p>
      <text:p text:style-name="Standard">============</text:p>
      <text:p text:style-name="Standard"><text:soft-page-break/>1. Préparer votre sirop en mélangeant le sucre et l'eau</text:p>
      <text:p text:style-name="Standard"><text:s/>en respectant la proportion de 500g de sucre pour un</text:p>
      <text:p text:style-name="Standard"><text:s/>litre d'eau et le porter à ébullition.</text:p>
      <text:p text:style-name="Standard">2. Pendant ce temps, frotter les coings avec un linge</text:p>
      <text:p text:style-name="Standard"><text:s/>pour retirer le duvet, les couper en 4 et retirer</text:p>
      <text:p text:style-name="Standard"><text:s/>l'intérieur.</text:p>
      <text:p text:style-name="Standard">3. Sans attendre, les plonger dans l'eau citronnée pour</text:p>
      <text:p text:style-name="Standard"><text:s/>éviter qu'ils ne brunissent.</text:p>
      <text:p text:style-name="Standard">4. Pour obtenir des coings blancs, les blanchir 1</text:p>
      <text:p text:style-name="Standard"><text:s/>minute à l'eau bouillante. Pour obtenir des fruits</text:p>
      <text:p text:style-name="Standard"><text:s/>rouges, les cuire lentement dans un peu d'eau</text:p>
      <text:p text:style-name="Standard"><text:s/>légèrement sucrée jusqu'à ce qu'ils rougissent.</text:p>
      <text:p text:style-name="Standard">5. Disposer les coings dans les bocaux </text:p>
      <text:p text:style-name="Standard"><text:s/>Super, verser le sirop jusqu'à 2 cm du rebord de façon</text:p>
      <text:p text:style-name="Standard"><text:s/>à recouvrir complètement les fruits, fermer et procéder</text:p>
      <text:p text:style-name="Standard"><text:s/>immédiatement au traitement thermique, 35 min à 100°C.</text:p>
      <text:p text:style-name="Standard"/>
      <text:p text:style-name="Standard">---------------------------------------------------</text:p>
      <text:p text:style-name="Standard">Découvrez aussi :</text:p>
      <text:p text:style-name="Standard">Mirabelles à l'eau-de-vie</text:p>
      <text:p text:style-name="Standard"><text:s/>Confiture cassis/rhubarbe</text:p>
      <text:p text:style-name="Standard"/>
      <text:p text:style-name="Standard"><text:s/>Coleslaw</text:p>
      <text:p text:style-name="Standard"/>
      <text:p text:style-name="Standard">Coleslaw</text:p>
      <text:p text:style-name="Standard"><text:s/>Coleslaw</text:p>
      <text:p text:style-name="Standard">================</text:p>
      <text:p text:style-name="Standard"/>
      <text:p text:style-name="Standard">Version fermentée de la Coleslaw originelle très populaire</text:p>
      <text:p text:style-name="Standard">dans les pays anglo-saxons, Cette recette vous apportera</text:p>
      <text:p text:style-name="Standard">tous les bienfaits nutritionnels des aliments fermentés.</text:p>
      <text:p text:style-name="Standard">Régalez-vous avec son chou évidemment, ses carottes et son</text:p>
      <text:p text:style-name="Standard">céleri rave mais oui, le tout agrémenté d’une jolie</text:p>
      <text:p text:style-name="Standard">cébette. C’est pas bête !</text:p>
      <text:p text:style-name="Standard"/>
      <text:p text:style-name="Standard">Niveau de difficulté</text:p>
      <text:p text:style-name="Standard">1/5</text:p>
      <text:p text:style-name="Standard"/>
      <text:p text:style-name="Standard">Note de la communauté</text:p>
      <text:p text:style-name="Standard">5/5 13 </text:p>
      <text:p text:style-name="Standard"/>
      <text:p text:style-name="Standard">Temps de préparation</text:p>
      <text:p text:style-name="Standard">1h</text:p>
      <text:p text:style-name="Standard"/>
      <text:p text:style-name="Standard">Liste des ingrédients</text:p>
      <text:p text:style-name="Standard">======================</text:p>
      <text:p text:style-name="Standard">300 g de de chou blanc</text:p>
      <text:p text:style-name="Standard"/>
      <text:p text:style-name="Standard">300 g de carottes</text:p>
      <text:p text:style-name="Standard"/>
      <text:p text:style-name="Standard"><text:soft-page-break/>300 g de céleri rave</text:p>
      <text:p text:style-name="Standard"/>
      <text:p text:style-name="Standard">100 g d’oignons rouges</text:p>
      <text:p text:style-name="Standard"/>
      <text:p text:style-name="Standard">1 cébette</text:p>
      <text:p text:style-name="Standard"/>
      <text:p text:style-name="Standard">10 g de sel ni iodé ni fluoré</text:p>
      <text:p text:style-name="Standard"/>
      <text:p text:style-name="Standard">1 bocal <text:s/>Super 1L</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Avant de commencer, nous vous invitons à consulter</text:p>
      <text:p text:style-name="Standard"><text:s/>notre rubrique mode d'emploi afin de tout savoir</text:p>
      <text:p text:style-name="Standard"><text:s/>sur le processus de fermentation !</text:p>
      <text:p text:style-name="Standard">2. Retirer les premières feuilles du chou et éplucher</text:p>
      <text:p text:style-name="Standard"><text:s/>les carottes.</text:p>
      <text:p text:style-name="Standard">3. émincer le chou et les oignons et r per les carottes</text:p>
      <text:p text:style-name="Standard"><text:s/>et le céleri.</text:p>
      <text:p text:style-name="Standard">4. Détailler les cébettes en petits tronçons.</text:p>
      <text:p text:style-name="Standard">5. Mélanger le tout dans un grand bac avec 1 % de son</text:p>
      <text:p text:style-name="Standard"><text:s/>poids en sel, et avec les cébettes.</text:p>
      <text:p text:style-name="Standard">6. Pétrir et mélanger les légumes en les pressant pour</text:p>
      <text:p text:style-name="Standard"><text:s/>faire sortir le jus avec les mains.</text:p>
      <text:p text:style-name="Standard">7. Laisser reposer 15-30 min.</text:p>
      <text:p text:style-name="Standard">8. Repétrir jusqu’à avoir les mains mouillées.</text:p>
      <text:p text:style-name="Standard">9. Remplir le bocal en tassant fortement, pour éliminer</text:p>
      <text:p text:style-name="Standard"><text:s/>les poches d’air.</text:p>
      <text:p text:style-name="Standard">10. Fermer avec le bocal <text:s/>Super.</text:p>
      <text:p text:style-name="Standard">11. Laisser fermenter 1 semaine à température</text:p>
      <text:p text:style-name="Standard"><text:s/>ambiante, puis entreposer idéalement à température</text:p>
      <text:p text:style-name="Standard"><text:s/>d’une cave. A consommer à partir de 2 semaines.</text:p>
      <text:p text:style-name="Standard"/>
      <text:p text:style-name="Standard"/>
      <text:h text:style-name="Heading_20_1" text:outline-level="1"><text:bookmark-start text:name="__RefHeading___Toc427_4132037544"/>Compote à la mangue et à la banane<text:bookmark-end text:name="__RefHeading___Toc427_4132037544"/></text:h>
      <text:p text:style-name="Standard"/>
      <text:p text:style-name="Standard">Bébé découvre enfin les merveilles des fruits exotiques.</text:p>
      <text:p text:style-name="Standard">Dans cette compote, la banane adoucit la mangue.</text:p>
      <text:p text:style-name="Standard"/>
      <text:p text:style-name="Standard">Niveau de difficulté</text:p>
      <text:p text:style-name="Standard"><text:soft-page-break/>1/5</text:p>
      <text:p text:style-name="Standard"/>
      <text:p text:style-name="Standard">Note de la communauté</text:p>
      <text:p text:style-name="Standard">5/5 3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90 g de mangue épluchée</text:p>
      <text:p text:style-name="Standard">* 90 g de banane épluchée</text:p>
      <text:p text:style-name="Standard"/>
      <text:p text:style-name="Standard">Nombre de personnes</text:p>
      <text:p text:style-name="Standard">===================</text:p>
      <text:p text:style-name="Standard"/>
      <text:p text:style-name="Standard">Pour 1 Terrine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12 mois</text:p>
      <text:p text:style-name="Standard"/>
      <text:p text:style-name="Standard">Préparation</text:p>
      <text:p text:style-name="Standard">============</text:p>
      <text:p text:style-name="Standard">1. Eplucher et couper en cubes la banane et la mangue.</text:p>
      <text:p text:style-name="Standard"><text:s/>Peser 90 g de mangue et 90 g de banane.</text:p>
      <text:p text:style-name="Standard">2. Cuire les cubes de banane et mangue afin de pouvoir</text:p>
      <text:p text:style-name="Standard"><text:s/>les écraser facilement (cuisson vapeur, micro-onde,</text:p>
      <text:p text:style-name="Standard"><text:s/>etc.).</text:p>
      <text:p text:style-name="Standard">3. A la fin de la cuisson, bien garder le jus de</text:p>
      <text:p text:style-name="Standard"><text:s/>cuisson. Il va vous permettre d’ajuster la texture de</text:p>
      <text:p text:style-name="Standard"><text:s/>la compote.</text:p>
      <text:p text:style-name="Standard">4. Mixer les cubes de banane et de mangue. Vous devez</text:p>
      <text:p text:style-name="Standard"><text:s/>obtenir une compote à la texture lisse et homogène. Si</text:p>
      <text:p text:style-name="Standard"><text:s/>la texture vous paraît dense, ajouter du liquide de</text:p>
      <text:p text:style-name="Standard"><text:s/>cuisson et mixer/écraser à nouveau.</text:p>
      <text:p text:style-name="Standard">5. Remplir la terrine jusqu’à 2 cm du buvant, fermer et</text:p>
      <text:p text:style-name="Standard"><text:s/>procéder immédiatement au traitement thermique 45</text:p>
      <text:p text:style-name="Standard"><text:s/>minutes à 100°C.</text:p>
      <text:p text:style-name="Standard"/>
      <text:p text:style-name="Standard"/>
      <text:h text:style-name="Heading_20_1" text:outline-level="1"><text:bookmark-start text:name="__RefHeading___Toc429_4132037544"/><text:soft-page-break/>Compote à la pomme et à l’orange<text:bookmark-end text:name="__RefHeading___Toc429_4132037544"/></text:h>
      <text:p text:style-name="Standard"/>
      <text:p text:style-name="Standard">Quand bébé accepte bien les compotes de pomme, variez les</text:p>
      <text:p text:style-name="Standard">fruits ! Associez-les à la pomme, en commençant par des</text:p>
      <text:p text:style-name="Standard">petites quantités, puis augmenter petit à petit. L’orange</text:p>
      <text:p text:style-name="Standard">est un fruit de choix pour commencer la diversification.</text:p>
      <text:p text:style-name="Standard"/>
      <text:p text:style-name="Standard">Niveau de difficulté</text:p>
      <text:p text:style-name="Standard">1/5</text:p>
      <text:p text:style-name="Standard"/>
      <text:p text:style-name="Standard">Note de la communauté</text:p>
      <text:p text:style-name="Standard">4/5 10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0 g de pommes épluchées</text:p>
      <text:p text:style-name="Standard">* 1 orange</text:p>
      <text:p text:style-name="Standard"/>
      <text:p text:style-name="Standard">Nombre de personnes</text:p>
      <text:p text:style-name="Standard">===================</text:p>
      <text:p text:style-name="Standard"/>
      <text:p text:style-name="Standard">Pour 1 Terrine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4/6 mois</text:p>
      <text:p text:style-name="Standard"/>
      <text:p text:style-name="Standard">Préparation</text:p>
      <text:p text:style-name="Standard">============</text:p>
      <text:p text:style-name="Standard">1. Rincer la/les pommes. Les éplucher et les épépiner.</text:p>
      <text:p text:style-name="Standard"><text:s/>Bien retirer la partie fibreuse du cœur des pommes puis</text:p>
      <text:p text:style-name="Standard"><text:s/>les couper en cubes. Peser 150 g.</text:p>
      <text:p text:style-name="Standard">2. Cuire les cubes de pomme afin de pouvoir les écraser</text:p>
      <text:p text:style-name="Standard"><text:s/>facilement (cuisson vapeur, micro-onde, etc.).</text:p>
      <text:p text:style-name="Standard">3. Mixer ou écraser finement les cubes de pomme. Vous</text:p>
      <text:p text:style-name="Standard"><text:s/>devez obtenir une texture lisse.</text:p>
      <text:p text:style-name="Standard">4. Récupérer le jus de votre orange. Le chauffer dans</text:p>
      <text:p text:style-name="Standard"><text:s/>une casserole jusqu’à ébullition.</text:p>
      <text:p text:style-name="Standard">5. Ajouter environ 4 cuillères à soupe de jus d’orange</text:p>
      <text:p text:style-name="Standard"><text:s/>à la compote de pomme. Mixer/écraser à nouveau. Vous</text:p>
      <text:p text:style-name="Standard"><text:soft-page-break/><text:s/>devez obtenir une texture très lisse, homogène et peu</text:p>
      <text:p text:style-name="Standard"><text:s/>dense.</text:p>
      <text:p text:style-name="Standard">6. Remplir la terrine jusqu’à 2 cm du buvant, fermer et</text:p>
      <text:p text:style-name="Standard"><text:s/>procéder immédiatement au traitement thermique 45</text:p>
      <text:p text:style-name="Standard"><text:s/>minutes à 100°C.</text:p>
      <text:p text:style-name="Standard"/>
      <text:p text:style-name="Standard"><text:s/>et photo en collaboration avec Magali Jacquet.</text:p>
      <text:p text:style-name="Standard"/>
      <text:p text:style-name="Standard"/>
      <text:h text:style-name="Heading_20_1" text:outline-level="1"><text:bookmark-start text:name="__RefHeading___Toc431_4132037544"/>Compote banane/rhubarbe en conserve<text:bookmark-end text:name="__RefHeading___Toc431_4132037544"/></text:h>
      <text:p text:style-name="Standard"/>
      <text:p text:style-name="Standard">Vous voulez cuisiner pour bébé et lui offrir une bonne</text:p>
      <text:p text:style-name="Standard">alimentation ? Pourquoi ne pas lui faire découvrir la</text:p>
      <text:p text:style-name="Standard">compote de rhubarbe, adoucie d’une touche de banane ? Ce</text:p>
      <text:p text:style-name="Standard">dessert maison rendra le repas de bébé inoubliable !</text:p>
      <text:p text:style-name="Standard"/>
      <text:p text:style-name="Standard">Niveau de difficulté</text:p>
      <text:p text:style-name="Standard">1/5</text:p>
      <text:p text:style-name="Standard"/>
      <text:p text:style-name="Standard">Note de la communauté</text:p>
      <text:p text:style-name="Standard">4/5 18 </text:p>
      <text:p text:style-name="Standard"/>
      <text:p text:style-name="Standard">Temps de préparation</text:p>
      <text:p text:style-name="Standard">20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7 tiges de rhubarbe</text:p>
      <text:p text:style-name="Standard">* 4 bananes</text:p>
      <text:p text:style-name="Standard">* 100 g de sucre en poudre</text:p>
      <text:p text:style-name="Standard"/>
      <text:p text:style-name="Standard">Nombre de personnes</text:p>
      <text:p text:style-name="Standard">===================</text:p>
      <text:p text:style-name="Standard"/>
      <text:p text:style-name="Standard">Plusieurs</text:p>
      <text:p text:style-name="Standard"/>
      <text:p text:style-name="Standard">Cette recette est conseillée pour votre enfant dès 12</text:p>
      <text:p text:style-name="Standard">mois.</text:p>
      <text:p text:style-name="Standard"/>
      <text:p text:style-name="Standard">Bocal conseillé</text:p>
      <text:p text:style-name="Standard"><text:soft-page-break/>================</text:p>
      <text:p text:style-name="Standard">Terrine <text:s/>Super 125</text:p>
      <text:p text:style-name="Standard"/>
      <text:p text:style-name="Standard">Préparation</text:p>
      <text:p text:style-name="Standard">============</text:p>
      <text:p text:style-name="Standard">1. Laver et éplucher la rhubarbe. Peler les bananes.</text:p>
      <text:p text:style-name="Standard">2. Couper de petits tronçons de rhubarbe et des</text:p>
      <text:p text:style-name="Standard"><text:s/>rondelles de banane.</text:p>
      <text:p text:style-name="Standard">3. Mettre le tout dans une casserole avec le sucre et</text:p>
      <text:p text:style-name="Standard"><text:s/>cuire à feu moyen en remuant jusqu’à obtenir la cuisson</text:p>
      <text:p text:style-name="Standard"><text:s/>souhaitée (avec plus ou moins de morceaux selon les</text:p>
      <text:p text:style-name="Standard"><text:s/>goûts).</text:p>
      <text:p text:style-name="Standard">4. Verser immédiatement la préparation dans les bocaux</text:p>
      <text:p text:style-name="Standard"><text:s text:c="2"/>jusqu’à 2 cm du bord, et procéder à la</text:p>
      <text:p text:style-name="Standard"><text:s/>stérilisation (traitement thermique) de la compote</text:p>
      <text:p text:style-name="Standard"><text:s/>pendant 40 minutes à 100°C.</text:p>
      <text:p text:style-name="Standard"/>
      <text:p text:style-name="Standard">Il ne vous reste plus qu’à stocker vos petits pots dans</text:p>
      <text:p text:style-name="Standard">vos placards. Et ne pas oublier de préparer des étiquettes</text:p>
      <text:p text:style-name="Standard">pour bocaux pour reconnaître les repas de bébé et dater la</text:p>
      <text:p text:style-name="Standard"><text:s/>Recette.</text:p>
      <text:p text:style-name="Standard"/>
      <text:p text:style-name="Standard"/>
      <text:h text:style-name="Heading_20_1" text:outline-level="1"><text:bookmark-start text:name="__RefHeading___Toc433_4132037544"/>Compote d'oignons en conserve<text:bookmark-end text:name="__RefHeading___Toc433_4132037544"/></text:h>
      <text:p text:style-name="Standard"/>
      <text:p text:style-name="Standard">Excellente source de vitamine C, cet accompagnement doux</text:p>
      <text:p text:style-name="Standard">et sucré saura magnifier vos viandes ou vos repas de fête.</text:p>
      <text:p text:style-name="Standard">Ne passez pas à côté de ce délicieux chutney d’oignons !</text:p>
      <text:p text:style-name="Standard"/>
      <text:p text:style-name="Standard">Niveau de difficulté</text:p>
      <text:p text:style-name="Standard">1/5</text:p>
      <text:p text:style-name="Standard"/>
      <text:p text:style-name="Standard">Note de la communauté</text:p>
      <text:p text:style-name="Standard">4/5 66 </text:p>
      <text:p text:style-name="Standard"/>
      <text:p text:style-name="Standard">Temps de préparation</text:p>
      <text:p text:style-name="Standard">15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1 kg d’oignons</text:p>
      <text:p text:style-name="Standard"/>
      <text:p text:style-name="Standard">* 100 g de sucre</text:p>
      <text:p text:style-name="Standard"/>
      <text:p text:style-name="Standard">* 20 cl de vin blanc sec</text:p>
      <text:p text:style-name="Standard"><text:soft-page-break/></text:p>
      <text:p text:style-name="Standard">* 10 cl de vinaigre de vin blanc</text:p>
      <text:p text:style-name="Standard"/>
      <text:p text:style-name="Standard">* 100 g de beurre</text:p>
      <text:p text:style-name="Standard"/>
      <text:p text:style-name="Standard">* Sel et poivr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émincer finement les oignons puis les faire suer</text:p>
      <text:p text:style-name="Standard"><text:s/>dans le beurre, sans les laisser dorer.</text:p>
      <text:p text:style-name="Standard">2. Saler, poivrer, ajouter le sucre en saupoudrant et</text:p>
      <text:p text:style-name="Standard"><text:s/>en mélangeant puis laisser mijoter 10 minutes.</text:p>
      <text:p text:style-name="Standard">3. Ajouter la base aromatique : le vin et le vinaigre.</text:p>
      <text:p text:style-name="Standard"><text:s/>Laisser cuire doucement encore une dizaine de minutes.</text:p>
      <text:p text:style-name="Standard"><text:s/>Vérifier la consistance de cette confiture d’oignons :</text:p>
      <text:p text:style-name="Standard"><text:s/>elle ne doit pas être liquide.</text:p>
      <text:p text:style-name="Standard">4. Remplir ensuite les terrines <text:s/>Super 125 et</text:p>
      <text:p text:style-name="Standard"><text:s/>procéder immédiatement au traitement thermique de votre</text:p>
      <text:p text:style-name="Standard"><text:s/>compote d’oignons en conserve, 40 minutes à 100°C.</text:p>
      <text:p text:style-name="Standard"/>
      <text:p text:style-name="Standard">Conseils : vous pourrez déguster cette confiture d’oignons</text:p>
      <text:p text:style-name="Standard">en accompagnement d’une viande grillée, d’un rôti ou bien</text:p>
      <text:p text:style-name="Standard">sûr de foie gras.</text:p>
      <text:p text:style-name="Standard">---------------------------------------------------</text:p>
      <text:p text:style-name="Standard">Découvrez aussi :</text:p>
      <text:p text:style-name="Standard">Cerises à l'eau de vie</text:p>
      <text:p text:style-name="Standard"><text:s/>Gelée de raisin blanc à la vanille</text:p>
      <text:p text:style-name="Standard"><text:s/>Confiture d'oignons au vin rouge (Bordeaux)</text:p>
      <text:p text:style-name="Standard"/>
      <text:p text:style-name="Standard"><text:s/>Compote de pêches de vigne et pommes Royale Gala</text:p>
      <text:p text:style-name="Standard">en conserve - </text:p>
      <text:p text:style-name="Standard"/>
      <text:p text:style-name="Standard">Compote de pêches de vigne et pommes Royale</text:p>
      <text:p text:style-name="Standard"><text:s/>Gala en conserve</text:p>
      <text:p text:style-name="Standard"><text:s/>Compote de pêches de vigne et pommes Royale Gala</text:p>
      <text:p text:style-name="Standard">en conserve</text:p>
      <text:p text:style-name="Standard"/>
      <text:p text:style-name="Standard">Quant au mois de septembre, des petites pommes royale gala</text:p>
      <text:p text:style-name="Standard">bien fermes et juteuses rencontrent des petites pêches de</text:p>
      <text:p text:style-name="Standard">vigne bien sucrées qui se sont faites attendre, cela ne</text:p>
      <text:p text:style-name="Standard"><text:soft-page-break/>peut faire qu’une bonne petite recette ! À vos petites</text:p>
      <text:p text:style-name="Standard">terrines pour mettre tout Ça en conserve.</text:p>
      <text:p text:style-name="Standard"/>
      <text:p text:style-name="Standard">Niveau de difficulté</text:p>
      <text:p text:style-name="Standard">1/5</text:p>
      <text:p text:style-name="Standard"/>
      <text:p text:style-name="Standard">Note de la communauté</text:p>
      <text:p text:style-name="Standard">4/5 34 </text:p>
      <text:p text:style-name="Standard"/>
      <text:p text:style-name="Standard">Temps de préparation</text:p>
      <text:p text:style-name="Standard">35 mn</text:p>
      <text:p text:style-name="Standard"/>
      <text:p text:style-name="Standard">Temps de traitement thermique</text:p>
      <text:p text:style-name="Standard">45 mn</text:p>
      <text:p text:style-name="Standard"/>
      <text:p text:style-name="Standard">Temps de conservation</text:p>
      <text:p text:style-name="Standard">12 mois</text:p>
      <text:p text:style-name="Standard"/>
      <text:p text:style-name="Standard">Liste des ingrédients</text:p>
      <text:p text:style-name="Standard">======================</text:p>
      <text:p text:style-name="Standard">* 6 pêches de vignes</text:p>
      <text:p text:style-name="Standard">* 6 pommes Royale Gala</text:p>
      <text:p text:style-name="Standard">* 60 g de sucre</text:p>
      <text:p text:style-name="Standard">* 1 sachet de sucre vanillé</text:p>
      <text:p text:style-name="Standard"/>
      <text:p text:style-name="Standard">Nombre de personnes</text:p>
      <text:p text:style-name="Standard">===================</text:p>
      <text:p text:style-name="Standard"/>
      <text:p text:style-name="Standard">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Laver, éplucher les fruits et les couper en gros</text:p>
      <text:p text:style-name="Standard"><text:s/>cubes.</text:p>
      <text:p text:style-name="Standard">2. Dans une casserole, disposer les cubes de fruits</text:p>
      <text:p text:style-name="Standard"><text:s/>puis ajouter la moitié du sucre et le sachet de sucre</text:p>
      <text:p text:style-name="Standard"><text:s/>vanillé. Ajouter 20 cl d'eau et porter le tout à</text:p>
      <text:p text:style-name="Standard"><text:s/>ébullition. Une fois à ébullition, ajouter un couvercle</text:p>
      <text:p text:style-name="Standard"><text:s/>à la casserole et laisser cuire à feu doux environ 15</text:p>
      <text:p text:style-name="Standard"><text:s/>minutes.</text:p>
      <text:p text:style-name="Standard">3. Une fois cuit, mixer les cubes de fruits à l'aide</text:p>
      <text:p text:style-name="Standard"><text:s/>d'un mixeur plongeant et ajouter l'autre moitié de</text:p>
      <text:p text:style-name="Standard"><text:s/>sucre. Mélanger.</text:p>
      <text:p text:style-name="Standard"><text:soft-page-break/>4. Remplir les terrines <text:s/>Super 125. Fermer</text:p>
      <text:p text:style-name="Standard"><text:s/>les terrines et procéder immédiatement au traitement</text:p>
      <text:p text:style-name="Standard"><text:s/>thermique, 45 min à 100°C.</text:p>
      <text:p text:style-name="Standard"/>
      <text:p text:style-name="Standard"/>
      <text:h text:style-name="Heading_20_1" text:outline-level="1"><text:bookmark-start text:name="__RefHeading___Toc435_4132037544"/>Compote de poire aux épices<text:bookmark-end text:name="__RefHeading___Toc435_4132037544"/></text:h>
      <text:p text:style-name="Standard"/>
      <text:p text:style-name="Standard">Les poires se marient parfaitement avec les épices. Ça</text:p>
      <text:p text:style-name="Standard">tombe bien ! Dans Cette recette, nous les associons à 4</text:p>
      <text:p text:style-name="Standard">épices, rien que Ça et elles vont se retrouver en compote</text:p>
      <text:p text:style-name="Standard">pour votre plus grand plaisir. Alors préparez-les avec</text:p>
      <text:p text:style-name="Standard">amour et fermez vos terrines car n’oubliez pas, vous</text:p>
      <text:p text:style-name="Standard">faites Cette recette pour la conserver !</text:p>
      <text:p text:style-name="Standard"/>
      <text:p text:style-name="Standard">Niveau de difficulté</text:p>
      <text:p text:style-name="Standard">2/5</text:p>
      <text:p text:style-name="Standard"/>
      <text:p text:style-name="Standard">Note de la communauté</text:p>
      <text:p text:style-name="Standard">0/5 </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3 poires</text:p>
      <text:p text:style-name="Standard"/>
      <text:p text:style-name="Standard">1 orange</text:p>
      <text:p text:style-name="Standard"/>
      <text:p text:style-name="Standard">Mélange quatre épices</text:p>
      <text:p text:style-name="Standard"/>
      <text:p text:style-name="Standard">Cannelle</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éplucher et couper en morceaux les poires.</text:p>
      <text:p text:style-name="Standard"><text:soft-page-break/>2. Faire cuire les cubes de poire afin de pouvoir les</text:p>
      <text:p text:style-name="Standard"><text:s/>écraser facilement (à la vapeur ou à feu doux dans une</text:p>
      <text:p text:style-name="Standard"><text:s/>casserole avec de l’eau pendant 20 min).</text:p>
      <text:p text:style-name="Standard">3. Mixer les poires dans votre mixeur.</text:p>
      <text:p text:style-name="Standard">4. Récupérer le jus de l’orange et l’ajouter aux</text:p>
      <text:p text:style-name="Standard"><text:s/>poires. Ajouter les épices selon vos goûts. Mixer.</text:p>
      <text:p text:style-name="Standard">5. Remplir vos terrines jusqu'au niveau indiqué par le</text:p>
      <text:p text:style-name="Standard"><text:s/>trait (env. 2 cm du bord). Fermer les terrines et</text:p>
      <text:p text:style-name="Standard"><text:s/>procéder immédiatement au traitement thermique 45 min à</text:p>
      <text:p text:style-name="Standard"><text:s/>100°C.</text:p>
      <text:p text:style-name="Standard"/>
      <text:p text:style-name="Standard"/>
      <text:h text:style-name="Heading_20_1" text:outline-level="1"><text:bookmark-start text:name="__RefHeading___Toc437_4132037544"/>Compote de poires, gingembre et cardamome<text:bookmark-end text:name="__RefHeading___Toc437_4132037544"/></text:h>
      <text:p text:style-name="Standard"/>
      <text:p text:style-name="Standard">La douceur des poires, les bienfaits du gingembre, les</text:p>
      <text:p text:style-name="Standard">vertus des plantes aromatiques… Retrouvez tout ceci dans</text:p>
      <text:p text:style-name="Standard">Cette recette de compote de poires maison parfumée aux</text:p>
      <text:p text:style-name="Standard">épices.</text:p>
      <text:p text:style-name="Standard"/>
      <text:p text:style-name="Standard">Niveau de difficulté</text:p>
      <text:p text:style-name="Standard">1/5</text:p>
      <text:p text:style-name="Standard"/>
      <text:p text:style-name="Standard">Note de la communauté</text:p>
      <text:p text:style-name="Standard">3/5 22 Livre "Bocaux, compotes et confitures", édition</text:p>
      <text:p text:style-name="Standard">Hachette</text:p>
      <text:p text:style-name="Standard"/>
      <text:p text:style-name="Standard">Temps de préparation</text:p>
      <text:p text:style-name="Standard">15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poires</text:p>
      <text:p text:style-name="Standard">* 2 morceaux de gingembre confit</text:p>
      <text:p text:style-name="Standard">* 3 capsules de cardamome</text:p>
      <text:p text:style-name="Standard">* 2 cuil. à soupe de miel d’acacia</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soft-page-break/>================</text:p>
      <text:p text:style-name="Standard">Terrines <text:s/>Super ou <text:s/>Familia Wiss</text:p>
      <text:p text:style-name="Standard"/>
      <text:p text:style-name="Standard">Préparation</text:p>
      <text:p text:style-name="Standard">============</text:p>
      <text:p text:style-name="Standard">1. Laver et éplucher les poires. Les couper en gros</text:p>
      <text:p text:style-name="Standard"><text:s/>morceaux de 3 cm de côté. Trancher le gingembre confit</text:p>
      <text:p text:style-name="Standard"><text:s/>en très fines lamelles (à privilégier par rapport à du</text:p>
      <text:p text:style-name="Standard"><text:s/>gingembre frais).</text:p>
      <text:p text:style-name="Standard">2. Pour la cuisson des poires, placer les fruits, le</text:p>
      <text:p text:style-name="Standard"><text:s/>gingembre, la cardamome et le miel dans une grande</text:p>
      <text:p text:style-name="Standard"><text:s/>casserole puis faire cuire 25 min à feu moyen. Remuer</text:p>
      <text:p text:style-name="Standard"><text:s/>de temps en temps à l’aide d’une cuillère en bois pour</text:p>
      <text:p text:style-name="Standard"><text:s/>éviter que la compote n’accroche.</text:p>
      <text:p text:style-name="Standard">3. Après la cuisson, Ôter la cardamome.</text:p>
      <text:p text:style-name="Standard">4. Mettre votre compote de poires maison en bocaux et</text:p>
      <text:p text:style-name="Standard"><text:s/>procéder immédiatement au traitement thermique pendant</text:p>
      <text:p text:style-name="Standard"><text:s/>40 min à 100 °C.</text:p>
      <text:p text:style-name="Standard"/>
      <text:p text:style-name="Standard"/>
      <text:h text:style-name="Heading_20_1" text:outline-level="1"><text:bookmark-start text:name="__RefHeading___Toc439_4132037544"/>Compote de poires Guyot et pommes Reinette en conserve<text:bookmark-end text:name="__RefHeading___Toc439_4132037544"/></text:h>
      <text:p text:style-name="Standard"/>
      <text:p text:style-name="Standard">Pomme de reinette et poire Guyot, tapis tapis rouge… à</text:p>
      <text:p text:style-name="Standard">cette délicieuse compote de saison ! La compote, simple à</text:p>
      <text:p text:style-name="Standard">faire, sait régaler tout son monde alors on en profite et</text:p>
      <text:p text:style-name="Standard">on conserve quand c’est le moment.</text:p>
      <text:p text:style-name="Standard"/>
      <text:p text:style-name="Standard">Niveau de difficulté</text:p>
      <text:p text:style-name="Standard">1/5</text:p>
      <text:p text:style-name="Standard"/>
      <text:p text:style-name="Standard">Note de la communauté</text:p>
      <text:p text:style-name="Standard">5/5 16 L'atelier des sens</text:p>
      <text:p text:style-name="Standard"/>
      <text:p text:style-name="Standard">Temps de préparation</text:p>
      <text:p text:style-name="Standard">35 mn</text:p>
      <text:p text:style-name="Standard"/>
      <text:p text:style-name="Standard">Temps de traitement thermique</text:p>
      <text:p text:style-name="Standard">45 m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6 poires Guyot</text:p>
      <text:p text:style-name="Standard"><text:soft-page-break/>* 6 pommes Reinette</text:p>
      <text:p text:style-name="Standard">* 25 g de sucre roux</text:p>
      <text:p text:style-name="Standard"/>
      <text:p text:style-name="Standard">Nombre de personnes</text:p>
      <text:p text:style-name="Standard">===================</text:p>
      <text:p text:style-name="Standard"/>
      <text:p text:style-name="Standard">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éplucher et tailler les pommes et les poires en</text:p>
      <text:p text:style-name="Standard"><text:s/>petits cubes.</text:p>
      <text:p text:style-name="Standard">2. Disposer l'ensemble des cubes dans un bol puis</text:p>
      <text:p text:style-name="Standard"><text:s/>saupoudrer de sucre roux. Recouvrir le tout d'un film</text:p>
      <text:p text:style-name="Standard"><text:s/>alimentaire.</text:p>
      <text:p text:style-name="Standard">3. Enfourner le bol au micro-ondes et mettre à cuire à</text:p>
      <text:p text:style-name="Standard"><text:s/>900W environ 3 à 5 min.</text:p>
      <text:p text:style-name="Standard">4. Au terme de la cuisson, passer le tout au mixeur et</text:p>
      <text:p text:style-name="Standard"><text:s/>remplir les terrines <text:s/>super 125. Fermer et</text:p>
      <text:p text:style-name="Standard"><text:s/>procéder immédiatement au traitement thermique pendant</text:p>
      <text:p text:style-name="Standard"><text:s/>45 min à 100°C.</text:p>
      <text:p text:style-name="Standard"/>
      <text:p text:style-name="Standard"/>
      <text:h text:style-name="Heading_20_1" text:outline-level="1"><text:bookmark-start text:name="__RefHeading___Toc441_4132037544"/>Compote de poire<text:bookmark-end text:name="__RefHeading___Toc441_4132037544"/></text:h>
      <text:p text:style-name="Standard"/>
      <text:p text:style-name="Standard">Si bébé se montre à l’aise avec la découverte des nouveaux</text:p>
      <text:p text:style-name="Standard">aliments, faites-lui découvrir la poire avec cette compote</text:p>
      <text:p text:style-name="Standard">100% nouveau fruit. Sinon, remplacez une partie par de la</text:p>
      <text:p text:style-name="Standard">pomme. Ajoutez une pincée de cannelle quand bébé est bien</text:p>
      <text:p text:style-name="Standard">habitué à la version nature, cela lui fait découvrir de</text:p>
      <text:p text:style-name="Standard">nouvelles saveurs !</text:p>
      <text:p text:style-name="Standard"/>
      <text:p text:style-name="Standard">Niveau de difficulté</text:p>
      <text:p text:style-name="Standard">1/5</text:p>
      <text:p text:style-name="Standard"/>
      <text:p text:style-name="Standard">Note de la communauté</text:p>
      <text:p text:style-name="Standard">4/5 13 </text:p>
      <text:p text:style-name="Standard"/>
      <text:p text:style-name="Standard">Temps de préparation</text:p>
      <text:p text:style-name="Standard">20 min</text:p>
      <text:p text:style-name="Standard"/>
      <text:p text:style-name="Standard"><text:soft-page-break/>Temps de traitement thermique</text:p>
      <text:p text:style-name="Standard">45 min</text:p>
      <text:p text:style-name="Standard"/>
      <text:p text:style-name="Standard">Liste des ingrédients</text:p>
      <text:p text:style-name="Standard">======================</text:p>
      <text:p text:style-name="Standard">* 180 g de poires</text:p>
      <text:p text:style-name="Standard">* En option : une pincée de cannelle</text:p>
      <text:p text:style-name="Standard"/>
      <text:p text:style-name="Standard">Nombre de personnes</text:p>
      <text:p text:style-name="Standard">===================</text:p>
      <text:p text:style-name="Standard"/>
      <text:p text:style-name="Standard">Pour 1 Terrine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6 mois</text:p>
      <text:p text:style-name="Standard"/>
      <text:p text:style-name="Standard">Préparation</text:p>
      <text:p text:style-name="Standard">============</text:p>
      <text:p text:style-name="Standard">1. Rincer, éplucher et épépiner les poires. Bien</text:p>
      <text:p text:style-name="Standard"><text:s/>retirer la partie fibreuse au cœur des poires. Les</text:p>
      <text:p text:style-name="Standard"><text:s/>couper en cubes. Peser 180 g.</text:p>
      <text:p text:style-name="Standard">2. Cuire les cubes de poire afin de pouvoir les écraser</text:p>
      <text:p text:style-name="Standard"><text:s/>facilement (cuisson vapeur, micro-onde, etc.).</text:p>
      <text:p text:style-name="Standard">3. A la fin de la cuisson, bien garder le jus de</text:p>
      <text:p text:style-name="Standard"><text:s/>cuisson. Il va vous permettre d’ajuster la texture de</text:p>
      <text:p text:style-name="Standard"><text:s/>la compote.</text:p>
      <text:p text:style-name="Standard">4. Mixer ou écraser finement les cubes de poire avec</text:p>
      <text:p text:style-name="Standard"><text:s/>une pincée de cannelle si vous avez opté pour cette</text:p>
      <text:p text:style-name="Standard"><text:s/>option. Vous devez obtenir une texture lisse, homogène</text:p>
      <text:p text:style-name="Standard"><text:s/>et peu dense. Si la texture vous paraît dense, ajoutez</text:p>
      <text:p text:style-name="Standard"><text:s/>du liquide de cuisson et mixer/écraser à nouveau.</text:p>
      <text:p text:style-name="Standard">5. Remplir la terrine jusqu’à 2 cm du buvant, fermer et</text:p>
      <text:p text:style-name="Standard"><text:s/>procéder immédiatement au traitement thermique 45</text:p>
      <text:p text:style-name="Standard"><text:s/>minutes à 100°C.</text:p>
      <text:p text:style-name="Standard"/>
      <text:p text:style-name="Standard"/>
      <text:h text:style-name="Heading_20_1" text:outline-level="1"><text:bookmark-start text:name="__RefHeading___Toc443_4132037544"/>Compote de pommes en conserve<text:bookmark-end text:name="__RefHeading___Toc443_4132037544"/></text:h>
      <text:p text:style-name="Standard"/>
      <text:p text:style-name="Standard">Vous pensez qu’avec des pommes, on ne peut faire qu’une</text:p>
      <text:p text:style-name="Standard">tarte aux pommes ? Que nenni ! Les bocaux accueillent</text:p>
      <text:p text:style-name="Standard">merveilleusement bien les pommes. Alors pourquoi ne pas</text:p>
      <text:p text:style-name="Standard">faire plaisir à vos enfants avec cette très douce recette</text:p>
      <text:p text:style-name="Standard">de compote de pommes ?</text:p>
      <text:p text:style-name="Standard"/>
      <text:p text:style-name="Standard"><text:soft-page-break/>Niveau de difficulté</text:p>
      <text:p text:style-name="Standard">1/5</text:p>
      <text:p text:style-name="Standard"/>
      <text:p text:style-name="Standard">Note de la communauté</text:p>
      <text:p text:style-name="Standard">4/5 200 </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10 pommes</text:p>
      <text:p text:style-name="Standard">* 150 g de cassonade</text:p>
      <text:p text:style-name="Standard">* 1 CS de jus de citron frais</text:p>
      <text:p text:style-name="Standard">* 1 CC de cannelle en poudre</text:p>
      <text:p text:style-name="Standard"/>
      <text:p text:style-name="Standard">Nombre de personnes</text:p>
      <text:p text:style-name="Standard">===================</text:p>
      <text:p text:style-name="Standard"/>
      <text:p text:style-name="Standard">4 à 6</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Laver et éplucher les pommes. Ôter le cœur et les</text:p>
      <text:p text:style-name="Standard"><text:s/>pépins, puis couper les pommes en morceaux. Pour une</text:p>
      <text:p text:style-name="Standard"><text:s/>recette de compote de pommes suave et peu acide,</text:p>
      <text:p text:style-name="Standard"><text:s/>utiliser de préférence la rainette, la Canada ou la</text:p>
      <text:p text:style-name="Standard"><text:s/>boskoop.</text:p>
      <text:p text:style-name="Standard">2. Mettre les morceaux de pommes dans une casserole et</text:p>
      <text:p text:style-name="Standard"><text:s/>chauffer à feu moyen.</text:p>
      <text:p text:style-name="Standard">3. Ajouter la cassonade, le citron et la cannelle.</text:p>
      <text:p text:style-name="Standard"><text:s/>Durant la cuisson de votre dessert aux pommes, mélanger</text:p>
      <text:p text:style-name="Standard"><text:s/>et réduire l’ensemble en purée.</text:p>
      <text:p text:style-name="Standard">4. Quand votre compote de pommes maison est prête,</text:p>
      <text:p text:style-name="Standard"><text:s/>remplir vos bocaux <text:s/>Super et procéder</text:p>
      <text:p text:style-name="Standard"><text:soft-page-break/><text:s/>immédiatement au traitement thermique, 40 minutes à</text:p>
      <text:p text:style-name="Standard"><text:s/>100°C.</text:p>
      <text:p text:style-name="Standard"/>
      <text:p text:style-name="Standard"/>
      <text:h text:style-name="Heading_20_1" text:outline-level="1"><text:bookmark-start text:name="__RefHeading___Toc445_4132037544"/>Compote de pommes/rhubarbe en conserve<text:bookmark-end text:name="__RefHeading___Toc445_4132037544"/></text:h>
      <text:p text:style-name="Standard"/>
      <text:p text:style-name="Standard">Il est temps d’incorporer aux repas de bébé des saveurs un</text:p>
      <text:p text:style-name="Standard">peu originales. Il y a fort à parier qu’il va adorer la</text:p>
      <text:p text:style-name="Standard">rhubarbe, vous ne croyez pas ? Cette recette de compote</text:p>
      <text:p text:style-name="Standard">est saine et parfaite pour les petits palais des</text:p>
      <text:p text:style-name="Standard">gastronomes en couches.</text:p>
      <text:p text:style-name="Standard"/>
      <text:p text:style-name="Standard">Niveau de difficulté</text:p>
      <text:p text:style-name="Standard">1/5</text:p>
      <text:p text:style-name="Standard"/>
      <text:p text:style-name="Standard">Note de la communauté</text:p>
      <text:p text:style-name="Standard">4/5 61 </text:p>
      <text:p text:style-name="Standard"/>
      <text:p text:style-name="Standard">Temps de préparation</text:p>
      <text:p text:style-name="Standard">1h</text:p>
      <text:p text:style-name="Standard"/>
      <text:p text:style-name="Standard">Temps de traitement thermique</text:p>
      <text:p text:style-name="Standard">45 mn</text:p>
      <text:p text:style-name="Standard"/>
      <text:p text:style-name="Standard">Liste des ingrédients</text:p>
      <text:p text:style-name="Standard">======================</text:p>
      <text:p text:style-name="Standard">* 600 g de pommes de différentes variétés</text:p>
      <text:p text:style-name="Standard">* 400 g de rhubarbe fraîche</text:p>
      <text:p text:style-name="Standard">* 2 sachets de sucre vanillé</text:p>
      <text:p text:style-name="Standard">* 50 g de sucre</text:p>
      <text:p text:style-name="Standard">* 15 cl de jus d'orange</text:p>
      <text:p text:style-name="Standard"/>
      <text:p text:style-name="Standard">Nombre de personnes</text:p>
      <text:p text:style-name="Standard">===================</text:p>
      <text:p text:style-name="Standard"/>
      <text:p text:style-name="Standard">Pour 6 personnes</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éplucher et couper les différentes variétés de</text:p>
      <text:p text:style-name="Standard"><text:s/>pommes et la rhubarbe en morceaux.</text:p>
      <text:p text:style-name="Standard"><text:soft-page-break/>2. Mettre tous les ingrédients dans une casserole et</text:p>
      <text:p text:style-name="Standard"><text:s/>cuire à couvert environ 30 minutes, jusqu'à obtention</text:p>
      <text:p text:style-name="Standard"><text:s/>de la compote.</text:p>
      <text:p text:style-name="Standard">3. Si elle est trop liquide, enlever le couvercle pour</text:p>
      <text:p text:style-name="Standard"><text:s/>faire évaporer le jus de cette compote de pomme.</text:p>
      <text:p text:style-name="Standard">4. Mettre en pot <text:s/>Super 125 et procéder</text:p>
      <text:p text:style-name="Standard"><text:s/>immédiatement au traitement thermique de ce dessert aux</text:p>
      <text:p text:style-name="Standard"><text:s/>pommes, 45 minutes à 100°C.</text:p>
      <text:p text:style-name="Standard"/>
      <text:p text:style-name="Standard"/>
      <text:h text:style-name="Heading_20_1" text:outline-level="1"><text:bookmark-start text:name="__RefHeading___Toc447_4132037544"/>Compote de prunes rouges et pommes Golden<text:bookmark-end text:name="__RefHeading___Toc447_4132037544"/></text:h>
      <text:p text:style-name="Standard"/>
      <text:p text:style-name="Standard">Des pommes, des prunes et du sucre wouah ! Vous allez</text:p>
      <text:p text:style-name="Standard">aimer ce mélange de saveurs d’automne. La grande classe</text:p>
      <text:p text:style-name="Standard">pour cette compote facile mais néanmoins originale.</text:p>
      <text:p text:style-name="Standard"/>
      <text:p text:style-name="Standard">Niveau de difficulté</text:p>
      <text:p text:style-name="Standard">1/5</text:p>
      <text:p text:style-name="Standard"/>
      <text:p text:style-name="Standard">Note de la communauté</text:p>
      <text:p text:style-name="Standard">4/5 34 </text:p>
      <text:p text:style-name="Standard"/>
      <text:p text:style-name="Standard">Temps de préparation</text:p>
      <text:p text:style-name="Standard">35 mn</text:p>
      <text:p text:style-name="Standard"/>
      <text:p text:style-name="Standard">Temps de traitement thermique</text:p>
      <text:p text:style-name="Standard">45 mn</text:p>
      <text:p text:style-name="Standard"/>
      <text:p text:style-name="Standard">Temps de conservation</text:p>
      <text:p text:style-name="Standard">12 mois</text:p>
      <text:p text:style-name="Standard"/>
      <text:p text:style-name="Standard">Liste des ingrédients</text:p>
      <text:p text:style-name="Standard">======================</text:p>
      <text:p text:style-name="Standard">* 12 prunes rouges</text:p>
      <text:p text:style-name="Standard">* 6 pommes Golden ou Reinette</text:p>
      <text:p text:style-name="Standard">* 45 g de sucre</text:p>
      <text:p text:style-name="Standard"/>
      <text:p text:style-name="Standard">Nombre de personnes</text:p>
      <text:p text:style-name="Standard">===================</text:p>
      <text:p text:style-name="Standard"/>
      <text:p text:style-name="Standard">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125</text:p>
      <text:p text:style-name="Standard"><text:soft-page-break/></text:p>
      <text:p text:style-name="Standard">Préparation</text:p>
      <text:p text:style-name="Standard">============</text:p>
      <text:p text:style-name="Standard">1. Laver les fruits. éplucher, puis tailler les pommes</text:p>
      <text:p text:style-name="Standard"><text:s/>Golden en gros cubes. Ouvrir les prunes rouges en deux</text:p>
      <text:p text:style-name="Standard"><text:s/>et retirer les noyaux. Recouper les demi-prunes en deux</text:p>
      <text:p text:style-name="Standard"><text:s/>et disposer l'ensemble des fruits dans un bol allant au</text:p>
      <text:p text:style-name="Standard"><text:s/>four micro-ondes.</text:p>
      <text:p text:style-name="Standard">2. Saupoudrer les fruits de sucre puis recouvrir le bol</text:p>
      <text:p text:style-name="Standard"><text:s/>de film alimentaire. Enfourner au micro-ondes à 900W</text:p>
      <text:p text:style-name="Standard"><text:s/>pendant 3 à 5 min.</text:p>
      <text:p text:style-name="Standard">3. Au terme de la cuisson, passer les fruits au mixeur</text:p>
      <text:p text:style-name="Standard"><text:s/>pour obtenir une purée plus ou moins fine selon votre</text:p>
      <text:p text:style-name="Standard"><text:s/>goût.</text:p>
      <text:p text:style-name="Standard">4. Remplir les terrines <text:s/>super 125 de compote</text:p>
      <text:p text:style-name="Standard"><text:s/>jusqu'à 2 cm du rebord. Fermer et procéder</text:p>
      <text:p text:style-name="Standard"><text:s/>immédiatement au traitement thermique pendant 45 min à</text:p>
      <text:p text:style-name="Standard"><text:s/>100°C.</text:p>
      <text:p text:style-name="Standard"/>
      <text:p text:style-name="Standard"/>
      <text:h text:style-name="Heading_20_1" text:outline-level="1"><text:bookmark-start text:name="__RefHeading___Toc449_4132037544"/>Compote pêche/abricot en conserve<text:bookmark-end text:name="__RefHeading___Toc449_4132037544"/></text:h>
      <text:p text:style-name="Standard"/>
      <text:p text:style-name="Standard">Vous allez adorer savourer le goût de l’été quand vous le</text:p>
      <text:p text:style-name="Standard">voulez grâce à cette conserve de compote pêche/abricot.</text:p>
      <text:p text:style-name="Standard">recette facile, elle sait satisfaire toute la famille car</text:p>
      <text:p text:style-name="Standard">vous pouvez la parfumer selon vos désirs. Cette compote</text:p>
      <text:p text:style-name="Standard">peut s’épicer aussi bien avec de la cannelle que de la</text:p>
      <text:p text:style-name="Standard">vanille ou une étoile de badiane…</text:p>
      <text:p text:style-name="Standard"/>
      <text:p text:style-name="Standard">Niveau de difficulté</text:p>
      <text:p text:style-name="Standard">1/5</text:p>
      <text:p text:style-name="Standard"/>
      <text:p text:style-name="Standard">Note de la communauté</text:p>
      <text:p text:style-name="Standard">4/5 54 </text:p>
      <text:p text:style-name="Standard"/>
      <text:p text:style-name="Standard">Temps de préparation</text:p>
      <text:p text:style-name="Standard">20 mn</text:p>
      <text:p text:style-name="Standard"/>
      <text:p text:style-name="Standard">Temps de traitement thermique</text:p>
      <text:p text:style-name="Standard">40 m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text:soft-page-break/>* 6 pêches</text:p>
      <text:p text:style-name="Standard">* 8 abricots</text:p>
      <text:p text:style-name="Standard">* 100 g de cassonade</text:p>
      <text:p text:style-name="Standard">* Facultatif : un bâton de cannelle, une étoile de</text:p>
      <text:p text:style-name="Standard"><text:s/>badiane ou une gousse de vanille</text:p>
      <text:p text:style-name="Standard"/>
      <text:p text:style-name="Standard">Nombre de personnes</text:p>
      <text:p text:style-name="Standard">===================</text:p>
      <text:p text:style-name="Standard"/>
      <text:p text:style-name="Standard">4</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Eplucher les pêches et les couper grossièrement.</text:p>
      <text:p text:style-name="Standard">2. Laver et couper en morceaux les abricots.</text:p>
      <text:p text:style-name="Standard">3. Dans une casserole, mettre les fruits, le sucre, un</text:p>
      <text:p text:style-name="Standard"><text:s/>fond d'eau et les épices si vous le souhaitez.</text:p>
      <text:p text:style-name="Standard">4. Faire cuire à feu moyen pendant une dizaine de</text:p>
      <text:p text:style-name="Standard"><text:s/>minutes. Arrêter la cuisson lorsque vous atteignez la</text:p>
      <text:p text:style-name="Standard"><text:s/>consistance voulue.</text:p>
      <text:p text:style-name="Standard">5. Verser immédiatement la préparation dans les bocaux</text:p>
      <text:p text:style-name="Standard"><text:s text:c="2"/>et procéder sans attendre au traitement</text:p>
      <text:p text:style-name="Standard"><text:s/>thermique (stérilisation) pendant 40 min à 100°C.</text:p>
      <text:p text:style-name="Standard"/>
      <text:p text:style-name="Standard"/>
      <text:h text:style-name="Heading_20_1" text:outline-level="1"><text:bookmark-start text:name="__RefHeading___Toc451_4132037544"/>Compote poire/abricot en conserve<text:bookmark-end text:name="__RefHeading___Toc451_4132037544"/></text:h>
      <text:p text:style-name="Standard"/>
      <text:p text:style-name="Standard">Pour un bon pot bébé fait maison, il faut prendre le temps</text:p>
      <text:p text:style-name="Standard">de créer de délicieuses recettes. <text:s/>vous fait</text:p>
      <text:p text:style-name="Standard">gagner du temps en vous livrant les secrets de petits pots</text:p>
      <text:p text:style-name="Standard">de fruits avec morceaux, comme la fameuse compote de poire</text:p>
      <text:p text:style-name="Standard">et d’abricot.</text:p>
      <text:p text:style-name="Standard"/>
      <text:p text:style-name="Standard">Niveau de difficulté</text:p>
      <text:p text:style-name="Standard">1/5</text:p>
      <text:p text:style-name="Standard"/>
      <text:p text:style-name="Standard">Note de la communauté</text:p>
      <text:p text:style-name="Standard">4/5 9 </text:p>
      <text:p text:style-name="Standard"/>
      <text:p text:style-name="Standard">Temps de préparation</text:p>
      <text:p text:style-name="Standard">10 min</text:p>
      <text:p text:style-name="Standard"><text:soft-page-break/></text:p>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3 poires Williams</text:p>
      <text:p text:style-name="Standard">* 8 abricots</text:p>
      <text:p text:style-name="Standard">* 100 g de cassonade</text:p>
      <text:p text:style-name="Standard">* 1 cuillère à soupe de miel liquide</text:p>
      <text:p text:style-name="Standard"/>
      <text:p text:style-name="Standard">Nombre de personnes</text:p>
      <text:p text:style-name="Standard">===================</text:p>
      <text:p text:style-name="Standard"/>
      <text:p text:style-name="Standard">Plusieurs</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éplucher, retirer les noyaux et les trognons</text:p>
      <text:p text:style-name="Standard"><text:s/>puis couper les fruits en petits morceaux.</text:p>
      <text:p text:style-name="Standard">2. Faire cuire à feu moyen les fruits, le sucre et le</text:p>
      <text:p text:style-name="Standard"><text:s/>miel jusqu’à obtenir la consistance souhaitée. Remuer</text:p>
      <text:p text:style-name="Standard"><text:s/>régulièrement.</text:p>
      <text:p text:style-name="Standard">3. Verser immédiatement la compote dans les bocaux Le</text:p>
      <text:p text:style-name="Standard"><text:s/>Parfait jusqu’à 2 cm du bord, et procéder à la</text:p>
      <text:p text:style-name="Standard"><text:s/>stérilisation (traitement thermique) pendant 40 minutes</text:p>
      <text:p text:style-name="Standard"><text:s/>à 100°C.</text:p>
      <text:p text:style-name="Standard"/>
      <text:p text:style-name="Standard">Converser les petits pots dans vos placards. A partir de 5</text:p>
      <text:p text:style-name="Standard">mois, bébé peut manger à la cuillère et peut manger des</text:p>
      <text:p text:style-name="Standard">morceaux à partir de 6 mois (s’il refuse de manger, mettre</text:p>
      <text:p text:style-name="Standard">du lait dans la compote peut être une bonne idée). Et ne</text:p>
      <text:p text:style-name="Standard">pas oublier de préparer des étiquettes pour bocaux pour</text:p>
      <text:p text:style-name="Standard">reconnaître les repas de bébé et dater la recette.</text:p>
      <text:p text:style-name="Standard"/>
      <text:p text:style-name="Standard"/>
      <text:h text:style-name="Heading_20_1" text:outline-level="1"><text:bookmark-start text:name="__RefHeading___Toc453_4132037544"/>Compote pomme, abricot, semoule<text:bookmark-end text:name="__RefHeading___Toc453_4132037544"/></text:h>
      <text:p text:style-name="Standard"/>
      <text:p text:style-name="Standard"><text:soft-page-break/>Si vous désirez offrir à votre petit une compote un peu</text:p>
      <text:p text:style-name="Standard">plus consistante qu’une simple compote, Cette recette est</text:p>
      <text:p text:style-name="Standard">idéale. Avec sa texture toute douce comme un c lin, bébé</text:p>
      <text:p text:style-name="Standard">va adorer. Préparez-vous à recevoir de jolis sourires en</text:p>
      <text:p text:style-name="Standard">retour.</text:p>
      <text:p text:style-name="Standard"/>
      <text:p text:style-name="Standard">Niveau de difficulté</text:p>
      <text:p text:style-name="Standard">1/5</text:p>
      <text:p text:style-name="Standard"/>
      <text:p text:style-name="Standard">Note de la communauté</text:p>
      <text:p text:style-name="Standard">5/5 8 </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6 pommes</text:p>
      <text:p text:style-name="Standard">* 6 abricots</text:p>
      <text:p text:style-name="Standard">* 3 cuillères à café de semoule de blé dur fine</text:p>
      <text:p text:style-name="Standard">* 16 cuillères à soupe d’eau</text:p>
      <text:p text:style-name="Standard">* 3 cuillères à soupe de sucre (facultatif)</text:p>
      <text:p text:style-name="Standard"/>
      <text:p text:style-name="Standard">Nombre de personnes</text:p>
      <text:p text:style-name="Standard">===================</text:p>
      <text:p text:style-name="Standard"/>
      <text:p text:style-name="Standard">Pour 4 à 6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12 mois</text:p>
      <text:p text:style-name="Standard"/>
      <text:p text:style-name="Standard">Préparation</text:p>
      <text:p text:style-name="Standard">============</text:p>
      <text:p text:style-name="Standard">1. Peler les pommes, les couper en quatre et recouper</text:p>
      <text:p text:style-name="Standard"><text:s/>chaque quartier en quatre.</text:p>
      <text:p text:style-name="Standard">2. Laver les abricots, les ouvrir en deux, retirer les</text:p>
      <text:p text:style-name="Standard"><text:s/>noyaux et recouper les moitiés en quatre.</text:p>
      <text:p text:style-name="Standard">3. Mettre les fruits dans une casserole avec l’eau et</text:p>
      <text:p text:style-name="Standard"><text:s/>le sucre, couvrir et faire cuire 10 minutes environ sur</text:p>
      <text:p text:style-name="Standard"><text:s/>feu moyen, en remuant de temps en temps.</text:p>
      <text:p text:style-name="Standard">4. Verser la semoule en pluie sur les fruits, ajouter</text:p>
      <text:p text:style-name="Standard"><text:s/>éventuellement un peu d’eau et poursuivre la cuisson</text:p>
      <text:p text:style-name="Standard"><text:s/>encore 10 minutes.</text:p>
      <text:p text:style-name="Standard"><text:soft-page-break/>5. Mixer ou non les fruits à l’aide d’un robot, selon</text:p>
      <text:p text:style-name="Standard"><text:s/>la texture désirée.</text:p>
      <text:p text:style-name="Standard">6. Remplir sans attendre les terrines <text:s/>125</text:p>
      <text:p text:style-name="Standard"><text:s/>jusqu’à 2 cm du rebord, puis procéder au traitement</text:p>
      <text:p text:style-name="Standard"><text:s/>thermique pendant 40 minutes à 100°C.</text:p>
      <text:p text:style-name="Standard">Une recette réalisée par le blogueur Papa en Cuisine pour</text:p>
      <text:p text:style-name="Standard">, lors d’un atelier « conserves » spécial bébé.</text:p>
      <text:p text:style-name="Standard">Retrouvez la vidéo de l’atelier ici : http://bit.ly/2tMH0ML</text:p>
      <text:p text:style-name="Standard"/>
      <text:p text:style-name="Standard"/>
      <text:h text:style-name="Heading_20_1" text:outline-level="1"><text:bookmark-start text:name="__RefHeading___Toc455_4132037544"/>Compote pomme, mangue et myrtille<text:bookmark-end text:name="__RefHeading___Toc455_4132037544"/></text:h>
      <text:p text:style-name="Standard"/>
      <text:p text:style-name="Standard">Cette recette offre à votre petit une association de</text:p>
      <text:p text:style-name="Standard">fruits originale qui change de la traditionnelle compote</text:p>
      <text:p text:style-name="Standard">de pommes. Sucre, acidité… Il pourra ainsi continuer son</text:p>
      <text:p text:style-name="Standard">exploration des saveurs tout en bénéficiant de bonnes</text:p>
      <text:p text:style-name="Standard">vitamines et de fibres.</text:p>
      <text:p text:style-name="Standard"/>
      <text:p text:style-name="Standard">Niveau de difficulté</text:p>
      <text:p text:style-name="Standard">1/5</text:p>
      <text:p text:style-name="Standard"/>
      <text:p text:style-name="Standard">Note de la communauté</text:p>
      <text:p text:style-name="Standard">0/5 </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6 pommes</text:p>
      <text:p text:style-name="Standard">* 6 mangues</text:p>
      <text:p text:style-name="Standard">* 500 g de myrtilles</text:p>
      <text:p text:style-name="Standard">* Quelques cuillères à soupe d’eau (selon la texture</text:p>
      <text:p text:style-name="Standard"><text:s/>désirée)</text:p>
      <text:p text:style-name="Standard">* 3 cuillères à soupe de sucre (facultatif)</text:p>
      <text:p text:style-name="Standard"/>
      <text:p text:style-name="Standard">Nombre de personnes</text:p>
      <text:p text:style-name="Standard">===================</text:p>
      <text:p text:style-name="Standard"/>
      <text:p text:style-name="Standard">Pour 4 à 6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soft-page-break/>================</text:p>
      <text:p text:style-name="Standard"/>
      <text:p text:style-name="Standard">Préparation</text:p>
      <text:p text:style-name="Standard">============</text:p>
      <text:p text:style-name="Standard">1. Rincer les pommes, les peler et les vider avant de</text:p>
      <text:p text:style-name="Standard"><text:s/>les couper en quartiers.</text:p>
      <text:p text:style-name="Standard">2. Laver et couper les mangues en deux, retirer les</text:p>
      <text:p text:style-name="Standard"><text:s/>noyaux et découper en dés.</text:p>
      <text:p text:style-name="Standard">3. Laver les myrtilles.</text:p>
      <text:p text:style-name="Standard">4. Mettre les fruits dans une casserole avec l’eau, le</text:p>
      <text:p text:style-name="Standard"><text:s/>sucre, couvrir et faire cuire 10 min environ sur feu</text:p>
      <text:p text:style-name="Standard"><text:s/>moyen, en remuant de temps en temps.</text:p>
      <text:p text:style-name="Standard">5. Mixer les fruits à l’aide d’un robot.</text:p>
      <text:p text:style-name="Standard">6. Remplir sans attendre les terrines <text:s/>Super</text:p>
      <text:p text:style-name="Standard"><text:s/>125 jusqu’à 2 cm du rebord, puis procéder au traitement</text:p>
      <text:p text:style-name="Standard"><text:s/>thermique pendant 40 min à 100°C.</text:p>
      <text:p text:style-name="Standard"/>
      <text:p text:style-name="Standard"/>
      <text:h text:style-name="Heading_20_1" text:outline-level="1"><text:bookmark-start text:name="__RefHeading___Toc457_4132037544"/>Compote pomme/poire/coing en conserve<text:bookmark-end text:name="__RefHeading___Toc457_4132037544"/></text:h>
      <text:p text:style-name="Standard"/>
      <text:p text:style-name="Standard">Vous voulez un conseil sur l’alimentation bébé ? C’est</text:p>
      <text:p text:style-name="Standard">très tôt qu’il faut leur faire découvrir les saveurs et</text:p>
      <text:p text:style-name="Standard">les aliments rares. Votre enfant s’habituera à tout et</text:p>
      <text:p text:style-name="Standard">cuisiner pour bébé n’en sera que plus facile. Et si vous</text:p>
      <text:p text:style-name="Standard">commenciez par lui faire une compote de fruit… avec des</text:p>
      <text:p text:style-name="Standard">coings ?</text:p>
      <text:p text:style-name="Standard"/>
      <text:p text:style-name="Standard">Niveau de difficulté</text:p>
      <text:p text:style-name="Standard">1/5</text:p>
      <text:p text:style-name="Standard"/>
      <text:p text:style-name="Standard">Note de la communauté</text:p>
      <text:p text:style-name="Standard">3/5 18 </text:p>
      <text:p text:style-name="Standard"/>
      <text:p text:style-name="Standard">Temps de préparation</text:p>
      <text:p text:style-name="Standard">25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3 pommes Golden</text:p>
      <text:p text:style-name="Standard">* 3 poires Williams</text:p>
      <text:p text:style-name="Standard">* 2 coings</text:p>
      <text:p text:style-name="Standard">* 35 g de sucre en poudre</text:p>
      <text:p text:style-name="Standard"><text:soft-page-break/>* 15 g de sucre vanillé</text:p>
      <text:p text:style-name="Standard"/>
      <text:p text:style-name="Standard">Nombre de personnes</text:p>
      <text:p text:style-name="Standard">===================</text:p>
      <text:p text:style-name="Standard"/>
      <text:p text:style-name="Standard">Plusieurs</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éplucher, retirer les trognons et couper les</text:p>
      <text:p text:style-name="Standard"><text:s/>fruits en morceaux.</text:p>
      <text:p text:style-name="Standard">2. Faire cuire à feu moyen les morceaux de coings, de</text:p>
      <text:p text:style-name="Standard"><text:s/>pommes et de poires ensemble en ajoutant les deux</text:p>
      <text:p text:style-name="Standard"><text:s/>sucres, jusqu’à obtenir la consistance souhaitée.</text:p>
      <text:p text:style-name="Standard"><text:s/>Remuer régulièrement.</text:p>
      <text:p text:style-name="Standard">3. Pour mettre en conserve dans un bocal, verser</text:p>
      <text:p text:style-name="Standard"><text:s/>immédiatement la compote dans les bocaux </text:p>
      <text:p text:style-name="Standard"><text:s/>jusqu’à 2 cm du bord, et procéder à la stérilisation</text:p>
      <text:p text:style-name="Standard"><text:s/>(traitement thermique) 40 minutes à 100°C.</text:p>
      <text:p text:style-name="Standard"/>
      <text:p text:style-name="Standard">Il ne vous reste plus qu’à stocker les petits pots dans</text:p>
      <text:p text:style-name="Standard">vos placards. Ces petits pots comportent des morceaux :</text:p>
      <text:p text:style-name="Standard">aussi, si bébé a trois mois, il est déconseillé de lui</text:p>
      <text:p text:style-name="Standard">faire goûter. Attendre ses 6 mois pour lui donner à manger</text:p>
      <text:p text:style-name="Standard">avec des morceaux.</text:p>
      <text:p text:style-name="Standard"/>
      <text:p text:style-name="Standard">Ne pas oublier de préparer des étiquettes pour bocaux pour</text:p>
      <text:p text:style-name="Standard">reconnaître les repas de bébé et dater la recette.</text:p>
      <text:p text:style-name="Standard"/>
      <text:p text:style-name="Standard"/>
      <text:h text:style-name="Heading_20_1" text:outline-level="1"><text:bookmark-start text:name="__RefHeading___Toc459_4132037544"/>Compote pomme, vanille et cranberries<text:bookmark-end text:name="__RefHeading___Toc459_4132037544"/></text:h>
      <text:p text:style-name="Standard"/>
      <text:p text:style-name="Standard">Cette recette est une alternative originale à la classique</text:p>
      <text:p text:style-name="Standard">pomme-vanille. Elle permet à bébé de découvrir une</text:p>
      <text:p text:style-name="Standard">nouvelle saveur acidulée le cranberry ou canneberge, fruit</text:p>
      <text:p text:style-name="Standard">reconnu pour ses nombreux bienfaits pour le corps. Autant</text:p>
      <text:p text:style-name="Standard">si prendre tôt</text:p>
      <text:p text:style-name="Standard"/>
      <text:p text:style-name="Standard">Niveau de difficulté</text:p>
      <text:p text:style-name="Standard">1/5</text:p>
      <text:p text:style-name="Standard"/>
      <text:p text:style-name="Standard"><text:soft-page-break/>Note de la communauté</text:p>
      <text:p text:style-name="Standard">5/5 4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8 pommes</text:p>
      <text:p text:style-name="Standard">4 cuillères à soupe de cranberries séchées</text:p>
      <text:p text:style-name="Standard">2 gousses de vanille</text:p>
      <text:p text:style-name="Standard"/>
      <text:p text:style-name="Standard">Nombre de personnes</text:p>
      <text:p text:style-name="Standard">===================</text:p>
      <text:p text:style-name="Standard"/>
      <text:p text:style-name="Standard">Pour 6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A partir de 12 mois</text:p>
      <text:p text:style-name="Standard"/>
      <text:p text:style-name="Standard">Préparation</text:p>
      <text:p text:style-name="Standard">============</text:p>
      <text:p text:style-name="Standard">1. Rincer les pommes, les peler et les vider avant de</text:p>
      <text:p text:style-name="Standard"><text:s/>les couper en quartiers.</text:p>
      <text:p text:style-name="Standard">2. Déposer les morceaux de pommes, les cranberries et</text:p>
      <text:p text:style-name="Standard"><text:s/>un petit verre d’eau dans une casserole. Faire compoter</text:p>
      <text:p text:style-name="Standard"><text:s/>le tout à feu moyen en mélangeant souvent pendant 25</text:p>
      <text:p text:style-name="Standard"><text:s/>min.</text:p>
      <text:p text:style-name="Standard">3. Mixer le tout au mixeur plongeant (ou à l’aide d’un</text:p>
      <text:p text:style-name="Standard"><text:s/>blender).</text:p>
      <text:p text:style-name="Standard">4. Remplir sans attendre les terrines <text:s/>Super</text:p>
      <text:p text:style-name="Standard"><text:s/>125 jusqu’à 2 cm du rebord, puis procéder au traitement</text:p>
      <text:p text:style-name="Standard"><text:s/>thermique pendant 45 min à 100°C.</text:p>
      <text:p text:style-name="Standard"/>
      <text:p text:style-name="Standard"/>
      <text:h text:style-name="Heading_20_1" text:outline-level="1"><text:bookmark-start text:name="__RefHeading___Toc461_4132037544"/>Compote pommes/bananes en conserve<text:bookmark-end text:name="__RefHeading___Toc461_4132037544"/></text:h>
      <text:p text:style-name="Standard"/>
      <text:p text:style-name="Standard">Idéal dès 12 mois, cette compote toute douce ravira petits</text:p>
      <text:p text:style-name="Standard">et grands. Bénéficiez en quelques cuillérées des multiples</text:p>
      <text:p text:style-name="Standard">vertus de la banane et de la pomme riches en fibres,</text:p>
      <text:p text:style-name="Standard">vitamines mais pas que… vous seriez étonnés de la liste de</text:p>
      <text:p text:style-name="Standard"><text:soft-page-break/>leurs bienfaits ! Alors bonne dégustation.</text:p>
      <text:p text:style-name="Standard"/>
      <text:p text:style-name="Standard">Niveau de difficulté</text:p>
      <text:p text:style-name="Standard">1/5</text:p>
      <text:p text:style-name="Standard"/>
      <text:p text:style-name="Standard">Note de la communauté</text:p>
      <text:p text:style-name="Standard">3/5 302 </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8 pommes</text:p>
      <text:p text:style-name="Standard">* 4 bananes</text:p>
      <text:p text:style-name="Standard">* 1 sachet de sucre vanillé</text:p>
      <text:p text:style-name="Standard">* 50 g de sucre semoule</text:p>
      <text:p text:style-name="Standard"/>
      <text:p text:style-name="Standard">Nombre de personnes</text:p>
      <text:p text:style-name="Standard">===================</text:p>
      <text:p text:style-name="Standard"/>
      <text:p text:style-name="Standard">7 à 8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Dès 12 mois.</text:p>
      <text:p text:style-name="Standard"/>
      <text:p text:style-name="Standard">1. Laver et éplucher les pommes, peler les bananes.</text:p>
      <text:p text:style-name="Standard">2. Couper les fruits en morceaux et les faire cuire</text:p>
      <text:p text:style-name="Standard"><text:s/>avec le sucre semoule, le sucre vanillé et 3 cuillères</text:p>
      <text:p text:style-name="Standard"><text:s/>à soupe d'eau.</text:p>
      <text:p text:style-name="Standard">3. Durant la cuisson, mélanger et réduire l'ensemble en</text:p>
      <text:p text:style-name="Standard"><text:s/>purée.</text:p>
      <text:p text:style-name="Standard">4. Quand la compote est cuite, remplir les terrines Le</text:p>
      <text:p text:style-name="Standard"><text:s/>Parfait Super 125 et procéder immédiatement au</text:p>
      <text:p text:style-name="Standard"><text:soft-page-break/><text:s/>traitement thermique, 45 minutes à 100°C.</text:p>
      <text:p text:style-name="Standard"/>
      <text:p text:style-name="Standard"/>
      <text:h text:style-name="Heading_20_1" text:outline-level="1"><text:bookmark-start text:name="__RefHeading___Toc463_4132037544"/>Compote pommes/figues en conserve<text:bookmark-end text:name="__RefHeading___Toc463_4132037544"/></text:h>
      <text:p text:style-name="Standard"/>
      <text:p text:style-name="Standard">Gourmande, Cette recette de compote de saison allie</text:p>
      <text:p text:style-name="Standard">textures et saveurs pour notre plus grand bonheur. Une</text:p>
      <text:p text:style-name="Standard">idée originale pour sortir de la sempiternelle compote de</text:p>
      <text:p text:style-name="Standard">pommes. Associé à une pointe de miel de lavande (s’il vous</text:p>
      <text:p text:style-name="Standard">plait), cette compote peut s’attribuer une certaine</text:p>
      <text:p text:style-name="Standard">singularité.</text:p>
      <text:p text:style-name="Standard"/>
      <text:p text:style-name="Standard">Niveau de difficulté</text:p>
      <text:p text:style-name="Standard">1/5</text:p>
      <text:p text:style-name="Standard"/>
      <text:p text:style-name="Standard">Note de la communauté</text:p>
      <text:p text:style-name="Standard">4/5 89 </text:p>
      <text:p text:style-name="Standard"/>
      <text:p text:style-name="Standard">Temps de préparation</text:p>
      <text:p text:style-name="Standard">40 mn</text:p>
      <text:p text:style-name="Standard"/>
      <text:p text:style-name="Standard">Temps de traitement thermique</text:p>
      <text:p text:style-name="Standard">40 mn</text:p>
      <text:p text:style-name="Standard"/>
      <text:p text:style-name="Standard">Voir la recette en vidéo</text:p>
      <text:p text:style-name="Standard"/>
      <text:p text:style-name="Standard">Liste des ingrédients</text:p>
      <text:p text:style-name="Standard">======================</text:p>
      <text:p text:style-name="Standard">* 4 Pommes (Golden par exemple)</text:p>
      <text:p text:style-name="Standard">* 4 Figues</text:p>
      <text:p text:style-name="Standard">* 20 g miel (lavande, milles fleurs, acacias...)</text:p>
      <text:p text:style-name="Standard"/>
      <text:p text:style-name="Standard">Nombre de personnes</text:p>
      <text:p text:style-name="Standard">===================</text:p>
      <text:p text:style-name="Standard"/>
      <text:p text:style-name="Standard">4 petites Terrines <text:s/>Super 125</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4 Terrines <text:s/>Super 125</text:p>
      <text:p text:style-name="Standard"/>
      <text:p text:style-name="Standard">Préparation</text:p>
      <text:p text:style-name="Standard">============</text:p>
      <text:p text:style-name="Standard">1. éplucher les pommes . Les vider, puis les couper en</text:p>
      <text:p text:style-name="Standard"><text:s/>gros cubes.</text:p>
      <text:p text:style-name="Standard"><text:soft-page-break/>2. Faire cuire ensemble les pommes et le miel de</text:p>
      <text:p text:style-name="Standard"><text:s/>lavande, mélanger régulièrement tout en réduisant en</text:p>
      <text:p text:style-name="Standard"><text:s/>purée.</text:p>
      <text:p text:style-name="Standard">3. Pendant ce temps laver, éplucher les figues et les</text:p>
      <text:p text:style-name="Standard"><text:s/>tailler en petits cubes. Les ajouter aux pommes juste à</text:p>
      <text:p text:style-name="Standard"><text:s/>la fin de la cuisson un court instant et mélanger.</text:p>
      <text:p text:style-name="Standard">4. Sans attendre, remplir les terrines <text:s/>Super</text:p>
      <text:p text:style-name="Standard"><text:s/>125 jusqu’à 1 à 2 cm du buvant. Fermer et procéder</text:p>
      <text:p text:style-name="Standard"><text:s/>immédiatement au traitement thermique pendant 40</text:p>
      <text:p text:style-name="Standard"><text:s/>minutes à 100°C.</text:p>
      <text:p text:style-name="Standard"/>
      <text:p text:style-name="Standard"/>
      <text:h text:style-name="Heading_20_1" text:outline-level="1"><text:bookmark-start text:name="__RefHeading___Toc465_4132037544"/>Compote pommes fraises<text:bookmark-end text:name="__RefHeading___Toc465_4132037544"/></text:h>
      <text:p text:style-name="Standard"/>
      <text:p text:style-name="Standard">Niveau de difficulté</text:p>
      <text:p text:style-name="Standard">2/5</text:p>
      <text:p text:style-name="Standard"/>
      <text:p text:style-name="Standard">Note de la communauté</text:p>
      <text:p text:style-name="Standard">4/5 1 </text:p>
      <text:p text:style-name="Standard"/>
      <text:p text:style-name="Standard">Temps de préparation</text:p>
      <text:p text:style-name="Standard">2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500 gr de pomme</text:p>
      <text:p text:style-name="Standard"/>
      <text:p text:style-name="Standard">250 gr de fraise</text:p>
      <text:p text:style-name="Standard"/>
      <text:p text:style-name="Standard">1 sachet de sucre vanillé</text:p>
      <text:p text:style-name="Standard"/>
      <text:p text:style-name="Standard">½ verre d’eau</text:p>
      <text:p text:style-name="Standard"/>
      <text:p text:style-name="Standard">Nombre de personnes</text:p>
      <text:p text:style-name="Standard">===================</text:p>
      <text:p text:style-name="Standard"/>
      <text:p text:style-name="Standard">4 personnes</text:p>
      <text:p text:style-name="Standard"/>
      <text:p text:style-name="Standard">Bocal conseillé</text:p>
      <text:p text:style-name="Standard">================</text:p>
      <text:p text:style-name="Standard"/>
      <text:p text:style-name="Standard">Préparation</text:p>
      <text:p text:style-name="Standard">============</text:p>
      <text:p text:style-name="Standard">1. Laver et éplucher les pommes. Ôter le cœur et les</text:p>
      <text:p text:style-name="Standard"><text:s/>pépins, puis couper les pommes en morceaux.</text:p>
      <text:p text:style-name="Standard"><text:soft-page-break/>2. équeuter les fraises et les couper en morceaux.</text:p>
      <text:p text:style-name="Standard">3. Dans une casserole, mettre les fruits, le sucre</text:p>
      <text:p text:style-name="Standard"><text:s/>vanillé et ajouter ½ verre d’eau.</text:p>
      <text:p text:style-name="Standard">4. Couvrir la casserole et laisser mijoter à feu doux</text:p>
      <text:p text:style-name="Standard"><text:s/>pendant 15 minutes. Remuer régulièrement.</text:p>
      <text:p text:style-name="Standard">5. Mixer le tout.</text:p>
      <text:p text:style-name="Standard">6. Quand votre compote de pommes maison est prête,</text:p>
      <text:p text:style-name="Standard"><text:s/>remplir vos bocaux <text:s/>Super et procéder</text:p>
      <text:p text:style-name="Standard"><text:s/>immédiatement au traitement thermique, 40 minutes à</text:p>
      <text:p text:style-name="Standard"><text:s/>100°C.</text:p>
      <text:p text:style-name="Standard"/>
      <text:p text:style-name="Standard"/>
      <text:h text:style-name="Heading_20_1" text:outline-level="1"><text:bookmark-start text:name="__RefHeading___Toc467_4132037544"/>Compote pommes/poires en conserve<text:bookmark-end text:name="__RefHeading___Toc467_4132037544"/></text:h>
      <text:p text:style-name="Standard"/>
      <text:p text:style-name="Standard">Vous hésitez entre faire une compote de pommes ou une</text:p>
      <text:p text:style-name="Standard">compote de poires ? Faites les deux ! Ce dessert à base de</text:p>
      <text:p text:style-name="Standard">fruits enchantera vos enfants… et vous-même aussi, bien</text:p>
      <text:p text:style-name="Standard">sûr !</text:p>
      <text:p text:style-name="Standard"/>
      <text:p text:style-name="Standard">Niveau de difficulté</text:p>
      <text:p text:style-name="Standard">1/5</text:p>
      <text:p text:style-name="Standard"/>
      <text:p text:style-name="Standard">Note de la communauté</text:p>
      <text:p text:style-name="Standard">3/5 273 </text:p>
      <text:p text:style-name="Standard"/>
      <text:p text:style-name="Standard">Temps de préparation</text:p>
      <text:p text:style-name="Standard">40 mi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Voir la recette en vidéo</text:p>
      <text:p text:style-name="Standard"/>
      <text:p text:style-name="Standard">Liste des ingrédients</text:p>
      <text:p text:style-name="Standard">======================</text:p>
      <text:p text:style-name="Standard">* 4 pommes</text:p>
      <text:p text:style-name="Standard">* 2 poires</text:p>
      <text:p text:style-name="Standard">* 1 sachet de sucre vanillé</text:p>
      <text:p text:style-name="Standard">* 100 g de sucre semoule</text:p>
      <text:p text:style-name="Standard"><text:s/></text:p>
      <text:p text:style-name="Standard"/>
      <text:p text:style-name="Standard">Nombre de personnes</text:p>
      <text:p text:style-name="Standard">===================</text:p>
      <text:p text:style-name="Standard"/>
      <text:p text:style-name="Standard">4 terrines <text:s/>Super 125</text:p>
      <text:p text:style-name="Standard"><text:soft-page-break/></text:p>
      <text:p text:style-name="Standard">Cette recette est conseillée pour votre enfant dès 12</text:p>
      <text:p text:style-name="Standard">mois.</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et éplucher les pommes et les poires. Les</text:p>
      <text:p text:style-name="Standard"><text:s/>couper pour Ôter les cœurs.</text:p>
      <text:p text:style-name="Standard">2. Détailler les fruits en morceaux et les faire cuire</text:p>
      <text:p text:style-name="Standard"><text:s/>avec le sucre semoule, le sucre vanillé et 3 cuillères</text:p>
      <text:p text:style-name="Standard"><text:s/>à soupe d'eau.</text:p>
      <text:p text:style-name="Standard">3. Durant la cuisson mélanger et réduire l'ensemble en</text:p>
      <text:p text:style-name="Standard"><text:s/>purée.</text:p>
      <text:p text:style-name="Standard">4. Une fois les fruits cuits, remplir les terrines Le</text:p>
      <text:p text:style-name="Standard"><text:s/>Parfait Super 125 de cette compote faite maison et</text:p>
      <text:p text:style-name="Standard"><text:s/>procéder immédiatement au traitement thermique pendant</text:p>
      <text:p text:style-name="Standard"><text:s/>45 minutes à 100°C.</text:p>
      <text:p text:style-name="Standard"/>
      <text:p text:style-name="Standard"/>
      <text:h text:style-name="Heading_20_1" text:outline-level="1"><text:bookmark-start text:name="__RefHeading___Toc469_4132037544"/>Compotée de poivrons en conserve<text:bookmark-end text:name="__RefHeading___Toc469_4132037544"/></text:h>
      <text:p text:style-name="Standard"/>
      <text:p text:style-name="Standard">Que faire avec les poivrons verts ? Une compote de</text:p>
      <text:p text:style-name="Standard">légumes, évidemment ! Oui, les poivrons en bocaux, c’est</text:p>
      <text:p text:style-name="Standard">bon et original. Alors pour vous, voici Une recette de</text:p>
      <text:p text:style-name="Standard">poivrons saine et onctueuse.</text:p>
      <text:p text:style-name="Standard"/>
      <text:p text:style-name="Standard">Niveau de difficulté</text:p>
      <text:p text:style-name="Standard">1/5</text:p>
      <text:p text:style-name="Standard"/>
      <text:p text:style-name="Standard">Note de la communauté</text:p>
      <text:p text:style-name="Standard">4/5 99 </text:p>
      <text:p text:style-name="Standard"/>
      <text:p text:style-name="Standard">Temps de préparation</text:p>
      <text:p text:style-name="Standard">15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2 poivrons rouges</text:p>
      <text:p text:style-name="Standard">* 2 poivrons jaunes</text:p>
      <text:p text:style-name="Standard">* 2 poivrons verts</text:p>
      <text:p text:style-name="Standard">* 3 gousses d’ail haché</text:p>
      <text:p text:style-name="Standard"><text:soft-page-break/>* 2 piments</text:p>
      <text:p text:style-name="Standard">* 5 cuillerées à soupe d’huile d’olive</text:p>
      <text:p text:style-name="Standard">* Sel</text:p>
      <text:p text:style-name="Standard"><text:s/></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Terrine <text:s/>Super 0,125 L</text:p>
      <text:p text:style-name="Standard"/>
      <text:p text:style-name="Standard">Préparation</text:p>
      <text:p text:style-name="Standard">============</text:p>
      <text:p text:style-name="Standard">1. Afin de pouvoir les peler plus facilement, placer</text:p>
      <text:p text:style-name="Standard"><text:s/>les poivrons et les piments quelques instants sous le</text:p>
      <text:p text:style-name="Standard"><text:s/>gril du four jusqu'à ce que la peau cloque puis les</text:p>
      <text:p text:style-name="Standard"><text:s/>retirer et les laisser refroidir dans un sac plastique.</text:p>
      <text:p text:style-name="Standard">2. Les éplucher, retirer la peau, les graines et les</text:p>
      <text:p text:style-name="Standard"><text:s/>parties blanches puis les découper en lamelles.</text:p>
      <text:p text:style-name="Standard">3. Les placer dans un plat, ajouter l’huile d’olive,</text:p>
      <text:p text:style-name="Standard"><text:s/>l’ail haché et laisser mariner quelques heures.</text:p>
      <text:p text:style-name="Standard">4. Remplir ensuite les terrines jusqu’à 1 cm du bord</text:p>
      <text:p text:style-name="Standard"><text:s/>avec les poivrons, les piments, l'ail et l'huile,</text:p>
      <text:p text:style-name="Standard"><text:s/>fermer et procéder immédiatement au traitement</text:p>
      <text:p text:style-name="Standard"><text:s/>thermique, 40 minutes à 100°C.</text:p>
      <text:p text:style-name="Standard"/>
      <text:p text:style-name="Standard"/>
      <text:h text:style-name="Heading_20_1" text:outline-level="1"><text:bookmark-start text:name="__RefHeading___Toc471_4132037544"/>Confit de canard<text:bookmark-end text:name="__RefHeading___Toc471_4132037544"/></text:h>
      <text:p text:style-name="Standard"/>
      <text:p text:style-name="Standard">Niveau de difficulté</text:p>
      <text:p text:style-name="Standard">3/5</text:p>
      <text:p text:style-name="Standard"/>
      <text:p text:style-name="Standard">Temps de préparation</text:p>
      <text:p text:style-name="Standard">1h + 12 de repos</text:p>
      <text:p text:style-name="Standard"/>
      <text:p text:style-name="Standard">Temps de traitement thermique</text:p>
      <text:p text:style-name="Standard">2h</text:p>
      <text:p text:style-name="Standard"/>
      <text:p text:style-name="Standard">Liste des ingrédients</text:p>
      <text:p text:style-name="Standard">======================</text:p>
      <text:p text:style-name="Standard">* 1 canard entier ou des cuisses de canard (si vous n'avez que des cuisses, acheter en plus de la graisse de canard).</text:p>
      <text:p text:style-name="Standard">* Epices (coriandre, muscade)</text:p>
      <text:p text:style-name="Standard">* Aromates (thym, romarin, laurier)</text:p>
      <text:p text:style-name="Standard">* Sel, poivre</text:p>
      <text:p text:style-name="Standard"><text:soft-page-break/></text:p>
      <text:p text:style-name="Standard">Bocal conseillé</text:p>
      <text:p text:style-name="Standard">================</text:p>
      <text:p text:style-name="Standard">Terrines <text:s/>Super ou <text:s/>Familia Wiss de</text:p>
      <text:p text:style-name="Standard">750 à 1500</text:p>
      <text:p text:style-name="Standard"/>
      <text:p text:style-name="Standard">Préparation</text:p>
      <text:p text:style-name="Standard">============</text:p>
      <text:p text:style-name="Standard">1. Plumer, vider et nettoyer le canard, ou à défaut, prendre seulement des cuisses de canard.</text:p>
      <text:p text:style-name="Standard">2. Couper les ailerons, les pattes et le cou (il est possible de les utiliser pour faire des rillettes). Inciser le canard sur toute sa longueur afin de détacher la chair de la carcasse. Retirer et réserver la graisse de canard de la partie arrière puis le partager en 4 morceaux.</text:p>
      <text:p text:style-name="Standard">3. Préparer un mélange de sel, poivre, épices, aromates écrasés et frotter les morceaux de canard avec ce mélange.</text:p>
      <text:p text:style-name="Standard">4. Envelopper les morceaux dans du film étirable et laisser reposer durant une nuit.</text:p>
      <text:p text:style-name="Standard">5. Faire fondre la graisse du canard avec un peu d'eau. Retirer le film alimentaire et essuyer le sel qui recouvre les morceaux avant de les disposer dans la graisse fondue.</text:p>
      <text:p text:style-name="Standard">6. Laisser cuire le confit de canard à feu doux et régulier 30 à 60 minutes de telle manière qu'une allumette pénètre dans la chair sans difficulté (aucun liquide rosé ne doit sortir de la chair).</text:p>
      <text:p text:style-name="Standard">7. Placer sans attendre les morceaux en les serrant le plus possible dans les terrines <text:s/>Super ou Le Parfait Familia Wiss et couvrir avec la graisse jusqu'à 2 cm du rebord. Fermer et procéder immédiatement à la stérilisation (traitement thermique) pendant 2h à 100°C.</text:p>
      <text:p text:style-name="Standard"/>
      <text:p text:style-name="Standard"/>
      <text:h text:style-name="Heading_20_1" text:outline-level="1"><text:bookmark-start text:name="__RefHeading___Toc473_4132037544"/>Confiture abricots-framboises aux amandes<text:bookmark-end text:name="__RefHeading___Toc473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4 kg d'abricots dénoyautés</text:p>
      <text:p text:style-name="Standard">* 500 g de framboises</text:p>
      <text:p text:style-name="Standard">* 4 kg de sucre</text:p>
      <text:p text:style-name="Standard">* 300 g d'amandes</text:p>
      <text:p text:style-name="Standard">* Eau</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Faire un sirop avec le sucre et l'eau.</text:p>
      <text:p text:style-name="Standard"><text:soft-page-break/>2. Dénoyauter et couper en deux les abricots. Rincer les framboises. ébouillanter les amandes et les tremper dans l'eau froide, puis enlever la peau.</text:p>
      <text:p text:style-name="Standard">3. Une fois le sirop bien liquide y plonger les abricots délicatement, puis les framboises et les amandes. Quand le tout est intégré, laisser cuire 25 à 30 minutes.</text:p>
      <text:p text:style-name="Standard">4. Enlever les fruits restants et laisser le sirop épaissir pendant 30 à 45 minutes. Mixer les fruits. Quand le sirop est bien épais, ajouter la mixture de fruits et porter à ébullition pendant 1 ou 2 minutes.</text:p>
      <text:p text:style-name="Standard">5. Vérifier la cuisson en versant quelques gouttes sur une assiette froide puis pencher l'assiette. La confiture doit couler doucement.</text:p>
      <text:p text:style-name="Standard">6. Remplir les pots jusqu'en haut, visser la capsule et retourner immédiatement les pots pendant 1 min, puis les remettre à l'endroit pour les laisser refroidir complètement.</text:p>
      <text:p text:style-name="Standard"/>
      <text:p text:style-name="Standard"/>
      <text:h text:style-name="Heading_20_1" text:outline-level="1"><text:bookmark-start text:name="__RefHeading___Toc475_4132037544"/>Confiture abricots/rhubarbe<text:bookmark-end text:name="__RefHeading___Toc475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Liste des ingrédients</text:p>
      <text:p text:style-name="Standard">======================</text:p>
      <text:p text:style-name="Standard">* 600 g d'abricots</text:p>
      <text:p text:style-name="Standard">* 400 g de rhubarbe</text:p>
      <text:p text:style-name="Standard">* 800 g de sucre cristallisé</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Laver les fruits. Eplucher la rhubarbe et la couper en tronçons, dénoyauter les abricots.</text:p>
      <text:p text:style-name="Standard">2. Mettre le sucre et laisser macérer 1/2 journée ou toute une nuit.</text:p>
      <text:p text:style-name="Standard">3. Verser la préparation dans une casserole et la porter à ébullition. A partir de ce moment-là, faire cuire 20/25 minutes et mixer le tout. Vérifier la cuisson de Cette recette de confiture en versant quelques gouttes sur une assiette froide puis pencher l'assiette. La confiture d’abricot doit couler doucement.</text:p>
      <text:p text:style-name="Standard">4. Remplir aussitôt les confituriers, les fermer avec les couvercles et les mettre à l’envers 1 min, puis les remettre à l'endroit pour les laisser refroidir.</text:p>
      <text:p text:style-name="Standard"/>
      <text:p text:style-name="Standard"/>
      <text:h text:style-name="Heading_20_1" text:outline-level="1"><text:bookmark-start text:name="__RefHeading___Toc477_4132037544"/>Confiture abricots/thym<text:bookmark-end text:name="__RefHeading___Toc477_4132037544"/></text:h>
      <text:p text:style-name="Standard"/>
      <text:p text:style-name="Standard">Niveau de difficulté</text:p>
      <text:p text:style-name="Standard">1/5</text:p>
      <text:p text:style-name="Standard"><text:soft-page-break/></text:p>
      <text:p text:style-name="Standard">Note de la communauté</text:p>
      <text:p text:style-name="Standard">4/5 74 </text:p>
      <text:p text:style-name="Standard"/>
      <text:p text:style-name="Standard">Temps de préparation</text:p>
      <text:p text:style-name="Standard">45 mn</text:p>
      <text:p text:style-name="Standard"/>
      <text:p text:style-name="Standard">Liste des ingrédients</text:p>
      <text:p text:style-name="Standard">======================</text:p>
      <text:p text:style-name="Standard">* 1 kg d'abricots</text:p>
      <text:p text:style-name="Standard">* 1 bouquet de thym frais</text:p>
      <text:p text:style-name="Standard">* 1 kg de sucre cristallisé</text:p>
      <text:p text:style-name="Standard"/>
      <text:p text:style-name="Standard">Bocal conseillé</text:p>
      <text:p text:style-name="Standard">================</text:p>
      <text:p text:style-name="Standard">Confituriers </text:p>
      <text:p text:style-name="Standard"/>
      <text:p text:style-name="Standard"/>
      <text:p text:style-name="Standard">Préparation</text:p>
      <text:p text:style-name="Standard">============</text:p>
      <text:p text:style-name="Standard">1. Laver les fruits et le thym frais. Dénoyauter les abricots, puis les peser.</text:p>
      <text:p text:style-name="Standard">2. Ajouter le sucre et laisser macérer avec les herbes aromatiques pendant une 1/2 journée.</text:p>
      <text:p text:style-name="Standard">3. Verser votre préparation dans une casserole et la porter à ébullition. A partir de ce moment faire cuire 30 min, vérifier la cuisson en versant quelques gouttes sur une assiette froide puis l'incliner, la confiture doit couler doucement.</text:p>
      <text:p text:style-name="Standard">4. Retirer la branche de thym et mixer.</text:p>
      <text:p text:style-name="Standard">5. Prendre les pots, verser la confiture d’abricots, fermer immédiatement et retourner 1 min, puis remettre les pots à l'endroit pour les laisser refroidir.</text:p>
      <text:p text:style-name="Standard"/>
      <text:p text:style-name="Standard"/>
      <text:h text:style-name="Heading_20_1" text:outline-level="1"><text:bookmark-start text:name="__RefHeading___Toc479_4132037544"/>Confiture aux abricots secs, amandes et lavande<text:bookmark-end text:name="__RefHeading___Toc479_4132037544"/></text:h>
      <text:p text:style-name="Standard"/>
      <text:p text:style-name="Standard">Niveau de difficulté</text:p>
      <text:p text:style-name="Standard">1/5</text:p>
      <text:p text:style-name="Standard"/>
      <text:p text:style-name="Standard">Temps de préparation</text:p>
      <text:p text:style-name="Standard">24h</text:p>
      <text:p text:style-name="Standard"/>
      <text:p text:style-name="Standard">Temps de traitement thermique</text:p>
      <text:p text:style-name="Standard">45 min</text:p>
      <text:p text:style-name="Standard"/>
      <text:p text:style-name="Standard">Liste des ingrédients</text:p>
      <text:p text:style-name="Standard">======================</text:p>
      <text:p text:style-name="Standard">* 500 g d'abricots secs</text:p>
      <text:p text:style-name="Standard">* 1 litre d'eau</text:p>
      <text:p text:style-name="Standard">* 200 g de sucre</text:p>
      <text:p text:style-name="Standard">* Quelques fleurs de lavande du jardin</text:p>
      <text:p text:style-name="Standard">* 20 amandes concassées</text:p>
      <text:p text:style-name="Standard"><text:soft-page-break/></text:p>
      <text:p text:style-name="Standard">Bocal conseillé</text:p>
      <text:p text:style-name="Standard">================</text:p>
      <text:p text:style-name="Standard">Les confituriers </text:p>
      <text:p text:style-name="Standard"/>
      <text:p text:style-name="Standard">Préparation</text:p>
      <text:p text:style-name="Standard">============</text:p>
      <text:p text:style-name="Standard">1. Mettre les abricots choisis pour cette confiture maison à tremper dans l'eau pendant 24h, en les écrasant un peu.</text:p>
      <text:p text:style-name="Standard">2. Laisser les abricots dans leur eau et porter à ébullition avec le sucre 15 mn. Les sortir et passer le tout au mixer ou les écraser à la fourchette s'ils sont très confits.</text:p>
      <text:p text:style-name="Standard">3. Continuer la cuisson de confiture d’abricot en remettant le tout 30 min à feu très doux.</text:p>
      <text:p text:style-name="Standard">4. Ajouter les amandes et le sucre dans votre confiture d’abricots.</text:p>
      <text:p text:style-name="Standard">5. Ecumer régulièrement.</text:p>
      <text:p text:style-name="Standard">6. Vérifier la bonne prise de la confiture en réalisant le test de l'assiette froide. Verser quelques gouttes de confiture sur une assiette froide, pencher l'assiette, la confiture doit couler doucement.</text:p>
      <text:p text:style-name="Standard">7. 10 min avant la fin de la cuisson, ajouter les fleurs de lavandes. Mettre rapidement en pots cette confiture aux abricots, amandes et lavande, retourner les pots 1 min et les remettre à l'endroit pour qu'ils refroidissent.</text:p>
      <text:p text:style-name="Standard"/>
      <text:p text:style-name="Standard"/>
      <text:h text:style-name="Heading_20_1" text:outline-level="1"><text:bookmark-start text:name="__RefHeading___Toc481_4132037544"/>Confiture cassis/rhubarbe<text:bookmark-end text:name="__RefHeading___Toc481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Liste des ingrédients</text:p>
      <text:p text:style-name="Standard">======================</text:p>
      <text:p text:style-name="Standard">* 2 kg de cassis égrappé</text:p>
      <text:p text:style-name="Standard">* 3 tiges de rhubarbe</text:p>
      <text:p text:style-name="Standard">* Sucre cristallisé</text:p>
      <text:p text:style-name="Standard"/>
      <text:p text:style-name="Standard">Bocal conseillé</text:p>
      <text:p text:style-name="Standard">================</text:p>
      <text:p text:style-name="Standard">Confiturier ou pot à confiture </text:p>
      <text:p text:style-name="Standard"/>
      <text:p text:style-name="Standard">Préparation</text:p>
      <text:p text:style-name="Standard">============</text:p>
      <text:p text:style-name="Standard">1. Mettre le cassis dans un faitout et porter à ébullition sur feu vif. Eclater les grains avec une spatule en bois.</text:p>
      <text:p text:style-name="Standard">2. Laver les tiges de rhubarbe après les avoir débarrassées des feuilles. Les peler, retirer les fils fibreux et les couper en morceaux.</text:p>
      <text:p text:style-name="Standard"><text:soft-page-break/>3. Dans une autre casserole, cuire les tiges de rhubarbe jusqu’à obtention de la consistance souhaitée.</text:p>
      <text:p text:style-name="P21">4. Dans un tamis, verser le cassis pour recueillir le jus, sans presser.</text:p>
      <text:p text:style-name="Standard">5. Mélanger le jus, la rhubarbe et peser le tout. Ajouter le même poids en sucre.</text:p>
      <text:p text:style-name="Standard">6. Faire cuire le tout en comptant 20 minutes à partir de l’ébullition. Maintenir sur feu vif et remuer souvent. A ce stade vous pouvez ajouter le jus d’un citron.</text:p>
      <text:p text:style-name="Standard">7. Vérifier la cuisson en versant quelques gouttes sur une assiette froide puis pencher l'assiette. La confiture doit couler doucement.</text:p>
      <text:p text:style-name="Standard">8. Ecumer si nécessaire et procéder immédiatement à la mise en pot. Remettre le couvercle sur vos confituriers et les retourner.</text:p>
      <text:p text:style-name="Standard"/>
      <text:p text:style-name="Standard"/>
      <text:h text:style-name="Heading_20_1" text:outline-level="1"><text:bookmark-start text:name="__RefHeading___Toc483_4132037544"/>Confiture citron, citron vert et menthe<text:bookmark-end text:name="__RefHeading___Toc483_4132037544"/></text:h>
      <text:p text:style-name="Standard"/>
      <text:p text:style-name="Standard">Niveau de difficulté</text:p>
      <text:p text:style-name="Standard">1/5</text:p>
      <text:p text:style-name="Standard"/>
      <text:p text:style-name="Standard">Temps de préparation</text:p>
      <text:p text:style-name="Standard">30 min + 1 nuit de repos</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 kg de citrons jaunes non traités</text:p>
      <text:p text:style-name="Standard">* 600 g de citrons verts non traités</text:p>
      <text:p text:style-name="Standard">* 1 kg de sucre de canne blond</text:p>
      <text:p text:style-name="Standard">* 1 bouquet de menthe fraîche</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La veille, couper les petits citrons jaunes et les citrons verts en fines tranches et les mettre dans un saladier. Verser le sucre. Laisser macérer une nuit sans remuer.</text:p>
      <text:p text:style-name="Standard">2. Placer ensuite le mélange de fruits dans la bassine à confiture et faire cuire 45 min à petite ébullition.</text:p>
      <text:p text:style-name="Standard">3. Hacher le bouquet de menthe finement et l’ajouter à la confiture de citron à la fin de la cuisson avant la mise en pots. Remuer bien le tout.</text:p>
      <text:p text:style-name="Standard">4. 10 min avant la fin de la cuisson de cette confiture d’agrumes, plonger les pots vides dans une grande casserole d’eau bouillante pendant 5 min. Les égoutter et les sécher. Remplir les pots de la confiture encore chaude. Les refermer et les mettre aussitôt à l’envers 1 min puis les remettre à l'endroit pour les laisser refroidir.</text:p>
      <text:p text:style-name="Standard"/>
      <text:p text:style-name="Standard"/>
      <text:h text:style-name="Heading_20_1" text:outline-level="1"><text:bookmark-start text:name="__RefHeading___Toc485_4132037544"/><text:soft-page-break/>Confiture d'abricots gourmande<text:bookmark-end text:name="__RefHeading___Toc485_4132037544"/></text:h>
      <text:p text:style-name="Standard"/>
      <text:p text:style-name="Standard">Niveau de difficulté</text:p>
      <text:p text:style-name="Standard">1/5</text:p>
      <text:p text:style-name="Standard"/>
      <text:p text:style-name="Standard">Temps de préparation</text:p>
      <text:p text:style-name="Standard">1 h environ</text:p>
      <text:p text:style-name="Standard"/>
      <text:p text:style-name="Standard">Liste des ingrédients</text:p>
      <text:p text:style-name="Standard">======================</text:p>
      <text:p text:style-name="Standard">* 1 kg d'abricots dénoyautés</text:p>
      <text:p text:style-name="Standard">* 800 g de sucre cristallisé</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Retirer tous les noyaux d’abricots. Couper ces fruits en 2 ou en 4, selon votre désir. Ajouter le sucre et les laisser macérer 24 heures environ (afin qu'ils soient confits).</text:p>
      <text:p text:style-name="Standard">2. Le lendemain, faire cuire les abricots à feu moyen en écumant régulièrement.</text:p>
      <text:p text:style-name="Standard">3. Vérifier la cuisson en versant quelques gouttes sur une assiette froide puis pencher l'assiette. La confiture doit couler doucement.</text:p>
      <text:p text:style-name="Standard">4. Remplir les bocaux de votre confiture maison, les fermer et les retourner aussitôt 1 min, puis les remettre à l'endroit pour les laisser refroidir.</text:p>
      <text:p text:style-name="Standard"/>
      <text:p text:style-name="Standard"/>
      <text:h text:style-name="Heading_20_1" text:outline-level="1"><text:bookmark-start text:name="__RefHeading___Toc487_4132037544"/>Confiture d'abricots<text:bookmark-end text:name="__RefHeading___Toc487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2 kg d'abricots pesés dénoyautés</text:p>
      <text:p text:style-name="Standard">* 1 kg de sucre gélifiant (1,2 kg de sucre semoule ou de sucre cristallisé)</text:p>
      <text:p text:style-name="Standard">* 1 citron</text:p>
      <text:p text:style-name="Standard"/>
      <text:p text:style-name="Standard">Bocal conseillé</text:p>
      <text:p text:style-name="Standard">================</text:p>
      <text:p text:style-name="Standard"><text:soft-page-break/>Confituriers ou pots à confiture </text:p>
      <text:p text:style-name="Standard"/>
      <text:p text:style-name="Standard">Préparation</text:p>
      <text:p text:style-name="Standard">============</text:p>
      <text:p text:style-name="Standard">1. Choisir des abricots bien mûrs. Les rincer, les dénoyauter et les couper en morceaux. Les peser.</text:p>
      <text:p text:style-name="Standard">2. Presser le citron pour en extraire le jus.3. Mettre les abricots, le sucre et le jus de citron dans une bassine à confiture, mélanger et laisser macérer quelques heures.</text:p>
      <text:p text:style-name="Standard">4. Porter à ébullition. A partir de ce moment, compter le temps de cuisson : 7 minutes avec un sucre gélifiant, sinon 15 à 20 minutes.</text:p>
      <text:p text:style-name="Standard">5. Maintenir un feu vif et remuer souvent.</text:p>
      <text:p text:style-name="Standard">6. Vérifier la cuisson en versant quelques gouttes sur une assiette froide puis pencher l'assiette, la confiture doit couler doucement.</text:p>
      <text:p text:style-name="Standard">7. écumer puis procéder sans attendre à la mise en pots, les fermer et les retourner 1 minute, puis les remettre à l'endroit pour les laisser refroidir.</text:p>
      <text:p text:style-name="Standard"/>
      <text:p text:style-name="Standard"/>
      <text:h text:style-name="Heading_20_1" text:outline-level="1"><text:bookmark-start text:name="__RefHeading___Toc489_4132037544"/>Confiture d'ananas<text:bookmark-end text:name="__RefHeading___Toc48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2 kg de chair d'ananas</text:p>
      <text:p text:style-name="Standard">* 1 kg de sucre gélifiant (1,2 kg de sucre semoule ou de sucre cristallisé)</text:p>
      <text:p text:style-name="Standard">* 1 citron vert</text:p>
      <text:p text:style-name="Standard"/>
      <text:p text:style-name="Standard">Bocal conseillé</text:p>
      <text:p text:style-name="Standard">================</text:p>
      <text:p text:style-name="Standard">5 à 6 Confituriers <text:s/>340 ml</text:p>
      <text:p text:style-name="Standard"/>
      <text:p text:style-name="Standard">Préparation</text:p>
      <text:p text:style-name="Standard">============</text:p>
      <text:p text:style-name="Standard">1. Pour Cette recette ananas, choisir un ananas bien mûr, l’éplucher, retirer la partie ligneuse au centre et le découper en dés de 1 cm environ.</text:p>
      <text:p text:style-name="Standard">2. Peser 1,2 kg de chair d'ananas. Mettre l'ananas, le jus du citron et le sucre dans la bassine à confiture, mélanger et porter à ébullition.</text:p>
      <text:p text:style-name="Standard">3. A partir de ce moment, compter le temps de cuisson :</text:p>
      <text:p text:style-name="Standard"><text:s/>7 minutes avec un sucre gélifiant, sinon 15 à 20 minutes.</text:p>
      <text:p text:style-name="Standard">4. Vérifier la cuisson en versant quelques gouttes sur une assiette froide puis pencher l'assiette : la confiture d’ananas doit couler doucement.</text:p>
      <text:p text:style-name="Standard">5. écumer et procéder sans attendre à la mise en pots de votre confiture d’ananas maison. Retourner les confituriers 1 min, puis les remettre à l'endroit pour qu'ils refroidissent.</text:p>
      <text:p text:style-name="Standard"/>
      <text:p text:style-name="Standard"/>
      <text:h text:style-name="Heading_20_1" text:outline-level="1"><text:bookmark-start text:name="__RefHeading___Toc491_4132037544"/><text:soft-page-break/>Confiture d'Aphrodite<text:bookmark-end text:name="__RefHeading___Toc491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3 kg d'oranges</text:p>
      <text:p text:style-name="Standard">* 1 kg de sucre gélifiant (1,2 kg de sucre semoule ou de sucre cristallisé)</text:p>
      <text:p text:style-name="Standard">* 50 g de gingembre en poudr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etirer les zestes de 2 des plus belles oranges. Faire cuire les zestes ainsi obtenus 15 minutes dans une eau à petits bouillons puis les refroidir en les plongeant dans l'eau froide. égoutter et découper les zestes en fines lamelles, réserver.</text:p>
      <text:p text:style-name="Standard">2. Peler les oranges en retranchant les parties blanches, les couper en morceaux, retirer les pépins et les membranes et peser 1,2kg.</text:p>
      <text:p text:style-name="Standard">3. Mélanger la chair, les zestes d’orange, le sucre et le gingembre dans votre bassine à confiture et porter à ébullition.</text:p>
      <text:p text:style-name="Standard">4. A partir de ce moment, compter le temps de cuisson : 7 minutes avec un sucre à confiture, sinon 20 à 30 minutes. Maintenir l'ébullition et remuer souvent.</text:p>
      <text:p text:style-name="Standard">5. Vérifier la cuisson en versant quelques gouttes sur une assiette froide puis pencher l'assiette. La confiture d’orange doit couler doucement.</text:p>
      <text:p text:style-name="Standard">6. écumer ce mélange aphrodisiaque et procéder sans attendre à la mise en pots. Fermer puis mettre les pots à l'envers pendant 1 minute, puis les remettre à l'endroit pour les laisser refroidir.</text:p>
      <text:p text:style-name="Standard"/>
      <text:p text:style-name="Standard"/>
      <text:h text:style-name="Heading_20_1" text:outline-level="1"><text:bookmark-start text:name="__RefHeading___Toc493_4132037544"/>Confiture d'oignons au vin rouge (Bordeaux)<text:bookmark-end text:name="__RefHeading___Toc49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30 min</text:p>
      <text:p text:style-name="Standard"/>
      <text:p text:style-name="Standard">Temps de conservation</text:p>
      <text:p text:style-name="Standard"><text:soft-page-break/>Plusieurs mois</text:p>
      <text:p text:style-name="Standard"/>
      <text:p text:style-name="Standard">Liste des ingrédients</text:p>
      <text:p text:style-name="Standard">======================</text:p>
      <text:p text:style-name="Standard">* 1 kg d'oignons rouges</text:p>
      <text:p text:style-name="Standard">* Huile d'arachide</text:p>
      <text:p text:style-name="Standard">* 200 g de sucre roux</text:p>
      <text:p text:style-name="Standard">* 50 cl de votre vin rouge (Bordeaux) préféré</text:p>
      <text:p text:style-name="Standard">* Sel et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Eplucher et couper les oignons en petits morceaux.</text:p>
      <text:p text:style-name="Standard">2. Dans une sauteuse, faire cuire les oignons dans un fond d'huile d'arachide, à feu doux durant une dizaine de minutes, en mélangeant régulièrement.</text:p>
      <text:p text:style-name="Standard">3. Quand les oignons sont translucides, ajouter le vin, le sucre et faire réduire quasiment tout le vin, sans cesser de remuer, jusqu'à obtenir une texture de confiture. Saler et poivrer à votre convenance.</text:p>
      <text:p text:style-name="Standard">4. Remplir vos bocaux avec la préparation la plus chaude possible, les fermer et procéder immédiatement au traitement thermique 30 minutes à 100°C.</text:p>
      <text:p text:style-name="Standard"/>
      <text:p text:style-name="Standard"/>
      <text:h text:style-name="Heading_20_1" text:outline-level="1"><text:bookmark-start text:name="__RefHeading___Toc495_4132037544"/>Confiture d'oignons<text:bookmark-end text:name="__RefHeading___Toc495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 h</text:p>
      <text:p text:style-name="Standard"/>
      <text:p text:style-name="Standard">Liste des ingrédients</text:p>
      <text:p text:style-name="Standard">======================</text:p>
      <text:p text:style-name="Standard">* 1.5 kg d'oignons</text:p>
      <text:p text:style-name="Standard">* 70 g de cassonade</text:p>
      <text:p text:style-name="Standard">* 100 g de beurre</text:p>
      <text:p text:style-name="Standard">* Huile d'olives</text:p>
      <text:p text:style-name="Standard">* 20 cl de vin blanc</text:p>
      <text:p text:style-name="Standard">* 50 cl de vinaigre de vin</text:p>
      <text:p text:style-name="Standard">* 10 cl de grenadine</text:p>
      <text:p text:style-name="Standard">* Herbes de Provence</text:p>
      <text:p text:style-name="Standard">* Sel et poivre</text:p>
      <text:p text:style-name="Standard"/>
      <text:p text:style-name="Standard"><text:soft-page-break/>Bocal conseillé</text:p>
      <text:p text:style-name="Standard">================</text:p>
      <text:p text:style-name="Standard">Bocal <text:s/>Super</text:p>
      <text:p text:style-name="Standard"/>
      <text:p text:style-name="Standard">Préparation</text:p>
      <text:p text:style-name="Standard">============</text:p>
      <text:p text:style-name="Standard">1. Emincer les oignons blancs ou les oignons rouges et les faire revenir dans de l'huile d'olive et la moitié du beurre sur feu vif.</text:p>
      <text:p text:style-name="Standard">2. Une fois les oignons caramélisés, ajouter le reste</text:p>
      <text:p text:style-name="Standard"><text:s/>du beurre, saler, poivrer, incorporer une cuillère à soupe d'herbes de Provence et ajouter la cassonade. Laisser mijoter 5 min.</text:p>
      <text:p text:style-name="Standard">3. Verser le vinaigre puis le vin blanc et laisser réduire à découvert sur feu vif pour que l'alcool s'évapore.</text:p>
      <text:p text:style-name="Standard">4. Ajouter ensuite la grenadine, bien mélanger et faire cuire sur feu doux environ 30 minutes.</text:p>
      <text:p text:style-name="Standard">5. Verser la préparation dans vos bocaux </text:p>
      <text:p text:style-name="Standard"><text:s/>Super et procéder immédiatement au traitement thermique de cette confiture d’oignons, 1h à 100°C. Le temps de conservation est de plusieurs mois.</text:p>
      <text:p text:style-name="Standard"/>
      <text:p text:style-name="Standard"/>
      <text:h text:style-name="Heading_20_1" text:outline-level="1"><text:bookmark-start text:name="__RefHeading___Toc497_4132037544"/>Confiture d'orange au Grand Marnier<text:bookmark-end text:name="__RefHeading___Toc497_4132037544"/></text:h>
      <text:p text:style-name="Standard"/>
      <text:p text:style-name="Standard">Prenez des oranges non traitées !</text:p>
      <text:p text:style-name="Standard"/>
      <text:p text:style-name="Standard">Niveau de difficulté</text:p>
      <text:p text:style-name="Standard">1/5</text:p>
      <text:p text:style-name="Standard"/>
      <text:p text:style-name="Standard">Temps de préparation</text:p>
      <text:p text:style-name="Standard">40 min</text:p>
      <text:p text:style-name="Standard"/>
      <text:p text:style-name="Standard">Liste des ingrédients</text:p>
      <text:p text:style-name="Standard">======================</text:p>
      <text:p text:style-name="Standard">* 1,5 kg d'oranges non traitées</text:p>
      <text:p text:style-name="Standard">* 1 kg de sucre gélifiant</text:p>
      <text:p text:style-name="Standard">* 3 cl de Grand Marnier</text:p>
      <text:p text:style-name="Standard"/>
      <text:p text:style-name="Standard">Bocal conseillé</text:p>
      <text:p text:style-name="Standard">================</text:p>
      <text:p text:style-name="Standard">Confiturier </text:p>
      <text:p text:style-name="Standard"/>
      <text:p text:style-name="Standard">Préparation</text:p>
      <text:p text:style-name="Standard">============</text:p>
      <text:p text:style-name="Standard">1. Sélectionner 2 belles oranges, les nettoyer puis récupérer les zestes avec un économe. Plonger les zestes d’orange dans une eau à petits bouillons et les laisser durant 30 minutes. Les refroidir en les trempant dans de l'eau froide, les égoutter et les découper en fines lamelles.</text:p>
      <text:p text:style-name="Standard">2. Peler entièrement, sans laisser de peau blanche l'ensemble des oranges, les découper grossièrement au-dessus d'un récipient, et récupérer 1kg de chair et de jus, sans pépins ni membranes.</text:p>
      <text:p text:style-name="Standard"><text:soft-page-break/>3. Mélanger la chair et son jus avec le zeste d’orange et le sucre puis faire cuire 7 minutes à feu vif à partir de l'ébullition. Vérifier la cuisson en versant quelques gouttes sur une assiette froide puis pencher l'assiette. La confiture à l’orange doit couler doucement.</text:p>
      <text:p text:style-name="Standard">4. Juste avant la fin de la cuisson de votre recette de confiture à l’orange, incorporer le Grand Marnier et mélanger.</text:p>
      <text:p text:style-name="Standard">5. écumer puis procéder sans attendre à la mise en pots, fermer avec les couvercles, les retourner 1 min, puis les remettre à l'endroit pour les laisser refroidir.</text:p>
      <text:p text:style-name="Standard"/>
      <text:p text:style-name="Standard"/>
      <text:h text:style-name="Heading_20_1" text:outline-level="1"><text:bookmark-start text:name="__RefHeading___Toc499_4132037544"/>Confiture d'oranges<text:bookmark-end text:name="__RefHeading___Toc49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2 kg de chair d'orange sans pépins ni membranes</text:p>
      <text:p text:style-name="Standard">* 1,2 kg de sucre semoule ou de sucre cristallisé (ou 1 kg de sucre gélifiant)</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éplucher les oranges sans laisser de peau blanche. Les couper en morceaux et retirer pépins et membranes.</text:p>
      <text:p text:style-name="Standard">2. émincer quelques écorces préalablement bien nettoyées. Peser les oranges préparées et ajouter autant de sucre ainsi que les zestes. Mettre le tout dans la bassine à confiture puis mélanger.</text:p>
      <text:p text:style-name="Standard">3. Porter à ébullition. A partir de ce moment, compter le temps de cuisson : 7 minutes avec un sucre gélifiant, sinon 15 minutes. Maintenir un feu vif et remuer souvent.</text:p>
      <text:p text:style-name="Standard">4. Vérifier la cuisson en versant quelques gouttes sur une assiette froide puis pencher l'assiette. La confiture à l’orange doit couler doucement.</text:p>
      <text:p text:style-name="Standard">5. écumer puis procéder sans attendre à la mise en bocal à confiture, fermer le couvercle et mettre à l’envers les pots 1 minute, puis les remettre à l'endroit pour les laisser refroidir.</text:p>
      <text:p text:style-name="Standard"/>
      <text:p text:style-name="Standard"/>
      <text:h text:style-name="Heading_20_1" text:outline-level="1"><text:bookmark-start text:name="__RefHeading___Toc501_4132037544"/>Confiture de bananes aux zestes de citron<text:bookmark-end text:name="__RefHeading___Toc501_4132037544"/></text:h>
      <text:p text:style-name="Standard"/>
      <text:p text:style-name="Standard">Niveau de difficulté</text:p>
      <text:p text:style-name="Standard">1/5</text:p>
      <text:p text:style-name="Standard"/>
      <text:p text:style-name="Standard">Temps de préparation</text:p>
      <text:p text:style-name="Standard">45mn</text:p>
      <text:p text:style-name="Standard"><text:soft-page-break/></text:p>
      <text:p text:style-name="Standard">Liste des ingrédients</text:p>
      <text:p text:style-name="Standard">======================</text:p>
      <text:p text:style-name="Standard">* 1,2 kg de bananes épluchées</text:p>
      <text:p text:style-name="Standard">* 1kg de sucre gélifiant</text:p>
      <text:p text:style-name="Standard">* 3 citrons non traité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rélever les zestes d'un citron, les ébouillanter 3 minutes puis les égoutter et les rincer à l'eau froide.</text:p>
      <text:p text:style-name="Standard">2. Récupérer le jus des 3 citrons.</text:p>
      <text:p text:style-name="Standard">3. éplucher et découper la banane en 2 dans le sens de la longueur puis en tranches de 5 mm d'épaisseur.</text:p>
      <text:p text:style-name="P21">4. Dans votre récipient de cuisson, mélanger les morceaux de bananes, les zestes de citron, le sucre gélifiant et le jus des citrons. Laisser macérer une nuit.</text:p>
      <text:p text:style-name="Standard">5. Faire cuire. Compter 5 minutes à feu vif à partir de l'ébullition sans cesser de remuer.</text:p>
      <text:p text:style-name="Standard">6. Vérifier la cuisson de cette confiture de banane en versant quelques gouttes sur une assiette froide puis pencher l'assiette. La confiture doit couler doucement.</text:p>
      <text:p text:style-name="Standard">7. écumer et procéder sans attendre à la mise en pots de votre confiture, puis retournez-les.</text:p>
      <text:p text:style-name="Standard"/>
      <text:p text:style-name="Standard"/>
      <text:h text:style-name="Heading_20_1" text:outline-level="1"><text:bookmark-start text:name="__RefHeading___Toc503_4132037544"/>Confiture de betteraves<text:bookmark-end text:name="__RefHeading___Toc503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Liste des ingrédients</text:p>
      <text:p text:style-name="Standard">======================</text:p>
      <text:p text:style-name="Standard">* 1 kg de betteraves</text:p>
      <text:p text:style-name="Standard">* 800 g de sucre cristallisé</text:p>
      <text:p text:style-name="Standard"/>
      <text:p text:style-name="Standard">Bocal conseillé</text:p>
      <text:p text:style-name="Standard">================</text:p>
      <text:p text:style-name="Standard"/>
      <text:p text:style-name="Standard">Préparation</text:p>
      <text:p text:style-name="Standard">============</text:p>
      <text:p text:style-name="Standard">1. Eplucher et réduire en purée 1kg de betteraves cuites</text:p>
      <text:p text:style-name="Standard">2. Faire cuire dans un récipient de cuisson avec 800g de sucre cristallisé une 15zaine de minutes. Vérifier la cuisson en versant quelques gouttes sur une assiette froide puis pencher l'assiette. La confiture doit couler doucement. Ecumer si nécessaire.</text:p>
      <text:p text:style-name="Standard"><text:soft-page-break/>3. Procéder sans attendre à la mise en pots. Fermer et mettre les confituriers à l’envers 1 min, puis les remettre à l'endroit pour les laisser refroidir.</text:p>
      <text:p text:style-name="Standard"/>
      <text:p text:style-name="Standard">La betterave permet aussi de faire d’excellents chutney. Au moment de la cuisson réduire l’apport de sucre à 500 g mais ajouter 2 pommes finement émincées, un oignon émincé, 50 cl de vinaigre, un peu de gingembre frais râpé, poivre, quelques raisins sec.</text:p>
      <text:p text:style-name="Standard"/>
      <text:p text:style-name="Standard"/>
      <text:h text:style-name="Heading_20_1" text:outline-level="1"><text:bookmark-start text:name="__RefHeading___Toc505_4132037544"/>Confiture de carottes<text:bookmark-end text:name="__RefHeading___Toc50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Liste des ingrédients</text:p>
      <text:p text:style-name="Standard">======================</text:p>
      <text:p text:style-name="Standard">* 1,3 kg de Carottes</text:p>
      <text:p text:style-name="Standard"><text:s/>*1kg de sucre cristallisé</text:p>
      <text:p text:style-name="Standard">* 1petit b ton de cannelle</text:p>
      <text:p text:style-name="Standard">* Jus d’un citron</text:p>
      <text:p text:style-name="Standard"/>
      <text:p text:style-name="Standard">Bocal conseillé</text:p>
      <text:p text:style-name="Standard">================</text:p>
      <text:p text:style-name="Standard"/>
      <text:p text:style-name="Standard">Préparation</text:p>
      <text:p text:style-name="Standard">============</text:p>
      <text:p text:style-name="Standard">1. Eplucher et découper les carottes en fines rondelles.</text:p>
      <text:p text:style-name="Standard">2. Les mettre dans un récipient de cuisson avec ½ litre d’eau et porter à ébullition. La maintenir en remuant de temps en temps jusqu’à ce qu’il n’y ait plus d’eau. Les carottes doivent être moelleuses.</text:p>
      <text:p text:style-name="Standard">3. Ajouter le sucre, le b ton de cannelle et le jus du citron. Porter à ébullition en remuant durant une 15zaine de minutes. Faire le test de l’assiette froide, un peu de confiture sur une assiette froide que l’on penche doit couler doucement.</text:p>
      <text:p text:style-name="Standard">4. Ecumer et retirer le b ton de cannelle puis procéder sans attendre à la mise en pots. Fermer et mettre les confituriers à l’envers 1 min, puis les remettre à l'endroit pour les laisser refroidir.</text:p>
      <text:p text:style-name="Standard"/>
      <text:p text:style-name="Standard"/>
      <text:h text:style-name="Heading_20_1" text:outline-level="1"><text:bookmark-start text:name="__RefHeading___Toc507_4132037544"/>Confiture de cerises au romarin<text:bookmark-end text:name="__RefHeading___Toc507_4132037544"/></text:h>
      <text:p text:style-name="Standard"/>
      <text:p text:style-name="Standard">Niveau de difficulté</text:p>
      <text:p text:style-name="Standard">2/5</text:p>
      <text:p text:style-name="Standard"/>
      <text:p text:style-name="Standard">Temps de préparation</text:p>
      <text:p text:style-name="Standard">1h15</text:p>
      <text:p text:style-name="Standard"/>
      <text:p text:style-name="Standard"/>
      <text:p text:style-name="Standard"><text:soft-page-break/>Liste des ingrédients</text:p>
      <text:p text:style-name="Standard">======================</text:p>
      <text:p text:style-name="Standard">* 1.2 kg de cerises (Montmorency, Burlat, Griottes) pesées, dénoyautées</text:p>
      <text:p text:style-name="Standard">* 1 kg de sucre gélifiant (1.2 kg de sucre semoule ou de sucre cristallisé)</text:p>
      <text:p text:style-name="Standard">* 4 à 6 brins de romarin</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équeuter, dénoyauter et couper en deux les cerises. Les peser. Laver et sécher le romarin.</text:p>
      <text:p text:style-name="Standard">2. Mettre les cerises, le sucre dans la bassine à confiture, mélanger et laisser macérer quelques heures.</text:p>
      <text:p text:style-name="Standard">3. Porter à ébullition. A partir de ce moment, compter le temps de stérilisation : 7 à 10 minutes avec un sucre gélifiant, sinon 20 à 30 minutes. Maintenir un feu vif et remuer souvent.</text:p>
      <text:p text:style-name="Standard">4. Vérifier la cuisson en versant quelques gouttes sur une assiette froide puis pencher l'assiette. La confiture doit couler doucement. Selon la variété de cerises il vous faudra allonger le temps de cuisson si vous ne la souhaitez pas trop épaisse.</text:p>
      <text:p text:style-name="Standard">5. écumer et procéder sans attendre à la mise en pots en déposant dans le fond de chaque pot un brin de romarin. Fermer les pots, les retourner 1 minute, puis les remettre à l'endroit pour les laisser refroidir.</text:p>
      <text:p text:style-name="Standard"/>
      <text:p text:style-name="Standard"/>
      <text:h text:style-name="Heading_20_1" text:outline-level="1"><text:bookmark-start text:name="__RefHeading___Toc509_4132037544"/>Confiture de cerises<text:bookmark-end text:name="__RefHeading___Toc50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2 kg de cerises (Montmorency, Burlat, Griottes) pesées dénoyautées</text:p>
      <text:p text:style-name="Standard">* 1 kg de sucre gélifiant (1,2 kg de sucre semoule ou de sucre cristallisé)</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puis dénoyauter les cerises. Pour cela utiliser un dénoyauteur à cerises.</text:p>
      <text:p text:style-name="Standard">2. Mélanger les cerises et le sucre dans votre récipient de cuisson, puis porter à ébullition.</text:p>
      <text:p text:style-name="Standard">3. à partir de ce moment, compter le temps de cuisson : 7 minutes avec un sucre gélifiant, sinon 15 à 20 minutes. Vérifier la cuisson en faisant le test de l’assiette froide.</text:p>
      <text:p text:style-name="Standard"><text:soft-page-break/>4. Maintenir un feu vif et remuer souvent. à la fin de la cuisson selon les goûts écraser ou mixer la confiture.</text:p>
      <text:p text:style-name="Standard">5. écumer puis procéder sans attendre à la mise en pots, les fermer et les retourner 1 minute, puis les remettre à l'endroit pour les laisser refroidir.</text:p>
      <text:p text:style-name="Standard"/>
      <text:p text:style-name="Standard"/>
      <text:h text:style-name="Heading_20_1" text:outline-level="1"><text:bookmark-start text:name="__RefHeading___Toc511_4132037544"/>Confiture de citron<text:bookmark-end text:name="__RefHeading___Toc511_4132037544"/></text:h>
      <text:p text:style-name="Standard"/>
      <text:p text:style-name="Standard">Niveau de difficulté</text:p>
      <text:p text:style-name="Standard">1/5</text:p>
      <text:p text:style-name="Standard"/>
      <text:p text:style-name="Standard">Temps de préparation</text:p>
      <text:p text:style-name="Standard">1h30</text:p>
      <text:p text:style-name="Standard"/>
      <text:p text:style-name="Standard">Liste des ingrédients</text:p>
      <text:p text:style-name="Standard">======================</text:p>
      <text:p text:style-name="Standard">* 2 kg de citron non traités</text:p>
      <text:p text:style-name="Standard">* 1kg de sucre gélifiant</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les citrons, peler 6 citrons en faisant de fines spirales de 1 à 2 cm de largeur. Plonger celles-ci dans une eau en ébullition 30 minutes, jusqu'à ce qu'elles soient tendres sous la dent. égoutter, rincer et laisser reposer dans un grand récipient d'eau froide.</text:p>
      <text:p text:style-name="Standard">2. Pendant ce temps, peler les citrons et les découper en cubes en retirant les pépins et les parties blanches. Procéder au-dessus de votre récipient de cuisson pour éviter le gaspillage et ne pas perdre le jus de citron. Peser.</text:p>
      <text:p text:style-name="Standard">3. Mettre la chair des citrons dans le récipient de cuisson, porter à ébullition et laisser cuire à gros bouillon 10 minutes sans cesser de remuer.</text:p>
      <text:p text:style-name="Standard">4. Retirer du feu, incorporer les zestes de citron après les avoir égouttés et découpés aux ciseaux en bâtonnets, ajouter le sucre (1kg de sucre pour 1kg de chair) et remettre sur le feu. Compter 10 minutes à partir de l'ébullition.</text:p>
      <text:p text:style-name="Standard">5. Vérifier la cuisson en versant quelques gouttes sur une assiette froide puis pencher l'assiette. La confiture de citron doit couler doucement.</text:p>
      <text:p text:style-name="Standard">6. écumer et procéder sans attendre à la mise en pots de votre confiture d’agrumes. Fermer immédiatement chaque couvercle de pot de confiture et les retourner.</text:p>
      <text:p text:style-name="Standard"/>
      <text:p text:style-name="Standard"/>
      <text:h text:style-name="Heading_20_1" text:outline-level="1"><text:bookmark-start text:name="__RefHeading___Toc513_4132037544"/>Confiture de clémentines<text:bookmark-end text:name="__RefHeading___Toc513_4132037544"/></text:h>
      <text:p text:style-name="Standard"/>
      <text:p text:style-name="Standard">Niveau de difficulté</text:p>
      <text:p text:style-name="Standard">1/5</text:p>
      <text:p text:style-name="Standard"/>
      <text:p text:style-name="Standard"><text:soft-page-break/>Temps de préparation</text:p>
      <text:p text:style-name="Standard">1h</text:p>
      <text:p text:style-name="Standard"/>
      <text:p text:style-name="Standard">Liste des ingrédients</text:p>
      <text:p text:style-name="Standard">======================</text:p>
      <text:p text:style-name="Standard">* 1 kg de chair de clémentines</text:p>
      <text:p text:style-name="Standard">* 850 g de sucre</text:p>
      <text:p text:style-name="Standard">* 1 gousse de vanill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clémentines. Les éplucher et éliminer les petites peaux blanches.</text:p>
      <text:p text:style-name="Standard">2. Faire blanchir quelques écorces 5 minutes à l'eau bouillante puis les rafraîchir, les égoutter et les couper en fins bâtonnets.</text:p>
      <text:p text:style-name="Standard">3. Détacher les quartiers et Ôter les pépins, peser. Selon les goûts, on peut faire un nouet de pépins que l'on ajoutera lors de la cuisson.</text:p>
      <text:p text:style-name="Standard">4. Peser le même poids en sucre. Mettre le sucre dans une bassine à confiture avec 20 cl d'eau et la gousse de vanille fendue. Ajouter alors les écorces, les quartiers et le nouet de pépins.</text:p>
      <text:p text:style-name="Standard">5. Faire cuire environ 20 min à partir de l'ébullition en mélangeant souvent.</text:p>
      <text:p text:style-name="Standard">6. Vérifier la cuisson en faisant le test de la confiture. Verser quelques gouttes sur une assiette froide puis pencher l'assiette. La confiture doit couler doucement.</text:p>
      <text:p text:style-name="Standard">7. Retirer la vanille et le nouet, écumer si nécessaire et verser immédiatement dans les confituriers Le Parfait, fermer et retourner les pots 1 minute, puis les remettre à l'endroit pour les laisser refroidir.</text:p>
      <text:p text:style-name="Standard"/>
      <text:p text:style-name="Standard"/>
      <text:h text:style-name="Heading_20_1" text:outline-level="1"><text:bookmark-start text:name="__RefHeading___Toc515_4132037544"/>Confiture de coings<text:bookmark-end text:name="__RefHeading___Toc515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2 kg de coings bien mûrs</text:p>
      <text:p text:style-name="Standard">* 2 kg de sucre semoule ou de sucre cristallisé (ou 1,8 kg de sucre gélifiant)</text:p>
      <text:p text:style-name="Standard">* 1 citron</text:p>
      <text:p text:style-name="Standard">* 1 noix de beurre</text:p>
      <text:p text:style-name="Standard"/>
      <text:p text:style-name="Standard">Bocal conseillé</text:p>
      <text:p text:style-name="Standard">================</text:p>
      <text:p text:style-name="Standard">Confituriers ou pots à confiture </text:p>
      <text:p text:style-name="Standard"><text:soft-page-break/></text:p>
      <text:p text:style-name="Standard">Préparation</text:p>
      <text:p text:style-name="Standard">============</text:p>
      <text:p text:style-name="Standard">1. Pour cuisiner les coings, les peler, enlever le cœur et les parties dures puis couper les coings en fines lamelles. Les mettre au fur et à mesure dans un récipient rempli d'eau froide additionnée du jus du citron, afin qu'ils ne noircissent pas.</text:p>
      <text:p text:style-name="Standard">2. égoutter les coings, peser 2kg et les mettre dans votre bassine à confiture avec le sucre et la noix de beurre et porter à ébullition. A partir de ce moment, compter le temps de cuisson, 10 à 15 min avec du sucre gélifiant, sinon 1h avec du sucre semoule.</text:p>
      <text:p text:style-name="Standard">3. Maintenir un feu vif et mélanger sans cesse.</text:p>
      <text:p text:style-name="Standard">4. Vérifier la cuisson en versant quelques gouttes sur une assiette froide puis pencher l'assiette. La confiture doit couler doucement.</text:p>
      <text:p text:style-name="Standard">5. écumer si nécessaire et procéder immédiatement à la mise en pots de ce dessert original. Les fermer et les retourner 1 min, puis les remettre à l'endroit et les laisser refroidir.</text:p>
      <text:p text:style-name="Standard"/>
      <text:p text:style-name="Standard"/>
      <text:h text:style-name="Heading_20_1" text:outline-level="1"><text:bookmark-start text:name="__RefHeading___Toc517_4132037544"/>Confiture de courge à la vanille<text:bookmark-end text:name="__RefHeading___Toc517_4132037544"/></text:h>
      <text:p text:style-name="Standard"/>
      <text:p text:style-name="Standard">Niveau de difficulté</text:p>
      <text:p text:style-name="Standard">1/5</text:p>
      <text:p text:style-name="Standard"/>
      <text:p text:style-name="Standard">Temps de préparation</text:p>
      <text:p text:style-name="Standard">45 mn</text:p>
      <text:p text:style-name="Standard"/>
      <text:p text:style-name="Standard">Liste des ingrédients</text:p>
      <text:p text:style-name="Standard">======================</text:p>
      <text:p text:style-name="Standard">* Courge</text:p>
      <text:p text:style-name="Standard">* 3 gousses de vanille</text:p>
      <text:p text:style-name="Standard">* Sucre cristallisé</text:p>
      <text:p text:style-name="Standard"/>
      <text:p text:style-name="Standard">Bocal conseillé</text:p>
      <text:p text:style-name="Standard">================</text:p>
      <text:p text:style-name="Standard">4 Confituriers </text:p>
      <text:p text:style-name="Standard"/>
      <text:p text:style-name="Standard">Préparation</text:p>
      <text:p text:style-name="Standard">============</text:p>
      <text:p text:style-name="Standard">1. Couper la courge en cubes et la peser. Gratter les gousses de vanille à l'aide de la pointe d'un couteau.</text:p>
      <text:p text:style-name="Standard">2. Faire cuire la courge, la vanille et le sucre (même poids que les cubes de courge), compter 20 à 30 min à partir de l'ébullition.</text:p>
      <text:p text:style-name="Standard">3. Vérifier la cuisson en versant quelques gouttes sur une assiette froide puis pencher l'assiette. La confiture doit couler doucement.</text:p>
      <text:p text:style-name="Standard">4. Remplir les confituriers , les fermer et les retourner aussitôt 1 min, puis les remettre à l'endroit pour les laisser refroidir.</text:p>
      <text:p text:style-name="Standard"/>
      <text:p text:style-name="Standard"/>
      <text:h text:style-name="Heading_20_1" text:outline-level="1"><text:bookmark-start text:name="__RefHeading___Toc519_4132037544"/><text:soft-page-break/>Confiture de cerises au romarin<text:bookmark-end text:name="__RefHeading___Toc519_4132037544"/></text:h>
      <text:p text:style-name="Standard"/>
      <text:p text:style-name="Standard">Niveau de difficulté</text:p>
      <text:p text:style-name="Standard">1/5</text:p>
      <text:p text:style-name="Standard"/>
      <text:p text:style-name="Standard">Temps de préparation</text:p>
      <text:p text:style-name="Standard">1 h</text:p>
      <text:p text:style-name="Standard"/>
      <text:p text:style-name="Standard">Liste des ingrédients</text:p>
      <text:p text:style-name="Standard">======================</text:p>
      <text:p text:style-name="Standard">* 1,2 kg de chair de figues</text:p>
      <text:p text:style-name="Standard">* 1 kg de sucre gélifiant (1,2 kg de sucre semoule ou de sucre cristallisé)</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Choisir des figues fraîches, mûres et bien fermes. Retirer la queue, les peler si vous le souhaitez et les couper en 4.</text:p>
      <text:p text:style-name="Standard">2. Peser 1,2 kg et les verser dans la bassine à confiture avec le sucre.</text:p>
      <text:p text:style-name="Standard">3. Porter à ébullition. A partir de ce moment, compter le temps de cuisson : 7 minutes avec un sucre gélifiant, sinon 15 à 20 minutes. Maintenir un feu vif et remuer souvent.</text:p>
      <text:p text:style-name="Standard">4. Faire le test de la confiture en versant quelques gouttes sur une assiette froide puis pencher l'assiette. La confiture de figue doit couler doucement.</text:p>
      <text:p text:style-name="Standard">5. écumer et procéder sans attendre à la mise en pots. Refermer avec les couvercles et les retourner 1 min, puis remettre les confituriers à l'endroit pour les laisser refroidir.</text:p>
      <text:p text:style-name="Standard"/>
      <text:p text:style-name="Standard"/>
      <text:h text:style-name="Heading_20_1" text:outline-level="1"><text:bookmark-start text:name="__RefHeading___Toc521_4132037544"/>Confiture de fraises aux citrons confits<text:bookmark-end text:name="__RefHeading___Toc521_4132037544"/></text:h>
      <text:p text:style-name="Standard"/>
      <text:p text:style-name="Standard">Niveau de difficulté</text:p>
      <text:p text:style-name="Standard">1/5</text:p>
      <text:p text:style-name="Standard"/>
      <text:p text:style-name="Standard">Temps de préparation</text:p>
      <text:p text:style-name="Standard">1 h</text:p>
      <text:p text:style-name="Standard"/>
      <text:p text:style-name="Standard">Liste des ingrédients</text:p>
      <text:p text:style-name="Standard">======================</text:p>
      <text:p text:style-name="Standard">* 4 kg de fraises (ici gariguettes)</text:p>
      <text:p text:style-name="Standard">* 1 citron</text:p>
      <text:p text:style-name="Standard">* 2 kg de sucre</text:p>
      <text:p text:style-name="Standard">* 300 ml d'eau</text:p>
      <text:p text:style-name="Standard"/>
      <text:p text:style-name="Standard">Bocal conseillé</text:p>
      <text:p text:style-name="Standard">================</text:p>
      <text:p text:style-name="Standard"><text:soft-page-break/>Confituriers ou pots à confiture </text:p>
      <text:p text:style-name="Standard"/>
      <text:p text:style-name="Standard">Préparation</text:p>
      <text:p text:style-name="Standard">============</text:p>
      <text:p text:style-name="Standard">1. Faire un sirop avec l'eau et la peau du citron découpé en tout petits dés.</text:p>
      <text:p text:style-name="Standard">2. Equeuter et découper les fraises en huit.</text:p>
      <text:p text:style-name="Standard">3. Arroser les fruits du jus du citron.</text:p>
      <text:p text:style-name="Standard">4. Une fois le sucre entièrement fondu et le sirop formé, ajouter les fruits.</text:p>
      <text:p text:style-name="Standard">5. Laisser cuire les fruits au moins 30 minutes en remuant régulièrement puis les retirer à l'écumoire afin de remplir les pots au 2/3.</text:p>
      <text:p text:style-name="Standard">6. Laissez le sirop épaissir environ 20 minutes supplémentaires.</text:p>
      <text:p text:style-name="Standard">7. Vérifier la cuisson en versant quelques gouttes sur une assiette froide puis penchez l'assiette. La confiture doit couler doucement.</text:p>
      <text:p text:style-name="Standard">8. Recouvrir les fruits dans chaque pot, les fermer et les retourner.</text:p>
      <text:p text:style-name="Standard"/>
      <text:p text:style-name="Standard"/>
      <text:h text:style-name="Heading_20_1" text:outline-level="1"><text:bookmark-start text:name="__RefHeading___Toc523_4132037544"/>Confiture de fraises<text:bookmark-end text:name="__RefHeading___Toc523_4132037544"/></text:h>
      <text:p text:style-name="Standard"/>
      <text:p text:style-name="Standard">Niveau de difficulté</text:p>
      <text:p text:style-name="Standard">1/5</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fraises équeutées</text:p>
      <text:p text:style-name="Standard">* 1 kg de sucre gélifiant (1,2 kg de sucre semoule ou de sucre cristallisé)</text:p>
      <text:p text:style-name="Standard">* 1 citron</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our faire de la confiture de fraise, choisir des fruits bien mûrs. Les laver, retirer celles qui sont abîmées. Les équeuter et les couper en morceaux selon votre goût (pour les fraises des bois ou de petit diamètre, les laisser entières).</text:p>
      <text:p text:style-name="Standard">2. Presser le citron pour en extraire le jus.</text:p>
      <text:p text:style-name="Standard">3. Mettre les fraises, le sucre, le jus de citron dans la bassine à confiture, mélanger et laisser macérer quelques heures.</text:p>
      <text:p text:style-name="Standard">4. Porter à ébullition. A partir de ce moment, compter le temps de cuisson : 7 minutes avec un sucre gélifiant, sinon 15 à 20 minutes. Maintenir un feu vif et remuer souvent.</text:p>
      <text:p text:style-name="Standard">5. Vérifier la cuisson en versant quelques gouttes sur une assiette froide puis pencher l'assiette. La confiture de fraise doit couler doucement.</text:p>
      <text:p text:style-name="Standard">6. Ecumer puis procéder sans attendre à la mise en pots. Fermer et mettre les confituriers à l’envers 1 min, puis les remettre à l'endroit pour les laisser refroidir.</text:p>
      <text:p text:style-name="Standard"><text:soft-page-break/></text:p>
      <text:p text:style-name="Standard"/>
      <text:h text:style-name="Heading_20_1" text:outline-level="1"><text:bookmark-start text:name="__RefHeading___Toc525_4132037544"/>Confiture de framboises et poivrons à la vanille<text:bookmark-end text:name="__RefHeading___Toc525_4132037544"/></text:h>
      <text:p text:style-name="Standard"/>
      <text:p text:style-name="Standard">Niveau de difficulté</text:p>
      <text:p text:style-name="Standard">1/5</text:p>
      <text:p text:style-name="Standard"/>
      <text:p text:style-name="Standard">Temps de préparation</text:p>
      <text:p text:style-name="Standard">20 min + 1 nuit de repos</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 kg de framboises</text:p>
      <text:p text:style-name="Standard">* 500 g de poivrons rouges</text:p>
      <text:p text:style-name="Standard">* 600 g de sucre semoule</text:p>
      <text:p text:style-name="Standard">* 3 gousses de vanille</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La veille, rincer les framboises. Peler, épépiner et couper les poivrons rouges en dés d’environ 1 cm de côté. Couper les gousses de vanille et récupérer les graines à l’aide de la pointe d’un couteau. Placer le tout dans un saladier et verser le sucre.</text:p>
      <text:p text:style-name="Standard">2. Laisser macérer une nuit sans remuer.</text:p>
      <text:p text:style-name="Standard">3. Le jour même, mélanger le tout et placer cette confiture de fruits rouges dans la bassine à confiture pour la faire cuire 30 min à feu moyen. Pour vérifier la cuisson, plonger une cuillère en bois dans la confiture et la ressortir. La confiture est cuite lorsque les gouttes qui tombent de la cuillère forment des petites perles.</text:p>
      <text:p text:style-name="Standard">4. 10 min avant la fin de la cuisson de la confiture, plonger les pots vides dans une grande casserole d’eau bouillante pendant 5 min. Les égoutter et les sécher. Mettre en pot la confiture encore chaude. Remettre le couvercle et retourner aussitôt les pots 1 min puis les remettre à l'endroit pour les laisser refroidir.</text:p>
      <text:p text:style-name="Standard"/>
      <text:p text:style-name="Standard"/>
      <text:h text:style-name="Heading_20_1" text:outline-level="1"><text:bookmark-start text:name="__RefHeading___Toc527_4132037544"/>Confiture de framboises<text:bookmark-end text:name="__RefHeading___Toc527_4132037544"/></text:h>
      <text:p text:style-name="Standard"/>
      <text:p text:style-name="Standard">Niveau de difficulté</text:p>
      <text:p text:style-name="Standard">1/5</text:p>
      <text:p text:style-name="Standard"/>
      <text:p text:style-name="Standard">Temps de préparation</text:p>
      <text:p text:style-name="Standard">1h</text:p>
      <text:p text:style-name="Standard"><text:soft-page-break/></text:p>
      <text:p text:style-name="Standard">Liste des ingrédients</text:p>
      <text:p text:style-name="Standard">======================</text:p>
      <text:p text:style-name="Standard">* 1,3 kg de framboises</text:p>
      <text:p text:style-name="Standard">* 1,3 kg de sucre semoule ou de sucre cristallisé (ou 1 kg de sucre gélifiant)</text:p>
      <text:p text:style-name="Standard">* 1 citron</text:p>
      <text:p text:style-name="Standard">* 6 cuillerées à café de vanille en poudr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Trier les framboises en éliminant les fruits trop avancés. éviter de les rincer afin de préserver leur parfum.</text:p>
      <text:p text:style-name="Standard">2. Les mettre dans la bassine à confiture avec 15 cl d'eau et les écraser grossièrement à l'aide d'une écumoire, sur feu doux pendant 5 minutes.</text:p>
      <text:p text:style-name="Standard">3. Ajouter le jus du citron, le sucre, les 6 cuillerées à café de vanille en poudre et mélanger.</text:p>
      <text:p text:style-name="Standard">4. Porter à ébullition. A partir de ce moment, compter le temps de cuisson : 7 minutes avec un sucre gélifiant, sinon 15 à 20 minutes avec du sucre semoule.</text:p>
      <text:p text:style-name="Standard">5. Maintenir un feu vif et remuer souvent. Vérifier la cuisson en versant quelques gouttes sur une assiette froide puis pencher l'assiette. La confiture de framboises doit couler doucement.</text:p>
      <text:p text:style-name="Standard">6.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29_4132037544"/>Confiture de fruits rouges<text:bookmark-end text:name="__RefHeading___Toc52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3 kg de fruits rouges assortis (fraises, framboises, cassis, mûres, groseilles)</text:p>
      <text:p text:style-name="Standard">* 1,3 kg de sucre semoule ou sucre cristallisé (ou 1 kg de sucre gélifiant)</text:p>
      <text:p text:style-name="Standard">* 1 citron</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Trier et nettoyer les fruits rouges (épépiner les groseilles).</text:p>
      <text:p text:style-name="Standard"><text:soft-page-break/>2. Presser le citron pour extraire le jus.</text:p>
      <text:p text:style-name="Standard">3. Mettre les fruits, le jus de citron et le sucre dans la bassine à confiture.</text:p>
      <text:p text:style-name="Standard">4. Porter à ébullition. A partir de ce moment, compter le temps de cuisson : 7 minutes avec un sucre gélifiant, sinon 15 à 20 minutes avec du sucre semoule.</text:p>
      <text:p text:style-name="Standard">5. Maintenir un feu vif et remuer souvent. Vérifier la cuisson en versant quelques gouttes sur une assiette froide puis pencher l'assiette. La confiture doit couler doucement.</text:p>
      <text:p text:style-name="Standard">6.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31_4132037544"/>Confiture de Kiwis<text:bookmark-end text:name="__RefHeading___Toc531_4132037544"/></text:h>
      <text:p text:style-name="Standard"/>
      <text:p text:style-name="Standard">Niveau de difficulté</text:p>
      <text:p text:style-name="Standard">1/5</text:p>
      <text:p text:style-name="Standard"/>
      <text:p text:style-name="Standard">Temps de préparation</text:p>
      <text:p text:style-name="Standard">1h30</text:p>
      <text:p text:style-name="Standard"/>
      <text:p text:style-name="Standard">Liste des ingrédients</text:p>
      <text:p text:style-name="Standard">======================</text:p>
      <text:p text:style-name="Standard">* Kiwis</text:p>
      <text:p text:style-name="Standard">* Sucre cristallisé</text:p>
      <text:p text:style-name="Standard">* 1 citron</text:p>
      <text:p text:style-name="Standard">* 1 orange</text:p>
      <text:p text:style-name="Standard">* 1 sachet de 2 g d'agar agar (pour 1 kg de fruits)</text:p>
      <text:p text:style-name="Standard">* 1 sachet de sucre vanillé</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es kiwis (c'est le plus long !).</text:p>
      <text:p text:style-name="Standard">2. Les couper en petits dés, les mettre dans une bassine à confiture en y ajoutant le jus du citron, le jus de l'orange, 1 sachet de sucre vanillé, la moitié du poids des kiwis en sucre cristallisé et des zestes de l'orange et du citron.</text:p>
      <text:p text:style-name="Standard">3. Mettre à cuire. Dès que cela bout, baisser le feu et laisser cuire encore 20 min. Selon votre goût, vous pouvez mixer la préparation.</text:p>
      <text:p text:style-name="Standard">4. Ajouter le sachet d'agar agar et laisser cuire encore 5 min.</text:p>
      <text:p text:style-name="Standard">5. Vérifier la cuisson en versant quelques gouttes sur une assiette froide puis pencher l'assiette. La confiture doit couler doucement.</text:p>
      <text:p text:style-name="Standard">6. Ecumer et procéder sans attendre à la mise en pots. Fermer et retourner les pots 1 min, puis les remettre à l'endroit pour les laisser refroidir.</text:p>
      <text:p text:style-name="Standard"/>
      <text:p text:style-name="Standard"/>
      <text:h text:style-name="Heading_20_1" text:outline-level="1"><text:bookmark-start text:name="__RefHeading___Toc533_4132037544"/><text:soft-page-break/>Confiture de lait<text:bookmark-end text:name="__RefHeading___Toc533_4132037544"/></text:h>
      <text:p text:style-name="Standard"/>
      <text:p text:style-name="Standard">Niveau de difficulté</text:p>
      <text:p text:style-name="Standard">1/5</text:p>
      <text:p text:style-name="Standard"/>
      <text:p text:style-name="Standard">Temps de préparation</text:p>
      <text:p text:style-name="Standard">2h30</text:p>
      <text:p text:style-name="Standard"/>
      <text:p text:style-name="Standard">Liste des ingrédients</text:p>
      <text:p text:style-name="Standard">======================</text:p>
      <text:p text:style-name="Standard">* 3 litres de lait</text:p>
      <text:p text:style-name="Standard">* 1,5 kg de sucre cristallisé</text:p>
      <text:p text:style-name="Standard">* 3 gousses de vanille</text:p>
      <text:p text:style-name="Standard"/>
      <text:p text:style-name="Standard">Bocal conseillé</text:p>
      <text:p text:style-name="Standard">================</text:p>
      <text:p text:style-name="Standard">Confituriers <text:s/>385 ml</text:p>
      <text:p text:style-name="Standard"/>
      <text:p text:style-name="Standard">Préparation</text:p>
      <text:p text:style-name="Standard">============</text:p>
      <text:p text:style-name="Standard">1. Verser le lait dans une grande casserole (de préférence en inox, pas de cuivre), ajouter le sucre et les gousses de vanille fendues en deux dans le sens de la longueur (vous pouvez aussi utiliser de la vanille liquide).</text:p>
      <text:p text:style-name="Standard">2. Mettre Cette recette de confiture sur le feu et remuer fréquemment.</text:p>
      <text:p text:style-name="Standard">3. A partir des premiers frémissements, compter 2h30 de cuisson en mélangeant souvent (surtout au bout d'une heure). La confiture va commencer à s'épaissir et va prendre une couleur noisette.</text:p>
      <text:p text:style-name="Standard">4. Cette confiture est prête quand elle commence à avoir une consistance légèrement filante. Elle va encore s'épaissir en refroidissant.</text:p>
      <text:p text:style-name="Standard">5. Retirer les gousses de vanille et procéder sans attendre à la mise en pots. Les fermer et les retourner 1 min, puis remettre les confituriers à l'endroit pour les laisser refroidir.</text:p>
      <text:p text:style-name="Standard"/>
      <text:p text:style-name="Standard">N.B. : Ne soyez pas surpris, cette confiture originale aura réduit de moitié.</text:p>
      <text:p text:style-name="Standard"/>
      <text:p text:style-name="Standard"/>
      <text:h text:style-name="Heading_20_1" text:outline-level="1"><text:bookmark-start text:name="__RefHeading___Toc535_4132037544"/>Confiture de melon et miel<text:bookmark-end text:name="__RefHeading___Toc535_4132037544"/></text:h>
      <text:p text:style-name="Standard"/>
      <text:p text:style-name="Standard">Niveau de difficulté</text:p>
      <text:p text:style-name="Standard">1/5</text:p>
      <text:p text:style-name="Standard"/>
      <text:p text:style-name="Standard">Temps de préparation</text:p>
      <text:p text:style-name="Standard">30 min + 3h de macération</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text:soft-page-break/>* 3 melons</text:p>
      <text:p text:style-name="Standard">* 500 g de sucre cristallisé</text:p>
      <text:p text:style-name="Standard">* Jus d’une orange</text:p>
      <text:p text:style-name="Standard">* 1 gousse de vanille</text:p>
      <text:p text:style-name="Standard">* 3 CS de miel d’acacia</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Couper le melon en dés, peser 500g puis le faire macérer dans le sucre pendant 3 heures. Récupérer le jus et le faire chauffer dans un faitout.</text:p>
      <text:p text:style-name="Standard">2. Ajouter la gousse de vanille que vous aurez fendue, le miel et le jus d’orange. Porter à ébullition sur feu doux-moyen en remuant 10 min. Ajouter alors les dés de melon et laisser cuire 20 min en mélangeant régulièrement.</text:p>
      <text:p text:style-name="Standard">3. Vérifier la cuisson en versant quelques gouttes sur une assiette froide puis pencher l'assiette. La confiture doit couler doucement. Retirer la gousse de vanille. écumer régulièrement pour enlever la mousse qui se forme à la surface.</text:p>
      <text:p text:style-name="Standard">4.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37_4132037544"/>Confiture de melon<text:bookmark-end text:name="__RefHeading___Toc537_4132037544"/></text:h>
      <text:p text:style-name="Standard"/>
      <text:p text:style-name="Standard">Niveau de difficulté</text:p>
      <text:p text:style-name="Standard">1/5</text:p>
      <text:p text:style-name="Standard"/>
      <text:p text:style-name="Standard">Temps de préparation</text:p>
      <text:p text:style-name="Standard">15 mn à 20 mn</text:p>
      <text:p text:style-name="Standard"/>
      <text:p text:style-name="Standard">Liste des ingrédients</text:p>
      <text:p text:style-name="Standard">======================</text:p>
      <text:p text:style-name="Standard">* 1,2 kg de chair de melon</text:p>
      <text:p text:style-name="Standard">* 3 citrons</text:p>
      <text:p text:style-name="Standard">* 1 kg de sucre gélifiant (1,2 kg de sucre semoule ou de</text:p>
      <text:p text:style-name="Standard"><text:s/>sucre cristallisé)</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et vider les melons afin de récupérer 1,2 kg de chair de melon.</text:p>
      <text:p text:style-name="Standard">2. Découper le melon en morceaux et le mettre dans la bassine à confiture avec le sucre et le jus de citron. Mélanger.</text:p>
      <text:p text:style-name="Standard"><text:soft-page-break/>3. Porter à ébullition cette confiture de melon. A partir de ce moment, compter le temps de cuisson : 7 minutes avec un sucre gélifiant, sinon 15 à 20 minutes.4. Maintenir un feu vif et remuer souvent.</text:p>
      <text:p text:style-name="Standard">5. Vérifier la cuisson avec le test de la confiture : verser quelques gouttes sur une assiette froide puis pencher l'assiette. La confiture de melon doit couler doucement.</text:p>
      <text:p text:style-name="Standard">6. Ecumer et procéder sans attendre à la mise en pot. Fermer et mettre à l’envers 1 minute, puis les remettre à l'endroit et les laisser refroidir.</text:p>
      <text:p text:style-name="Standard"/>
      <text:p text:style-name="Standard"/>
      <text:h text:style-name="Heading_20_1" text:outline-level="1"><text:bookmark-start text:name="__RefHeading___Toc539_4132037544"/>Confiture de mirabelles et vinaigre balsamique<text:bookmark-end text:name="__RefHeading___Toc539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2 kg de mirabelles bien mûres</text:p>
      <text:p text:style-name="Standard">* 1 kg de sucre cristallisé</text:p>
      <text:p text:style-name="Standard">* 1 b ton de cannelle</text:p>
      <text:p text:style-name="Standard">* 1/2 citron</text:p>
      <text:p text:style-name="Standard">* Vinaigre balsamiqu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irabelles, les sécher, les couper en 2 et retirer les noyaux.</text:p>
      <text:p text:style-name="Standard">2. Dans une casserole, mélanger les mirabelles, le sucre, le b ton de cannelle, le jus du citron et 20 cl d'eau, puis porter à ébullition. Maintenir la préparation à petit bouillon durant une vingtaine de minutes en écumant régulièrement.</text:p>
      <text:p text:style-name="Standard">3. Vérifier la cuisson de la confiture en procédant au test de l'assiette froide. Verser quelques gouttes de confiture sur une assiette froide et pencher l'assiette, la confiture doit couler doucement.</text:p>
      <text:p text:style-name="Standard">4. Incorporer 1 cuillère à soupe de vinaigre balsamique et mélanger bien. Remplir ensuite sans attendre les confituriers , les fermer et les retourner 1 min, puis les remettre à l'endroit pour les laisser refroidir.</text:p>
      <text:p text:style-name="Standard"/>
      <text:p text:style-name="Standard"/>
      <text:h text:style-name="Heading_20_1" text:outline-level="1"><text:bookmark-start text:name="__RefHeading___Toc541_4132037544"/>Confiture de mirabelles<text:bookmark-end text:name="__RefHeading___Toc541_4132037544"/></text:h>
      <text:p text:style-name="Standard"/>
      <text:p text:style-name="Standard">Niveau de difficulté</text:p>
      <text:p text:style-name="Standard"><text:soft-page-break/>1/5</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mirabelles pesées dénoyautées</text:p>
      <text:p text:style-name="Standard">* 1,2 kg de sucre semoule ou de sucre cristallisé (ou 1</text:p>
      <text:p text:style-name="Standard"><text:s/>kg de sucre gélifiant)</text:p>
      <text:p text:style-name="Standard">* 5 cl d'eau de vie de mirabell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irabelles à l'eau froide. Les couper en deux et les dénoyauter. Les peser. Mettre les mirabelles et le sucre dans la bassine à confiture, mélanger et laisser macérer quelques heures.</text:p>
      <text:p text:style-name="Standard">2. Porter à ébullition. A partir de ce moment, compter le temps de cuisson : 7 minutes avec un sucre gélifiant, sinon 15 à 20 minutes.</text:p>
      <text:p text:style-name="Standard">3. Maintenir un feu vif et remuer souvent. En fin de cuisson, ajouter et mélanger les 5 cl d'eau de vie de mirabelle.</text:p>
      <text:p text:style-name="Standard">4. Vérifier la cuisson en versant quelques gouttes sur une assiette froide puis pencher l'assiette. La confiture de mirabelles doit couler doucement.</text:p>
      <text:p text:style-name="Standard">5. écumer puis procéder sans attendre à la mise en pots. Remettre le couvercle et mettre à l’envers les confituriers 1 min, puis les remettre à l'endroit pour les laisser refroidir.</text:p>
      <text:p text:style-name="Standard"/>
      <text:p text:style-name="Standard"/>
      <text:h text:style-name="Heading_20_1" text:outline-level="1"><text:bookmark-start text:name="__RefHeading___Toc543_4132037544"/>Confiture de mûres à la menthe<text:bookmark-end text:name="__RefHeading___Toc543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3 kg de mûres</text:p>
      <text:p text:style-name="Standard">* 1 kg de sucre gélifiant (1,3 kg de sucre semoule ou de</text:p>
      <text:p text:style-name="Standard"><text:s/>sucre cristallisé)</text:p>
      <text:p text:style-name="Standard">* 1 citron</text:p>
      <text:p text:style-name="Standard">* 10 feuilles de menthe</text:p>
      <text:p text:style-name="Standard"/>
      <text:p text:style-name="Standard">Bocal conseillé</text:p>
      <text:p text:style-name="Standard">================</text:p>
      <text:p text:style-name="Standard"><text:soft-page-break/>Confituriers ou pots à confiture </text:p>
      <text:p text:style-name="Standard"/>
      <text:p text:style-name="Standard">Préparation</text:p>
      <text:p text:style-name="Standard">============</text:p>
      <text:p text:style-name="Standard">1. Rincer les mûres sous l'eau froide.</text:p>
      <text:p text:style-name="Standard">2. Presser le citron pour en extraire le jus.</text:p>
      <text:p text:style-name="Standard">3. Verser les mûres, le jus de citron, les feuilles de menthe et le sucre dans la bassine à confiture, mélanger et laisser macérer quelques heures.</text:p>
      <text:p text:style-name="Standard">4. Porter à ébullition. A partir de ce moment, compter le temps de cuisson : 7 minutes avec un sucre gélifiant, sinon 15 à 20 minutes.</text:p>
      <text:p text:style-name="Standard">5. Maintenir un feu vif et remuer souvent. Deux minutes avant la fin, écraser un peu les mûres à l'aide d'une écumoire.</text:p>
      <text:p text:style-name="Standard">6. Vérifier la cuisson en versant quelques gouttes sur une assiette froide puis pencher l'assiette. La confiture doit couler doucement.</text:p>
      <text:p text:style-name="Standard">7.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45_4132037544"/>Confiture de mûres<text:bookmark-end text:name="__RefHeading___Toc545_4132037544"/></text:h>
      <text:p text:style-name="Standard"/>
      <text:p text:style-name="Standard">Niveau de difficulté</text:p>
      <text:p text:style-name="Standard">1/5</text:p>
      <text:p text:style-name="Standard"/>
      <text:p text:style-name="Standard">Temps de préparation</text:p>
      <text:p text:style-name="Standard">25 min</text:p>
      <text:p text:style-name="Standard"/>
      <text:p text:style-name="Standard">Liste des ingrédients</text:p>
      <text:p text:style-name="Standard">======================</text:p>
      <text:p text:style-name="Standard">* 1,2 kg de mûres</text:p>
      <text:p text:style-name="Standard">* 1 kg de sucre gélifiant (ou 1,2 kg de sucre semoule ou de sucre cristallisé)</text:p>
      <text:p text:style-name="Standard">* Le jus d'un citron</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Nettoyer les mûres et prélever le jus d'un citron.</text:p>
      <text:p text:style-name="Standard">2. Dans une bassine à confiture, mélanger les mûres, le sucre et le jus du citron.</text:p>
      <text:p text:style-name="Standard">3. Mettre le tout sur le feu pour commencer la cuisson des confitures.</text:p>
      <text:p text:style-name="Standard">4. Porter à ébullition. A partir de ce moment compter 7 minutes avec un sucre gélifiant, sinon 15 à 20 minutes.</text:p>
      <text:p text:style-name="Standard">5. 2 minutes avant la fin, écraser les mûres avec votre écumoire.</text:p>
      <text:p text:style-name="Standard">6. C'est prêt ! Vérifier la cuisson en versant quelques gouttes sur une assiette froide puis pencher l'assiette. La confiture de mûres doit couler doucement.</text:p>
      <text:p text:style-name="P20">7. Verser aussitôt le tout dans les confituriers Le Parfait. Les fermer et les retourner 1 min, puis les remettre à l'endroit pour les laisser refroidir.</text:p>
      <text:p text:style-name="Standard"><text:soft-page-break/></text:p>
      <text:p text:style-name="Standard"/>
      <text:h text:style-name="Heading_20_1" text:outline-level="1"><text:bookmark-start text:name="__RefHeading___Toc547_4132037544"/>Confiture de myrtilles<text:bookmark-end text:name="__RefHeading___Toc547_4132037544"/></text:h>
      <text:p text:style-name="Standard"/>
      <text:p text:style-name="Standard">Niveau de difficulté</text:p>
      <text:p text:style-name="Standard">1/5</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myrtilles</text:p>
      <text:p text:style-name="Standard">* 1,2 kg de sucre semoule ou de sucre cristallisé (ou 1</text:p>
      <text:p text:style-name="Standard"><text:s/>kg de sucre gélifiant)</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yrtilles sous l'eau froide et les équeuter. Les peser. Les mettre dans la bassine à confiture, ajouter le sucre, mélanger et laisser macérer quelques heures.</text:p>
      <text:p text:style-name="Standard">2. Porter à ébullition. A partir de ce moment, compter le temps de cuisson : 7 minutes avec un sucre gélifiant, sinon 15 à 20 minutes avec du sucre semoule.</text:p>
      <text:p text:style-name="Standard">3. Maintenir un feu vif et remuer souvent. Deux minutes avant la fin, écraser un peu les myrtilles à l'aide d'une écumoire.</text:p>
      <text:p text:style-name="Standard">4. Vérifier la cuisson en versant quelques gouttes sur une assiette froide puis pencher l'assiette. La confiture de myrtilles doit couler doucement.</text:p>
      <text:p text:style-name="Standard">5. écumer puis procéder sans attendre à la mise en pots, les fermer et les mettre à l’envers 1 min, puis remettre les confituriers à l'endroit pour les laisser refroidir.</text:p>
      <text:p text:style-name="Standard"/>
      <text:p text:style-name="Standard"/>
      <text:h text:style-name="Heading_20_1" text:outline-level="1"><text:bookmark-start text:name="__RefHeading___Toc549_4132037544"/>Confiture de Noël<text:bookmark-end text:name="__RefHeading___Toc549_4132037544"/></text:h>
      <text:p text:style-name="Standard"/>
      <text:p text:style-name="Standard">Niveau de difficulté</text:p>
      <text:p text:style-name="Standard">2/5</text:p>
      <text:p text:style-name="Standard"/>
      <text:p text:style-name="Standard">Temps de préparation</text:p>
      <text:p text:style-name="Standard">60 min</text:p>
      <text:p text:style-name="Standard"/>
      <text:p text:style-name="Standard">Liste des ingrédients</text:p>
      <text:p text:style-name="Standard">======================</text:p>
      <text:p text:style-name="Standard">* 1 citron</text:p>
      <text:p text:style-name="Standard">* 2 oranges</text:p>
      <text:p text:style-name="Standard">* 500 g de pommes</text:p>
      <text:p text:style-name="Standard"><text:soft-page-break/>* 1 kg de poires bien mûres</text:p>
      <text:p text:style-name="Standard">* 100 g de pruneaux dénoyautés</text:p>
      <text:p text:style-name="Standard">* 100 g de dattes</text:p>
      <text:p text:style-name="Standard">* 200 g de figues sèches</text:p>
      <text:p text:style-name="Standard">* 200 g d'abricots secs</text:p>
      <text:p text:style-name="Standard">* 100 g de raisins secs</text:p>
      <text:p text:style-name="Standard">* 150 g de cerneaux de noix</text:p>
      <text:p text:style-name="Standard">* 150 g d'amandes</text:p>
      <text:p text:style-name="Standard">* 1 pincée de cannelle</text:p>
      <text:p text:style-name="Standard">* 1 kg de sucre roux</text:p>
      <text:p text:style-name="Standard"/>
      <text:p text:style-name="Standard">Bocal conseillé</text:p>
      <text:p text:style-name="Standard">================</text:p>
      <text:p text:style-name="Standard">Confituriers 385 ml</text:p>
      <text:p text:style-name="Standard"/>
      <text:p text:style-name="Standard">Préparation</text:p>
      <text:p text:style-name="Standard">============</text:p>
      <text:p text:style-name="Standard">1. D’abord, prendre le temps de brosser le citron et les oranges sous l'eau courante. Râper leur zeste et presser leur jus, puis réserver.</text:p>
      <text:p text:style-name="Standard">2. Laver les pommes et les poires sans les peler puis les couper en petit dés. Les mettre dans une grande casserole, ajouter 2 verres d'eau et faire cuire à couvert durant une trentaine de minutes.</text:p>
      <text:p text:style-name="Standard">3. Quand les fruits sont bien cuits, les retirer du feu et les passer au tamis pour récupérer le jus. Les fruits cuits pourront être utilisés comme compote pour un fourrage ou une tarte.</text:p>
      <text:p text:style-name="Standard">4. Dans une bassine à confiture, mélanger les ingrédients : les jus, les zestes, les fruits secs (sauf les noix et les amandes) coupés en petit morceaux, ajouter la cannelle et le sucre roux puis porter à ébullition et laisser cuire 10 min à petit bouillon sans cesser de mélanger.</text:p>
      <text:p text:style-name="Standard">5. Ajouter les noix et les amandes concassées à cette recette de Noël et prolonger la cuisson de 10 min.</text:p>
      <text:p text:style-name="Standard">6. Vérifier la cuisson de cette confiture de fruits en procédant au test de l'assiette froide, mettre immédiatement en pots, les fermer et les retourner 1 min, puis les remettre à l'endroit pour les laisser refroidir.</text:p>
      <text:p text:style-name="Standard"/>
      <text:p text:style-name="Standard"/>
      <text:h text:style-name="Heading_20_1" text:outline-level="1"><text:bookmark-start text:name="__RefHeading___Toc551_4132037544"/>Confiture de noix de coco et ananas<text:bookmark-end text:name="__RefHeading___Toc551_4132037544"/></text:h>
      <text:p text:style-name="Standard"/>
      <text:p text:style-name="Standard">Niveau de difficulté</text:p>
      <text:p text:style-name="Standard">2/5</text:p>
      <text:p text:style-name="Standard"/>
      <text:p text:style-name="Standard">Temps de préparation</text:p>
      <text:p text:style-name="Standard">15 min + 20 min de cuisson</text:p>
      <text:p text:style-name="Standard"/>
      <text:p text:style-name="Standard">Liste des ingrédients</text:p>
      <text:p text:style-name="Standard">======================</text:p>
      <text:p text:style-name="Standard">* 1,1 kg de chair d'ananas</text:p>
      <text:p text:style-name="Standard">* 4 cuillères à soupe de noix de coco râpée</text:p>
      <text:p text:style-name="Standard">* 1 kg de sucre gélifiant</text:p>
      <text:p text:style-name="Standard"/>
      <text:p text:style-name="Standard">Bocal conseillé</text:p>
      <text:p text:style-name="Standard"><text:soft-page-break/>================</text:p>
      <text:p text:style-name="Standard">Confituriers ou Pots à confiture </text:p>
      <text:p text:style-name="Standard"/>
      <text:p text:style-name="Standard">Préparation</text:p>
      <text:p text:style-name="Standard">============</text:p>
      <text:p text:style-name="Standard">1. Peler l'ananas et le découper en morceaux de 11 cm de section environ.</text:p>
      <text:p text:style-name="Standard">2. Verser 1,1 kg de chair d'ananas et 4 cuillères à soupe de noix de coco râpée dans votre récipient de cuisson et y ajouter 1 kg de sucre gélifiant.</text:p>
      <text:p text:style-name="Standard">3. Mélanger et porter à ébullition. A partir de ce moment, tout en mélangeant, compter le temps de cuisson : 7 minutes avec un sucre gélifiant, sinon 15 à 20 minutes. Maintenir un feu vif et remuer souvent.</text:p>
      <text:p text:style-name="Standard">4. Vérifier la cuisson en procédant au test de l'assiette froide. </text:p>
      <text:p text:style-name="Standard">5. écumer puis procéder immédiatement à la mise en pots, les fermer et les retourner 1 min, puis les remettre à l'endroit pour les laisser refroidir.</text:p>
      <text:p text:style-name="Standard"/>
      <text:p text:style-name="Standard"/>
      <text:h text:style-name="Heading_20_1" text:outline-level="1"><text:bookmark-start text:name="__RefHeading___Toc553_4132037544"/>Confiture de pamplemousse rose, gingembre et miel<text:bookmark-end text:name="__RefHeading___Toc553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kg de pamplemousses roses</text:p>
      <text:p text:style-name="Standard">* 500g de miel (miel d’acacia, miel de châtaigner)</text:p>
      <text:p text:style-name="Standard">* 500g de sucre cristallisé</text:p>
      <text:p text:style-name="Standard">* 30g de gingembre frais</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Extraire le zeste d’un pamplemousse et la chair des pamplemousses. Retirer toutes les petites peaux de la pulpe, peser 1 kg.</text:p>
      <text:p text:style-name="Standard">2. R per le gingembre et hacher les zestes très finement.</text:p>
      <text:p text:style-name="Standard">3. Verser le miel et le sucre dans une casserole ou une bassine à confiture. Porter le mélange sucre/miel à ébullition sans mélanger jusqu’à ce que les cristaux de sucre soient totalement dilués.</text:p>
      <text:p text:style-name="Standard">4. Ajouter le gingembre râpé, la pulpe de pamplemousse et les zestes de pamplemousse. Laisser cuire à feu doux pendant 15 minutes à partir de l’ébullition, jusqu’à ce que le mélange épaississe. <text:soft-page-break/>Procéder au test de l’assiette froide en versant quelques gouttes de confiture sur une assiette froide, la confiture doit couler doucement.</text:p>
      <text:p text:style-name="Standard">5. écumer pour enlever la mousse qui se forme à la surface,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55_4132037544"/>Confiture de pêches aux épices<text:bookmark-end text:name="__RefHeading___Toc555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2 kg de pêches jaunes</text:p>
      <text:p text:style-name="Standard">* 5 citrons non traités</text:p>
      <text:p text:style-name="Standard">* 1 piment rouge</text:p>
      <text:p text:style-name="Standard">* 20 clous de girofle</text:p>
      <text:p text:style-name="Standard">* 1 bâton de cannelle</text:p>
      <text:p text:style-name="Standard">* 1 cuil. à café de poudre de muscade</text:p>
      <text:p text:style-name="Standard">* 1,750 kg de sucre cristallisé</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Peler les pêches tout en supprimant les endroits blessés. Les couper en deux et les dénoyauter.</text:p>
      <text:p text:style-name="Standard">2. Prélever très finement le zeste des citrons en les râpant ou en vous servant d'un petit couteau spécial. Presser les citrons et réserver leur jus.</text:p>
      <text:p text:style-name="Standard">3. Rassembler et enfermer dans un nouet de tissu de coton les écorces des citrons coupés en morceaux, la cannelle, les clous de girofle, la muscade et un petit morceau de piment rouge.</text:p>
      <text:p text:style-name="Standard">4. Placer dans la bassine à confiture le nouet fermé, les demi-pêches, les zestes de citron et environ 20 cl d'eau.</text:p>
      <text:p text:style-name="Standard">5. Faire cuire pendant 10 min environ sur feu vif, jusqu'à ce que les pêches deviennent translucides.</text:p>
      <text:p text:style-name="Standard">6. Ajouter le sucre et le jus des citrons.</text:p>
      <text:p text:style-name="Standard">7. Porter à ébullition. A partir de ce moment, compter le temps de cuisson : 7 minutes avec un sucre gélifiant, sinon 15 à 20 minutes.</text:p>
      <text:p text:style-name="Standard">8. Maintenir un feu vif et remuer souvent. Vérifier la cuisson en versant quelques gouttes sur une assiette froide puis pencher l'assiette. La confiture doit couler doucement.</text:p>
      <text:p text:style-name="Standard">9. écumer puis procéder sans attendre à la mise en pots, les fermer et les retourner 1 minute, puis les remettre à l'endroit pour les laisser refroidir.</text:p>
      <text:p text:style-name="Standard"/>
      <text:p text:style-name="Standard"/>
      <text:h text:style-name="Heading_20_1" text:outline-level="1"><text:bookmark-start text:name="__RefHeading___Toc557_4132037544"/><text:soft-page-break/>Confiture de pêches<text:bookmark-end text:name="__RefHeading___Toc557_4132037544"/></text:h>
      <text:p text:style-name="Standard"/>
      <text:p text:style-name="Standard">Niveau de difficulté</text:p>
      <text:p text:style-name="Standard">1/5</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pêches pesées dénoyautées</text:p>
      <text:p text:style-name="Standard">* 1,2 kg de sucre semoule et ou de sucre cristallisé (ou 1 kg de sucre gélifiant)</text:p>
      <text:p text:style-name="Standard">* 1 cuillerée à café de gingembre en poudr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Choisir des pêches bien mûres. Les peler, les dénoyauter et les couper en fines tranches. Les peser.</text:p>
      <text:p text:style-name="Standard">2. Mettre les pêches, le sucre, la cuillerée de gingembre en poudre dans la bassine à confiture, mélanger et laisser macérer quelques heures.</text:p>
      <text:p text:style-name="Standard">3. Porter à ébullition. A partir de ce moment, compter le temps de cuisson : 7 minutes avec un sucre gélifiant, sinon 15 à 20 minutes avec du sucre semoule.</text:p>
      <text:p text:style-name="Standard">4. Maintenir un feu vif et remuer souvent.</text:p>
      <text:p text:style-name="Standard">5. Vérifier la cuisson en versant quelques gouttes sur une assiette froide puis pencher l'assiette. La confiture doit couler doucement.</text:p>
      <text:p text:style-name="Standard">6.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59_4132037544"/>Confiture de poires au piment<text:bookmark-end text:name="__RefHeading___Toc559_4132037544"/></text:h>
      <text:p text:style-name="Standard"/>
      <text:p text:style-name="Standard">Niveau de difficulté</text:p>
      <text:p text:style-name="Standard">1/5</text:p>
      <text:p text:style-name="Standard"/>
      <text:p text:style-name="Standard">Temps de préparation</text:p>
      <text:p text:style-name="Standard">10 min + 40 min de cuisso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500 g de poires</text:p>
      <text:p text:style-name="Standard"><text:soft-page-break/>* 1 citron jaune</text:p>
      <text:p text:style-name="Standard">* 400 g de sucre cristallisé</text:p>
      <text:p text:style-name="Standard">* 10 cl de jus de pomme</text:p>
      <text:p text:style-name="Standard">* ½ piment oiseau</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Peler les poires, retirer le cœur et les émincer. Récupérer le jus du citron.</text:p>
      <text:p text:style-name="Standard">2. Mélanger les poires, le sucre, le jus du citron et de pomme et le piment dans un récipient de cuisson.</text:p>
      <text:p text:style-name="Standard">3. Porter à ébullition et laisser cuire 40 min en retirant le piment à mi-cuisson.</text:p>
      <text:p text:style-name="Standard">4. Vérifier la cuisson en versant quelques gouttes sur une assiette froide puis pencher l'assiette. La confiture doit couler doucement.</text:p>
      <text:p text:style-name="Standard">5.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61_4132037544"/>Confiture de Poires aux Epices<text:bookmark-end text:name="__RefHeading___Toc561_4132037544"/></text:h>
      <text:p text:style-name="Standard"/>
      <text:p text:style-name="Standard">Niveau de difficulté</text:p>
      <text:p text:style-name="Standard">1/5</text:p>
      <text:p text:style-name="Standard"/>
      <text:p text:style-name="Standard">Temps de préparation</text:p>
      <text:p text:style-name="Standard">1h30</text:p>
      <text:p text:style-name="Standard"/>
      <text:p text:style-name="Standard">Liste des ingrédients</text:p>
      <text:p text:style-name="Standard">======================</text:p>
      <text:p text:style-name="Standard">* 1,2 kg de poires Williams</text:p>
      <text:p text:style-name="Standard">* 1 kg de sucre gélifiant</text:p>
      <text:p text:style-name="Standard">* 10 g de gingembre frais pelé et émincé</text:p>
      <text:p text:style-name="Standard">* 1 c à c de graines de coriandre</text:p>
      <text:p text:style-name="Standard">* 1 c à c de graines de maniguette (épice d'Afrique de l'Ouest)</text:p>
      <text:p text:style-name="Standard"/>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a variété de poire appelée Williams, couper en 4 et retirer la queue et les pépins. Les émincer finement et peser 1kg.</text:p>
      <text:p text:style-name="Standard">2. Faire macérer la chair des poires avec le sucre gélifiant et le mélange d’épices (gingembre frais, graines de coriandre et graines de maniguette) durant 1h.</text:p>
      <text:p text:style-name="Standard"><text:soft-page-break/>3. Cuire à feu vif et maintenir l'ébullition 5 minutes sans cesser de remuer.</text:p>
      <text:p text:style-name="Standard">4. Vérifier la cuisson en versant quelques gouttes sur une assiette froide puis pencher l'assiette. La confiture de poires doit couler doucement.</text:p>
      <text:p text:style-name="Standard">5. écumer si nécessaire, puis mettre immédiatement en pot et les mettre à l'envers.</text:p>
      <text:p text:style-name="Standard"/>
      <text:p text:style-name="Standard"/>
      <text:h text:style-name="Heading_20_1" text:outline-level="1"><text:bookmark-start text:name="__RefHeading___Toc563_4132037544"/>Confiture de potiron<text:bookmark-end text:name="__RefHeading___Toc563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Liste des ingrédients</text:p>
      <text:p text:style-name="Standard">======================</text:p>
      <text:p text:style-name="Standard">* 2 kg de potiron</text:p>
      <text:p text:style-name="Standard">* 2 kg de sucre cristallisé</text:p>
      <text:p text:style-name="Standard">* 1 jus de citron</text:p>
      <text:p text:style-name="Standard">* Une pincée de gingembre</text:p>
      <text:p text:style-name="Standard"/>
      <text:p text:style-name="Standard">Bocal conseillé</text:p>
      <text:p text:style-name="Standard">================</text:p>
      <text:p text:style-name="Standard">Confiturier ou pot à confiture </text:p>
      <text:p text:style-name="Standard"/>
      <text:p text:style-name="Standard">Préparation</text:p>
      <text:p text:style-name="Standard">============</text:p>
      <text:p text:style-name="Standard">1. La veille, éplucher, épépiner et couper le potiron.</text:p>
      <text:p text:style-name="Standard">2. Faire macérer la chair de potiron dans un récipient avec le sucre pendant 24 heures.</text:p>
      <text:p text:style-name="Standard">3. Le lendemain, faire cuire Cette recette de potiron avec le jus de citron et le gingembre à feu moyen jusqu’à obtenir la consistance voulue.</text:p>
      <text:p text:style-name="Standard">4. Vérifier la cuisson en faisant le test de la confiture. Verser quelques gouttes sur une assiette froide puis pencher l'assiette. La confiture maison doit couler doucement.</text:p>
      <text:p text:style-name="Standard">5. Mettre votre confiture de potiron en pot immédiatement, fermer le couvercle de vos confituriers et les retourner 1 minute, puis les remettre à l'endroit pour les laisser refroidir.</text:p>
      <text:p text:style-name="Standard"/>
      <text:p text:style-name="Standard"/>
      <text:h text:style-name="Heading_20_1" text:outline-level="1"><text:bookmark-start text:name="__RefHeading___Toc565_4132037544"/>Confiture de quetsches à la cannelle<text:bookmark-end text:name="__RefHeading___Toc565_4132037544"/></text:h>
      <text:p text:style-name="Standard"/>
      <text:p text:style-name="Standard">Niveau de difficulté</text:p>
      <text:p text:style-name="Standard">1/5</text:p>
      <text:p text:style-name="Standard"/>
      <text:p text:style-name="Standard">Temps de préparation</text:p>
      <text:p text:style-name="Standard">1h</text:p>
      <text:p text:style-name="Standard"><text:soft-page-break/></text:p>
      <text:p text:style-name="Standard">Liste des ingrédients</text:p>
      <text:p text:style-name="Standard">======================</text:p>
      <text:p text:style-name="Standard">* 2 kg de quetsches</text:p>
      <text:p text:style-name="Standard">* 1 bâton de cannelle de 5 cm</text:p>
      <text:p text:style-name="Standard">* 1,2 kg de sucre cristallisé ou 1,8 kg de sucre</text:p>
      <text:p text:style-name="Standard"><text:s/>gélifiant</text:p>
      <text:p text:style-name="Standard">* le jus d'un citron</text:p>
      <text:p text:style-name="Standard"/>
      <text:p text:style-name="Standard">Bocal conseillé</text:p>
      <text:p text:style-name="Standard">================</text:p>
      <text:p text:style-name="Standard">4 à 5 Confituriers <text:s/>385 ml</text:p>
      <text:p text:style-name="Standard"/>
      <text:p text:style-name="Standard">Préparation</text:p>
      <text:p text:style-name="Standard">============</text:p>
      <text:p text:style-name="Standard">1. Démarrer Cette recette traditionnelle en lavant et séchant les quetsches. Les fendre en quatre, supprimer les noyaux, puis les déposer en couches successives dans une grande terrine en les alternant avec une couche de sucre.</text:p>
      <text:p text:style-name="Standard">2. Ajouter le jus de citron et laisser macérer ainsi toute la nuit, à couvert et à température ambiante.</text:p>
      <text:p text:style-name="Standard">3. Le lendemain, verser les quetsches et tout le jus qu'elles ont rendu dans une bassine à confitures.</text:p>
      <text:p text:style-name="Standard">4. Ajouter la poudre de cannelle ou un bâton de cannelle.</text:p>
      <text:p text:style-name="Standard">5. Porter à ébullition votre bassine à confiture. A partir de ce moment, compter le temps de cuisson : 7 minutes avec un sucre gélifiant, sinon 15 à 20 minutes.</text:p>
      <text:p text:style-name="Standard">6. Maintenir un feu vif et remuer souvent. Vérifier la cuisson en versant quelques gouttes sur une assiette froide puis pencher l'assiette. La confiture de quetsches doit couler doucement.</text:p>
      <text:p text:style-name="Standard">7. écumer puis procéder sans attendre à la mise en pots, les fermer et les retourner 1 minute, puis les remettre à l'endroit pour les laisser refroidir.</text:p>
      <text:p text:style-name="Standard"/>
      <text:p text:style-name="Standard"/>
      <text:h text:style-name="Heading_20_1" text:outline-level="1"><text:bookmark-start text:name="__RefHeading___Toc567_4132037544"/>Confiture de rhubarbe vanillée<text:bookmark-end text:name="__RefHeading___Toc567_4132037544"/></text:h>
      <text:p text:style-name="Standard"/>
      <text:p text:style-name="Standard">Niveau de difficulté</text:p>
      <text:p text:style-name="Standard">2/5</text:p>
      <text:p text:style-name="Standard"/>
      <text:p text:style-name="Standard">Temps de préparation</text:p>
      <text:p text:style-name="Standard">30 mn</text:p>
      <text:p text:style-name="Standard"/>
      <text:p text:style-name="Standard">Liste des ingrédients</text:p>
      <text:p text:style-name="Standard">======================</text:p>
      <text:p text:style-name="Standard">* 1 kg de rhubarbe</text:p>
      <text:p text:style-name="Standard">* 1 gousse de vanille</text:p>
      <text:p text:style-name="Standard">* 800 g de sucre cristallisé</text:p>
      <text:p text:style-name="Standard"/>
      <text:p text:style-name="Standard">Bocal conseillé</text:p>
      <text:p text:style-name="Standard">================</text:p>
      <text:p text:style-name="Standard">6 Confituriers </text:p>
      <text:p text:style-name="Standard"/>
      <text:p text:style-name="Standard">Préparation</text:p>
      <text:p text:style-name="Standard"><text:soft-page-break/>============</text:p>
      <text:p text:style-name="Standard">1. Laver, éplucher la rhubarbe et la couper en tronçons. La mettre dans un récipient.</text:p>
      <text:p text:style-name="Standard">2. Ajouter la vanille et le sucre et laisser macérer 1/2 journée.</text:p>
      <text:p text:style-name="Standard">3. Verser votre préparation dans une casserole et la porter à ébullition. A partir de ce moment faire cuire 30 min. Vérifier la cuisson en versant quelques gouttes sur une assiette, la confiture doit couler doucement.</text:p>
      <text:p text:style-name="Standard">4. Oter la vanille et mixer si nécessaire.</text:p>
      <text:p text:style-name="Standard">5. Mettre en pots aussitôt, les fermer et les retourner 1 min, puis les remettre à l'endroit pour les laisser refroidir.</text:p>
      <text:p text:style-name="Standard"/>
      <text:p text:style-name="Standard"/>
      <text:h text:style-name="Heading_20_1" text:outline-level="1"><text:bookmark-start text:name="__RefHeading___Toc569_4132037544"/>Confiture de rhubarbe<text:bookmark-end text:name="__RefHeading___Toc569_4132037544"/></text:h>
      <text:p text:style-name="Standard"/>
      <text:p text:style-name="Standard">Niveau de difficulté</text:p>
      <text:p text:style-name="Standard">1/5</text:p>
      <text:p text:style-name="Standard"/>
      <text:p text:style-name="Standard"/>
      <text:p text:style-name="Standard">Temps de préparation</text:p>
      <text:p text:style-name="Standard">1h</text:p>
      <text:p text:style-name="Standard"/>
      <text:p text:style-name="Standard">Liste des ingrédients</text:p>
      <text:p text:style-name="Standard">======================</text:p>
      <text:p text:style-name="Standard">* 1,2 kg de rhubarbe</text:p>
      <text:p text:style-name="Standard">* 1,2 kg de sucre semoule ou de sucre cristallisé (ou 1 kg de sucre gélifiant)</text:p>
      <text:p text:style-name="Standard">* 1 citron</text:p>
      <text:p text:style-name="Standard"/>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les tiges de rhubarbe après les avoir débarrassées des feuilles. Les peler et retirer les fils fibreux (comme dans les haricots verts).</text:p>
      <text:p text:style-name="Standard">2. Peser 1,2 kg de rhubarbe et la couper en dés.</text:p>
      <text:p text:style-name="Standard">3. Presser le citron pour en extraire le jus.</text:p>
      <text:p text:style-name="Standard">4. Mettre la rhubarbe, le jus du citron et le sucre dans la bassine à confiture. Mélanger.</text:p>
      <text:p text:style-name="Standard">5. Porter à ébullition. A partir de ce moment, pour faire une confiture de rhubarbe parfaite compter le temps de cuisson : 7 minutes avec un sucre gélifiant, sinon 15 à 20 minutes.</text:p>
      <text:p text:style-name="Standard">6. Maintenir un feu vif, remuer souvent et écumer.</text:p>
      <text:p text:style-name="Standard">7. Vérifier la cuisson en versant quelques gouttes sur une assiette froide puis pencher l'assiette : la confiture doit couler doucement.</text:p>
      <text:p text:style-name="Standard">8. Procéder sans attendre à la mise en pots de votre confiture de rhubarbe. Retourner les confituriers 1 min, puis les remettre à l'endroit pour les laisser refroidir.</text:p>
      <text:p text:style-name="Standard"/>
      <text:p text:style-name="Standard"/>
      <text:h text:style-name="Heading_20_1" text:outline-level="1"><text:bookmark-start text:name="__RefHeading___Toc571_4132037544"/><text:soft-page-break/>Confiture de tomates vertes<text:bookmark-end text:name="__RefHeading___Toc571_4132037544"/></text:h>
      <text:p text:style-name="Standard"/>
      <text:p text:style-name="Standard">Petites retardataires, les tomates de fin de saison n’ont pas forcément le temps de mûrir. Cette recette maline permet de ne pas les jeter ! Et oui, en confiture associé au citron, elles peuvent être consommées. Ce serait donc dommage de ne pas en profiter. Si vous êtes créatif, vous pouvez vous amuser à agrémenter votre confiture d’épices comme par exemple la vanille.</text:p>
      <text:p text:style-name="Standard"/>
      <text:p text:style-name="Standard">Niveau de difficulté</text:p>
      <text:p text:style-name="Standard">1/5</text:p>
      <text:p text:style-name="Standard"/>
      <text:p text:style-name="Standard"/>
      <text:p text:style-name="Standard">Temps de préparation</text:p>
      <text:p text:style-name="Standard">1h</text:p>
      <text:p text:style-name="Standard"/>
      <text:p text:style-name="Standard">Liste des ingrédients</text:p>
      <text:p text:style-name="Standard">======================</text:p>
      <text:p text:style-name="Standard">* 1,2 kg de chair de tomates</text:p>
      <text:p text:style-name="Standard">* 1 kg de sucre gélifiant (1,2 kg de sucre semoule ou de sucre cristallisé)</text:p>
      <text:p text:style-name="Standard">* 1 citron</text:p>
      <text:p text:style-name="Standard"/>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longer les tomates vertes quelques secondes dans l'eau bouillante afin de les peler plus facilement.</text:p>
      <text:p text:style-name="Standard">2. Les peler et les couper en quartiers, retirer le jus et les pépins. Les peser.</text:p>
      <text:p text:style-name="Standard">3. Découper le citron en fines rondelles. Mettre la chair des tomates, les rondelles de citron, le sucre dans la bassine à confiture puis mélanger.</text:p>
      <text:p text:style-name="Standard">4. Porter à ébullition. A partir de ce moment, compter le temps de cuisson : 10 minutes avec un sucre gélifiant, sinon 15 à 20 minutes.</text:p>
      <text:p text:style-name="Standard">5. Maintenir un feu vif et remuer souvent. Vérifier la cuisson en versant quelques gouttes sur une assiette froide puis pencher l'assiette. La confiture doit couler doucement.</text:p>
      <text:p text:style-name="Standard">6.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73_4132037544"/>Confiture mangue/ananas<text:bookmark-end text:name="__RefHeading___Toc573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text:soft-page-break/></text:p>
      <text:p text:style-name="Standard">Temps de conservation</text:p>
      <text:p text:style-name="Standard">12 mois</text:p>
      <text:p text:style-name="Standard"/>
      <text:p text:style-name="Standard">Liste des ingrédients</text:p>
      <text:p text:style-name="Standard">======================</text:p>
      <text:p text:style-name="Standard">* 1 ananas</text:p>
      <text:p text:style-name="Standard">* 2 mangues</text:p>
      <text:p text:style-name="Standard">* Sucre cristallisé</text:p>
      <text:p text:style-name="Standard">* Quelques gouttes d’extraits de vanille</text:p>
      <text:p text:style-name="Standard"/>
      <text:p text:style-name="Standard">Bocal conseillé</text:p>
      <text:p text:style-name="Standard">================</text:p>
      <text:p text:style-name="Standard">Confiturier ou pot à confiture </text:p>
      <text:p text:style-name="Standard"/>
      <text:p text:style-name="Standard">Préparation</text:p>
      <text:p text:style-name="Standard">============</text:p>
      <text:p text:style-name="Standard">1. Eplucher et couper en morceaux les mangues et l’ananas.</text:p>
      <text:p text:style-name="Standard">2. Peser la chair des fruits exotiques et ajouter le même poids en sucre.</text:p>
      <text:p text:style-name="Standard">3. Faire cuire avec quelques gouttes de vanille, à feu vif, jusqu’à obtenir la bonne consistance.</text:p>
      <text:p text:style-name="Standard">4. Vérifier la cuisson en faisant le test de la confiture. Verser quelques gouttes sur une assiette froide puis pencher l'assiette. La confiture doit couler doucement.</text:p>
      <text:p text:style-name="Standard">5. Pour mettre les fruits en conserve, verser immédiatement la préparation dans les confituriers Le Parfait, fermer avec les couvercles et les retourner.</text:p>
      <text:p text:style-name="Standard"/>
      <text:p text:style-name="Standard"/>
      <text:h text:style-name="Heading_20_1" text:outline-level="1"><text:bookmark-start text:name="__RefHeading___Toc575_4132037544"/>Confiture oranges/ananas<text:bookmark-end text:name="__RefHeading___Toc575_4132037544"/></text:h>
      <text:p text:style-name="Standard"/>
      <text:p text:style-name="Standard">Niveau de difficulté</text:p>
      <text:p text:style-name="Standard">1/5</text:p>
      <text:p text:style-name="Standard"/>
      <text:p text:style-name="Standard">Temps de préparation</text:p>
      <text:p text:style-name="Standard">1h30</text:p>
      <text:p text:style-name="Standard"/>
      <text:p text:style-name="Standard">Liste des ingrédients</text:p>
      <text:p text:style-name="Standard">======================</text:p>
      <text:p text:style-name="Standard">* 800 g de chair d'ananas</text:p>
      <text:p text:style-name="Standard">* 4 oranges</text:p>
      <text:p text:style-name="Standard">* 1kg de sucre gélifiant (1,2 kg de sucre semoule ou de sucre cristallisé).</text:p>
      <text:p text:style-name="Standard"/>
      <text:p text:style-name="Standard">Bocal conseillé</text:p>
      <text:p text:style-name="Standard">================</text:p>
      <text:p text:style-name="Standard">4 à 5 Confituriers <text:s/>385 ml</text:p>
      <text:p text:style-name="Standard"/>
      <text:p text:style-name="Standard">Préparation</text:p>
      <text:p text:style-name="Standard">============</text:p>
      <text:p text:style-name="Standard">1. R per grossièrement la peau de 2 oranges et faire blanchir ces zestes 5 minutes dans une eau en ébullition.</text:p>
      <text:p text:style-name="Standard"><text:soft-page-break/>2. Pendant ce temps, presser et récupérer le jus des 2 autres oranges.</text:p>
      <text:p text:style-name="Standard">3. Refroidir à l'eau les zestes et les mélanger au jus d'oranges.</text:p>
      <text:p text:style-name="Standard">4. Blanchir les 2 oranges épluchées pendant 5 minutes dans une eau en ébullition, les refroidir à l'eau et les découper en dés (1 à 2 cm). Peser 400g.</text:p>
      <text:p text:style-name="Standard">5. éplucher l'ananas, retirer la partie ligneuse au centre et les découper en dés de 1 cm environ. Peser 800g.</text:p>
      <text:p text:style-name="Standard">6. Verser l'ananas, les morceaux d'oranges, les zestes avec le jus d'orange et le sucre dans une bassine à confiture, mélanger et porter à ébullition.</text:p>
      <text:p text:style-name="Standard">7. A partir de ce moment, compter le temps de cuisson : 7 minutes avec un sucre gélifiant, sinon 15 à 20 minutes.</text:p>
      <text:p text:style-name="Standard">8. Vérifier la cuisson en versant quelques gouttes sur une assiette froide puis pencher l'assiette. La confiture doit couler doucement.</text:p>
      <text:p text:style-name="Standard">9.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77_4132037544"/>Confiture tomates/fraises<text:bookmark-end text:name="__RefHeading___Toc577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1 kg de fraises (soit 1 kg de fruits équeutés)</text:p>
      <text:p text:style-name="Standard">* 500 g de tomates cerise bien mûres</text:p>
      <text:p text:style-name="Standard">* 1 kg de sucre cristallisé</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Entailler le dessus des tomates cerise en croix, à l’aide de la pointe d’un couteau. Faire bouillir un grand volume d’eau pour les ébouillanter pendant 1 min. Plonger ensuite les tomates dans un saladier d’eau très froide et les émonder. <text:span text:style-name="T15">Équeuter</text:span> les fraises et les couper en deux.</text:p>
      <text:p text:style-name="Standard">2. Placer le tout dans une bassine à confiture, verser le sucre et mélanger.</text:p>
      <text:p text:style-name="Standard">3. Faire cuire 30 min à feu moyen. Pour vérifier la cuisson, procéder au test de l'assiette froide. Verser quelques gouttes de confiture sur une assiette froide, pencher l'assiette, la confiture doit couler doucement.</text:p>
      <text:p text:style-name="Standard">4. Remplir ensuite les confituriers <text:s/>avec la préparation. Les fermer et les retourner 1 min, puis les remettre à l'endroit pour les laisser refroidir.</text:p>
      <text:p text:style-name="Standard"><text:soft-page-break/></text:p>
      <text:p text:style-name="Standard"/>
      <text:h text:style-name="Heading_20_1" text:outline-level="1"><text:bookmark-start text:name="__RefHeading___Toc579_4132037544"/>Confiture tomates jaunes et menthe poivrée<text:bookmark-end text:name="__RefHeading___Toc579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Liste des ingrédients</text:p>
      <text:p text:style-name="Standard">======================</text:p>
      <text:p text:style-name="Standard">* 1kg de tomates jaunes (Ananas)</text:p>
      <text:p text:style-name="Standard">* 1 kg de sucre cristallisé</text:p>
      <text:p text:style-name="Standard">* 1 citron</text:p>
      <text:p text:style-name="Standard">* 10 feuilles de menthe poivrée</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Plonger les tomates jaunes, ou tomates ananas, quelques secondes dans l'eau bouillante afin de les peler plus facilement.</text:p>
      <text:p text:style-name="Standard">2. Les peler, les couper en quartiers, retirer le jus (le garder si vous voulez pour faire du jus de tomate) et les pépins. Les peser pour obtenir 1 kg.</text:p>
      <text:p text:style-name="Standard">3. Mettre la chair des tomates, le jus du citron et le sucre dans une bassine à confiture puis mélanger. Laisser macérer votre préparation pendant plusieurs heures.</text:p>
      <text:p text:style-name="Standard">4. Verser ensuite votre préparation dans une casserole et la porter à ébullition. A partir de ce moment, compter le temps de cuisson : 15 à 20 minutes.</text:p>
      <text:p text:style-name="Standard">5. Maintenir un feu vif et remuer souvent. Ajouter en fin de cuisson les feuilles de menthe poivrée ciselées pour libérer leur parfum et réaliser de meilleures conserves de tomates.</text:p>
      <text:p text:style-name="Standard">6. Vérifier la cuisson en versant quelques gouttes sur une assiette froide puis pencher l'assiette. La confiture doit couler doucement.</text:p>
      <text:p text:style-name="Standard">7. Ecumer et procéder sans attendre à la mise en pot de cette confiture de tomates jaunes. Retourner les pots 1 min, puis les remettre à l'endroit pour les laisser refroidir.</text:p>
      <text:p text:style-name="Standard"/>
      <text:p text:style-name="Standard"/>
      <text:h text:style-name="Heading_20_1" text:outline-level="1"><text:bookmark-start text:name="__RefHeading___Toc581_4132037544"/>Conserve de foie de lotte de mer<text:bookmark-end text:name="__RefHeading___Toc581_4132037544"/></text:h>
      <text:p text:style-name="Standard"/>
      <text:p text:style-name="Standard">Niveau de difficulté</text:p>
      <text:p text:style-name="Standard">2/5</text:p>
      <text:p text:style-name="Standard"/>
      <text:p text:style-name="Standard">Temps de préparation</text:p>
      <text:p text:style-name="Standard">15 min + 15 min de trempage</text:p>
      <text:p text:style-name="Standard"/>
      <text:p text:style-name="Standard"><text:soft-page-break/>Temps de traitement thermique</text:p>
      <text:p text:style-name="Standard">1h30</text:p>
      <text:p text:style-name="Standard"/>
      <text:p text:style-name="Standard">Liste des ingrédients</text:p>
      <text:p text:style-name="Standard">======================</text:p>
      <text:p text:style-name="Standard">* 1 foie de lotte 700g</text:p>
      <text:p text:style-name="Standard">* 2 feuilles de laurier</text:p>
      <text:p text:style-name="Standard">* Sel fin</text:p>
      <text:p text:style-name="Standard">* Poivre en grain</text:p>
      <text:p text:style-name="Standard"/>
      <text:p text:style-name="Standard">Bocal conseillé</text:p>
      <text:p text:style-name="Standard">================</text:p>
      <text:p text:style-name="Standard">Terrines <text:s/>Super</text:p>
      <text:p text:style-name="Standard"/>
      <text:p text:style-name="Standard">Préparation</text:p>
      <text:p text:style-name="Standard">============</text:p>
      <text:p text:style-name="Standard">1. Pour ce foie de lotte en terrine, prendre le foie de lotte le plus frais possible, le faire tremper 15 mn dans de l'eau froide. Enlever les veines et le sécher.</text:p>
      <text:p text:style-name="Standard">2. Saler le pourtour et mettre en terrine Cette recette de poisson avec une 1/2 feuille de laurier, quelques grains de poivre.</text:p>
      <text:p text:style-name="Standard">3. Mettre sans attendre en terrines en tassant bien. Fermer et procéder immédiatement au traitement thermique de cette conserve de foie de lotte de mer, 1h30 à 100°C.</text:p>
      <text:p text:style-name="Standard"/>
      <text:p text:style-name="Standard"/>
      <text:h text:style-name="Heading_20_1" text:outline-level="1"><text:bookmark-start text:name="__RefHeading___Toc583_4132037544"/>Conserve de poule<text:bookmark-end text:name="__RefHeading___Toc583_4132037544"/></text:h>
      <text:p text:style-name="Standard"/>
      <text:p text:style-name="Standard">Niveau de difficulté</text:p>
      <text:p text:style-name="Standard">2/5</text:p>
      <text:p text:style-name="Standard"/>
      <text:p text:style-name="Standard">Temps de préparation</text:p>
      <text:p text:style-name="Standard">15 min</text:p>
      <text:p text:style-name="Standard"/>
      <text:p text:style-name="Standard">Temps de traitement thermique</text:p>
      <text:p text:style-name="Standard">2h30</text:p>
      <text:p text:style-name="Standard"/>
      <text:p text:style-name="Standard">Liste des ingrédients</text:p>
      <text:p text:style-name="Standard">======================</text:p>
      <text:p text:style-name="Standard">* ½ Poule</text:p>
      <text:p text:style-name="Standard">* 1 feuille de laurier</text:p>
      <text:p text:style-name="Standard">* Thym</text:p>
      <text:p text:style-name="Standard">* Sel, poivre</text:p>
      <text:p text:style-name="Standard">* 2 gousses d'ail</text:p>
      <text:p text:style-name="Standard">* Oignon</text:p>
      <text:p text:style-name="Standard"/>
      <text:p text:style-name="Standard">Bocal conseillé</text:p>
      <text:p text:style-name="Standard">================</text:p>
      <text:p text:style-name="Standard">Bocaux <text:s/>Super</text:p>
      <text:p text:style-name="Standard"/>
      <text:p text:style-name="Standard"><text:soft-page-break/>Préparation</text:p>
      <text:p text:style-name="Standard">============</text:p>
      <text:p text:style-name="Standard">1. Plumer une poule, la vider et la découper en deux. Saler et poivrer la ½ poule.</text:p>
      <text:p text:style-name="Standard">2. La glisser dans le bocal et ajouter le laurier, le thym, l'ail et l'oignon.</text:p>
      <text:p text:style-name="Standard">3. Recouvrir d'eau jusqu'à 2 cm du rebord.</text:p>
      <text:p text:style-name="Standard">4. Fermer les bocaux de Cette recette avec une poule et procéder au traitement thermique pendant 2h30 à 100°C.</text:p>
      <text:p text:style-name="Standard"/>
      <text:p text:style-name="Standard"/>
      <text:h text:style-name="Heading_20_1" text:outline-level="1"><text:bookmark-start text:name="__RefHeading___Toc585_4132037544"/>Conserve de poulpe à l'huile<text:bookmark-end text:name="__RefHeading___Toc585_4132037544"/></text:h>
      <text:p text:style-name="Standard"/>
      <text:p text:style-name="Standard">Réalisez Cette recette entre septembre et octobre pendant</text:p>
      <text:p text:style-name="Standard">la pleine saison du poulpe. Votre conserve n’est sera que</text:p>
      <text:p text:style-name="Standard">meilleure. Appréciez ces poulpes sur des toasts à l’apéro</text:p>
      <text:p text:style-name="Standard">ou en salade. Cette recette au goût iodé s’adapte aussi</text:p>
      <text:p text:style-name="Standard">bien aux calamars et aux encornets. Qu’on se le dise !</text:p>
      <text:p text:style-name="Standard"/>
      <text:p text:style-name="Standard">Niveau de difficulté</text:p>
      <text:p text:style-name="Standard">2/5</text:p>
      <text:p text:style-name="Standard"/>
      <text:p text:style-name="Standard">Temps de préparation</text:p>
      <text:p text:style-name="Standard">35 min</text:p>
      <text:p text:style-name="Standard"/>
      <text:p text:style-name="Standard">Temps de traitement thermique</text:p>
      <text:p text:style-name="Standard">1h</text:p>
      <text:p text:style-name="Standard"/>
      <text:p text:style-name="Standard">Temps de conservation</text:p>
      <text:p text:style-name="Standard">Plusieurs années</text:p>
      <text:p text:style-name="Standard"/>
      <text:p text:style-name="Standard">Liste des ingrédients</text:p>
      <text:p text:style-name="Standard">======================</text:p>
      <text:p text:style-name="Standard">2 kg de poulpe (il en restera 800 gr après cuisson)</text:p>
      <text:p text:style-name="Standard">Huile d’arachide et/ou d’olive (on recommande un mélangedes 2)</text:p>
      <text:p text:style-name="Standard">Aromates : Sel, poivre du moulin, thym émietté …</text:p>
      <text:p text:style-name="Standard"/>
      <text:p text:style-name="Standard">Bocal conseillé</text:p>
      <text:p text:style-name="Standard">================</text:p>
      <text:p text:style-name="Standard"/>
      <text:p text:style-name="Standard">Préparation</text:p>
      <text:p text:style-name="Standard">============</text:p>
      <text:p text:style-name="Standard">1. Mettre les poulpes au congélateur 24 h à 48 h avant pour attendrir la chair. La congélation qui dégrade habituellement les aliments en brisant les fibres et les déshydratant est ici une alliée.</text:p>
      <text:p text:style-name="Standard">2. Faire cuire les poulpes dans un grand volume d’eau avec une feuille de laurier, 30 minutes à petit bouillon. Laisser ensuite refroidir puis supprimer le « bec » et les éventuelles parties dures, vider les entrailles et leur encre, enlever les petites ventouses en passant le poulpe sous un filet d’eau.</text:p>
      <text:p text:style-name="Standard">3. Enfin couper des morceaux de 3 à 5 cm et bien les sécher avec un linge propre.</text:p>
      <text:p text:style-name="Standard"><text:soft-page-break/>4. Placer le poulpe dans les bocaux. Assaisonner selon ses gouts, sel , poivre, thym… Couvrir d’huile jusqu’à 2 cm du buvant, fermer et procéder immédiatement au traitement thermique, 1h à 100°C.</text:p>
      <text:p text:style-name="Standard"/>
      <text:p text:style-name="Standard">Se conserve plusieurs années (limiter à 12 mois est recommandé) stocker les bocaux dans un endroit sec et frais à l'abri de la lumière.</text:p>
      <text:p text:style-name="Standard">Cette recette est également valable pour les calamars ou encornets. Attention : le poulpe perd 60 % de son poids à la cuisson (sur un kg reste 400 gr) Ne pas employer des poulpes trop petits, ils se désagrègent à la cuisson.</text:p>
      <text:p text:style-name="Standard"/>
      <text:p text:style-name="Standard"/>
      <text:h text:style-name="Heading_20_1" text:outline-level="1"><text:bookmark-start text:name="__RefHeading___Toc587_4132037544"/>Consommé de Persil<text:bookmark-end text:name="__RefHeading___Toc587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 bottes de persil</text:p>
      <text:p text:style-name="Standard">* 1 grosse pomme de terre</text:p>
      <text:p text:style-name="Standard">* 1 cube de bouillon de volaille</text:p>
      <text:p text:style-name="Standard">* Sel, poivre</text:p>
      <text:p text:style-name="Standard"/>
      <text:p text:style-name="Standard">Bocal conseillé</text:p>
      <text:p text:style-name="Standard">================</text:p>
      <text:p text:style-name="Standard">Bocaux <text:s/>Super 1 L</text:p>
      <text:p text:style-name="Standard"/>
      <text:p text:style-name="Standard">Préparation</text:p>
      <text:p text:style-name="Standard">============</text:p>
      <text:p text:style-name="Standard">1. Laver soigneusement le persil, éplucher la pomme de terre et la couper en dés.</text:p>
      <text:p text:style-name="Standard">2. Dans une grande casserole, faire bouillir 75 cl</text:p>
      <text:p text:style-name="Standard"><text:s/>d'eau puis y ajouter le cube de bouillon de volaille et les dés de pomme de terre. Laisser cuire 5 minutes à gros bouillon.</text:p>
      <text:p text:style-name="Standard">3. Ajouter le persil et arrêter le feu. Saler et poivrer.</text:p>
      <text:p text:style-name="Standard">4. Mélanger puis mixer l'ensemble.</text:p>
      <text:p text:style-name="Standard">5. Remplir le bocal <text:s/>Super jusqu'à 2 cm du rebord. Fermer et procéder immédiatement au traitement thermique, 45 minutes à 100°C.</text:p>
      <text:p text:style-name="Standard"/>
      <text:p text:style-name="Standard">Au moment de servir : on peut épaissir la soupe avec de la"MaÏzena" et/ou ajouter un peu de crème fraîche.</text:p>
      <text:p text:style-name="Standard"/>
      <text:p text:style-name="Standard"/>
      <text:h text:style-name="Heading_20_1" text:outline-level="1"><text:bookmark-start text:name="__RefHeading___Toc589_4132037544"/><text:soft-page-break/>Coq au vin<text:bookmark-end text:name="__RefHeading___Toc589_4132037544"/></text:h>
      <text:p text:style-name="Standard"/>
      <text:p text:style-name="Standard">Niveau de difficulté</text:p>
      <text:p text:style-name="Standard">2/5</text:p>
      <text:p text:style-name="Standard"/>
      <text:p text:style-name="Standard">Temps de préparation</text:p>
      <text:p text:style-name="Standard">1h30 enviro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Un coq</text:p>
      <text:p text:style-name="Standard">* 50 g de saindoux</text:p>
      <text:p text:style-name="Standard">* 1 bouteille de vin rouge corsé</text:p>
      <text:p text:style-name="Standard">* 200 g de lard coupé en dés</text:p>
      <text:p text:style-name="Standard">* 2 cuillerées à soupe d'eau-de-vie</text:p>
      <text:p text:style-name="Standard">* 1 cuillerée à soupe de sucre en poudre</text:p>
      <text:p text:style-name="Standard">* Aromates selon les goûts (thym, laurier, ail et persil</text:p>
      <text:p text:style-name="Standard"><text:s/>hachés, petits oignons blancs, …)</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Après l'avoir nettoyé, couper le coq en morceaux puis le faire dorer en cocotte sur feu moyen avec 50 g de saindoux.</text:p>
      <text:p text:style-name="Standard">2. Faire bouillir le vin et le sucre.</text:p>
      <text:p text:style-name="Standard">3. Quand les morceaux de coq sont bien dorés, les retirer de la cocotte et faire rissoler les dés de lard.</text:p>
      <text:p text:style-name="Standard">4. Remettre les morceaux de coq, les flamber avec l'eau-de-vie, puis verser le vin chaud, ajouter les aromates, saler, poivrer et laisser mijoter 1 heure.</text:p>
      <text:p text:style-name="Standard">5. Répartir la préparation dans les terrines </text:p>
      <text:p text:style-name="Standard"><text:s/>Super ou Familia Wiss jusqu'à 2 cm du rebord. Fermer et procéder immédiatement au traitement thermique pendant 1h30 à 100°C.</text:p>
      <text:p text:style-name="Standard"/>
      <text:p text:style-name="Standard"/>
      <text:h text:style-name="Heading_20_1" text:outline-level="1"><text:bookmark-start text:name="__RefHeading___Toc591_4132037544"/>Cornichons au vinaigre<text:bookmark-end text:name="__RefHeading___Toc591_4132037544"/></text:h>
      <text:p text:style-name="Standard"/>
      <text:p text:style-name="Standard">Niveau de difficulté</text:p>
      <text:p text:style-name="Standard">1/5</text:p>
      <text:p text:style-name="Standard"><text:soft-page-break/></text:p>
      <text:p text:style-name="Standard">Temps de préparation</text:p>
      <text:p text:style-name="Standard">30 mn + 24 h de macération</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cornichons</text:p>
      <text:p text:style-name="Standard">* 1 litre de vinaigre blanc de qualité</text:p>
      <text:p text:style-name="Standard">* 12 oignons grelot</text:p>
      <text:p text:style-name="Standard">* 6 brins d'estragon</text:p>
      <text:p text:style-name="Standard">* 3 feuilles de laurier</text:p>
      <text:p text:style-name="Standard">* grains de poivre</text:p>
      <text:p text:style-name="Standard">* graines de coriandre</text:p>
      <text:p text:style-name="Standard">* 250 g de gros sel</text:p>
      <text:p text:style-name="Standard"/>
      <text:p text:style-name="Standard">Bocal conseillé</text:p>
      <text:p text:style-name="Standard">================</text:p>
      <text:p text:style-name="Standard">3 Bocaux <text:s/>Super</text:p>
      <text:p text:style-name="Standard"/>
      <text:p text:style-name="Standard">Préparation</text:p>
      <text:p text:style-name="Standard">============</text:p>
      <text:p text:style-name="Standard">1. Pour cette préparation de cornichon, choisir de petits cornichons sains et fraîchement cueillis. Les couper et éliminer le duvet qui les recouvre sans les écorcher, avec par exemple un torchon rugueux.</text:p>
      <text:p text:style-name="Standard">2. Les mettre à macérer 24h avec 250 g de gros sel.</text:p>
      <text:p text:style-name="Standard">3. Jeter l'eau rendue par les cornichons et les égoutter.</text:p>
      <text:p text:style-name="Standard">4. Les refaire macérer 5 minutes dans une solution d'eau froide additionnée de quelques <text:span text:style-name="T15">cuillerées</text:span> de vinaigre, puis les égoutter.</text:p>
      <text:p text:style-name="Standard">5. Mettre les cornichons dans les bocaux <text:s/>en répartissant les oignons grelots épluchés et les aromates.</text:p>
      <text:p text:style-name="Standard">6. Recouvrir de vinaigre, fermer votre bocal de cornichon, conserver au frais et patienter un mois avant de servir les cornichons au vinaigre.</text:p>
      <text:p text:style-name="Standard"/>
      <text:p text:style-name="Standard"/>
      <text:h text:style-name="Heading_20_1" text:outline-level="1"><text:bookmark-start text:name="__RefHeading___Toc593_4132037544"/>Coulis de tomates du jardin en conserve<text:bookmark-end text:name="__RefHeading___Toc59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text:soft-page-break/>Temps de conservation</text:p>
      <text:p text:style-name="Standard">Plusieurs mois</text:p>
      <text:p text:style-name="Standard"/>
      <text:p text:style-name="Standard">Liste des ingrédients</text:p>
      <text:p text:style-name="Standard">======================</text:p>
      <text:p text:style-name="Standard">* 1 kg de tomates du jardin</text:p>
      <text:p text:style-name="Standard">* 2 gousses d'ail</text:p>
      <text:p text:style-name="Standard">* 2 gros oignons</text:p>
      <text:p text:style-name="Standard">* 1 brin de thym</text:p>
      <text:p text:style-name="Standard">* 4 à 5 brins de persil</text:p>
      <text:p text:style-name="Standard">* Huile d'olives</text:p>
      <text:p text:style-name="Standard">* 20 cl de bouillon de bœuf</text:p>
      <text:p text:style-name="Standard">* 1 cuillère à café de sucre</text:p>
      <text:p text:style-name="Standard">* Sel et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Ebouillanter les tomates quelques instants afin de pouvoir les peler plus facilement. Les couper en morceaux tout en les épépinant.</text:p>
      <text:p text:style-name="Standard">2. Eplucher et émincer les oignons, peler les gousses d'ail et enlever le germe, laver et égoutter les aromates.</text:p>
      <text:p text:style-name="Standard">3. Dans une casserole, verser 1 cuillère à soupe d'huile d'olives, le thym émietté, 4 à 5 brins de persil ciselé, 1 cuillère à café de sucre, l'oignon, l'ail et les tomates, et faire cuire à feu doux 15 à 20 minutes en remuant régulièrement. Saler et poivrer.</text:p>
      <text:p text:style-name="Standard">4. Faire chauffer le bouillon de bœuf et l'ajouter à la préparation, puis mixer.</text:p>
      <text:p text:style-name="Standard">5. Poursuivre la cuisson jusqu'à épaississement.</text:p>
      <text:p text:style-name="Standard">6. Remplir sans attendre les bocaux <text:s/>Super jusqu'à 2 cm du rebord. Fermer et procéder immédiatement au traitement thermique 45 minutes à 100°C.</text:p>
      <text:p text:style-name="Standard"/>
      <text:p text:style-name="Standard"/>
      <text:h text:style-name="Heading_20_1" text:outline-level="1"><text:bookmark-start text:name="__RefHeading___Toc595_4132037544"/>Coulis de tomates en conserve<text:bookmark-end text:name="__RefHeading___Toc59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Liste des ingrédients</text:p>
      <text:p text:style-name="Standard">======================</text:p>
      <text:p text:style-name="Standard">* 1 kg de tomates bien mûres</text:p>
      <text:p text:style-name="Standard"><text:soft-page-break/>* 1 oignon</text:p>
      <text:p text:style-name="Standard">* Sel</text:p>
      <text:p text:style-name="Standard"/>
      <text:p text:style-name="Standard">Bocal conseillé</text:p>
      <text:p text:style-name="Standard">================</text:p>
      <text:p text:style-name="Standard">Bocaux <text:s/>Super 0.5 L</text:p>
      <text:p text:style-name="Standard"/>
      <text:p text:style-name="Standard">Préparation</text:p>
      <text:p text:style-name="Standard">============</text:p>
      <text:p text:style-name="Standard">1. Peler et couper les tomates en quartiers. Eplucher l'oignon et le couper en lamelles.</text:p>
      <text:p text:style-name="Standard">2. Mettre les tomates et l'oignon dans une casserole et faire cuire à feu doux avec un peu d'huile d'olive.</text:p>
      <text:p text:style-name="Standard">3. Au bout de 10 min de cuisson, porter à feu moyen et laisser cuire encore 10 min en remuant de temps en temps. Saler, poivrer selon ses goûts</text:p>
      <text:p text:style-name="Standard">4. Passer le tout au mixeur puis remplir vos Bocaux Le Parfait Super jusqu'à 2 cm du rebord, fermer et procéder immédiatement au traitement thermique, 1h à 100°C.</text:p>
      <text:p text:style-name="Standard"/>
      <text:p text:style-name="Standard">Selon votre goût, n'hésitez pas à agrémenter votre coulis</text:p>
      <text:p text:style-name="Standard">de tomates de quelques feuilles de basilic.</text:p>
      <text:p text:style-name="Standard"/>
      <text:p text:style-name="Standard"/>
      <text:h text:style-name="Heading_20_1" text:outline-level="1"><text:bookmark-start text:name="__RefHeading___Toc597_4132037544"/>Couscous en conserve<text:bookmark-end text:name="__RefHeading___Toc597_4132037544"/></text:h>
      <text:p text:style-name="Standard"/>
      <text:p text:style-name="Standard">Niveau de difficulté</text:p>
      <text:p text:style-name="Standard">4/5</text:p>
      <text:p text:style-name="Standard"/>
      <text:p text:style-name="Standard">Temps de préparation</text:p>
      <text:p text:style-name="Standard">30 min</text:p>
      <text:p text:style-name="Standard"/>
      <text:p text:style-name="Standard">Temps de traitement thermique</text:p>
      <text:p text:style-name="Standard">2h30</text:p>
      <text:p text:style-name="Standard"/>
      <text:p text:style-name="Standard">Liste des ingrédients</text:p>
      <text:p text:style-name="Standard">======================</text:p>
      <text:p text:style-name="Standard">* 800 g de collier d'agneau</text:p>
      <text:p text:style-name="Standard">* 500 g bœuf haché</text:p>
      <text:p text:style-name="Standard">* 4 cuisses de poulet</text:p>
      <text:p text:style-name="Standard">* 4 courgettes</text:p>
      <text:p text:style-name="Standard">* 4 carottes moyennes</text:p>
      <text:p text:style-name="Standard">* 250 g de pois chiches secs</text:p>
      <text:p text:style-name="Standard">* une branche de céleri</text:p>
      <text:p text:style-name="Standard">* 4 navets longs</text:p>
      <text:p text:style-name="Standard">* 2 tomates</text:p>
      <text:p text:style-name="Standard">* 3 oignons</text:p>
      <text:p text:style-name="Standard">* ail</text:p>
      <text:p text:style-name="Standard">* persil</text:p>
      <text:p text:style-name="Standard">* 2 œufs</text:p>
      <text:p text:style-name="Standard">* 2 cuillères à soupe de farine</text:p>
      <text:p text:style-name="Standard"><text:soft-page-break/>* cumin</text:p>
      <text:p text:style-name="Standard">* raz el hanout</text:p>
      <text:p text:style-name="Standard">* sel</text:p>
      <text:p text:style-name="Standard">* poivre</text:p>
      <text:p text:style-name="Standard">* huile d'olive</text:p>
      <text:p text:style-name="Standard"/>
      <text:p text:style-name="Standard">Bocal conseillé</text:p>
      <text:p text:style-name="Standard">================</text:p>
      <text:p text:style-name="Standard">4 Terrines <text:s/>Familia Wiss</text:p>
      <text:p text:style-name="Standard"/>
      <text:p text:style-name="Standard">Préparation</text:p>
      <text:p text:style-name="Standard">============</text:p>
      <text:p text:style-name="Standard">1. Laver et tailler les légumes pour couscous, navets, courgettes et carottes, en tronçons de 4 cm. Couper le céleri en brunoise. Peler, monder et couper les tomates en petits carrés. Hacher ensemble 2 oignons, le persil et l'ail très fin. Hacher un oignon seul. Couper les cuisses de poulet en 3 morceaux, enlever le cartilage du pilon. Couper le collier d'agneau en morceaux. Mettre les pois chiches à cuire dans 5 fois leur volume d'eau pendant une heure.</text:p>
      <text:p text:style-name="Standard">2. Dans un grand faitout, faire revenir les morceaux de collier d'agneau dans l'huile d'olive jusqu'à ce qu'ils colorent puis retirer la viande et jeter la graisse. Procéder de la même manière pour les cuisses de poulet : les faire revenir puis les retirer et jeter la graisse. Faire suer l'oignon, les carottes, les navets, le céleri. Saler.</text:p>
      <text:p text:style-name="Standard">3. Ajouter les tomates, faire revenir 5 mn puis ajouter la viande. Couvrir largement d'eau. Mettre les épices pour couscous : cumin et raz el hanout. Saler et poivrer à convenance. A ébullition, laisser cuire doucement pendant une heure.</text:p>
      <text:p text:style-name="Standard">4. Pendant la cuisson du couscous, préparer les boulettes de bœuf. Mélanger la viande hachée, le hachis d'oignon-ail-persil, la farine puis les œufs et former des boulettes. Les fariner et les faire revenir dans un peu d'huile d'olive pendant 3 mn sur toutes les faces. Réserver sur du papier absorbant.</text:p>
      <text:p text:style-name="Standard">5. A bout d'1 heure de cuisson ajouter les courgettes, les pois chiches et les boulettes. Laisser cuire encore 5 minutes puis remplir les bocaux en répartissant les légumes et la viande. Couvrir le bouillon jusqu'à 2 cm du bord et procéder immédiatement au traitement thermique, 2h30 à 100°C. Au moment de servir cette recette de couscous, préparer la semoule selon votre goût.</text:p>
      <text:p text:style-name="Standard"/>
      <text:p text:style-name="Standard"/>
      <text:h text:style-name="Heading_20_1" text:outline-level="1"><text:bookmark-start text:name="__RefHeading___Toc599_4132037544"/>Crème de châtaignes<text:bookmark-end text:name="__RefHeading___Toc59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 kg de châtaignes</text:p>
      <text:p text:style-name="Standard">* 1 kg de sucre en poudre</text:p>
      <text:p text:style-name="Standard">* 1 gousse de vanille</text:p>
      <text:p text:style-name="Standard">* 0,5 l d'eau pour le sirop</text:p>
      <text:p text:style-name="Standard"><text:soft-page-break/>* 1 cuillère à soupe de rhum blanc (facultatif)</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éplucher les châtaignes. Pour cela, les inciser avec un couteau et les ébouillanter 5 minutes. Les retirer à l'aide d'une écumoire, les peler aussitôt et peser 1 kg.</text:p>
      <text:p text:style-name="Standard">2. Les faire ensuite cuire dans un grand volume d'eau à la cocotte-minute pendant 30 minutes.</text:p>
      <text:p text:style-name="Standard">3. Les égoutter et les passer au presse-purée pour obtenir la consistance souhaitée. Les réserver dans votre bassine à confiture.</text:p>
      <text:p text:style-name="Standard">4. Faire un sirop avec le sucre et l'eau. Quand le sirop bout, ajouter la vanille fendue dans le sens de la longueur et le rhum (facultatif), mélanger.</text:p>
      <text:p text:style-name="Standard">5. Verser le sirop dans la purée et remettre à cuire 10 minutes à petits bouillons en remuant constamment.</text:p>
      <text:p text:style-name="Standard">6. Retirer la gousse de vanille et procéder immédiatement à la mise en pot. Fermer puis mettre les pots à l'envers pendant 1 minute, puis les remettre à l'endroit pour les laisser refroidir.</text:p>
      <text:p text:style-name="Standard"/>
      <text:p text:style-name="Standard"/>
      <text:h text:style-name="Heading_20_1" text:outline-level="1"><text:bookmark-start text:name="__RefHeading___Toc601_4132037544"/>Crème de tomates<text:bookmark-end text:name="__RefHeading___Toc601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 kg de tomates bien mûres</text:p>
      <text:p text:style-name="Standard">* 6 beaux oignons</text:p>
      <text:p text:style-name="Standard">* 1 branche de thym</text:p>
      <text:p text:style-name="Standard">* 120 g de beurre</text:p>
      <text:p text:style-name="Standard">* 3 gousses d'ail</text:p>
      <text:p text:style-name="Standard">* 3 cubes de bouillon de volaille</text:p>
      <text:p text:style-name="Standard">* 3 cuillerées à café de sucre semoule</text:p>
      <text:p text:style-name="Standard">* Sel, poivre</text:p>
      <text:p text:style-name="Standard"/>
      <text:p text:style-name="Standard">Au moment de servir :</text:p>
      <text:p text:style-name="Standard">* 30 cl de crème fraîche</text:p>
      <text:p text:style-name="Standard">* 3 jaunes d'œufs</text:p>
      <text:p text:style-name="Standard"/>
      <text:p text:style-name="Standard">Bocal conseillé</text:p>
      <text:p text:style-name="Standard"><text:soft-page-break/>================</text:p>
      <text:p text:style-name="Standard">Bocaux <text:s/>Super 0,75 L</text:p>
      <text:p text:style-name="Standard"/>
      <text:p text:style-name="Standard">Préparation</text:p>
      <text:p text:style-name="Standard">============</text:p>
      <text:p text:style-name="Standard">1. Laver, peler et épépiner les tomates. Les couper en morceaux. éplucher et émincer les oignons. éplucher et écraser les gousses d'ail.</text:p>
      <text:p text:style-name="Standard">2. Mettre le beurre, 1/2 verre d'eau et les oignons émincés dans une grande casserole. Faire cuire à petit feu pendant 10 minutes. Ajouter les tomates, l'ail et le thym. Laisser revenir 10 minutes en remuant régulièrement. Ajouter le sucre et mélanger.</text:p>
      <text:p text:style-name="Standard">3. Dans le même temps dans une autre casserole, dissoudre les cubes de bouillon de volaille dans 1 litre d'eau bouillante.</text:p>
      <text:p text:style-name="Standard">4. Verser ce bouillon sur les tomates et garder l'ébullition 5 minutes. Ôter le thym et passer au mixeur ou au moulin à légumes.</text:p>
      <text:p text:style-name="Standard">5. Remettre le tout dans la casserole et laisser chauffer quelques minutes à feu doux en mélangeant régulièrement.</text:p>
      <text:p text:style-name="Standard">6. Remplir les bocaux <text:s/>jusqu'à 2 cm du rebord. Fermer et procéder immédiatement au traitement thermique, 45 minutes à l'autocuiseur.</text:p>
      <text:p text:style-name="Standard">7. Au moment de servir, battre les jaunes d'œufs et la crème fraîche dans un plat creux. Ajouter le potage chaud en mélangeant rapidement. remettre le tout dans une casserole et laisser chauffer quelques minutes à feux doux.</text:p>
      <text:p text:style-name="Standard"/>
      <text:p text:style-name="Standard"/>
      <text:h text:style-name="Heading_20_1" text:outline-level="1"><text:bookmark-start text:name="__RefHeading___Toc603_4132037544"/>Crémeux de topinambours et marrons au beurre noisette<text:bookmark-end text:name="__RefHeading___Toc603_4132037544"/></text:h>
      <text:p text:style-name="Standard"/>
      <text:p text:style-name="Standard">Niveau de difficulté</text:p>
      <text:p text:style-name="Standard">3/5</text:p>
      <text:p text:style-name="Standard"/>
      <text:p text:style-name="Standard">Temps de préparation</text:p>
      <text:p text:style-name="Standard">1h15</text:p>
      <text:p text:style-name="Standard"/>
      <text:p text:style-name="Standard">Temps de traitement thermique</text:p>
      <text:p text:style-name="Standard">1h30</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8 topinambours de taille moyenne</text:p>
      <text:p text:style-name="Standard">* 125 g de marron cuit en bocal</text:p>
      <text:p text:style-name="Standard">* 50 g de beurre noisette</text:p>
      <text:p text:style-name="Standard">* Sel et poivre</text:p>
      <text:p text:style-name="Standard">* 50 cl de fond blanc</text:p>
      <text:p text:style-name="Standard">* 10 cl lait</text:p>
      <text:p text:style-name="Standard">* 2 feuilles de céleri (branche bien jaune et cœur pour la décoration)</text:p>
      <text:p text:style-name="Standard">* 1 oignon</text:p>
      <text:p text:style-name="Standard"><text:soft-page-break/></text:p>
      <text:p text:style-name="Standard">Bocal conseillé</text:p>
      <text:p text:style-name="Standard">================</text:p>
      <text:p text:style-name="Standard">Bocal <text:s/>Super</text:p>
      <text:p text:style-name="Standard"/>
      <text:p text:style-name="Standard">Préparation</text:p>
      <text:p text:style-name="Standard">============</text:p>
      <text:p text:style-name="Standard">1. éplucher les topinambours, les laisser entier.</text:p>
      <text:p text:style-name="Standard">2. éplucher l'oignon et l'émincer.</text:p>
      <text:p text:style-name="Standard">3. Dans une cocotte, faire revenir l'oignon dans un peu d'huile d'olive, ajouter les topinambours, puis le lait, le cèleri et le fond blanc.</text:p>
      <text:p text:style-name="Standard">4. Saler avec une pincée de gros sel. Couvrir et cuire à couvert à feu doux jusqu'à ce que les topinambours s'écrasent entre les doigts.</text:p>
      <text:p text:style-name="Standard">5. égoutter la purée dans une passoire pendant environ 30 min. Pendant ce temps-là, mettre 50 g de beurre dans une casserole et le cuire à feu doux en remuant de temps en temps avec un fouet jusqu'à ce que celui-ci prenne une odeur et une couleur noisette.</text:p>
      <text:p text:style-name="Standard">6. Ecraser les marrons et les mélanger à la purée.</text:p>
      <text:p text:style-name="Standard">7. Passer le tout au mixeur en montant au beurre noisette, rectifier l'assaisonnement et remplir le bocal jusqu'à 2 cm du rebord. <text:s/></text:p>
      <text:p text:style-name="Standard">8. Fermer et procéder au traitement thermique 1h15 à 100°C.</text:p>
      <text:p text:style-name="Standard"/>
      <text:p text:style-name="Standard">Au moment de servir ajouter les feuilles de céleri émincées sur la purée de topinambour. Parfaite aussi avec des St- Jacques agrémentées d'une petite salade de mâche et betteraves crues émincées.</text:p>
      <text:p text:style-name="Standard"/>
      <text:p text:style-name="Standard"/>
      <text:h text:style-name="Heading_20_1" text:outline-level="1"><text:bookmark-start text:name="__RefHeading___Toc605_4132037544"/>Crevettes sautées<text:bookmark-end text:name="__RefHeading___Toc60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75 min</text:p>
      <text:p text:style-name="Standard"/>
      <text:p text:style-name="Standard">Liste des ingrédients</text:p>
      <text:p text:style-name="Standard">======================</text:p>
      <text:p text:style-name="Standard">* 1 kg de crevettes</text:p>
      <text:p text:style-name="Standard">* Sel, poivre</text:p>
      <text:p text:style-name="Standard"/>
      <text:p text:style-name="Standard">Bocal conseillé</text:p>
      <text:p text:style-name="Standard">================</text:p>
      <text:p text:style-name="Standard">Terrines <text:s/>Super ou <text:s/>Familia Wiss</text:p>
      <text:p text:style-name="Standard"/>
      <text:p text:style-name="Standard">Préparation</text:p>
      <text:p text:style-name="Standard">============</text:p>
      <text:p text:style-name="Standard"><text:soft-page-break/>1. Les crevettes doivent être cuites avant la mise en bocal. Faire bouillir les crevettes bien fraîches dans de l'eau légèrement salée. Retirer avec précaution la chair de la carapace.</text:p>
      <text:p text:style-name="Standard">2. Ranger les crevettes dans les Terrines <text:s/>Super ou <text:s/>Familia Wiss puis couvrir d'eau légèrement salée jusqu'à 2 cm du rebord.</text:p>
      <text:p text:style-name="Standard">3. Fermer et procéder immédiatement au traitement thermique, 75 min à 100°C.</text:p>
      <text:p text:style-name="Standard">4. Au moment de déguster, égoutter les crevettes et les faire frire dans un fond d'huile et d'ail.</text:p>
      <text:p text:style-name="Standard"/>
      <text:p text:style-name="Standard"/>
      <text:h text:style-name="Heading_20_1" text:outline-level="1"><text:bookmark-start text:name="__RefHeading___Toc607_4132037544"/>Cuisses de poulet aux arômes du sud<text:bookmark-end text:name="__RefHeading___Toc607_4132037544"/></text:h>
      <text:p text:style-name="Standard"/>
      <text:p text:style-name="Standard">Niveau de difficulté</text:p>
      <text:p text:style-name="Standard">2/5</text:p>
      <text:p text:style-name="Standard"/>
      <text:p text:style-name="Standard">Temps de préparation</text:p>
      <text:p text:style-name="Standard">20 mn</text:p>
      <text:p text:style-name="Standard"/>
      <text:p text:style-name="Standard">Temps de traitement thermique</text:p>
      <text:p text:style-name="Standard">2h30</text:p>
      <text:p text:style-name="Standard"/>
      <text:p text:style-name="Standard">Liste des ingrédients</text:p>
      <text:p text:style-name="Standard">======================</text:p>
      <text:p text:style-name="Standard">* 6 Cuisses de poulet fermier</text:p>
      <text:p text:style-name="Standard">* Mélange d'épices (4 épices, épices du monde, épices indiennes... selon votre goût)</text:p>
      <text:p text:style-name="Standard">* Origan</text:p>
      <text:p text:style-name="Standard">* Basilic</text:p>
      <text:p text:style-name="Standard">* Romarin</text:p>
      <text:p text:style-name="Standard">* Le zeste et le jus d'un citron</text:p>
      <text:p text:style-name="Standard">* 2 gousses d'ail hachées</text:p>
      <text:p text:style-name="Standard">* 80 ml d'huile d'olive</text:p>
      <text:p text:style-name="Standard">* Sel de Guérande et poivre"</text:p>
      <text:p text:style-name="Standard"/>
      <text:p text:style-name="Standard">Bocal conseillé</text:p>
      <text:p text:style-name="Standard">================</text:p>
      <text:p text:style-name="Standard">Bocaux <text:s/>Super : 2 x 1,5L et 1 x 0,75L</text:p>
      <text:p text:style-name="Standard"/>
      <text:p text:style-name="Standard">Préparation</text:p>
      <text:p text:style-name="Standard">============</text:p>
      <text:p text:style-name="Standard">1. Dans un bol, mélanger l'huile d'olive, l'ail, le jus de citron, son zeste et les épices (4 épices, épices du monde ou épices indiennes, c’est selon votre goût).</text:p>
      <text:p text:style-name="P16">2. Badigeonner les cuisses de poulet du précédent mélange sur toutes les faces. Saler, poivrer.</text:p>
      <text:p text:style-name="Standard">3. Disposer les cuisses de poulet dans les bocaux et bien les serrer (il faut qu'il y ait le moins d'air possible). Ajouter une cuillère à soupe du mélange restant dans chaque bocal.</text:p>
      <text:p text:style-name="Standard">4. Fermer les bocaux et procéder immédiatement au traitement thermique de Cette recette de poulet au citron et aux épices, 2h30 à 100°C.</text:p>
      <text:p text:style-name="Standard"/>
      <text:p text:style-name="Standard"/>
      <text:h text:style-name="Heading_20_1" text:outline-level="1"><text:bookmark-start text:name="__RefHeading___Toc609_4132037544"/><text:soft-page-break/>Daube d'agneau en conserve<text:bookmark-end text:name="__RefHeading___Toc609_4132037544"/></text:h>
      <text:p text:style-name="Standard"/>
      <text:p text:style-name="Standard">Niveau de difficulté</text:p>
      <text:p text:style-name="Standard">2/5</text:p>
      <text:p text:style-name="Standard"/>
      <text:p text:style-name="Standard">Temps de préparation</text:p>
      <text:p text:style-name="Standard">2h</text:p>
      <text:p text:style-name="Standard"/>
      <text:p text:style-name="Standard">Temps de traitement thermique</text:p>
      <text:p text:style-name="Standard">1h30</text:p>
      <text:p text:style-name="Standard"/>
      <text:p text:style-name="Standard">Liste des ingrédients</text:p>
      <text:p text:style-name="Standard">======================</text:p>
      <text:p text:style-name="Standard">* 1,5 kg d'épaule d'agneau désossée et coupée en morceau</text:p>
      <text:p text:style-name="Standard"><text:s/>(cubes de 4 cm)</text:p>
      <text:p text:style-name="Standard">* 200 g de lardons</text:p>
      <text:p text:style-name="Standard">* 4 carottes moyennes</text:p>
      <text:p text:style-name="Standard">* 2 oignons</text:p>
      <text:p text:style-name="Standard">* 2 gousses d'ail</text:p>
      <text:p text:style-name="Standard">* Aromates (sauge, persil, laurier, thym, sel, poivre)</text:p>
      <text:p text:style-name="Standard">* 50 cl de vin blanc</text:p>
      <text:p text:style-name="Standard">* 10 cl d'huile d'olive</text:p>
      <text:p text:style-name="Standard">* 100 g d'olives vertes dénoyautées</text:p>
      <text:p text:style-name="Standard"/>
      <text:p text:style-name="Standard">Bocal conseillé</text:p>
      <text:p text:style-name="Standard">================</text:p>
      <text:p text:style-name="Standard">Terrines <text:s/>Super ou Familia Wiss 750 ou 1500</text:p>
      <text:p text:style-name="Standard"/>
      <text:p text:style-name="Standard">Préparation</text:p>
      <text:p text:style-name="Standard">============</text:p>
      <text:p text:style-name="Standard">1. Préparer la marinade pour l’épaule d’agneau : dans un grand plat creux, mettre les morceaux de viande, les oignons préalablement pelés et hachés, les herbes aromatiques (ciseler le persil et la sauge), l'huile d'olive et le vin blanc. Saler, poivrer, couvrir d'un film étirable et laisser mariner durant la nuit (une dizaine d'heure).</text:p>
      <text:p text:style-name="Standard">2. Retirer et égoutter la viande. Dans une cocotte, faire revenir les lardons dans un peu d'huile d'olive, puis y ajouter les morceaux d'agneau. Les faire dorer sur toutes les faces.</text:p>
      <text:p text:style-name="Standard">3. Peler et écraser l'ail et filtrer la marinade. Commencer la cuisson à la cocotte : y mettre le tout avec les carottes coupées en rondelles et les olives. Couvrir et laisser mijoter à feu très doux 1h30.</text:p>
      <text:p text:style-name="Standard">4. Répartir sans attendre votre plat cuisiné dans les terrines <text:s/>Super ou Familia Wiss jusqu'à 2 cm du rebord. Fermer et procéder immédiatement au traitement thermique pendant 1h30 à 100°C.</text:p>
      <text:p text:style-name="Standard"/>
      <text:p text:style-name="Standard"/>
      <text:h text:style-name="Heading_20_1" text:outline-level="1"><text:bookmark-start text:name="__RefHeading___Toc611_4132037544"/>Daube de bœuf en conserve<text:bookmark-end text:name="__RefHeading___Toc611_4132037544"/></text:h>
      <text:p text:style-name="Standard"/>
      <text:p text:style-name="Standard"><text:s/>Choisissez une bonne joue de bœuf,</text:p>
      <text:p text:style-name="Standard">du paleron ou du gîte</text:p>
      <text:p text:style-name="Standard"/>
      <text:p text:style-name="Standard"><text:soft-page-break/>Niveau de difficulté</text:p>
      <text:p text:style-name="Standard">2/5</text:p>
      <text:p text:style-name="Standard"/>
      <text:p text:style-name="Standard">Temps de préparation</text:p>
      <text:p text:style-name="Standard">40 min + 2h de marinade</text:p>
      <text:p text:style-name="Standard"/>
      <text:p text:style-name="Standard">Temps de traitement thermique</text:p>
      <text:p text:style-name="Standard">2h</text:p>
      <text:p text:style-name="Standard"/>
      <text:p text:style-name="Standard">Liste des ingrédients</text:p>
      <text:p text:style-name="Standard">======================</text:p>
      <text:p text:style-name="Standard">* 1 kg de bœuf (gite, paleron, joue coupée en gros</text:p>
      <text:p text:style-name="Standard"><text:s/>morceaux)</text:p>
      <text:p text:style-name="Standard">* 100 g de lardons</text:p>
      <text:p text:style-name="Standard">* 3 à 4 carottes</text:p>
      <text:p text:style-name="Standard">* 1 branche de céleri</text:p>
      <text:p text:style-name="Standard">* Quelques cèpes frais ou 60 g de cèpes déshydratés</text:p>
      <text:p text:style-name="Standard">* 400 g de tomates</text:p>
      <text:p text:style-name="Standard">* 150 g de petits oignons</text:p>
      <text:p text:style-name="Standard">* 1/2 L de vin blanc</text:p>
      <text:p text:style-name="Standard">* 80 g d'olives noires</text:p>
      <text:p text:style-name="Standard">* 4 gousses d'ail</text:p>
      <text:p text:style-name="Standard">* 1 clou de girofle</text:p>
      <text:p text:style-name="Standard">* 1 bouquet garni</text:p>
      <text:p text:style-name="Standard">* Le zeste d'une orange</text:p>
      <text:p text:style-name="Standard">* 80 cl de bouillon de bœuf</text:p>
      <text:p text:style-name="Standard">* 15 cl d'huile d'olive</text:p>
      <text:p text:style-name="Standard">* Sel, poivre</text:p>
      <text:p text:style-name="Standard"/>
      <text:p text:style-name="Standard"/>
      <text:p text:style-name="Standard">Bocal conseillé</text:p>
      <text:p text:style-name="Standard">================</text:p>
      <text:p text:style-name="Standard">Terrines <text:s/>Super ou <text:s/>Familia Wiss 750</text:p>
      <text:p text:style-name="Standard">à 1000</text:p>
      <text:p text:style-name="Standard"/>
      <text:p text:style-name="Standard">Préparation</text:p>
      <text:p text:style-name="Standard">============</text:p>
      <text:p text:style-name="Standard">1. Nettoyer, éplucher puis couper les carottes et le céleri en petits cubes. Eplucher ensuite les gousses d'ail et peler les oignons.</text:p>
      <text:p text:style-name="Standard">2. Mettre l'ensemble au fur et à mesure dans une cocotte, ajouter le bœuf, le vin, le clou de girofle, puis une cuillère à soupe d'huile d'olive et le bouquet garni. Saler et poivrer. Fermer et réserver au frigo 2h.</text:p>
      <text:p text:style-name="Standard">3. Pendant ce temps, faire rissoler les cèpes (ou les déshydrater dans de l'eau tiède si vous n'en n'avez pas de frais). Peler les tomates et hacher la pulpe. Préparer ensuite le bouillon de bœuf si vous le faites vous-même.</text:p>
      <text:p text:style-name="Standard">4. Récupérer la cocotte et y verser les tomates, les olives, les lardons, le zeste d'orange, les cèpes et le bouillon de bœuf. Fermer et laisser cuire 2h à feux doux.</text:p>
      <text:p text:style-name="Standard">5. Répartir la préparation dans les terrines <text:s/>Super ou <text:s/>Familia Wiss jusqu'à 2cm du rebord. Fermer et procéder immédiatement au traitement thermique pendant 2h à 100°C.</text:p>
      <text:p text:style-name="Standard"/>
      <text:p text:style-name="Standard"><text:soft-page-break/></text:p>
      <text:h text:style-name="Heading_20_1" text:outline-level="1"><text:bookmark-start text:name="__RefHeading___Toc613_4132037544"/>Duo de carottes et patates douces au curry<text:bookmark-end text:name="__RefHeading___Toc61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60 min</text:p>
      <text:p text:style-name="Standard"/>
      <text:p text:style-name="Standard">Liste des ingrédients</text:p>
      <text:p text:style-name="Standard">======================</text:p>
      <text:p text:style-name="Standard">* 500 g de patates douces</text:p>
      <text:p text:style-name="Standard">* 400 g de carottes</text:p>
      <text:p text:style-name="Standard">* 2 brins de thym</text:p>
      <text:p text:style-name="Standard">* ¼ de cuillère à café de curry doux</text:p>
      <text:p text:style-name="Standard">* 1 cuillère à soupe de copeaux de coco séchés</text:p>
      <text:p text:style-name="Standard"/>
      <text:p text:style-name="Standard">Bocal conseillé</text:p>
      <text:p text:style-name="P15">Pour 6 terrines <text:s/>Super 125</text:p>
      <text:p text:style-name="P15"/>
      <text:p text:style-name="Standard">Préparation</text:p>
      <text:p text:style-name="Standard">============</text:p>
      <text:p text:style-name="Standard">1. Rincer les légumes, les peler et couper en rondelles les carottes et patates douces.</text:p>
      <text:p text:style-name="Standard">2. Déposer les légumes dans le panier d’un cuit vapeur. Saupoudrer de curry et de coco, ajouter les brins de thym.</text:p>
      <text:p text:style-name="P15">3. Faire cuire le tout à la vapeur pendant 30 min.</text:p>
      <text:p text:style-name="P15">4. Quand les légumes sont cuits, les mixer avec 40 à 50 cl d’eau.</text:p>
      <text:p text:style-name="Standard">5. Remplir sans attendre les terrines <text:s/>Super 125 jusqu’à 2 cm du rebord, puis procéder au traitement thermique pendant 60 min à 100°C.</text:p>
      <text:p text:style-name="Standard"/>
      <text:p text:style-name="Standard"/>
      <text:h text:style-name="Heading_20_1" text:outline-level="1"><text:bookmark-start text:name="__RefHeading___Toc615_4132037544"/>Endives au jambon<text:bookmark-end text:name="__RefHeading___Toc615_4132037544"/></text:h>
      <text:p text:style-name="Standard"/>
      <text:p text:style-name="Standard">Niveau de difficulté</text:p>
      <text:p text:style-name="Standard">2/5</text:p>
      <text:p text:style-name="Standard"/>
      <text:p text:style-name="Standard">Temps de préparation</text:p>
      <text:p text:style-name="Standard">50 min</text:p>
      <text:p text:style-name="Standard"/>
      <text:p text:style-name="Standard">Temps de traitement thermique</text:p>
      <text:p text:style-name="Standard">40 min</text:p>
      <text:p text:style-name="Standard"/>
      <text:p text:style-name="Standard">Temps de conservation</text:p>
      <text:p text:style-name="Standard">6 mois</text:p>
      <text:p text:style-name="Standard"><text:soft-page-break/></text:p>
      <text:p text:style-name="Standard">Liste des ingrédients</text:p>
      <text:p text:style-name="Standard">======================</text:p>
      <text:p text:style-name="Standard">* 6 endives bien blanches</text:p>
      <text:p text:style-name="Standard">* 6 tranches fines de jambon de pays</text:p>
      <text:p text:style-name="Standard">* 50 g de comté râpé</text:p>
      <text:p text:style-name="Standard">* 50 cl de sauce béchamel</text:p>
      <text:p text:style-name="Standard">* Jus d'un citron</text:p>
      <text:p text:style-name="Standard">* 50 g de beurre</text:p>
      <text:p text:style-name="Standard">* Sel, poivre</text:p>
      <text:p text:style-name="Standard"/>
      <text:p text:style-name="Standard">Bocal conseillé</text:p>
      <text:p text:style-name="Standard">================</text:p>
      <text:p text:style-name="Standard">Terrines <text:s/>Super ou Familia Wiss 1000</text:p>
      <text:p text:style-name="Standard"/>
      <text:p text:style-name="Standard">Préparation</text:p>
      <text:p text:style-name="Standard">============</text:p>
      <text:p text:style-name="P15">1. Nettoyer sans laver les endives (retirer les feuilles abîmées) et évider leur base.</text:p>
      <text:p text:style-name="P15">2. Dans une cocotte, mettre 30 g de beurre, le jus de citron, 50 cl d'eau et les endives. Couvrir et porter en ébullition à feu vif puis laisser cuire 30 minutes à feu moyen. égoutter les endives et les laisser refroidir.</text:p>
      <text:p text:style-name="Standard">3. Pendant ce temps, faire réduire la béchamel 5 minutes à feu doux puis ajouter le comté, le reste de beurre, saler, poivrer. Mélanger bien.</text:p>
      <text:p text:style-name="Standard">4. Rouler les endives dans les tranches de jambon et les disposer soigneusement, à la verticale, dans la terrine.</text:p>
      <text:p text:style-name="Standard">5. Verser la béchamel chaude dans la terrine jusqu'à 2 cm du rebord.</text:p>
      <text:p text:style-name="Standard">6. Fermer et procéder immédiatement au traitement thermique pendant 40 minutes à 100°C.</text:p>
      <text:p text:style-name="Standard"/>
      <text:p text:style-name="Standard"/>
      <text:h text:style-name="Heading_20_1" text:outline-level="1"><text:bookmark-start text:name="__RefHeading___Toc617_4132037544"/>Endives entières au naturel<text:bookmark-end text:name="__RefHeading___Toc617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h45</text:p>
      <text:p text:style-name="Standard"/>
      <text:p text:style-name="Standard">Temps de conservation</text:p>
      <text:p text:style-name="Standard">12 mois</text:p>
      <text:p text:style-name="Standard"/>
      <text:p text:style-name="Standard">Liste des ingrédients</text:p>
      <text:p text:style-name="Standard">======================</text:p>
      <text:p text:style-name="Standard">* Endives</text:p>
      <text:p text:style-name="Standard">* Citron</text:p>
      <text:p text:style-name="Standard">* Sel</text:p>
      <text:p text:style-name="Standard"><text:soft-page-break/></text:p>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endives fraîches, enlever les feuilles extérieures et abîmées, couper les racines au ras des feuilles.</text:p>
      <text:p text:style-name="Standard">2. Nettoyer à l'eau les endives puis les blanchir pendant 6 à 8 minutes dans de l'eau bouillante additionnée d'un jus de citron.</text:p>
      <text:p text:style-name="Standard">3. Les égoutter rapidement, puis les ranger sans tarder tête-bêche dans les bocaux <text:s/>Super.</text:p>
      <text:p text:style-name="Standard">4. Couvrir jusqu'à 2 cm du rebord avec de l'eau bouillante, salée à 20 g/litre (vous pouvez y ajouter le jus d'un citron).</text:p>
      <text:p text:style-name="Standard">5. Fermer et procéder immédiatement au traitement thermique pendant 1h30 à 100°C pour des bocaux Le Parfait Super 1/2 litre, et 1h45 à 100°C pour des bocaux <text:s/>Super 1 litre. Vos endives en conserve sont terminées.</text:p>
      <text:p text:style-name="Standard"/>
      <text:p text:style-name="Standard"/>
      <text:h text:style-name="Heading_20_1" text:outline-level="1"><text:bookmark-start text:name="__RefHeading___Toc619_4132037544"/>Epaule d'Agneau au bouillon en conserve<text:bookmark-end text:name="__RefHeading___Toc619_4132037544"/></text:h>
      <text:p text:style-name="Standard"/>
      <text:p text:style-name="Standard">Niveau de difficulté</text:p>
      <text:p text:style-name="Standard">2/5</text:p>
      <text:p text:style-name="Standard"/>
      <text:p text:style-name="Standard">Temps de préparation</text:p>
      <text:p text:style-name="Standard">45 mn</text:p>
      <text:p text:style-name="Standard"/>
      <text:p text:style-name="Standard">Temps de traitement thermique</text:p>
      <text:p text:style-name="Standard">2h</text:p>
      <text:p text:style-name="Standard"/>
      <text:p text:style-name="Standard">Liste des ingrédients</text:p>
      <text:p text:style-name="Standard">======================</text:p>
      <text:p text:style-name="Standard">* 1 épaule d'agneau désossée</text:p>
      <text:p text:style-name="Standard">* 1 bouquet garni</text:p>
      <text:p text:style-name="Standard">* 2 litres de bouillon de volaille</text:p>
      <text:p text:style-name="Standard">* 1 oignon, 1 piment d'Espelette</text:p>
      <text:p text:style-name="Standard">* 5 ou 6 mini carottes</text:p>
      <text:p text:style-name="Standard">* 2 feuilles de laurier</text:p>
      <text:p text:style-name="Standard">* 1 étoile de badiane</text:p>
      <text:p text:style-name="Standard">* poivre en grains</text:p>
      <text:p text:style-name="Standard">* 1 b ton de cannelle</text:p>
      <text:p text:style-name="Standard">* gros sel</text:p>
      <text:p text:style-name="Standard"/>
      <text:p text:style-name="Standard">Bocal conseillé</text:p>
      <text:p text:style-name="Standard">================</text:p>
      <text:p text:style-name="Standard">Terrines <text:s/>Super ou Familia Wiss 1000</text:p>
      <text:p text:style-name="Standard"/>
      <text:p text:style-name="Standard">Préparation</text:p>
      <text:p text:style-name="Standard"><text:soft-page-break/>============</text:p>
      <text:p text:style-name="Standard">1. Découper votre épaule d’agneau en 4 morceaux, émincer l'oignon en rondelles, couper le piment en 2 dans le sens de la longueur, nettoyer les carottes.</text:p>
      <text:p text:style-name="Standard">2. Faire un bouillon de volaille dans une cocotte et y ajouter les ingrédients de la recette sauf l’agneau : l'oignon, le piment, les carottes, le bouquet garni, le laurier, la badiane, la cannelle, une dizaine de grains de poivre et 2 cuillères de gros sel. Porter à ébullition.</text:p>
      <text:p text:style-name="Standard">3. Y ajouter les morceaux d'agneau, mélanger le tout, attendre la reprise de l'ébullition, et laisser mijoter 20 minutes à petit bouillon.</text:p>
      <text:p text:style-name="Standard">4. Retirer le bouquet garni, le laurier, la badiane et la cannelle, et répartir votre préparation dans les terrines <text:s/>Super ou <text:s/>Familia Wiss puis couvrir avec le bouillon de viande jusqu'à 2 centimètres du rebord.</text:p>
      <text:p text:style-name="Standard">5. Fermer et procéder immédiatement au traitement thermique, 2h à 100°C.</text:p>
      <text:p text:style-name="Standard"/>
      <text:p text:style-name="Standard"/>
      <text:h text:style-name="Heading_20_1" text:outline-level="1"><text:bookmark-start text:name="__RefHeading___Toc621_4132037544"/>Epinards en branches<text:bookmark-end text:name="__RefHeading___Toc621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2h30</text:p>
      <text:p text:style-name="Standard"/>
      <text:p text:style-name="Standard">Temps de conservation</text:p>
      <text:p text:style-name="Standard">12 mois</text:p>
      <text:p text:style-name="Standard"/>
      <text:p text:style-name="Standard">Liste des ingrédients</text:p>
      <text:p text:style-name="Standard">======================</text:p>
      <text:p text:style-name="Standard">* épinards</text:p>
      <text:p text:style-name="Standard">* Sel</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parer les épinards en lavant les feuilles et en éliminant les gros pédoncules.</text:p>
      <text:p text:style-name="Standard">2. Faire bouillir les feuilles d’épinards frais pendant 6 minutes dans un gros volume d'eau salée.</text:p>
      <text:p text:style-name="Standard">3. Les égoutter et les essorer sans excès avant de remplir les bocaux <text:s/>Super (maxi 650 à 700 g d'épinards/bocal d'1 litre).</text:p>
      <text:p text:style-name="Standard">4. Couvrir avec une saumure bouillante salée à 15 g/litre en prenant soin d'éviter les poches d'air.</text:p>
      <text:p text:style-name="Standard">5. Cuire au bain-marie les bocaux, couvercles ouverts, pendant 5 à 10 minutes afin de chasser les bulles d'air.</text:p>
      <text:p text:style-name="Standard">6. Si nécessaire, compléter le niveau de remplissage de Cette recette en conserve avec de la saumure bouillante jusqu'à 2 cm du rebord, fermer et procéder immédiatement à la stérilisation des légumes <text:soft-page-break/>(traitement thermique) pendant 2h30 à 100°C pour un bocal d'1 litre, et 2h10 à 100°C pour un bocal d'1/2 litre.</text:p>
      <text:p text:style-name="Standard"/>
      <text:p text:style-name="Standard"/>
      <text:h text:style-name="Heading_20_1" text:outline-level="1"><text:bookmark-start text:name="__RefHeading___Toc623_4132037544"/>Espadon confit à la betterave, framboise, et... chocolat !<text:bookmark-end text:name="__RefHeading___Toc623_4132037544"/></text:h>
      <text:p text:style-name="Standard"/>
      <text:p text:style-name="Standard">Niveau de difficulté</text:p>
      <text:p text:style-name="Standard">3/5</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4 pavés d'espadon (120 g/pièce) taillés en cube</text:p>
      <text:p text:style-name="Standard">* 300 g de betteraves cuites</text:p>
      <text:p text:style-name="Standard">* 80 g de chocolat noir à 60%</text:p>
      <text:p text:style-name="Standard">* 1 barquette de framboise de 125 g</text:p>
      <text:p text:style-name="Standard">* 40 g de vinaigre de vin</text:p>
      <text:p text:style-name="Standard">* Huile d'olive</text:p>
      <text:p text:style-name="Standard">* Piment d'<text:span text:style-name="T14">E</text:span>spelette</text:p>
      <text:p text:style-name="Standard">* Sel et poivre</text:p>
      <text:p text:style-name="Standard"/>
      <text:p text:style-name="Standard">Bocal conseillé</text:p>
      <text:p text:style-name="Standard">================</text:p>
      <text:p text:style-name="Standard">Terrine <text:s/>Super 200</text:p>
      <text:p text:style-name="Standard"/>
      <text:p text:style-name="Standard">Préparation</text:p>
      <text:p text:style-name="Standard">============</text:p>
      <text:p text:style-name="Standard">1. Tailler les betteraves en cubes.</text:p>
      <text:p text:style-name="Standard">2. Faire chauffer l'huile d'olive dans une casserole.</text:p>
      <text:p text:style-name="Standard">3. Mettre les betteraves à suer sans coloration pendant 4-5 min.</text:p>
      <text:p text:style-name="Standard">4. Ajouter les framboises. Les écraser légèrement et assaisonner. Faire cuire 5 min.</text:p>
      <text:p text:style-name="Standard">5. Ajouter le vinaigre et laisser évaporer, puis ajouter le chocolat et le faire fondre.</text:p>
      <text:p text:style-name="Standard">6. Mettre les cubes d'espadon dans les bocaux.</text:p>
      <text:p text:style-name="Standard">7. Mettre ensuite le condiment betterave chaud directement dans les pots.</text:p>
      <text:p text:style-name="Standard">8. Fermer et procéder au traitement thermique pendant 40 minutes à 100°C.</text:p>
      <text:p text:style-name="Standard"/>
      <text:p text:style-name="Standard"/>
      <text:h text:style-name="Heading_20_1" text:outline-level="1"><text:bookmark-start text:name="__RefHeading___Toc625_4132037544"/>Fenouils au citron façon choucroute<text:bookmark-end text:name="__RefHeading___Toc625_4132037544"/></text:h>
      <text:p text:style-name="Standard"/>
      <text:p text:style-name="Standard">Niveau de difficulté</text:p>
      <text:p text:style-name="Standard"><text:soft-page-break/>1/5</text:p>
      <text:p text:style-name="Standard"/>
      <text:p text:style-name="Standard">Temps de préparation</text:p>
      <text:p text:style-name="Standard">40 minutes</text:p>
      <text:p text:style-name="Standard"/>
      <text:p text:style-name="Standard">Liste des ingrédients</text:p>
      <text:p text:style-name="Standard">======================</text:p>
      <text:p text:style-name="Standard">* 1 kg de fenouils</text:p>
      <text:p text:style-name="Standard">* 1 citron jaune</text:p>
      <text:p text:style-name="Standard">* 10 g de gros sel de mer</text:p>
      <text:p text:style-name="Standard"/>
      <text:p text:style-name="Standard">Bocal conseillé</text:p>
      <text:p text:style-name="Standard">================</text:p>
      <text:p text:style-name="P15">1 bocal <text:s/>Super 1L</text:p>
      <text:p text:style-name="P15"/>
      <text:p text:style-name="Standard">Préparation</text:p>
      <text:p text:style-name="Standard">============</text:p>
      <text:p text:style-name="Standard">1. Avant de commencer, nous vous invitons à consulter notre rubrique mode d’emploi afin de tout savoir sur le processus de fermentation !</text:p>
      <text:p text:style-name="Standard">2. Parer les fenouils en enlevant les parties dures et les émincer finement.</text:p>
      <text:p text:style-name="Standard">3. Couper le citron en 2 puis en fines tranches.</text:p>
      <text:p text:style-name="Standard">4. Peser les fenouils émincés + le citron et préparer 1% de sel (10 g par kilo).</text:p>
      <text:p text:style-name="Standard">5. Mélanger les fenouils, le citron et le sel dans un grand récipient et brasser à la main en pétrissant.</text:p>
      <text:p text:style-name="Standard">6. Laisser reposer 15 min pour faire sortir l’eau.</text:p>
      <text:p text:style-name="Standard">7. Brasser à nouveau jusqu’à avoir les mains mouillées.</text:p>
      <text:p text:style-name="Standard">8. Tasser fortement dans le bocal. Le jus doit remonter quand on appuie sur les légumes.</text:p>
      <text:p text:style-name="Standard">9. Fermer le bocal <text:s/>Super. Laisser une semaine à température ambiante, puis entreposer vers 15°C. A consommer à partir de 2 semaines.</text:p>
      <text:p text:style-name="Standard"/>
      <text:p text:style-name="Standard"/>
      <text:h text:style-name="Heading_20_1" text:outline-level="1"><text:bookmark-start text:name="__RefHeading___Toc627_4132037544"/>Foie gras au chutney figues et pêches<text:bookmark-end text:name="__RefHeading___Toc627_4132037544"/></text:h>
      <text:p text:style-name="Standard"/>
      <text:p text:style-name="Standard">Niveau de difficulté</text:p>
      <text:p text:style-name="Standard">2/5</text:p>
      <text:p text:style-name="Standard"/>
      <text:p text:style-name="Standard">Temps de préparation</text:p>
      <text:p text:style-name="Standard">20 min</text:p>
      <text:p text:style-name="Standard"/>
      <text:p text:style-name="Standard">Temps de traitement thermique</text:p>
      <text:p text:style-name="Standard">50 min</text:p>
      <text:p text:style-name="Standard"/>
      <text:p text:style-name="Standard">Liste des ingrédients</text:p>
      <text:p text:style-name="Standard">======================</text:p>
      <text:p text:style-name="Standard">* 1 foie gras frais déveiné</text:p>
      <text:p text:style-name="Standard">* 14 g de sel/kg de foie</text:p>
      <text:p text:style-name="Standard">* 4 g de poivre/kg de foie</text:p>
      <text:p text:style-name="Standard">* 1 chutney de figues et pêches</text:p>
      <text:p text:style-name="Standard"/>
      <text:p text:style-name="Standard"><text:soft-page-break/>Bocal conseillé</text:p>
      <text:p text:style-name="Standard">================</text:p>
      <text:p text:style-name="Standard">Terrine <text:s/>Super ou <text:s/>Familia Wiss</text:p>
      <text:p text:style-name="Standard"/>
      <text:p text:style-name="Standard">Préparation</text:p>
      <text:p text:style-name="Standard">============</text:p>
      <text:p text:style-name="Standard">1. Déveiner le foie gras. Dans un bol, réaliser le mélange sel/poivre, et le répartir sur l'ensemble du foie gras.</text:p>
      <text:p text:style-name="Standard">2. Prendre votre bocal préalablement nettoyé à l'eau chaude savonneuse. Placer à l'intérieur le premier lobe de foie et le recouvrir de chutney. Placer ensuite par-dessus le second lobe de foie.</text:p>
      <text:p text:style-name="Standard">3. Fermer votre bocal et procéder au traitement thermique 50 minutes à 100°C.</text:p>
      <text:p text:style-name="Standard"/>
      <text:p text:style-name="Standard"/>
      <text:h text:style-name="Heading_20_1" text:outline-level="1"><text:bookmark-start text:name="__RefHeading___Toc629_4132037544"/>Foie Gras de Canard à la fleur de sel<text:bookmark-end text:name="__RefHeading___Toc629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1 foie gras de canard de 500 g</text:p>
      <text:p text:style-name="Standard">* Fleur de sel</text:p>
      <text:p text:style-name="Standard">* 1 pincée de sucre en poudre</text:p>
      <text:p text:style-name="Standard">* Poivre</text:p>
      <text:p text:style-name="Standard"/>
      <text:p text:style-name="Standard">(N.B. : L'assaisonnement sel, poivre, sucre, dépend du goût de chacun)</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Terrines <text:s/>Super ou <text:s/>Familia Wiss 200</text:p>
      <text:p text:style-name="Standard"/>
      <text:p text:style-name="Standard">Préparation</text:p>
      <text:p text:style-name="Standard">============</text:p>
      <text:p text:style-name="Standard">1. Préparer le foie gras. A l'aide d'un couteau pointu, retirer les veines, caillots et parties verdâtres du foie.</text:p>
      <text:p text:style-name="Standard">2. Mélanger la fleur de sel, le poivre et une pincée de sucre en poudre.</text:p>
      <text:p text:style-name="Standard">3. Masser le foie avec ce mélange puis le disposer dans les terrines en appuyant délicatement pour en chasser l'air jusqu'à 2 centimètres du rebord.</text:p>
      <text:p text:style-name="Standard"><text:soft-page-break/>4. Fermer et procéder immédiatement au traitement thermique, 45 minutes à 100°C.</text:p>
      <text:p text:style-name="Standard"/>
      <text:p text:style-name="Standard"/>
      <text:h text:style-name="Heading_20_1" text:outline-level="1"><text:bookmark-start text:name="__RefHeading___Toc631_4132037544"/>Fonds d'artichauts au naturel<text:bookmark-end text:name="__RefHeading___Toc631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h45</text:p>
      <text:p text:style-name="Standard"/>
      <text:p text:style-name="Standard">Temps de conservation</text:p>
      <text:p text:style-name="Standard">12 mois</text:p>
      <text:p text:style-name="Standard"/>
      <text:p text:style-name="Standard">Liste des ingrédients</text:p>
      <text:p text:style-name="Standard">======================</text:p>
      <text:p text:style-name="Standard">* Artichauts</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artichauts bien fermes et de taille identique.</text:p>
      <text:p text:style-name="Standard">2. Les laver et sectionner les queues à la base.</text:p>
      <text:p text:style-name="Standard">3. Les faire blanchir pendant 10 minutes à l'eau bouillante salée à 10 g/litre, additionnée de vinaigre ou de jus de citron, puis les refroidir immédiatement à l'eau froide en les effeuillant et en enlevant le foin.</text:p>
      <text:p text:style-name="Standard">4. Placer les fonds d'artichauts dans les bocaux Le Parfait Super en évitant de les empiler les uns sur les autres. Couvrir avec une saumure bouillante salée à 15 g/litre additionnée de vinaigre ou d'un jus de citron jusqu'à 2 cm du rebord.</text:p>
      <text:p text:style-name="Standard">5. Pour une parfaite conservation des artichauts, fermer et procéder immédiatement au traitement thermique pendant 1h45 à 100°C pour un bocal d'1 litre, et 1h30 à 100°C pour un bocal d'1/2 litre.</text:p>
      <text:p text:style-name="Standard"/>
      <text:p text:style-name="Standard"/>
      <text:h text:style-name="Heading_20_1" text:outline-level="1"><text:bookmark-start text:name="__RefHeading___Toc633_4132037544"/>Gaspacho en conserve<text:bookmark-end text:name="__RefHeading___Toc633_4132037544"/></text:h>
      <text:p text:style-name="Standard"/>
      <text:p text:style-name="Standard">Niveau de difficulté</text:p>
      <text:p text:style-name="Standard">2/5</text:p>
      <text:p text:style-name="Standard"><text:soft-page-break/></text:p>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 concombre</text:p>
      <text:p text:style-name="Standard">* 1 poivron rouge</text:p>
      <text:p text:style-name="Standard">* 1 poivron vert</text:p>
      <text:p text:style-name="Standard">* 1 kg de tomates</text:p>
      <text:p text:style-name="Standard">* 4 gousses d'ail</text:p>
      <text:p text:style-name="Standard">* 1 oignon</text:p>
      <text:p text:style-name="Standard">* 250 g de mie de pain</text:p>
      <text:p text:style-name="Standard">* 10 cl d'huile d'olive</text:p>
      <text:p text:style-name="Standard">* 40cl de bouillon de fond de volaille</text:p>
      <text:p text:style-name="Standard">* 10 cl de vinaigre de vin</text:p>
      <text:p text:style-name="Standard">* Sel</text:p>
      <text:p text:style-name="Standard">* Poivre</text:p>
      <text:p text:style-name="Standard">* Piment de Cayenne</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0.5</text:p>
      <text:p text:style-name="Standard"/>
      <text:p text:style-name="Standard">Préparation</text:p>
      <text:p text:style-name="Standard">============</text:p>
      <text:p text:style-name="Standard">1. Monder, épépiner et tailler les tomates en morceaux. Nettoyer et couper grossièrement les poivrons, les oignons et l'ail. Peler, couper en deux et épépiner les concombres. Puis les tailler en morceaux. Saler et poivrer.</text:p>
      <text:p text:style-name="Standard">2. Mettre les ingrédients dans un grand récipient, ajouter l'huile d'olive, verser le fond de volaille, ajouter le vinaigre de vin et la mie de pain puis mélanger.</text:p>
      <text:p text:style-name="Standard">3. Mixer finement, rectifier l'assaisonnement et ajouter une pointe de piment de Cayenne.</text:p>
      <text:p text:style-name="Standard">4. Remplir les Bocaux <text:s/>Super jusqu'à 2 cm du rebord. Fermer et procéder immédiatement au traitement thermique, 45 minutes à 100°C.</text:p>
      <text:p text:style-name="Standard"/>
      <text:p text:style-name="Standard">Avant de déguster placez votre soupe au moins 1 heure au réfrigérateur et dégustez bien frais.</text:p>
      <text:p text:style-name="Standard"/>
      <text:p text:style-name="Standard"/>
      <text:h text:style-name="Heading_20_1" text:outline-level="1"><text:bookmark-start text:name="__RefHeading___Toc635_4132037544"/>Gâteau aux fruits rouges<text:bookmark-end text:name="__RefHeading___Toc635_4132037544"/></text:h>
      <text:p text:style-name="Standard"/>
      <text:p text:style-name="Standard">Niveau de difficulté</text:p>
      <text:p text:style-name="Standard"><text:soft-page-break/>1/5</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 125G de fruits rouges de votre choix – cerises, fraises,framboises, groseilles. Les fruits plus gros comme les fraises doivent être coupés en petits cubes.</text:p>
      <text:p text:style-name="Standard">* 100G de sucre cristallisé</text:p>
      <text:p text:style-name="Standard">* 100G de beurre très mou</text:p>
      <text:p text:style-name="Standard">* 100G de farine fermentante (avec levure incorporée)</text:p>
      <text:p text:style-name="Standard">* 2 œufs de taille moyenne + 1/2 jaune à température</text:p>
      <text:p text:style-name="Standard">ambiante, battu</text:p>
      <text:p text:style-name="Standard">* 1 c. à café de lait</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
      <text:p text:style-name="Standard">Préparation</text:p>
      <text:p text:style-name="Standard">============</text:p>
      <text:p text:style-name="Standard">1. Laver les bocaux, stériliser les rondelles en caoutchouc ou les capsules. Laver les fruits rouges et les faire sécher sur un torchon. Battre les œufs.</text:p>
      <text:p text:style-name="Standard">2. Mélanger tous les ingrédients sauf les fruits avec un batteur sur vitesse lente à moyenne pendant environ 30 secondes, jusqu’à ce que le mélange soit mousseux. Verser la préparation dans une poche à douille.</text:p>
      <text:p text:style-name="Standard">3. Couper deux cercles de papier sulfurisé et les placer au fond de vos bocaux, cela facilitera le démoulage.</text:p>
      <text:p text:style-name="Standard">4. Verser une couche de la préparation dans le bocal, puis ajouter quelques baies. Répéter l’opération deux fois. Veuillez à ce que le bocal ne soit rempli qu’à moitié, car la préparation gonflera pendant le traitement thermique.</text:p>
      <text:p text:style-name="Standard">5. Fermer les bocaux puis procéder immédiatement au traitement thermique pendant 1h (à partir de l’ébullition). éteindre et laisser les pots immergés dans l'eau chaude, les retirer lorsque l'eau aura refroidie. Les bocaux se conservent dans un placard au sec jusqu’à un an.</text:p>
      <text:p text:style-name="Standard"/>
      <text:p text:style-name="Standard">Utilisez des œufs de poules élevées en plein air pour donner à votre gâteau une jolie couleur jaune. Dégustez tiède ou à température ambiante. Pour réchauffer, placez simplement le bocal dans l’eau chaude pendant 15 minutes, puis retournez le bocal et décollez les bords à l’aide d’un couteau pointu. à déguster avec une crème anglaise, de la crème fraîche ou de la glace à la vanille, surtout avec le gâteau tiède. Ce moelleux est parfait en toute occasion !</text:p>
      <text:p text:style-name="Standard"/>
      <text:p text:style-name="Standard"/>
      <text:h text:style-name="Heading_20_1" text:outline-level="1"><text:bookmark-start text:name="__RefHeading___Toc637_4132037544"/><text:soft-page-break/>Gâteau marbré en conserve<text:bookmark-end text:name="__RefHeading___Toc637_4132037544"/></text:h>
      <text:p text:style-name="Standard"/>
      <text:p text:style-name="Standard">Votre belle-famille vient prendre le café à l’improviste ? Pas de panique, vous avez en réserve des cakes en bocaux ! Mais pas n’importe quelle recette de gâteau : le gâteau marbré, un cake facile à préparer et savoureux. Le bocal est en effet le moyen idéal pour une bonne conservation des gâteaux.</text:p>
      <text:p text:style-name="Standard"/>
      <text:p text:style-name="Standard">Niveau de difficulté</text:p>
      <text:p text:style-name="Standard">2/5</text:p>
      <text:p text:style-name="Standard"/>
      <text:p text:style-name="Standard">Note de la communauté</text:p>
      <text:p text:style-name="Standard">4/5 266 </text:p>
      <text:p text:style-name="Standard"/>
      <text:p text:style-name="Standard">Temps de préparation</text:p>
      <text:p text:style-name="Standard">1h30</text:p>
      <text:p text:style-name="Standard"/>
      <text:p text:style-name="Standard">Temps de traitement thermique</text:p>
      <text:p text:style-name="Standard">1h</text:p>
      <text:p text:style-name="Standard"/>
      <text:p text:style-name="Standard">Liste des ingrédients</text:p>
      <text:p text:style-name="Standard">======================</text:p>
      <text:p text:style-name="Standard">* 200 g de farine</text:p>
      <text:p text:style-name="Standard">* 200 g de sucre en poudre</text:p>
      <text:p text:style-name="Standard">* 200 g de beurre</text:p>
      <text:p text:style-name="Standard">* 1 sachet de sucre vanillé</text:p>
      <text:p text:style-name="Standard">* 4 œufs</text:p>
      <text:p text:style-name="Standard">* 15 g de cacao</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Terrines <text:s/>Familia Wiss 350 ou 500 ou Super</text:p>
      <text:p text:style-name="Standard"/>
      <text:p text:style-name="Standard">Préparation</text:p>
      <text:p text:style-name="Standard">============</text:p>
      <text:p text:style-name="Standard">1. Dans un saladier, ramollir le beurre à la spatule. Y ajouter la farine, le sucre, les œufs puis le sucre vanillé. Mélanger jusqu'à obtention d'une texture homogène (vous pouvez à ce stade ajouter un sachet de levure afin d'obtenir un gâteau marbré plus aéré, mais tenez-en compte lors du remplissage).</text:p>
      <text:p text:style-name="Standard">2. Beurrer l'intérieur des terrines comme pour un moule à gâteau. Remplir les terrines au tiers. Réserver un peu de la préparation pour faire la partie chocolatée de ce cake facile à préparer.</text:p>
      <text:p text:style-name="Standard">3. Ajouter à la pâte réservée le cacao puis verser le mélange dans les terrines. A l'aide d'une fourchette, « zébrer » la pâte des terrines, en veillant bien à ne pas mélanger. S’assurer de ne pas remplir les terrines à plus de la moitié car le gâteau va gonfler.</text:p>
      <text:p text:style-name="Standard">4. Précuire sans couvercle au four à 180°C durant 20 minutes. Laisser refroidir.</text:p>
      <text:p text:style-name="Standard"><text:soft-page-break/>5. Positionner la capsule, fermer et procéder au traitement thermique de votre gâteau marbré, 1h à 100°C.</text:p>
      <text:p text:style-name="Standard"/>
      <text:p text:style-name="Standard">Conseils : pour parfumer ce gâteau facile à faire, vous pouvez ajouter au cacao une cuillerée de rhum avant la cuisson.</text:p>
      <text:p text:style-name="Standard"/>
      <text:p text:style-name="Standard"/>
      <text:h text:style-name="Heading_20_1" text:outline-level="1"><text:bookmark-start text:name="__RefHeading___Toc639_4132037544"/>Gelée coing/framboise<text:bookmark-end text:name="__RefHeading___Toc639_4132037544"/></text:h>
      <text:p text:style-name="Standard"/>
      <text:p text:style-name="Standard">Fini Les recettes classiques de gelée ! Place à une idée d’automne : faire une gelée de coing et de framboise. S’il vous reste de la préparation après la mise en bocal à confiture, faites donc de gourmandes petites pâtes de fruits. C’est un régal pour les papilles lors des goûters de retour d’école !</text:p>
      <text:p text:style-name="Standard"/>
      <text:p text:style-name="Standard">Niveau de difficulté</text:p>
      <text:p text:style-name="Standard">1/5</text:p>
      <text:p text:style-name="Standard"/>
      <text:p text:style-name="Standard">Note de la communauté</text:p>
      <text:p text:style-name="Standard">4/5 17 </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Liste des ingrédients</text:p>
      <text:p text:style-name="Standard">======================</text:p>
      <text:p text:style-name="Standard">* 2 kg de coings</text:p>
      <text:p text:style-name="Standard">* 500 g de framboises</text:p>
      <text:p text:style-name="Standard">* Sucre gélifiant</text:p>
      <text:p text:style-name="Standard">* 2 pincées de cannelle</text:p>
      <text:p text:style-name="Standard"/>
      <text:p text:style-name="Standard">Nombre de personnes</text:p>
      <text:p text:style-name="Standard">===================</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épépiner et couper en quartiers les coings.</text:p>
      <text:p text:style-name="Standard">2. Faire cuire les coings avec les framboises jusqu’à ce que les morceaux soient devenus mous.</text:p>
      <text:p text:style-name="Standard">3. Récupérer le jus (au chinois ou au tamis). Peser le jus de framboise et de coings obtenus et ajouter le même poids en sucre gélifiant.</text:p>
      <text:p text:style-name="Standard">4. Mettre le mélange dans une casserole, ajouter la cannelle et faire cuire pendant 7 minutes après ébullition avec un sucre gélifiant, ou 20 minutes avec du sucre cristallisé.</text:p>
      <text:p text:style-name="Standard"><text:soft-page-break/>5. Vérifier la cuisson en faisant le test de la confiture. Verser quelques gouttes sur une assiette froide puis pencher l'assiette. La confiture doit couler doucement.</text:p>
      <text:p text:style-name="Standard">6. Ecumer si nécessaire et verser immédiatement dans les confituriers , fermer et retourner le pot.</text:p>
      <text:p text:style-name="Standard"/>
      <text:p text:style-name="Standard">Petite astuce : s’il vous reste de la gelée après la mise en pot, l’étaler sur du papier sulfurisé et poursuivre la cuisson au four pour en faire des pâtes de fruits.</text:p>
      <text:p text:style-name="Standard"/>
      <text:p text:style-name="Standard">Ne pas oublier de préparer des étiquettes pour reconnaître vos bocaux et de dater la recette.</text:p>
      <text:p text:style-name="Standard"/>
      <text:p text:style-name="Standard"/>
      <text:h text:style-name="Heading_20_1" text:outline-level="1"><text:bookmark-start text:name="__RefHeading___Toc641_4132037544"/>Gelée de groseilles<text:bookmark-end text:name="__RefHeading___Toc641_4132037544"/></text:h>
      <text:p text:style-name="Standard"/>
      <text:p text:style-name="Standard">Vos tartines s’ennuient ? Voici une idée petit déjeuner aux fruits rouges : une gelée de fruits qui peut aussi se déguster comme dessert. Et quoi de meilleur qu’un dessert de groseilles ?</text:p>
      <text:p text:style-name="Standard"/>
      <text:p text:style-name="Standard">Niveau de difficulté</text:p>
      <text:p text:style-name="Standard">1/5</text:p>
      <text:p text:style-name="Standard"/>
      <text:p text:style-name="Standard">Note de la communauté</text:p>
      <text:p text:style-name="Standard">4/5 312 </text:p>
      <text:p text:style-name="Standard"/>
      <text:p text:style-name="Standard">Temps de préparation</text:p>
      <text:p text:style-name="Standard">1h</text:p>
      <text:p text:style-name="Standard"/>
      <text:p text:style-name="Standard">Liste des ingrédients</text:p>
      <text:p text:style-name="Standard">======================</text:p>
      <text:p text:style-name="Standard">* 1,3 kg de groseilles (pour obtenir 1 litre de jus de groseille)</text:p>
      <text:p text:style-name="Standard">* 1,2 kg de sucre semoule ou de sucre cristallisé (ou 1 kg de sucre gélifiant)</text:p>
      <text:p text:style-name="Standard">* 1 citron</text:p>
      <text:p text:style-name="Standard"/>
      <text:p text:style-name="Standard">Nombre de personnes</text:p>
      <text:p text:style-name="Standard">===================</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les fruits rouges et les égrapper. Récupérer le jus du citron.</text:p>
      <text:p text:style-name="Standard">2. Faire cuire 10 minutes les grains avec un peu d'eau et le jus du citron jusqu'à ce qu'ils éclatent (vous pouvez si vous le souhaitez ajouter des gousses de vanille pour adoucir l'acidité).</text:p>
      <text:p text:style-name="Standard">3. Passer le tout au moulin à légumes ou au presse-purée, puis dans une étamine (torchon fin) afin de récupérer le maximum de jus, peser 1kg.</text:p>
      <text:p text:style-name="Standard">4. Verser le jus de groseille et le sucre dans la bassine à confiture. Mélanger et porter à ébullition. A partir de ce moment, compter le temps de cuisson : 7 minutes avec un sucre gélifiant, sinon 15 à 20 minutes avec du sucre semoule.</text:p>
      <text:p text:style-name="Standard"><text:soft-page-break/>5. Maintenir un feu vif et remuer souvent votre gelée de fruits. Vérifier la cuisson en versant quelques gouttes sur une assiette froide puis pencher l'assiette. La confiture doit couler doucement.</text:p>
      <text:p text:style-name="Standard">6. Ecumer si besoin et procéder sans attendre à la mise en pots de votre confiture de groseilles. Les fermer et les retourner 1 min, puis les remettre à l'endroit pour les laisser refroidir.</text:p>
      <text:p text:style-name="Standard"/>
      <text:p text:style-name="Standard"/>
      <text:h text:style-name="Heading_20_1" text:outline-level="1"><text:bookmark-start text:name="__RefHeading___Toc643_4132037544"/>Gelée de pommes à la cannelle<text:bookmark-end text:name="__RefHeading___Toc643_4132037544"/></text:h>
      <text:p text:style-name="Standard"/>
      <text:p text:style-name="Standard">Des pommes, pommes, pommes, pommes, à peler, couper, chauffer, il va vous en falloir pour cette bonne recette. La cannelle entrera en scène en fin de préparation pour jouer le rôle du bon goût et donner à cette gelée sa particularité.</text:p>
      <text:p text:style-name="Standard"/>
      <text:p text:style-name="Standard">Niveau de difficulté</text:p>
      <text:p text:style-name="Standard">1/5</text:p>
      <text:p text:style-name="Standard"/>
      <text:p text:style-name="Standard">Note de la communauté</text:p>
      <text:p text:style-name="Standard">4/5 127 </text:p>
      <text:p text:style-name="Standard"/>
      <text:p text:style-name="Standard">Temps de préparation</text:p>
      <text:p text:style-name="Standard">1h</text:p>
      <text:p text:style-name="Standard"/>
      <text:p text:style-name="Standard">Temps de conservation</text:p>
      <text:p text:style-name="Standard">12 mois</text:p>
      <text:p text:style-name="Standard"/>
      <text:p text:style-name="Standard"/>
      <text:p text:style-name="Standard">Liste des ingrédients</text:p>
      <text:p text:style-name="Standard">======================</text:p>
      <text:p text:style-name="Standard">* 2 kg de pommes</text:p>
      <text:p text:style-name="Standard">* 1 bâton de cannelle</text:p>
      <text:p text:style-name="Standard">* 1,2 kg de sucre semoule ou de sucre cristallisé (ou 1 kg de sucre gélifiant)</text:p>
      <text:p text:style-name="Standard"/>
      <text:p text:style-name="Standard">Nombre de personnes</text:p>
      <text:p text:style-name="Standard">===================</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es pommes, retirer le cœur et les pépins puis les couper en fines lamelles.</text:p>
      <text:p text:style-name="Standard">2. Les faire chauffer, les tasser légèrement et les couvrir d'un peu d'eau. Laisser cuire à feu très doux et à couvert pendant 20 à 30 minutes.</text:p>
      <text:p text:style-name="Standard">3. Passer les pommes ainsi ramollies dans une étamine et les presser afin de récupérer 1,2 kg de jus.</text:p>
      <text:p text:style-name="Standard">4. Verser le jus dans la bassine à confiture, ajouter le bâton de cannelle et le sucre. Mélanger.</text:p>
      <text:p text:style-name="Standard">5. Porter à ébullition. A partir de ce moment, compter le temps de cuisson : 7 min avec un sucre gélifiant, sinon 15 à 20 min avec du sucre semoule.</text:p>
      <text:p text:style-name="Standard">6. Maintenir un feu vif et remuer souvent. Ecumer si nécessaire.</text:p>
      <text:p text:style-name="Standard"><text:soft-page-break/>7. Vérifier la cuisson en versant quelques gouttes sur une assiette froide puis pencher l'assiette. La confiture doit couler doucement.</text:p>
      <text:p text:style-name="Standard">8. Retirer le bâton de cannelle et procéder sans attendre à la mise en pot. Les fermer et les retourner 1 min, puis les remettre à l'endroit pour les laisser refroidir.</text:p>
      <text:p text:style-name="Standard"/>
      <text:p text:style-name="Standard"/>
      <text:h text:style-name="Heading_20_1" text:outline-level="1"><text:bookmark-start text:name="__RefHeading___Toc645_4132037544"/>Gelée de raisin blanc à la vanille<text:bookmark-end text:name="__RefHeading___Toc645_4132037544"/></text:h>
      <text:p text:style-name="Standard"/>
      <text:p text:style-name="Standard">Si c’est la saison du raisin blanc au moment-même où vous lisez ceci, ne la loupez pas et jetez-vous sur votre sucre gélifiant pour réaliser Cette recette rapide et succulente aux extraits de vanille.</text:p>
      <text:p text:style-name="Standard"/>
      <text:p text:style-name="Standard">Niveau de difficulté</text:p>
      <text:p text:style-name="Standard">1/5</text:p>
      <text:p text:style-name="Standard"/>
      <text:p text:style-name="Standard">Note de la communauté</text:p>
      <text:p text:style-name="Standard">4/5 152 </text:p>
      <text:p text:style-name="Standard"/>
      <text:p text:style-name="Standard">Temps de préparation</text:p>
      <text:p text:style-name="Standard">15 mn</text:p>
      <text:p text:style-name="Standard"/>
      <text:p text:style-name="Standard">Liste des ingrédients</text:p>
      <text:p text:style-name="Standard">======================</text:p>
      <text:p text:style-name="Standard">* 1,2 litre de jus de raisin blanc</text:p>
      <text:p text:style-name="Standard">* 1 kg de sucre gélifiant</text:p>
      <text:p text:style-name="Standard">* 1 c. à soupe d'extrait de vanille liquide</text:p>
      <text:p text:style-name="Standard"/>
      <text:p text:style-name="Standard">Nombre de personnes</text:p>
      <text:p text:style-name="Standard">===================</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Obtenir 1.2l de jus de raisins puis y dissoudre l'extrait de vanille liquide.</text:p>
      <text:p text:style-name="Standard">2. Ajouter le sucre gélifiant et bien remuer.</text:p>
      <text:p text:style-name="Standard">3. Porter à ébullition et laisser un temps de cuisson de 5 min. Remuer sans cesse.</text:p>
      <text:p text:style-name="Standard">4. Vérifier la cuisson en versant quelques gouttes sur une assiette, la gelée doit couler doucement.</text:p>
      <text:p text:style-name="Standard">5. Ecumer et procéder sans attendre à la mise en pots.</text:p>
      <text:p text:style-name="Standard"><text:s/>Les fermer puis les retourner 1 min, ensuite les <text:s/>remettre à l'endroit pour les laisser refroidir.</text:p>
      <text:p text:style-name="Standard"/>
      <text:p text:style-name="Standard"/>
      <text:h text:style-name="Heading_20_1" text:outline-level="1"><text:bookmark-start text:name="__RefHeading___Toc647_4132037544"/>Gelée de thé à l'orange<text:bookmark-end text:name="__RefHeading___Toc647_4132037544"/></text:h>
      <text:p text:style-name="Standard"/>
      <text:p text:style-name="Standard">Cette gelée sans gélifiant avec du thé mais pas à boire va vous faire perdre la tête mais seulement rassurez-vous par son bon goût ! Avec son bon goût d’orange, vous allez l’adorer.</text:p>
      <text:p text:style-name="Standard"><text:soft-page-break/></text:p>
      <text:p text:style-name="Standard">Niveau de difficulté</text:p>
      <text:p text:style-name="Standard">1/5</text:p>
      <text:p text:style-name="Standard"/>
      <text:p text:style-name="Standard">Note de la communauté</text:p>
      <text:p text:style-name="Standard">4/5 4 </text:p>
      <text:p text:style-name="Standard"/>
      <text:p text:style-name="Standard">Temps de préparation</text:p>
      <text:p text:style-name="Standard">30 mn</text:p>
      <text:p text:style-name="Standard"/>
      <text:p text:style-name="Standard">Liste des ingrédients</text:p>
      <text:p text:style-name="Standard">======================</text:p>
      <text:p text:style-name="Standard">* Thé à l'orange</text:p>
      <text:p text:style-name="Standard">* Oranges pour en récupérer 40 cl</text:p>
      <text:p text:style-name="Standard">* 1 kg de sucre gélifiant</text:p>
      <text:p text:style-name="Standard"/>
      <text:p text:style-name="Standard">Nombre de personnes</text:p>
      <text:p text:style-name="Standard">===================</text:p>
      <text:p text:style-name="Standard"/>
      <text:p text:style-name="Standard">Plusieurs</text:p>
      <text:p text:style-name="Standard"/>
      <text:p text:style-name="Standard">Bocal conseillé</text:p>
      <text:p text:style-name="Standard">================</text:p>
      <text:p text:style-name="Standard">3 Confituriers <text:s/>385 ml</text:p>
      <text:p text:style-name="Standard"/>
      <text:p text:style-name="Standard">Préparation</text:p>
      <text:p text:style-name="Standard">============</text:p>
      <text:p text:style-name="Standard">1. Laisser infuser le thé dans 80 cl d'eau bouillante pendant 15 minutes.</text:p>
      <text:p text:style-name="Standard">2. Pendant ce temps, presser les oranges afin d'en récupérer 40 cl et découper quelques zestes.</text:p>
      <text:p text:style-name="Standard">3. Faire blanchir les zestes 5 minutes dans une eau en ébullition, les retirer et les égoutter.</text:p>
      <text:p text:style-name="Standard">4. Verser le thé, le jus d'orange, les zestes et le sucre dans une bassine à confiture et mélanger.</text:p>
      <text:p text:style-name="Standard">5. Porter à ébullition. A partir de ce moment, compter le temps de cuisson : 7 minutes tout en remuant.</text:p>
      <text:p text:style-name="Standard">6. Vérifier la cuisson en versant quelques gouttes sur une assiette froide puis pencher l'assiette. La confiture doit couler doucement.</text:p>
      <text:p text:style-name="Standard">7. écumer puis procéder sans attendre à la mise en pots, les fermer et les retourner.</text:p>
      <text:p text:style-name="Standard"/>
      <text:p text:style-name="Standard"/>
      <text:h text:style-name="Heading_20_1" text:outline-level="1"><text:bookmark-start text:name="__RefHeading___Toc649_4132037544"/>Gelée de vin de Sauterne<text:bookmark-end text:name="__RefHeading___Toc649_4132037544"/></text:h>
      <text:p text:style-name="Standard"/>
      <text:p text:style-name="Standard">L’accord mets vins n’est jamais évident… sauf quand le vin devient un mets ! Découvrez cette étonnante gelée de vin qui se révèle aussi être une délicieuse recette de confiture ou de dessert facile.</text:p>
      <text:p text:style-name="Standard"/>
      <text:p text:style-name="Standard">Niveau de difficulté</text:p>
      <text:p text:style-name="Standard">1/5</text:p>
      <text:p text:style-name="Standard"/>
      <text:p text:style-name="Standard">Note de la communauté</text:p>
      <text:p text:style-name="Standard"><text:soft-page-break/>4/5 170 </text:p>
      <text:p text:style-name="Standard"/>
      <text:p text:style-name="Standard">Temps de préparation</text:p>
      <text:p text:style-name="Standard">30 min</text:p>
      <text:p text:style-name="Standard"/>
      <text:p text:style-name="Standard">Liste des ingrédients</text:p>
      <text:p text:style-name="Standard">======================</text:p>
      <text:p text:style-name="Standard">* 1,2 L de Sauterne</text:p>
      <text:p text:style-name="Standard">* 1 Kg de sucre gélifiant</text:p>
      <text:p text:style-name="Standard"/>
      <text:p text:style-name="Standard">Nombre de personnes</text:p>
      <text:p text:style-name="Standard">===================</text:p>
      <text:p text:style-name="Standard"/>
      <text:p text:style-name="Standard">Bocal conseillé</text:p>
      <text:p text:style-name="Standard">================</text:p>
      <text:p text:style-name="Standard">Confituriers <text:s/>385 ml</text:p>
      <text:p text:style-name="Standard"/>
      <text:p text:style-name="Standard">Préparation</text:p>
      <text:p text:style-name="Standard">============</text:p>
      <text:p text:style-name="Standard">1. Verser le Sauternes et le sucre dans une bassine à confiture, mélanger et porter à ébullition.</text:p>
      <text:p text:style-name="Standard">2. A partir de ce moment, compter le temps de cuisson de Cette recette de gelée : 10 minutes tout en remuant.</text:p>
      <text:p text:style-name="Standard">3. Vérifier la cuisson de votre gelée de vin en versant quelques gouttes sur une assiette froide puis pencher l'assiette. La confiture fait maison doit couler doucement. Ecumer puis procéder sans attendre à la mise en pots. Les fermer et les retourner 1 min, puis les remettre à l'endroit pour les laisser refroidir.</text:p>
      <text:p text:style-name="Standard"/>
      <text:p text:style-name="Standard">NB : Cette recette de confiture fonctionne aussi avec du vin rouge.</text:p>
      <text:p text:style-name="Standard"/>
      <text:p text:style-name="Standard"/>
      <text:h text:style-name="Heading_20_1" text:outline-level="1"><text:bookmark-start text:name="__RefHeading___Toc651_4132037544"/>Girolles ou Chanterelles au naturel<text:bookmark-end text:name="__RefHeading___Toc651_4132037544"/></text:h>
      <text:p text:style-name="Standard"/>
      <text:p text:style-name="Standard">Quand on a la chance de trouver le top des champignons, il faut savoir les préserver avec le plus d'attention. L'avantage de cette conservation au naturel maison est que vous pourrez déguster vos girolles ou chanterelles comme bon vous semblera.</text:p>
      <text:p text:style-name="Standard"/>
      <text:p text:style-name="Standard">Niveau de difficulté</text:p>
      <text:p text:style-name="Standard">1/5</text:p>
      <text:p text:style-name="Standard"/>
      <text:p text:style-name="Standard">Note de la communauté</text:p>
      <text:p text:style-name="Standard">4/5 184 </text:p>
      <text:p text:style-name="Standard"/>
      <text:p text:style-name="Standard">Temps de préparation</text:p>
      <text:p text:style-name="Standard">30 min</text:p>
      <text:p text:style-name="Standard"/>
      <text:p text:style-name="Standard">Temps de traitement thermique</text:p>
      <text:p text:style-name="Standard">1h45</text:p>
      <text:p text:style-name="Standard"/>
      <text:p text:style-name="Standard"><text:soft-page-break/>Temps de conservation</text:p>
      <text:p text:style-name="Standard">12 mois</text:p>
      <text:p text:style-name="Standard"/>
      <text:p text:style-name="Standard">Liste des ingrédients</text:p>
      <text:p text:style-name="Standard">======================</text:p>
      <text:p text:style-name="Standard">* Girolles ou Chanterelles</text:p>
      <text:p text:style-name="Standard">* Sel</text:p>
      <text:p text:style-name="Standard">* Vinaigre</text:p>
      <text:p text:style-name="Standard"/>
      <text:p text:style-name="Standard">Nombre de personnes</text:p>
      <text:p text:style-name="Standard">===================</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Aussitôt les champignons cueillis, les débarrasser de la base des pieds, puis les nettoyer à l'eau courante. Les blanchir pendant 5 minutes à l'eau bouillante additionnée de vinaigre ou de jus de citron.</text:p>
      <text:p text:style-name="Standard">2. Les retirer du feu et les refroidir immédiatement à l'eau courante.</text:p>
      <text:p text:style-name="Standard">3. Disposer les champignons dans les bocaux <text:s/>sans tassement abusif et les couvrir avec une saumure bouillante salée à 15 g/litre jusqu'à 2 cm du rebord.</text:p>
      <text:p text:style-name="Standard">4. Fermer et procéder immédiatement au traitement thermique pendant 1h45 à 100°C.</text:p>
      <text:p text:style-name="Standard"/>
      <text:p text:style-name="Standard"/>
      <text:h text:style-name="Heading_20_1" text:outline-level="1"><text:bookmark-start text:name="__RefHeading___Toc653_4132037544"/>Gras double à la lyonnaise<text:bookmark-end text:name="__RefHeading___Toc653_4132037544"/></text:h>
      <text:p text:style-name="Standard"/>
      <text:p text:style-name="Standard">Voyageons en France, pays de la gastronomie. Nous vous proposons Cette recette de produits lyonnais par excellence : l’original gras double !</text:p>
      <text:p text:style-name="Standard"/>
      <text:p text:style-name="Standard">Niveau de difficulté</text:p>
      <text:p text:style-name="Standard">2/5</text:p>
      <text:p text:style-name="Standard"/>
      <text:p text:style-name="Standard">Note de la communauté</text:p>
      <text:p text:style-name="Standard">4/5 162 <text:s/></text:p>
      <text:p text:style-name="Standard"/>
      <text:p text:style-name="Standard">Temps de préparation</text:p>
      <text:p text:style-name="Standard">2h30</text:p>
      <text:p text:style-name="Standard"/>
      <text:p text:style-name="Standard">Temps de traitement thermique</text:p>
      <text:p text:style-name="Standard">2h</text:p>
      <text:p text:style-name="Standard"/>
      <text:p text:style-name="Standard">Liste des ingrédients</text:p>
      <text:p text:style-name="Standard">======================</text:p>
      <text:p text:style-name="Standard">* 2 kg de gras double</text:p>
      <text:p text:style-name="Standard">* 50 g de saindoux</text:p>
      <text:p text:style-name="Standard"><text:soft-page-break/>* Farine</text:p>
      <text:p text:style-name="Standard">* 1 verre de vin blanc</text:p>
      <text:p text:style-name="Standard">* 4 oignons</text:p>
      <text:p text:style-name="Standard">* 2 gousses d'ail</text:p>
      <text:p text:style-name="Standard">* 20 g de beurre</text:p>
      <text:p text:style-name="Standard"/>
      <text:p text:style-name="Standard">Nombre de personnes</text:p>
      <text:p text:style-name="Standard">===================</text:p>
      <text:p text:style-name="Standard">4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émincer le gras double. Entreprendre la cuisson du <text:s/>gras double en le faisant sauter à la cocotte avec du <text:s/>saindoux très chaud jusqu'à ce qu'il soit bien rissolé.</text:p>
      <text:p text:style-name="Standard">2. Saupoudrer de farine et laisser roussir puis ajouter <text:s/>le verre de vin blanc et couvrir d'eau. Saler, poivrer. <text:s/>Laisser mijoter à petits bouillons 30 minutes.</text:p>
      <text:p text:style-name="Standard">3. Pendant ce temps, dorer à la poêle les oignons, <text:s/>préalablement émincés et l'ail haché dans le beurre <text:s/>jusqu'à ce qu'ils blondissent.</text:p>
      <text:p text:style-name="Standard">4. Ajouter l'oignon et l'ail au gras double et <text:s/>poursuivre la cuisson 2h à petits bouillons.</text:p>
      <text:p text:style-name="Standard">5. Remplir vos bocaux <text:s/>Super avec ce plat <text:s/>Lyonnais jusqu'à 2 cm du bord en répartissant les <text:s/>ingrédients. Fermer et procéder sans attendre au <text:s/>traitement thermique pendant 2h à 100°C.</text:p>
      <text:p text:style-name="Standard"/>
      <text:p text:style-name="Standard">Pour la petite histoire...Le gras-double est constitué des parties les plus épaisses de la panse, un des quatre compartiments de l’estomac des bovins. Et contrairement à ce qui a souvent été écrit, le gras double n’est pas doublement gras. étymologiquement, gras double signifie "partie épaisse de la panse", puisque "gras" vient du latin "crassus" qui signifie gros, épais.</text:p>
      <text:p text:style-name="Standard"/>
      <text:p text:style-name="Standard"/>
      <text:h text:style-name="Heading_20_1" text:outline-level="1"><text:bookmark-start text:name="__RefHeading___Toc655_4132037544"/>Hachis Parmentier au potimarron<text:bookmark-end text:name="__RefHeading___Toc655_4132037544"/></text:h>
      <text:p text:style-name="Standard"/>
      <text:p text:style-name="Standard">Bébé vit une grande étape : il mange comme ses parents avec le hachis Parmentier ! Ce plat complet apporte féculent, protéine, légume et produit laitier. Délicieux, il ravit les grands comme les petits.</text:p>
      <text:p text:style-name="Standard"/>
      <text:p text:style-name="Standard">Niveau de difficulté</text:p>
      <text:p text:style-name="Standard">2/5</text:p>
      <text:p text:style-name="Standard"/>
      <text:p text:style-name="Standard">Note de la communauté</text:p>
      <text:p text:style-name="Standard">5/5 12 </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text:soft-page-break/></text:p>
      <text:p text:style-name="Standard">Liste des ingrédients</text:p>
      <text:p text:style-name="Standard">======================</text:p>
      <text:p text:style-name="Standard">* 20 g de bœuf haché</text:p>
      <text:p text:style-name="Standard">* 50 g de potimarron épluché</text:p>
      <text:p text:style-name="Standard">* 100 g de pommes de terre épluchées</text:p>
      <text:p text:style-name="Standard">* 15 g de comté râpé</text:p>
      <text:p text:style-name="Standard">* En option : 1 pincée de muscade</text:p>
      <text:p text:style-name="Standard"/>
      <text:p text:style-name="Standard">Nombre de personnes</text:p>
      <text:p text:style-name="Standard">===================</text:p>
      <text:p text:style-name="Standard"/>
      <text:p text:style-name="Standard">Bocal conseillé</text:p>
      <text:p text:style-name="Standard">================</text:p>
      <text:p text:style-name="P12">Pour 1 Terrine <text:s/>Super 125</text:p>
      <text:p text:style-name="P12"/>
      <text:p text:style-name="Standard">Préparation</text:p>
      <text:p text:style-name="Standard">============</text:p>
      <text:p text:style-name="Standard">1. Cuire la viande à la poêle à feu vif sans matière grasse jusqu’à ce qu’elle ne soit plus saignante. La viande doit être en petits morceaux. Sinon, l’écraser.</text:p>
      <text:p text:style-name="Standard">2. Rincer, éplucher et couper en cubes la/les pommes de terre et le potimarron. Peser 100 g de pomme de terre et 50 g de potimarron.</text:p>
      <text:p text:style-name="Standard">3. Cuire les cubes de pomme de terre et de potimarron afin de pouvoir les écraser en purée (cuisson vapeur, micro-onde, etc.).</text:p>
      <text:p text:style-name="Standard">4. A la fin de la cuisson, bien garder le jus de cuisson. Il va vous permettre d’ajuster la texture de la purée.</text:p>
      <text:p text:style-name="Standard">5. Mixer ou écraser finement les cubes de pomme de terre et de potimarron avec la pincée de muscade (si vous avez opté pour cette option). Vous devez obtenir une purée lisse, homogène et moyennement dense. Si la texture vous paraît dense, ajouter du liquide de cuisson et mixer/écraser à nouveau.</text:p>
      <text:p text:style-name="Standard">6. Remplir la terrine jusqu’à 2 cm du rebord en commençant par une couche de 1cm de bœuf haché puis en couvrant avec la purée. Fermer et procéder immédiatement au traitement thermique 45 minutes à 100°C.</text:p>
      <text:p text:style-name="Standard">7. Au moment de servir, couvrir de comté et faire <text:s/>réchauffer. Attention à ne pas faire gratiner le <text:s/>fromage, il doit juste fondre.</text:p>
      <text:p text:style-name="Standard"/>
      <text:p text:style-name="Standard"/>
      <text:h text:style-name="Heading_20_1" text:outline-level="1"><text:bookmark-start text:name="__RefHeading___Toc657_4132037544"/>Haricots blancs au naturel<text:bookmark-end text:name="__RefHeading___Toc657_4132037544"/></text:h>
      <text:p text:style-name="Standard"/>
      <text:p text:style-name="Standard">Les haricots blancs sont très nourrissants et quand ils sont cuits sans matière grasse, comme dans Cette recette, ils restent diététiques alors n'hésitez plus, à vos bocaux les cocos !</text:p>
      <text:p text:style-name="Standard"/>
      <text:p text:style-name="Standard">Niveau de difficulté</text:p>
      <text:p text:style-name="Standard">1/5</text:p>
      <text:p text:style-name="Standard"/>
      <text:p text:style-name="Standard">Note de la communauté</text:p>
      <text:p text:style-name="Standard">4/5 140 </text:p>
      <text:p text:style-name="Standard"/>
      <text:p text:style-name="Standard"><text:soft-page-break/>Temps de préparation</text:p>
      <text:p text:style-name="Standard">45 min</text:p>
      <text:p text:style-name="Standard"/>
      <text:p text:style-name="Standard">Temps de traitement thermique</text:p>
      <text:p text:style-name="Standard">2h30</text:p>
      <text:p text:style-name="Standard"/>
      <text:p text:style-name="Standard">Temps de conservation</text:p>
      <text:p text:style-name="Standard">12 mois</text:p>
      <text:p text:style-name="Standard"/>
      <text:p text:style-name="Standard">Liste des ingrédients</text:p>
      <text:p text:style-name="Standard">======================</text:p>
      <text:p text:style-name="Standard">* Haricots blancs frais</text:p>
      <text:p text:style-name="Standard">* Sel</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2 Bocaux <text:s/>Super 1L</text:p>
      <text:p text:style-name="Standard"/>
      <text:p text:style-name="Standard">Préparation</text:p>
      <text:p text:style-name="Standard">============</text:p>
      <text:p text:style-name="Standard">1. écosser puis plonger les haricots dans de l'eau bouillante pendant 10 minutes.</text:p>
      <text:p text:style-name="Standard">2. Les raffermir en les trempant 5 minutes dans de l'eau froide.</text:p>
      <text:p text:style-name="Standard">3. Remplir les bocaux <text:s/>Super aux ¾ seulement car les haricots gonflent, puis ajouter une saumure bouillante, salée à 10 g/litre jusqu'à 2 cm du rebord.</text:p>
      <text:p text:style-name="Standard">4. Fermer et procéder immédiatement au traitement thermique pendant 2h30 à 100°C pour un bocal d'1 litre, et 2h10 à 100°C pour un bocal d'1/2 litre.</text:p>
      <text:p text:style-name="Standard"/>
      <text:p text:style-name="Standard"/>
      <text:h text:style-name="Heading_20_1" text:outline-level="1"><text:bookmark-start text:name="__RefHeading___Toc659_4132037544"/>Haricots rouges au naturel<text:bookmark-end text:name="__RefHeading___Toc659_4132037544"/></text:h>
      <text:p text:style-name="Standard"/>
      <text:p text:style-name="Standard">Ce soir, vous voyagez au Mexique ! Une envie soudaine de Chili con carne ? Oui, mais pour cela, encore faut-il avoir des conserves de haricots rouges. Manger des légumes de saison et des produits frais devient alors si facile avec .</text:p>
      <text:p text:style-name="Standard"/>
      <text:p text:style-name="Standard">Niveau de difficulté</text:p>
      <text:p text:style-name="Standard">1/5</text:p>
      <text:p text:style-name="Standard"/>
      <text:p text:style-name="Standard">Note de la communauté</text:p>
      <text:p text:style-name="Standard">4/5 10</text:p>
      <text:p text:style-name="Standard"/>
      <text:p text:style-name="Standard">Temps de préparation</text:p>
      <text:p text:style-name="Standard">10 min</text:p>
      <text:p text:style-name="Standard"/>
      <text:p text:style-name="Standard">Temps de traitement thermique</text:p>
      <text:p text:style-name="Standard"><text:soft-page-break/>9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Haricots rouges</text:p>
      <text:p text:style-name="Standard">* Sel</text:p>
      <text:p text:style-name="Standard"/>
      <text:p text:style-name="Standard">Nombre de personnes</text:p>
      <text:p text:style-name="Standard">===================</text:p>
      <text:p text:style-name="Standard">En fonction de la quantité de haricot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our réaliser des conserves de haricots rouges au naturel, les écosser puis les laisser tremper durant une nuit.</text:p>
      <text:p text:style-name="Standard">2. Les égoutter et blanchir les légumes quelques minutes.</text:p>
      <text:p text:style-name="Standard">3. Les placer dans les Bocaux <text:s/>Super et les couvrir d'une eau bouillante salée à 18g de sel/litre jusqu'à 4 cm du rebord (attention ils vont gonfler).</text:p>
      <text:p text:style-name="Standard">4. Fermer les Bocaux <text:s/>Super et procéder immédiatement à la stérilisation des haricots à 100°C pendant 90 minutes.</text:p>
      <text:p text:style-name="Standard"/>
      <text:p text:style-name="Standard"/>
      <text:h text:style-name="Heading_20_1" text:outline-level="1"><text:bookmark-start text:name="__RefHeading___Toc661_4132037544"/>Haricots verts au naturel<text:bookmark-end text:name="__RefHeading___Toc661_4132037544"/></text:h>
      <text:p text:style-name="Standard"/>
      <text:p text:style-name="Standard">Il est des conserves de légumes incontournables, qu’il faut toujours avoir dans son placard pour un repas de famille improvisé. Les haricots verts sont de celles-ci ! Produits naturels par excellence, les haricots verts seront vos meilleurs alliés pour faire des conserves saines et succulentes.</text:p>
      <text:p text:style-name="Standard"/>
      <text:p text:style-name="Standard">Niveau de difficulté</text:p>
      <text:p text:style-name="Standard">1/5</text:p>
      <text:p text:style-name="Standard"/>
      <text:p text:style-name="Standard">Note de la communauté</text:p>
      <text:p text:style-name="P12">4/5 1065 </text:p>
      <text:p text:style-name="P12"><text:s/>Temps de préparation</text:p>
      <text:p text:style-name="Standard">30 mn enviro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text:soft-page-break/></text:p>
      <text:p text:style-name="Standard">Liste des ingrédients</text:p>
      <text:p text:style-name="Standard">======================</text:p>
      <text:p text:style-name="Standard">* 1 kg de haricots verts tendres</text:p>
      <text:p text:style-name="Standard">* sel</text:p>
      <text:p text:style-name="Standard"/>
      <text:p text:style-name="Standard">Nombre de personnes</text:p>
      <text:p text:style-name="Standard">===================</text:p>
      <text:p text:style-name="Standard"/>
      <text:p text:style-name="Standard">Bocal conseillé</text:p>
      <text:p text:style-name="Standard">================</text:p>
      <text:p text:style-name="Standard">2 Bocaux <text:s/>Super 1L</text:p>
      <text:p text:style-name="Standard"/>
      <text:p text:style-name="Standard">Préparation</text:p>
      <text:p text:style-name="Standard">============</text:p>
      <text:p text:style-name="Standard">1. Pour des conserves de haricots verts parfaites, choisir des légumes frais et tendres.</text:p>
      <text:p text:style-name="Standard">2. Enlever les deux extrémités de la gousse et les fils. Blanchir les haricots verts à l'eau bouillante pendant 5 minutes puis les rafraîchir à l'eau froide courante. Ces opérations doivent être faites complètement et rapidement pour éviter que pendant la longue conservation des haricots verts, ils ne <text:s/>deviennent aigres.</text:p>
      <text:p text:style-name="Standard">3. Les égoutter et les ranger verticalement dans les <text:s/>bocaux <text:s/>Super.</text:p>
      <text:p text:style-name="Standard">4. Couvrir jusqu'à 2 cm du rebord avec de l'eau <text:s/>bouillante, salée à environ 20 g/litre.</text:p>
      <text:p text:style-name="Standard">5. Fermer et procéder immédiatement à la stérilisation <text:s/>(traitement thermique) des haricots verts pendant 1h30 <text:s/>à 100°C.</text:p>
      <text:p text:style-name="Standard"/>
      <text:p text:style-name="Standard"/>
      <text:h text:style-name="Heading_20_1" text:outline-level="1"><text:bookmark-start text:name="__RefHeading___Toc663_4132037544"/>Harira<text:bookmark-end text:name="__RefHeading___Toc663_4132037544"/></text:h>
      <text:p text:style-name="Standard"/>
      <text:p text:style-name="Standard">Cette soupe traditionnelle du Maroc et de l'Ouest de l'Algérie est à tester absolument pour faire un petit saut à l’étranger sans bouger d’un pouce ! Légumes secs, épices, oignons et viande, tout y est pour faire de cette soupe un repas complet.</text:p>
      <text:p text:style-name="Standard"/>
      <text:p text:style-name="Standard">Niveau de difficulté</text:p>
      <text:p text:style-name="Standard">2/5</text:p>
      <text:p text:style-name="Standard"/>
      <text:p text:style-name="Standard">Note de la communauté</text:p>
      <text:p text:style-name="Standard">5/5 7 </text:p>
      <text:p text:style-name="Standard"/>
      <text:p text:style-name="Standard">Temps de préparation</text:p>
      <text:p text:style-name="Standard">1h45</text:p>
      <text:p text:style-name="Standard"/>
      <text:p text:style-name="Standard">Temps de traitement thermique</text:p>
      <text:p text:style-name="Standard">1h30</text:p>
      <text:p text:style-name="Standard"/>
      <text:p text:style-name="Standard">Liste des ingrédients</text:p>
      <text:p text:style-name="Standard">======================</text:p>
      <text:p text:style-name="Standard">* 1 kg de souris d'Agneau</text:p>
      <text:p text:style-name="Standard">* 250 g de lentilles</text:p>
      <text:p text:style-name="Standard"><text:soft-page-break/>* 5 branches de céleri</text:p>
      <text:p text:style-name="Standard">* 1.5 kg de tomates</text:p>
      <text:p text:style-name="Standard">* 300 g de pois chiche cuits</text:p>
      <text:p text:style-name="Standard">* 250 g d'oignons</text:p>
      <text:p text:style-name="Standard">* 1 b ton de cannelle</text:p>
      <text:p text:style-name="Standard">* 40 g de gingembre frais</text:p>
      <text:p text:style-name="Standard">* Sel, poivre, safran, coriand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La Harira est une soupe traditionnelle du Maroc et de l'Ouest de l'Algérie et est constituée de légumes secs, d'oignons et de viande. Pendant le ramadan, la Harira est servie accompagnée de dattes, d'œufs durs, de crêpes au miel, de pâtisseries et est traditionnellement le plat de la rupture du jeûne. Mais elle est également servie durant toute l'année dans les restaurants et hôtels, et fréquemment consommée au long de l'année, particulièrement pendant l'hiver.</text:p>
      <text:p text:style-name="Standard"/>
      <text:p text:style-name="Standard">1. Couper la viande en petit morceaux, hacher finement les oignons et le céleri, peler et morceler le gingembre. Peler, épépiner et couper les tomates en dés.</text:p>
      <text:p text:style-name="Standard">2. Dans un « faitout », mettre la viande, les oignons et le céleri puis faire revenir 3 à 4 minutes en remuant sur feu moyen. Ajouter 1L d'eau et laisser mijoter à petits bouillons 30 minutes.</text:p>
      <text:p text:style-name="Standard">3. Ajouter les lentilles, les pois chiches, la cannelle, le sel, le poivre et faire cuire 1h à petits bouillons.</text:p>
      <text:p text:style-name="Standard">4. Pendant ce temps, dans un autre récipient, mettre les tomates, le gingembre, les épices, le sel et le poivre dans 0,50L d'eau et faire mijoter à petits bouillons une trentaine de minutes. Ensuite, mixer avec un plongeur et laisser refroidir. Quand il est temps, verser l'ensemble dans le « faitout » et laisser mijoter encore 10 minutes à petits bouillons.</text:p>
      <text:p text:style-name="Standard">5. Répartir la préparation dans les bocaux <text:s/>Super et remplir jusqu'à 2 cm du rebord. Fermer et procéder immédiatement au traitement thermique, 1h30 à 100°C.</text:p>
      <text:p text:style-name="Standard"/>
      <text:p text:style-name="Standard">Au moment de servir : faire réchauffer - mettre 3 cuillères à soupe de farine dans un grand bol, verser petit à petit du bouillon de cuisson en fouettant pour éviter les grumeaux. Verser dans le bouillon en mélangeant sans cesse. La Harira ne doit pas être épaisse mais veloutée. - Laisser cuire 2-3 minutes. - servir avec un filet de jus de citron dans chaque assiette.</text:p>
      <text:p text:style-name="Standard"/>
      <text:p text:style-name="Standard"/>
      <text:h text:style-name="Heading_20_1" text:outline-level="1"><text:bookmark-start text:name="__RefHeading___Toc665_4132037544"/>Homards à l'armoricaine<text:bookmark-end text:name="__RefHeading___Toc665_4132037544"/></text:h>
      <text:p text:style-name="Standard"/>
      <text:p text:style-name="Standard">Ou également Homard à l’américaine mais la première vision qui nous vient avec cette appellation, c’est un superbe homard orné de ketchup ! Ça ne fait pas vraiment rêver, non ? On valide donc <text:soft-page-break/>l’emploi d’armoricaine, déformé au fil du temps, faisant plus breton, plus marin et plus raffiné car le homard, Ça ne se met pas à toutes les sauces.</text:p>
      <text:p text:style-name="Standard"/>
      <text:p text:style-name="Standard">Niveau de difficulté</text:p>
      <text:p text:style-name="Standard">2/5</text:p>
      <text:p text:style-name="Standard"/>
      <text:p text:style-name="Standard">Note de la communauté</text:p>
      <text:p text:style-name="Standard">4/5 145 </text:p>
      <text:p text:style-name="Standard"/>
      <text:p text:style-name="Standard">Temps de préparation</text:p>
      <text:p text:style-name="Standard">1 h</text:p>
      <text:p text:style-name="Standard"/>
      <text:p text:style-name="Standard">Temps de traitement thermique</text:p>
      <text:p text:style-name="Standard">1 h 15</text:p>
      <text:p text:style-name="Standard"/>
      <text:p text:style-name="Standard">Liste des ingrédients</text:p>
      <text:p text:style-name="Standard">======================</text:p>
      <text:p text:style-name="Standard">* 4 homards de 500 g pièce</text:p>
      <text:p text:style-name="Standard">* 10 cl d'huile végétale</text:p>
      <text:p text:style-name="Standard">* Sel, poivre du moulin</text:p>
      <text:p text:style-name="Standard">* Garniture aromatique : 180 g d'oignons finement hachés</text:p>
      <text:p text:style-name="Standard">* 70 g d'échalotes hachées</text:p>
      <text:p text:style-name="Standard">* 180 g de carottes en petits dés</text:p>
      <text:p text:style-name="Standard">* 2 gousses d'ail écrasées</text:p>
      <text:p text:style-name="Standard">* 5 cl de cognac</text:p>
      <text:p text:style-name="Standard">* 40 cl de vin blanc sec</text:p>
      <text:p text:style-name="Standard">* 2 L de fumet de poisson</text:p>
      <text:p text:style-name="Standard">* 2 càs. de concentré de tomates</text:p>
      <text:p text:style-name="Standard">* 60 g de beurre</text:p>
      <text:p text:style-name="Standard">* 60 g de farine</text:p>
      <text:p text:style-name="Standard">* 1/2 càc. d'estragon frais ciselé</text:p>
      <text:p text:style-name="Standard"/>
      <text:p text:style-name="Standard">Nombre de personnes</text:p>
      <text:p text:style-name="Standard">===================</text:p>
      <text:p text:style-name="Standard">4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bouillir quelques minutes les homards bien frais dans de l'eau légèrement salée, les égoutter, les laisser refroidir et retirer avec précaution la chair de la carapace.</text:p>
      <text:p text:style-name="Standard">2. Pendant ce temps, émincer les oignons, hacher l'échalote, couper les carottes en dés et écraser l'ail.</text:p>
      <text:p text:style-name="Standard">3. Faire revenir la chair des homards dans un fond d'huile et la flamber au cognac.</text:p>
      <text:p text:style-name="Standard">4. Dans un faitout, mettre à frémir sur le feu les oignons, les échalotes, les carottes, l'ail, le vin blanc puis ajouter le fumet de poisson et le concentré de tomates. Laisser mijoter 5 minutes.</text:p>
      <text:p text:style-name="Standard">5. Ajouter la chair de homards et faire cuire 25 minutes. Saler et poivrer.</text:p>
      <text:p text:style-name="Standard"><text:soft-page-break/>6. Remplir les bocaux <text:s/>Super jusqu'à 2 cm du bord. Les fermer et procéder sans attendre au traitement thermique 75 minutes à 100°C.</text:p>
      <text:p text:style-name="Standard"/>
      <text:p text:style-name="Standard">Conseil : avant de servir faire mijoter 5 minutes à petits bouillons avec une partie du jus. Vous pouvez confectionner une sauce plus épaisse en y ajoutant un peu de farine.</text:p>
      <text:p text:style-name="Standard"/>
      <text:p text:style-name="Standard">Cette recette fut créée par un chef cuisinier originaire de Sète, Pierre Fraysse vers 1860. De retour des Etats Unis, il ouvre son restaurant d’inspiration anglo-saxonne. Un soir arrivèrent des dîneurs tardifs, il n'avait vraiment plus rien dans ses frigos sauf quelques homards. Il les coupe alors à vifs, les fait revenir à l'huile, et les « jette » sur une tombée d'échalotes, de tomates, d'ail puis ajoute une bouteille de vin blanc. Il dresse et dit "voici ma dernière création, le Homard à L'Américaine".</text:p>
      <text:p text:style-name="Standard"/>
      <text:p text:style-name="Standard"/>
      <text:h text:style-name="Heading_20_1" text:outline-level="1"><text:bookmark-start text:name="__RefHeading___Toc667_4132037544"/>Houmous de betterave<text:bookmark-end text:name="__RefHeading___Toc667_4132037544"/></text:h>
      <text:p text:style-name="Standard"/>
      <text:p text:style-name="Standard">Pois chiches + betteraves = Une recette délicieuse, facile et plein de bonnes choses pour votre petit body. Vitamine, protéines, fibres… Détoxifiant, anti-cholestérol, anti-stress… un maximum de bienfaits à tartiner sans modération parce que c’est aussi très très bon !</text:p>
      <text:p text:style-name="Standard"/>
      <text:p text:style-name="Standard">Niveau de difficulté</text:p>
      <text:p text:style-name="Standard">2/5</text:p>
      <text:p text:style-name="Standard"/>
      <text:p text:style-name="Standard">Note de la communauté</text:p>
      <text:p text:style-name="Standard">5/5 7 </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00g de betterave entière cuite</text:p>
      <text:p text:style-name="Standard">* 150g de pois chiche en conserve</text:p>
      <text:p text:style-name="Standard">* 1 gousse d’ail</text:p>
      <text:p text:style-name="Standard">* Jus de citron</text:p>
      <text:p text:style-name="Standard">* 20g d’huile d'olive</text:p>
      <text:p text:style-name="Standard">* Cumin en poudre</text:p>
      <text:p text:style-name="Standard">* Sel</text:p>
      <text:p text:style-name="Standard">* Poivre</text:p>
      <text:p text:style-name="Standard"/>
      <text:p text:style-name="Standard">Nombre de personnes</text:p>
      <text:p text:style-name="Standard">===================</text:p>
      <text:p text:style-name="Standard"/>
      <text:p text:style-name="Standard">Bocal conseillé</text:p>
      <text:p text:style-name="Standard">================</text:p>
      <text:p text:style-name="Standard">1 terrine <text:s/>Super 350</text:p>
      <text:p text:style-name="Standard"><text:soft-page-break/></text:p>
      <text:p text:style-name="Standard">Préparation</text:p>
      <text:p text:style-name="Standard">============</text:p>
      <text:p text:style-name="Standard">1. Dans le bol du mixeur, ajouter la betterave coupée en morceaux, l'ail coupé en morceaux, les pois chiches égouttés, le jus de citron, l'huile, le sel, le poivre et le cumin.</text:p>
      <text:p text:style-name="Standard">2. Mixer jusqu'à obtenir une texture bien homogène.</text:p>
      <text:p text:style-name="Standard">3. Remplir vos terrines jusqu'au niveau indiqué par le trait (env. 2 cm du bord). Fermer les terrines et procéder immédiatement au traitement thermique 45 min à 100°C.</text:p>
      <text:p text:style-name="Standard"/>
      <text:p text:style-name="Standard"/>
      <text:h text:style-name="Heading_20_1" text:outline-level="1"><text:bookmark-start text:name="__RefHeading___Toc669_4132037544"/>Houmous en conserve<text:bookmark-end text:name="__RefHeading___Toc669_4132037544"/></text:h>
      <text:p text:style-name="Standard"/>
      <text:p text:style-name="Standard">Chiche, on vous fait voyager au-delà de votre cuisine avec Cette recette de Houmous maison. Cette purée de pois chiche est l’incontournable de la cuisine libanaise. Servie avec des pitas ou des légumes, c’est un vrai régal. Sachez qu’en plus le pois chiche est bourré de glucides et protéines végétales ! Un combo plus que gagnant. Vous n’aurez plus qu’à le déguster les yeux fermés en vous imaginant en terrasse à Beyrouth ou ailleurs.</text:p>
      <text:p text:style-name="Standard"/>
      <text:p text:style-name="Standard">Niveau de difficulté</text:p>
      <text:p text:style-name="Standard">2/5</text:p>
      <text:p text:style-name="Standard"/>
      <text:p text:style-name="Standard">Note de la communauté</text:p>
      <text:p text:style-name="Standard">4/5 45 <text:s/></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00 g de pois chiches</text:p>
      <text:p text:style-name="Standard">* 100 g de Tahin (purée de sésame)</text:p>
      <text:p text:style-name="Standard">* 1 citron</text:p>
      <text:p text:style-name="Standard">* 2 gousses d'ail</text:p>
      <text:p text:style-name="Standard">* Piment d'Espelette</text:p>
      <text:p text:style-name="Standard">* Sel</text:p>
      <text:p text:style-name="Standard">* 1 yaourt brassé</text:p>
      <text:p text:style-name="Standard">* 2 cuillères à soupe d'huile d'olive</text:p>
      <text:p text:style-name="Standard">* Menthe ou Coriandre</text:p>
      <text:p text:style-name="Standard"/>
      <text:p text:style-name="Standard">Nombre de personnes</text:p>
      <text:p text:style-name="Standard">===================</text:p>
      <text:p text:style-name="Standard"/>
      <text:p text:style-name="Standard">Bocal conseillé</text:p>
      <text:p text:style-name="Standard">================</text:p>
      <text:p text:style-name="Standard">Terrines <text:s/>Super 500</text:p>
      <text:p text:style-name="Standard"><text:soft-page-break/></text:p>
      <text:p text:style-name="Standard">Préparation</text:p>
      <text:p text:style-name="Standard">============</text:p>
      <text:p text:style-name="Standard">1. Rincer et égoutter les pois chiches.</text:p>
      <text:p text:style-name="Standard">2. Mixer les pois chiches avec le tahin, le jus du citron, les gousses d'ail écrasées et le yaourt en incorporant au fur et à mesure l'huile d'olive. Saler et mettre du piment selon votre goût.</text:p>
      <text:p text:style-name="Standard">3. Remplir les terrines <text:s/>Super 500 jusqu'à 2 cm du rebord, fermer et procéder immédiatement au traitement thermique, 45 minutes à 100°C. </text:p>
      <text:p text:style-name="Standard">Astuce : A consommer avec des feuilles de menthe ou de coriandre fraîches et en disposition avec des légumes coupés en bâtonnets.</text:p>
      <text:p text:style-name="Standard"/>
      <text:p text:style-name="Standard"/>
      <text:h text:style-name="Heading_20_1" text:outline-level="1"><text:bookmark-start text:name="__RefHeading___Toc671_4132037544"/>Jambonneau en conserve<text:bookmark-end text:name="__RefHeading___Toc671_4132037544"/></text:h>
      <text:p text:style-name="Standard"/>
      <text:p text:style-name="Standard">Dans le cochon, tout est bon et pour Cette recette, la star c’est l’épaule ! On ne peut plus facile, cette conserve sans cuisson préalable, vous permettra de profiter quand vous voulez de ce magnifique morceau de porc savoureux. A servir accompagné de pommes de terre vapeur et une pointe de gros sel.</text:p>
      <text:p text:style-name="Standard"/>
      <text:p text:style-name="Standard">Niveau de difficulté</text:p>
      <text:p text:style-name="Standard">2/5</text:p>
      <text:p text:style-name="Standard"/>
      <text:p text:style-name="Standard">Note de la communauté</text:p>
      <text:p text:style-name="Standard">4/5 191 </text:p>
      <text:p text:style-name="Standard"/>
      <text:p text:style-name="Standard">Temps de préparation</text:p>
      <text:p text:style-name="Standard">15 min</text:p>
      <text:p text:style-name="Standard"/>
      <text:p text:style-name="Standard">Temps de traitement thermique</text:p>
      <text:p text:style-name="Standard">3 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épaule de cochon</text:p>
      <text:p text:style-name="Standard">* Feuilles de laurier ou baies concassées</text:p>
      <text:p text:style-name="Standard">* Sel et poivre</text:p>
      <text:p text:style-name="Standard">* En option : 2 sachets de préparation pour gelée en poudre</text:p>
      <text:p text:style-name="Standard"/>
      <text:p text:style-name="Standard">Nombre de personnes</text:p>
      <text:p text:style-name="Standard">===================</text:p>
      <text:p text:style-name="Standard">A définir en fonction de la taille du jambonneau</text:p>
      <text:p text:style-name="Standard"/>
      <text:p text:style-name="Standard">Bocal conseillé</text:p>
      <text:p text:style-name="Standard">================</text:p>
      <text:p text:style-name="Standard">Terrines <text:s/>Super ou <text:s/>Familia Wiss 200ou 350</text:p>
      <text:p text:style-name="Standard"><text:soft-page-break/></text:p>
      <text:p text:style-name="Standard">Préparation</text:p>
      <text:p text:style-name="Standard">============</text:p>
      <text:p text:style-name="Standard">1. Laver et couper le jambonneau de façon à ce que les morceaux entrent dans les terrines en limitant au maximum l'espace vide.</text:p>
      <text:p text:style-name="Standard">2. Saler, poivrer et ajouter quelques baies concassées ou des feuilles de laurier selon votre goût.</text:p>
      <text:p text:style-name="Standard">3. Mettre le tout dans les terrines <text:s/>Super ou <text:s/>Familia Wiss.</text:p>
      <text:p text:style-name="Standard">4. Fermer et procéder immédiatement au traitement thermique, 3 heures à 100°C.</text:p>
      <text:p text:style-name="Standard"/>
      <text:p text:style-name="Standard">Option : Si vous l'appréciez en gelée, ajoutez la gelée en respectant les instructions de sa préparation au moment où vous remplissez les terrines.</text:p>
      <text:p text:style-name="Standard"/>
      <text:p text:style-name="Standard"/>
      <text:h text:style-name="Heading_20_1" text:outline-level="1"><text:bookmark-start text:name="__RefHeading___Toc673_4132037544"/>Kéfir à la rose et anis vert<text:bookmark-end text:name="__RefHeading___Toc673_4132037544"/></text:h>
      <text:p text:style-name="Standard"/>
      <text:p text:style-name="Standard">Niveau de difficulté</text:p>
      <text:p text:style-name="Standard">3/5</text:p>
      <text:p text:style-name="Standard"/>
      <text:p text:style-name="Standard">Note de la communauté</text:p>
      <text:p text:style-name="Standard">5/5 17 <text:s/></text:p>
      <text:p text:style-name="Standard"/>
      <text:p text:style-name="Standard">Temps de préparation</text:p>
      <text:p text:style-name="Standard">30 min + 2 jour de repos</text:p>
      <text:p text:style-name="Standard"/>
      <text:p text:style-name="Standard">Temps de conservation</text:p>
      <text:p text:style-name="Standard">1 mois au frigo</text:p>
      <text:p text:style-name="Standard"/>
      <text:p text:style-name="Standard">Liste des ingrédients</text:p>
      <text:p text:style-name="Standard">======================</text:p>
      <text:p text:style-name="Standard">Pour le Kéfir :</text:p>
      <text:p text:style-name="Standard"/>
      <text:p text:style-name="Standard">* 1L d'eau</text:p>
      <text:p text:style-name="Standard">* 50g de sucre complet</text:p>
      <text:p text:style-name="Standard">* 25g grains de Kéfir</text:p>
      <text:p text:style-name="Standard">* 1/2 citron non traité bio</text:p>
      <text:p text:style-name="Standard">* 1 ou 2 figues séchées ou 1c à s de raisons secs</text:p>
      <text:p text:style-name="Standard"/>
      <text:p text:style-name="Standard">Pour le sirop à la rose et anis vert :</text:p>
      <text:p text:style-name="Standard">* 100g de sucre</text:p>
      <text:p text:style-name="Standard">* 200g d'eau</text:p>
      <text:p text:style-name="Standard">* 2 c à s d'anis vert</text:p>
      <text:p text:style-name="Standard">* Pétales de 10 roses fraîches non traitées ou 6 boutons deroses séchés</text:p>
      <text:p text:style-name="Standard"/>
      <text:p text:style-name="Standard">Nombre de personnes</text:p>
      <text:p text:style-name="Standard">===================</text:p>
      <text:p text:style-name="Standard"/>
      <text:p text:style-name="Standard">Bocal conseillé</text:p>
      <text:p text:style-name="Standard">================</text:p>
      <text:p text:style-name="Standard"><text:soft-page-break/></text:p>
      <text:p text:style-name="Standard">Préparation</text:p>
      <text:p text:style-name="Standard">============</text:p>
      <text:p text:style-name="Standard">Préparer d'abord le sirop à la rose et anis vert</text:p>
      <text:p text:style-name="Standard"/>
      <text:p text:style-name="Standard">1. Portez l'eau et le sucre à ébullition puis retirer du feu.</text:p>
      <text:p text:style-name="Standard">2. Ajouter les roses et l'anis vert au mélange. Pour les roses fraiches, découper avec des ciseaux la partie blanche à la racine du pétale pour éviter le goût amer.</text:p>
      <text:p text:style-name="P11">3. Laisser infuser à couvert au moins 2 heures. Filtrer et mettre en bouteille <text:s/>au frigo.</text:p>
      <text:p text:style-name="P11"/>
      <text:p text:style-name="P11">Préparer ensuite le Kéfir</text:p>
      <text:p text:style-name="Standard"><text:span text:style-name="T12">4</text:span>. Faire dissoudre le sucre dans l’eau et verser le mélange dans un bocal <text:s/>Super. Couper grossièrement le citron avec sa peau. </text:p>
      <text:p text:style-name="Standard"><text:span text:style-name="T12">5</text:span>. Dans le bocal, ajouter les grains de Kéfir, le citron et les fruits secs. Fermer le bocal sans mettre la rondelle et laisser deux jours à température ambiante.</text:p>
      <text:p text:style-name="Standard"><text:span text:style-name="T12">6</text:span>. Filtrer et ajouter de 3 à 10 cuillères à soupe de sirop selon vos goûts. Le Kéfir est prêt à consommer.</text:p>
      <text:p text:style-name="Standard"/>
      <text:p text:style-name="Standard"><text:s/>Il se conserve 1 mois dans une bouteille <text:s/>bien fermée au réfrigérateur.</text:p>
      <text:p text:style-name="Standard"/>
      <text:p text:style-name="Standard"/>
      <text:h text:style-name="Heading_20_1" text:outline-level="1"><text:bookmark-start text:name="__RefHeading___Toc675_4132037544"/>Kéfir<text:bookmark-end text:name="__RefHeading___Toc675_4132037544"/></text:h>
      <text:p text:style-name="Standard"/>
      <text:p text:style-name="Standard">La voilà, la boisson miracle ! Connue depuis l’Antiquité,elle est riche en bactéries bénéfiques pour la flore intestinale grâce à son procédé de fermentation. Résultat, le kéfir ne vous veut que du bien et l’avantage de le faire maison, c’est que vous le faites pétiller comme vous le préférez. Enfin une boisson à consommer sans modération. Tchin !</text:p>
      <text:p text:style-name="Standard"/>
      <text:p text:style-name="Standard">Niveau de difficulté</text:p>
      <text:p text:style-name="Standard">1/5</text:p>
      <text:p text:style-name="Standard"/>
      <text:p text:style-name="Standard">Note de la communauté</text:p>
      <text:p text:style-name="Standard">5/5 236 <text:s/></text:p>
      <text:p text:style-name="Standard"/>
      <text:p text:style-name="Standard">Temps de préparation</text:p>
      <text:p text:style-name="Standard">30 minutes</text:p>
      <text:p text:style-name="Standard"/>
      <text:p text:style-name="Standard">Liste des ingrédients</text:p>
      <text:p text:style-name="Standard">======================</text:p>
      <text:p text:style-name="Standard">* 1 à 2 cuillères à soupe (environ 120g) de grains de kéfir-Tibicos</text:p>
      <text:p text:style-name="Standard">* 4 cuillères à soupe de sucre</text:p>
      <text:p text:style-name="Standard">* 1 figue sèche (sans additifs, ni huile, ni sulfites)</text:p>
      <text:p text:style-name="Standard">* 1 citron bio ou 1 orange bio coupé en quartiers.</text:p>
      <text:p text:style-name="Standard">* 1L d’eau non chlorée</text:p>
      <text:p text:style-name="Standard"/>
      <text:p text:style-name="Standard">Nombre de personnes</text:p>
      <text:p text:style-name="Standard">===================</text:p>
      <text:p text:style-name="Standard">Plusieurs</text:p>
      <text:p text:style-name="Standard"><text:soft-page-break/></text:p>
      <text:p text:style-name="Standard">Bocal conseillé</text:p>
      <text:p text:style-name="Standard">================</text:p>
      <text:p text:style-name="P11">1 bocal <text:s/>Super 1L</text:p>
      <text:p text:style-name="P11"/>
      <text:p text:style-name="Standard">Préparation</text:p>
      <text:p text:style-name="Standard">============</text:p>
      <text:p text:style-name="Standard">1. Avant de commencer, nous vous invitons à consulter notre rubrique mode d'emploi afin de tout savoir sur le processus de fermentation !</text:p>
      <text:p text:style-name="Standard">2. Mettre les grains dans un bocal (genre Bocal a vis ) et verser l’eau. Ajouter le sucre, la figue sèche, les fruits. Couvrir avec une gaze et un élastique. Le sucre peut-être du sucre blanc, ou du sucre roux, de la cassonade, de la vergeoise, du sucre muscovado, etc… Mais pas des édulcorants comme la stévia, l’aspartame, le xylytol.</text:p>
      <text:p text:style-name="Standard">3. Laisser fermenter 24 à 48 heures, à température ambiante jusqu’à ce que la figue remonte à la surface.</text:p>
      <text:p text:style-name="Standard">4. Quand la figue est bien remontée en surface, enlever les fruits et la figue (on peut presser les agrumes dans la boisson)</text:p>
      <text:p text:style-name="Standard">5. Filtrer à travers une passoire fine pour récupérer les grains de Kéfir d’un côté et le jus de l’autre.</text:p>
      <text:p text:style-name="Standard">6. Mettre la boisson dans une bouteille Swing Top 1L. Laisser la bouteille fermée à température ambiante encore 24 heures pour plus de pétillant, stocker au frigo et déguster bien frais.</text:p>
      <text:p text:style-name="Standard"/>
      <text:p text:style-name="Standard">Plus on attend, plus le kéfir devient pétillant. Il se garde plusieurs semaines et devient plus acide avec le temp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677_4132037544"/>Kimchi blanc de Sang-Hoon Degeimbre<text:bookmark-end text:name="__RefHeading___Toc677_4132037544"/></text:h>
      <text:p text:style-name="Standard"/>
      <text:p text:style-name="Standard">Cette recette de kimchi blanc, plat traditionnel coréen est tout aussi simple à réaliser que celle du kimchi rouge. Un mélange doux et savoureux de chou, radis blanc et de poireaux à faire fermenter avant de déguster. Vous bénéficiez en un tour de main de tous leurs bienfaits nutritionnels. Vite à vos bocaux !</text:p>
      <text:p text:style-name="Standard"/>
      <text:p text:style-name="Standard">Niveau de difficulté</text:p>
      <text:p text:style-name="Standard">3/5</text:p>
      <text:p text:style-name="Standard"/>
      <text:p text:style-name="Standard">Note de la communauté</text:p>
      <text:p text:style-name="Standard">5/5 2 <text:s/></text:p>
      <text:p text:style-name="Standard"/>
      <text:p text:style-name="Standard">Temps de préparation</text:p>
      <text:p text:style-name="Standard">1h</text:p>
      <text:p text:style-name="Standard"/>
      <text:p text:style-name="Standard">Temps de conservation</text:p>
      <text:p text:style-name="Standard">1 à 2 ans</text:p>
      <text:p text:style-name="Standard"/>
      <text:p text:style-name="Standard">Liste des ingrédients</text:p>
      <text:p text:style-name="Standard"><text:soft-page-break/>======================</text:p>
      <text:p text:style-name="P10">* 1/2 choux chinois (environ 750 gr)</text:p>
      <text:p text:style-name="P10">* 75 gr de sel de Maldon</text:p>
      <text:p text:style-name="P10">* 400 gr d'eau</text:p>
      <text:p text:style-name="P10">* 15 gr daikon</text:p>
      <text:p text:style-name="P10">* 2 c à s de carottes</text:p>
      <text:p text:style-name="P10">* 1 c à s de cébettes</text:p>
      <text:p text:style-name="P10">* 1 c à s d'oignons</text:p>
      <text:p text:style-name="P10">* 1/4 pomme</text:p>
      <text:p text:style-name="P10">* 1/4 poire</text:p>
      <text:p text:style-name="P10">* 2 gousses d'ail</text:p>
      <text:p text:style-name="P10">* 1 c à c de gingembre</text:p>
      <text:p text:style-name="P10">* 1 c à c de crevettes coréennes</text:p>
      <text:p text:style-name="P10">* 1 c à c de Fish Sauce</text:p>
      <text:p text:style-name="P10">* 1 pincée de sucre</text:p>
      <text:p text:style-name="P10">* 1 à c de pignons de pin grillés</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P10">1 bocal <text:s/>Super 1L</text:p>
      <text:p text:style-name="P10"/>
      <text:p text:style-name="Standard">Préparation</text:p>
      <text:p text:style-name="Standard">============</text:p>
      <text:p text:style-name="Standard">1. Avant de commencer, nous vous invitons à consulter notre rubrique mode d'emploi afin de tout savoir sur le processus de fermentation !</text:p>
      <text:p text:style-name="Standard">2. Mélanger le sel et l’eau. Remuer pour bien dissoudre le sel.</text:p>
      <text:p text:style-name="Standard">3. Y plonger le demi chou chinois en laissant tremper 1h si le chou est frais et mou ou 5h s’il est dense.</text:p>
      <text:p text:style-name="Standard">4. Couper en julienne le daikon, les carottes et les oignons. Ciseler les cébettes. Ecraser l’ail et le gingembre au mortier. Râper la pomme et la poire.</text:p>
      <text:p text:style-name="Standard">5. Mélanger le tout à la main avec la sauce de poisson, les crevettes, la pincée de sucre et les pignons de pin grillés.</text:p>
      <text:p text:style-name="Standard">6. Prendre le choux, rincer légèrement et bien essorer.</text:p>
      <text:p text:style-name="Standard">7. Insérer à la main la préparation entre chaque feuille et enrouler à l’aide de la grande feuille extérieure.</text:p>
      <text:p text:style-name="Standard">8. Remplir le bocal et bien presser pour tout faire entrer. Verser un peu de saumure si besoin pour garder le kimchi immergé.</text:p>
      <text:p text:style-name="Standard">9. Refermer et laisser fermenter pendant 10 jours à température ambiante puis conserver au frais.</text:p>
      <text:p text:style-name="Standard"/>
      <text:p text:style-name="Standard">Le kimchi peut être consommé dès le 10ème jour en mode « primeur » mais il se bonifie avec le temps et peut atteindre 1 voire 2 ans d’âge.</text:p>
      <text:p text:style-name="Standard"/>
      <text:p text:style-name="Standard"/>
      <text:h text:style-name="Heading_20_1" text:outline-level="1"><text:bookmark-start text:name="__RefHeading___Toc679_4132037544"/><text:soft-page-break/>Kimchi rouge de Sang-Hoon Degeimbre<text:bookmark-end text:name="__RefHeading___Toc679_4132037544"/></text:h>
      <text:p text:style-name="Standard"/>
      <text:p text:style-name="Standard">Le kimchi rouge doit sa couleur à la p te de piment qu’il contient. Ce plat coréen composé essentiellement de chou chinois est ici finement associé à la carotte, au radis blanc et à la pomme et la poire ! Comme tous les kimchi, il doit sa popularité aux bienfaits nutritionnels dont il regorge gr ce au procédé de fermentation. C’est bon la science !</text:p>
      <text:p text:style-name="Standard"/>
      <text:p text:style-name="Standard">Niveau de difficulté</text:p>
      <text:p text:style-name="Standard">2/5</text:p>
      <text:p text:style-name="Standard"/>
      <text:p text:style-name="Standard">Note de la</text:p>
      <text:p text:style-name="Standard">communauté</text:p>
      <text:p text:style-name="Standard">5/5 2 </text:p>
      <text:p text:style-name="Standard"/>
      <text:p text:style-name="Standard">Temps de préparation</text:p>
      <text:p text:style-name="Standard">1h</text:p>
      <text:p text:style-name="Standard"/>
      <text:p text:style-name="Standard">Temps de conservation</text:p>
      <text:p text:style-name="Standard">1 à 2 ans</text:p>
      <text:p text:style-name="Standard"/>
      <text:p text:style-name="Standard">Liste des ingrédients</text:p>
      <text:p text:style-name="Standard">======================</text:p>
      <text:p text:style-name="P10">* 1/2 choux chinois (environ 750 gr)</text:p>
      <text:p text:style-name="P10">* 75 gr de sel de Maldon</text:p>
      <text:p text:style-name="P10">* 400 gr d'eau</text:p>
      <text:p text:style-name="P10">* 90 gr de daikon</text:p>
      <text:p text:style-name="P10">* 2 c à s de cébette</text:p>
      <text:p text:style-name="P10">* 2 c à s de carotte</text:p>
      <text:p text:style-name="P10">* 2 c à s d'oignon</text:p>
      <text:p text:style-name="P10">* 1/4 de pomme</text:p>
      <text:p text:style-name="P10">* 1/4 de poire</text:p>
      <text:p text:style-name="P10">* 2 c à s d'ail</text:p>
      <text:p text:style-name="P10">* 1 c à s de gingembre</text:p>
      <text:p text:style-name="P10">* 4 c à s de gochujang</text:p>
      <text:p text:style-name="P10">* 2 c à s d'eau chaude</text:p>
      <text:p text:style-name="P10">* 1 c à c de crevettes coréennes</text:p>
      <text:p text:style-name="P10">* 1 c à c de Fish Sauce</text:p>
      <text:p text:style-name="Standard">* 1 bocal <text:s/>Super 1L</text:p>
      <text:p text:style-name="Standard"/>
      <text:p text:style-name="Standard">Nombre de personnes</text:p>
      <text:p text:style-name="Standard">===================</text:p>
      <text:p text:style-name="Standard"/>
      <text:p text:style-name="Standard">Bocal conseillé</text:p>
      <text:p text:style-name="Standard">================</text:p>
      <text:p text:style-name="Standard"/>
      <text:p text:style-name="Standard">Préparation</text:p>
      <text:p text:style-name="Standard">============</text:p>
      <text:p text:style-name="Standard">1. Avant de commencer, nous vous invitons à consulter notre rubrique mode d’emploi afin de tout savoir sur le processus de fermentation !</text:p>
      <text:p text:style-name="Standard"><text:soft-page-break/>2. Mélanger le sel et l’eau. Remuer pour bien dissoudre le sel.</text:p>
      <text:p text:style-name="Standard">3. Y plonger le demi chou chinois en laissant tremper 1h si le chou est frais et mou ou 5h s’il est dense.</text:p>
      <text:p text:style-name="Standard">4. Mélanger le gochujang avec de l’eau jusqu’à gonflement, en attendant, couper en julienne le daikon, les carottes et les oignons. Ciseler les cébettes. écraser l'ail et le gingembre dans un mortier. R<text:span text:style-name="T11">â</text:span>per la pomme et la poire.</text:p>
      <text:p text:style-name="Standard">5. Mélanger le tout à la main avec la sauce de poisson et les crevettes.</text:p>
      <text:p text:style-name="Standard">6. Insérer à la main la préparation entre chaque feuille et enrouler à l’aide de la grande feuille extérieure.</text:p>
      <text:p text:style-name="Standard">7. Remplir le bocal et bien presser pour tout faire entrer. Verser un peu de saumure si besoin pour garder le kimchi immergé.</text:p>
      <text:p text:style-name="Standard">8. Refermer et laisser fermenter pendant 10 jours à température ambiante puis conserver au frais.</text:p>
      <text:p text:style-name="Standard"/>
      <text:p text:style-name="Standard">Le kimchi peut être consommé dès le 10ème jour en mode « primeur » mais il se bonifie avec le temps et peut atteindre 1 voire 2 ans d’âge.</text:p>
      <text:p text:style-name="Standard"/>
      <text:p text:style-name="Standard"/>
      <text:h text:style-name="Heading_20_1" text:outline-level="1"><text:bookmark-start text:name="__RefHeading___Toc681_4132037544"/>Kimchi<text:bookmark-end text:name="__RefHeading___Toc681_4132037544"/></text:h>
      <text:p text:style-name="Standard"/>
      <text:p text:style-name="Standard">Le Kimchi est le plat traditionnel par excellence en Corée ! Un mélange savoureux de chou et radis blanc et de poireaux à faire fermenter avant de déguster. Bénéficiez en un tour de main de tous leurs bienfaits nutritionnels. Vite à vos bocaux !</text:p>
      <text:p text:style-name="Standard"/>
      <text:p text:style-name="Standard">Niveau de difficulté</text:p>
      <text:p text:style-name="Standard">1/5</text:p>
      <text:p text:style-name="Standard"/>
      <text:p text:style-name="Standard">Note de la communauté</text:p>
      <text:p text:style-name="Standard">4/5 18 </text:p>
      <text:p text:style-name="Standard"/>
      <text:p text:style-name="Standard">Temps de préparation</text:p>
      <text:p text:style-name="Standard">40 minutes</text:p>
      <text:p text:style-name="Standard"/>
      <text:p text:style-name="Standard">Liste des ingrédients</text:p>
      <text:p text:style-name="Standard">======================</text:p>
      <text:p text:style-name="Standard">* 1 Chou chinois ou 1 chou blanc, ou du pak choi</text:p>
      <text:p text:style-name="Standard">* 100 g de Radis blanc</text:p>
      <text:p text:style-name="Standard">* 1 poireau</text:p>
      <text:p text:style-name="Standard">* 1 oignon nouveau</text:p>
      <text:p text:style-name="Standard">* 1 gousse d’ail</text:p>
      <text:p text:style-name="Standard">* 15 g de gingembre</text:p>
      <text:p text:style-name="Standard">* 20 g de poudre de piment coréen</text:p>
      <text:p text:style-name="Standard">* 1 cuillère à soupe de sauce soja</text:p>
      <text:p text:style-name="Standard">* 1 cuillère à soupe de sauce de poisson</text:p>
      <text:p text:style-name="Standard">* 10 g de sel ni iodé ni fluoré</text:p>
      <text:p text:style-name="Standard"/>
      <text:p text:style-name="Standard">Nombre de personnes</text:p>
      <text:p text:style-name="Standard">===================</text:p>
      <text:p text:style-name="Standard"/>
      <text:p text:style-name="Standard"><text:soft-page-break/>Bocal conseillé</text:p>
      <text:p text:style-name="Standard">================</text:p>
      <text:p text:style-name="P10">1 bocal <text:s/>Super 1L</text:p>
      <text:p text:style-name="P10"/>
      <text:p text:style-name="Standard">Préparation</text:p>
      <text:p text:style-name="Standard">============</text:p>
      <text:p text:style-name="Standard">1. Avant de commencer, nous vous invitons à consulter <text:s/>notre rubrique mode d’emploi afin de tout savoir <text:s/>sur le processus de fermentation !</text:p>
      <text:p text:style-name="Standard">2. Retirer les premières feuilles abimées du chou. Ne <text:s/>pas rincer.</text:p>
      <text:p text:style-name="Standard">3. Couper les feuilles en tronçons et les mélanger dans <text:s/>un récipient avec le sel. Laisser reposer 20 min.</text:p>
      <text:p text:style-name="Standard">4. Pendant ce temps, préparer l’assaisonnement, peler <text:s/>et émincer le radis et l’oignon nouveau, tailler le <text:s/>poireau en julienne. Hacher l’ail, peler le gingembre <text:s/>et le détailler en bâtonnets.</text:p>
      <text:p text:style-name="Standard">5. Mélanger tous ces ingrédients avec la sauce soja, la <text:s/>sauce de poisson, et le piment. Laisser reposer 10 <text:s/>minutes à température ambiante.</text:p>
      <text:p text:style-name="Standard">6. Dans le bocal, alterner des couches de chou et les <text:s/>autres ingrédients. Tasser fortement, pour éliminer les <text:s/>poches d’air.</text:p>
      <text:p text:style-name="Standard">7. Laisser fermenter 1 semaine à température ambiante, <text:s/>puis entreposer idéalement à température d’une cave. On <text:s/>peut le consommer à partir de 1 semaine pour un goût <text:s/>doux, 2 semaines pour plus d’acidité.</text:p>
      <text:p text:style-name="Standard"/>
      <text:p text:style-name="Standard"/>
      <text:h text:style-name="Heading_20_1" text:outline-level="1"><text:bookmark-start text:name="__RefHeading___Toc683_4132037544"/>La Carbonnade Flamande<text:bookmark-end text:name="__RefHeading___Toc683_4132037544"/></text:h>
      <text:p text:style-name="Standard"/>
      <text:p text:style-name="Standard">Vous cherchez Une recette de bœuf qui se veut originale ? Pourquoi ne pas essayer Une recette belge ancestrale : la carbonade flamande.</text:p>
      <text:p text:style-name="Standard"/>
      <text:p text:style-name="Standard">Niveau de difficulté</text:p>
      <text:p text:style-name="Standard">2/5</text:p>
      <text:p text:style-name="Standard"/>
      <text:p text:style-name="Standard">Note de la communauté</text:p>
      <text:p text:style-name="Standard">4/5 172 </text:p>
      <text:p text:style-name="Standard"/>
      <text:p text:style-name="Standard">Temps de préparation</text:p>
      <text:p text:style-name="Standard">1h</text:p>
      <text:p text:style-name="Standard"/>
      <text:p text:style-name="Standard">Temps de traitement thermique</text:p>
      <text:p text:style-name="Standard">1h30</text:p>
      <text:p text:style-name="Standard"/>
      <text:p text:style-name="Standard">Liste des ingrédients</text:p>
      <text:p text:style-name="Standard">======================</text:p>
      <text:p text:style-name="Standard">* 1,8 kg de viande de bœuf pour bourguignon</text:p>
      <text:p text:style-name="Standard">* 3 oignons</text:p>
      <text:p text:style-name="Standard">* 2 gousses d'ail</text:p>
      <text:p text:style-name="Standard">* 75 cl de bière brune</text:p>
      <text:p text:style-name="Standard">* 75 cl de bière blonde</text:p>
      <text:p text:style-name="Standard">* 100 g de beurre</text:p>
      <text:p text:style-name="Standard">* 1 bouquet garni</text:p>
      <text:p text:style-name="Standard"><text:soft-page-break/>* Sel, poivre</text:p>
      <text:p text:style-name="Standard"/>
      <text:p text:style-name="Standard">Au moment de consommer :</text:p>
      <text:p text:style-name="Standard">* 3 biscuits de type "Spéculoos"</text:p>
      <text:p text:style-name="Standard">* 1 c. à soupe de cassonade</text:p>
      <text:p text:style-name="Standard">* Du liant pour sauce type MaÏzena Sauceline</text:p>
      <text:p text:style-name="Standard"/>
      <text:p text:style-name="Standard">Nombre de personnes</text:p>
      <text:p text:style-name="Standard">===================</text:p>
      <text:p text:style-name="Standard">Pour 6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la viande en cubes de 6 cm, peler l'ail et le hacher menu.</text:p>
      <text:p text:style-name="Standard">2. Faire fondre le beurre dans une cocotte-minute, y ajouter la viande coupée en morceaux ainsi qu'un oignon haché finement.</text:p>
      <text:p text:style-name="Standard">3. Laisser la viande dorer à feu vif en remuant de temps en temps. Une fois la viande bien saisie, déglacer Cette recette avec un peu de bière.</text:p>
      <text:p text:style-name="Standard">4. Ensuite, ajouter l'ail haché finement, les deux derniers oignons coupés en fines rondelles ainsi que le bouquet garni et mélanger.</text:p>
      <text:p text:style-name="Standard">5. Recouvrir le tout avec la totalité de la bière, fermer la cocotte et laisser cuire une heure à feu vif.</text:p>
      <text:p text:style-name="Standard">6. Retirer le bouquet garni et remplir sans attendre les bocaux <text:s/>Super, les fermer et procéder immédiatement au traitement thermique 1h30 à 100°C. Votre recette de Carbonnade Flamande est terminée.</text:p>
      <text:p text:style-name="Standard"/>
      <text:p text:style-name="Standard">Au moment de servir, faire réchauffer puis ajouter la cassonade et les spéculoos finement émiettés, mélanger le tout et laisser réduire quelques minutes. Pour finir, lier la sauce en incorporant la Sauceline directement dans la cocotte et servir avec des pommes de terre comme accompagnement de carbonade flamande.</text:p>
      <text:p text:style-name="Standard"/>
      <text:p text:style-name="Standard">"Pour la petite histoire… Il a fallu attendre le Moyen-Âge pour que la bière devienne cette véritable boisson populaire. Jusqu’à la fin du XIIème siècle, avant l’apparition des brasseries artisanales, les moines régnaient en tant que maîtres sur le commerce de la bière. Une légende raconte qu’ils profitaient de leur statut de confesseur pour soutirer des informations secrètes sur la fabrication de la boisson. Cette même bière brassée dans les monastères servait de médicament."</text:p>
      <text:p text:style-name="Standard"/>
      <text:p text:style-name="Standard"/>
      <text:h text:style-name="Heading_20_1" text:outline-level="1"><text:bookmark-start text:name="__RefHeading___Toc685_4132037544"/>La potée champenoise<text:bookmark-end text:name="__RefHeading___Toc685_4132037544"/></text:h>
      <text:p text:style-name="Standard"/>
      <text:p text:style-name="Standard">La potée venue de l’Est ! Riche et gourmande avec ses saucisses, son lard et son carré de porc, elle vous livrera toutes ses saveurs quand vous le souhaitez. C’est Ça l’avantage de conserver.</text:p>
      <text:p text:style-name="Standard"/>
      <text:p text:style-name="Standard">Niveau de difficulté</text:p>
      <text:p text:style-name="Standard">1/5</text:p>
      <text:p text:style-name="Standard"><text:soft-page-break/></text:p>
      <text:p text:style-name="Standard">Note de la communauté</text:p>
      <text:p text:style-name="Standard">3/5 187 </text:p>
      <text:p text:style-name="Standard"/>
      <text:p text:style-name="Standard">Temps de préparation</text:p>
      <text:p text:style-name="Standard">1 h</text:p>
      <text:p text:style-name="Standard"/>
      <text:p text:style-name="Standard">Temps de traitement thermique</text:p>
      <text:p text:style-name="Standard">1 h 30</text:p>
      <text:p text:style-name="Standard"/>
      <text:p text:style-name="Standard">Liste des ingrédients</text:p>
      <text:p text:style-name="Standard">======================</text:p>
      <text:p text:style-name="Standard">* 500 g de poitrine maigre demi sel</text:p>
      <text:p text:style-name="Standard">* 250 g de carré de porc demi sel</text:p>
      <text:p text:style-name="Standard">* 1 chou pommé</text:p>
      <text:p text:style-name="Standard">* 2 carottes</text:p>
      <text:p text:style-name="Standard">* 2 navets</text:p>
      <text:p text:style-name="Standard">* 500 g de pomme de terre à chair ferme</text:p>
      <text:p text:style-name="Standard">* 4 saucisses</text:p>
      <text:p text:style-name="Standard">* 1 tranche épaisse de jambon fumé</text:p>
      <text:p text:style-name="Standard">* Sel et poivr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La veille de la réalisation de votre recette, <text:s/>dessaler le lard et le carré.</text:p>
      <text:p text:style-name="Standard">2. Préparer le chou et le couper en 4. Couper les <text:s/>pommes de terre si nécessaire, couper le jambon fumé en <text:s/>carré.</text:p>
      <text:p text:style-name="Standard">3. Dans une grande casserole d'eau faire bouillir le <text:s/>chou pendant 10 minutes puis l'égoutter.</text:p>
      <text:p text:style-name="Standard">4. Dans une cocotte, cuisiner le lard et le carré avec <text:s/>3 litres d'eau, laisser bouillir 10 minutes puis <text:s/>ajouter les pommes de terre, les saucisses et le jambon <text:s/>fumé. Assaisonner puis continuer à faire cuire le tout <text:s/>pendant 10 minutes.</text:p>
      <text:p text:style-name="Standard">5. Remplir immédiatement les bocaux jusqu'à 2 cm du <text:s/>bord. Les fermer et procéder sans attendre au <text:s/>traitement thermique 90 minutes à 100°C.</text:p>
      <text:p text:style-name="Standard"/>
      <text:p text:style-name="Standard">Au moment de servir faites réchauffer votre préparation, égouttez le tout et versez le bouillon de la potée dans une soupière. Dans un autre plat présentez la viande et les légumes afin de servir immédiatement pendant que c’est chaud.</text:p>
      <text:p text:style-name="Standard"/>
      <text:p text:style-name="Standard">"Pour la petite histoire… Dans les Ardennes, la pomme de terre est à la base de l'alimentation : en salade, purée, sauté…on la trouve dans beaucoup de plat typique. En 1586, le légat du Pape en avait apporté quelques tubercules en Belgique puis passèrent la frontière pour aller rejoindre les <text:soft-page-break/>Ardennes. Dans cette région, on ne tergiverse pas lorsque c’est bon et que Ça nourrit son homme. On en prend et reprend !</text:p>
      <text:p text:style-name="Standard"/>
      <text:p text:style-name="Standard"/>
      <text:h text:style-name="Heading_20_1" text:outline-level="1"><text:bookmark-start text:name="__RefHeading___Toc687_4132037544"/>Légumes au vinaigre<text:bookmark-end text:name="__RefHeading___Toc687_4132037544"/></text:h>
      <text:p text:style-name="Standard"/>
      <text:p text:style-name="Standard">Frais, croquants, savoureux… ce sont les légumes stockés en conserves de vinaigre ! Parfaits pour un apéritif estival, ils apporteront cette petite touche d’acidité que votre palais aime tant. Et il a le choix, votre palais : vinaigre de cidre, vinaigre de Xérès, vinaigre blanc… ? Et pourquoi pas tous !</text:p>
      <text:p text:style-name="Standard"/>
      <text:p text:style-name="Standard">Niveau de difficulté</text:p>
      <text:p text:style-name="Standard">1/5</text:p>
      <text:p text:style-name="Standard"/>
      <text:p text:style-name="Standard">Note de la communauté</text:p>
      <text:p text:style-name="Standard">4/5 145 </text:p>
      <text:p text:style-name="Standard"/>
      <text:p text:style-name="Standard">Temps de préparation</text:p>
      <text:p text:style-name="Standard">30 mn</text:p>
      <text:p text:style-name="Standard"/>
      <text:p text:style-name="Standard">Temps de conservation</text:p>
      <text:p text:style-name="Standard">4 mois</text:p>
      <text:p text:style-name="Standard"/>
      <text:p text:style-name="Standard">Liste des ingrédients</text:p>
      <text:p text:style-name="Standard">======================</text:p>
      <text:p text:style-name="Standard">* 500 g de jeunes carottes</text:p>
      <text:p text:style-name="Standard">* 180 g de haricots verts</text:p>
      <text:p text:style-name="Standard">* 1 poivron jaune et 1 vert</text:p>
      <text:p text:style-name="Standard">* 1 branche de céleri</text:p>
      <text:p text:style-name="Standard">* 200 g de tomates cerises</text:p>
      <text:p text:style-name="Standard">* 1 botte de petits oignons frais</text:p>
      <text:p text:style-name="Standard">* 2 gousses d'ail</text:p>
      <text:p text:style-name="Standard">* 1 petit bouquet d'aneth</text:p>
      <text:p text:style-name="Standard">* 1 litre de vinaigre d'alcool blanc</text:p>
      <text:p text:style-name="Standard">* Sel, poivre</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2 Bocaux <text:s/>Super 1 L</text:p>
      <text:p text:style-name="Standard"/>
      <text:p text:style-name="Standard">* Informations</text:p>
      <text:p text:style-name="Standard">* Ingrédients</text:p>
      <text:p text:style-name="Standard">* Préparation</text:p>
      <text:p text:style-name="Standard"/>
      <text:p text:style-name="Standard">Préparation</text:p>
      <text:p text:style-name="Standard"><text:soft-page-break/>============</text:p>
      <text:p text:style-name="Standard">1. Peler les carottes et les émincer en bâtonnets. <text:s/>Faire de même avec les poivrons en retirant <text:s/>l'intérieur. éplucher les oignons. équeuter les <text:s/>haricots verts et les tomates. Couper les branches de <text:s/>céleri en bâtonnets.</text:p>
      <text:p text:style-name="Standard">2. Plonger les légumes puis les oignons et les gousses <text:s/>d'ail dans de l'eau bouillante salée (20 g/l) et <text:s/>compter 3 minutes à la reprise de l'ébullition. <text:s/>Procéder par petites quantités.</text:p>
      <text:p text:style-name="Standard">3. Les retirer avec une écumoire, les rafraîchir <text:s/>immédiatement dans un récipient d'eau glacée puis les <text:s/>égoutter et les sécher.</text:p>
      <text:p text:style-name="Standard">4. Disposer ces légumes en conserves dans les bocaux, <text:s/>ajouter l'aneth et recouvrir complètement de vinaigre <text:s/>bouillant (les légumes au vinaigre moisiront s’ils sont <text:s/>mal couverts). Fermer et laisser macérer 1 mois dans un <text:s/>endroit frais à l'abri de la lumière.</text:p>
      <text:p text:style-name="Standard"/>
      <text:p text:style-name="Standard">NB : Ceci n’est qu’un exemple. Vous pouvez composer vos propres mélanges de conserves de légumes au vinaigre : oignons au vinaigre, asperges, cornichons, artichauts… tout se conserve au vinaigre !</text:p>
      <text:p text:style-name="Standard"/>
      <text:p text:style-name="Standard"/>
      <text:h text:style-name="Heading_20_1" text:outline-level="1"><text:bookmark-start text:name="__RefHeading___Toc689_4132037544"/>Limonade au gingembre<text:bookmark-end text:name="__RefHeading___Toc689_4132037544"/></text:h>
      <text:p text:style-name="Standard"/>
      <text:p text:style-name="Standard">Nos amis de dot to dot magazine et du restaurant l’estaminet ont créé avec <text:s/>la recette parfaite de limonade au gingembre. Quelques ingrédients suffisent pour préparer cette délicieuse recette et profiter des joies de cette boisson !</text:p>
      <text:p text:style-name="Standard"/>
      <text:p text:style-name="Standard">Niveau de difficulté</text:p>
      <text:p text:style-name="Standard">1/5</text:p>
      <text:p text:style-name="Standard"/>
      <text:p text:style-name="Standard">Note de la communauté</text:p>
      <text:p text:style-name="Standard">4/5 16 </text:p>
      <text:p text:style-name="Standard"/>
      <text:p text:style-name="Standard">Temps de préparation</text:p>
      <text:p text:style-name="Standard">30 min</text:p>
      <text:p text:style-name="Standard"/>
      <text:p text:style-name="Standard">Liste des ingrédients</text:p>
      <text:p text:style-name="Standard">======================</text:p>
      <text:p text:style-name="Standard">* ½ litre d’eau non chlorée</text:p>
      <text:p text:style-name="Standard">* 1 cuillère à soupe de gingembre</text:p>
      <text:p text:style-name="Standard"/>
      <text:p text:style-name="Standard">Sucre de cann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P9">1 bocal <text:s/>Super 1L</text:p>
      <text:p text:style-name="P9"/>
      <text:p text:style-name="Standard">Préparation</text:p>
      <text:p text:style-name="Standard"><text:soft-page-break/>============</text:p>
      <text:p text:style-name="Standard">1. Avant de commencer, nous vous invitons à consulter notre rubrique mode d’emploi afin de tout savoir sur le processus de fermentation !</text:p>
      <text:p text:style-name="Standard">2. Couper le gingembre en petits cubes ou fines lamelles pour remplir l'équivalent d'une cuillère à soupe bien bombée. S'il est bio, vous pouvez laisser la peau.</text:p>
      <text:p text:style-name="Standard">3. Remplir un bocal avec 1/2l d'eau non chlorée</text:p>
      <text:p text:style-name="Standard">4. Ajouter la cuillère à soupe du gingembre coupé + une cuillère à soupe de sucre de canne.</text:p>
      <text:p text:style-name="Standard">5. Refermer le bocal et le placer près d'une source de chaleur, radiateur ou cheminée si vous en avez une.</text:p>
      <text:p text:style-name="Standard">6. Après +ou- 24h, la fermentation va opérer : des petites bulles vont commencer à apparaître et le liquide va se troubler petit à petit.</text:p>
      <text:p text:style-name="Standard">7. Renouveler l'opération : ajouter une cuillère à soupe de gingembre coupé + une cuillère à soupe de sucre de canne. Patienter encore jusqu'au lendemain et renouvelez l'opération 2 ou 3 fois.</text:p>
      <text:p text:style-name="Standard">8. Déguster la limonade au gingembre directement ou la conserver au frigo pour stopper la fermentation. En cas de conservation au frigo, ajouter une cuillère à soupe de sucre et une cuillère à soupe de gingembre tous les 15 jour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691_4132037544"/>Macédoine de légumes en conserve<text:bookmark-end text:name="__RefHeading___Toc691_4132037544"/></text:h>
      <text:p text:style-name="Standard"/>
      <text:p text:style-name="Standard">Si vous adorez les jardinières de légumes, il y a fort à parier que vous raffolez de la macédoine de légumes. Alors sortez vos plus beaux légumes de saison, voilà pour vous cette incontournable recette de légumes qui se déguste aussi en bocal !</text:p>
      <text:p text:style-name="Standard"/>
      <text:p text:style-name="Standard">Niveau de difficulté</text:p>
      <text:p text:style-name="Standard">1/5</text:p>
      <text:p text:style-name="Standard"/>
      <text:p text:style-name="Standard">Note de la communauté</text:p>
      <text:p text:style-name="Standard">4/5 63 </text:p>
      <text:p text:style-name="Standard"/>
      <text:p text:style-name="Standard">Temps de préparation</text:p>
      <text:p text:style-name="Standard">45 min</text:p>
      <text:p text:style-name="Standard"/>
      <text:p text:style-name="Standard">Temps de traitement thermique</text:p>
      <text:p text:style-name="Standard">1h15</text:p>
      <text:p text:style-name="Standard"/>
      <text:p text:style-name="Standard">Temps de conservation</text:p>
      <text:p text:style-name="Standard">12 mois</text:p>
      <text:p text:style-name="Standard"/>
      <text:p text:style-name="Standard">Liste des ingrédients</text:p>
      <text:p text:style-name="Standard">======================</text:p>
      <text:p text:style-name="Standard">* On peut faire toutes sortes de mélanges, par exemple : petits pois, navets, haricots verts, flageolets, carottes, choux</text:p>
      <text:p text:style-name="Standard">* Fleurs, fonds d'artichauts, cœurs de laitue,...</text:p>
      <text:p text:style-name="Standard"/>
      <text:p text:style-name="Standard"><text:soft-page-break/>Nombre de personnes</text:p>
      <text:p text:style-name="Standard">===================</text:p>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Après écossage, épluchage, lavage et coupage des différents ingrédients choisis, blanchir ces légumes de saison à l'eau bouillante en les versant séparément : commencer par les plus longs à cuire, c'est-à-dire les flageolets (10 minutes), puis les carottes (6 minutes), les haricots verts, les navets et les petits pois (5 minutes) et enfin le chou-fleur (2 minutes).</text:p>
      <text:p text:style-name="Standard">2. Les rincer ensuite à l'eau froide puis remplir les bocaux <text:s/>Super en prenant en compte que les légumes verts frais en grains gonflent.</text:p>
      <text:p text:style-name="Standard">3. Couvrir votre macédoine de légumes maison avec une saumure bouillante, salée à 20 g/litre jusqu'à 2 cm du rebord.</text:p>
      <text:p text:style-name="Standard">4. Fermer et procéder immédiatement au traitement thermique pendant 1h15 à 100°C.</text:p>
      <text:p text:style-name="Standard"/>
      <text:p text:style-name="Standard">Conseils : Cette recette de légumes en conserve sera la base pour une traditionnelle macédoine de légumes mayonnaise ou pour un délicieux cake macédoine de légumes par exemple.</text:p>
      <text:p text:style-name="Standard"/>
      <text:p text:style-name="Standard"/>
      <text:h text:style-name="Heading_20_1" text:outline-level="1"><text:bookmark-start text:name="__RefHeading___Toc693_4132037544"/>Maquereaux en conserve<text:bookmark-end text:name="__RefHeading___Toc693_4132037544"/></text:h>
      <text:p text:style-name="Standard"/>
      <text:p text:style-name="Standard">Bien préparés, ces maquereaux ne vous veulent que du bien. Riche en omega 3, en acides aminés, en protéines, voilà <text:span text:style-name="T10">u</text:span>ne recette qui n’est pas là que pour vous régaler. Savoir combiner santé et plaisir dans l’assiette, c’est rare et de plus en plus recherché de nos jours alors bravo les maquereaux !</text:p>
      <text:p text:style-name="Standard"/>
      <text:p text:style-name="Standard">Niveau de difficulté</text:p>
      <text:p text:style-name="Standard">2/5</text:p>
      <text:p text:style-name="Standard"/>
      <text:p text:style-name="Standard">Note de la communauté</text:p>
      <text:p text:style-name="Standard">4/5 363 </text:p>
      <text:p text:style-name="Standard"/>
      <text:p text:style-name="Standard">Temps de préparation</text:p>
      <text:p text:style-name="Standard">30 min</text:p>
      <text:p text:style-name="Standard"/>
      <text:p text:style-name="Standard">Temps de traitement thermique</text:p>
      <text:p text:style-name="Standard">2h</text:p>
      <text:p text:style-name="Standard"/>
      <text:p text:style-name="Standard">Temps de conservation</text:p>
      <text:p text:style-name="Standard">12 mois</text:p>
      <text:p text:style-name="Standard"/>
      <text:p text:style-name="Standard">Liste des ingrédients</text:p>
      <text:p text:style-name="Standard">======================</text:p>
      <text:p text:style-name="Standard"><text:soft-page-break/>* Maquereaux</text:p>
      <text:p text:style-name="Standard">* 2 carottes</text:p>
      <text:p text:style-name="Standard">* 25 cl de vin blanc</text:p>
      <text:p text:style-name="Standard">* 2 oignons</text:p>
      <text:p text:style-name="Standard">* Clous de girofle</text:p>
      <text:p text:style-name="Standard">* 1 bouquet de thym</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Terrines <text:s/>Super ou <text:s/>Familia Wiss 750à 1000</text:p>
      <text:p text:style-name="Standard"/>
      <text:p text:style-name="Standard">Préparation</text:p>
      <text:p text:style-name="Standard">============</text:p>
      <text:p text:style-name="Standard">1. Etêter, vider et rincer les maquereaux, puis les essuyer un à un.</text:p>
      <text:p text:style-name="Standard">2. Découper les carottes en rondelles et émincer les oignons.</text:p>
      <text:p text:style-name="Standard">3. Disposer les maquereaux dans un faitout, y ajouter les carottes, les oignons, quelques clous de girofle, le thym, le sel, le poivre et couvrir de vin blanc.</text:p>
      <text:p text:style-name="Standard">4. Porter à ébullition puis laisser frémir 5 minutes.</text:p>
      <text:p text:style-name="Standard">5. A l'aide d'une écumoire, retirer les maquereaux et les ranger bien serrés tête-bêche dans une terrine <text:s/>Super ou <text:s/>Familia Wiss. Recouvrir du court-bouillon de cuisson jusqu'à 2 cm du rebord.</text:p>
      <text:p text:style-name="Standard">6. Fermer et procéder immédiatement au traitement thermique, 2h à 100°C.</text:p>
      <text:p text:style-name="Standard"/>
      <text:p text:style-name="Standard"/>
      <text:h text:style-name="Heading_20_1" text:outline-level="1"><text:bookmark-start text:name="__RefHeading___Toc695_4132037544"/>Marmelade d'orange et citron vert<text:bookmark-end text:name="__RefHeading___Toc695_4132037544"/></text:h>
      <text:p text:style-name="Standard"/>
      <text:p text:style-name="Standard">Vous vous êtes toujours demandé comment faire une marmelade d’orange ? Ne vous posez plus de questions, suivez la recette !</text:p>
      <text:p text:style-name="Standard"/>
      <text:p text:style-name="Standard">Niveau de difficulté</text:p>
      <text:p text:style-name="Standard">1/5</text:p>
      <text:p text:style-name="Standard"/>
      <text:p text:style-name="Standard">Note de la communauté</text:p>
      <text:p text:style-name="Standard">4/5 129 </text:p>
      <text:p text:style-name="Standard"/>
      <text:p text:style-name="Standard">Temps de préparation</text:p>
      <text:p text:style-name="Standard">15 min</text:p>
      <text:p text:style-name="Standard"/>
      <text:p text:style-name="Standard">Liste des ingrédients</text:p>
      <text:p text:style-name="Standard">======================</text:p>
      <text:p text:style-name="Standard">* 1 kg d’oranges</text:p>
      <text:p text:style-name="Standard">* 2 citrons verts non traités</text:p>
      <text:p text:style-name="Standard">* 800 g de sucre cristallisé</text:p>
      <text:p text:style-name="Standard"/>
      <text:p text:style-name="Standard"><text:soft-page-break/>Nombre de personnes</text:p>
      <text:p text:style-name="Standard">===================</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Eplucher les oranges, retirer les peaux blanches. Couper de fines tranches d’orange au-dessus d’un récipient. Procéder de la même manière pour les citrons verts. Retirer tous les pépins.</text:p>
      <text:p text:style-name="Standard">2. Mélanger les oranges et les citrons avec le sucre dans votre récipient de cuisson. Laisser macérer quelques heures</text:p>
      <text:p text:style-name="Standard">3. Porter à ébullition. A partir de ce moment, compter le temps de cuisson : 7 minutes avec un sucre gélifiant, sinon 15 à 20 minutes. Maintenir un feu vif et remuer souvent.</text:p>
      <text:p text:style-name="Standard">4. Vérifier la cuisson en versant quelques gouttes sur une assiette froide puis pencher l'assiette. La marmelade d’orange doit couler doucement.</text:p>
      <text:p text:style-name="Standard">5.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697_4132037544"/>Marrons au naturel<text:bookmark-end text:name="__RefHeading___Toc697_4132037544"/></text:h>
      <text:p text:style-name="Standard"/>
      <text:p text:style-name="Standard">Une envie de crème de marrons, de marrons glacés ou tout simplement de faire griller ces fruits de saison au coin du feu ? Tout sera possible avec vos conserves de marrons au naturel.</text:p>
      <text:p text:style-name="Standard"/>
      <text:p text:style-name="Standard">Niveau de difficulté</text:p>
      <text:p text:style-name="Standard">1/5</text:p>
      <text:p text:style-name="Standard"/>
      <text:p text:style-name="Standard">Note de la communauté</text:p>
      <text:p text:style-name="Standard">4/5 275 </text:p>
      <text:p text:style-name="Standard"/>
      <text:p text:style-name="Standard">Temps de préparation</text:p>
      <text:p text:style-name="Standard">45 m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Marrons (châtaignes)</text:p>
      <text:p text:style-name="Standard"/>
      <text:p text:style-name="Standard">Nombre de personnes</text:p>
      <text:p text:style-name="Standard">===================</text:p>
      <text:p text:style-name="Standard">4 à 6 personnes</text:p>
      <text:p text:style-name="Standard"><text:soft-page-break/></text:p>
      <text:p text:style-name="Standard">Bocal conseillé</text:p>
      <text:p text:style-name="Standard">================</text:p>
      <text:p text:style-name="Standard">Terrines <text:s/>Super ou Familia Wiss 350 ou 500</text:p>
      <text:p text:style-name="Standard"/>
      <text:p text:style-name="Standard">Préparation</text:p>
      <text:p text:style-name="Standard">============</text:p>
      <text:p text:style-name="Standard">1. Laver les marrons dans une bassine d'eau froide. éliminer ceux qui surnagent : ils sont véreux. Seuls ceux au fond sont des fruits comestibles.</text:p>
      <text:p text:style-name="Standard">2. Sur chaque marron, faire une incision semi-circulaire en dehors de la tache grise. Utiliser un couteau pointu pour sectionner complètement l'enveloppe.</text:p>
      <text:p text:style-name="Standard">3. Placer les marrons par petites portions dans un récipient d'eau chaude.</text:p>
      <text:p text:style-name="Standard">4. Porter à ébullition et laisser bouillir pendant 3 minutes, cela facilitera l'épluchage.</text:p>
      <text:p text:style-name="Standard">5. éplucher à chaud. La deuxième peau doit s'enlever facilement.</text:p>
      <text:p text:style-name="Standard">6. Placer les marrons dans les terrines <text:s/>Super ou <text:s/>Familia Wiss avec deux cuillerées à soupe d'eau.</text:p>
      <text:p text:style-name="Standard">7. Fermer et procéder immédiatement au traitement thermique pendant 1h30 à 100°C. Vos conserves de marrons au naturel sont terminées.</text:p>
      <text:p text:style-name="Standard"/>
      <text:p text:style-name="Standard"/>
      <text:h text:style-name="Heading_20_1" text:outline-level="1"><text:bookmark-start text:name="__RefHeading___Toc699_4132037544"/>Matelote de lotte<text:bookmark-end text:name="__RefHeading___Toc699_4132037544"/></text:h>
      <text:p text:style-name="Standard"/>
      <text:p text:style-name="Standard">Une recette au nom qui rime, ça donne envie ! Si celle là est réalisée par lolotte alors il n’y a plus à hésiter ! Sérieusement, la lotte ou aussi baudroie est un poisson raffiné et délicieux. Préférez ici la queue de la lotte qui est un morceau bien ferme. En revanche, ne vous arrêtez pas à sa tête hideuse car il ne faut jamais se fier qu'aux apparences. Une conserve de poisson, cela reste une bonne idée !</text:p>
      <text:p text:style-name="Standard"/>
      <text:p text:style-name="Standard">Niveau de difficulté</text:p>
      <text:p text:style-name="Standard">2/5</text:p>
      <text:p text:style-name="Standard"/>
      <text:p text:style-name="Standard">Note de la communauté</text:p>
      <text:p text:style-name="Standard">4/5 92 </text:p>
      <text:p text:style-name="Standard"/>
      <text:p text:style-name="Standard">Temps de préparation</text:p>
      <text:p text:style-name="Standard">25 min</text:p>
      <text:p text:style-name="Standard"/>
      <text:p text:style-name="Standard">Temps de traitement thermique</text:p>
      <text:p text:style-name="Standard">60 min</text:p>
      <text:p text:style-name="Standard"/>
      <text:p text:style-name="Standard">Liste des ingrédients</text:p>
      <text:p text:style-name="Standard">======================</text:p>
      <text:p text:style-name="Standard">* 200 g de lardons en dés</text:p>
      <text:p text:style-name="Standard">* 900 g de lotte</text:p>
      <text:p text:style-name="Standard">* ½ bouteille de vin blanc</text:p>
      <text:p text:style-name="Standard">* 20 g de beurre</text:p>
      <text:p text:style-name="Standard">* 12 petits oignons blancs</text:p>
      <text:p text:style-name="Standard">* 1 bouillon cube</text:p>
      <text:p text:style-name="Standard">* Aromates</text:p>
      <text:p text:style-name="Standard"/>
      <text:p text:style-name="Standard"><text:soft-page-break/>Nombre de personnes</text:p>
      <text:p text:style-name="Standard">===================</text:p>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P8">1. Nettoyer, vider et découper la lotte en morceaux.</text:p>
      <text:p text:style-name="P8">2. Dans une cocotte, faire revenir les lardons et les <text:s/>oignons puis les retirer à l'aide d'une écumoire et <text:s/>les réserver.</text:p>
      <text:p text:style-name="Standard">3. Mettre la lotte dans la cocotte et la faire dorer. <text:s/>Ajouter le vin et le cube de bouillon. Remettre les <text:s/>lardons et les oignons. Ajouter les aromates, porter à <text:s/>ébullition et laisser mijoter 5 minutes.</text:p>
      <text:p text:style-name="Standard">4. Remplir vos bocaux <text:s/>Super, les fermer et <text:s/>procéder sans attendre au traitement thermique pendant <text:s/>60 minutes à 100°C. Au moment de servir, faire <text:s/>réchauffer à feu doux et incorporer un peu de farine et <text:s/>un carré de beurre. "Pour la petite histoire...La lotte de mer (ou baudroie) est un poisson commun de l'Atlantique et de la Méditerranée. Elle mesure un mètre de long en moyenne, sa tête est énorme et son corps est brunâtre et sans écaille. C'est un poisson tellement disgracieux qu'on le surnomme parfois ""crapaud"" ou ""diable de mer"". Il y a encore un siècle, les lottes prisent dans les filets de pêcheurs étaient rejetées à la mer, car leur aspect repoussant les faisait passer pour des monstres qui portaient malheur. Et pourtant, la chair fine et ferme de la lotte est très appréciée des amateurs de poisson."</text:p>
      <text:p text:style-name="Standard"/>
      <text:p text:style-name="Standard"/>
      <text:h text:style-name="Heading_20_1" text:outline-level="1"><text:bookmark-start text:name="__RefHeading___Toc701_4132037544"/>Méli-mélo de légumes verts, fromage fondu et jambon<text:bookmark-end text:name="__RefHeading___Toc701_4132037544"/></text:h>
      <text:p text:style-name="Standard"/>
      <text:p text:style-name="Standard">Pourquoi ne pas régaler vos enfants avec une recette aux légumes maison ? Essayez Cette recette de légumes verts, fromage fondu et jambon. Une bonne idée pour leur faire manger des légumes facilement !</text:p>
      <text:p text:style-name="Standard"/>
      <text:p text:style-name="Standard">Niveau de difficulté</text:p>
      <text:p text:style-name="Standard">1/5</text:p>
      <text:p text:style-name="Standard"/>
      <text:p text:style-name="Standard">Note de la communauté</text:p>
      <text:p text:style-name="Standard">5/5 2 </text:p>
      <text:p text:style-name="Standard"/>
      <text:p text:style-name="Standard">Temps de préparation</text:p>
      <text:p text:style-name="Standard">4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100 g de haricots verts</text:p>
      <text:p text:style-name="Standard">* 100 g de petits pois écossés</text:p>
      <text:p text:style-name="Standard"><text:soft-page-break/>* 1 petite courgette (100 g)</text:p>
      <text:p text:style-name="Standard">* 1 petit oignon nouveau</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2 à 4 Terrines <text:s/>Super 125</text:p>
      <text:p text:style-name="Standard"/>
      <text:p text:style-name="Standard">Préparation</text:p>
      <text:p text:style-name="Standard">============</text:p>
      <text:p text:style-name="Standard">1. équeuter et effiler les haricots verts, puis les couper en petits dés.</text:p>
      <text:p text:style-name="Standard">2. écosser les petits pois, peler la courgette et la couper en petits morceaux.</text:p>
      <text:p text:style-name="Standard">3. Peler et émincer l'oignon. Cuire les petits pois, les haricots verts et la courgette 30 min à la vapeur.</text:p>
      <text:p text:style-name="Standard">4. Remplir les terrines <text:s/>Super 125 avec cette recette jusqu'à 2 cm du rebord, fermer et procéder immédiatement au traitement thermique 45 minutes à 100°C.</text:p>
      <text:p text:style-name="Standard"/>
      <text:p text:style-name="Standard"/>
      <text:h text:style-name="Heading_20_1" text:outline-level="1"><text:bookmark-start text:name="__RefHeading___Toc703_4132037544"/>Melons au sirop<text:bookmark-end text:name="__RefHeading___Toc703_4132037544"/></text:h>
      <text:p text:style-name="Standard"/>
      <text:p text:style-name="Standard">Des melons au sirop ! Introuvables dans les rayons, même celles des bonnes épiceries. Voilà bien l’avantage d’une conserve maison, c’est qu’elle peut être originale. Régalez-vous, le melon possède un goût inimitable qui fleure bon l’été et ça on aime toujours le prolonger.</text:p>
      <text:p text:style-name="Standard"/>
      <text:p text:style-name="Standard">Niveau de difficulté</text:p>
      <text:p text:style-name="Standard">1/5</text:p>
      <text:p text:style-name="Standard"/>
      <text:p text:style-name="Standard">Note de la communauté</text:p>
      <text:p text:style-name="Standard">4/5 95 </text:p>
      <text:p text:style-name="Standard"/>
      <text:p text:style-name="Standard">Temps de préparation</text:p>
      <text:p text:style-name="Standard">3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Melons (pas trop mûrs)</text:p>
      <text:p text:style-name="Standard">* sucre</text:p>
      <text:p text:style-name="Standard"/>
      <text:p text:style-name="Standard">Nombre de personnes</text:p>
      <text:p text:style-name="Standard">===================</text:p>
      <text:p text:style-name="Standard">6 personnes</text:p>
      <text:p text:style-name="Standard"/>
      <text:p text:style-name="Standard"><text:soft-page-break/>Bocal conseillé</text:p>
      <text:p text:style-name="Standard">================</text:p>
      <text:p text:style-name="Standard">Bocaux <text:s/>Super</text:p>
      <text:p text:style-name="Standard"/>
      <text:p text:style-name="Standard">Préparation</text:p>
      <text:p text:style-name="Standard">============</text:p>
      <text:p text:style-name="Standard">1. Couper en 2 vos melons, retirer les pépins et les filaments, les peler et les couper en morceaux d'environ 5 cm de long sur 3 cm de large.</text:p>
      <text:p text:style-name="Standard">2. Placer les morceaux toute une nuit dans une solution légèrement vinaigrée.</text:p>
      <text:p text:style-name="Standard">3. Le lendemain matin, laisser égoutter totalement les morceaux. Pendant ce temps, préparer un sirop de sucre composé d'un mélange de 750g de sucre pour 1 litre d'eau que vous porterez à ébullition.</text:p>
      <text:p text:style-name="Standard">4. Ranger les morceaux en couches dans les bocaux, les <text:s/>recouvrir du sirop et procéder immédiatement au <text:s/>traitement thermique, 45 minutes à 100°C</text:p>
      <text:p text:style-name="Standard"/>
      <text:p text:style-name="Standard"/>
      <text:h text:style-name="Heading_20_1" text:outline-level="1"><text:bookmark-start text:name="__RefHeading___Toc705_4132037544"/>Mijoté de poisson au lait de coco<text:bookmark-end text:name="__RefHeading___Toc705_4132037544"/></text:h>
      <text:p text:style-name="Standard"/>
      <text:p text:style-name="Standard">On aime quand le poisson se la joue mijoté et quand c'est avec du lait de coco, il fait rêver. Les épices ajoutées, ne craquez pas, Cette recette est faite pour être conservée !</text:p>
      <text:p text:style-name="Standard"/>
      <text:p text:style-name="Standard">Niveau de difficulté</text:p>
      <text:p text:style-name="Standard">2/5</text:p>
      <text:p text:style-name="Standard"/>
      <text:p text:style-name="Standard">Note de la communauté</text:p>
      <text:p text:style-name="Standard">3/5 85 </text:p>
      <text:p text:style-name="Standard"/>
      <text:p text:style-name="Standard">Temps de préparation</text:p>
      <text:p text:style-name="Standard">30 mn</text:p>
      <text:p text:style-name="Standard"/>
      <text:p text:style-name="Standard">Temps de traitement thermique</text:p>
      <text:p text:style-name="Standard">90 mn</text:p>
      <text:p text:style-name="Standard"/>
      <text:p text:style-name="Standard">Liste des ingrédients</text:p>
      <text:p text:style-name="Standard">======================</text:p>
      <text:p text:style-name="Standard">* 400 ml de lait de coco</text:p>
      <text:p text:style-name="Standard">* 6 tranches de poisson à chair ferme (espadon, lotte, daurade, thon…)</text:p>
      <text:p text:style-name="Standard">* 3 tomates</text:p>
      <text:p text:style-name="Standard">* 1 poivron vert</text:p>
      <text:p text:style-name="Standard">* 2 oignons</text:p>
      <text:p text:style-name="Standard">* 1 pincée de safran</text:p>
      <text:p text:style-name="Standard">* 2cc de gingembre</text:p>
      <text:p text:style-name="Standard">* Le jus de 2 citrons</text:p>
      <text:p text:style-name="Standard">* Huile végétale</text:p>
      <text:p text:style-name="Standard">* Sel et poivre</text:p>
      <text:p text:style-name="Standard"/>
      <text:p text:style-name="Standard">Nombre de personnes</text:p>
      <text:p text:style-name="Standard">===================</text:p>
      <text:p text:style-name="Standard"><text:soft-page-break/>6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Arroser les tranches de poisson de jus de citron. Saler, poivrer et laisser macérer 30 minutes. Peler et émincer les oignons. Couper les tomates et le poivron en petits cubes.</text:p>
      <text:p text:style-name="Standard">2. Dans une sauteuse, saisir les tranches de poisson de chaque côté dans un fond d'huile pendant 2 minutes. Réserver.</text:p>
      <text:p text:style-name="Standard">3. Dans la même sauteuse, faire revenir les oignons émincés, les cubes de tomates et de poivron pendant 3 minutes. Ajouter le gingembre, le poisson, le lait de coco et le safran. Laisser mijoter 10 minutes.</text:p>
      <text:p text:style-name="Standard">4. Remplir vos bocaux <text:s/>Super avec les <text:s/>morceaux de poissons, couvrir avec la sauce jusqu'à 2 <text:s/>cm du rebord. Fermez puis procédez sans attendre au <text:s/>traitement thermique 90 minutes à 100°C.</text:p>
      <text:p text:style-name="Standard"/>
      <text:p text:style-name="Standard">Au moment de le déguster, ajouter quelques brins de coriandre.</text:p>
      <text:p text:style-name="Standard"/>
      <text:p text:style-name="Standard"/>
      <text:h text:style-name="Heading_20_1" text:outline-level="1"><text:bookmark-start text:name="__RefHeading___Toc707_4132037544"/>Mirabelles à l'eau-de-vie<text:bookmark-end text:name="__RefHeading___Toc707_4132037544"/></text:h>
      <text:p text:style-name="Standard"/>
      <text:p text:style-name="Standard">Bien connue dans l’est de la France, Cette recette toute simple prolonge la vie de vos belles mirabelles en les conservant avec soin. Après le café, retrouvez toute la saveur de la plus raffinée des prunes à consommer cependant avec modération.</text:p>
      <text:p text:style-name="Standard"/>
      <text:p text:style-name="Standard">Niveau de difficulté</text:p>
      <text:p text:style-name="Standard">1/5</text:p>
      <text:p text:style-name="Standard"/>
      <text:p text:style-name="Standard">Note de la communauté</text:p>
      <text:p text:style-name="Standard">4/5 245 </text:p>
      <text:p text:style-name="Standard"/>
      <text:p text:style-name="Standard">Temps de préparation</text:p>
      <text:p text:style-name="Standard">20 min</text:p>
      <text:p text:style-name="Standard"/>
      <text:p text:style-name="Standard">Liste des ingrédients</text:p>
      <text:p text:style-name="Standard">======================</text:p>
      <text:p text:style-name="Standard">* 1 kg de mirabelles</text:p>
      <text:p text:style-name="Standard">* 250 g de sucre en poudre</text:p>
      <text:p text:style-name="Standard">* 1 l d'eau-de-vie blanche à 40°C</text:p>
      <text:p text:style-name="Standard">* 1 bâton de cannelle</text:p>
      <text:p text:style-name="Standard"/>
      <text:p text:style-name="Standard">Nombre de personnes</text:p>
      <text:p text:style-name="Standard">===================</text:p>
      <text:p text:style-name="Standard">4 à 6 personnes</text:p>
      <text:p text:style-name="Standard"/>
      <text:p text:style-name="Standard">Bocal conseillé</text:p>
      <text:p text:style-name="Standard"><text:soft-page-break/>================</text:p>
      <text:p text:style-name="Standard">Bocaux <text:s/>Super 3L</text:p>
      <text:p text:style-name="Standard"/>
      <text:p text:style-name="Standard">Préparation</text:p>
      <text:p text:style-name="Standard">============</text:p>
      <text:p text:style-name="Standard">1. Laver, égoutter et sécher les mirabelles.</text:p>
      <text:p text:style-name="Standard">2. Couper les queues à moitié. Disposer les fruits dans les bocaux <text:s/>Super. Ajouter du sucre en poudre (250 g de sucre pour 1 kg de fruits), 1 bâton de cannelle et recouvrir complètement d'eau-de-vie.</text:p>
      <text:p text:style-name="Standard">3. Fermer et laisser macérer. Durant les premiers jours, secouer régulièrement le bocal.</text:p>
      <text:p text:style-name="Standard">4. Entreposer dans un endroit sec, frais, à l'abri de la lumière et patienter 3 mois avant de consommer</text:p>
      <text:p text:style-name="Standard"/>
      <text:p text:style-name="Standard"/>
      <text:h text:style-name="Heading_20_1" text:outline-level="1"><text:bookmark-start text:name="__RefHeading___Toc709_4132037544"/>Moules apéritives en conserve<text:bookmark-end text:name="__RefHeading___Toc709_4132037544"/></text:h>
      <text:p text:style-name="Standard"/>
      <text:p text:style-name="Standard">Il paraît que vous cherchez une idée d’apéritif original et maison ? Plus la peine de vous gratter la tête, il suffit de gratter des moules. Voilà notre délicieuse recette de moules au vin blanc en bocal !</text:p>
      <text:p text:style-name="Standard"/>
      <text:p text:style-name="Standard">Niveau de difficulté</text:p>
      <text:p text:style-name="Standard">1/5</text:p>
      <text:p text:style-name="Standard"/>
      <text:p text:style-name="Standard">Note de la communauté</text:p>
      <text:p text:style-name="Standard">3/5 126 </text:p>
      <text:p text:style-name="Standard"/>
      <text:p text:style-name="Standard">Temps de préparation</text:p>
      <text:p text:style-name="Standard">1h10</text:p>
      <text:p text:style-name="Standard"/>
      <text:p text:style-name="Standard">Temps de traitement thermique</text:p>
      <text:p text:style-name="Standard">1h30</text:p>
      <text:p text:style-name="Standard"/>
      <text:p text:style-name="Standard">Liste des ingrédients</text:p>
      <text:p text:style-name="Standard">======================</text:p>
      <text:p text:style-name="Standard">* 4 litres de moules</text:p>
      <text:p text:style-name="Standard">* 25 cl de vin blanc</text:p>
      <text:p text:style-name="Standard">* 2 échalotes</text:p>
      <text:p text:style-name="Standard">* persil</text:p>
      <text:p text:style-name="Standard">* 2 oignons</text:p>
      <text:p text:style-name="Standard">* Aromates (thym, laurier, persil)</text:p>
      <text:p text:style-name="Standard">* Sel, poivre</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Bocaux <text:s/>Super 0,75 L ou 0.75 L</text:p>
      <text:p text:style-name="Standard"><text:soft-page-break/></text:p>
      <text:p text:style-name="Standard">Préparation</text:p>
      <text:p text:style-name="Standard">============</text:p>
      <text:p text:style-name="Standard">1. Pour réussir la préparation des moules, les gratter <text:s/>et les laver soigneusement puis commencer la cuisson <text:s/>des moules au vin blanc dans un grand faitout avec le <text:s/>vin, les aromates, les échalotes hachées, les oignons <text:s/>émincés, le sel et le poivre durant 10 minutes. <text:s/>Mélanger 2 ou 3 fois durant la cuisson.</text:p>
      <text:p text:style-name="Standard">2. Retirer les moules : elles doivent être toutes <text:s/>ouvertes. Les égoutter et détacher la chair des <text:s/>coquilles. Jeter les coquilles.</text:p>
      <text:p text:style-name="Standard">3. Placer les chairs dans le bocal jusqu'à 2 cm du <text:s/>rebord. Si nécessaire, compléter avec le jus de cuisson <text:s/>préalablement filtré pour atteindre le niveau de <text:s/>remplissage.</text:p>
      <text:p text:style-name="Standard">4. Pour une parfaite conservation des moules, fermer et <text:s/>procéder immédiatement au traitement thermique 1h30 à <text:s/>100°C.</text:p>
      <text:p text:style-name="Standard"/>
      <text:p text:style-name="Standard"/>
      <text:h text:style-name="Heading_20_1" text:outline-level="1"><text:bookmark-start text:name="__RefHeading___Toc711_4132037544"/>Mousse de foies au Pineau des Charentes<text:bookmark-end text:name="__RefHeading___Toc711_4132037544"/></text:h>
      <text:p text:style-name="Standard"/>
      <text:p text:style-name="Standard">Si vous voulez offrir à vos convives des canapés originaux mais qui soient un apéritif facile à préparer, présentez-leur cette mousse de foie gras, délicieuse recette au Pineau. Oui, rien de meilleur que les recettes de France, n’est-ce pas ?</text:p>
      <text:p text:style-name="Standard"/>
      <text:p text:style-name="Standard">Niveau de difficulté</text:p>
      <text:p text:style-name="Standard">1/5</text:p>
      <text:p text:style-name="Standard"/>
      <text:p text:style-name="Standard">Note de la communauté</text:p>
      <text:p text:style-name="Standard">4/5 47 </text:p>
      <text:p text:style-name="Standard"/>
      <text:p text:style-name="Standard">Temps de préparation</text:p>
      <text:p text:style-name="Standard">40 min</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Pour 2kg de pâté :</text:p>
      <text:p text:style-name="Standard">* 1 kg de lard</text:p>
      <text:p text:style-name="Standard">* 1 kg de foie (porc, volailles...)</text:p>
      <text:p text:style-name="Standard">* 150 g de Pineau des Charentes</text:p>
      <text:p text:style-name="Standard">* 10 cl de Cognac</text:p>
      <text:p text:style-name="Standard">* 3 œufs</text:p>
      <text:p text:style-name="Standard">* 1/2 L de Lait</text:p>
      <text:p text:style-name="Standard">* 60 g de fécule</text:p>
      <text:p text:style-name="Standard">* 36 g de sel fin</text:p>
      <text:p text:style-name="Standard">* 4 g de poivre moulu</text:p>
      <text:p text:style-name="Standard"><text:soft-page-break/>* 4 g d'épices Rabelais</text:p>
      <text:p text:style-name="Standard"/>
      <text:p text:style-name="Standard">Nombre de personnes</text:p>
      <text:p text:style-name="Standard">===================</text:p>
      <text:p text:style-name="Standard"/>
      <text:p text:style-name="Standard">Bocal conseillé</text:p>
      <text:p text:style-name="Standard">================</text:p>
      <text:p text:style-name="Standard">Terrine <text:s/>Familia Wiss 350 ou <text:s/>Super</text:p>
      <text:p text:style-name="Standard"/>
      <text:p text:style-name="Standard">Préparation</text:p>
      <text:p text:style-name="Standard">============</text:p>
      <text:p text:style-name="Standard">1. La veille, mettre les foies de volailles à macérer avec le Cognac. S’il s’agit de foies de porc, les couper en lamelles avant de les faire macérer.</text:p>
      <text:p text:style-name="Standard">2. Couper en bandes le lard et les passer au hachoir avec les foies en utilisant la grille la plus fine possible de l’appareil.</text:p>
      <text:p text:style-name="Standard">3. Mettre ensuite dans un grand récipient le lard haché et les foies, puis ajouter le Pineau des Charentes, les œufs, le lait, la fécule, les épices. Saler et poivrer puis bien mélanger le tout avec les mains.</text:p>
      <text:p text:style-name="Standard">4. Pour terminer votre mousse de foie gras, passer petit à petit le mélange au robot jusqu'à obtenir une mousse bien fine et crémeuse.</text:p>
      <text:p text:style-name="Standard">5. Remplissez les terrines <text:s/>Super ou <text:s/>Familia Wiss jusqu'à 2 cm du rebord, puis procéder au traitement thermique pendant 3 heures à 100°C.</text:p>
      <text:p text:style-name="Standard"/>
      <text:p text:style-name="Standard"/>
      <text:h text:style-name="Heading_20_1" text:outline-level="1"><text:bookmark-start text:name="__RefHeading___Toc713_4132037544"/>Muffins géants au chocolat<text:bookmark-end text:name="__RefHeading___Toc713_4132037544"/></text:h>
      <text:p text:style-name="Standard"/>
      <text:p text:style-name="Standard">Faites sensation avec ces muffins géants au chocolat à partager, ou pas ! Avec Cette recette, vous avez de quoi en faire 3, miam, miam. Vos petits et grands gourmands vont être ravis alors pensez à les cacher dans vos placards au risque de ne pas les retrouver plus tard !</text:p>
      <text:p text:style-name="Standard"/>
      <text:p text:style-name="Standard">Niveau de difficulté</text:p>
      <text:p text:style-name="Standard">2/5</text:p>
      <text:p text:style-name="Standard"/>
      <text:p text:style-name="Standard">Note de la communauté</text:p>
      <text:p text:style-name="Standard">4/5 5 <text:s/></text:p>
      <text:p text:style-name="Standard"/>
      <text:p text:style-name="Standard">Temps de préparation</text:p>
      <text:p text:style-name="Standard">35 min</text:p>
      <text:p text:style-name="Standard"/>
      <text:p text:style-name="Standard">Temps de traitement thermique</text:p>
      <text:p text:style-name="Standard">1h</text:p>
      <text:p text:style-name="Standard"/>
      <text:p text:style-name="Standard">Liste des ingrédients</text:p>
      <text:p text:style-name="Standard">======================</text:p>
      <text:p text:style-name="Standard">* 50g d’œuf</text:p>
      <text:p text:style-name="Standard">* 90g de sucre</text:p>
      <text:p text:style-name="Standard">* 190g de farine</text:p>
      <text:p text:style-name="Standard">* 80g de beurre</text:p>
      <text:p text:style-name="Standard"><text:soft-page-break/>* 120g de lait</text:p>
      <text:p text:style-name="Standard">* 5g de levure chimique</text:p>
      <text:p text:style-name="Standard">* 160g de pépite de chocolat noir</text:p>
      <text:p text:style-name="Standard">* 1g de sel</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Préchauffer le four à 180°C.</text:p>
      <text:p text:style-name="Standard">2. Couper le chocolat en grosses pépites à l’aide d’un couteau.</text:p>
      <text:p text:style-name="Standard">3. Faire fondre le beurre quelques secondes au micro-ondes ou dans une casserole pour qu’il soit liquide.</text:p>
      <text:p text:style-name="Standard">4. Dans un saladier, mélanger le sucre, la farine, la levure chimique, le beurre fondu, le lait, les œufs, le sel et les pépites de chocolat noir.</text:p>
      <text:p text:style-name="Standard">5. Beurrer les terrines et les remplir à la moitié (le muffin va gonfler à la cuisson !).</text:p>
      <text:p text:style-name="Standard">6. Enfourner pour 25 min à 180°C en laissant les terrines ouvertes et en veillant à ne pas mettre les rondelles au four !</text:p>
      <text:p text:style-name="Standard">7. Dès que possible, en prenant soin de ne pas se bruler, disposer les rondelles, fermer les terrines et procéder immédiatement au traitement thermique 1h à 100°C.</text:p>
      <text:p text:style-name="Standard"/>
      <text:p text:style-name="Standard"/>
      <text:h text:style-name="Heading_20_1" text:outline-level="1"><text:bookmark-start text:name="__RefHeading___Toc715_4132037544"/>Navarin d'agneau en conserve<text:bookmark-end text:name="__RefHeading___Toc715_4132037544"/></text:h>
      <text:p text:style-name="Standard"/>
      <text:p text:style-name="Standard">Vous cherchez un bon petit plat mijoté pour vos repas en famille du dimanche ? Nous vous proposons Cette recette délicieuse : un navarin d’agneau printanier.</text:p>
      <text:p text:style-name="Standard"/>
      <text:p text:style-name="Standard">Niveau de difficulté</text:p>
      <text:p text:style-name="Standard">2/5</text:p>
      <text:p text:style-name="Standard"/>
      <text:p text:style-name="Standard">Note de la communauté</text:p>
      <text:p text:style-name="Standard">3/5 25 </text:p>
      <text:p text:style-name="Standard"/>
      <text:p text:style-name="Standard">Temps de préparation</text:p>
      <text:p text:style-name="Standard">1h</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text:soft-page-break/>Liste des ingrédients</text:p>
      <text:p text:style-name="Standard">======================</text:p>
      <text:p text:style-name="Standard">* 1,5 kg d'épaule d'agneau désossée</text:p>
      <text:p text:style-name="Standard">* 2 tablettes de bouillon de légumes</text:p>
      <text:p text:style-name="Standard">* 2 tomates</text:p>
      <text:p text:style-name="Standard">* 2 cuillerées à soupe de farine</text:p>
      <text:p text:style-name="Standard">* 2 gousses d'ail</text:p>
      <text:p text:style-name="Standard">* 1 oignon</text:p>
      <text:p text:style-name="Standard">* 25 cl de vin blanc</text:p>
      <text:p text:style-name="Standard">* Bouquet garni</text:p>
      <text:p text:style-name="Standard">* Sel</text:p>
      <text:p text:style-name="Standard">* Poivr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Peler et épépiner les tomates. Les couper en petits dés. Découper l'épaule en gros cubes. Hacher l'ail.</text:p>
      <text:p text:style-name="Standard">2. émietter les tablettes de bouillon dans 75 cl d'eau bouillante.</text:p>
      <text:p text:style-name="Standard">3. Faire revenir les cubes d'agneau dans un fond d'huile d'olive.</text:p>
      <text:p text:style-name="Standard">4. Quand l’agneau est bien doré, ajouter l'oignon émincé. Attendre 2 minutes. Mettre sur feu doux, saupoudrer de farine et remuer 2 minutes.</text:p>
      <text:p text:style-name="Standard">5. Ajouter le vin blanc, le bouquet garni, les dés de tomates, l'ail haché, le bouillon, le sel et le poivre. Laisser mijoter à petits bouillons 30 minutes.</text:p>
      <text:p text:style-name="Standard">6. Répartir la préparation dans les terrines <text:s text:c="2"/>Super ou Familia Wiss jusqu'à 2 cm du rebord. Fermer et <text:s/>procéder immédiatement au traitement thermique pendant <text:s/>1h30 à 100°C. Votre navarin d'agneau en conserve est <text:s/>prêt !</text:p>
      <text:p text:style-name="Standard"/>
      <text:p text:style-name="Standard"/>
      <text:h text:style-name="Heading_20_1" text:outline-level="1"><text:bookmark-start text:name="__RefHeading___Toc717_4132037544"/>Navarin d'agneau et ses légumes de printemps<text:bookmark-end text:name="__RefHeading___Toc717_4132037544"/></text:h>
      <text:p text:style-name="Standard"/>
      <text:p text:style-name="Standard">Une bonne recette traditionnelle mérite toujours d’être mise en conserve. Mais quand celle-ci est faite de petits légumes nouveaux et d’une viande de saison, ce serait un sacrilège de ne pas en profiter. Alors à vos conserves pour faire durer les saveurs printanières.</text:p>
      <text:p text:style-name="Standard"/>
      <text:p text:style-name="Standard">Niveau de difficulté</text:p>
      <text:p text:style-name="Standard">1/5</text:p>
      <text:p text:style-name="Standard"/>
      <text:p text:style-name="Standard">Note de la communauté</text:p>
      <text:p text:style-name="Standard">3/5 187 <text:s/></text:p>
      <text:p text:style-name="Standard"/>
      <text:p text:style-name="Standard"><text:soft-page-break/>Temps de préparation</text:p>
      <text:p text:style-name="Standard">1h</text:p>
      <text:p text:style-name="Standard"/>
      <text:p text:style-name="Standard">Temps de traitement thermique</text:p>
      <text:p text:style-name="Standard">2h</text:p>
      <text:p text:style-name="Standard"/>
      <text:p text:style-name="Standard">Liste des ingrédients</text:p>
      <text:p text:style-name="Standard">======================</text:p>
      <text:p text:style-name="Standard">* 600 g d'épaule d'agneau</text:p>
      <text:p text:style-name="Standard">* 1 botte d'oignons nouveaux</text:p>
      <text:p text:style-name="Standard">* 1 botte de carottes nouvelles</text:p>
      <text:p text:style-name="Standard">* 1 botte de navets nouveaux</text:p>
      <text:p text:style-name="Standard">* 1 botte d'asperges vertes</text:p>
      <text:p text:style-name="Standard">* 200 g de fèves</text:p>
      <text:p text:style-name="Standard">* 1 bouquet garni</text:p>
      <text:p text:style-name="Standard">* 1 c. à soupe de fond de veau déshydraté</text:p>
      <text:p text:style-name="Standard">* 1 verre de vin blanc</text:p>
      <text:p text:style-name="Standard">* 1 c. à soupe de sucre</text:p>
      <text:p text:style-name="Standard">* 1 pincée de cumin</text:p>
      <text:p text:style-name="Standard">* 30 g de beurre</text:p>
      <text:p text:style-name="Standard">* Huile</text:p>
      <text:p text:style-name="Standard">* Sel et poivre du moulin</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Terrine <text:s/>Super ou <text:s/>Familia Wiss de 750à 1500</text:p>
      <text:p text:style-name="Standard"/>
      <text:p text:style-name="Standard">Préparation</text:p>
      <text:p text:style-name="Standard">============</text:p>
      <text:p text:style-name="Standard">1. Faire revenir la viande coupée en gros cubes dans un peu d'huile. Quand l’agneau est bien doré poudrer de fond de veau puis verser le vin blanc, ajouter le bouquet garni et le cumin, saler, poivrer, couvrir et laisser cuire 15 min à feu doux.</text:p>
      <text:p text:style-name="Standard">2. Faire cuire les carottes dans un fond d'eau avec le sucre et le beurre puis ajouter, dans l'ordre, les navets et les oignons. Laisser cuire 15 min environ.</text:p>
      <text:p text:style-name="Standard">3. Faire blanchir les asperges et les fèves 4 min à l'eau bouillante salée et réserver.</text:p>
      <text:p text:style-name="Standard">4. Mélanger les légumes nouveaux, les asperges et les fèves et ajouter les morceaux de viande.</text:p>
      <text:p text:style-name="Standard">5. Remplir les terrines <text:s/>Super ou <text:s/>Familia Wiss jusqu'à 2 cm du rebord. Fermer et procéder immédiatement au traitement thermique 2h à 100°C.</text:p>
      <text:p text:style-name="Standard"/>
      <text:p text:style-name="Standard"/>
      <text:h text:style-name="Heading_20_1" text:outline-level="1"><text:bookmark-start text:name="__RefHeading___Toc719_4132037544"/>Oignons blancs aux raisins de Corinthe en conserve<text:bookmark-end text:name="__RefHeading___Toc719_4132037544"/></text:h>
      <text:p text:style-name="Standard"/>
      <text:p text:style-name="Standard">Croc, croc, croc, font ces fameux petits oignons tout nouveau, tout beau. Accompagnés de raisins de Corinthe, ils se distinguent rien que pour vous. Bonnes conserves et bonne dégustacroc.</text:p>
      <text:p text:style-name="Standard"><text:soft-page-break/></text:p>
      <text:p text:style-name="Standard">Niveau de difficulté</text:p>
      <text:p text:style-name="Standard">1/5</text:p>
      <text:p text:style-name="Standard"/>
      <text:p text:style-name="Standard">Note de la communauté</text:p>
      <text:p text:style-name="Standard">5/5 5 </text:p>
      <text:p text:style-name="Standard"/>
      <text:p text:style-name="Standard">Temps de préparation</text:p>
      <text:p text:style-name="Standard">30 min</text:p>
      <text:p text:style-name="Standard"/>
      <text:p text:style-name="Standard">Temps de traitement thermique</text:p>
      <text:p text:style-name="Standard">1h15</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kg de petits oignons blancs nouveaux</text:p>
      <text:p text:style-name="Standard">* 20 g de sel</text:p>
      <text:p text:style-name="Standard">* 200 g de petits raisins de Corinthe</text:p>
      <text:p text:style-name="Standard">* 1 cuillère à café de sucre</text:p>
      <text:p text:style-name="Standard">* 1 cuillère à café de grains de cumin</text:p>
      <text:p text:style-name="Standard">* Poivre en grain</text:p>
      <text:p text:style-name="Standard"/>
      <text:p text:style-name="Standard">Nombre de personnes</text:p>
      <text:p text:style-name="Standard">===================</text:p>
      <text:p text:style-name="Standard"/>
      <text:p text:style-name="Standard">Bocal conseillé</text:p>
      <text:p text:style-name="Standard">================</text:p>
      <text:p text:style-name="Standard">Pour 2 bocaux <text:s/>Super 0.75L</text:p>
      <text:p text:style-name="Standard"/>
      <text:p text:style-name="Standard">Préparation</text:p>
      <text:p text:style-name="Standard">============</text:p>
      <text:p text:style-name="Standard">1. Porter à ébullition durant 5 minutes 1 L d'eau avec le sel, le sucre, les grains de poivre et de cumin. Réserver ensuite cette préparation.</text:p>
      <text:p text:style-name="Standard">2. Eplucher les oignons (laisser les petits en entier et couper les plus gros en deux), puis les blanchir 2 minutes dans une casserole d'eau bouillante. Les égoutter ensuite sur du papier absorbant.</text:p>
      <text:p text:style-name="Standard">3. Répartir les oignons et les raisins secs dans les bocaux <text:s/>et couvrir avec la préparation de la 1ère étape jusqu'au niveau de remplissage (2 cm sous le rebord).</text:p>
      <text:p text:style-name="Standard">4. Fermer les bocaux et procéder sans attendre au traitement thermique (stérilisation), 1h15 à 100°C.</text:p>
      <text:p text:style-name="Standard"/>
      <text:p text:style-name="Standard"/>
      <text:h text:style-name="Heading_20_1" text:outline-level="1"><text:bookmark-start text:name="__RefHeading___Toc721_4132037544"/>Oignons express<text:bookmark-end text:name="__RefHeading___Toc721_4132037544"/></text:h>
      <text:p text:style-name="Standard"/>
      <text:p text:style-name="Standard">Cette recette est méchamment pratique ! Elle permet la <text:span text:style-name="T9">p</text:span>réparation rapide d'un plat nécessitant de l'oignon, évitent la corvée d'épluchage et les larmes de crocodile. On pleure seule une fois pour <text:soft-page-break/>toutes. Vous pouvez éliminer le jus si vous voulez des oignons rôtis mais dans ce cas, pensez à l’utiliser dans une soupe, une tortilla… En cuisine aussi, pensez à recycler, ne jetez rien !</text:p>
      <text:p text:style-name="Standard"/>
      <text:p text:style-name="Standard">Niveau de difficulté</text:p>
      <text:p text:style-name="Standard">1/5</text:p>
      <text:p text:style-name="Standard"/>
      <text:p text:style-name="Standard">Note de la communauté</text:p>
      <text:p text:style-name="Standard">4/5 38 </text:p>
      <text:p text:style-name="Standard"/>
      <text:p text:style-name="Standard">Temps de préparation</text:p>
      <text:p text:style-name="Standard">5 à 1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1 kg d'oignons rouges</text:p>
      <text:p text:style-name="Standard">* 80 g d'huile d'olive</text:p>
      <text:p text:style-name="Standard">* Sel et poivre</text:p>
      <text:p text:style-name="Standard"/>
      <text:p text:style-name="Standard">Nombre de personnes</text:p>
      <text:p text:style-name="Standard">===================</text:p>
      <text:p text:style-name="Standard"/>
      <text:p text:style-name="Standard">Bocal conseillé</text:p>
      <text:p text:style-name="Standard">================</text:p>
      <text:p text:style-name="Standard">3 Terrines <text:s/>Familia Wiss 500</text:p>
      <text:p text:style-name="Standard"/>
      <text:p text:style-name="Standard">Préparation</text:p>
      <text:p text:style-name="Standard">============</text:p>
      <text:p text:style-name="Standard">1. Eplucher les oignons et les couper en petits cubes.</text:p>
      <text:p text:style-name="Standard">2. Dans un saladier, mélanger les oignons avec l'huile d'olive. Saler, poivrer selon votre goût.</text:p>
      <text:p text:style-name="Standard">3. Répartir dans les terrines, en tassant la terrine, l'oignon cuisant va diminuer de volume.</text:p>
      <text:p text:style-name="Standard">4. Fermer et procéder immédiatement au traitement thermique : 40 minutes à 100°C.</text:p>
      <text:p text:style-name="Standard"/>
      <text:p text:style-name="Standard">"Ces terrines sont méchamment pratiques, elles permettent la préparation rapide d'un plat nécessitant de l'oignon, évitent la corvée d'épluchage et les larmes de crocodile (on pleure une fois pour toutes ou pas si on met des lunettes de plongée). On peut éliminer le jus (eau de végétation et huile d'olive) si on veut des oignons rôtis mais ne pas le jeter ""oh ! sacrilège"" il peut être incorporé à une soupe, ""una tortilla de patatas"", et mille et Une recettes.."</text:p>
      <text:p text:style-name="Standard"/>
      <text:p text:style-name="Standard"/>
      <text:h text:style-name="Heading_20_1" text:outline-level="1"><text:bookmark-start text:name="__RefHeading___Toc723_4132037544"/>Olives en saumure<text:bookmark-end text:name="__RefHeading___Toc723_4132037544"/></text:h>
      <text:p text:style-name="Standard"/>
      <text:p text:style-name="Standard">Vous voulez un secret de conservation d’olives vertes ou d’olives noires ? La saumure ! Votre bocal d’olives sera alors un bon départ pour réaliser une succulente tapenade.</text:p>
      <text:p text:style-name="Standard"/>
      <text:p text:style-name="Standard">Niveau de difficulté</text:p>
      <text:p text:style-name="Standard"><text:soft-page-break/>1/5</text:p>
      <text:p text:style-name="Standard"/>
      <text:p text:style-name="Standard">Note de la communauté</text:p>
      <text:p text:style-name="P8">4/5 1051 </text:p>
      <text:p text:style-name="P8"/>
      <text:p text:style-name="Standard">Temps de préparation</text:p>
      <text:p text:style-name="Standard">30 min</text:p>
      <text:p text:style-name="Standard"/>
      <text:p text:style-name="Standard">Temps de conservation</text:p>
      <text:p text:style-name="Standard">12 mois</text:p>
      <text:p text:style-name="Standard"/>
      <text:p text:style-name="Standard">Liste des ingrédients</text:p>
      <text:p text:style-name="Standard">======================</text:p>
      <text:p text:style-name="Standard">* 3 kg d'olives</text:p>
      <text:p text:style-name="Standard">* 300 g de sel</text:p>
      <text:p text:style-name="Standard">* Aromates (thym, laurier, clous de girofle, graines de coriandres, brins de fenouil…)</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collection 1 L</text:p>
      <text:p text:style-name="Standard"/>
      <text:p text:style-name="Standard">Préparation</text:p>
      <text:p text:style-name="Standard">============</text:p>
      <text:p text:style-name="Standard">1. Avant tout, entreprendre la préparation des olives : les mettre avec les noyaux dans un bac d'eau froide et laisser tremper au moins deux semaines en changeant l'eau chaque jour.</text:p>
      <text:p text:style-name="Standard">2. Les égoutter, les sécher dans un torchon propre et les disposer dans les bocaux .</text:p>
      <text:p text:style-name="Standard">3. Faire bouillir 3 litres d'eau avec 300 g de sel et ajouter à cette préparation culinaire selon votre goût quelques clous de girofle, des graines de coriandre, du thym, des feuilles de laurier, du fenouil…</text:p>
      <text:p text:style-name="Standard">4. Laisser refroidir et recouvrir les olives vertes de <text:s/>cette saumure.</text:p>
      <text:p text:style-name="Standard">5. Fermer et conserver à l'abri de la lumière. <text:s/>Patienter 2 mois.</text:p>
      <text:p text:style-name="Standard"/>
      <text:p text:style-name="Standard">Avant de consommer votre conserve d’olives en saumure, les rincer à l'eau courante.</text:p>
      <text:p text:style-name="Standard"/>
      <text:p text:style-name="Standard">Succès garanti à l'apéritif ou en salade.</text:p>
      <text:p text:style-name="Standard"/>
      <text:p text:style-name="Standard">NB : vous pouvez faire des olives cassées. écrasez-les</text:p>
      <text:p text:style-name="Standard">légèrement avant (étape 1).</text:p>
      <text:p text:style-name="Standard"/>
      <text:p text:style-name="Standard"/>
      <text:h text:style-name="Heading_20_1" text:outline-level="1"><text:bookmark-start text:name="__RefHeading___Toc725_4132037544"/>Pâte à tartiner au chocolat<text:bookmark-end text:name="__RefHeading___Toc725_4132037544"/></text:h>
      <text:p text:style-name="Standard"/>
      <text:p text:style-name="Standard"><text:soft-page-break/>On imagine que vos enfants raffolent d’une célèbre pâte à tartiner au chocolat au lait. Mais pour être certains de manger sain et de changer son alimentation, pourquoi ne pas faire Une recette maison de pâte à tartiner, et offrir un pot fait par vous à votre enfant ?</text:p>
      <text:p text:style-name="Standard"/>
      <text:p text:style-name="Standard">Niveau de difficulté</text:p>
      <text:p text:style-name="Standard">1/5</text:p>
      <text:p text:style-name="Standard"/>
      <text:p text:style-name="Standard">Note de la communauté</text:p>
      <text:p text:style-name="Standard">3/5 259 </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180 g de lait</text:p>
      <text:p text:style-name="Standard">* 120 g de crème</text:p>
      <text:p text:style-name="Standard">* 70 g de chocolat noir</text:p>
      <text:p text:style-name="Standard">* 80 g de chocolat au lait</text:p>
      <text:p text:style-name="Standard">* 80 g de pralin</text:p>
      <text:p text:style-name="Standard"/>
      <text:p text:style-name="Standard">Nombre de personnes</text:p>
      <text:p text:style-name="Standard">===================</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bouillir le lait et la crème.</text:p>
      <text:p text:style-name="Standard">2. Ajouter le pralin. Bien mélanger.</text:p>
      <text:p text:style-name="Standard">3. Verser la préparation chaude sur le chocolat au lait et le chocolat noir, ce qui va faire fondre le chocolat et mélanger.</text:p>
      <text:p text:style-name="Standard">4. Remplir les bocaux <text:s/>Super avec cette délicieuse préparation au chocolat fondu et procéder immédiatement au traitement thermique 1h30 à 100°C.</text:p>
      <text:p text:style-name="Standard"/>
      <text:p text:style-name="Standard">Vous pouvez très bien remplacer un des deux chocolats par du chocolat blanc.</text:p>
      <text:p text:style-name="Standard"/>
      <text:p text:style-name="Standard">La pâte à tartiner se conserve 2 mois au réfrigérateur après ouverture. Lorsque le bocal n'est pas encore ouvert, il se conserve dans un endroit frais et au sec jusqu'à 6 mois.</text:p>
      <text:p text:style-name="Standard"/>
      <text:p text:style-name="Standard"/>
      <text:h text:style-name="Heading_20_1" text:outline-level="1"><text:bookmark-start text:name="__RefHeading___Toc727_4132037544"/>Pâté de campagne au curcuma<text:bookmark-end text:name="__RefHeading___Toc727_4132037544"/></text:h>
      <text:p text:style-name="Standard"/>
      <text:p text:style-name="Standard"><text:soft-page-break/>Voilà une bonne recette de pâté de campagne maison avec une petite note de curcuma qui fait toute la différence ! Les 40 mn que vous prendrez pour le confectionner seront bien consommées ! À déguster toute l’année sur de bonnes baguettes ou de belles tranches de pain de campagne.</text:p>
      <text:p text:style-name="Standard"/>
      <text:p text:style-name="Standard">Niveau de difficulté</text:p>
      <text:p text:style-name="Standard">3/5</text:p>
      <text:p text:style-name="Standard"/>
      <text:p text:style-name="Standard">Note de la communauté</text:p>
      <text:p text:style-name="Standard">4/5 22 </text:p>
      <text:p text:style-name="Standard"/>
      <text:p text:style-name="Standard">Temps de préparation</text:p>
      <text:p text:style-name="Standard">40 min</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Pour 2.5 kg de pâté :</text:p>
      <text:p text:style-name="Standard"/>
      <text:p text:style-name="Standard">* 1 kg de gorge de porc</text:p>
      <text:p text:style-name="Standard">* 1 kg de poitrine de porc</text:p>
      <text:p text:style-name="Standard">* 500 g de foie de porc</text:p>
      <text:p text:style-name="Standard">* 10 cl de Cognac</text:p>
      <text:p text:style-name="Standard">* 3 œufs</text:p>
      <text:p text:style-name="Standard">* 25 cl de lait</text:p>
      <text:p text:style-name="Standard">* 45 g de sel fin</text:p>
      <text:p text:style-name="Standard">* 5 g de poivre moulu</text:p>
      <text:p text:style-name="Standard">* 5 g d'épices Rabelais</text:p>
      <text:p text:style-name="Standard">* 10 g de curcuma</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Terrine <text:s/>Familia Wiss 350 ou <text:s/>Super</text:p>
      <text:p text:style-name="Standard"/>
      <text:p text:style-name="Standard">Préparation</text:p>
      <text:p text:style-name="Standard">============</text:p>
      <text:p text:style-name="Standard">1. La veille, couper le foie de porc en lamelles et le faire macérer avec le Cognac.</text:p>
      <text:p text:style-name="Standard">2. Couper en bandes la poitrine et la gorge de porc et les passer au hachoir avec le foie, en utilisant la grille moyenne de l’appareil.</text:p>
      <text:p text:style-name="Standard">3. Mettre ensuite dans un grand récipient le hachis (poitrine, gorge et foie), puis ajouter les œufs, le lait, les épices, le curcuma. Saler et poivrer, puis bien mélanger le tout avec les mains.</text:p>
      <text:p text:style-name="Standard">4. Laisser reposer au frais une à deux heures.</text:p>
      <text:p text:style-name="Standard"><text:soft-page-break/>5. Bien mélanger de nouveau et intégrer la préparation dans les Terrines <text:s/>Super ou <text:s/>Familia Wiss puis procéder au traitement thermique (stérilisation) pendant 3 heures à 100°C.</text:p>
      <text:p text:style-name="Standard"/>
      <text:p text:style-name="Standard"/>
      <text:h text:style-name="Heading_20_1" text:outline-level="1"><text:bookmark-start text:name="__RefHeading___Toc729_4132037544"/>Pâté de campagne<text:bookmark-end text:name="__RefHeading___Toc729_4132037544"/></text:h>
      <text:p text:style-name="Standard"/>
      <text:p text:style-name="Standard">Comment ? Vous n’avez encore jamais préparé un pâté de campagne maison ? Vite, sortez votre hachoir à viande : il est temps de réparer cela avec notre succulente recette de terrine de campagne !</text:p>
      <text:p text:style-name="Standard"/>
      <text:p text:style-name="Standard">Niveau de difficulté</text:p>
      <text:p text:style-name="Standard">1/5</text:p>
      <text:p text:style-name="Standard"/>
      <text:p text:style-name="Standard">Note de la communauté</text:p>
      <text:p text:style-name="Standard">4/5 300 </text:p>
      <text:p text:style-name="Standard"/>
      <text:p text:style-name="Standard">Temps de préparation</text:p>
      <text:p text:style-name="Standard">30 min</text:p>
      <text:p text:style-name="Standard"/>
      <text:p text:style-name="Standard">Temps de traitement thermique</text:p>
      <text:p text:style-name="Standard">3h</text:p>
      <text:p text:style-name="Standard"/>
      <text:p text:style-name="Standard">Liste des ingrédients</text:p>
      <text:p text:style-name="Standard">======================</text:p>
      <text:p text:style-name="Standard">* 500 g de gorge de porc</text:p>
      <text:p text:style-name="Standard">* 500 g de poitrine de porc fraîche</text:p>
      <text:p text:style-name="Standard">* 500 g de foie de volaille de préférence de canard ou de foie de volaille clairs car moins amers</text:p>
      <text:p text:style-name="Standard">* 1 œuf</text:p>
      <text:p text:style-name="Standard">* 2 cuillères à soupe de farine</text:p>
      <text:p text:style-name="Standard">* 9 g de sel par livre et 1 g de poivre par livre</text:p>
      <text:p text:style-name="Standard">* 4 épices ou noix de muscade</text:p>
      <text:p text:style-name="Standard">* 3 échalotes</text:p>
      <text:p text:style-name="Standard">* 2 cuillères à soupe d‘alcool (Cognac, Armagnac, Eau de vie)</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Terrine <text:s/>Familia Wiss 200/350 ou <text:s/>Super</text:p>
      <text:p text:style-name="Standard"/>
      <text:p text:style-name="Standard">Préparation</text:p>
      <text:p text:style-name="Standard">============</text:p>
      <text:p text:style-name="Standard">1. Pour faire du pâté, hacher la viande (surtout pas au robot mais au hachoir à viande) puis mélanger.</text:p>
      <text:p text:style-name="Standard">2. Couper les échalotes en petits morceaux et les mélanger avec l’œuf et la viande.</text:p>
      <text:p text:style-name="Standard">3. Saupoudrer la farine et incorporer tous les autres ingrédients. Bien mélanger.</text:p>
      <text:p text:style-name="Standard"><text:soft-page-break/>4. Remplir les Terrines <text:s/>Super ou <text:s/>Familia Wiss 200 ou 350 jusqu’à 2 cm du rebord en tassant bien. Fermer et procéder immédiatement au traitement thermique pendant 3 heures à 100°C. Votre terrine de campagne est terminée !</text:p>
      <text:p text:style-name="Standard"/>
      <text:p text:style-name="Standard">Merci à Véronique et Marie pour cette délicieuse recette de pâté de campagne maison qui se transmet dans leur famille depuis des générations !</text:p>
      <text:p text:style-name="Standard"/>
      <text:p text:style-name="Standard"/>
      <text:h text:style-name="Heading_20_1" text:outline-level="1"><text:bookmark-start text:name="__RefHeading___Toc731_4132037544"/>Pâté de canard confit à la badiane<text:bookmark-end text:name="__RefHeading___Toc731_4132037544"/></text:h>
      <text:p text:style-name="Standard"/>
      <text:p text:style-name="Standard">Chouette, un bon pâté maison, il n’y a que ça de vrai ! Celui-ci se distinguera avec son épice à l’arôme puissant, la badiane ou anis étoilé. Elle sublimera la viande du canard pour votre plus grand plaisir. Préparez les bonnes tranches de pain bien croustillantes pour la dégustation !</text:p>
      <text:p text:style-name="Standard"/>
      <text:p text:style-name="Standard">Niveau de difficulté</text:p>
      <text:p text:style-name="Standard">2/5</text:p>
      <text:p text:style-name="Standard"/>
      <text:p text:style-name="Standard">Note de la communauté</text:p>
      <text:p text:style-name="Standard">4/5 140 </text:p>
      <text:p text:style-name="Standard"/>
      <text:p text:style-name="Standard">Temps de préparation</text:p>
      <text:p text:style-name="Standard">3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Les carcasses de deux canards gras (chair, cous...) ou 1 cuisse et 1 aile</text:p>
      <text:p text:style-name="Standard">* 200 g de gras de canard</text:p>
      <text:p text:style-name="Standard">* Une étoile de badiane</text:p>
      <text:p text:style-name="Standard">* 2 feuilles de laurier</text:p>
      <text:p text:style-name="Standard">* 1 c à s de sel</text:p>
      <text:p text:style-name="Standard">* Poivre</text:p>
      <text:p text:style-name="Standard">* Les sucs de cuisson d'un confit de canard (facultatif)</text:p>
      <text:p text:style-name="Standard">* Eau</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text:soft-page-break/>1. Mettre dans une cocotte les viandes, les feuilles de laurier, la badiane, le sel, le gras de canard et couvrir d'eau.</text:p>
      <text:p text:style-name="Standard">2. Faire cuire à feu doux en remuant de temps en temps pendant 3 à 4 heures. Il faut que les chairs soient très friables et qu'elles se détachent toutes seules des os (les cous sont assez difficiles à nettoyer). En fait les morceaux finissent par être confits.</text:p>
      <text:p text:style-name="Standard">3. Enlever les feuilles de laurier, la badiane et tous les os.</text:p>
      <text:p text:style-name="Standard">4. Mixer la matière restante.</text:p>
      <text:p text:style-name="Standard">5. Poivrer, ajuster éventuellement le sel et mettre en terrine.</text:p>
      <text:p text:style-name="Standard">6. Procéder sans attendre au traitement thermique 90 <text:s/>minutes à 100°C.</text:p>
      <text:p text:style-name="Standard"/>
      <text:p text:style-name="Standard">NB: Si vous avez cuit et mis en pot en même temps un</text:p>
      <text:p text:style-name="Standard">confit, récupérez les sucs de cuisson du fond de la</text:p>
      <text:p text:style-name="Standard">cocotte et ajoutez les dans le bol du mixeur : Etape 4.</text:p>
      <text:p text:style-name="Standard"/>
      <text:p text:style-name="Standard"/>
      <text:h text:style-name="Heading_20_1" text:outline-level="1"><text:bookmark-start text:name="__RefHeading___Toc733_4132037544"/>Pâte de coing<text:bookmark-end text:name="__RefHeading___Toc733_4132037544"/></text:h>
      <text:p text:style-name="Standard"/>
      <text:p text:style-name="Standard">Consommé plus fréquemment dans les pays méditerranéens, le coing gagne cependant à être connu car il est très riche en vitamine C. Dégustez Cette recette nature en petits dés comme une friandise ou en accompagnement.</text:p>
      <text:p text:style-name="Standard"/>
      <text:p text:style-name="Standard">Niveau de difficulté</text:p>
      <text:p text:style-name="Standard">1/5</text:p>
      <text:p text:style-name="Standard"/>
      <text:p text:style-name="Standard">Note de la communauté</text:p>
      <text:p text:style-name="Standard">4/5 9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 coings</text:p>
      <text:p text:style-name="Standard">* Jus d’un citron</text:p>
      <text:p text:style-name="Standard">* 600g de sucre cristallisé</text:p>
      <text:p text:style-name="Standard">* Papier sulfurisé</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
      <text:p text:style-name="Standard"/>
      <text:p text:style-name="Standard"><text:soft-page-break/>Préparation</text:p>
      <text:p text:style-name="Standard">============</text:p>
      <text:p text:style-name="Standard">1. Lavez et épluchez les coings. Enlevez le cœur et les pépins et coupez-les en petits dés.</text:p>
      <text:p text:style-name="Standard">2. Mettez les dés de coings dans une casserole et couvrez d’eau. Faites cuire avec un couvercle à feu doux à moyen pendant 30 minutes.</text:p>
      <text:p text:style-name="Standard">3. Ôtez le jus et écrasez les coings en purée (environ 700g de purée). Ajoutez le sucre et le jus du citron. Le jus des coings n’est pas nécessaire dans cette recette, cependant vous pouvez le garder : il fera une base parfaite pour une gelée ou un sirop de coings.</text:p>
      <text:p text:style-name="Standard">4. Versez la purée de coings dans une grande poêle anti-adhésive et faites cuire à feu doux pendant 1h45. Si vous n’avez pas de grande poêle anti-adhésive, faites cuire pendant 1 heure dans une casserole normale puis versez dans une petite poêle non-adhésive, en mélangeant régulièrement pendant les 45 minutes restantes. Votre purée va se réduire et devenir une pâte épaisse couleur bordeaux.</text:p>
      <text:p text:style-name="Standard">5. Pendant la cuisson, lavez et stérilisez vos bocaux et rondelles en caoutchouc. Coupez 4 cercles de papier sulfurisé que vous placerez dans le fond des bocaux.</text:p>
      <text:p text:style-name="Standard">6. à la cuillère, transférez votre pâte encore chaude dans les bocaux. Fermez bien. Votre pâte de coings peut se conserver un an !</text:p>
      <text:p text:style-name="Standard"/>
      <text:p text:style-name="Standard">Au moment de servir, décollez les bords avec un couteau pointu pour faciliter le démoulage. à déguster avec du fromage Manchego ou un fromage à pâte dure. La pâte de coings est également délicieuse étalée sur du pain ciabiatta avec une rondelle de chorizo...</text:p>
      <text:p text:style-name="Standard"/>
      <text:p text:style-name="Standard"/>
      <text:h text:style-name="Heading_20_1" text:outline-level="1"><text:bookmark-start text:name="__RefHeading___Toc735_4132037544"/>Pâté de foie au poivre vert<text:bookmark-end text:name="__RefHeading___Toc735_4132037544"/></text:h>
      <text:p text:style-name="Standard"/>
      <text:p text:style-name="Standard">Le pâté vous adorez Ça depuis tout petit, n’est-ce pas ? Oui, faire à la maison sa propre recette de pâté, c’est gratifiant… et délicieux ! Alors sortez vos grains de poivre, Cette recette-ci a du piquant !</text:p>
      <text:p text:style-name="Standard"/>
      <text:p text:style-name="Standard">Niveau de difficulté</text:p>
      <text:p text:style-name="Standard">2/5</text:p>
      <text:p text:style-name="Standard"/>
      <text:p text:style-name="Standard">Note de la communauté</text:p>
      <text:p text:style-name="Standard">4/5 157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foies (au choix selon les goûts)</text:p>
      <text:p text:style-name="Standard">* 1 kg de poitrine fraîche porc</text:p>
      <text:p text:style-name="Standard">* 500 g de gorge de porc (à défaut, remplacer par 500 g de poitrine fraîche)</text:p>
      <text:p text:style-name="Standard">* 1 pot de 35 g de poivre vert au jus (au rayon épices)</text:p>
      <text:p text:style-name="Standard">* 1 verre à liqueur d'Armagnac</text:p>
      <text:p text:style-name="Standard"><text:soft-page-break/>* 2 œufs</text:p>
      <text:p text:style-name="Standard">* 50 g de sel</text:p>
      <text:p text:style-name="Standard">* 2 cuillères à café d'épices (cardamome, macis, galanga...)</text:p>
      <text:p text:style-name="Standard"/>
      <text:p text:style-name="Standard">Nombre de personnes</text:p>
      <text:p text:style-name="Standard">===================</text:p>
      <text:p text:style-name="Standard">Pour 6 terrines de 500g</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Hacher les viandes avec une grille à gros trous.</text:p>
      <text:p text:style-name="Standard">2. Incorporer les grains de poivre et tous les autres ingrédients, puis bien mélanger le tout (à la main c'est mieux).</text:p>
      <text:p text:style-name="Standard">3. Verser la recette de pâté dans les terrines et bien tasser pour chasser l'air au maximum.</text:p>
      <text:p text:style-name="Standard">4. Placer les terrines dans le stérilisateur et les recouvrir largement d'eau puis procéder immédiatement au traitement thermique 3h à 100°C.</text:p>
      <text:p text:style-name="Standard">5. Laisser refroidir dans l'eau.</text:p>
      <text:p text:style-name="Standard"/>
      <text:p text:style-name="Standard"/>
      <text:h text:style-name="Heading_20_1" text:outline-level="1"><text:bookmark-start text:name="__RefHeading___Toc737_4132037544"/>Pâté en conserve maison<text:bookmark-end text:name="__RefHeading___Toc737_4132037544"/></text:h>
      <text:p text:style-name="Standard"/>
      <text:p text:style-name="Standard">Pâté…que c’est bon surtout quand il est fait maison ! Ajouter à Ça, l’amour du travail bien fait et l’envie de faire plaisir et vous risquer d’atteindre le nirvana de la conserve. Pour l’assaisonnement, suivez bien nos quantités et on vous garantit un pâté que vous ne risquerez pas d’oublier.</text:p>
      <text:p text:style-name="Standard"/>
      <text:p text:style-name="Standard">Niveau de difficulté</text:p>
      <text:p text:style-name="Standard">3/5</text:p>
      <text:p text:style-name="Standard"/>
      <text:p text:style-name="Standard">Note de la communauté</text:p>
      <text:p text:style-name="Standard">4/5 337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500g de gorge de porc</text:p>
      <text:p text:style-name="Standard">* 500g veau</text:p>
      <text:p text:style-name="Standard"><text:soft-page-break/>* 500g porc</text:p>
      <text:p text:style-name="Standard">* 2 œufs</text:p>
      <text:p text:style-name="Standard">* Echalotes</text:p>
      <text:p text:style-name="Standard">* Ail</text:p>
      <text:p text:style-name="Standard">* Persil</text:p>
      <text:p text:style-name="Standard">* 2 cc de sel</text:p>
      <text:p text:style-name="Standard">* 1 cc de poivre</text:p>
      <text:p text:style-name="Standard">* Cognac</text:p>
      <text:p text:style-name="Standard"/>
      <text:p text:style-name="Standard">Nombre de personnes</text:p>
      <text:p text:style-name="Standard">===================</text:p>
      <text:p text:style-name="Standard">4 à 5</text:p>
      <text:p text:style-name="Standard"/>
      <text:p text:style-name="Standard">Bocal conseillé</text:p>
      <text:p text:style-name="Standard">================</text:p>
      <text:p text:style-name="Standard">Terrines <text:s/>Super ou <text:s/>Familia Wiss 200 ou 350</text:p>
      <text:p text:style-name="Standard"/>
      <text:p text:style-name="Standard">Préparation</text:p>
      <text:p text:style-name="Standard">============</text:p>
      <text:p text:style-name="Standard">1. Passer l'ensemble de la viande au hachoir, grille moyenne.</text:p>
      <text:p text:style-name="Standard">2. Mélanger bien et ajouter les œufs, les échalotes, l'ail et le persil émincé. Saler, poivrer, ajouter le Cognac.</text:p>
      <text:p text:style-name="Standard">3. Remplir les terrines <text:s/>Super ou <text:s/>Familia Wiss en tassant bien jusqu'à 2 cm du rebord et placer sur le dessus avant de fermer, une feuille de laurier.</text:p>
      <text:p text:style-name="Standard">4. Fermer les bocaux. Les placer dans le stérilisateur, couvrir d'eau et procéder immédiatement au traitement thermique pendant 3 heures à 100°C.</text:p>
      <text:p text:style-name="Standard"/>
      <text:p text:style-name="Standard"/>
      <text:h text:style-name="Heading_20_1" text:outline-level="1"><text:bookmark-start text:name="__RefHeading___Toc739_4132037544"/>Pêches au sirop<text:bookmark-end text:name="__RefHeading___Toc739_4132037544"/></text:h>
      <text:p text:style-name="Standard"/>
      <text:p text:style-name="Standard">Pour avoir la pêche tout le temps, à vos bocaux ! Cette recette de pêches au sirop vous permettra de bien les conserver pour longtemps. A vous d’imaginer ensuite comment les consommer : en plat sucré/salé, en dessert… A vous de jouer.</text:p>
      <text:p text:style-name="Standard"/>
      <text:p text:style-name="Standard">Niveau de difficulté</text:p>
      <text:p text:style-name="Standard">1/5</text:p>
      <text:p text:style-name="Standard"/>
      <text:p text:style-name="Standard">Note de la communauté</text:p>
      <text:p text:style-name="Standard">4/5 549 </text:p>
      <text:p text:style-name="Standard"/>
      <text:p text:style-name="Standard">Temps de préparation</text:p>
      <text:p text:style-name="Standard">40 mn</text:p>
      <text:p text:style-name="Standard"/>
      <text:p text:style-name="Standard">Temps de traitement thermique</text:p>
      <text:p text:style-name="Standard">30 mn</text:p>
      <text:p text:style-name="Standard"/>
      <text:p text:style-name="Standard">Liste des ingrédients</text:p>
      <text:p text:style-name="Standard">======================</text:p>
      <text:p text:style-name="Standard"><text:soft-page-break/>* Pêches</text:p>
      <text:p text:style-name="Standard">* 1 gousse de vanille</text:p>
      <text:p text:style-name="Standard">* Eau</text:p>
      <text:p text:style-name="Standard">* Suc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1. Pour obtenir une conserve de fruits, il convient de réaliser un sirop composé d’eau et de sucre qui sert de liquide de couverture. Nous vous indiquons ci-dessous les teneurs en sucre des sirops pour obtenir : Fruits au sirop léger : 1 litre d’eau + 250 g de sucre - Fruits au sirop moyen : 1 litre d’eau + 400 g de sucre - Fruits au sirop lourd : 1 litre d’eau + 750 g de sucre.</text:p>
      <text:p text:style-name="Standard">2. Plonger les pêches 1 min dans de l'eau bouillante. Les rafraîchir et les égoutter.</text:p>
      <text:p text:style-name="Standard">3. Peler les pêches, les couper en deux et retirer le noyau délicatement.</text:p>
      <text:p text:style-name="Standard">4. Remplir vos bocaux <text:s/>Super et ajouter une gousse de vanille par bocal.</text:p>
      <text:p text:style-name="Standard">5. Recouvrir d'un sirop bouillant jusqu'au trait de niveau ou jusqu'à 2 cm du rebord pour qu'il recouvre complètement les fruits.</text:p>
      <text:p text:style-name="Standard">6. Procéder immédiatement au traitement thermique dans des bocaux <text:s/>Super pendant 30 minutes à 100°C avec le sirop léger, et 35 minutes à 100°C pour les autres sirops.</text:p>
      <text:p text:style-name="Standard"/>
      <text:p text:style-name="Standard"/>
      <text:h text:style-name="Heading_20_1" text:outline-level="1"><text:bookmark-start text:name="__RefHeading___Toc741_4132037544"/>Petit pot tricolore<text:bookmark-end text:name="__RefHeading___Toc741_4132037544"/></text:h>
      <text:p text:style-name="Standard"/>
      <text:p text:style-name="Standard">Niveau de difficulté</text:p>
      <text:p text:style-name="Standard">2/5</text:p>
      <text:p text:style-name="Standard"/>
      <text:p text:style-name="Standard">Note de la communauté</text:p>
      <text:p text:style-name="Standard">3/5 105 </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 chou romanesco</text:p>
      <text:p text:style-name="Standard">* 8 carottes violettes</text:p>
      <text:p text:style-name="Standard">* 2 navets boule d'or</text:p>
      <text:p text:style-name="Standard">* 3 cl d'huile d'olive vierge extra</text:p>
      <text:p text:style-name="Standard"><text:soft-page-break/>* 10 cl de vinaigre blanc d'alcool</text:p>
      <text:p text:style-name="Standard">* 1 pincée de gros sel</text:p>
      <text:p text:style-name="Standard">* Sel, poivre</text:p>
      <text:p text:style-name="Standard"/>
      <text:p text:style-name="Standard">Nombre de personnes</text:p>
      <text:p text:style-name="Standard">===================</text:p>
      <text:p text:style-name="Standard">Pour 4 petites Terrines <text:s/>Super 125</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Laver et éplucher les carottes et les navets boule <text:s/>d'or. Diviser le chou en bouquets et le laver. Les <text:s/>mettre à tremper environ 5 minutes dans un bain d'eau <text:s/>additionnée de vinaigre blanc d'alcool.</text:p>
      <text:p text:style-name="Standard">2. A l'aide d'un éminceur, tailler les carottes en fines rondelles régulières. Mettre à cuire les légumes séparément dans une casserole d'eau bouillante légèrement salée. La cuisson va durer environ 15 minutes. Pour la contrôler, utiliser la pointe d'un couteau quand la pointe s'enfonce facilement, le légume est cuit.</text:p>
      <text:p text:style-name="Standard">3. En fin de cuisson, débarrasser les légumes dans une passoire et les rafraichir sous l'eau froide pour stopper la cuisson. Renouveler l'opération autant de fois que de variétés de légumes.</text:p>
      <text:p text:style-name="Standard">4. Réaliser une purée de légumes à l'aide d'un presse purée, puis passer au tamis pour obtenir une texture bien lisse. Ajouter l'huile d'olive. Saler et poivrer.</text:p>
      <text:p text:style-name="Standard">5. Dans une terrine <text:s/>, superposer une couche de purée de navets boule d'or, une couche de purée de romanesco et une couche de purée de carottes violettes.</text:p>
      <text:p text:style-name="Standard"><text:s/>Fermer les terrines <text:s/>Super 125 et procéder immédiatement au traitement thermique pendant 45 minutes à 100°C.</text:p>
      <text:p text:style-name="Standard"/>
      <text:p text:style-name="Standard">Pour faire déguster un petit pot à bébé, ouvrir le bocal et le faire réchauffer au micro-ondes.</text:p>
      <text:p text:style-name="Standard"/>
      <text:p text:style-name="Standard"/>
      <text:h text:style-name="Heading_20_1" text:outline-level="1"><text:bookmark-start text:name="__RefHeading___Toc743_4132037544"/>Petit pot tricolore<text:bookmark-end text:name="__RefHeading___Toc743_4132037544"/></text:h>
      <text:p text:style-name="Standard"/>
      <text:p text:style-name="Standard">Miam les petits pots rigolos pour les petits zigotos ! Avec ces trois couleurs superposées, ce petit pot, rempli de bienfaits nutritionnels, ravira les yeux et les papilles de votre bébé. Et quand c’est naturel et fait avec amour, c’est sûr, c’est toujours meilleur.</text:p>
      <text:p text:style-name="Standard"/>
      <text:p text:style-name="Standard">Niveau de difficulté</text:p>
      <text:p text:style-name="Standard">2/5</text:p>
      <text:p text:style-name="Standard"/>
      <text:p text:style-name="Standard">Note de la communauté</text:p>
      <text:p text:style-name="Standard">4/5 65 </text:p>
      <text:p text:style-name="Standard"/>
      <text:p text:style-name="Standard">Temps de préparation</text:p>
      <text:p text:style-name="Standard">20 min</text:p>
      <text:p text:style-name="Standard"/>
      <text:p text:style-name="Standard">Liste des ingrédients</text:p>
      <text:p text:style-name="Standard"><text:soft-page-break/>======================</text:p>
      <text:p text:style-name="Standard">* 2 courgettes</text:p>
      <text:p text:style-name="Standard">* 8 Carottes</text:p>
      <text:p text:style-name="Standard">* 4 Panais</text:p>
      <text:p text:style-name="Standard">* 3 cl huile d'olive</text:p>
      <text:p text:style-name="Standard">* Vinaigre blanc d'alcool</text:p>
      <text:p text:style-name="Standard">* Sel/poivre</text:p>
      <text:p text:style-name="Standard"/>
      <text:p text:style-name="Standard">Nombre de personnes</text:p>
      <text:p text:style-name="Standard">===================</text:p>
      <text:p text:style-name="Standard">1</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Laver et éplucher les courgettes, les carottes et les panais. Les mettre à tremper environ 5 minutes dans un bain d'eau additionnée de vinaigre blanc d'alcool.</text:p>
      <text:p text:style-name="Standard">2. A l'aide d'un éminceur, les tailler en fines rondelles régulières. Puis mettre à cuire les légumes séparément dans une casserole d'eau bouillante légèrement salée. La cuisson va durer environ 15 minutes. Pour la contrôler, piquer les légumes avec la pointe d'un couteau si la pointe s'enfonce facilement, le légume est cuit.</text:p>
      <text:p text:style-name="Standard">3. En fin de cuisson, débarrasser les légumes dans une passoire et les rafraichir sous l'eau froide pour stopper la cuisson. Renouveler l'opération autant de fois que de variétés de légumes.</text:p>
      <text:p text:style-name="Standard">4. Réaliser une purée à l'aide d'un presse-purée, puis passer au tamis pour obtenir une texture bien lisse. Ajouter l'huile d'olive. Saler et poivrer</text:p>
      <text:p text:style-name="Standard">5. Dans une Terrine <text:s/>Super, superposer une couche de purée de carottes, une couche de purée de panais et une couche de purée de courgettes. Fermer la terrine et procéder immédiatement au traitement thermique pendant 45 minutes à 100°C.</text:p>
      <text:p text:style-name="Standard"/>
      <text:p text:style-name="Standard"/>
      <text:h text:style-name="Heading_20_1" text:outline-level="1"><text:bookmark-start text:name="__RefHeading___Toc745_4132037544"/>Petit salé aux lentilles en conserve<text:bookmark-end text:name="__RefHeading___Toc745_4132037544"/></text:h>
      <text:p text:style-name="Standard"/>
      <text:p text:style-name="Standard">Au même titre que la blanquette ou la poule au pot, le petit salé avec ses travers de porc et ses lentilles vertes est Une recette incontournable en France ! Une à déguster chaude ou froide, selon vos goûts.</text:p>
      <text:p text:style-name="Standard"/>
      <text:p text:style-name="Standard">Niveau de difficulté</text:p>
      <text:p text:style-name="Standard">2/5</text:p>
      <text:p text:style-name="Standard"/>
      <text:p text:style-name="Standard">Note de la communauté</text:p>
      <text:p text:style-name="Standard">4/5 47 </text:p>
      <text:p text:style-name="Standard"/>
      <text:p text:style-name="Standard">Temps de préparation</text:p>
      <text:p text:style-name="Standard">45 min</text:p>
      <text:p text:style-name="Standard"/>
      <text:p text:style-name="Standard"><text:soft-page-break/>Temps de traitement thermique</text:p>
      <text:p text:style-name="Standard">1h30</text:p>
      <text:p text:style-name="Standard"/>
      <text:p text:style-name="Standard">Liste des ingrédients</text:p>
      <text:p text:style-name="Standard">======================</text:p>
      <text:p text:style-name="Standard">* 1,5 kg de petit salé : poitrine de porc ou travers</text:p>
      <text:p text:style-name="Standard">* 1,5 kg de petit salé : palette</text:p>
      <text:p text:style-name="Standard">* 1 kg de petit salé : poitrine fumée</text:p>
      <text:p text:style-name="Standard">* 2 kg de lentilles vertes</text:p>
      <text:p text:style-name="Standard">* 5 carottes</text:p>
      <text:p text:style-name="Standard">* 3 gros oignons</text:p>
      <text:p text:style-name="Standard">* 1 bouquet garni</text:p>
      <text:p text:style-name="Standard">* Sel, poivre</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text:s/>Super</text:p>
      <text:p text:style-name="Standard"/>
      <text:p text:style-name="Standard">Préparation</text:p>
      <text:p text:style-name="Standard">============</text:p>
      <text:p text:style-name="Standard">1. Dessaler la viande dans de l’eau froide en changeant l’eau 1 ou 2 fois. Au bout de 3 heures, l’égoutter, la mettre dans un faitout, couvrir d’eau et commencer la cuisson du petit salé en laissant mijoter à petit bouillon durant 2 heures.</text:p>
      <text:p text:style-name="Standard">2. Pendant ce temps, éplucher les carottes et les oignons. Couper les carottes en rondelles puis hacher les oignons.</text:p>
      <text:p text:style-name="Standard">3. Retirer et réserver la viande, conserver le bouillon.</text:p>
      <text:p text:style-name="Standard">4. Dans un faitout faire revenir les oignons et les carottes dans un fond d’huile puis ajouter les lentilles vertes et couvrir du bouillon de cuisson du petit salé (si besoin rajouter de l'eau : les lentilles se cuisent dans 3 fois leur volume d'eau), ajouter le bouquet garni et laisser mijoter à petit bouillon 20 minutes.</text:p>
      <text:p text:style-name="Standard">5. Pendant ce temps découper les morceaux pour faire : 11 morceaux de palette, 11 morceaux de poitrine, 11 morceaux de poitrine fumée.</text:p>
      <text:p text:style-name="Standard">6. Mettre dans chaque bocal <text:s/>Super 1 L, 2 louches de lentilles égouttées au fond puis un morceau de chaque viande et rajouter 2 louches de lentilles égouttées. Enfin couvrir avec le jus de cuisson des lentilles jusqu'au 2 cm du buvant.</text:p>
      <text:p text:style-name="Standard">7. Fermer et procéder immédiatement au traitement thermique de vos lentilles au petit salé, 1h30 à 100°C.</text:p>
      <text:p text:style-name="Standard"/>
      <text:p text:style-name="Standard">Merci à Piqthiu pour sa recette de petit salé aux lentilles en conserve ! http://www.piqthiu.fr/</text:p>
      <text:p text:style-name="Standard"/>
      <text:p text:style-name="Standard"/>
      <text:h text:style-name="Heading_20_1" text:outline-level="1"><text:bookmark-start text:name="__RefHeading___Toc747_4132037544"/>Petits oignons au vinaigre rose<text:bookmark-end text:name="__RefHeading___Toc747_4132037544"/></text:h>
      <text:p text:style-name="P7"><text:s/></text:p>
      <text:p text:style-name="P7"><text:soft-page-break/>Avec <text:span text:style-name="T8">c</text:span>ette recette, même de petits oignons blancs peuvent voir la vie en rose ! Choisissez-les en grelots, tout ronds, tout croquants. Cette version originale de pickles pourra relever une multitude de vos plats.</text:p>
      <text:p text:style-name="Standard"/>
      <text:p text:style-name="Standard">Niveau de difficulté</text:p>
      <text:p text:style-name="Standard">1/5</text:p>
      <text:p text:style-name="Standard"/>
      <text:p text:style-name="Standard">Note de la communauté</text:p>
      <text:p text:style-name="Standard">3/5 81 </text:p>
      <text:p text:style-name="Standard"/>
      <text:p text:style-name="Standard">Temps de préparation</text:p>
      <text:p text:style-name="Standard">30 min</text:p>
      <text:p text:style-name="Standard"/>
      <text:p text:style-name="Standard">Temps de conservation</text:p>
      <text:p text:style-name="Standard">6 mois</text:p>
      <text:p text:style-name="Standard"/>
      <text:p text:style-name="Standard">Liste des ingrédients</text:p>
      <text:p text:style-name="Standard">======================</text:p>
      <text:p text:style-name="Standard">* 1 kg de petits oignons blancs</text:p>
      <text:p text:style-name="Standard">* 125 g de sel marin</text:p>
      <text:p text:style-name="Standard">* 5 grains de coriandre</text:p>
      <text:p text:style-name="Standard">* 5 grains de poivre</text:p>
      <text:p text:style-name="Standard">* 1 branche d'estragon ou d'aneth</text:p>
      <text:p text:style-name="Standard">* 1 cuil. à café de sucre en poudre</text:p>
      <text:p text:style-name="Standard">* 80 cl de vinaigre de vin blanc</text:p>
      <text:p text:style-name="Standard">* 20 cl de vinaigre de vin roug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Mettre dans un saladier 1 kg de petits oignons blancs épluchés. Faire dissoudre 125 g de sel marin dans 1 litre d'eau. Verser l'eau salée sur les oignons et laisser reposer 24 h.</text:p>
      <text:p text:style-name="Standard">2. égoutter puis sécher soigneusement les petits oignons avec du papier absorbant.</text:p>
      <text:p text:style-name="Standard">3. Les disposer dans les bocaux en répartissant 5 grains de coriandre et 5 grains de poivre, 1 branche d'estragon ou d'aneth et 1 cuillerée à café de sucre en poudre.</text:p>
      <text:p text:style-name="Standard">4. Mélanger 80 cl de vinaigre de vin blanc avec 20 cl de vinaigre de vin rouge et remplir les bocaux de cette préparation jusqu'à 2 cm du rebord en couvrant bien les oignons. Les fermer hermétiquement.</text:p>
      <text:p text:style-name="Standard">5. Laisser reposer 4 semaines avant de consommer.</text:p>
      <text:p text:style-name="Standard"/>
      <text:p text:style-name="Standard"><text:s text:c="3"/>Les petits oignons au vinaigre rose se conservent 6 mois.</text:p>
      <text:p text:style-name="Standard"/>
      <text:p text:style-name="Standard"/>
      <text:h text:style-name="Heading_20_1" text:outline-level="1"><text:bookmark-start text:name="__RefHeading___Toc749_4132037544"/><text:soft-page-break/>Petits pois au naturel<text:bookmark-end text:name="__RefHeading___Toc749_4132037544"/></text:h>
      <text:p text:style-name="Standard"/>
      <text:p text:style-name="Standard">Riches en protéines, les petits pois et leur éclatante couleur verte sont l’un des produits frais préférés des loustics. Le repas des enfants sera donc forcément réussi avec Cette recette de pois.</text:p>
      <text:p text:style-name="Standard"/>
      <text:p text:style-name="Standard">Niveau de difficulté</text:p>
      <text:p text:style-name="Standard">1/5</text:p>
      <text:p text:style-name="Standard"/>
      <text:p text:style-name="Standard">Note de la communauté</text:p>
      <text:p text:style-name="Standard">4/5 103 </text:p>
      <text:p text:style-name="Standard"/>
      <text:p text:style-name="Standard">Temps de préparation</text:p>
      <text:p text:style-name="Standard">30 min</text:p>
      <text:p text:style-name="Standard"/>
      <text:p text:style-name="Standard">Temps de traitement thermique</text:p>
      <text:p text:style-name="Standard">1 h 15</text:p>
      <text:p text:style-name="Standard"/>
      <text:p text:style-name="Standard">Temps de conservation</text:p>
      <text:p text:style-name="Standard">12 mois</text:p>
      <text:p text:style-name="Standard"/>
      <text:p text:style-name="Standard">Liste des ingrédients</text:p>
      <text:p text:style-name="Standard">======================</text:p>
      <text:p text:style-name="Standard">* Petits pois</text:p>
      <text:p text:style-name="Standard">* Sel</text:p>
      <text:p text:style-name="Standard">* Sucre en poudre (facultatif)</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La bonne conservation des légumes est extrêmement importante ici, car les conserves de pois exigent fraîcheur et rapidité des opérations. Choisir donc des produits frais et ne pas utiliser de pois cueillis la veille.</text:p>
      <text:p text:style-name="Standard">2. Les écosser, les blanchir à l'eau bouillante 3 à 5 minutes puis les plonger immédiatement dans l'eau fraîche.</text:p>
      <text:p text:style-name="Standard">3. Les mettre dans les bocaux et les couvrir avec une saumure bouillante salée à 20 g par litre, jusqu'à 2 cm du rebord. Rajouter une ou plusieurs cuillerées à café de sucre selon votre goût.</text:p>
      <text:p text:style-name="Standard">4. Fermer et procéder immédiatement au traitement thermique pendant 1 heure 15 à 100°C. Vos petits pois au naturel en conserve sont prêts.</text:p>
      <text:p text:style-name="Standard"/>
      <text:p text:style-name="Standard"/>
      <text:h text:style-name="Heading_20_1" text:outline-level="1"><text:bookmark-start text:name="__RefHeading___Toc751_4132037544"/><text:soft-page-break/>Philtre d'amour<text:bookmark-end text:name="__RefHeading___Toc751_4132037544"/></text:h>
      <text:p text:style-name="Standard"/>
      <text:p text:style-name="Standard">Note de la communauté</text:p>
      <text:p text:style-name="Standard">5/5 1 </text:p>
      <text:p text:style-name="Standard"/>
      <text:p text:style-name="Standard">Temps de préparation</text:p>
      <text:p text:style-name="Standard">45 min</text:p>
      <text:p text:style-name="Standard"/>
      <text:p text:style-name="Standard">Liste des ingrédients</text:p>
      <text:p text:style-name="Standard">======================</text:p>
      <text:p text:style-name="Standard">* 35 gr de pétales de rose très parfumés â£</text:p>
      <text:p text:style-name="Standard">* 130 gr de sucre blond</text:p>
      <text:p text:style-name="Standard">* 180 ml d’eau</text:p>
      <text:p text:style-name="Standard">* 350 gr fraises</text:p>
      <text:p text:style-name="Standard">* Rhum Blanc Agricole 40°</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
      <text:p text:style-name="Standard">Préparation</text:p>
      <text:p text:style-name="Standard">============</text:p>
      <text:p text:style-name="Standard">1. Mettre les pétales de rose, le sucre blond et l'eau dans une casserole.</text:p>
      <text:p text:style-name="Standard">2. Porter à petite ébullition 10 min puis laisser infuser 10 min, feu éteint. Laisser refroidir.</text:p>
      <text:p text:style-name="Standard">3. Rincer les fraises et les couper en 4. Saupoudrer de sucre blond puis mélanger.</text:p>
      <text:p text:style-name="Standard">4. Laisser macérer à température ambiante 1/4 d’heure.</text:p>
      <text:p text:style-name="Standard">5. Dans un bocal <text:s/>Super 1L, mélanger 265 ml de sirop de rose avec les pétales infusés et les fraises au sucre macérées.</text:p>
      <text:p text:style-name="Standard">6. Ajouter 3 ou 4 cuillères à soupe du jus des fraises, puis compléter avec le Rhum Blanc Agricole 40° jusqu'en haut du bocal.</text:p>
      <text:p text:style-name="Standard">7. Entreposer dans un endroit sec, frais, à l'abri de la lumière et patienter pendant 6 mois à 1 an avant de consommer.</text:p>
      <text:p text:style-name="Standard"/>
      <text:p text:style-name="Standard"/>
      <text:h text:style-name="Heading_20_1" text:outline-level="1"><text:bookmark-start text:name="__RefHeading___Toc753_4132037544"/>Pickles de carottes à la marocaine<text:bookmark-end text:name="__RefHeading___Toc753_4132037544"/></text:h>
      <text:p text:style-name="Standard"/>
      <text:p text:style-name="Standard">Les carottes au goût d’orient, c’est succulent ! Et avec cette méthode de conservation : la fermentation, elles gardent longtemps leur qualité nutritive tout en se chargeant de probiotiques bénéfiques pour votre santé. Finalement, c’est simple et bon de se faire du bien.</text:p>
      <text:p text:style-name="Standard"/>
      <text:p text:style-name="Standard">Niveau de difficulté</text:p>
      <text:p text:style-name="Standard">1/5</text:p>
      <text:p text:style-name="Standard"/>
      <text:p text:style-name="Standard">Note de la communauté</text:p>
      <text:p text:style-name="Standard"><text:soft-page-break/>4/5 5 </text:p>
      <text:p text:style-name="Standard"/>
      <text:p text:style-name="Standard">Temps de préparation</text:p>
      <text:p text:style-name="Standard">30 minutes</text:p>
      <text:p text:style-name="Standard"/>
      <text:p text:style-name="Standard">Liste des ingrédients</text:p>
      <text:p text:style-name="Standard">======================</text:p>
      <text:p text:style-name="Standard">* 300 g de carottes</text:p>
      <text:p text:style-name="Standard">* 1 échalote rose</text:p>
      <text:p text:style-name="Standard">* 1 cuillère à café de chaque épice : poivre noir en grains, graines de moutarde jaune et noire, graines de coriandre</text:p>
      <text:p text:style-name="Standard">* 60 cl d’eau non chlorée</text:p>
      <text:p text:style-name="Standard"/>
      <text:p text:style-name="Standard">18 g de sel</text:p>
      <text:p text:style-name="Standard"/>
      <text:p text:style-name="Standard">Nombre de personnes</text:p>
      <text:p text:style-name="Standard">===================</text:p>
      <text:p text:style-name="Standard"/>
      <text:p text:style-name="Standard">Bocal conseillé</text:p>
      <text:p text:style-name="Standard">================</text:p>
      <text:p text:style-name="P6">1 bocal <text:s/>Super 1L</text:p>
      <text:p text:style-name="P6"/>
      <text:p text:style-name="Standard">Préparation</text:p>
      <text:p text:style-name="Standard">============</text:p>
      <text:p text:style-name="Standard">1. Avant de commencer, nous vous invitons à consulter notre rubrique mode d’emploi afin de tout savoir sur le processus de fermentation !</text:p>
      <text:p text:style-name="Standard">2. Préparer la saumure en mélangeant 60 cl d’eau non chlorée et 18 g de gros sel gris de mer, jusqu’à dissolution du sel. (Soit 3% de sel par rapport à l’eau)</text:p>
      <text:p text:style-name="Standard">3. Tailler les carottes en bâtonnets. éplucher et émincer l'échalote.</text:p>
      <text:p text:style-name="Standard">4. Remplir le bocal, intercaler les épices. Recouvrir de saumure.</text:p>
      <text:p text:style-name="Standard">5. Garder à température ambiante pendant 1 semaine pour démarrer la fermentation. Entreposer ensuite idéalement vers 15°C. A consommer à partir de 2 semaine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755_4132037544"/>Pickles de radis et chou-rave<text:bookmark-end text:name="__RefHeading___Toc755_4132037544"/></text:h>
      <text:p text:style-name="Standard"/>
      <text:p text:style-name="Standard">Craquez pour ces pickles originaux. A déguster en condiment pour ajouter une touche croquante à vos plats ou à l’apéro ! Malin pour des apéros plus sains car aujourd’hui, les qualités nutritionnelles des préparations fermentées sont indiscutables. Alors fini les cacahuète et vive les pickles !</text:p>
      <text:p text:style-name="Standard"/>
      <text:p text:style-name="Standard">Niveau de difficulté</text:p>
      <text:p text:style-name="Standard">1/5</text:p>
      <text:p text:style-name="Standard"/>
      <text:p text:style-name="Standard">Note de la communauté</text:p>
      <text:p text:style-name="Standard">4/5 14</text:p>
      <text:p text:style-name="Standard"><text:soft-page-break/></text:p>
      <text:p text:style-name="Standard">Temps de préparation</text:p>
      <text:p text:style-name="Standard">30 minutes</text:p>
      <text:p text:style-name="Standard"/>
      <text:p text:style-name="Standard">Liste des ingrédients</text:p>
      <text:p text:style-name="Standard">======================</text:p>
      <text:p text:style-name="Standard">* 1 botte de radis roses</text:p>
      <text:p text:style-name="Standard">* 1 gros chou-rave</text:p>
      <text:p text:style-name="Standard">* 1 échalote rose</text:p>
      <text:p text:style-name="Standard">* 1 cuillère à café de chaque épice : poivre noir en grains, graines de moutarde jaune et noire, graines de coriandre</text:p>
      <text:p text:style-name="Standard">* 60cl d’eau non chlorée</text:p>
      <text:p text:style-name="Standard">18g de sel</text:p>
      <text:p text:style-name="Standard"/>
      <text:p text:style-name="Standard"/>
      <text:p text:style-name="Standard">Nombre de personnes</text:p>
      <text:p text:style-name="Standard">===================</text:p>
      <text:p text:style-name="Standard"/>
      <text:p text:style-name="Standard"/>
      <text:p text:style-name="Standard">Bocal conseillé</text:p>
      <text:p text:style-name="Standard">================</text:p>
      <text:p text:style-name="P6">1 bocal <text:s/>Super 1L</text:p>
      <text:p text:style-name="P6"/>
      <text:p text:style-name="Standard">Préparation</text:p>
      <text:p text:style-name="Standard">============</text:p>
      <text:p text:style-name="Standard">1. Avant de commencer, nous vous invitons à consulter notre rubrique mode d’emploi afin de tout savoir sur le processus de fermentation !</text:p>
      <text:p text:style-name="Standard">2. Préparer la saumure en mélangeant 60 cl d’eau non chlorée et 18 g de gros sel gris de mer, jusqu’à dissolution du sel. (Soit 30 % de sel par rapport à l’eau)</text:p>
      <text:p text:style-name="Standard">3. Tailler le chou-rave pelé en cubes ou en bâtonnets. Laisser les radis entiers. Vous pouvez laisser 1 ou 2 cm de fanes. éplucher et émincer l'échalote.</text:p>
      <text:p text:style-name="Standard">4. Remplir le bocal en intercalant les épices.</text:p>
      <text:p text:style-name="Standard">5. Recouvrir de saumure.</text:p>
      <text:p text:style-name="Standard">6. Fermer hermétiquement et garder à température ambiante pendant 1 semaine pour démarrer la fermentation. Entreposer ensuite idéalement vers 15°C. A consommer à partir de 2 semaine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757_4132037544"/>Pickles en bocal<text:bookmark-end text:name="__RefHeading___Toc757_4132037544"/></text:h>
      <text:p text:style-name="Standard"/>
      <text:p text:style-name="Standard">Voici un condiment qui va vous faire frémir les papilles. Vinaigre et sel donnent tout leur caractère à ces légumes en saumure. Les pickles de légumes à l’Anglaise sont en plus un plat pas cher, alors pourquoi se priver ?</text:p>
      <text:p text:style-name="Standard"/>
      <text:p text:style-name="Standard">Niveau de difficulté</text:p>
      <text:p text:style-name="Standard">1/5</text:p>
      <text:p text:style-name="Standard"><text:soft-page-break/></text:p>
      <text:p text:style-name="Standard">Note de la communauté</text:p>
      <text:p text:style-name="Standard">4/5 43 </text:p>
      <text:p text:style-name="Standard"/>
      <text:p text:style-name="Standard">Temps de préparation</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50 g de gros sel gris</text:p>
      <text:p text:style-name="Standard">* 1 poivron jaune</text:p>
      <text:p text:style-name="Standard">* 1 poivron vert</text:p>
      <text:p text:style-name="Standard">* 5 gousses d'ail émincées</text:p>
      <text:p text:style-name="Standard">* 3 cc à café de graines</text:p>
      <text:p text:style-name="Standard">* 1 chou-fleur</text:p>
      <text:p text:style-name="Standard">* 1 oignon clouté de coriandre</text:p>
      <text:p text:style-name="Standard">* 4 carottes</text:p>
      <text:p text:style-name="Standard">* 1 concombre</text:p>
      <text:p text:style-name="Standard">* 3 cc de poivre</text:p>
      <text:p text:style-name="Standard">* 1 poivron rouge</text:p>
      <text:p text:style-name="Standard">* 1 litre de vinaigre blanc</text:p>
      <text:p text:style-name="Standard">* 3 cc de graine de moutarde en grain</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Mettre à bouillir 2 litres d'eau avec le sel gris, puis laisser refroidir à température ambiante.</text:p>
      <text:p text:style-name="Standard">2. Laver, éplucher et tailler les légumes selon votre inspiration. Laisser la peau du concombre mais veiller à retirer les graines jugées indigestes.</text:p>
      <text:p text:style-name="Standard">3. Une fois les légumes prêts, les maintenir immergés dans la saumure refroidie pendant 2h au frais.4. égoutter les légumes, les mettre en bocaux et les recouvrir du mélange vinaigre/épices.</text:p>
      <text:p text:style-name="Standard">5. Fermer les bocaux et laisser macérer au minimum 45 jours avant de les servir en apéritif avec du chèvre frais ou en entrée, idéale avec une terrine de campagne</text:p>
      <text:p text:style-name="Standard"><text:s/>!</text:p>
      <text:p text:style-name="Standard"/>
      <text:h text:style-name="Heading_20_1" text:outline-level="1"><text:bookmark-start text:name="__RefHeading___Toc759_4132037544"/>Poireaux au naturel<text:bookmark-end text:name="__RefHeading___Toc759_4132037544"/></text:h>
      <text:p text:style-name="Standard"/>
      <text:p text:style-name="Standard"><text:soft-page-break/>Vous vous demandez comment conserver les poireaux ? Le bocal est le moyen idéal pour garder longtemps tout le goût de votre légume préféré, et pour préparer en deux minutes de succulents poireaux vinaigrette.</text:p>
      <text:p text:style-name="Standard"/>
      <text:p text:style-name="Standard">Niveau de difficulté</text:p>
      <text:p text:style-name="Standard">1/5</text:p>
      <text:p text:style-name="Standard"/>
      <text:p text:style-name="Standard">Note de la communauté</text:p>
      <text:p text:style-name="Standard">3/5 186 </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 kg 800 de poireaux</text:p>
      <text:p text:style-name="Standard">* sel</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3 Bocaux <text:s/>Super</text:p>
      <text:p text:style-name="Standard"/>
      <text:p text:style-name="Standard">Préparation</text:p>
      <text:p text:style-name="Standard">============</text:p>
      <text:p text:style-name="Standard">1. Choisir des blancs de poireaux de même grosseur, les éplucher, les couper à longueur et les laver soigneusement à l'eau courante.</text:p>
      <text:p text:style-name="Standard">2. Faire une incision en croix à l'extrémité et blanchir les poireaux 5 minutes dans l'eau bouillante.</text:p>
      <text:p text:style-name="Standard">3. Refroidir à l'eau froide puis ranger dans les bocaux <text:s/>Super.</text:p>
      <text:p text:style-name="Standard">4. Couvrir avec une saumure bouillante salée à 20 grammes par litre jusqu'à 2 cm du rebord, fermer et procéder immédiatement au traitement thermique à 100°C, pendant 1h30 pour des bocaux 1L, 1h15 pour des bocaux 1/2L. Vos poireaux en conserve sont prêts.</text:p>
      <text:p text:style-name="Standard"/>
      <text:p text:style-name="Standard"/>
      <text:h text:style-name="Heading_20_1" text:outline-level="1"><text:bookmark-start text:name="__RefHeading___Toc761_4132037544"/>Poires au sirop<text:bookmark-end text:name="__RefHeading___Toc761_4132037544"/></text:h>
      <text:p text:style-name="Standard"/>
      <text:p text:style-name="Standard">Les fruits au sirop, on en raffole tous ! Dégustez en famille ou entre amis Cette recette de poires au sirop, simple et délicieuse.</text:p>
      <text:p text:style-name="Standard"/>
      <text:p text:style-name="Standard"><text:soft-page-break/>Niveau de difficulté</text:p>
      <text:p text:style-name="Standard">1/5</text:p>
      <text:p text:style-name="Standard"/>
      <text:p text:style-name="Standard">Note de la communauté</text:p>
      <text:p text:style-name="Standard">4/5 443 </text:p>
      <text:p text:style-name="Standard"/>
      <text:p text:style-name="Standard">Temps de préparation</text:p>
      <text:p text:style-name="Standard">25 min</text:p>
      <text:p text:style-name="Standard"/>
      <text:p text:style-name="Standard">Temps de traitement thermique</text:p>
      <text:p text:style-name="Standard">35 min</text:p>
      <text:p text:style-name="Standard"/>
      <text:p text:style-name="Standard">Liste des ingrédients</text:p>
      <text:p text:style-name="Standard">======================</text:p>
      <text:p text:style-name="Standard">* Petites poires tendres</text:p>
      <text:p text:style-name="Standard">* Sucre en poudre</text:p>
      <text:p text:style-name="Standard">* 1 citron</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Pour obtenir des poires en conserve, il convient de réaliser un sirop composé d’eau et de sucre qui sert de liquide de couverture. Nous vous indiquons ci-dessous les 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Préparer le sirop. Le porter à ébullition.</text:p>
      <text:p text:style-name="Standard">2. Peler les poires entières. Les plonger au fur et à mesure dans de l'eau citronnée pour éviter qu'elles ne s'oxydent.</text:p>
      <text:p text:style-name="Standard">3. Les égoutter et les ranger dans les bocaux puis couvrir avec le sirop jusqu'à 2 centimètres du rebord.</text:p>
      <text:p text:style-name="Standard">4. Fermer et procéder immédiatement au traitement thermique, 35 minutes à 100°C. Vos poires au sirop sont prêtes !</text:p>
      <text:p text:style-name="Standard"/>
      <text:p text:style-name="Standard">Vous pouvez ajouter de la cannelle ou de l'anis dans les bocaux selon votre goût avant de les fermer.</text:p>
      <text:p text:style-name="Standard"/>
      <text:p text:style-name="Standard">Au moment de servir, présenter Cette recette de poires dans de jolies verrines. Vous pouvez ajouter quelques cerneaux de noix pour apporter une touche de couleur à Cette recette de verrines.</text:p>
      <text:p text:style-name="Standard"/>
      <text:p text:style-name="Standard"/>
      <text:h text:style-name="Heading_20_1" text:outline-level="1"><text:bookmark-start text:name="__RefHeading___Toc763_4132037544"/><text:soft-page-break/>Poivrons à l'huile<text:bookmark-end text:name="__RefHeading___Toc763_4132037544"/></text:h>
      <text:p text:style-name="Standard"/>
      <text:p text:style-name="Standard">L’été, on raffole des entrées froides, n’est-ce pas ? Alors laissez-vous tenter par Cette recette de poivrons fraîche et originale. Ce plat coloré sera du plus bel effet sur votre table estivale !</text:p>
      <text:p text:style-name="Standard"/>
      <text:p text:style-name="Standard">Niveau de difficulté</text:p>
      <text:p text:style-name="Standard">1/5</text:p>
      <text:p text:style-name="Standard"/>
      <text:p text:style-name="Standard">Note de la communauté</text:p>
      <text:p text:style-name="Standard">3/5 68</text:p>
      <text:p text:style-name="Standard"/>
      <text:p text:style-name="Standard">Temps de préparation</text:p>
      <text:p text:style-name="Standard">1h</text:p>
      <text:p text:style-name="Standard"/>
      <text:p text:style-name="Standard">Temps de conservation</text:p>
      <text:p text:style-name="Standard">1 mois</text:p>
      <text:p text:style-name="Standard"/>
      <text:p text:style-name="Standard">Liste des ingrédients</text:p>
      <text:p text:style-name="Standard">======================</text:p>
      <text:p text:style-name="Standard">* 2 kg de poivrons jaunes, rouges et verts</text:p>
      <text:p text:style-name="Standard">* 2 bottes de petits oignons frais</text:p>
      <text:p text:style-name="Standard">* 2 gousses d'ail</text:p>
      <text:p text:style-name="Standard">* Thym en branche</text:p>
      <text:p text:style-name="Standard">* Poivre en grains</text:p>
      <text:p text:style-name="Standard">* Huile d'oliv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3 Bocaux <text:s/>Super 0,5 L</text:p>
      <text:p text:style-name="Standard"/>
      <text:p text:style-name="Standard">Préparation</text:p>
      <text:p text:style-name="Standard">============</text:p>
      <text:p text:style-name="Standard">1. Vous vous demandez comment peler les poivrons ? Pour les peler facilement, glisser les poivrons sous le grill du four jusqu'à ce que la peau « cloque ». Les peler, les ouvrir et retirer les graines de poivrons et les cloisons blanches. Les découper en lanières et les laisser sécher sur du papier absorbant.</text:p>
      <text:p text:style-name="Standard">2. éplucher les oignons. Les faire pocher 5 minutes dans de l'eau bouillante salée. Les égoutter et les sécher.</text:p>
      <text:p text:style-name="Standard">3. éplucher et émincer l'ail.</text:p>
      <text:p text:style-name="Standard">4. Remplir les bocaux avec Cette recette de poivrons en alternant les couches d'ingrédients.</text:p>
      <text:p text:style-name="Standard">5. Recouvrir largement d'huile d'olive, fermer, laisser mariner 15 jours au frais et consommer cette délicieuse entrée froide dans le mois.</text:p>
      <text:p text:style-name="Standard"/>
      <text:p text:style-name="Standard">N.B : cette préparation se garde un mois, toujours recouverte d’huile et au réfrigérateur.</text:p>
      <text:p text:style-name="Standard"/>
      <text:p text:style-name="Standard"><text:soft-page-break/></text:p>
      <text:h text:style-name="Heading_20_1" text:outline-level="1"><text:bookmark-start text:name="__RefHeading___Toc765_4132037544"/>Pommes de terre nouvelles grenaille du jardin<text:bookmark-end text:name="__RefHeading___Toc765_4132037544"/></text:h>
      <text:p text:style-name="Standard"/>
      <text:p text:style-name="Standard">Petites, fondantes, savoureuses, les pommes nouvelles grenaille sont un vrai délice. Récoltées avant maturité, elles sont légèrement sucrées, moins riches en glucide et sont pauvres en calories, hi hi hi ! Bref, elles ont tout pour plaire et pour les peler, il suffit même de les brosser doucement car leur peau est toute fine, pratique ! Préférez une variété comme la charlotte ou la ratte.</text:p>
      <text:p text:style-name="Standard"/>
      <text:p text:style-name="Standard">Niveau de difficulté</text:p>
      <text:p text:style-name="Standard">1/5</text:p>
      <text:p text:style-name="Standard"/>
      <text:p text:style-name="Standard">Note de la communauté</text:p>
      <text:p text:style-name="Standard">4/5 185</text:p>
      <text:p text:style-name="Standard"/>
      <text:p text:style-name="Standard">Temps de préparation</text:p>
      <text:p text:style-name="Standard">15 mi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Pommes de terre grenaille, variété Charlotte</text:p>
      <text:p text:style-name="Standard">* Sel</text:p>
      <text:p text:style-name="Standard"/>
      <text:p text:style-name="Standard">Nombre de personnes</text:p>
      <text:p text:style-name="Standard">===================</text:p>
      <text:p text:style-name="Standard">3 personnes</text:p>
      <text:p text:style-name="Standard"/>
      <text:p text:style-name="Standard">Bocal conseillé</text:p>
      <text:p text:style-name="Standard">================</text:p>
      <text:p text:style-name="Standard">Bocal <text:s/>Super 1,5 l</text:p>
      <text:p text:style-name="Standard"/>
      <text:p text:style-name="Standard">Préparation</text:p>
      <text:p text:style-name="Standard">============</text:p>
      <text:p text:style-name="Standard">1. Brosser les pommes de terre pour retirer la peau et les laver.</text:p>
      <text:p text:style-name="Standard">2. Les mettre en bocal de 1,5 l et les couvrir avec une saumure bouillante et salée à 20 g/litre.</text:p>
      <text:p text:style-name="Standard">3. Fermer et procéder immédiatement au traitement thermique, 1h30 à 100°.</text:p>
      <text:p text:style-name="Standard"/>
      <text:p text:style-name="Standard"/>
      <text:h text:style-name="Heading_20_1" text:outline-level="1"><text:bookmark-start text:name="__RefHeading___Toc767_4132037544"/>Porc au curry<text:bookmark-end text:name="__RefHeading___Toc767_4132037544"/></text:h>
      <text:p text:style-name="Standard"/>
      <text:p text:style-name="Standard"><text:span text:style-name="T7">L</text:span>a cuisine orientale, exotique ? Alors vous allez adorer ce plat épicé qui fait la part belle au meilleur morceau de porc : le filet mignon de porc. Mignon, et tellement bon !</text:p>
      <text:p text:style-name="Standard"/>
      <text:p text:style-name="Standard">Niveau de difficulté</text:p>
      <text:p text:style-name="Standard">2/5</text:p>
      <text:p text:style-name="Standard"><text:soft-page-break/></text:p>
      <text:p text:style-name="Standard">Note de la communauté</text:p>
      <text:p text:style-name="Standard">3/5 104</text:p>
      <text:p text:style-name="Standard"/>
      <text:p text:style-name="Standard">Temps de préparation</text:p>
      <text:p text:style-name="Standard">1h20</text:p>
      <text:p text:style-name="Standard"/>
      <text:p text:style-name="Standard">Temps de traitement thermique</text:p>
      <text:p text:style-name="Standard">2h</text:p>
      <text:p text:style-name="Standard"/>
      <text:p text:style-name="Standard">Voir la recette en vidéo</text:p>
      <text:p text:style-name="Standard"/>
      <text:p text:style-name="Standard">Liste des ingrédients</text:p>
      <text:p text:style-name="Standard">======================</text:p>
      <text:p text:style-name="Standard">* 500 g de filet de porc</text:p>
      <text:p text:style-name="Standard">* 20 g de curry en poudre</text:p>
      <text:p text:style-name="Standard">* 500 g de palette de porc</text:p>
      <text:p text:style-name="Standard">* 2 gousses d'ail pelé</text:p>
      <text:p text:style-name="Standard">* 2 oignons</text:p>
      <text:p text:style-name="Standard">* 1 bouquet garni</text:p>
      <text:p text:style-name="Standard">* huile d'olives</text:p>
      <text:p text:style-name="Standard">* ½ cuillère à café d'harissa</text:p>
      <text:p text:style-name="Standard">* 2 cuillères de farine</text:p>
      <text:p text:style-name="Standard">* 1 tomate coupée en morceaux</text:p>
      <text:p text:style-name="Standard">* 30 g de raisins secs</text:p>
      <text:p text:style-name="Standard">* sel, poivre</text:p>
      <text:p text:style-name="Standard">* 1 pomme pelée, évidée et coupée en fines lamelles</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2 Bocaux <text:s/>Super 0,75 L</text:p>
      <text:p text:style-name="Standard"/>
      <text:p text:style-name="Standard">Préparation</text:p>
      <text:p text:style-name="Standard">============</text:p>
      <text:p text:style-name="Standard">1. Dans un faitout, faire suer les oignons finement émincés dans un peu d'huile d'olives puis ajouter et faire revenir la viande de porc préalablement coupée en dés de 3 ou 4 cm durant 5 minutes.</text:p>
      <text:p text:style-name="Standard">2. Saupoudrer de farine et mélanger puis recouvrir d'eau, ajouter le curry, les gousses d'ail, le bouquet garni, la tomate, la pomme, la harissa, les raisins secs. Saler, poivrer, mélanger et laisser mijoter pendant 50 minutes.</text:p>
      <text:p text:style-name="Standard">3. Remplir les bocaux avec les morceaux de porc et compléter avec la sauce (retirer le bouquet garni) jusqu'à 2 cm du rebord.</text:p>
      <text:p text:style-name="Standard">4. Fermer et procéder immédiatement au traitement thermique, 2h à 100°C.</text:p>
      <text:p text:style-name="Standard"/>
      <text:p text:style-name="Standard"/>
      <text:h text:style-name="Heading_20_1" text:outline-level="1"><text:bookmark-start text:name="__RefHeading___Toc769_4132037544"/><text:soft-page-break/>Pot au feu en conserve<text:bookmark-end text:name="__RefHeading___Toc769_4132037544"/></text:h>
      <text:p text:style-name="Standard"/>
      <text:p text:style-name="Standard">Entre la blanquette ou le bourguignon, Les recettes de viande sont légion en France. Parmi elles, Cette recette du pot au feu traditionnel devrait enchanter vos papilles. Et comme c’est un pot au feu maison, il vous rendra fier !</text:p>
      <text:p text:style-name="Standard"/>
      <text:p text:style-name="Standard">Niveau de difficulté</text:p>
      <text:p text:style-name="Standard">2/5</text:p>
      <text:p text:style-name="Standard"/>
      <text:p text:style-name="Standard">Note de la communauté</text:p>
      <text:p text:style-name="Standard">4/5 125 </text:p>
      <text:p text:style-name="Standard"/>
      <text:p text:style-name="Standard">Temps de préparation</text:p>
      <text:p text:style-name="Standard">1h</text:p>
      <text:p text:style-name="Standard"/>
      <text:p text:style-name="Standard">Temps de traitement thermique</text:p>
      <text:p text:style-name="Standard">2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800 g de gite de bœuf</text:p>
      <text:p text:style-name="Standard">* 1 bon morceau de lard (cru)</text:p>
      <text:p text:style-name="Standard">* Os à moelle</text:p>
      <text:p text:style-name="Standard">* 5 carottes</text:p>
      <text:p text:style-name="Standard">* 5 navets</text:p>
      <text:p text:style-name="Standard">* 3 poireaux</text:p>
      <text:p text:style-name="Standard">* 1/3 de cœur de chou</text:p>
      <text:p text:style-name="Standard">* Aromates (thym,laurier)</text:p>
      <text:p text:style-name="Standard">* 12 grains de poivre</text:p>
      <text:p text:style-name="Standard">* Sel</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1L à 3L</text:p>
      <text:p text:style-name="Standard"/>
      <text:p text:style-name="Standard">Préparation</text:p>
      <text:p text:style-name="Standard">============</text:p>
      <text:p text:style-name="Standard">1. Pour réaliser un pot au feu facile, plonger les pièces de viande dans de l'eau froide salée. Amener doucement à ébullition et laisser cuire 45 min à petit feu.</text:p>
      <text:p text:style-name="Standard">2. Pendant ce temps préparer les légumes. éplucher et couper les carottes et les navets en morceaux de taille moyenne. Couper les blancs de poireaux en 3 ou 4 selon leur taille. Enfin, couper le chou en 2.</text:p>
      <text:p text:style-name="Standard"><text:soft-page-break/>3. Une fois les 45 min passées, disposer la viande dans <text:s/>vos bocaux <text:s/>Super, répartir les légumes, <text:s/>ajouter les grains de poivre, le thym et le laurier.</text:p>
      <text:p text:style-name="Standard">4. Couvrir avec le bouillon le plus chaud possible <text:s/>jusqu'à 2 cm du rebord, fermer et réaliser <text:s/>immédiatement la stérilisation, pendant 120 min à <text:s/>100°C. Vos bocaux de pot au feu maison sont prêts !</text:p>
      <text:p text:style-name="Standard"/>
      <text:p text:style-name="Standard">NB : Vous pouvez éviter la précuisson de la viande pour pot au feu ! Il faut répartir la préparation viande + légumes + aromates dans vos bocaux, couvrir d'un bouillon brûlant jusqu'à 2 cm du rebord et réaliser le traitement thermique pendant 3h à 100°C.</text:p>
      <text:p text:style-name="Standard"/>
      <text:p text:style-name="Standard"/>
      <text:h text:style-name="Heading_20_1" text:outline-level="1"><text:bookmark-start text:name="__RefHeading___Toc771_4132037544"/>Poulet à la vanille<text:bookmark-end text:name="__RefHeading___Toc771_4132037544"/></text:h>
      <text:p text:style-name="Standard"/>
      <text:p text:style-name="Standard">Pour savourer du poulet aux notes exotiques, Cette recette est parfaite. Avec toutes ces épices, vos papilles vont être à la fête. Pour un plat chic, vous pouvez accompagner votre poulet de riz sauvage.</text:p>
      <text:p text:style-name="Standard"/>
      <text:p text:style-name="Standard">Niveau de difficulté</text:p>
      <text:p text:style-name="Standard">2/5</text:p>
      <text:p text:style-name="Standard"/>
      <text:p text:style-name="Standard">Note de la communauté</text:p>
      <text:p text:style-name="Standard">5/5 8</text:p>
      <text:p text:style-name="Standard"/>
      <text:p text:style-name="Standard">Temps de préparation</text:p>
      <text:p text:style-name="Standard">2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2 escalopes de poulet</text:p>
      <text:p text:style-name="Standard">* 1 gousse de vanille bien charnue</text:p>
      <text:p text:style-name="Standard">* 20 cl. de crème semi épaisse</text:p>
      <text:p text:style-name="Standard">* 1 cube de bouillon de volaille</text:p>
      <text:p text:style-name="Standard">* 1 cuil. à café d'ail déshydraté</text:p>
      <text:p text:style-name="Standard">* 1 oignon</text:p>
      <text:p text:style-name="Standard">* sel</text:p>
      <text:p text:style-name="Standard">* 1 pincée de gingembre</text:p>
      <text:p text:style-name="Standard">* quelques herbes aromatiques</text:p>
      <text:p text:style-name="Standard">* 1 cuil. à café de sucre de canne</text:p>
      <text:p text:style-name="Standard">* ½ cuil. à café de curcuma</text:p>
      <text:p text:style-name="Standard"/>
      <text:p text:style-name="Standard">Nombre de personnes</text:p>
      <text:p text:style-name="Standard">===================</text:p>
      <text:p text:style-name="Standard">2 personnes</text:p>
      <text:p text:style-name="Standard"/>
      <text:p text:style-name="Standard">Bocal conseillé</text:p>
      <text:p text:style-name="Standard">================</text:p>
      <text:p text:style-name="Standard"><text:soft-page-break/>Bocaux <text:s/>Super</text:p>
      <text:p text:style-name="Standard"/>
      <text:p text:style-name="Standard">Préparation</text:p>
      <text:p text:style-name="Standard">============</text:p>
      <text:p text:style-name="Standard">1. émincer les escalopes de poulet. égrainer 1/2 gousse de vanille et en badigeonner les escalopes.</text:p>
      <text:p text:style-name="Standard">2. Faire revenir l'oignon émincé dans un fond d'huile puis ajouter le poulet et saisir les escalopes sur toutes les faces.</text:p>
      <text:p text:style-name="Standard">3. Dans un bol, mélanger la crème semi-épaisse, la 1/2 gousse de vanille égrainée restante, l'ail, le gingembre, le sel, le bouillon de volaille émietté, la 1/2 cuil. à café de curcuma, le sucre de canne et les herbes aromatiques.</text:p>
      <text:p text:style-name="Standard">4. Remplir le bocal ou la terrine LPS en tassant si nécessaire pour réduire le vide au maximum puis couvrir avec la sauce jusqu'à 2cm du rebord.</text:p>
      <text:p text:style-name="Standard">5. Fermer puis procéder sans attendre au traitement thermique 90 min à 100°C. Au moment de le déguster, ajouter quelques cubes d'ananas et servir avec riz cuit au curcuma.</text:p>
      <text:p text:style-name="Standard"/>
      <text:p text:style-name="Standard"/>
      <text:h text:style-name="Heading_20_1" text:outline-level="1"><text:bookmark-start text:name="__RefHeading___Toc773_4132037544"/>Poulet au vin jaune<text:bookmark-end text:name="__RefHeading___Toc773_4132037544"/></text:h>
      <text:p text:style-name="Standard"/>
      <text:p text:style-name="Standard">Vous connaissez sûrement le vin rouge, blanc ou rosé et voici Une recette au vin jaune ! Venu du Jura, ce vin donne à la recette une touche régionale, originale. Avec ses morilles, le poulet se distingue. Bonne dégustation.</text:p>
      <text:p text:style-name="Standard"/>
      <text:p text:style-name="Standard">Niveau de difficulté</text:p>
      <text:p text:style-name="Standard">2/5</text:p>
      <text:p text:style-name="Standard"/>
      <text:p text:style-name="Standard">Note de la communauté</text:p>
      <text:p text:style-name="Standard">3/5 196 </text:p>
      <text:p text:style-name="Standard"/>
      <text:p text:style-name="Standard">Temps de préparation</text:p>
      <text:p text:style-name="Standard">1 h</text:p>
      <text:p text:style-name="Standard"/>
      <text:p text:style-name="Standard">Temps de traitement thermique</text:p>
      <text:p text:style-name="Standard">1 h 30</text:p>
      <text:p text:style-name="Standard"/>
      <text:p text:style-name="Standard">Liste des ingrédients</text:p>
      <text:p text:style-name="Standard">======================</text:p>
      <text:p text:style-name="Standard">* Cuisses et blancs d'un poulet</text:p>
      <text:p text:style-name="Standard">* ½ litre de crème épaisse</text:p>
      <text:p text:style-name="Standard">* 35 g de morilles séchées</text:p>
      <text:p text:style-name="Standard">* 1 bouteille de vin jaune du jura</text:p>
      <text:p text:style-name="Standard">* Beurre</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soft-page-break/>================</text:p>
      <text:p text:style-name="Standard">Bocaux <text:s/>Super</text:p>
      <text:p text:style-name="Standard"/>
      <text:p text:style-name="Standard">Préparation</text:p>
      <text:p text:style-name="Standard">============</text:p>
      <text:p text:style-name="Standard">1. Réhydrater les morilles quelques heures avant de</text:p>
      <text:p text:style-name="Standard"><text:s/>cuisiner.</text:p>
      <text:p text:style-name="Standard">2. Fariner les morceaux de poulet, puis dans une cocotte les faire sauter sur chaque face dans un fond de beurre.</text:p>
      <text:p text:style-name="Standard">3. Ajouter le vin, la crème <text:span text:style-name="T7">fraîche</text:span>, les morilles égouttées et laisser mijoter 20 minutes. Saler et poivrer.</text:p>
      <text:p text:style-name="Standard">4. Remplir les bocaux <text:s/>Super jusqu'à 2 cm du <text:s/>bord. Les fermer et procéder immédiatement au <text:s/>traitement thermique 90 minutes à 100°C.</text:p>
      <text:p text:style-name="Standard"/>
      <text:p text:style-name="Standard">Pour la petite histoire...L’élaboration du vin jaune est associée à la culture du Savagnin et aux abbesses de Château-Chalon dont l’abbaye fut fondée au VIIème siècle. On raconte que les plaisirs de la chair leur étant interdit, elles reportèrent leur amour sur le vin. Selon la légende, la découverte du vin jaune est attribuée au hasard et à un vigneron qui, ayant abandonné un vieux fût au fond de sa cave, aurait bien des années plus tard découvert la merveilleuse métamorphose de son vin.</text:p>
      <text:p text:style-name="Standard"/>
      <text:p text:style-name="Standard"/>
      <text:h text:style-name="Heading_20_1" text:outline-level="1"><text:bookmark-start text:name="__RefHeading___Toc775_4132037544"/>Poulet coco-curry en conserve<text:bookmark-end text:name="__RefHeading___Toc775_4132037544"/></text:h>
      <text:p text:style-name="Standard"/>
      <text:p text:style-name="Standard">Vous avez des cuisses de poulet ? Non pas vous, mais dans votre frigo ! Alors sortez-les, armez-vous d’oignons et faites couler à flots le lait de coco pour faire à la maison cet authentique plat ensoleillé.</text:p>
      <text:p text:style-name="Standard"/>
      <text:p text:style-name="Standard">Niveau de difficulté</text:p>
      <text:p text:style-name="Standard">2/5</text:p>
      <text:p text:style-name="Standard"/>
      <text:p text:style-name="Standard">Note de la communauté</text:p>
      <text:p text:style-name="Standard">5/5 41 </text:p>
      <text:p text:style-name="Standard"/>
      <text:p text:style-name="Standard">Temps de préparation</text:p>
      <text:p text:style-name="Standard">20 mn</text:p>
      <text:p text:style-name="Standard"/>
      <text:p text:style-name="Standard">Temps de traitement thermique</text:p>
      <text:p text:style-name="Standard">1h30</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0 cuisses (hauts + pilons)</text:p>
      <text:p text:style-name="Standard">* 1 kg d'oignons</text:p>
      <text:p text:style-name="Standard">* 1/2 litre de lait de coco</text:p>
      <text:p text:style-name="Standard">* 1/2 litre d'eau</text:p>
      <text:p text:style-name="Standard"><text:soft-page-break/>* 2 cuillères à soupe de curry en poudre</text:p>
      <text:p text:style-name="Standard">* Sel, poivre</text:p>
      <text:p text:style-name="Standard"/>
      <text:p text:style-name="Standard">Nombre de personnes</text:p>
      <text:p text:style-name="Standard">===================</text:p>
      <text:p text:style-name="Standard">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revenir toutes les cuisses de poulet dans une grande cocotte avec peu d'huile.</text:p>
      <text:p text:style-name="Standard">2. Retirer le poulet de la cocotte et mettre les oignons à la place avec les épices, laisser dorer quelques minutes.</text:p>
      <text:p text:style-name="Standard">3. Remettre l'ensemble des morceaux de volaille. Couvrir de lait de coco et d'eau puis laisser cuire le poulet une heure à couvert.</text:p>
      <text:p text:style-name="Standard">4. Remplir les bocaux avec la viande d'abord, puis la sauce jusqu'à 2 cm du rebord. Procéder ensuite à la stérilisation des aliments, 1h30 à 100°C.</text:p>
      <text:p text:style-name="Standard"/>
      <text:p text:style-name="Standard"/>
      <text:h text:style-name="Heading_20_1" text:outline-level="1"><text:bookmark-start text:name="__RefHeading___Toc777_4132037544"/>Poulet sauté d'Yvetot aux pommes<text:bookmark-end text:name="__RefHeading___Toc777_4132037544"/></text:h>
      <text:p text:style-name="Standard"/>
      <text:p text:style-name="Standard">Une recette bien normande s’accompagne bien évidemment de pommes et de calvados ! Essayez cette version originale qui change du traditionnel poulet rôti du dimanche. Vous pouvez utiliser d’autres variétés de pomme mais la reinette reste la Reine des pommes.</text:p>
      <text:p text:style-name="Standard"/>
      <text:p text:style-name="Standard">Niveau de difficulté</text:p>
      <text:p text:style-name="Standard">2/5</text:p>
      <text:p text:style-name="Standard"/>
      <text:p text:style-name="Standard">Note de la communauté</text:p>
      <text:p text:style-name="Standard">4/5 116 </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1 poulet de 1,500 kg</text:p>
      <text:p text:style-name="Standard">* 5 pommes reinette grosses comme un œuf</text:p>
      <text:p text:style-name="Standard">* ½ verre de Calvados</text:p>
      <text:p text:style-name="Standard">* Sel, poivre</text:p>
      <text:p text:style-name="Standard">* Beurre</text:p>
      <text:p text:style-name="Standard"/>
      <text:p text:style-name="Standard"><text:soft-page-break/>Nombre de personnes</text:p>
      <text:p text:style-name="Standard">===================</text:p>
      <text:p text:style-name="Standard"/>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le poulet en morceaux. Eplucher les pommes, les couper en quatre, retirer les pépins et cloisons puis faire des tranches d'un centimètre d'épaisseur.</text:p>
      <text:p text:style-name="Standard">2. Dans une sauteuse, faire blondir chacun des morceaux dans un fond de beurre puis les réserver.</text:p>
      <text:p text:style-name="Standard">3. Remplir vos bocaux <text:s/>en alternant une couche de pommes, une couche de morceaux de poulet jusqu'à 2 cm du rebord. Saler et poivrer chaque couche. Ajouter le calvados.</text:p>
      <text:p text:style-name="Standard">4. Fermer et procéder immédiatement au traitement thermique 90 min à 100°C.</text:p>
      <text:p text:style-name="Standard"/>
      <text:p text:style-name="Standard">"Pour la petite histoire… Reinette est le nom de plusieurs dizaines de variétés de pommes. Ce nom de fruit a tellement été prodigué, que l’on pourrait dresser une <text:span text:style-name="T6">l</text:span>iste d'au moins cent cinquante pommes. La Reinette est synonyme d'excellent, son nom dérive de Reginetta, diminutif de Regina, comme qui dirait la Reine des Pommes !"</text:p>
      <text:p text:style-name="Standard"/>
      <text:p text:style-name="Standard"/>
      <text:h text:style-name="Heading_20_1" text:outline-level="1"><text:bookmark-start text:name="__RefHeading___Toc779_4132037544"/>Purée de brocolis au cumin en conserve<text:bookmark-end text:name="__RefHeading___Toc779_4132037544"/></text:h>
      <text:p text:style-name="Standard"/>
      <text:p text:style-name="Standard">Vous adorez les légumes verts ? Et vous voulez Une recette de purée facile ? Alors essayez vite notre recette de purée de brocolis !</text:p>
      <text:p text:style-name="Standard"/>
      <text:p text:style-name="Standard">Niveau de difficulté</text:p>
      <text:p text:style-name="Standard">1/5</text:p>
      <text:p text:style-name="Standard"/>
      <text:p text:style-name="Standard">Note de la communauté</text:p>
      <text:p text:style-name="Standard">3/5 194</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 grosses pommes de terre à purée</text:p>
      <text:p text:style-name="Standard">* 2 belles têtes de brocolis</text:p>
      <text:p text:style-name="Standard">* 3 pincées de cumin</text:p>
      <text:p text:style-name="Standard">* Sel, poivre du moulin</text:p>
      <text:p text:style-name="Standard"/>
      <text:p text:style-name="Standard">Nombre de personnes</text:p>
      <text:p text:style-name="Standard"><text:soft-page-break/>===================</text:p>
      <text:p text:style-name="Standard">4 personnes</text:p>
      <text:p text:style-name="Standard"/>
      <text:p text:style-name="Standard">Bocal conseillé</text:p>
      <text:p text:style-name="Standard">================</text:p>
      <text:p text:style-name="Standard">Terrines <text:s/>Super</text:p>
      <text:p text:style-name="Standard"/>
      <text:p text:style-name="Standard">Préparation</text:p>
      <text:p text:style-name="Standard">============</text:p>
      <text:p text:style-name="Standard">1. Peler les pommes de terre et les faire cuire à l'eau salée, en démarrant la cuisson dans l'eau froide.</text:p>
      <text:p text:style-name="Standard">2. Pendant ce temps, Ôter les feuilles vertes et les pieds des têtes de brocolis, les séparer en bouquets en éliminant juste les plus grosses tiges et les laver à l'eau vinaigrée, puis les rincer et les égoutter. Commencer la cuisson des brocolis à la vapeur jusqu'à ce que les tiges soient tendres à cœur.</text:p>
      <text:p text:style-name="Standard">3. Egoutter les pommes de terre et les réduire en purée avec les brocolis à la vapeur au moulin à légumes.</text:p>
      <text:p text:style-name="Standard">4. Ajouter le cumin, saler et poivrer votre recette de purée de brocolis au cumin en conserve.</text:p>
      <text:p text:style-name="Standard">5. Remplir les terrines <text:s/>Super avec cette purée de brocolis jusqu'à 2 cm du rebord, fermer et procéder immédiatement au traitement thermique, 45 minutes à 100°C.</text:p>
      <text:p text:style-name="Standard"/>
      <text:p text:style-name="Standard"/>
      <text:h text:style-name="Heading_20_1" text:outline-level="1"><text:bookmark-start text:name="__RefHeading___Toc781_4132037544"/>Purée de cabillaud à la tomate et au basilic<text:bookmark-end text:name="__RefHeading___Toc781_4132037544"/></text:h>
      <text:p text:style-name="Standard"/>
      <text:p text:style-name="Standard">Bébé découvre le poisson ! Dans cette purée, il est associé à la tomate et à la pomme de terre, qui apportent touche sucrée et consistance. Bébé est rassuré dans cette nouvelle étape de la diversification alimentaire.</text:p>
      <text:p text:style-name="Standard"/>
      <text:p text:style-name="Standard">Niveau de difficulté</text:p>
      <text:p text:style-name="Standard">2/5</text:p>
      <text:p text:style-name="Standard"/>
      <text:p text:style-name="Standard">Note de la communauté</text:p>
      <text:p text:style-name="Standard">4/5 3</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 g de dos de cabillaud</text:p>
      <text:p text:style-name="Standard">* 65 g de tomate vidée</text:p>
      <text:p text:style-name="Standard">* 70 g de pommes de terre épluchées</text:p>
      <text:p text:style-name="Standard">* En option : une feuille de basilic</text:p>
      <text:p text:style-name="Standard"/>
      <text:p text:style-name="Standard">Nombre de personnes</text:p>
      <text:p text:style-name="Standard">===================</text:p>
      <text:p text:style-name="Standard"><text:soft-page-break/></text:p>
      <text:p text:style-name="Standard"/>
      <text:p text:style-name="Standard">Bocal conseillé</text:p>
      <text:p text:style-name="Standard">================</text:p>
      <text:p text:style-name="P5">terrine <text:s/>Super 125</text:p>
      <text:p text:style-name="Standard"/>
      <text:p text:style-name="Standard">Préparation</text:p>
      <text:p text:style-name="Standard">============</text:p>
      <text:p text:style-name="Standard">1. Rincer la/les pommes de terre. Les éplucher et les couper en cubes. Peser 70 g.</text:p>
      <text:p text:style-name="Standard">2. Cuire les cubes de pomme de terre afin de pouvoir les écraser en purée. (Cuisson vapeur, micro-onde, etc.).</text:p>
      <text:p text:style-name="Standard">3. Couper le cabillaud en cubes, en veillant à bien retirer la peau et à ce qu’il n’y ait aucune arête.</text:p>
      <text:p text:style-name="Standard">4. Laver et monder la tomate (= retirer sa peau, par exemple en l’ébouillantant une minute). Retirer les pépins et la couper en cubes. Peser 65 g.</text:p>
      <text:p text:style-name="Standard">5. Cuire les cubes de cabillaud et de tomate avec une feuille de basilic (cuisson vapeur, micro-onde, etc.). Le cabillaud doit être totalement cuit et les cubes de tomate bien ramollis.</text:p>
      <text:p text:style-name="Standard">6. A la fin de la cuisson, bien garder le jus de cuisson. Il va vous permettre d’ajuster la texture de la purée.</text:p>
      <text:p text:style-name="Standard">7. Mixer ou écraser finement les cubes de pomme de terre, de tomate et de cabillaud en veillant à bien retirer la feuille de basilic. Vous devez obtenir une purée lisse, homogène et peu dense. Si la texture vous paraît dense, ajouter du liquide de cuisson et mixer/écraser à nouveau.</text:p>
      <text:p text:style-name="Standard">8. Remplir la terrine jusqu’à 2 cm du buvant, fermer et procéder immédiatement au traitement thermique 45 minutes à 100°C.</text:p>
      <text:p text:style-name="Standard">9. Pour régaler bébé, il ne restera plus qu’à la faire réchauffer.</text:p>
      <text:p text:style-name="Standard"/>
      <text:p text:style-name="Standard"/>
      <text:h text:style-name="Heading_20_1" text:outline-level="1"><text:bookmark-start text:name="__RefHeading___Toc783_4132037544"/>Purée de carotte en conserve<text:bookmark-end text:name="__RefHeading___Toc783_4132037544"/></text:h>
      <text:p text:style-name="Standard"/>
      <text:p text:style-name="Standard">Cuisiner pour bébé n’est pas toujours chose aisée. Encore faut-il avoir le temps de préparer soi-même des menus variés pour une bonne alimentation de bébé. Il existe un classique indémodable pour faire des réserves, qui vous sauvera toujours, bien à l’abri dans son bocal : la purée de carotte !</text:p>
      <text:p text:style-name="Standard"/>
      <text:p text:style-name="Standard">Niveau de difficulté</text:p>
      <text:p text:style-name="Standard">1/5</text:p>
      <text:p text:style-name="Standard"/>
      <text:p text:style-name="Standard">Note de la communauté</text:p>
      <text:p text:style-name="Standard">4/5 28 </text:p>
      <text:p text:style-name="Standard"/>
      <text:p text:style-name="Standard">Temps de préparation</text:p>
      <text:p text:style-name="Standard">15 min</text:p>
      <text:p text:style-name="Standard"/>
      <text:p text:style-name="Standard">Temps de traitement thermique</text:p>
      <text:p text:style-name="Standard">1h</text:p>
      <text:p text:style-name="Standard"/>
      <text:p text:style-name="Standard">Temps de conservation</text:p>
      <text:p text:style-name="Standard">Plusieurs mois</text:p>
      <text:p text:style-name="Standard"/>
      <text:p text:style-name="Standard">Liste des ingrédients</text:p>
      <text:p text:style-name="Standard"><text:soft-page-break/>======================</text:p>
      <text:p text:style-name="Standard">* 7 carottes</text:p>
      <text:p text:style-name="Standard">* 1 grosse pomme de terre</text:p>
      <text:p text:style-name="Standard">* 1/2 cuillerée de cumin (facultatif)</text:p>
      <text:p text:style-name="Standard">* Sel et poivre (en toute petite quantité)</text:p>
      <text:p text:style-name="Standard"/>
      <text:p text:style-name="Standard">Nombre de personnes</text:p>
      <text:p text:style-name="Standard">===================</text:p>
      <text:p text:style-name="Standard"/>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et éplucher les carottes et la pomme de terre.</text:p>
      <text:p text:style-name="Standard">2. Les couper en morceaux.</text:p>
      <text:p text:style-name="Standard">3. Faire cuire les morceaux de carottes et pommes de terre en utilisant la technique de votre choix (à la vapeur, dans une cocotte-minute, au micro-onde).</text:p>
      <text:p text:style-name="Standard">4. Une fois cuits, les passer au mixeur, puis ajouter du sel, du poivre et du cumin.</text:p>
      <text:p text:style-name="Standard">5. Verser immédiatement la purée dans les bocaux <text:s/>jusqu’à 2 cm du bord, fermer les bocaux et procéder immédiatement au traitement thermique pendant 1h à 100°C.</text:p>
      <text:p text:style-name="Standard"/>
      <text:p text:style-name="Standard">Stocker les petits pots dans vos placards. Avant de les servir pour le repas de bébé, ajouter un carré de fromage frais ou, si bébé est déjà un peu plus Âgé, vous pouvez mettre du citron.</text:p>
      <text:p text:style-name="Standard"/>
      <text:p text:style-name="Standard"/>
      <text:h text:style-name="Heading_20_1" text:outline-level="1"><text:bookmark-start text:name="__RefHeading___Toc785_4132037544"/>Purée de chou-fleur et de carotte<text:bookmark-end text:name="__RefHeading___Toc785_4132037544"/></text:h>
      <text:p text:style-name="Standard"/>
      <text:p text:style-name="Standard">Avec cette purée, bébé découvre une nouvelle texture : les tout petits morceaux. Aussi, la saveur sucrée de la carotte atténue l’amertume du chou-fleur. C’est une bonne façon d’introduire le chou-fleur dans le régime alimentaire de bébé !</text:p>
      <text:p text:style-name="Standard"/>
      <text:p text:style-name="Standard">Niveau de difficulté</text:p>
      <text:p text:style-name="Standard">1/5</text:p>
      <text:p text:style-name="Standard"/>
      <text:p text:style-name="Standard">Note de la communauté</text:p>
      <text:p text:style-name="Standard">5/5 2 </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text:soft-page-break/>* 70 g de chou-fleur</text:p>
      <text:p text:style-name="Standard">* 80 g de carottes épluchées</text:p>
      <text:p text:style-name="Standard"/>
      <text:p text:style-name="Standard">Nombre de personnes</text:p>
      <text:p text:style-name="Standard">===================</text:p>
      <text:p text:style-name="Standard"/>
      <text:p text:style-name="Standard"/>
      <text:p text:style-name="Standard">Bocal conseillé</text:p>
      <text:p text:style-name="Standard">================</text:p>
      <text:p text:style-name="P5">Terrine <text:s/>Super 125</text:p>
      <text:p text:style-name="Standard"/>
      <text:p text:style-name="Standard">Préparation</text:p>
      <text:p text:style-name="Standard">============</text:p>
      <text:p text:style-name="Standard">1. Rincer, peler et couper en cubes la/les carottes. Peser 80 g.</text:p>
      <text:p text:style-name="Standard">2. Récupérer les sommités (=les extrémités) de chou-fleur. Les rincer et les couper en cubes. Peser 70 g.</text:p>
      <text:p text:style-name="Standard">3. Cuire les cubes de chou-fleur et de carotte afin de pouvoir les écraser en purée (cuisson vapeur, micro-onde, etc.)</text:p>
      <text:p text:style-name="Standard">4. A la fin de la cuisson, bien garder le jus de cuisson. Il va vous permettre d’ajuster la texture de la purée.</text:p>
      <text:p text:style-name="Standard"><text:span text:style-name="T6">5</text:span>. Mixer ou écraser finement les cubes de carotte <text:s/>et de chou-fleur avec environ 10 cuillères à soupe <text:s/>de liquide de cuisson. Vous devez obtenir une purée <text:s/>homogène avec des tous petits morceaux. Si la <text:s/>texture vous paraît dense, ajoutez du liquide de <text:s/>cuisson et mixer/écraser à nouveau.</text:p>
      <text:p text:style-name="Standard"><text:span text:style-name="T6">6</text:span>. Remplir la terrine jusqu’à 2 cm du buvant, fermer et procéder immédiatement au traitement thermique 45 minutes à 100°C.</text:p>
      <text:p text:style-name="Standard"/>
      <text:p text:style-name="Standard"/>
      <text:h text:style-name="Heading_20_1" text:outline-level="1"><text:bookmark-start text:name="__RefHeading___Toc787_4132037544"/>Purée de courgette et œuf à la ciboulette<text:bookmark-end text:name="__RefHeading___Toc787_4132037544"/></text:h>
      <text:p text:style-name="Standard"/>
      <text:p text:style-name="Standard">Bébé grandit et découvre les petits morceaux avec cette purée riche en courgette.</text:p>
      <text:p text:style-name="Standard"/>
      <text:p text:style-name="Standard">Niveau de difficulté</text:p>
      <text:p text:style-name="Standard">1/5</text:p>
      <text:p text:style-name="Standard"/>
      <text:p text:style-name="Standard">Note de la communauté</text:p>
      <text:p text:style-name="Standard">5/5 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0 g de courgette épluchée</text:p>
      <text:p text:style-name="Standard">* 1 œuf</text:p>
      <text:p text:style-name="Standard">* 1/2 brin de ciboulette</text:p>
      <text:p text:style-name="Standard"><text:soft-page-break/></text:p>
      <text:p text:style-name="Standard">Nombre de personnes</text:p>
      <text:p text:style-name="Standard">===================</text:p>
      <text:p text:style-name="Standard"/>
      <text:p text:style-name="Standard"/>
      <text:p text:style-name="Standard">Bocal conseillé</text:p>
      <text:p text:style-name="Standard">================</text:p>
      <text:p text:style-name="P5"><text:s/>Super 125</text:p>
      <text:p text:style-name="Standard"/>
      <text:p text:style-name="Standard">Préparation</text:p>
      <text:p text:style-name="Standard">============</text:p>
      <text:p text:style-name="Standard">1. Rincer, éplucher et couper en cubes la courgette. Peser 150 g.</text:p>
      <text:p text:style-name="Standard">2. Ciseler la ciboulette.</text:p>
      <text:p text:style-name="Standard">3. Cuire les cubes de courgette et la ciboulette afin de pouvoir les écraser facilement (cuisson vapeur, micro-onde, etc.).</text:p>
      <text:p text:style-name="Standard">4. A la fin de la cuisson, bien garder le liquide de cuisson, il va vous permettre d’ajuster la texture de la purée.</text:p>
      <text:p text:style-name="Standard">5. Faire cuire un œuf pour obtenir un œuf dur (par exemple, 10 minutes dans de l’eau bouillante) et l’écaler.</text:p>
      <text:p text:style-name="Standard">6. Mixer ou écraser finement 1/3 de l’œuf dur et les cubes de courgette. Vous devez obtenir une purée avec quelques petits morceaux d’environ 1 mm et la texture doit être homogène. Si la texture vous semble trop dense et les morceaux trop gros, ajouter un peu de liquide de cuisson et mixer/écraser.</text:p>
      <text:p text:style-name="Standard">7. Remplir la terrine jusqu’à 2 cm du buvant, fermer et procéder immédiatement au traitement thermique 45 minutes à 100°C.</text:p>
      <text:p text:style-name="Standard"/>
      <text:p text:style-name="Standard"/>
      <text:h text:style-name="Heading_20_1" text:outline-level="1"><text:bookmark-start text:name="__RefHeading___Toc789_4132037544"/>Purée de courgettes et émincé de poulet<text:bookmark-end text:name="__RefHeading___Toc789_4132037544"/></text:h>
      <text:p text:style-name="Standard"/>
      <text:p text:style-name="Standard">Pour cette recette, n’allez pas jusqu’à sortir les violons mais seulement les courgettes violon ou trompette si vous le pouvez. Venues du sud, cette variété est fondante et particulièrement parfumée et sans amertume. Elle se mixera à merveille avec le thym citron et le poulet.</text:p>
      <text:p text:style-name="Standard"/>
      <text:p text:style-name="Standard">Niveau de difficulté</text:p>
      <text:p text:style-name="Standard">2/5</text:p>
      <text:p text:style-name="Standard"/>
      <text:p text:style-name="Standard">Note de la communauté</text:p>
      <text:p text:style-name="Standard">4/5 161 </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 suprêmes de poulet fermier</text:p>
      <text:p text:style-name="Standard"><text:soft-page-break/>* 12 courgettes violon</text:p>
      <text:p text:style-name="Standard">* 5 cl d'huile d'olive</text:p>
      <text:p text:style-name="Standard">* ¼ botte de thym</text:p>
      <text:p text:style-name="Standard"/>
      <text:p text:style-name="Standard">Nombre de personnes</text:p>
      <text:p text:style-name="Standard">===================</text:p>
      <text:p text:style-name="Standard">6 </text:p>
      <text:p text:style-name="Standard"/>
      <text:p text:style-name="Standard"/>
      <text:p text:style-name="Standard">Bocal conseillé</text:p>
      <text:p text:style-name="Standard">================</text:p>
      <text:p text:style-name="Standard">6 Terrines <text:s/>Super 125</text:p>
      <text:p text:style-name="Standard"/>
      <text:p text:style-name="Standard">Préparation</text:p>
      <text:p text:style-name="Standard">============</text:p>
      <text:p text:style-name="Standard">1. Rincer les courgettes dans un bac d'eau froide additionnée d'une pointe de vinaigre blanc puis tailler les légumes en petits cubes.</text:p>
      <text:p text:style-name="Standard">2. Dans une casserole d'eau bouillante, ajouter un peu de sel et plonger les cubes de courgettes environ 5 minutes. En fin de cuisson, réserver l'eau de cuisson et refroidir les courgettes dans une passoire d'eau froide.</text:p>
      <text:p text:style-name="Standard">3. Mixer les courgettes en purée et les passer au tamis. Réserver au frais.</text:p>
      <text:p text:style-name="Standard">4. Mettre l'huile d'olive dans une poêle, puis colorer les suprêmes de poulet fermier. Ajouter le thym et couvrir avec l'eau de cuisson des courgettes. Laisser cuire les suprêmes à cœur puis les égoutter et les mixer finement.</text:p>
      <text:p text:style-name="Standard">5. Dans une Terrine <text:s/>Super 125, superposer les purées de courgettes et suprême de poulet fermier. Refermer la Terrine <text:s/>Super 125 et procéder immédiatement au traitement thermique pendant 45 minutes à 100°C.</text:p>
      <text:p text:style-name="Standard"/>
      <text:p text:style-name="Standard"/>
      <text:h text:style-name="Heading_20_1" text:outline-level="1"><text:bookmark-start text:name="__RefHeading___Toc791_4132037544"/>Purée de panais<text:bookmark-end text:name="__RefHeading___Toc791_4132037544"/></text:h>
      <text:p text:style-name="Standard"/>
      <text:p text:style-name="Standard">Bébé découvre le panais, légume-racine légèrement amer et sucré. L’associer à la pomme de terre permet à bébé de découvrir ces nouveaux arômes tout en douceur. Assaisonnez cette purée d’une petite pincée de curcuma quand bébé est bien habitué à la version nature, cela lui fait découvrir de nouvelles saveurs !</text:p>
      <text:p text:style-name="Standard"/>
      <text:p text:style-name="Standard"/>
      <text:p text:style-name="Standard">Niveau de difficulté</text:p>
      <text:p text:style-name="Standard">1/5</text:p>
      <text:p text:style-name="Standard"/>
      <text:p text:style-name="Standard">Note de la communauté</text:p>
      <text:p text:style-name="Standard">2/5 1 </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text:soft-page-break/></text:p>
      <text:p text:style-name="Standard">Liste des ingrédients</text:p>
      <text:p text:style-name="Standard">======================</text:p>
      <text:p text:style-name="Standard">* 100 g de pommes de terre épluchées</text:p>
      <text:p text:style-name="Standard">* 50 g de panais épluché</text:p>
      <text:p text:style-name="Standard">* En option : 1 pincée de curcuma</text:p>
      <text:p text:style-name="Standard"/>
      <text:p text:style-name="Standard">Nombre de personnes</text:p>
      <text:p text:style-name="Standard">===================</text:p>
      <text:p text:style-name="Standard">Pour 1 Terrine <text:s/>Super 125</text:p>
      <text:p text:style-name="Standard"/>
      <text:p text:style-name="Standard">Bocal conseillé</text:p>
      <text:p text:style-name="Standard">================</text:p>
      <text:p text:style-name="Standard"/>
      <text:p text:style-name="Standard"/>
      <text:p text:style-name="Standard">Préparation</text:p>
      <text:p text:style-name="Standard">============</text:p>
      <text:p text:style-name="Standard">1. Rincer la/les pommes de terre et le panais. Les éplucher et les couper en cubes. Peser 100 g de pomme de terre et 50 g de panais.</text:p>
      <text:p text:style-name="Standard">2. Cuire les cubes de pomme de terre et de panais afin de pouvoir les écraser en purée (cuisson vapeur, micro-onde, etc.)</text:p>
      <text:p text:style-name="Standard">3. A la fin de la cuisson, bien garder le jus de cuisson. Il va vous permettre d’ajuster la texture de la purée.</text:p>
      <text:p text:style-name="Standard">4. Mixer ou écraser finement les cubes de pomme de terre et de panais avec une dizaine de cuillères à soupe de liquide de cuisson. Vous devez obtenir une purée lisse et plutôt liquide.</text:p>
      <text:p text:style-name="Standard">5. Assaisonner d’une toute petite pincée de curcuma (si vous avez opté pour cette option) et mixer/écraser à nouveau.</text:p>
      <text:p text:style-name="Standard">6. Remplir la terrine jusqu’à 2 cm du buvant, fermer et procéder immédiatement au traitement thermique 45 minutes à 100°C.</text:p>
      <text:p text:style-name="Standard">7. Pour régaler bébé, il ne restera plus qu’à la faire réchauffer.</text:p>
      <text:p text:style-name="Standard"/>
      <text:p text:style-name="Standard"/>
      <text:h text:style-name="Heading_20_1" text:outline-level="1"><text:bookmark-start text:name="__RefHeading___Toc793_4132037544"/>Purée de patates douces à la cannelle<text:bookmark-end text:name="__RefHeading___Toc793_4132037544"/></text:h>
      <text:p text:style-name="Standard"/>
      <text:p text:style-name="Standard">Voilà une purée très originale à mettre dans toutes les assiettes ! Succès garanti. Variez les plaisirs en la déclinant avec des épices différentes. Si vous la conditionnez en petite portion, vous pouvez même la proposer à bébé et celle-là, vous ne la trouverez nulle par ailleurs.</text:p>
      <text:p text:style-name="Standard"/>
      <text:p text:style-name="Standard">Niveau de difficulté</text:p>
      <text:p text:style-name="Standard">1/5</text:p>
      <text:p text:style-name="Standard"/>
      <text:p text:style-name="Standard">Note de la communauté</text:p>
      <text:p text:style-name="Standard">4/5 199</text:p>
      <text:p text:style-name="Standard"/>
      <text:p text:style-name="Standard">Temps de préparation</text:p>
      <text:p text:style-name="Standard">15 min</text:p>
      <text:p text:style-name="Standard"/>
      <text:p text:style-name="Standard">Temps de traitement thermique</text:p>
      <text:p text:style-name="Standard"><text:soft-page-break/>45 min</text:p>
      <text:p text:style-name="Standard"/>
      <text:p text:style-name="Standard">Liste des ingrédients</text:p>
      <text:p text:style-name="Standard">======================</text:p>
      <text:p text:style-name="Standard">* 1 kg de patates douces</text:p>
      <text:p text:style-name="Standard">* 25 cl de crème fraîche liquide</text:p>
      <text:p text:style-name="Standard">* 2 étoiles de badiane (anis étoilé)</text:p>
      <text:p text:style-name="Standard">* 1 bâton de cannelle</text:p>
      <text:p text:style-name="Standard">* 1 feuille de laurier</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Faire chauffer la crème liquide dans une petite casserole avec les étoiles de badiane et le bâton de cannelle puis retirer du feu, couvrir et laisser infuser 30 minutes.</text:p>
      <text:p text:style-name="Standard">2. Peler les patates douces, les couper en gros cubes et les mettre à cuire 10 à 15 minutes dans une casserole d'eau bouillante avec la feuille de laurier, jusqu'à ce que les morceaux soient tendres.</text:p>
      <text:p text:style-name="Standard">3. Puis égoutter, retirer le laurier, remettre les patates douces dans la casserole encore chaude et les écraser au presse-purée.</text:p>
      <text:p text:style-name="Standard">4. Mélanger la purée sur feu doux avec la crème liquide infusée, saler légèrement, et poivrer.</text:p>
      <text:p text:style-name="Standard">5. Remplir les terrines <text:s/>Super 125 jusqu'à 2 cm du bord, fermer et procéder immédiatement au traitement thermique, 45 minutes à 100°C.</text:p>
      <text:p text:style-name="Standard"/>
      <text:p text:style-name="Standard">Astuces : Faire cuire les patates douces à l'eau, les écraser et les mélanger avec la crème liquide chaude en ajoutant 1 pincée de gingembre en poudre, 3 pincées de curry ou de curcuma, 3 pincée de cannelle et 2 pincées de badiane (anis étoilé) en poudre. Pour faire déguster un petit pot à bébé, ouvrir le bocal et le réchauffer au micro-ondes. Contrôler la température avant de donner u ne cuillère à votre enfant.</text:p>
      <text:p text:style-name="Standard"/>
      <text:p text:style-name="Standard"/>
      <text:h text:style-name="Heading_20_1" text:outline-level="1"><text:bookmark-start text:name="__RefHeading___Toc795_4132037544"/>Purée de patates douces<text:bookmark-end text:name="__RefHeading___Toc795_4132037544"/></text:h>
      <text:p text:style-name="Standard"/>
      <text:p text:style-name="Standard">Cette purée est idéale pour les premiers pots de bébé. Grâce à la texture ultra lisse et le goût légèrement sucré de la patate douce, bébé vit une nouvelle expérience culinaire tout en confiance. Assaisonnez cette purée d’une petite pincée de cumin quand bébé est bien habitué à la version nature, cela lui fait découvrir de nouvelles saveurs !</text:p>
      <text:p text:style-name="Standard"/>
      <text:p text:style-name="Standard">Niveau de difficulté</text:p>
      <text:p text:style-name="Standard">1/5</text:p>
      <text:p text:style-name="Standard"/>
      <text:p text:style-name="Standard">Note de la communauté</text:p>
      <text:p text:style-name="Standard"><text:soft-page-break/>5/5 4</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0 g de patate douce épluchée</text:p>
      <text:p text:style-name="Standard">* En option : 1 pincée de cumin</text:p>
      <text:p text:style-name="Standard"/>
      <text:p text:style-name="Standard">Nombre de personnes</text:p>
      <text:p text:style-name="Standard">===================</text:p>
      <text:p text:style-name="Standard">Pour 1 terrine <text:s/>Super 125</text:p>
      <text:p text:style-name="Standard"/>
      <text:p text:style-name="Standard">Bocal conseillé</text:p>
      <text:p text:style-name="Standard">================</text:p>
      <text:p text:style-name="Standard">A partir de 4/6 mois</text:p>
      <text:p text:style-name="Standard"/>
      <text:p text:style-name="Standard">Préparation</text:p>
      <text:p text:style-name="Standard">============</text:p>
      <text:p text:style-name="Standard">1. Rincer la patate douce. L’éplucher et la couper en cubes. Peser 150 g.</text:p>
      <text:p text:style-name="Standard">2. Cuire les cubes de patate douce afin de pouvoir les écraser en purée (cuisson vapeur, micro-onde, etc.).</text:p>
      <text:p text:style-name="Standard">3. A la fin de la cuisson, bien garder le jus de cuisson. Il va vous permettre d’ajuster la texture de la purée.</text:p>
      <text:p text:style-name="Standard">4. Mixer ou écraser finement les cubes de patate douce avec une dizaine de cuillères à soupe de liquide de cuisson. Vous devez obtenir une purée lisse et plutôt liquide.</text:p>
      <text:p text:style-name="Standard">5. Assaisonner d’une toute petite pincée de cumin (si vous avez opté pour cette option) et mixer/écraser à nouveau.</text:p>
      <text:p text:style-name="Standard">6. Remplir la terrine jusqu’à 2 cm du buvant, fermer et procéder immédiatement au traitement thermique 45 minutes à 100°C.</text:p>
      <text:p text:style-name="Standard">7. Pour régaler bébé, il ne restera plus qu’à la faire réchauffer.</text:p>
      <text:p text:style-name="Standard"/>
      <text:p text:style-name="Standard"/>
      <text:h text:style-name="Heading_20_1" text:outline-level="1"><text:bookmark-start text:name="__RefHeading___Toc797_4132037544"/>Purée de Potiron en conserve<text:bookmark-end text:name="__RefHeading___Toc797_4132037544"/></text:h>
      <text:p text:style-name="Standard"/>
      <text:p text:style-name="Standard">Faire goûter aux enfants des aliments nouveaux, c’est possible ! Tout en variant l’alimentation de bébé, la conservation en bocaux permet de consommer ses petits plats originaux en toute saison. Et pour Halloween, quelle meilleure recette pour bébé que la purée de potiron ou de citrouille ?</text:p>
      <text:p text:style-name="Standard"/>
      <text:p text:style-name="Standard">Niveau de difficulté</text:p>
      <text:p text:style-name="Standard">1/5</text:p>
      <text:p text:style-name="Standard"/>
      <text:p text:style-name="Standard">Note de la communauté</text:p>
      <text:p text:style-name="Standard">4/5 146 </text:p>
      <text:p text:style-name="Standard"><text:soft-page-break/></text:p>
      <text:p text:style-name="Standard">Temps de préparation</text:p>
      <text:p text:style-name="Standard">40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00 g de potiron</text:p>
      <text:p text:style-name="Standard">* 1 carotte moyenne</text:p>
      <text:p text:style-name="Standard">* 1 pomme de terre moyenn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Nettoyer les légumes.</text:p>
      <text:p text:style-name="Standard">2. Réaliser une purée après avoir fait cuire les légumes au micro-ondes, 15 minutes à 750 Watts. Utiliser un mixeur ou un presse-purée afin d'obtenir une purée bien homogène. Ajouter une cuillère à soupe d'eau légèrement salé si l'ensemble vous paraît trop compact.</text:p>
      <text:p text:style-name="Standard">3. Remplir vos bocaux ou terrines <text:s/>jusqu'à 2 cm du rebord, fermer et procéder immédiatement au traitement thermique, 45 minutes à 100°C dans un autocuiseur.</text:p>
      <text:p text:style-name="Standard"/>
      <text:p text:style-name="Standard"/>
      <text:h text:style-name="Heading_20_1" text:outline-level="1"><text:bookmark-start text:name="__RefHeading___Toc799_4132037544"/>Purée Lentilles/Carottes<text:bookmark-end text:name="__RefHeading___Toc799_4132037544"/></text:h>
      <text:p text:style-name="Standard"/>
      <text:p text:style-name="Standard">Vertes ou corail, les lentilles se dégustent aussi en purée. Différente et ultra facile, Cette recette se tente obligatoirement ! Si en plus, elle est de saison, ce serait bien dommage de ne pas la réaliser. Atout supplémentaire, vous pouvez la préparer pour bébé dès 18 mois.</text:p>
      <text:p text:style-name="Standard"/>
      <text:p text:style-name="Standard">Niveau de difficulté</text:p>
      <text:p text:style-name="Standard">1/5</text:p>
      <text:p text:style-name="Standard"/>
      <text:p text:style-name="Standard">Note de la communauté</text:p>
      <text:p text:style-name="Standard">4/5 79</text:p>
      <text:p text:style-name="Standard"/>
      <text:p text:style-name="Standard">Temps de préparation</text:p>
      <text:p text:style-name="Standard">45 min</text:p>
      <text:p text:style-name="Standard"><text:soft-page-break/></text:p>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Carottes</text:p>
      <text:p text:style-name="Standard">* Lentilles</text:p>
      <text:p text:style-name="Standard"/>
      <text:p text:style-name="Standard">Nombre de personnes</text:p>
      <text:p text:style-name="Standard">===================</text:p>
      <text:p text:style-name="Standard">3/4 terrines <text:s/>Super 125</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Nettoyer soigneusement les carottes et les couper en morceaux.</text:p>
      <text:p text:style-name="Standard">2. Faire cuire les morceaux de carottes et les</text:p>
      <text:p text:style-name="Standard"><text:s/>lentilles en utilisant la technique de votre choix. Une fois cuits, les passer au mixeur. Ajouter une petite pointe de sel, si nécessaire.</text:p>
      <text:p text:style-name="Standard">3. Remplir les terrines <text:s/>Super 125 jusqu'à 2 cm du rebord, fermer et procéder immédiatement au traitement thermique, 45 minutes à 100°C.</text:p>
      <text:p text:style-name="Standard"/>
      <text:p text:style-name="Standard"/>
      <text:h text:style-name="Heading_20_1" text:outline-level="1"><text:bookmark-start text:name="__RefHeading___Toc801_4132037544"/>Purée pomme de terre/brocolis en conserve<text:bookmark-end text:name="__RefHeading___Toc801_4132037544"/></text:h>
      <text:p text:style-name="Standard"/>
      <text:p text:style-name="Standard">La purée de pommes de terre fait partie des classiques de l’alimentation de bébé. Mais si vous lui ajoutiez de la purée de brocolis pour lui donner à goûter de vraies recettes originales de purée ?</text:p>
      <text:p text:style-name="Standard"/>
      <text:p text:style-name="Standard">Niveau de difficulté</text:p>
      <text:p text:style-name="Standard">1/5</text:p>
      <text:p text:style-name="Standard"/>
      <text:p text:style-name="Standard">Note de la communauté</text:p>
      <text:p text:style-name="Standard">5/5 20</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Temps de conservation</text:p>
      <text:p text:style-name="Standard"><text:soft-page-break/>Plusieurs mois</text:p>
      <text:p text:style-name="Standard"/>
      <text:p text:style-name="Standard">Liste des ingrédients</text:p>
      <text:p text:style-name="Standard">======================</text:p>
      <text:p text:style-name="Standard">* 5 grosses pommes de terre</text:p>
      <text:p text:style-name="Standard">* 1 brocoli</text:p>
      <text:p text:style-name="Standard">* 1/2 cuillerée à café de muscade</text:p>
      <text:p text:style-name="Standard">* Sel, 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Eplucher les pommes de terre et laver les brocolis.</text:p>
      <text:p text:style-name="Standard">2. Couper les légumes en morceaux.</text:p>
      <text:p text:style-name="Standard">3. Les faire cuire en utilisant la technique de votre choix (à la vapeur, dans une cocotte-minute, au micro-onde).</text:p>
      <text:p text:style-name="Standard">4. Passer le tout au mixeur avec la muscade, le sel et le poivre.</text:p>
      <text:p text:style-name="Standard">5. Remplir immédiatement les terrines <text:s/>jusqu’à 2 cm du bord, fermer et procéder à la stérilisation (traitement thermique) pendant 45 minutes à 100°C.</text:p>
      <text:p text:style-name="Standard"/>
      <text:p text:style-name="Standard">Stocker les petits pots dans vos placards et ne pas oublier de faire une étiquette pour vous souvenir du contenant du bocal avant de le ranger et dater la recette. Avant de faire déguster un petit pot à votre bébé, ouvrez le bocal et faites-le réchauffer au micro-onde. Vous pouvez ajouter un peu de lait ou une noisette de beurre.</text:p>
      <text:p text:style-name="Standard"/>
      <text:p text:style-name="Standard"/>
      <text:h text:style-name="Heading_20_1" text:outline-level="1"><text:bookmark-start text:name="__RefHeading___Toc803_4132037544"/>Purée pommes de terre/betteraves<text:bookmark-end text:name="__RefHeading___Toc803_4132037544"/></text:h>
      <text:p text:style-name="Standard"/>
      <text:p text:style-name="Standard">Cette délicieuse purée aux accords originaux d’automne est parfaite pour tous, même pour bébé dès 12 mois ! Onctueuse et d’une inimitable couleur, elle est idéale pour mettre un peu de fun dans les assiettes et changer de la traditionnelle purée de pomme de terre !</text:p>
      <text:p text:style-name="Standard"/>
      <text:p text:style-name="Standard">Niveau de difficulté</text:p>
      <text:p text:style-name="Standard">1/5</text:p>
      <text:p text:style-name="Standard"/>
      <text:p text:style-name="Standard">Note de la communauté</text:p>
      <text:p text:style-name="Standard">4/5 88</text:p>
      <text:p text:style-name="Standard"/>
      <text:p text:style-name="Standard">Temps de préparation</text:p>
      <text:p text:style-name="Standard">49 min</text:p>
      <text:p text:style-name="Standard"/>
      <text:p text:style-name="Standard"><text:soft-page-break/>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4 pommes de terre</text:p>
      <text:p text:style-name="Standard">* 1 betterave cuite</text:p>
      <text:p text:style-name="Standard"/>
      <text:p text:style-name="Standard">Nombre de personnes</text:p>
      <text:p text:style-name="Standard">===================</text:p>
      <text:p text:style-name="Standard">3/4 Terrines <text:s/>Super 125</text:p>
      <text:p text:style-name="Standard"/>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Nettoyer, peler, couper en dés et faire cuire les pommes de terre une quinzaine de minutes au micro-ondes à 750 Watts. Pendant ce temps, peler et couper en dès <text:s/>la betterave.</text:p>
      <text:p text:style-name="Standard">2. Réaliser à l'aide d'un mixeur une purée bien homogène et rose avec les betteraves et les pommes de terre.</text:p>
      <text:p text:style-name="Standard">3. Remplir les terrines <text:s/>Super 125 jusqu'à 2 cm du rebord, fermer et procéder immédiatement au traitement thermique, 45 minutes à 100°C dans un autocuiseur.</text:p>
      <text:p text:style-name="Standard"/>
      <text:p text:style-name="Standard"/>
      <text:h text:style-name="Heading_20_1" text:outline-level="1"><text:bookmark-start text:name="__RefHeading___Toc805_4132037544"/>Ratatouille en conserve<text:bookmark-end text:name="__RefHeading___Toc805_4132037544"/></text:h>
      <text:p text:style-name="Standard"/>
      <text:p text:style-name="Standard">Connue dans le monde entier, la recette de ratatouille est indissociable de la gastronomie tricolore. Et avec votre conserve de ratatouille, vous pourrez en profiter toute l’année !</text:p>
      <text:p text:style-name="Standard"/>
      <text:p text:style-name="Standard">Niveau de difficulté</text:p>
      <text:p text:style-name="Standard">2/5</text:p>
      <text:p text:style-name="Standard"/>
      <text:p text:style-name="Standard">Note de la communauté</text:p>
      <text:p text:style-name="Standard">4/5 741</text:p>
      <text:p text:style-name="Standard"/>
      <text:p text:style-name="Standard">Temps de préparation</text:p>
      <text:p text:style-name="Standard">1h30</text:p>
      <text:p text:style-name="Standard"/>
      <text:p text:style-name="Standard">Temps de traitement thermique</text:p>
      <text:p text:style-name="Standard">75 min</text:p>
      <text:p text:style-name="Standard"/>
      <text:p text:style-name="Standard">Temps de conservation</text:p>
      <text:p text:style-name="Standard"><text:soft-page-break/>12 mois</text:p>
      <text:p text:style-name="Standard"/>
      <text:p text:style-name="Standard">Liste des ingrédients</text:p>
      <text:p text:style-name="Standard">======================</text:p>
      <text:p text:style-name="Standard">* 1 kg d'aubergines</text:p>
      <text:p text:style-name="Standard">* 1 kg de courgettes</text:p>
      <text:p text:style-name="Standard">* 1 kg de tomates</text:p>
      <text:p text:style-name="Standard">* 1 gros oignon</text:p>
      <text:p text:style-name="Standard">* 1 gousse d'ail</text:p>
      <text:p text:style-name="Standard">* 300 g de poivrons</text:p>
      <text:p text:style-name="Standard">* Sel</text:p>
      <text:p text:style-name="Standard">* Poivre</text:p>
      <text:p text:style-name="Standard">* Huile d'olive</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1. Pour Une recette de ratatouille facile, commencer par laver les aubergines (Ôter les pépins si elles sont grosses), fendre les poivrons et retirer graines et parties blanches.</text:p>
      <text:p text:style-name="Standard">2. Eplucher les autres ingrédients de la ratatouille : les courgettes, l'oignon, l'ail, les tomates. Peler et épépiner les tomates.</text:p>
      <text:p text:style-name="Standard">3. Couper les légumes en dés plus ou moins gros selon votre goût.</text:p>
      <text:p text:style-name="Standard">4. Dans une grande marmite, faire revenir l'oignon dans un peu d'huile puis attaquer la cuisson des aubergines, 10 minutes.</text:p>
      <text:p text:style-name="Standard">5. Ajouter les poivrons, laisser cuire encore 10 minutes, ajouter enfin l'ail, les courgettes et les tomates.</text:p>
      <text:p text:style-name="Standard">6. Saler, poivrer et laisser mijoter à feu doux pendant 40 minutes sans couvrir.</text:p>
      <text:p text:style-name="Standard">7. Remplir immédiatement les bocaux avec la préparation chaude. Couvrir les légumes avec un filet d'huile d'olive jusqu'à 2 cm du rebord.</text:p>
      <text:p text:style-name="Standard">8. Fermer et procéder immédiatement au traitement thermique pendant 75 min à 100°C. Votre ratatouille maison en conserve est terminée.</text:p>
      <text:p text:style-name="Standard"/>
      <text:p text:style-name="Standard">Conseils : en accompagnement de ratatouille, vous pouvez servir des œufs brouillés ou du riz.</text:p>
      <text:p text:style-name="Standard"/>
      <text:p text:style-name="Standard"/>
      <text:h text:style-name="Heading_20_1" text:outline-level="1"><text:bookmark-start text:name="__RefHeading___Toc807_4132037544"/>Rhum ananas victoria - vanille bourbon<text:bookmark-end text:name="__RefHeading___Toc807_4132037544"/></text:h>
      <text:p text:style-name="Standard"/>
      <text:p text:style-name="Standard">Niveau de difficulté</text:p>
      <text:p text:style-name="Standard">2/5</text:p>
      <text:p text:style-name="Standard"/>
      <text:p text:style-name="Standard">Note de la communauté</text:p>
      <text:p text:style-name="Standard"><text:soft-page-break/>5/5 2 </text:p>
      <text:p text:style-name="Standard"/>
      <text:p text:style-name="Standard">Temps de préparation</text:p>
      <text:p text:style-name="Standard">30 min</text:p>
      <text:p text:style-name="Standard"/>
      <text:p text:style-name="Standard">Liste des ingrédients</text:p>
      <text:p text:style-name="Standard">======================</text:p>
      <text:p text:style-name="Standard">1 ananas Victoria de la Réunion bien mûr</text:p>
      <text:p text:style-name="Standard">1 gousse de vanille Bourbon de Madagascar</text:p>
      <text:p text:style-name="Standard">100 g de sucre blond</text:p>
      <text:p text:style-name="Standard">1L de rhum blanc agricole 40°</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Découper la chair de l’ananas en cubes. Fendre la gousse de vanille en deux et en extraire les grains</text:p>
      <text:p text:style-name="Standard"><text:s/>(conserver la gousse fendue qui pourra être ajouté à la fin dans le bocal).</text:p>
      <text:p text:style-name="Standard">2. Dans une boite hermétique, mettre l’ananas, les grains de vanille et les 100g de sucre blond. Laisser macérer 48h au frigo.</text:p>
      <text:p text:style-name="Standard">3. Verser la préparation dans un bocal <text:s/>Super de 2L. Ajouter le litre de rhum blanc agricole 40°.</text:p>
      <text:p text:style-name="Standard">4. Entreposer dans un endroit sec, frais, à l'abri de la lumière et patienter pendant 6 mois à 1 an avant de consommer.</text:p>
      <text:p text:style-name="Standard"/>
      <text:p text:style-name="Standard"/>
      <text:h text:style-name="Heading_20_1" text:outline-level="1"><text:bookmark-start text:name="__RefHeading___Toc809_4132037544"/>Rhum arrangé figues, raisins, vanille<text:bookmark-end text:name="__RefHeading___Toc809_4132037544"/></text:h>
      <text:p text:style-name="Standard"/>
      <text:p text:style-name="Standard">Le rhum, Ça conserve…oui mais que les fruits ! De fabrication artisanale, brun ou blanc, vous pouvez pour Cette recette choisir le rhum que vous préférez. Peu commune, Cette recette avec figues, raisins et vanille à un petit goût d’automne. Attention, 1L de rhum faisant au minimum 40 degré, pensez à le consommer avec modération.</text:p>
      <text:p text:style-name="Standard"/>
      <text:p text:style-name="Standard">Niveau de difficulté</text:p>
      <text:p text:style-name="Standard">1/5</text:p>
      <text:p text:style-name="Standard"/>
      <text:p text:style-name="Standard">Note de la communauté</text:p>
      <text:p text:style-name="Standard">4/5 17</text:p>
      <text:p text:style-name="Standard"/>
      <text:p text:style-name="Standard">Temps de préparation</text:p>
      <text:p text:style-name="Standard">15 min</text:p>
      <text:p text:style-name="Standard"/>
      <text:p text:style-name="Standard">Liste des ingrédients</text:p>
      <text:p text:style-name="Standard"><text:soft-page-break/>======================</text:p>
      <text:p text:style-name="Standard">* 1 L de rhum</text:p>
      <text:p text:style-name="Standard">* 12 figues fraîches</text:p>
      <text:p text:style-name="Standard">* Grains de raisin blanc</text:p>
      <text:p text:style-name="Standard">* 2 gousses de vanille</text:p>
      <text:p text:style-name="Standard">* Sirop de cann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Bocaux <text:s/>Super 1,5L</text:p>
      <text:p text:style-name="Standard"/>
      <text:p text:style-name="Standard">Préparation</text:p>
      <text:p text:style-name="Standard">============</text:p>
      <text:p text:style-name="Standard">1. Couper les figues fraîches en 4.</text:p>
      <text:p text:style-name="Standard">2. Couper les grains de raisin en 2.</text:p>
      <text:p text:style-name="Standard">3. Fendre les gousses de vanille en 2.</text:p>
      <text:p text:style-name="Standard">4. Remplir les bocaux avec les figues, les grains de raisin, les gousses de vanille, puis le rhum.</text:p>
      <text:p text:style-name="Standard">5. Ajouter le sirop de canne dont vous ajustez la quantité selon votre goût.</text:p>
      <text:p text:style-name="Standard">6. Entreposer dans un endroit sec, frais, à l'abri de la lumière et patienter pendant 4 mois avant de consommer.</text:p>
      <text:p text:style-name="Standard"/>
      <text:p text:style-name="Standard"/>
      <text:h text:style-name="Heading_20_1" text:outline-level="1"><text:bookmark-start text:name="__RefHeading___Toc811_4132037544"/>Rhum banane flambée - café<text:bookmark-end text:name="__RefHeading___Toc811_4132037544"/></text:h>
      <text:p text:style-name="Standard"/>
      <text:p text:style-name="Standard">Niveau de difficulté</text:p>
      <text:p text:style-name="Standard">2/5</text:p>
      <text:p text:style-name="Standard"/>
      <text:p text:style-name="Standard">Note de la communauté</text:p>
      <text:p text:style-name="Standard">0/5 </text:p>
      <text:p text:style-name="Standard"/>
      <text:p text:style-name="Standard">Temps de préparation</text:p>
      <text:p text:style-name="Standard">30 min</text:p>
      <text:p text:style-name="Standard"/>
      <text:p text:style-name="Standard">Liste des ingrédients</text:p>
      <text:p text:style-name="Standard">======================</text:p>
      <text:p text:style-name="Standard">50 gr de sucre blanc</text:p>
      <text:p text:style-name="Standard">50 gr de sucre complet Costa Rica Bio</text:p>
      <text:p text:style-name="Standard">1/2 citron jaune</text:p>
      <text:p text:style-name="Standard">3 bananes</text:p>
      <text:p text:style-name="Standard">2 gousses de vanille de Papouasie</text:p>
      <text:p text:style-name="Standard">5 gr de grains de café arabica torréfiés (aux notes</text:p>
      <text:p text:style-name="Standard">fruitées &amp; légèrement épicées)</text:p>
      <text:p text:style-name="Standard">4 cl de sirop de canne</text:p>
      <text:p text:style-name="Standard"/>
      <text:p text:style-name="Standard"><text:soft-page-break/>Rhum Blanc Agricole 50°</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Mettre dans une poêle le sucre blanc, le sucre <text:s/>complet, le jus du 1/2 citron jaune, 2 gousses de <text:s/>vanille de Papouasie fendue et leurs grains et 5 gr de <text:s/>café. Chauffer à petit feu avec une légère ébullition.</text:p>
      <text:p text:style-name="Standard">2. Quand le caramel commence à légèrement se former y <text:s/>déposer les bananes coupées en deux dans la longueur. <text:s/>Les laisser cuire et caraméliser des deux côtés.</text:p>
      <text:p text:style-name="Standard">3. Rajouter 6 à 7cl de rhum. Laisser un peu chauffer et <text:s/>faire flamber.</text:p>
      <text:p text:style-name="Standard">4. A extinction des flammes verser le tout dans un <text:s/>bocal <text:s/>Super 1L. Laisser tiédir.</text:p>
      <text:p text:style-name="Standard">5. Ajouter le sirop de canne, puis compléter avec le <text:s/>Rhum Blanc Agricole 50° jusqu'en haut du bocal. <text:s/>Fermer le bocal et mélanger.</text:p>
      <text:p text:style-name="Standard">6. Entreposer dans un endroit sec, frais, à l'abri de <text:s/>la lumière et patienter pendant 6 mois à 1 an avant de <text:s/>consommer.</text:p>
      <text:p text:style-name="Standard"/>
      <text:p text:style-name="Standard"/>
      <text:h text:style-name="Heading_20_1" text:outline-level="1"><text:bookmark-start text:name="__RefHeading___Toc813_4132037544"/>Rillettes de canard<text:bookmark-end text:name="__RefHeading___Toc813_4132037544"/></text:h>
      <text:p text:style-name="Standard"/>
      <text:p text:style-name="Standard">Faire Une recette maison et régaler sa famille rend fier ! Et encore plus quand il s’agit d’Une recette comme les rillettes de canard : originale, authentique et tellement meilleure quand c'est fait maison !</text:p>
      <text:p text:style-name="Standard"/>
      <text:p text:style-name="Standard">Niveau de difficulté</text:p>
      <text:p text:style-name="Standard">3/5</text:p>
      <text:p text:style-name="Standard"/>
      <text:p text:style-name="Standard">Note de la communauté</text:p>
      <text:p text:style-name="Standard">4/5 277</text:p>
      <text:p text:style-name="Standard"/>
      <text:p text:style-name="Standard">Temps de préparation</text:p>
      <text:p text:style-name="Standard">5 h enviro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Maigre de canard et panne de porc en quantités égales</text:p>
      <text:p text:style-name="Standard">* Aromates (thym, laurier, clous de girofle)</text:p>
      <text:p text:style-name="Standard"><text:soft-page-break/>*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Terrines <text:s/>Super ou <text:s/>Familia Wiss de200 ou 350</text:p>
      <text:p text:style-name="Standard"/>
      <text:p text:style-name="Standard">Préparation</text:p>
      <text:p text:style-name="Standard">============</text:p>
      <text:p text:style-name="Standard">1. Commencer Cette recette de canard en découpant le maigre de canard en fines lanières.</text:p>
      <text:p text:style-name="Standard">2. Casser les pannes en morceaux en retirant le plus possible de graisse.</text:p>
      <text:p text:style-name="Standard">3. Démarrer la cuisson à la cocotte et cuire à basse température avec un fond d'eau, y faire fondre la panne puis ajouter le maigre de canard, les aromates, le sel et le poivre. Laisser cuire pendant 4 à 5 heures en mélangeant souvent. Les fibres doivent se séparer entre elles.</text:p>
      <text:p text:style-name="Standard">4. Retirer thym, laurier, clous de girofle de cette terrine maison.</text:p>
      <text:p text:style-name="Standard">5. écraser la préparation pour obtenir une p te</text:p>
      <text:p text:style-name="Standard"><text:s/>homogène et remplir vos terrines <text:s/>Super ou <text:s/>Familia Wiss jusqu'à 2 cm du rebord. Fermer et procéder immédiatement à la stérilisation (traitement thermique) pendant 1h30 à 100°C.</text:p>
      <text:p text:style-name="Standard"/>
      <text:p text:style-name="Standard"/>
      <text:h text:style-name="Heading_20_1" text:outline-level="1"><text:bookmark-start text:name="__RefHeading___Toc815_4132037544"/>Rillettes de maquereaux<text:bookmark-end text:name="__RefHeading___Toc815_4132037544"/></text:h>
      <text:p text:style-name="Standard"/>
      <text:p text:style-name="Standard">Qu’est-ce qui en plus d’être un vrai régal est également indispensable à notre bien-être et notre bonne santé ? Un plat de poisson, bien évidemment ! Mais vous n’êtes pas obligés d’acheter un poisson et de le consommer tout de suite. Avez-vous pensé à notre recette de rillettes de maquereaux ?</text:p>
      <text:p text:style-name="Standard"/>
      <text:p text:style-name="Standard">Niveau de difficulté</text:p>
      <text:p text:style-name="Standard">2/5</text:p>
      <text:p text:style-name="Standard"/>
      <text:p text:style-name="Standard">Note de la communauté</text:p>
      <text:p text:style-name="Standard">4/5 293</text:p>
      <text:p text:style-name="Standard"/>
      <text:p text:style-name="Standard">Temps de préparation</text:p>
      <text:p text:style-name="Standard">1 h</text:p>
      <text:p text:style-name="Standard"/>
      <text:p text:style-name="Standard">Temps de traitement thermique</text:p>
      <text:p text:style-name="Standard">1 h</text:p>
      <text:p text:style-name="Standard"/>
      <text:p text:style-name="Standard">Liste des ingrédients</text:p>
      <text:p text:style-name="Standard">======================</text:p>
      <text:p text:style-name="Standard">* 1 litre de court</text:p>
      <text:p text:style-name="Standard">* bouillon</text:p>
      <text:p text:style-name="Standard">* 1/2 litre de vin blanc sec</text:p>
      <text:p text:style-name="Standard">* 400 g de maquereau</text:p>
      <text:p text:style-name="Standard"><text:soft-page-break/>* 100 g de crème fraîche épaisse</text:p>
      <text:p text:style-name="Standard">* 1 cuillère à soupe de moutarde à l'ancienne</text:p>
      <text:p text:style-name="Standard">* 1 cuillère à soupe de câpres</text:p>
      <text:p text:style-name="Standard">* 3 cornichons</text:p>
      <text:p text:style-name="Standard">* sel</text:p>
      <text:p text:style-name="Standard">* poivre</text:p>
      <text:p text:style-name="Standard"/>
      <text:p text:style-name="Standard">Nombre de personnes</text:p>
      <text:p text:style-name="Standard">===================</text:p>
      <text:p text:style-name="Standard">8 - 10 personnes</text:p>
      <text:p text:style-name="Standard"/>
      <text:p text:style-name="Standard">Bocal conseillé</text:p>
      <text:p text:style-name="Standard">================</text:p>
      <text:p text:style-name="Standard">2 Bocaux <text:s/>Super</text:p>
      <text:p text:style-name="Standard"/>
      <text:p text:style-name="Standard">Préparation</text:p>
      <text:p text:style-name="Standard">============</text:p>
      <text:p text:style-name="Standard">1. Faire un bouillon avec le vin blanc et y cuire les maquereaux étêtés et évidés pendant 30 min. Les laisser refroidir puis les égoutter. Ensuite, Ôter soigneusement les arêtes et émietter la chair.</text:p>
      <text:p text:style-name="Standard">2. Dans un saladier, mélanger la crème et la moutarde, incorporer les câpres et les cornichons après les avoir mixés. Ajouter le sel et le poivre puis mélanger la préparation aux miettes de maquereau.</text:p>
      <text:p text:style-name="Standard">3. Une fois que le mélange est homogène, remplir les bocaux avec Cette recette de maquereau au vin blanc jusqu'à 2cm du bord. Procéder sans attendre au traitement thermique pendant 60 minutes à 100°C.</text:p>
      <text:p text:style-name="Standard"/>
      <text:p text:style-name="Standard">NB : vous pouvez également ne pas tout mettre en bocaux pour déguster fraîche Cette recette de maquereaux avec un filet de citron, c'est délicieux !</text:p>
      <text:p text:style-name="Standard"/>
      <text:p text:style-name="Standard"/>
      <text:h text:style-name="Heading_20_1" text:outline-level="1"><text:bookmark-start text:name="__RefHeading___Toc817_4132037544"/>Rillettes de Sardines<text:bookmark-end text:name="__RefHeading___Toc817_4132037544"/></text:h>
      <text:p text:style-name="Standard"/>
      <text:p text:style-name="Standard">Il vous reste quelques boîtes de sardines au fond d’un placard et vous ne savez pas quoi en faire ? Voilà quelques conseils culinaires pour accommoder ces petits poissons succulents : et si vous prépariez une terrine maison ?</text:p>
      <text:p text:style-name="Standard"/>
      <text:p text:style-name="Standard">Niveau de difficulté</text:p>
      <text:p text:style-name="Standard">2/5</text:p>
      <text:p text:style-name="Standard"/>
      <text:p text:style-name="Standard">Note de la communauté</text:p>
      <text:p text:style-name="Standard">3/5 230</text:p>
      <text:p text:style-name="Standard"/>
      <text:p text:style-name="Standard">Temps de préparation</text:p>
      <text:p text:style-name="Standard">10 mn</text:p>
      <text:p text:style-name="Standard"/>
      <text:p text:style-name="Standard">Temps de traitement thermique</text:p>
      <text:p text:style-name="Standard">1h30</text:p>
      <text:p text:style-name="Standard"/>
      <text:p text:style-name="Standard">Liste des ingrédients</text:p>
      <text:p text:style-name="Standard"><text:soft-page-break/>======================</text:p>
      <text:p text:style-name="Standard">* 3 boîtes de sardines</text:p>
      <text:p text:style-name="Standard">* 1 à 2 cuillerées à soupe de câpres</text:p>
      <text:p text:style-name="Standard">* 1 citron</text:p>
      <text:p text:style-name="Standard">* 80g de beurre</text:p>
      <text:p text:style-name="Standard">* Poivre</text:p>
      <text:p text:style-name="Standard"/>
      <text:p text:style-name="Standard">Nombre de personnes</text:p>
      <text:p text:style-name="Standard">===================</text:p>
      <text:p text:style-name="Standard">autant de personnes</text:p>
      <text:p text:style-name="Standard"/>
      <text:p text:style-name="Standard">Bocal conseillé</text:p>
      <text:p text:style-name="Standard">================</text:p>
      <text:p text:style-name="Standard">Terrines <text:s/>Super ou <text:s/>Familia Wiss 200ou 350</text:p>
      <text:p text:style-name="Standard"/>
      <text:p text:style-name="Standard">Préparation</text:p>
      <text:p text:style-name="Standard">============</text:p>
      <text:p text:style-name="Standard">1. Ouvrir les boîtes, égoutter les petits poissons et les disposer dans un bol pour mixeur.</text:p>
      <text:p text:style-name="Standard">2. Ajouter 2 cuillères à soupe d'huile des boîtes de sardines, 80g de beurre, 1 à 2 cuillerées à soupe de câpres selon les goûts, le jus du citron, du poivre puis mixer finement.</text:p>
      <text:p text:style-name="Standard">3. Quand la p te est onctueuse, ajouter la préparation dans vos terrines <text:s/>Super ou <text:s/>Familia Wiss jusqu'à 2 cm du rebord en tassant bien pour éviter de créer des poches d'air, fermer et procéder immédiatement au traitement thermique pendant 1h30 à 100°C.</text:p>
      <text:p text:style-name="Standard"/>
      <text:p text:style-name="Standard"/>
      <text:h text:style-name="Heading_20_1" text:outline-level="1"><text:bookmark-start text:name="__RefHeading___Toc819_4132037544"/>Rillettes de saumon à l'aneth<text:bookmark-end text:name="__RefHeading___Toc819_4132037544"/></text:h>
      <text:p text:style-name="Standard"/>
      <text:p text:style-name="Standard">Le saumon, c’est trop bon et avec de l’aneth, il est la fête ! Préparez cette délicieuse recette de rillettes pour des repas dignes d’un « dîner presque parfait » ou juste pour vous régaler devant la télé.</text:p>
      <text:p text:style-name="Standard"/>
      <text:p text:style-name="Standard">Niveau de difficulté</text:p>
      <text:p text:style-name="Standard">2/5</text:p>
      <text:p text:style-name="Standard"/>
      <text:p text:style-name="Standard">Note de la communauté</text:p>
      <text:p text:style-name="Standard">3/5 3 </text:p>
      <text:p text:style-name="Standard"/>
      <text:p text:style-name="Standard">Temps de préparation</text:p>
      <text:p text:style-name="Standard">20 min</text:p>
      <text:p text:style-name="Standard"/>
      <text:p text:style-name="Standard">Temps de traitement thermique</text:p>
      <text:p text:style-name="Standard">1h30</text:p>
      <text:p text:style-name="Standard"/>
      <text:p text:style-name="Standard">Liste des ingrédients</text:p>
      <text:p text:style-name="Standard">======================</text:p>
      <text:p text:style-name="Standard">180g de pavé de saumon</text:p>
      <text:p text:style-name="Standard">1 cube de bouillon de légume</text:p>
      <text:p text:style-name="Standard">80g de beurre</text:p>
      <text:p text:style-name="Standard"><text:soft-page-break/>Aneth</text:p>
      <text:p text:style-name="Standard">Jus de 1 citron</text:p>
      <text:p text:style-name="Standard">Sel</text:p>
      <text:p text:style-name="Standard">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Sortir le beurre du frigidaire pour qu'il ramollisse à température ambiante le temps de la préparation du saumon.</text:p>
      <text:p text:style-name="Standard">2. Chauffer une casserole d'eau avec le bouillon cube. Quand l'eau bout, ajouter les pavés de saumon et les faire cuire pendant 7 min à feu moyen. Retirer les pavés. Les égoutter minutieusement.</text:p>
      <text:p text:style-name="Standard">3. écraser les pavés de saumon à l’aide d’une fourchette. Ajouter le beurre petit à petit tout en continuant à écraser pour obtenir une texture homogène.</text:p>
      <text:p text:style-name="Standard">4. Ajouter l’aneth, le jus de citron, le sel et le poivre. Goûter et rectifier l’assaisonnement si nécessaire.</text:p>
      <text:p text:style-name="Standard">5. Remplir les terrines jusqu'au niveau indiqué par le trait (env. 2 cm du bord). Fermer et procéder immédiatement au traitement thermique 1h30 à 100°C.</text:p>
      <text:p text:style-name="Standard"/>
      <text:p text:style-name="Standard"/>
      <text:h text:style-name="Heading_20_1" text:outline-level="1"><text:bookmark-start text:name="__RefHeading___Toc821_4132037544"/>Rillettes de saumon<text:bookmark-end text:name="__RefHeading___Toc821_4132037544"/></text:h>
      <text:p text:style-name="Standard"/>
      <text:p text:style-name="Standard">Lancez-vous dans l’élaboration de la version chic et haut de gamme de la rillette. Cette recette vous demandera un peu de temps de préparation mais elle en vaut la peine car idéales pour l’apéritif sur des toasts grillés comme en entrée avec une salade verte.</text:p>
      <text:p text:style-name="Standard"/>
      <text:p text:style-name="Standard">Niveau de difficulté</text:p>
      <text:p text:style-name="Standard">2/5</text:p>
      <text:p text:style-name="Standard"/>
      <text:p text:style-name="Standard">Note de la communauté</text:p>
      <text:p text:style-name="Standard">4/5 266 </text:p>
      <text:p text:style-name="Standard"/>
      <text:p text:style-name="Standard">Temps de préparation</text:p>
      <text:p text:style-name="Standard">1h</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text:soft-page-break/></text:p>
      <text:p text:style-name="Standard">Liste des ingrédients</text:p>
      <text:p text:style-name="Standard">======================</text:p>
      <text:p text:style-name="Standard">* 1 saumon frais de 700 grammes environ (ou des pavés)</text:p>
      <text:p text:style-name="Standard">* 200 grammes de saumon fumé</text:p>
      <text:p text:style-name="Standard">* 200 grammes de beurre</text:p>
      <text:p text:style-name="Standard">* 2 œufs</text:p>
      <text:p text:style-name="Standard">* 1 carotte</text:p>
      <text:p text:style-name="Standard">* 1 oignon</text:p>
      <text:p text:style-name="Standard">* 1 clou de girofle</text:p>
      <text:p text:style-name="Standard">* Thym</text:p>
      <text:p text:style-name="Standard">* Sel/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Terrines <text:s/>Super ou <text:s/>Familia Wiss de</text:p>
      <text:p text:style-name="Standard">200 ou 350</text:p>
      <text:p text:style-name="Standard"/>
      <text:p text:style-name="Standard">Préparation</text:p>
      <text:p text:style-name="Standard">============</text:p>
      <text:p text:style-name="Standard">1. Faire bouillir une quinzaine de minutes 2 litres d'eau avec la carotte coupée en rondelles, l'oignon émincé, le clou de girofle, le thym. Saler et poivrer selon votre goût.</text:p>
      <text:p text:style-name="Standard">2. Baisser le feu et introduire le saumon que vous aurez préalablement lavé, vidé, et dont vous aurez coupé la tête et la queue.</text:p>
      <text:p text:style-name="Standard">3. Laisser le saumon dans l'eau frémissante 15 minutes. Si vous utilisez des pavés, 7 minutes suffiront.</text:p>
      <text:p text:style-name="Standard">4. Retirer du feu et laisser refroidir. Pendant ce temps, couper le saumon fumé en petits dés de 2 à 3 mm. Lorsque le court-bouillon est froid, égoutter le saumon et retirer les filets.</text:p>
      <text:p text:style-name="Standard">5. écraser la chair à la fourchette en y incorporant peu à peu le beurre, les jaunes d'œufs et les dés de saumon fumé.</text:p>
      <text:p text:style-name="Standard">6. Remplir les terrines <text:s/>Super ou <text:s/>Familia Wiss jusqu'à 2 cm du rebord. Fermer et procéder immédiatement au traitement thermique pendant 1h30 à 100°C.</text:p>
      <text:p text:style-name="Standard"/>
      <text:p text:style-name="Standard"/>
      <text:h text:style-name="Heading_20_1" text:outline-level="1"><text:bookmark-start text:name="__RefHeading___Toc823_4132037544"/>Rillettes du Mans<text:bookmark-end text:name="__RefHeading___Toc823_4132037544"/></text:h>
      <text:p text:style-name="Standard"/>
      <text:p text:style-name="Standard"><text:span text:style-name="T5">L</text:span>a cuisine traditionnelle ? Notre beau pays regorge de produits du terroir et de recettes de cuisine ancestrales. Parmi elles, il est un plat typique et savoureux, idéal pour manger local : les rillettes du <text:s/>Mans. Il y a fort à parier que vous en raffolez, non ?</text:p>
      <text:p text:style-name="Standard"/>
      <text:p text:style-name="Standard">Niveau de difficulté</text:p>
      <text:p text:style-name="Standard">2/5</text:p>
      <text:p text:style-name="Standard"/>
      <text:p text:style-name="Standard">Note de la communauté</text:p>
      <text:p text:style-name="Standard"><text:soft-page-break/>4/5 265 </text:p>
      <text:p text:style-name="Standard"/>
      <text:p text:style-name="Standard">Temps de préparation</text:p>
      <text:p text:style-name="Standard">1h30</text:p>
      <text:p text:style-name="Standard"/>
      <text:p text:style-name="Standard">Temps de traitement thermique</text:p>
      <text:p text:style-name="Standard">9h</text:p>
      <text:p text:style-name="Standard"/>
      <text:p text:style-name="Standard">Liste des ingrédients</text:p>
      <text:p text:style-name="Standard">======================</text:p>
      <text:p text:style-name="Standard">* 1 kg de poitrine de porc</text:p>
      <text:p text:style-name="Standard">* 500 g d'échine de porc</text:p>
      <text:p text:style-name="Standard">* 500 g de palette de porc</text:p>
      <text:p text:style-name="Standard">* 300 g de gras de bardière</text:p>
      <text:p text:style-name="Standard">* 250 g de panne de porc</text:p>
      <text:p text:style-name="Standard">* 50 g de gros sel</text:p>
      <text:p text:style-name="Standard">* Poivre</text:p>
      <text:p text:style-name="Standard"/>
      <text:p text:style-name="Standard">Nombre de personnes</text:p>
      <text:p text:style-name="Standard">===================</text:p>
      <text:p text:style-name="Standard">10 personnes</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Demander à son boucher d'enlever la couenne et les os de la viande. Couper le maigre en cubes de la grosseur d'une noix. Retirer les nerfs. Couper le gras de bardière en petits dés, puis la panne en lardons.</text:p>
      <text:p text:style-name="Standard">2. Mettre un verre d'eau au fond d'un faitout. A ébullition, faire fondre la panne pendant 5 minutes. Ajouter la poitrine de porc et l'échine de porc, laisser rissoler pendant 10 minutes en remuant avec une spatule.</text:p>
      <text:p text:style-name="Standard">3. Ajouter la palette et faire rissoler pendant 10 minutes en remuant. Ajouter le gras de bardière, faire fondre jusqu'à ébullition.</text:p>
      <text:p text:style-name="Standard">4. Après 60 minutes, lorsque le jus et la graisse recouvrent l'ensemble, saler et poivrer. Couvrir le faitout, laisser émettre un petit bouillonnement. Laisser mijoter 6 heures environ.</text:p>
      <text:p text:style-name="Standard">5. Retirer du feu, les fibres doivent maintenant se séparer. écraser la préparation pour obtenir une p<text:span text:style-name="T5">â</text:span>te homogène.</text:p>
      <text:p text:style-name="Standard">6. Remplir les terrines <text:s/>Super ou Familia Wiss jusqu'à 2 cm du bord. Les fermer et procéder sans <text:s/>attendre au traitement thermique 2h à 100°C. "Pour la petite histoire de ce plat typique...Avant d'élire domicile au Mans au cœur de la Sarthe, gr<text:span text:style-name="T5">â</text:span>ce à Albert L’huissier, la rillette connut les douceurs de l'Indre et Loire. Cette recette de cuisine traditionnelle est longtemps restée une préparation domestique réalisée pendant l'abattage des porcs. Il faut attendre 1865 pour que ce produit du terroir commence à être commercialisé par des charcutiers. Rabelais, puis plus tard Balzac, lui firent l'honneur d'évoquer ses origines dans leurs écrits."</text:p>
      <text:p text:style-name="Standard"/>
      <text:p text:style-name="Standard"/>
      <text:h text:style-name="Heading_20_1" text:outline-level="1"><text:bookmark-start text:name="__RefHeading___Toc825_4132037544"/><text:soft-page-break/>Rôti de porc en conserve<text:bookmark-end text:name="__RefHeading___Toc825_4132037544"/></text:h>
      <text:p text:style-name="Standard"/>
      <text:p text:style-name="Standard">Avec Cette recette maison facile, vous allez pouvoir conserver le meilleur du porc tout simplement. Incomparable de saveur, vous pourrez l'utiliser par exemple pour accompagner une soupe au dîner ou pour emmener en pique-nique.</text:p>
      <text:p text:style-name="Standard"/>
      <text:p text:style-name="Standard">Niveau de difficulté</text:p>
      <text:p text:style-name="Standard">1/5</text:p>
      <text:p text:style-name="Standard"/>
      <text:p text:style-name="Standard">Note de la communauté</text:p>
      <text:p text:style-name="Standard">4/5 395</text:p>
      <text:p text:style-name="Standard"/>
      <text:p text:style-name="Standard">Temps de préparation</text:p>
      <text:p text:style-name="Standard">10 mn</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rôti de porc</text:p>
      <text:p text:style-name="Standard">* 1 feuille de laurier</text:p>
      <text:p text:style-name="Standard">* 1 bouquet de thym</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Préparer à votre convenance le rôti (comme pour consommer un rôti de la même importance). Saler, poivrer et ajouter le thym et le laurier.</text:p>
      <text:p text:style-name="Standard">2. L'introduire dans une terrine <text:s/>Super ou <text:s/>Familia Wiss adaptée à sa taille pour qu'il y ait le moins d'air possible, jusqu'à 2 cm du rebord. N'ajouter aucun liquide.</text:p>
      <text:p text:style-name="Standard">3. Fermer et procéder immédiatement au traitement thermique pendant 3 heures à 100°C.</text:p>
      <text:p text:style-name="Standard"/>
      <text:p text:style-name="Standard">N.B. : Parfait compagnon des pique-niques.</text:p>
      <text:p text:style-name="Standard"/>
      <text:p text:style-name="Standard"/>
      <text:h text:style-name="Heading_20_1" text:outline-level="1"><text:bookmark-start text:name="__RefHeading___Toc827_4132037544"/>Rôti de veau au romarin<text:bookmark-end text:name="__RefHeading___Toc827_4132037544"/></text:h>
      <text:p text:style-name="Standard"/>
      <text:p text:style-name="Standard"><text:soft-page-break/>Dans Cette recette, le veau fleure bon le sud-est. Vous allez adorer l’alliance subtile sucrée/salée du miel et de la moutarde et la note douce et parfumée du romarin. Vous pouvez servir votre veau avec des pommes de terre, des carottes ou tout autre légume du soleil. Il ne manquera plus que les cigales.</text:p>
      <text:p text:style-name="Standard"/>
      <text:p text:style-name="Standard">Niveau de difficulté</text:p>
      <text:p text:style-name="Standard">2/5</text:p>
      <text:p text:style-name="Standard"/>
      <text:p text:style-name="Standard">Note de la communauté</text:p>
      <text:p text:style-name="Standard">5/5 10</text:p>
      <text:p text:style-name="Standard"/>
      <text:p text:style-name="Standard">Temps de préparation</text:p>
      <text:p text:style-name="Standard">20 mn</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rôti de veau</text:p>
      <text:p text:style-name="Standard">* 3 càs de miel</text:p>
      <text:p text:style-name="Standard">* 1 càs d'huile d'olive</text:p>
      <text:p text:style-name="Standard">* 6 gousses d'ail</text:p>
      <text:p text:style-name="Standard">* Beurre</text:p>
      <text:p text:style-name="Standard">* Romarin</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Terrines <text:s/>Super ou Familia Wiss 750 à 1000</text:p>
      <text:p text:style-name="Standard"/>
      <text:p text:style-name="Standard">Préparation</text:p>
      <text:p text:style-name="Standard">============</text:p>
      <text:p text:style-name="Standard">1. Faire fondre le beurre dans un faitout, ajouter l'huile d'olive et faire dorer le rôti de chaque côté.</text:p>
      <text:p text:style-name="Standard">2. Une fois le rôti doré, y piquer l'ail, saler, poivrer et ajouter le romarin.</text:p>
      <text:p text:style-name="Standard">3. Retirer du feu et badigeonner le rôti du mélange moutarde-miel.</text:p>
      <text:p text:style-name="Standard">4. Introduire le rôti dans une Terrine <text:s/>Super ou <text:s/>Familia Wiss jusqu'à 2 cm du bord (sans ajouter de liquide). Procéder immédiatement au traitement thermique, 3h à 100°C.</text:p>
      <text:p text:style-name="Standard"/>
      <text:p text:style-name="Standard"/>
      <text:h text:style-name="Heading_20_1" text:outline-level="1"><text:bookmark-start text:name="__RefHeading___Toc829_4132037544"/>Salade de pommes de terre aux harengs en conserve<text:bookmark-end text:name="__RefHeading___Toc829_4132037544"/></text:h>
      <text:p text:style-name="Standard"/>
      <text:p text:style-name="Standard"><text:soft-page-break/>Les harengs, ici pommes à l’huile, contribueraient à la bonne humeur car bourrés d’oméga 3 alors on y va, on y va, on coupe, on pèle et on conserve tout ça avec le plus beau des sourires au cas où un petit coup de mou se ferait sentir ou juste parce que les classiques, il n’y a que ça de vrai.</text:p>
      <text:p text:style-name="Standard"/>
      <text:p text:style-name="Standard">Niveau de difficulté</text:p>
      <text:p text:style-name="Standard">1/5</text:p>
      <text:p text:style-name="Standard"/>
      <text:p text:style-name="Standard">Note de la communauté</text:p>
      <text:p text:style-name="Standard">4/5 160 </text:p>
      <text:p text:style-name="Standard"/>
      <text:p text:style-name="Standard">Temps de préparation</text:p>
      <text:p text:style-name="Standard">20 min</text:p>
      <text:p text:style-name="Standard"/>
      <text:p text:style-name="Standard">Temps de traitement thermique</text:p>
      <text:p text:style-name="Standard">1 h</text:p>
      <text:p text:style-name="Standard"/>
      <text:p text:style-name="Standard">Liste des ingrédients</text:p>
      <text:p text:style-name="Standard">======================</text:p>
      <text:p text:style-name="Standard">* 500 g de harengs fumés</text:p>
      <text:p text:style-name="Standard">* 6 pommes de terre</text:p>
      <text:p text:style-name="Standard">* 15 cornichons</text:p>
      <text:p text:style-name="Standard">* 2 oignons blancs</text:p>
      <text:p text:style-name="Standard">* Huile d'olive</text:p>
      <text:p text:style-name="Standard"/>
      <text:p text:style-name="Standard">Nombre de personnes</text:p>
      <text:p text:style-name="Standard">===================</text:p>
      <text:p text:style-name="Standard">2 personnes</text:p>
      <text:p text:style-name="Standard"/>
      <text:p text:style-name="Standard">Bocal conseillé</text:p>
      <text:p text:style-name="Standard">================</text:p>
      <text:p text:style-name="Standard">Terrines <text:s/>Super 350 ou 500</text:p>
      <text:p text:style-name="Standard"/>
      <text:p text:style-name="Standard">Préparation</text:p>
      <text:p text:style-name="Standard">============</text:p>
      <text:p text:style-name="Standard">1. Laver les pommes de terre sans les peler. Les couper en rondelles épaisses.</text:p>
      <text:p text:style-name="Standard">2. Couper les filets de harengs en morceaux et les cornichons en rondelles, peler et couper les oignons en morceaux.</text:p>
      <text:p text:style-name="Standard">3. Mettre les harengs, les cornichons, les oignons, les pommes de terre dans le bocal jusqu'à 2cm du rebord, bien tasser puis couvrir d'huile d'olive.</text:p>
      <text:p text:style-name="Standard">4. Fermer et procéder immédiatement au traitement thermique, 1h à 100°C.</text:p>
      <text:p text:style-name="Standard"/>
      <text:p text:style-name="Standard"/>
      <text:h text:style-name="Heading_20_1" text:outline-level="1"><text:bookmark-start text:name="__RefHeading___Toc831_4132037544"/>Sauce barbecue en conserve<text:bookmark-end text:name="__RefHeading___Toc831_4132037544"/></text:h>
      <text:p text:style-name="Standard"/>
      <text:p text:style-name="Standard">Yeeeha ! Direction les USA avec la sauce préférée des cowboys. Idéale pour les viandes grillées, cette sauce barbecue au poivron rouge est à faire avec du vinaigre, qui lui confère son petit goût si particulier. Cette <text:s/>de sauce est vraiment indispensable !</text:p>
      <text:p text:style-name="Standard"/>
      <text:p text:style-name="Standard"><text:soft-page-break/>Niveau de difficulté </text:p>
      <text:p text:style-name="Standard">1/5</text:p>
      <text:p text:style-name="Standard"/>
      <text:p text:style-name="Standard">Note de la communauté</text:p>
      <text:p text:style-name="Standard">4/5 40</text:p>
      <text:p text:style-name="Standard"/>
      <text:p text:style-name="Standard">Temps de préparation</text:p>
      <text:p text:style-name="Standard">30 min</text:p>
      <text:p text:style-name="Standard"/>
      <text:p text:style-name="Standard">Temps de traitement thermique</text:p>
      <text:p text:style-name="Standard">60 min</text:p>
      <text:p text:style-name="Standard"/>
      <text:p text:style-name="Standard">Liste des ingrédients</text:p>
      <text:p text:style-name="Standard">======================</text:p>
      <text:p text:style-name="Standard">* 1 kg de tomates mûres et fermes</text:p>
      <text:p text:style-name="Standard">* 2 pommes reinettes</text:p>
      <text:p text:style-name="Standard">* 2 carottes</text:p>
      <text:p text:style-name="Standard">* 2 poivrons rouges</text:p>
      <text:p text:style-name="Standard">* 2 oignons</text:p>
      <text:p text:style-name="Standard">* 2 gousses d'ail</text:p>
      <text:p text:style-name="Standard">* 3 verres de vinaigre de vin rouge</text:p>
      <text:p text:style-name="Standard">* 2 feuilles de laurier</text:p>
      <text:p text:style-name="Standard">* 1 b ton de cannelle</text:p>
      <text:p text:style-name="Standard">* 100 g de sucre</text:p>
      <text:p text:style-name="Standard">* Huile d'olive</text:p>
      <text:p text:style-name="Standard">* Sel et poivre du moulin</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eler les tomates et les couper en 4. Peler les carottes et les couper en rondelles. éplucher les poivrons et les couper en petits dés. éplucher les oignons et les hacher. Enlever la pellicule des gousses d'ail puis les écraser. éplucher les pommes, retirer le trognon et les pépins puis les couper en dés.</text:p>
      <text:p text:style-name="Standard">2. Faire revenir l'oignon, l'ail, les carottes et les dés de poivron rouge pendant 15 min dans un fond d'huile d'olive. Ajouter ensuite les pommes et les tomates et laisser cuire à nouveau 10 min. Enfin ajouter les aromates, le vinaigre, le sucre et laisser mijoter à feu doux encore quelques minutes.</text:p>
      <text:p text:style-name="Standard">3. Retirer le b ton de cannelle et les feuilles de laurier. Passer le tout au mixeur. Si la sauce barbecue est trop épaisse, rajouter un peu d'eau.</text:p>
      <text:p text:style-name="Standard">4. Ouvrir un bocal en verre et le remplir immédiatement jusqu'à 2cm du rebord, puis procéder sans attendre au traitement thermique 60 min à 100°C.</text:p>
      <text:p text:style-name="Standard"/>
      <text:p text:style-name="Standard"/>
      <text:h text:style-name="Heading_20_1" text:outline-level="1"><text:bookmark-start text:name="__RefHeading___Toc833_4132037544"/><text:soft-page-break/>Sauce bolognaise en conserve<text:bookmark-end text:name="__RefHeading___Toc833_4132037544"/></text:h>
      <text:p text:style-name="Standard"/>
      <text:p text:style-name="Standard">Pas envie de cuisiner ce soir ? Et si vous prépariez en un tour de main de succulentes p tes ? Oui, mais pour qu’elles soient réellement goûteuses, nappez-les d’une sauce bolognaise maison que vous aurez préalablement préparée et sagement conservée dans vos placards.</text:p>
      <text:p text:style-name="Standard"/>
      <text:p text:style-name="Standard">Niveau de difficulté</text:p>
      <text:p text:style-name="Standard">2/5</text:p>
      <text:p text:style-name="Standard"/>
      <text:p text:style-name="Standard">Note de la communauté</text:p>
      <text:p text:style-name="Standard">4/5 304 </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 250 g de viande hachée à 5% de matières grasses</text:p>
      <text:p text:style-name="Standard">* 2 kg de tomates</text:p>
      <text:p text:style-name="Standard">* 2 carottes</text:p>
      <text:p text:style-name="Standard">* 2 gros oignons</text:p>
      <text:p text:style-name="Standard">* 3 feuilles de laurier</text:p>
      <text:p text:style-name="Standard">* 5 clous de girofle</text:p>
      <text:p text:style-name="Standard">* 3 cuillères à soupe d'herbes de Provence</text:p>
      <text:p text:style-name="Standard">* 2 cuillères à soupe d'huile de tournesol</text:p>
      <text:p text:style-name="Standard">* Sel, poivre</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1. Eplucher les oignons et les couper en tranches fines. Peler les carottes et les couper en petits dés. Puis, laver les tomates et les couper en morceaux.</text:p>
      <text:p text:style-name="Standard">2. Faire chauffer l'huile dans une cocotte et y faire revenir les oignons et les carottes.</text:p>
      <text:p text:style-name="Standard">3. Quand les oignons ont fondu, faire revenir la viande hachée.</text:p>
      <text:p text:style-name="Standard">4. Quand elle est cuite, ajouter les tomates et les aromates. Saler et poivrer.</text:p>
      <text:p text:style-name="Standard">5. Laisser mijoter à feu moyen pour faire un peu réduire la sauce bolognaise.</text:p>
      <text:p text:style-name="Standard">6. Mettre en bocal immédiatement, fermer le couvercle et procéder à la stérilisation (traitement thermique) 1h à 100°C.</text:p>
      <text:p text:style-name="Standard"/>
      <text:p text:style-name="Standard"><text:soft-page-break/></text:p>
      <text:h text:style-name="Heading_20_1" text:outline-level="1"><text:bookmark-start text:name="__RefHeading___Toc835_4132037544"/>Sauce ketchup en conserve<text:bookmark-end text:name="__RefHeading___Toc835_4132037544"/></text:h>
      <text:p text:style-name="Standard"/>
      <text:p text:style-name="Standard">C’est sûrement la sauce la plus connue au monde et tout le monde adore son goût inimitable. Mais on parie que vous allez encore pouvoir surprendre vos invités avec cette délicieuse sauce épaisse : il suffit de la faire à la maison. Et c’est parfait pour réduire le budget <text:s text:c="2"/>alimentation !</text:p>
      <text:p text:style-name="Standard"/>
      <text:p text:style-name="Standard">Niveau de difficulté</text:p>
      <text:p text:style-name="Standard">1/5</text:p>
      <text:p text:style-name="Standard"/>
      <text:p text:style-name="Standard">Note de la communauté</text:p>
      <text:p text:style-name="Standard">4/5 301 </text:p>
      <text:p text:style-name="Standard"/>
      <text:p text:style-name="Standard">Temps de préparation</text:p>
      <text:p text:style-name="Standard">1h30</text:p>
      <text:p text:style-name="Standard"/>
      <text:p text:style-name="Standard">Temps de traitement thermique</text:p>
      <text:p text:style-name="Standard">1 h</text:p>
      <text:p text:style-name="Standard"/>
      <text:p text:style-name="Standard">Liste des ingrédients</text:p>
      <text:p text:style-name="Standard">======================</text:p>
      <text:p text:style-name="Standard">* 3 cuillères à soupe d'huile d'olive</text:p>
      <text:p text:style-name="Standard">* 4 oignons</text:p>
      <text:p text:style-name="Standard">* 1.5 kg de tomates</text:p>
      <text:p text:style-name="Standard">* 4 gousses d'ail</text:p>
      <text:p text:style-name="Standard">* 150 ml de vinaigre</text:p>
      <text:p text:style-name="Standard">* 150g de cassonade</text:p>
      <text:p text:style-name="Standard">* 4 cuillères à café de moutarde de Dijon</text:p>
      <text:p text:style-name="Standard">* ½ cuillère à café de 4 épices</text:p>
      <text:p text:style-name="Standard">* ½ cuillère à café de cumin</text:p>
      <text:p text:style-name="Standard">* 2 clous de girofle</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 0.5L</text:p>
      <text:p text:style-name="Standard"/>
      <text:p text:style-name="Standard">Préparation</text:p>
      <text:p text:style-name="Standard">============</text:p>
      <text:p text:style-name="Standard">1. Ôter la peau des oignons et les couper en dés. Laver, épépiner les tomates fraîches puis les couper en morceaux grossiers. éplucher les gousses d'ail et les couper en morceaux.</text:p>
      <text:p text:style-name="Standard">2. Faire chauffer 3 cuillères à soupe d'huile d'olive dans une sauteuse. Ajouter les oignons et les faire revenir à feu moyen pendant une dizaine de minutes. Ajouter le reste des ingrédients, couvrir et laisser frémir pendant 1/2 heure, puis passer le tout au mixeur.</text:p>
      <text:p text:style-name="Standard"><text:soft-page-break/>3. Tamiser si besoin et remettre la sauce ketchup à chauffer pendant 45 minutes supplémentaires à feu doux, le temps d'obtenir une préparation à la consistance épaisse.</text:p>
      <text:p text:style-name="Standard">4. Pendant ce temps, laver les bocaux à l'eau très chaude, les laisser sécher à l'air libre et ébouillanter les rondelles en caoutchouc.</text:p>
      <text:p text:style-name="Standard">5. Répartir la sauce épaisse dans les terrines <text:s/>Super jusqu'à 2 cm du rebord.</text:p>
      <text:p text:style-name="Standard">6. Fermer et procéder immédiatement au traitement thermique pendant 1 h à 100°.</text:p>
      <text:p text:style-name="Standard"/>
      <text:p text:style-name="Standard"/>
      <text:h text:style-name="Heading_20_1" text:outline-level="1"><text:bookmark-start text:name="__RefHeading___Toc837_4132037544"/>Sauce tomate maison en conserve<text:bookmark-end text:name="__RefHeading___Toc837_4132037544"/></text:h>
      <text:p text:style-name="Standard"/>
      <text:p text:style-name="Standard">Une envie soudaine de pâtes ? Oui, mais que mettre dessus ? Une bonne sauce tomate maison évidemment ! Et quel bonheur d'avoir sa petite réserve de bocaux dans son lacard pour une consommation immédiate.</text:p>
      <text:p text:style-name="Standard"/>
      <text:p text:style-name="Standard">Niveau de difficulté</text:p>
      <text:p text:style-name="Standard">1/5</text:p>
      <text:p text:style-name="Standard"/>
      <text:p text:style-name="Standard">Note de la communauté</text:p>
      <text:p text:style-name="Standard">4/5 900</text:p>
      <text:p text:style-name="Standard"/>
      <text:p text:style-name="Standard">Temps de préparation</text:p>
      <text:p text:style-name="Standard">40 m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5 kg de tomates bien mûres</text:p>
      <text:p text:style-name="Standard">* 2 oignons</text:p>
      <text:p text:style-name="Standard">* 2 ou 3 gousses d'ail</text:p>
      <text:p text:style-name="Standard">* 1 feuille de laurier</text:p>
      <text:p text:style-name="Standard">* 1 petit bouquet de thym</text:p>
      <text:p text:style-name="Standard">* 1 bouquet de persil</text:p>
      <text:p text:style-name="Standard">* Feuilles de basilic ou d'estragon</text:p>
      <text:p text:style-name="Standard">* 1 cuil. à café de sucre selon les goûts</text:p>
      <text:p text:style-name="Standard">* Quatre épices</text:p>
      <text:p text:style-name="Standard">* 1 cuil. à soupe d'huile d'olive</text:p>
      <text:p text:style-name="Standard">* Sel, poivr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Bocaux <text:s/>Super 0,5L</text:p>
      <text:p text:style-name="Standard"/>
      <text:p text:style-name="Standard"><text:soft-page-break/>Préparation</text:p>
      <text:p text:style-name="Standard">============</text:p>
      <text:p text:style-name="Standard">1. Commencer cette sauce tomate maison en conserve en rinçant les tomates. Puis épépiner et monder les tomates (enlever la peau).</text:p>
      <text:p text:style-name="Standard">2. Tailler les tomates en dés.</text:p>
      <text:p text:style-name="Standard">3. Emincer l’oignon et le faire revenir à l'huile d'olive dans une sauteuse avec les gousses d'ail épluchées. Ajouter les morceaux de tomates pelées, les herbes aromatiques, du quatre-épices, le sucre. Saler et poivrer. Faire cuire doucement pendant une trentaine de minutes.</text:p>
      <text:p text:style-name="Standard">4. Réduire en purée en passant le tout au mixer.</text:p>
      <text:p text:style-name="Standard">5. Terminer Cette recette de sauce tomates en remplissant les bocaux <text:s/>Super jusqu'à 2 cm du rebord, bien fermer, puis procéder immédiatement au traitement thermique pendant 45 min à 100°C.</text:p>
      <text:p text:style-name="Standard"/>
      <text:p text:style-name="Standard"/>
      <text:h text:style-name="Heading_20_1" text:outline-level="1"><text:bookmark-start text:name="__RefHeading___Toc839_4132037544"/>Sauce tomates-basilic en conserve<text:bookmark-end text:name="__RefHeading___Toc839_4132037544"/></text:h>
      <text:p text:style-name="Standard"/>
      <text:p text:style-name="Standard">Si vous cherchiez une sauce légère pour accompagner p tes et viandes blanches, la voici ! Que vous la concoctiez avec des oignons blancs ou des oignons rouges, cette sauce tomate au basilic frais ravira petits et grands avec ses saveurs toscanes.</text:p>
      <text:p text:style-name="Standard"/>
      <text:p text:style-name="Standard">Niveau de difficulté</text:p>
      <text:p text:style-name="Standard">1/5</text:p>
      <text:p text:style-name="Standard"/>
      <text:p text:style-name="Standard">Note de la communauté</text:p>
      <text:p text:style-name="Standard">4/5 367</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5 kg de tomates bien mûres</text:p>
      <text:p text:style-name="Standard">* 2 oignons</text:p>
      <text:p text:style-name="Standard">* 3 gousses d'ail</text:p>
      <text:p text:style-name="Standard">* Mélange d'herbes aromatiques</text:p>
      <text:p text:style-name="Standard">* 1 bouquet de basilic</text:p>
      <text:p text:style-name="Standard">* 1 c. à café de sucre</text:p>
      <text:p text:style-name="Standard">* Quatre épices</text:p>
      <text:p text:style-name="Standard">* 1 c. à soupe d'huile d'olive</text:p>
      <text:p text:style-name="Standard">* Sel, poivre</text:p>
      <text:p text:style-name="Standard"/>
      <text:p text:style-name="Standard">Nombre de personnes</text:p>
      <text:p text:style-name="Standard">===================</text:p>
      <text:p text:style-name="Standard">4 personnes</text:p>
      <text:p text:style-name="Standard"/>
      <text:p text:style-name="Standard">Bocal conseillé</text:p>
      <text:p text:style-name="Standard"><text:soft-page-break/>================</text:p>
      <text:p text:style-name="Standard">Bocaux <text:s/>Super</text:p>
      <text:p text:style-name="Standard"/>
      <text:p text:style-name="Standard">Préparation</text:p>
      <text:p text:style-name="Standard">============</text:p>
      <text:p text:style-name="Standard">1. Rincer, épépiner et enlever la peau des tomates. Les couper en dés ou en quartiers.</text:p>
      <text:p text:style-name="Standard">2. Faire revenir les oignons blancs ou les oignons rouges émincés à l'huile d'olive dans une sauteuse avec les gousses d'ail épluchées. Ajouter les morceaux de tomate, les feuilles de basilic frais émincées, les herbes aromatiques, du quatre-épices, le sucre. Saler et poivrer. Faire cuire doucement pendant une trentaine de minutes.</text:p>
      <text:p text:style-name="P4">3. Réduire en purée en passant le tout au mixer.</text:p>
      <text:p text:style-name="P4">4. Remplir avec la sauce tomate au basilic les bocaux <text:s/>Super, jusqu'à 2cm du rebord, fermer et procéder immédiatement au traitement de conservation, 45 min à 100°C.</text:p>
      <text:p text:style-name="Standard"/>
      <text:p text:style-name="Standard"/>
      <text:h text:style-name="Heading_20_1" text:outline-level="1"><text:bookmark-start text:name="__RefHeading___Toc841_4132037544"/>Sauté d'agneau aux légumes<text:bookmark-end text:name="__RefHeading___Toc841_4132037544"/></text:h>
      <text:p text:style-name="Standard"/>
      <text:p text:style-name="Standard">Découvrez ce sauté d’agneau accommodé avec originalité. Son secret, les épices, les artichauts et les abricots secs qui font toute sa différence. Cette conserve, c’est sûr, vous ne la trouverez pas partout.</text:p>
      <text:p text:style-name="Standard"/>
      <text:p text:style-name="Standard">Niveau de difficulté</text:p>
      <text:p text:style-name="Standard">2/5</text:p>
      <text:p text:style-name="Standard"/>
      <text:p text:style-name="Standard">Note de la communauté</text:p>
      <text:p text:style-name="Standard">4/5 39</text:p>
      <text:p text:style-name="Standard"/>
      <text:p text:style-name="Standard">Temps de préparation</text:p>
      <text:p text:style-name="Standard">4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1 kg d'épaule (ou de flanchet) en morceaux</text:p>
      <text:p text:style-name="Standard">* 6 artichauts poivrades</text:p>
      <text:p text:style-name="Standard">* 6 abricots secs</text:p>
      <text:p text:style-name="Standard">* 6 gousses d'ail nouveau</text:p>
      <text:p text:style-name="Standard">* 4 c. à soupe d'huile d'olive</text:p>
      <text:p text:style-name="Standard">* le jus d'un citron</text:p>
      <text:p text:style-name="Standard">* 1/2 citron non traité</text:p>
      <text:p text:style-name="Standard">* 1/2 c. à café de graines de cumin</text:p>
      <text:p text:style-name="Standard">* 4 branches de thym frais</text:p>
      <text:p text:style-name="Standard">* 1 c. à café de piment</text:p>
      <text:p text:style-name="Standard"/>
      <text:p text:style-name="Standard">Nombre de personnes</text:p>
      <text:p text:style-name="Standard">===================</text:p>
      <text:p text:style-name="Standard"><text:soft-page-break/>4 à 8</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parer les artichauts. Verser le jus de citron dans une jatte d'eau froide. Oter les feuilles dures des poivrades en les cassant à la base, puis couper le bout des autres pour ne garder que leur partie tendre. Ensuite trancher en deux chaque poivrade, enlever « le foin », s'il y en a. Lorsque les poivrades sont petits et jeunes, cette opération n'est pas nécessaire. Les plonger au fur et à mesure dans l'eau citronnée.</text:p>
      <text:p text:style-name="Standard">2. Laver et sécher le thym. Couper le 1/2 citron en petits morceaux.</text:p>
      <text:p text:style-name="Standard">3. Faire chauffer l'huile dans une cocotte en fonte. Faire dorer les morceaux de viande avec les gousses d'ail. Ensuite, ajouter le 1/2 citron en morceaux, les abricots secs, le cumin, le piment, le sel et le poivre.</text:p>
      <text:p text:style-name="P4">4. Verser un verre d'eau et y ajouter les artichauts et le bouquet de thym, couvrir et laisser mijoter pendant 5 minutes.</text:p>
      <text:p text:style-name="Standard">5. Introduire la préparation (sans le bouquet de thym) dans les Bocaux <text:s/>Super jusqu'à 2 cm du rebord. Fermer et procéder immédiatement au traitement thermique 90 min à 100°C.</text:p>
      <text:p text:style-name="Standard"/>
      <text:p text:style-name="Standard"/>
      <text:h text:style-name="Heading_20_1" text:outline-level="1"><text:bookmark-start text:name="__RefHeading___Toc843_4132037544"/>Soupe à la citrouille et à la citronnelle<text:bookmark-end text:name="__RefHeading___Toc843_4132037544"/></text:h>
      <text:p text:style-name="Standard"/>
      <text:p text:style-name="Standard">Si si, la citrouille et la citronnelle sont faites pour s’entendre ! Réalisez cette soupe originale par ses notes asiatiques entre octobre et décembre à la pleine saison. Pour plus de gourmandise, ajoutez avant de servir de la coriandre émincée fraiche, des petits oignons et des pignons de pin grillés pour le croustillant.</text:p>
      <text:p text:style-name="Standard"/>
      <text:p text:style-name="Standard">Niveau de difficulté</text:p>
      <text:p text:style-name="Standard">1/5</text:p>
      <text:p text:style-name="Standard"/>
      <text:p text:style-name="Standard">Note de la communauté</text:p>
      <text:p text:style-name="Standard">5/5 3 </text:p>
      <text:p text:style-name="Standard"/>
      <text:p text:style-name="Standard">Temps de préparation</text:p>
      <text:p text:style-name="Standard">30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1 citrouille de taille moyenne : environ 2kg (avant de l’éplucher et d’ôter les graines)</text:p>
      <text:p text:style-name="Standard">60 cl d’eau</text:p>
      <text:p text:style-name="Standard">80 cl de lait de coco</text:p>
      <text:p text:style-name="Standard">2 bâtons de citronnelle, coupés dans la longueur</text:p>
      <text:p text:style-name="Standard"><text:soft-page-break/>Un morceau de 30G de gingembre frais</text:p>
      <text:p text:style-name="Standard">1 échalote</text:p>
      <text:p text:style-name="Standard">3 gousses d’ail</text:p>
      <text:p text:style-name="Standard">5cl d’huile de tournesol</text:p>
      <text:p text:style-name="Standard">1 bouquet de coriandre â€ env. 30g</text:p>
      <text:p text:style-name="Standard">sel</text:p>
      <text:p text:style-name="Standard"/>
      <text:p text:style-name="Standard">Nombre de personnes</text:p>
      <text:p text:style-name="Standard">===================</text:p>
      <text:p text:style-name="Standard">Pour 4 personnes</text:p>
      <text:p text:style-name="Standard"/>
      <text:p text:style-name="Standard">Bocal conseillé</text:p>
      <text:p text:style-name="Standard">================</text:p>
      <text:p text:style-name="Standard">0,75 L</text:p>
      <text:p text:style-name="Standard"/>
      <text:p text:style-name="Standard">Préparation</text:p>
      <text:p text:style-name="Standard">============</text:p>
      <text:p text:style-name="Standard">1. épluchez et enlevez les graines de la citrouille, et coupez en petits dés.</text:p>
      <text:p text:style-name="Standard">2. Attachez les bâtons de citronnelle avec la ficelle de cuisine afin d’avoir 4 petits fagots.</text:p>
      <text:p text:style-name="Standard">3. épluchez et émincez les échalotes, l’ail et le gingembre, et faites rissoler dans une grande poêle pendant 2 minutes à feu moyen, sans aller jusqu’à faire dorer.</text:p>
      <text:p text:style-name="Standard">4. Ajoutez la citrouille, le lait de coco, l’eau et le sel, et amenez à ébullition.</text:p>
      <text:p text:style-name="Standard">5. Ajoutez la citronnelle et faites cuire pendant 40 minutes à feu doux avec un couvercle. Remuez de temps en temps.</text:p>
      <text:p text:style-name="Standard">6. Ôtez la citronnelle (mais gardez-la), ajoutez la coriandre émincée.</text:p>
      <text:p text:style-name="Standard">7. Versez la soupe dans les bocaux jusqu’à 2cm du rebord, ajoutez un bâton de citronnelle dans chaque bocal et procédez immédiatement au traitement thermique, 60 minutes à 100°C.</text:p>
      <text:p text:style-name="Standard"/>
      <text:p text:style-name="Standard">Suggestion de présentation :</text:p>
      <text:p text:style-name="Standard"/>
      <text:p text:style-name="Standard">Ajoutez de la coriandre émincée fraîche, des petits oignons et des pignons de pin grillés au moment de servir.</text:p>
      <text:p text:style-name="Standard"/>
      <text:p text:style-name="Standard"/>
      <text:h text:style-name="Heading_20_1" text:outline-level="1"><text:bookmark-start text:name="__RefHeading___Toc845_4132037544"/>Soupe au Pistou<text:bookmark-end text:name="__RefHeading___Toc845_4132037544"/></text:h>
      <text:p text:style-name="Standard"/>
      <text:p text:style-name="Standard">Cette soupe, aux légumes d’été, nous vient de la Provence et sent bon les saveurs du sud. Le basilic perdant toute sa saveur à la cuisson, pensez bien à l’ajouter au moment de la déguster et à ce moment précis, fermez les yeux et profitez du rayon de soleil qui vous entoure. </text:p>
      <text:p text:style-name="Standard"/>
      <text:p text:style-name="Standard">Niveau de difficulté</text:p>
      <text:p text:style-name="Standard">2/5</text:p>
      <text:p text:style-name="Standard"/>
      <text:p text:style-name="Standard">Note de la communauté</text:p>
      <text:p text:style-name="Standard">3/5 25</text:p>
      <text:p text:style-name="Standard"/>
      <text:p text:style-name="Standard">Temps de préparation</text:p>
      <text:p text:style-name="Standard">40 mn</text:p>
      <text:p text:style-name="Standard"><text:soft-page-break/></text:p>
      <text:p text:style-name="Standard">Temps de traitement thermique</text:p>
      <text:p text:style-name="Standard">45 mn</text:p>
      <text:p text:style-name="Standard"/>
      <text:p text:style-name="Standard">Liste des ingrédients</text:p>
      <text:p text:style-name="Standard">======================</text:p>
      <text:p text:style-name="Standard">* 400 g de haricots rouges frais à écosser rouges</text:p>
      <text:p text:style-name="Standard">* 400 g de haricots blancs frais à écosser blancs</text:p>
      <text:p text:style-name="Standard">* 300 g d'haricots verts</text:p>
      <text:p text:style-name="Standard">* 3 pommes de terres</text:p>
      <text:p text:style-name="Standard">* 3 courgettes</text:p>
      <text:p text:style-name="Standard">* 2 tomates</text:p>
      <text:p text:style-name="Standard">* 100 g de petits macaronis</text:p>
      <text:p text:style-name="Standard">* Sel, poivre</text:p>
      <text:p text:style-name="Standard"/>
      <text:p text:style-name="Standard">Au moment de servir :</text:p>
      <text:p text:style-name="Standard">* 1 œuf</text:p>
      <text:p text:style-name="Standard">* 100 g de petits macaronis</text:p>
      <text:p text:style-name="Standard">* 175 g de parmesan râpé</text:p>
      <text:p text:style-name="Standard">* 6 gousses d'ail</text:p>
      <text:p text:style-name="Standard">* 1 bouquet de basilic</text:p>
      <text:p text:style-name="Standard">* Huile d'olive</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1 L</text:p>
      <text:p text:style-name="Standard"/>
      <text:p text:style-name="Standard">Préparation</text:p>
      <text:p text:style-name="Standard">============</text:p>
      <text:p text:style-name="Standard">1. Ecosser les haricots blancs et rouges. Effiler les haricots verts et les couper.</text:p>
      <text:p text:style-name="Standard">2. Nettoyer, gratter et découper en morceaux les courgettes. Eplucher les pommes de terre et les tailler en dés. Laver les tomates.</text:p>
      <text:p text:style-name="Standard">3. Mettre les haricots rouges et blancs, les haricots verts, les courgettes, les pommes de terre et les tomates entières dans l'autocuiseur puis couvrir d'eau froide. Saler, poivrer.</text:p>
      <text:p text:style-name="P4">4. Fermer l'autocuiseur et le poser sur un feu vif. Dès que la soupape s'active, compter 15 minutes à feu moyen.</text:p>
      <text:p text:style-name="P4">5. Remplir vos bocaux <text:s/>Super jusqu'à 2 cm du rebord. Fermer et procéder immédiatement au traitement thermique, 45 minutes à 100°C.</text:p>
      <text:p text:style-name="Standard"/>
      <text:p text:style-name="Standard">Au moment de consommer, chauffer votre soupe à feu doux et ajouter y les p tes dès qu’elle bouillonne. Les laisser cuire 5 à 7 minutes selon les indications mentionnées sur la boite. Pendant ce temps rincer et effeuiller le basilic, éplucher les gousses d’ail puis mixer l’ensemble.</text:p>
      <text:p text:style-name="Standard">Mettre ce mélange dans un bol, y ajouter le jaune d’œuf et verser 15 cl d’huile d’olive petit à petit en fouettant. Enfin, ajouter le fromage sans cesser de mélanger (mouiller d’un peu de soupe si nécessaire). Quand la <text:span text:style-name="T4">p</text:span>réparation est homogène et juste avant de servir la verser dans la soupe et <text:soft-page-break/>remuer. Penser à adapter la quantité de p tes, de pistou et de fromage en fonction du volume de soupe.</text:p>
      <text:p text:style-name="Standard"/>
      <text:p text:style-name="Standard"/>
      <text:h text:style-name="Heading_20_1" text:outline-level="1"><text:bookmark-start text:name="__RefHeading___Toc847_4132037544"/>Soupe aux choux en conserve (Bréjaude)<text:bookmark-end text:name="__RefHeading___Toc847_4132037544"/></text:h>
      <text:p text:style-name="Standard"/>
      <text:p text:style-name="Standard">Vous cherchez Une recette détox ? Essayez donc cette soupe de légumes bien connue pour ses vertus minceur : la soupe aux choux est une soupe de régime efficace paraît-il !</text:p>
      <text:p text:style-name="Standard"/>
      <text:p text:style-name="Standard">Niveau de difficulté</text:p>
      <text:p text:style-name="Standard">2/5</text:p>
      <text:p text:style-name="Standard"/>
      <text:p text:style-name="Standard">Note de la communauté</text:p>
      <text:p text:style-name="Standard">3/5 177</text:p>
      <text:p text:style-name="Standard"/>
      <text:p text:style-name="Standard">Temps de préparation</text:p>
      <text:p text:style-name="Standard">2h</text:p>
      <text:p text:style-name="Standard"/>
      <text:p text:style-name="Standard">Temps de traitement thermique</text:p>
      <text:p text:style-name="Standard">1h30</text:p>
      <text:p text:style-name="Standard"/>
      <text:p text:style-name="Standard">Liste des ingrédients</text:p>
      <text:p text:style-name="Standard">======================</text:p>
      <text:p text:style-name="Standard">* 250 g de lard frais avec la couenne</text:p>
      <text:p text:style-name="Standard">* 1 Petit chou vert</text:p>
      <text:p text:style-name="Standard">* 3 Carottes</text:p>
      <text:p text:style-name="Standard">* 3 Navets</text:p>
      <text:p text:style-name="Standard">* 6 Pommes de terre</text:p>
      <text:p text:style-name="Standard">* 3 Poireaux</text:p>
      <text:p text:style-name="Standard">* 200 g de haricots verts</text:p>
      <text:p text:style-name="Standard">* Gros sel</text:p>
      <text:p text:style-name="Standard">* Poivre noir</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Verser 3 litres d'eau dans une marmite et porter à ébullition. Pendant ce temps, inciser le morceau de lard en croisillons sans le découper. Puis le mettre dans la marmite et le laisser cuire tranquillement pendant 1 heure.</text:p>
      <text:p text:style-name="Standard"><text:soft-page-break/>2. Préparer les légumes de cette soupe d’hiver. Parer le chou : retirer les grosses côtes et les feuilles extérieures, et le couper en quartiers. Peler, laver et couper en morceaux les carottes, les navets et les pommes de terre. Laver et tronçonner les poireaux. Equeuter et effiler les haricots verts.</text:p>
      <text:p text:style-name="Standard">3. Au bout d'une heure de cuisson, retirer le morceau de lard (l'eau a blanchi avec la fonte du lard) et l’écraser avec du gros sel. Remettre le tout, dont la couenne intacte, dans la marmite, pour commencer la cuisson du chou. Mettre aussi les carottes, les navets et les poireaux. Poivrer et laisser cuire doucement pendant 30 minutes.</text:p>
      <text:p text:style-name="Standard">4. Ajouter enfin les pommes de terre et les haricots verts et poursuivre la cuisson pendant 20 minutes.</text:p>
      <text:p text:style-name="Standard">5. Remplir vos bocaux <text:s/>Super avec cette soupe aux légumes maison jusqu'à 2 cm du bord en répartissant les ingrédients. Fermer et procéder sans attendre au traitement thermique de votre soupe aux choux pendant 1h30 à 100°C.</text:p>
      <text:p text:style-name="Standard"/>
      <text:p text:style-name="Standard">Pour la petite histoire, la Bréjaude tient son nom du lard que l'on "brèje" (écrase) avec du gros sel à mi-cuisson, afin que toute la viande s'effiloche et qu'il ne reste plus que la couenne ou "bréjou", morceau de choix qui revenait ensuite traditionnellement au maître de maison ! Plus précisément originaire de la Haute-Vienne, la bréjaude serait - dit-on - la soupe d’hiver qui aurait inspiré la tradition du "chabrot" qui consiste à rincer le fond de son assiette avec une bonne giclée de vin rouge !</text:p>
      <text:p text:style-name="Standard"/>
      <text:p text:style-name="Standard"/>
      <text:h text:style-name="Heading_20_1" text:outline-level="1"><text:bookmark-start text:name="__RefHeading___Toc849_4132037544"/>Soupe brocolis/courgettes en conserve<text:bookmark-end text:name="__RefHeading___Toc849_4132037544"/></text:h>
      <text:p text:style-name="Standard"/>
      <text:p text:style-name="Standard">Vous êtes quelqu’un d’exigeant et vous voulez un plat végétarien, qui soit également un plat peu calorique, tout en étant un possible repas pour enfant ? Allez, pour le même prix, on vous rajoute aussi « un repas rapide à préparer ». Alors, heureux ?</text:p>
      <text:p text:style-name="Standard"/>
      <text:p text:style-name="Standard">Niveau de difficulté</text:p>
      <text:p text:style-name="Standard">1/5</text:p>
      <text:p text:style-name="Standard"/>
      <text:p text:style-name="Standard">Note de la communauté</text:p>
      <text:p text:style-name="Standard">3/5 178</text:p>
      <text:p text:style-name="Standard"/>
      <text:p text:style-name="Standard">Temps de préparation</text:p>
      <text:p text:style-name="Standard">20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500 g de brocolis</text:p>
      <text:p text:style-name="Standard">* 500 g de courgettes</text:p>
      <text:p text:style-name="Standard">* 2 échalotes</text:p>
      <text:p text:style-name="Standard">* 2 carottes</text:p>
      <text:p text:style-name="Standard">* 1 cube de bouillon de légumes</text:p>
      <text:p text:style-name="Standard">* Sel, poivre</text:p>
      <text:p text:style-name="Standard"/>
      <text:p text:style-name="Standard"><text:soft-page-break/>Nombre de personnes</text:p>
      <text:p text:style-name="Standard">===================</text:p>
      <text:p text:style-name="Standard">6</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Laver les brocolis et les détailler en petits bouquets. éplucher et couper les carottes en rondelles. Laver les courgettes et les couper en petits tronçons. Peler et émincer les échalotes.</text:p>
      <text:p text:style-name="Standard">2. Faire bouillir 1 litre d'eau dans une cocotte et y faire fondre le bouillon cube et les échalotes. Commencer la cuisson des brocolis, des carottes et des courgettes. Saler et poivrer.</text:p>
      <text:p text:style-name="Standard">3. Couvrir et laisser cuire à feu vif une trentaine de minutes.</text:p>
      <text:p text:style-name="Standard">4. Mixer.</text:p>
      <text:p text:style-name="Standard">5. Remplir les bocaux <text:s/>Super jusqu'à 2 cm du rebord. Fermer et procéder immédiatement au traitement thermique, 30 minutes à 100°C. Votre soupe de légumes en conserve est prête !</text:p>
      <text:p text:style-name="Standard"/>
      <text:p text:style-name="Standard">Au moment de servir, ajouter à Cette recette de courgette et de brocolis 1 cuillerée à soupe de persil haché, 2 cuillerées à soupe de crème fraîche, saler, poivrer et bien mélanger le tout.</text:p>
      <text:p text:style-name="Standard"/>
      <text:p text:style-name="Standard"/>
      <text:h text:style-name="Heading_20_1" text:outline-level="1"><text:bookmark-start text:name="__RefHeading___Toc851_4132037544"/>Soupe céleri, lardons, pommes de terre<text:bookmark-end text:name="__RefHeading___Toc851_4132037544"/></text:h>
      <text:p text:style-name="Standard"/>
      <text:p text:style-name="Standard">Mijotés, mijotés, beaux légumes du potager pour faire de cette soupe un vrai régal ! Gourmande à souhait avec ses petits lardons, elle saura sustenter toute votre tablée.</text:p>
      <text:p text:style-name="Standard"/>
      <text:p text:style-name="Standard">Niveau de difficulté</text:p>
      <text:p text:style-name="Standard">1/5</text:p>
      <text:p text:style-name="Standard"/>
      <text:p text:style-name="Standard">Note de la communauté</text:p>
      <text:p text:style-name="Standard">4/5 105 </text:p>
      <text:p text:style-name="Standard"/>
      <text:p text:style-name="Standard">Temps de préparation</text:p>
      <text:p text:style-name="Standard">45 mn</text:p>
      <text:p text:style-name="Standard"/>
      <text:p text:style-name="Standard">Liste des ingrédients</text:p>
      <text:p text:style-name="Standard">======================</text:p>
      <text:p text:style-name="Standard">* 10 pommes de terre</text:p>
      <text:p text:style-name="Standard">* 4 carottes</text:p>
      <text:p text:style-name="Standard">* 1/2 céleri rave</text:p>
      <text:p text:style-name="Standard">* 1 poireau</text:p>
      <text:p text:style-name="Standard">* Des lardons fumés</text:p>
      <text:p text:style-name="Standard">* 1 fond de volaille</text:p>
      <text:p text:style-name="Standard">* 1 botte de cerfeuil</text:p>
      <text:p text:style-name="Standard">* Sel, poivre</text:p>
      <text:p text:style-name="Standard"/>
      <text:p text:style-name="Standard"><text:soft-page-break/>Nombre de personnes</text:p>
      <text:p text:style-name="Standard">===================</text:p>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eler les pommes de terre et les couper en gros morceaux. Nettoyer et émincer le poireau, les carottes et le céleri rave. Hacher le cerfeuil.</text:p>
      <text:p text:style-name="Standard">2. Faire cuire les pommes de terre dans de l'eau salée, puis les égoutter.</text:p>
      <text:p text:style-name="Standard">3. Dans une marmite, préparer 1 à 1.5 L de bouillon avec le fond de volaille, puis ajouter les pommes de terre, le poireau, les carottes, le céleri rave et le cerfeuil haché. Laisser mijoter une demi-heure environ.</text:p>
      <text:p text:style-name="Standard">4. Lorsque les légumes sont attendris, mixer le tout et ajouter les lardons à la préparation. Remettre sur le feu et laisser encore cuire 5 min.</text:p>
      <text:p text:style-name="Standard">5. Remplir sans attendre les bocaux <text:s/>Super avec la soupe jusqu'à 2 cm du bord, fermer et procéder immédiatement au traitement thermique durant 45 min à 100°C.</text:p>
      <text:p text:style-name="Standard"/>
      <text:p text:style-name="Standard">Au moment de servir faites réchauffer votre préparation, salez et poivrez à votre convenance et ajoutez un peu de crème fraiche (1 cuillère à café par assiette).</text:p>
      <text:p text:style-name="Standard"/>
      <text:p text:style-name="Standard"/>
      <text:h text:style-name="Heading_20_1" text:outline-level="1"><text:bookmark-start text:name="__RefHeading___Toc853_4132037544"/>Soupe de betteraves<text:bookmark-end text:name="__RefHeading___Toc853_4132037544"/></text:h>
      <text:p text:style-name="P4"/>
      <text:p text:style-name="P4">Soupe de saison, Cette recette vous permettra de conserver vos betteraves pour les apprécier dans le temps. Peu calorique, vous pourrez vous permettre lors de la dégustation de rajouter une touche de crème fraiche sur le dessus. C’est joli et gourmand !</text:p>
      <text:p text:style-name="Standard"/>
      <text:p text:style-name="Standard">Niveau de difficulté</text:p>
      <text:p text:style-name="Standard">1/5</text:p>
      <text:p text:style-name="Standard"/>
      <text:p text:style-name="Standard">Note de la communauté</text:p>
      <text:p text:style-name="Standard">3/5 27</text:p>
      <text:p text:style-name="Standard"/>
      <text:p text:style-name="Standard">Temps de préparation</text:p>
      <text:p text:style-name="Standard">20 mn</text:p>
      <text:p text:style-name="Standard"/>
      <text:p text:style-name="Standard">Temps de traitement thermique</text:p>
      <text:p text:style-name="Standard">30 mn</text:p>
      <text:p text:style-name="Standard"/>
      <text:p text:style-name="Standard">Liste des ingrédients</text:p>
      <text:p text:style-name="Standard">======================</text:p>
      <text:p text:style-name="Standard">* 400 g de betteraves crues</text:p>
      <text:p text:style-name="Standard">* 100 g de pommes de terre</text:p>
      <text:p text:style-name="Standard">* 1 yaourt velouté</text:p>
      <text:p text:style-name="Standard"><text:soft-page-break/>* 1 c. à soupe d'huile de noisette</text:p>
      <text:p text:style-name="Standard">* crème fraîche liquide</text:p>
      <text:p text:style-name="Standard">* ½ tablette de bouillon cube de légumes</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parer les légumes : peler les betteraves puis les couper en morceaux. Faire de même avec les pommes de terre.</text:p>
      <text:p text:style-name="Standard">2. Dans une casserole, mettre les betteraves et les pommes de terre. Verser 50 cl d'eau avec le bouillon cube. Porter à ébullition, puis laisser cuire 15 min.</text:p>
      <text:p text:style-name="Standard">3. Mixer finement la soupe de betterave. Puis incorporer le yaourt velouté ainsi que l'huile. Assaisonner de sel et de poivre.</text:p>
      <text:p text:style-name="Standard">4. Remettre la soupe à chauffer sans laisser bouillir.</text:p>
      <text:p text:style-name="Standard">5. Remplir les bocaux <text:s/>jusqu'à 2 cm du rebord. Fermer et procéder immédiatement au traitement thermique, 30 minutes à 100°C. Servir bien chaud avec un peu de crème liquide.</text:p>
      <text:p text:style-name="Standard"/>
      <text:p text:style-name="Standard"/>
      <text:h text:style-name="Heading_20_1" text:outline-level="1"><text:bookmark-start text:name="__RefHeading___Toc855_4132037544"/>Soupe de carottes en conserve<text:bookmark-end text:name="__RefHeading___Toc855_4132037544"/></text:h>
      <text:p text:style-name="P4">Par ici la bonne soupe maison… de carottes et lait de coco! Gourmande et facile à réaliser, Cette recette a un double effet : vous donner bonne mine et vous faire voyager gr ce à ses épices et son petit goût d’ailleurs. Avec son gingembre reconnu pour ses bienfaits énergisants et stimulants, c’est la recette parfaite pour affronter l’hiver !</text:p>
      <text:p text:style-name="Standard"/>
      <text:p text:style-name="Standard">Niveau de difficulté</text:p>
      <text:p text:style-name="Standard">1/5</text:p>
      <text:p text:style-name="Standard"/>
      <text:p text:style-name="Standard">Note de la communauté</text:p>
      <text:p text:style-name="Standard">5/5 21</text:p>
      <text:p text:style-name="Standard"/>
      <text:p text:style-name="Standard">Temps de préparation</text:p>
      <text:p text:style-name="Standard">45 min</text:p>
      <text:p text:style-name="Standard"/>
      <text:p text:style-name="Standard">Temps de traitement thermique</text:p>
      <text:p text:style-name="Standard">1h</text:p>
      <text:p text:style-name="Standard"/>
      <text:p text:style-name="Standard">Temps de conservation</text:p>
      <text:p text:style-name="Standard">Plusieurs mois</text:p>
      <text:p text:style-name="Standard"/>
      <text:p text:style-name="Standard">Liste des ingrédients</text:p>
      <text:p text:style-name="Standard">======================</text:p>
      <text:p text:style-name="Standard"><text:soft-page-break/>* 1 kg de carottes</text:p>
      <text:p text:style-name="Standard">* 200 ml de lait de coco</text:p>
      <text:p text:style-name="Standard">* 1 échalote</text:p>
      <text:p text:style-name="Standard">* 1 morceau de gingembre « 2cm »</text:p>
      <text:p text:style-name="Standard">* Curcuma</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1.5L</text:p>
      <text:p text:style-name="Standard"/>
      <text:p text:style-name="Standard">Préparation</text:p>
      <text:p text:style-name="Standard">============</text:p>
      <text:p text:style-name="Standard">1. Laver, éplucher et tailler en rondelles les carottes. Peler et hacher l’échalote. Nettoyer et réduire en copeaux le gingembre.</text:p>
      <text:p text:style-name="Standard">2. Dans une grande cocotte, faire fondre l’échalote et le gingembre dans 2 cuillères à soupe d’huile de tournesol durant 2 minutes à feu vif.</text:p>
      <text:p text:style-name="Standard">3. Ajouter les carottes et les faire dorer 3 minutes en remuant. Saler, poivrer, ajouter 2 cuillères à café de curcuma (c’est selon les goûts) puis verser 1 L d’eau et laisser mijoter à couvert environ 20 minutes (les carottes ne doivent plus être dures).</text:p>
      <text:p text:style-name="Standard">4. Ajouter le lait de coco et mixer avec un mixeur plongeant pour obtenir la texture qui vous convient. Si le velouté vous paraît trop épais, ajouter de l’eau. Laisser encore mijoter 5 minutes en remuant.</text:p>
      <text:p text:style-name="Standard">5. Remplir sans attendre vos bocaux jusqu’à 2 cm du buvant, fermer et procéder immédiatement au traitement thermique, 1 heure à 100°C.</text:p>
      <text:p text:style-name="Standard"/>
      <text:p text:style-name="Standard"/>
      <text:h text:style-name="Heading_20_1" text:outline-level="1"><text:bookmark-start text:name="__RefHeading___Toc857_4132037544"/>Soupe de céleri<text:bookmark-end text:name="__RefHeading___Toc857_4132037544"/></text:h>
      <text:p text:style-name="Standard"/>
      <text:p text:style-name="Standard">Abusez de Cette recette car la saison du céleri est longue (de juillet à janvier) ! Cette soupe douce et onctueuse à conserver sera idéale quand vous aurez besoin de réconfort et de gourmandise. Accompagnez-la de bacon et/ou de châtaignes grillés et succombez !</text:p>
      <text:p text:style-name="Standard"/>
      <text:p text:style-name="Standard">Niveau de difficulté</text:p>
      <text:p text:style-name="Standard">2/5</text:p>
      <text:p text:style-name="Standard"/>
      <text:p text:style-name="Standard">Note de la communauté</text:p>
      <text:p text:style-name="Standard">4/5 4 </text:p>
      <text:p text:style-name="Standard"/>
      <text:p text:style-name="Standard">Temps de préparation</text:p>
      <text:p text:style-name="Standard">20 min</text:p>
      <text:p text:style-name="Standard"/>
      <text:p text:style-name="Standard">Temps de traitement thermique</text:p>
      <text:p text:style-name="Standard">1h</text:p>
      <text:p text:style-name="Standard"/>
      <text:p text:style-name="Standard"><text:soft-page-break/>Liste des ingrédients</text:p>
      <text:p text:style-name="Standard">======================</text:p>
      <text:p text:style-name="Standard">1 boule de Cèleri</text:p>
      <text:p text:style-name="Standard">1,5 l de bouillon de volaille</text:p>
      <text:p text:style-name="Standard">250g de mascarpone</text:p>
      <text:p text:style-name="Standard">1/2 cuillère à café de noix de muscade râpé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Préparer et porter à ébullition le bouillon de volaille.</text:p>
      <text:p text:style-name="Standard">2. Pendant ce temps, peler et couper le Céleri en dés.</text:p>
      <text:p text:style-name="Standard">3. Quand le bouillon boue, verser les dés de Céleri et laisser mijoter à petit bouillon une 15zaine de minutes.4. Retirer et égoutter le Céleri, réserver le bouillon. Mixer le Céleri avec la mascarpone, une 1/2 cuillère à café de noix de muscade râpée et selon les goûts et la texture souhaitée ajouter du bouillon.</text:p>
      <text:p text:style-name="Standard">5. Remplir sans attendre vos bocaux jusqu’à 2 cm du buvant, fermer et procéder immédiatement au traitement thermique, 1 h à 100°C.</text:p>
      <text:p text:style-name="Standard"/>
      <text:p text:style-name="Standard">Au moment de servir, ajouter sur l’assiette quelques tranches de bacon grillé ou des châtaignes grillées.</text:p>
      <text:p text:style-name="Standard"/>
      <text:p text:style-name="Standard"/>
      <text:h text:style-name="Heading_20_1" text:outline-level="1"><text:bookmark-start text:name="__RefHeading___Toc859_4132037544"/>Soupe de courgettes à la menthe fraîche en conserve<text:bookmark-end text:name="__RefHeading___Toc859_4132037544"/></text:h>
      <text:p text:style-name="Standard"/>
      <text:p text:style-name="Standard">Cuisiner des courgettes, non seulement c’est facile mais en plus c’est sain. Cette soupe originale fait la part belle au meilleur de la cuisine végétarienne, saine et diététique.</text:p>
      <text:p text:style-name="Standard"/>
      <text:p text:style-name="Standard">Niveau de difficulté</text:p>
      <text:p text:style-name="Standard">1/5</text:p>
      <text:p text:style-name="Standard"/>
      <text:p text:style-name="Standard">Note de la communauté</text:p>
      <text:p text:style-name="Standard">4/5 167</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text:soft-page-break/>* 2 courgettes</text:p>
      <text:p text:style-name="Standard">* 2 gousses d'ail</text:p>
      <text:p text:style-name="Standard">* 2 échalotes</text:p>
      <text:p text:style-name="Standard">* 50cl de bouillon de légumes</text:p>
      <text:p text:style-name="Standard">* 10 feuilles de menthe fraîche</text:p>
      <text:p text:style-name="Standard">* 3 cuillerées à soupe d'huile d'olive</text:p>
      <text:p text:style-name="Standard">* Sel et poivre</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Nettoyer et couper en petits dés les courgettes. éplucher puis émincer l'ail et les échalotes. Nettoyer la menthe.</text:p>
      <text:p text:style-name="Standard">2. Dans une casserole, faire fondre à petit feu l'ail et les échalotes avec l'huile d'olive puis ajouter les courgettes et 50 cl de bouillon de légumes. Laisser mijoter cette soupe à la courgette pendant 20 minutes en mélangeant régulièrement. En fin de cuisson, ajouter la menthe.</text:p>
      <text:p text:style-name="Standard">3. Saler et poivrer. Mixer votre soupe jusqu'à obtenir une texture à votre convenance.</text:p>
      <text:p text:style-name="Standard">4. Remplir les Bocaux <text:s/>Super jusqu'à 2cm du rebord. Fermer et procéder immédiatement au traitement thermique, 45 minutes à 100°C.</text:p>
      <text:p text:style-name="Standard"/>
      <text:p text:style-name="Standard">Conseil : placer votre soupe à la courgette au moins 1 heure au réfrigérateur avant de la déguster froide.</text:p>
      <text:p text:style-name="Standard"/>
      <text:p text:style-name="Standard"/>
      <text:h text:style-name="Heading_20_1" text:outline-level="1"><text:bookmark-start text:name="__RefHeading___Toc861_4132037544"/>Soupe de courgettes et crème de gruyère<text:bookmark-end text:name="__RefHeading___Toc861_4132037544"/></text:h>
      <text:p text:style-name="Standard"/>
      <text:p text:style-name="Standard">Cette soupe onctueuse et gourmande est Une recette maline. La crème de gruyère permet d’adoucir le goût de la courgette peut être trop prononcée pour bébé. Voilà une bonne astuce pour lui faire aimer les légumes !</text:p>
      <text:p text:style-name="Standard"/>
      <text:p text:style-name="Standard">Niveau de difficulté</text:p>
      <text:p text:style-name="Standard">1/5</text:p>
      <text:p text:style-name="Standard"/>
      <text:p text:style-name="Standard">Note de la communauté</text:p>
      <text:p text:style-name="Standard">4/5 15 </text:p>
      <text:p text:style-name="Standard"/>
      <text:p text:style-name="Standard">Temps de préparation</text:p>
      <text:p text:style-name="Standard">30 min</text:p>
      <text:p text:style-name="Standard"/>
      <text:p text:style-name="Standard">Temps de traitement thermique</text:p>
      <text:p text:style-name="Standard">1h</text:p>
      <text:p text:style-name="Standard"><text:soft-page-break/></text:p>
      <text:p text:style-name="Standard">Liste des ingrédients</text:p>
      <text:p text:style-name="Standard">======================</text:p>
      <text:p text:style-name="Standard">* 6 courgettes</text:p>
      <text:p text:style-name="Standard">* 3 brins d’estragon</text:p>
      <text:p text:style-name="Standard">* 12 feuilles d’épinard</text:p>
      <text:p text:style-name="Standard">* 2 crèmes de gruyère (type Vache qui rit®)</text:p>
      <text:p text:style-name="Standard">* Sel</text:p>
      <text:p text:style-name="Standard"/>
      <text:p text:style-name="Standard">Nombre de personnes</text:p>
      <text:p text:style-name="Standard">===================</text:p>
      <text:p text:style-name="Standard">Pour 4 à 6 terrines <text:s/>Super 125</text:p>
      <text:p text:style-name="Standard"/>
      <text:p text:style-name="Standard">Bocal conseillé</text:p>
      <text:p text:style-name="Standard">================</text:p>
      <text:p text:style-name="Standard"/>
      <text:p text:style-name="Standard">Préparation</text:p>
      <text:p text:style-name="Standard">============</text:p>
      <text:p text:style-name="Standard">1. Laver les courgettes, les éplucher en laissant un peu de peau et les couper en quatre.</text:p>
      <text:p text:style-name="Standard">2. Rincer les épinards. Faire chauffer 60 cl d’eau dans une casserole. Lorsque l’eau bout, ajouter les courgettes, l’estragon et les épinards.</text:p>
      <text:p text:style-name="Standard">3. Saler légèrement dès le retour de l’ébullition et laisser cuire environ 20 minutes.</text:p>
      <text:p text:style-name="Standard">4. Ajouter ensuite la crème de gruyère et mixer la préparation à l’aide d’un mixeur plongeant ou d’un blender, puis vérifier l’assaisonnement.</text:p>
      <text:p text:style-name="Standard">5. Remplir sans attendre les terrines <text:s/>Super 125 jusqu’à 2 cm du rebord, puis procédez au traitement thermique pendant 1h à 100°C.</text:p>
      <text:p text:style-name="Standard"/>
      <text:p text:style-name="Standard"/>
      <text:h text:style-name="Heading_20_1" text:outline-level="1"><text:bookmark-start text:name="__RefHeading___Toc863_4132037544"/>Soupe de fraises<text:bookmark-end text:name="__RefHeading___Toc863_4132037544"/></text:h>
      <text:p text:style-name="Standard"/>
      <text:p text:style-name="Standard">On adore tous les fraises et leur bon goût de soleil. Charnue, délicieuse, la fraise nous attire avec sa belle parure rouge mais elle reste très fragile et doit être consommée rapidement. Alors pour prolonger cette saveur de l’été, hop, hop, hop, préparons des conserves de soupe de fraises ! Il n’y a pas plus simple que Cette recette : un tour de mixer, la phase de traitement thermique et le tour est joué !</text:p>
      <text:p text:style-name="Standard"/>
      <text:p text:style-name="Standard">Niveau de difficulté</text:p>
      <text:p text:style-name="Standard">1/5</text:p>
      <text:p text:style-name="Standard"/>
      <text:p text:style-name="Standard">Note de la communauté</text:p>
      <text:p text:style-name="Standard">5/5 6</text:p>
      <text:p text:style-name="Standard"/>
      <text:p text:style-name="Standard">Temps de préparation</text:p>
      <text:p text:style-name="Standard">10 min</text:p>
      <text:p text:style-name="Standard"/>
      <text:p text:style-name="Standard">Temps de traitement thermique</text:p>
      <text:p text:style-name="Standard">35 min</text:p>
      <text:p text:style-name="Standard"/>
      <text:p text:style-name="Standard"><text:soft-page-break/>Liste des ingrédients</text:p>
      <text:p text:style-name="Standard">======================</text:p>
      <text:p text:style-name="Standard">Une vingtaine de fraises</text:p>
      <text:p text:style-name="Standard">Menthe</text:p>
      <text:p text:style-name="Standard">1 cuillère à café de jus de citron</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Laver et équeuter les fraises.</text:p>
      <text:p text:style-name="Standard">2. Les mettre dans un mixeur avec la menthe et le jus de citron. Mixer finement. Pour un résultat bien lisse, passer le coulis au chinois.</text:p>
      <text:p text:style-name="Standard">3. Remplissez les terrines jusqu'au niveau indiqué par le trait (env. 2 cm du bord). Fermer les terrines et procéder immédiatement au traitement thermique 35min à 100°C.</text:p>
      <text:p text:style-name="Standard"/>
      <text:p text:style-name="Standard"/>
      <text:h text:style-name="Heading_20_1" text:outline-level="1"><text:bookmark-start text:name="__RefHeading___Toc865_4132037544"/>Soupe de l'hiver en conserve<text:bookmark-end text:name="__RefHeading___Toc865_4132037544"/></text:h>
      <text:p text:style-name="Standard"/>
      <text:p text:style-name="Standard">L’hiver, c’est la saison des soupes ! Il est temps de profiter des carottes nouvelles, des beaux navets et autres légumes de saison pour faire une bonne soupe maison classique et aimée de tous. Et pas de bol, c’est si facile que vous n’avez aucune excuse pour ne pas vous y mettre !</text:p>
      <text:p text:style-name="Standard"/>
      <text:p text:style-name="Standard">Niveau de difficulté</text:p>
      <text:p text:style-name="Standard">1/5</text:p>
      <text:p text:style-name="Standard"/>
      <text:p text:style-name="Standard">Note de la communauté</text:p>
      <text:p text:style-name="Standard">4/5 52</text:p>
      <text:p text:style-name="Standard"/>
      <text:p text:style-name="Standard">Temps de préparation</text:p>
      <text:p text:style-name="Standard">45 min</text:p>
      <text:p text:style-name="Standard"/>
      <text:p text:style-name="Standard">Temps de traitement thermique</text:p>
      <text:p text:style-name="Standard">1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 poireaux</text:p>
      <text:p text:style-name="Standard">* 2 carottes</text:p>
      <text:p text:style-name="Standard"><text:soft-page-break/>* 4 navets</text:p>
      <text:p text:style-name="Standard">* 4 pommes de terre</text:p>
      <text:p text:style-name="Standard">* Les feuilles d’un chou vert (7 à 10 feuilles)</text:p>
      <text:p text:style-name="Standard">* 1 gousse d’ail</text:p>
      <text:p text:style-name="Standard">* 1 cube de bouillon de volaille</text:p>
      <text:p text:style-name="Standard">* 50 g de beurre</text:p>
      <text:p text:style-name="Standard"/>
      <text:p text:style-name="Standard">Nombre de personnes</text:p>
      <text:p text:style-name="Standard">===================</text:p>
      <text:p text:style-name="Standard">3</text:p>
      <text:p text:style-name="Standard"/>
      <text:p text:style-name="Standard">Bocal conseillé</text:p>
      <text:p text:style-name="Standard">================</text:p>
      <text:p text:style-name="Standard">Bocaux <text:s/>Super 1,5 L</text:p>
      <text:p text:style-name="Standard"/>
      <text:p text:style-name="Standard">Préparation</text:p>
      <text:p text:style-name="Standard">============</text:p>
      <text:p text:style-name="Standard">1. Emincer le blanc des poireaux en fines rondelles et couper en petits morceaux la partie verte. Peler les carottes, les navets et les pommes de terre puis les couper en petits dés. Emincer les feuilles du chou.</text:p>
      <text:p text:style-name="Standard">2. Faire fondre le cube de bouillon dans 1 L d’eau bouillante.</text:p>
      <text:p text:style-name="Standard">3. Pendant ce temps dans une cocotte, faire fondre le beurre puis y faire blondir les poireaux et la gousse d’ail préalablement pressée. Ajouter tous les légumes et verser le bouillon puis porter à ébullition. Laisser mijoter à petits bouillons 30 minutes.</text:p>
      <text:p text:style-name="Standard">4. Remplir sans attendre votre bocal avec votre soupe de légumes jusqu’à 2 cm du buvant, fermer et procéder <text:s/>immédiatement au traitement thermique 1 heure à 100° C. </text:p>
      <text:p text:style-name="Standard"/>
      <text:p text:style-name="Standard"/>
      <text:h text:style-name="Heading_20_1" text:outline-level="1"><text:bookmark-start text:name="__RefHeading___Toc867_4132037544"/>Soupe de légumes<text:bookmark-end text:name="__RefHeading___Toc867_4132037544"/></text:h>
      <text:p text:style-name="Standard"/>
      <text:p text:style-name="Standard">Cette soupe de légumes est LA classique des soupes d’hiver avec ses poireaux, carottes et pommes de terre. La petite touche nécessaire pour faire la différence, bien faire revenir l’oignon et l’échalote ! Finalement, c’est facile de se régaler et se faire du bien.</text:p>
      <text:p text:style-name="Standard"/>
      <text:p text:style-name="Standard">Niveau de difficulté</text:p>
      <text:p text:style-name="Standard">1/5</text:p>
      <text:p text:style-name="Standard"/>
      <text:p text:style-name="Standard">Note de la communauté</text:p>
      <text:p text:style-name="Standard">4/5 148</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Temps de conservation</text:p>
      <text:p text:style-name="Standard">Plusieurs mois</text:p>
      <text:p text:style-name="Standard"><text:soft-page-break/></text:p>
      <text:p text:style-name="Standard">Liste des ingrédients</text:p>
      <text:p text:style-name="Standard">======================</text:p>
      <text:p text:style-name="Standard">* 2 poireaux</text:p>
      <text:p text:style-name="Standard">* 2 oignons</text:p>
      <text:p text:style-name="Standard">* 2 échalotes</text:p>
      <text:p text:style-name="Standard">* 6 carottes</text:p>
      <text:p text:style-name="Standard">* 6 pommes de terre</text:p>
      <text:p text:style-name="Standard">* 2 cuillerées à soupe d'huile</text:p>
      <text:p text:style-name="Standard">* Sel et poivre</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0.75 L</text:p>
      <text:p text:style-name="Standard"/>
      <text:p text:style-name="Standard">Préparation</text:p>
      <text:p text:style-name="Standard">============</text:p>
      <text:p text:style-name="Standard">1. Nettoyer, éplucher et couper en petits morceaux tous vos légumes.</text:p>
      <text:p text:style-name="Standard">2. Faire revenir dans une poêle l'oignon et l'échalote coupés en petits morceaux, avec une cuillère à soupe d'huile.</text:p>
      <text:p text:style-name="Standard">3. Mettre tous vos légumes à mijoter dans 1L d'eau pendant 20 min.</text:p>
      <text:p text:style-name="Standard">4. Ajouter le mélange oignons/échalotes, puis mixer le tout.</text:p>
      <text:p text:style-name="Standard">5. Mettre votre soupe de légumes dans vos bocaux <text:s/>Super. Les fermer et réaliser le traitement thermique pendant 1h à 100°C.</text:p>
      <text:p text:style-name="Standard"/>
      <text:p text:style-name="Standard">Conseil : Au moment de déguster votre soupe de légumes, il est possible de l’agrémenter de quelques aromates de votre choix comme du persil et du thym.</text:p>
      <text:p text:style-name="Standard"/>
      <text:p text:style-name="Standard"/>
      <text:h text:style-name="Heading_20_1" text:outline-level="1"><text:bookmark-start text:name="__RefHeading___Toc869_4132037544"/>Soupe de lentilles en conserve<text:bookmark-end text:name="__RefHeading___Toc869_4132037544"/></text:h>
      <text:p text:style-name="Standard"/>
      <text:p text:style-name="Standard">Vous avez déjà préparé Une recette auvergnate ? Non ? Alors Cette recette facile de soupe aux légumes sera parfaite pour une première ! Croyez-nous, la lentille verte du Puy ne vous laissera pas sur votre faim.</text:p>
      <text:p text:style-name="Standard"/>
      <text:p text:style-name="Standard">Niveau de difficulté</text:p>
      <text:p text:style-name="Standard">1/5</text:p>
      <text:p text:style-name="Standard"/>
      <text:p text:style-name="Standard">Note de la communauté</text:p>
      <text:p text:style-name="Standard">4/5 222 </text:p>
      <text:p text:style-name="Standard"/>
      <text:p text:style-name="Standard">Temps de préparation</text:p>
      <text:p text:style-name="Standard">50 min</text:p>
      <text:p text:style-name="Standard"/>
      <text:p text:style-name="Standard"><text:soft-page-break/>Temps de traitement thermique</text:p>
      <text:p text:style-name="Standard">45 min</text:p>
      <text:p text:style-name="Standard"/>
      <text:p text:style-name="Standard">Liste des ingrédients</text:p>
      <text:p text:style-name="Standard">======================</text:p>
      <text:p text:style-name="Standard">* 400 g de lentilles vertes du Puy</text:p>
      <text:p text:style-name="Standard">* 2 carottes</text:p>
      <text:p text:style-name="Standard">* 1 oignon</text:p>
      <text:p text:style-name="Standard">* 2 gousses d'ail</text:p>
      <text:p text:style-name="Standard">* 2 clous de girofle</text:p>
      <text:p text:style-name="Standard">* 1 bouquet garni</text:p>
      <text:p text:style-name="Standard">* 150 g de filet de saumon fumé</text:p>
      <text:p text:style-name="Standard">* 1 cube de bouillon de légumes</text:p>
      <text:p text:style-name="Standard">* Sel, poivre</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Bocaux <text:s/>Super 1L</text:p>
      <text:p text:style-name="Standard"/>
      <text:p text:style-name="Standard">Préparation</text:p>
      <text:p text:style-name="Standard">============</text:p>
      <text:p text:style-name="Standard">1. Peler l'oignon et le piquer avec des clous de girofle. éplucher et couper en rondelles les carottes. Peler et écraser la gousse d'ail.</text:p>
      <text:p text:style-name="Standard">2. Rincer les lentilles vertes du Puy. Les mettre dans une casserole avec l'oignon, les carottes, le cube de bouillon, l'ail et le bouquet garni. Ajouter 1 à 1,5L d'eau froide selon que vous préférez ou non une soupe épaisse. Porter à ébullition. Couvrir et laisser cuire à feu doux 30 min.</text:p>
      <text:p text:style-name="Standard">3. Retirer l'oignon, l'ail et le bouquet garni. Mettre de côté une louche de lentilles.</text:p>
      <text:p text:style-name="Standard">4. Passer le reste de la soupe au mixeur. Saler et poivrer.</text:p>
      <text:p text:style-name="Standard">5. Reverser les lentilles réservées dans la soupe. Mélanger.</text:p>
      <text:p text:style-name="Standard">6. Remplir sans attendre les bocaux <text:s/>Super avec la soupe jusqu'à 2 cm du rebord, fermer et procéder immédiatement au traitement thermique durant 45 min à 100°C. Les bocaux de soupe de lentilles en conserve sont prêts !</text:p>
      <text:p text:style-name="Standard"/>
      <text:p text:style-name="Standard">Au moment de servir: réchauffer à feu doux. Couper le saumon fumé en petits morceaux et le répartir sur la soupe.</text:p>
      <text:p text:style-name="Standard"/>
      <text:p text:style-name="Standard">Pour la petite histoire… La lentille verte du Puy, cultivée sur les plateaux du Velay, bénéficie d'un microclimat qui lui confère son caractère particulier : Elle souffre du froid au début de sa croissance mais elle bénéficie d'un ensoleillement exceptionnel en phase de maturation. Au final, la nature du sol et ce contraste climatique font de la lentille verte du Puy un cru unique…aux qualités gustatives et gastronomiques étonnantes.</text:p>
      <text:p text:style-name="Standard"/>
      <text:p text:style-name="Standard"/>
      <text:h text:style-name="Heading_20_1" text:outline-level="1"><text:bookmark-start text:name="__RefHeading___Toc871_4132037544"/><text:soft-page-break/>Soupe de petits pois en conserve<text:bookmark-end text:name="__RefHeading___Toc871_4132037544"/></text:h>
      <text:p text:style-name="Standard"/>
      <text:p text:style-name="Standard">Ah les petits pois, les petits pois, on aime ça mais leur saison est très courte alors pour savourer leur petit goût légèrement sucré toute l’année, à vos bocaux et rondelles ! Cette soupe est un régal aussi bien froide que chaude du coup vous pouvez varier les plaisirs selon le temps. Plus énergétiques que les autres légumes verts, les petits pois sont une bonne source de vitamine C. Eh oui, qu’on se le dise.</text:p>
      <text:p text:style-name="Standard"/>
      <text:p text:style-name="Standard">Niveau de difficulté</text:p>
      <text:p text:style-name="Standard">1/5</text:p>
      <text:p text:style-name="Standard"/>
      <text:p text:style-name="Standard">Note de la communauté</text:p>
      <text:p text:style-name="Standard">5/5 17 </text:p>
      <text:p text:style-name="Standard"/>
      <text:p text:style-name="Standard">Temps de préparation</text:p>
      <text:p text:style-name="Standard">45 min</text:p>
      <text:p text:style-name="Standard"/>
      <text:p text:style-name="Standard">Temps de traitement thermique</text:p>
      <text:p text:style-name="Standard">1 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laitue</text:p>
      <text:p text:style-name="Standard">* 2 pommes de terre</text:p>
      <text:p text:style-name="Standard">* 1 oignon</text:p>
      <text:p text:style-name="Standard">* 50 g de beurre</text:p>
      <text:p text:style-name="Standard">* 1 cube de bouillon</text:p>
      <text:p text:style-name="Standard">* 300 g de petits pois écossés</text:p>
      <text:p text:style-name="Standard">* Sel et 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Effeuiller et laver la laitue. Eplucher et couper en petits dés les pommes de terre. Peler et émincer finement l’oignon.</text:p>
      <text:p text:style-name="Standard">2. Dans une cocotte, faire revenir l’oignon dans le beurre sans qu’il colore puis ajouter les feuilles de laitue, les dés de pommes de terre, le cube de bouillon, les petits pois et couvrir d’1,5 l d’eau.</text:p>
      <text:p text:style-name="Standard">3. Porter à petit bouillon et laisser mijoter une dizaine de minutes.</text:p>
      <text:p text:style-name="Standard"><text:soft-page-break/>4. Mixer finement la soupe au plongeur et laisser mijoter 5 minutes supplémentaires. Saler et poivrer à votre convenance.</text:p>
      <text:p text:style-name="Standard">5. Remplir sans attendre les bocaux, fermer et procéder immédiatement au traitement thermique, 1 heure à 100°C.</text:p>
      <text:p text:style-name="Standard"/>
      <text:p text:style-name="Standard">Au moment de consommer, faire réchauffer et ajouter 30 cl de crème fraîche. Servez aussitôt.</text:p>
      <text:p text:style-name="Standard"/>
      <text:p text:style-name="Standard"/>
      <text:h text:style-name="Heading_20_1" text:outline-level="1"><text:bookmark-start text:name="__RefHeading___Toc873_4132037544"/>Soupe de poissons à la concarnoise<text:bookmark-end text:name="__RefHeading___Toc873_4132037544"/></text:h>
      <text:p text:style-name="Standard"/>
      <text:p text:style-name="Standard">Voilà Une recette facile de soupe de poissons qui fleure bon l'air breton ! Quelques poissons bien sélectionnés, de petits légumes, des épices et l'affaire est dans le bocal. Il ne manque plus que le mer pour un régal total ! Kenavo.</text:p>
      <text:p text:style-name="Standard"/>
      <text:p text:style-name="Standard">Niveau de difficulté</text:p>
      <text:p text:style-name="Standard">2/5</text:p>
      <text:p text:style-name="Standard"/>
      <text:p text:style-name="Standard">Note de la communauté</text:p>
      <text:p text:style-name="Standard">4/5 127</text:p>
      <text:p text:style-name="Standard"/>
      <text:p text:style-name="Standard">Temps de préparation</text:p>
      <text:p text:style-name="Standard">2h15</text:p>
      <text:p text:style-name="Standard"/>
      <text:p text:style-name="Standard">Temps de traitement thermique</text:p>
      <text:p text:style-name="Standard">1 h</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poissons vidés (rascasse, congre, maquereaux)</text:p>
      <text:p text:style-name="Standard">* 500 g de carottes</text:p>
      <text:p text:style-name="Standard">* 2 gros oignons</text:p>
      <text:p text:style-name="Standard">* 2 têtes d'ail</text:p>
      <text:p text:style-name="Standard">* 3 cuillerées à soupe d'huile</text:p>
      <text:p text:style-name="Standard">* 1 litre de vin blanc</text:p>
      <text:p text:style-name="Standard">* 1 cuillerée à soupe de safran</text:p>
      <text:p text:style-name="Standard">* 1 bouquet garni (thym, persil, laurier)</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2 Bocaux <text:s/>Super 1 L</text:p>
      <text:p text:style-name="Standard"><text:soft-page-break/></text:p>
      <text:p text:style-name="Standard">Préparation</text:p>
      <text:p text:style-name="Standard">============</text:p>
      <text:p text:style-name="Standard">1. Laver les poissons, les sécher et les couper en tronçons. Laver, éplucher et couper en rondelles les carottes.</text:p>
      <text:p text:style-name="Standard">2. éplucher et couper finement les oignons et les têtes d'ail.</text:p>
      <text:p text:style-name="Standard">3. Dans une grande cocotte, faire revenir doucement dans l'huile les carottes, les oignons et l'ail pendant 10 minutes. Remuer régulièrement.</text:p>
      <text:p text:style-name="Standard">4. Ajouter les poissons, mélanger et laisser cuire encore 5 minutes. Ajouter le vin blanc, le safran et le bouquet garni. Compléter d'1 litre d'eau. Porter le tout à ébullition. écumer à plusieurs reprises. Saler et poivrer.</text:p>
      <text:p text:style-name="Standard">5. Couvrir et laisser cuire à feu doux, pendant 1 heure.</text:p>
      <text:p text:style-name="Standard">6. Passer la soupe au mixeur, puis la tamiser.</text:p>
      <text:p text:style-name="Standard">7. Remplir les bocaux <text:s/>avec la soupe jusqu'à 2 cm du rebord. Fermer et procéder immédiatement au traitement thermique durant 1 heure à 100°C.</text:p>
      <text:p text:style-name="Standard"/>
      <text:p text:style-name="Standard">Conseil : Il est possible d'accompagner la soupe de petits croûtons frottés à l’ail, de gruyère râpé ou de parmesan.</text:p>
      <text:p text:style-name="Standard"/>
      <text:p text:style-name="Standard"/>
      <text:h text:style-name="Heading_20_1" text:outline-level="1"><text:bookmark-start text:name="__RefHeading___Toc875_4132037544"/>Soupe orange (carotte, courge, coco)<text:bookmark-end text:name="__RefHeading___Toc875_4132037544"/></text:h>
      <text:p text:style-name="Standard"/>
      <text:p text:style-name="Standard">Une recette de soupe de saison originale avec sa pointe de douceur des îles. Goûtez à l’intéressant mélange de saveurs des 3C : carottes, courge, coco. Il va vous laisser baba.</text:p>
      <text:p text:style-name="Standard"/>
      <text:p text:style-name="Standard">Niveau de difficulté</text:p>
      <text:p text:style-name="Standard">1/5</text:p>
      <text:p text:style-name="Standard"/>
      <text:p text:style-name="Standard">Note de la communauté</text:p>
      <text:p text:style-name="Standard">4/5 189</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6 carottes</text:p>
      <text:p text:style-name="Standard">* 500 g de courge, type potiron</text:p>
      <text:p text:style-name="Standard">* 20 cl de lait de coco</text:p>
      <text:p text:style-name="Standard"/>
      <text:p text:style-name="Standard">Nombre de personnes</text:p>
      <text:p text:style-name="Standard">===================</text:p>
      <text:p text:style-name="Standard">4 personnes</text:p>
      <text:p text:style-name="Standard"/>
      <text:p text:style-name="Standard">Bocal conseillé</text:p>
      <text:p text:style-name="Standard"><text:soft-page-break/>================</text:p>
      <text:p text:style-name="Standard">1 Bocal <text:s/>Super 0.75L</text:p>
      <text:p text:style-name="Standard"/>
      <text:p text:style-name="Standard">Préparation</text:p>
      <text:p text:style-name="Standard">============</text:p>
      <text:p text:style-name="Standard">1. Eplucher les carottes et le potiron. Couper le tout en dés.</text:p>
      <text:p text:style-name="Standard">2. Faire cuire les carottes et le potiron 30 minutes à la cocotte.</text:p>
      <text:p text:style-name="Standard">3. Mélanger les carottes et le potiron cuits avec le lait de coco et mixer le tout. Selon le résultat souhaité, ajouter de l'eau.</text:p>
      <text:p text:style-name="Standard">4. Remplir vos bocaux <text:s/>Super jusqu'à 2 cm du rebord, fermer et procéder immédiatement au traitement thermique, 45 minutes à 100°C</text:p>
      <text:p text:style-name="Standard"/>
      <text:p text:style-name="Standard"/>
      <text:h text:style-name="Heading_20_1" text:outline-level="1"><text:bookmark-start text:name="__RefHeading___Toc877_4132037544"/>Sponge cake chocolat orange<text:bookmark-end text:name="__RefHeading___Toc877_4132037544"/></text:h>
      <text:p text:style-name="Standard"/>
      <text:p text:style-name="Standard">Si le nom de Cette recette peut déconcerter, sponge veut dire éponge. Ce cake n’en est pas moins délicieux car justement léger voir aérien et s’il a franchi la Manche pour être dégustée chez nous, ce n’est pas pour rien. En version, chocolat orange, il a en fera succomber plus d’un.</text:p>
      <text:p text:style-name="Standard"/>
      <text:p text:style-name="Standard">Niveau de difficulté</text:p>
      <text:p text:style-name="Standard">2/5</text:p>
      <text:p text:style-name="Standard"/>
      <text:p text:style-name="Standard">Note de la communauté</text:p>
      <text:p text:style-name="Standard">5/5 10</text:p>
      <text:p text:style-name="Standard"/>
      <text:p text:style-name="Standard">Temps de préparation</text:p>
      <text:p text:style-name="Standard">20 minutes</text:p>
      <text:p text:style-name="Standard"/>
      <text:p text:style-name="Standard">Temps de traitement thermique</text:p>
      <text:p text:style-name="Standard">1h</text:p>
      <text:p text:style-name="Standard"/>
      <text:p text:style-name="Standard">Liste des ingrédients</text:p>
      <text:p text:style-name="Standard">======================</text:p>
      <text:p text:style-name="Standard">100 g de beurre doux + 20 g pour beurrer les bocaux</text:p>
      <text:p text:style-name="Standard">100 g de sucre en poudre</text:p>
      <text:p text:style-name="Standard">120 g marmelade d'orange</text:p>
      <text:p text:style-name="Standard">70 g de farine</text:p>
      <text:p text:style-name="Standard">30 g de poudre de cacao</text:p>
      <text:p text:style-name="Standard">30 g de chocolat noir 70% en petits morceaux</text:p>
      <text:p text:style-name="Standard">Zestes d'orange</text:p>
      <text:p text:style-name="Standard">2 œufs</text:p>
      <text:p text:style-name="Standard">Pincée de sel</text:p>
      <text:p text:style-name="Standard"/>
      <text:p text:style-name="Standard">Nombre de personnes</text:p>
      <text:p text:style-name="Standard">===================</text:p>
      <text:p text:style-name="Standard">3</text:p>
      <text:p text:style-name="Standard"/>
      <text:p text:style-name="Standard">Bocal conseillé</text:p>
      <text:p text:style-name="Standard"><text:soft-page-break/>================</text:p>
      <text:p text:style-name="Standard"/>
      <text:p text:style-name="Standard">Préparation</text:p>
      <text:p text:style-name="Standard">============</text:p>
      <text:p text:style-name="Standard">1. Beurrer l'intérieur des bocaux. Couper 3 cercles de papier sulfurisé et les placer au fond de chaque bocal (il sera plus facile de retirer le gâteau du bocal).</text:p>
      <text:p text:style-name="Standard">2. Dans un récipient, mélanger le beurre et le sucre, puis incorporer les ingrédients dans cet ordre : le cacao, 1 œuf, la moitié de la farine, 1 œuf, le reste de la farine, le sel, les morceaux de chocolat, les zestes d'orange.</text:p>
      <text:p text:style-name="Standard">3. Mettre le mélange dans une poche à douille, puis remplir chaque bocal avec 2/3 du mélange, puis placer 40 g de marmelade d'orange sur le dessus de chaque gâteau. Enfin, couvrir avec le reste du mélange.</text:p>
      <text:p text:style-name="Standard">4. Fermer les bocaux et procéder immédiatement au traitement thermique, 1h à 100°C. Commencer à compter le temps à partir de l'ébullition. Au bout d'1 heure, éteindre et laisser les pots immergés dans l'eau chaude, les retirer lorsque l'eau aura complètement refroidie.</text:p>
      <text:p text:style-name="Standard"/>
      <text:p text:style-name="Standard"/>
      <text:h text:style-name="Heading_20_1" text:outline-level="1"><text:bookmark-start text:name="__RefHeading___Toc879_4132037544"/>Tapenade aux olives vertes<text:bookmark-end text:name="__RefHeading___Toc879_4132037544"/></text:h>
      <text:p text:style-name="Standard"/>
      <text:p text:style-name="Standard">Faites sensation en réalisant votre propre tapenade maison pour des apéritifs réussis qui sentent bon le sud ! Pour accompagner des viandes comme le lapin ou des p tes, il faut toujours une conserve de tapenade à portée de main. Alors à vos mortiers… Finalement le plus dur sera peut-être de lui trouver une petite place sur vos étagères !</text:p>
      <text:p text:style-name="Standard"/>
      <text:p text:style-name="Standard">Niveau de difficulté</text:p>
      <text:p text:style-name="Standard">1/5</text:p>
      <text:p text:style-name="Standard"/>
      <text:p text:style-name="Standard">Note de la communauté</text:p>
      <text:p text:style-name="Standard">4/5 98 </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Liste des ingrédients</text:p>
      <text:p text:style-name="Standard">======================</text:p>
      <text:p text:style-name="Standard">* 200 g d'olives vertes dénoyautées</text:p>
      <text:p text:style-name="Standard">* 10 filets d'anchois (moitié du poids des olives)</text:p>
      <text:p text:style-name="Standard">* 100 g de câpres égouttées (environ 2 cuillères à soupe)</text:p>
      <text:p text:style-name="Standard">* 15 cl d'huile d'olive</text:p>
      <text:p text:style-name="Standard">* poivre noir</text:p>
      <text:p text:style-name="Standard">* 3 gousses d'ail</text:p>
      <text:p text:style-name="Standard">* 1 filet de jus de citron (facultatif)</text:p>
      <text:p text:style-name="Standard"/>
      <text:p text:style-name="Standard">Nombre de personnes</text:p>
      <text:p text:style-name="Standard">===================</text:p>
      <text:p text:style-name="Standard"><text:soft-page-break/>Plusieurs</text:p>
      <text:p text:style-name="Standard"/>
      <text:p text:style-name="Standard">Bocal conseillé</text:p>
      <text:p text:style-name="Standard">================</text:p>
      <text:p text:style-name="Standard">Terrines <text:s/>Super ou <text:s/>Familia Wiss 350</text:p>
      <text:p text:style-name="Standard"/>
      <text:p text:style-name="Standard">Préparation</text:p>
      <text:p text:style-name="Standard">============</text:p>
      <text:p text:style-name="Standard">1. écraser les olives dénoyautées, les filets d'anchois, les câpres dans un mortier, ou avec un hachoir (éviter le mixeur si possible).</text:p>
      <text:p text:style-name="Standard">2. Ajouter peu à peu l'huile d'olive et continuer à écraser jusqu'à l'obtention d'un mélange plus ou moins fin, selon votre goût.</text:p>
      <text:p text:style-name="Standard">3. Assaisonner avec du poivre, de l'ail et éventuellement du jus de citron. Mélanger.</text:p>
      <text:p text:style-name="Standard">4. Remplir les terrines <text:s/>Super ou <text:s/>Familia Wiss jusqu'à 2cm du rebord, fermer et procéder immédiatement au traitement thermique, 1h à 100°C.</text:p>
      <text:p text:style-name="Standard"/>
      <text:p text:style-name="Standard"/>
      <text:h text:style-name="Heading_20_1" text:outline-level="1"><text:bookmark-start text:name="__RefHeading___Toc881_4132037544"/>Tartinade courgettes &amp; persil<text:bookmark-end text:name="__RefHeading___Toc881_4132037544"/></text:h>
      <text:p text:style-name="Standard"/>
      <text:p text:style-name="Standard">Dans ses placards, il est toujours bon d’avoir des conserves de légumes. Quand ils sont à tartiner, c’est encore plus rigolo : à l’apéro, en entrée ou pour vos pique-niques tous légers. Citron, ail et persil viennent relever mesdames courgettes pour leur plus grand plaisir. Prêtes à être dégustées, vous n’aurez plus, le moment venu, qu’à choisir votre pain préféré et ouvrir le bocal bien sûr !</text:p>
      <text:p text:style-name="Standard"/>
      <text:p text:style-name="Standard">Niveau de difficulté</text:p>
      <text:p text:style-name="Standard">2/5</text:p>
      <text:p text:style-name="Standard"/>
      <text:p text:style-name="Standard">Note de la communauté</text:p>
      <text:p text:style-name="Standard">4/5 27 </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3 courgettes moyennes</text:p>
      <text:p text:style-name="Standard">50g d’huile d'olive</text:p>
      <text:p text:style-name="Standard">Persil</text:p>
      <text:p text:style-name="Standard">Jus de citron</text:p>
      <text:p text:style-name="Standard">Sel</text:p>
      <text:p text:style-name="Standard">Poivre</text:p>
      <text:p text:style-name="Standard">2 gousses d’ail</text:p>
      <text:p text:style-name="Standard"/>
      <text:p text:style-name="Standard">Nombre de personnes</text:p>
      <text:p text:style-name="Standard">===================</text:p>
      <text:p text:style-name="Standard"><text:soft-page-break/>Plusieurs</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Préchauffer le four à 180°C.</text:p>
      <text:p text:style-name="Standard">2. Laver et couper les courgettes en lamelles puis les disposer sur une plaque du four recouverte de papier cuisson.</text:p>
      <text:p text:style-name="Standard">3. éplucher l'ail et l’ajouter sur les courgettes. Asperger le tout d'huile, de sel et de poivre.</text:p>
      <text:p text:style-name="Standard">4. Enfourner pendant 25 min à 180°C.</text:p>
      <text:p text:style-name="Standard">5. Ajouter les courgettes cuites et l'ail dans le bol du mixeur avec le jus de citron et le persil. Mixer finement. Goûter et rectifier l'assaisonnement selon vos goûts.</text:p>
      <text:p text:style-name="Standard">6. Remplir les terrines jusqu'au niveau indiqué par le trait (env. 2 cm du bord). Fermer les terrines et procéder immédiatement au traitement thermique 45 min à 100°C.</text:p>
      <text:p text:style-name="Standard"/>
      <text:p text:style-name="Standard"/>
      <text:h text:style-name="Heading_20_1" text:outline-level="1"><text:bookmark-start text:name="__RefHeading___Toc883_4132037544"/>Tartinade de lentilles corail<text:bookmark-end text:name="__RefHeading___Toc883_4132037544"/></text:h>
      <text:p text:style-name="Standard"/>
      <text:p text:style-name="Standard">Tartiner des lentilles corail, vous avez bien lu ! Et préparées avec des tomates séchées, du curry, du curcuma et du cumin, c’est un vrai régal et un joli voyage pour vos papilles. De plus, les lentilles corail sont riches en fibres, zinc, fer et antioxydants alors ne vous en privez pas. Parfaite la tartinade maison pleine de bienfaits !</text:p>
      <text:p text:style-name="Standard"/>
      <text:p text:style-name="Standard">Niveau de difficulté</text:p>
      <text:p text:style-name="Standard">2/5</text:p>
      <text:p text:style-name="Standard"/>
      <text:p text:style-name="Standard">Note de la communauté</text:p>
      <text:p text:style-name="Standard">4/5 4</text:p>
      <text:p text:style-name="Standard"/>
      <text:p text:style-name="Standard">Temps de préparation</text:p>
      <text:p text:style-name="Standard">30 min</text:p>
      <text:p text:style-name="Standard"/>
      <text:p text:style-name="Standard">Temps de traitement thermique</text:p>
      <text:p text:style-name="Standard">1h30</text:p>
      <text:p text:style-name="Standard"/>
      <text:p text:style-name="Standard">Liste des ingrédients</text:p>
      <text:p text:style-name="Standard">======================</text:p>
      <text:p text:style-name="Standard">120g de lentilles corail</text:p>
      <text:p text:style-name="Standard">60g de tomates séchées</text:p>
      <text:p text:style-name="Standard">30g d’huile</text:p>
      <text:p text:style-name="Standard">Curry</text:p>
      <text:p text:style-name="Standard">Cumin en poudre</text:p>
      <text:p text:style-name="Standard">Curcuma</text:p>
      <text:p text:style-name="Standard">Sel</text:p>
      <text:p text:style-name="Standard">Poivre</text:p>
      <text:p text:style-name="Standard"><text:soft-page-break/></text:p>
      <text:p text:style-name="Standard">Nombre de personnes</text:p>
      <text:p text:style-name="Standard">===================</text:p>
      <text:p text:style-name="Standard">Plusieurs</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Faire cuire les lentilles corail en suivant les indications (20 min dans de l'eau bouillante) puis les égoutter.</text:p>
      <text:p text:style-name="Standard">2. Hydrater les tomates séchées si besoin dans un petit bol d’eau chaude pendant 5 minutes.</text:p>
      <text:p text:style-name="Standard">3. Dans un récipient à mixer, ajouter les lentilles corail, les tomates séchées, l’huile, le sel et les épices. Mixer jusqu’à l’obtention d’une texture homogène. Rajouter un peu d'eau si la texture est trop dense.</text:p>
      <text:p text:style-name="Standard">4. Remplir vos terrines jusqu'au niveau indiqué par le trait (env. 2 cm du bord). Les fermer et procéder immédiatement au traitement thermique 1h30 à 100°C.</text:p>
      <text:p text:style-name="Standard"/>
      <text:p text:style-name="Standard"/>
      <text:h text:style-name="Heading_20_1" text:outline-level="1"><text:bookmark-start text:name="__RefHeading___Toc885_4132037544"/>Tendrons de veau<text:bookmark-end text:name="__RefHeading___Toc885_4132037544"/></text:h>
      <text:p text:style-name="Standard"/>
      <text:p text:style-name="Standard">Morceau idéal pour les fricassées, le tendron de veau sait bien se conserver et s’accommode à la perfection avec les carottes en rondelles. Tchac, tchac, jouez de vos couteaux et vos bocaux !</text:p>
      <text:p text:style-name="Standard"/>
      <text:p text:style-name="Standard">Niveau de difficulté</text:p>
      <text:p text:style-name="Standard">2/5</text:p>
      <text:p text:style-name="Standard"/>
      <text:p text:style-name="Standard">Note de la communauté</text:p>
      <text:p text:style-name="Standard">4/5 32 </text:p>
      <text:p text:style-name="Standard"/>
      <text:p text:style-name="Standard">Temps de préparation</text:p>
      <text:p text:style-name="Standard">1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1kg de tendrons de veau</text:p>
      <text:p text:style-name="Standard">* 1kg de carottes</text:p>
      <text:p text:style-name="Standard">* 150g de lardons</text:p>
      <text:p text:style-name="Standard">* 1 oignon</text:p>
      <text:p text:style-name="Standard">* 2 gousses d'ail</text:p>
      <text:p text:style-name="Standard">* 2 cuillères à soupe de miel liquide</text:p>
      <text:p text:style-name="Standard">* ½ cuillère à café de cumin en poudre</text:p>
      <text:p text:style-name="Standard">* 20cl de vin blanc</text:p>
      <text:p text:style-name="Standard"><text:soft-page-break/>* 20g de beurre</text:p>
      <text:p text:style-name="Standard">* 20g de farine</text:p>
      <text:p text:style-name="Standard">* 2 feuilles de laurier</text:p>
      <text:p text:style-name="Standard">* sel et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eler et hacher l'oignon et l'ail. Peler les carottes et les couper en rondelles.</text:p>
      <text:p text:style-name="Standard">2. Dans une cocotte, faire dorer les tendrons avec l'huile d'olive et le beurre.</text:p>
      <text:p text:style-name="Standard">3. Ajouter l'oignon, l'ail, les lardons et le miel. Mélanger à feu moyen 2 à 3 minutes pour caraméliser puis saupoudrer de farine, remuer, mouiller avec le vin blanc, saler, poivrer, ajouter le cumin, le laurier et 40 cl d'eau. Couvrir et laisser mijoter 30 minutes à feu doux à petit bouillon.</text:p>
      <text:p text:style-name="Standard">4. Ajouter les carottes et laisser mijoter à nouveau 30 minutes.</text:p>
      <text:p text:style-name="Standard">5. Remplir sans attendre vos bocaux jusqu'à 2 cm du rebord. Fermer et procéder immédiatement au traitement thermique, 1h30 à 100°C.</text:p>
      <text:p text:style-name="Standard"/>
      <text:p text:style-name="Standard"/>
      <text:h text:style-name="Heading_20_1" text:outline-level="1"><text:bookmark-start text:name="__RefHeading___Toc887_4132037544"/>Terrine de campagne aux fruits secs<text:bookmark-end text:name="__RefHeading___Toc887_4132037544"/></text:h>
      <text:p text:style-name="Standard"/>
      <text:p text:style-name="Standard">Vous allez adorer cette revisite alléchante de la terrine de campagne maison. Croquant, moelleux, sucré et salé, nos papilles ne savent plus où donner de la tête et sur une bonne tartine de pain, c’est chouette, chouette, chouette !</text:p>
      <text:p text:style-name="Standard"/>
      <text:p text:style-name="Standard">Niveau de difficulté</text:p>
      <text:p text:style-name="Standard">3/5</text:p>
      <text:p text:style-name="Standard"/>
      <text:p text:style-name="Standard">Note de la communauté</text:p>
      <text:p text:style-name="Standard">4/5 33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text:soft-page-break/>* 500 g gorge de porc</text:p>
      <text:p text:style-name="Standard">* 1 branche de romarin frais</text:p>
      <text:p text:style-name="Standard">* 12 g sel</text:p>
      <text:p text:style-name="Standard">* 20 g de pignons de pin</text:p>
      <text:p text:style-name="Standard">* 250 g foie de porc</text:p>
      <text:p text:style-name="Standard">* 1 branche de persil</text:p>
      <text:p text:style-name="Standard">* 6 g poivre</text:p>
      <text:p text:style-name="Standard">* 20 g de noisettes concassées</text:p>
      <text:p text:style-name="Standard">* 1/2 oignon</text:p>
      <text:p text:style-name="Standard">* 2 œufs entiers</text:p>
      <text:p text:style-name="Standard">* 1 trait de porto</text:p>
      <text:p text:style-name="Standard">* 20 g de pistaches concassées</text:p>
      <text:p text:style-name="Standard">* 1 gousse d'ail</text:p>
      <text:p text:style-name="Standard">* 85 g de crème liquide</text:p>
      <text:p text:style-name="Standard">* 20 g d'abricots sec en dés</text:p>
      <text:p text:style-name="Standard">* Crépin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Terrines <text:s/>Super ou <text:s/>Familia Wiss 200,350 ou 500</text:p>
      <text:p text:style-name="Standard"/>
      <text:p text:style-name="Standard">Préparation</text:p>
      <text:p text:style-name="Standard">============</text:p>
      <text:p text:style-name="Standard">1. éplucher l'ail, le couper en deux, le dégermer et le blanchir 3 fois.</text:p>
      <text:p text:style-name="Standard">2. Passer au hachoir la viande, les herbes, l'ail et l'oignon en alternant de manière à obtenir un mélange homogène. Réunir ensuite dans une terrine : la viande ainsi hachée ainsi que tous les autres ingrédients. A l'aide de vos petites mains (gantées bien sûr !), mélanger le tout soigneusement. Torréfier légèrement les fruits secs ce n'en sera que meilleur...</text:p>
      <text:p text:style-name="Standard">3. Laisser reposer un instant puis tasser bien la préparation au fond des bocaux jusqu'à 2 cm du bord.</text:p>
      <text:p text:style-name="Standard">4. Découper un petit morceau de crépine d'une taille supérieure au diamètre de votre bocal et le déposer sur la terrine et le "border" entre le bocal et la viande à l'aide du dos d'une cuillère.</text:p>
      <text:p text:style-name="Standard">5. Fermer les bocaux et les placer dans le stérilisateur, ils doivent être immergés. Procéder immédiatement au traitement thermique pendant 3h30 à 100°C.</text:p>
      <text:p text:style-name="Standard">Vous pourrez servir cette terrine accompagnée d'une petite salade et copeaux de parmesan que vous prendrez soin de servir agrémentée d'une tranche de pain de campagne et de pickles.</text:p>
      <text:p text:style-name="Standard"/>
      <text:p text:style-name="Standard"/>
      <text:h text:style-name="Heading_20_1" text:outline-level="1"><text:bookmark-start text:name="__RefHeading___Toc889_4132037544"/>Terrine de gibier<text:bookmark-end text:name="__RefHeading___Toc889_4132037544"/></text:h>
      <text:p text:style-name="Standard"/>
      <text:p text:style-name="Standard">Parfaite pour un repas de famille campagnard, cette terrine de viande laisse libre-court à vos préférences : sanglier, viande de brousse ou gibier, à vous d’inventer votre propre idée de recette.</text:p>
      <text:p text:style-name="Standard"/>
      <text:p text:style-name="Standard">Niveau de difficulté</text:p>
      <text:p text:style-name="Standard"><text:soft-page-break/>2/5</text:p>
      <text:p text:style-name="Standard"/>
      <text:p text:style-name="Standard">Note de la communauté</text:p>
      <text:p text:style-name="Standard">4/5 345 SCHREINER martine</text:p>
      <text:p text:style-name="Standard"/>
      <text:p text:style-name="Standard">Temps de préparation</text:p>
      <text:p text:style-name="Standard">3h</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gorge</text:p>
      <text:p text:style-name="Standard">* 2 kg de viande de gibier</text:p>
      <text:p text:style-name="Standard">* 18 g de sel/kg</text:p>
      <text:p text:style-name="Standard">* 3 g de poivre/kg</text:p>
      <text:p text:style-name="Standard">* 1 œuf pour 2 kg</text:p>
      <text:p text:style-name="Standard">* 1 cuillère à café d'épices par kg (voir détail dans la recette)</text:p>
      <text:p text:style-name="Standard">* Alcool</text:p>
      <text:p text:style-name="Standard"/>
      <text:p text:style-name="Standard">Nombre de personnes</text:p>
      <text:p text:style-name="Standard">===================</text:p>
      <text:p text:style-name="Standard">Pour 15 bocaux <text:s/>Super</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Hacher les viandes.</text:p>
      <text:p text:style-name="Standard">2. Saler, poivrer et incorporer les épices et l’œuf. Selon le choix de la viande, les épices et alcools diffèrent. Pour une terrine de sanglier : Porto ou Madère, baies de Genièvre (5 au kg), coriandre (15 au kg), persil, ail (2 gousses au kg). Pour le chevreuil : Armagnac, paprika, 4 épices.</text:p>
      <text:p text:style-name="Standard">3. Bien mélanger, puis remplir les terrines <text:s/>jusqu'à 2cm du rebord et procéder immédiatement au traitement thermique 3h à 100°C. Vos terrines de gibier sont prêtes !</text:p>
      <text:p text:style-name="Standard"/>
      <text:p text:style-name="Standard"/>
      <text:h text:style-name="Heading_20_1" text:outline-level="1"><text:bookmark-start text:name="__RefHeading___Toc1043_4132037544"/>Terrine de lapin au Whisky<text:bookmark-end text:name="__RefHeading___Toc1043_4132037544"/></text:h>
      <text:p text:style-name="Standard"/>
      <text:p text:style-name="Standard">Ce matin, un lapin… va se transformer grâce à cette <text:s/>en une excellente terrine qui ravira vos apéros, vos entrées gourmandes ou vos pique-niques savoureux ! Avec sa pointe de whisky, votre terrine de lapin aura un goût particulier, plus recherché. Pas de pot, il vous faudra attendre 3 mois minimum avant de pouvoir la déguster alors n’attendez plus !</text:p>
      <text:p text:style-name="Standard"/>
      <text:p text:style-name="Standard">Niveau de difficulté</text:p>
      <text:p text:style-name="Standard">3/5</text:p>
      <text:p text:style-name="Standard"><text:soft-page-break/></text:p>
      <text:p text:style-name="Standard">Note de la communauté</text:p>
      <text:p text:style-name="Standard">4/5 104</text:p>
      <text:p text:style-name="Standard"/>
      <text:p text:style-name="Standard">Temps de préparation</text:p>
      <text:p text:style-name="Standard">2 h</text:p>
      <text:p text:style-name="Standard"/>
      <text:p text:style-name="Standard">Temps de traitement thermique</text:p>
      <text:p text:style-name="Standard">3 h</text:p>
      <text:p text:style-name="Standard"/>
      <text:p text:style-name="Standard">Liste des ingrédients</text:p>
      <text:p text:style-name="Standard">======================</text:p>
      <text:p text:style-name="Standard">* Lapin 1 kg</text:p>
      <text:p text:style-name="Standard">* Gorge de cochon = 200 à 300 g</text:p>
      <text:p text:style-name="Standard">* Herbes de Provence</text:p>
      <text:p text:style-name="Standard">* Sel = 11 g/Kg</text:p>
      <text:p text:style-name="Standard">* Poivre = 3 g/Kg</text:p>
      <text:p text:style-name="Standard">* Whisky = 12 cl</text:p>
      <text:p text:style-name="Standard">* Echalote = 3 g/Kg</text:p>
      <text:p text:style-name="Standard">* 2 œufs</text:p>
      <text:p text:style-name="Standard"/>
      <text:p text:style-name="Standard">Nombre de personnes</text:p>
      <text:p text:style-name="Standard">===================</text:p>
      <text:p text:style-name="Standard">4 à 8 personnes</text:p>
      <text:p text:style-name="Standard"/>
      <text:p text:style-name="Standard">Bocal conseillé</text:p>
      <text:p text:style-name="Standard">================</text:p>
      <text:p text:style-name="Standard">4 Terrines <text:s/>Familia Wiss 350</text:p>
      <text:p text:style-name="Standard"/>
      <text:p text:style-name="Standard">Préparation</text:p>
      <text:p text:style-name="Standard">============</text:p>
      <text:p text:style-name="Standard">1. Couper la viande du lapin et du cochon en petits morceaux.</text:p>
      <text:p text:style-name="Standard">2. Passer le tout au hachoir taille moyenne en y incluant les échalotes.</text:p>
      <text:p text:style-name="Standard">3. Ajouter ensuite les épices, le whisky et les œufs entiers, bien mélanger.</text:p>
      <text:p text:style-name="Standard">4. Remplir les terrines <text:s/>de cette préparation jusqu'à 2 cm de bord et procéder immédiatement au traitement thermique pendant 3h à 100°C. Entreposer pendant au moins 3 mois avant de consommer.</text:p>
      <text:p text:style-name="Standard"/>
      <text:p text:style-name="Standard"/>
      <text:h text:style-name="Heading_20_1" text:outline-level="1"><text:bookmark-start text:name="__RefHeading___Toc891_4132037544"/>Terrine de lapin<text:bookmark-end text:name="__RefHeading___Toc891_4132037544"/></text:h>
      <text:p text:style-name="Standard"/>
      <text:p text:style-name="Standard">Vous adorez la viande de lapin ? Alors pourquoi ne pas vous régaler d’une délicieuse recette de terrine de lapin. En plus d’être un régal, ces bocaux maison seront indispensables pour préparer les pique-niques gastronomiques.</text:p>
      <text:p text:style-name="Standard"/>
      <text:p text:style-name="Standard">Niveau de difficulté</text:p>
      <text:p text:style-name="Standard">2/5</text:p>
      <text:p text:style-name="Standard"/>
      <text:p text:style-name="Standard"><text:soft-page-break/>Note de la communauté</text:p>
      <text:p text:style-name="Standard">4/5 281 </text:p>
      <text:p text:style-name="Standard"/>
      <text:p text:style-name="Standard">Temps de préparation</text:p>
      <text:p text:style-name="Standard">2h + 1h pour la marinade</text:p>
      <text:p text:style-name="Standard"/>
      <text:p text:style-name="Standard">Temps de traitement thermique</text:p>
      <text:p text:style-name="Standard">3h</text:p>
      <text:p text:style-name="Standard"/>
      <text:p text:style-name="Standard">Liste des ingrédients</text:p>
      <text:p text:style-name="Standard">======================</text:p>
      <text:p text:style-name="Standard">* 1 lapin de 1,8 kg (ou 3 râbles) et son foie</text:p>
      <text:p text:style-name="Standard">* 1 kg d'échine de porc désossée</text:p>
      <text:p text:style-name="Standard">* 500 g de lard gras frais</text:p>
      <text:p text:style-name="Standard">* 2 crépines de porc</text:p>
      <text:p text:style-name="Standard">* 3 cuillères à soupe d'huile</text:p>
      <text:p text:style-name="Standard">* 6 échalotes</text:p>
      <text:p text:style-name="Standard">* 6 œufs</text:p>
      <text:p text:style-name="Standard">* 20 cl d'armagnac</text:p>
      <text:p text:style-name="Standard">* 1 pincée de 4 épices</text:p>
      <text:p text:style-name="Standard">* 1 bouquet de thym</text:p>
      <text:p text:style-name="Standard">* Sel, poivre</text:p>
      <text:p text:style-name="Standard"/>
      <text:p text:style-name="Standard">Nombre de personnes</text:p>
      <text:p text:style-name="Standard">===================</text:p>
      <text:p text:style-name="Standard">12</text:p>
      <text:p text:style-name="Standard"/>
      <text:p text:style-name="Standard">Bocal conseillé</text:p>
      <text:p text:style-name="Standard">================</text:p>
      <text:p text:style-name="Standard"/>
      <text:p text:style-name="Standard">3 Bocaux <text:s/>Super (125, 350 ou 500)</text:p>
      <text:p text:style-name="Standard"/>
      <text:p text:style-name="Standard">Préparation</text:p>
      <text:p text:style-name="Standard">============</text:p>
      <text:p text:style-name="Standard">1. Désosser la viande de lapin en retirant tous les nerfs. Couper la chair du râble et les filets des cuisses en petits dés. Parer le foie de lapin et le couper en petits dés. Passer le reste de la chair du lapin avec l'échine de porc et le lard coupé en cubes au hachoir à grille moyenne.</text:p>
      <text:p text:style-name="Standard">2. Peler et hacher les échalotes. Les faire fondre 2 à 3 minutes dans une poêle avec l'huile, puis y faire sauter les dés de foie de lapin 2 minutes. Ajouter cette préparation au hachis avec tous les ingrédients, sauf les dés de lapin et quelques branches de thym. Malaxer puis ajouter les dés de lapin et laisser mariner 1 heure au frais.</text:p>
      <text:p text:style-name="Standard">3. Couper les crépines en morceaux de 5 cm de côté. Prendre les bocaux ébouillantés et séchés, les tapisser avec un morceau de crépine, disposer une demi-branche de thym et tasser la préparation dans les bocaux jusqu'à 2 cm du bord. Poser une demi-branche de thym et un morceau de crépine sur le dessus.</text:p>
      <text:p text:style-name="Standard">4. Fermer les conserves de lapin hermétiquement. Les placer dans le stérilisateur, recouvrir d'eau et les faire stériliser 3 heures à 100°C. Laisser refroidir dans le stérilisateur. Sortir les bocaux et vérifier la fermeture de votre terrine de lapin.</text:p>
      <text:p text:style-name="Standard"/>
      <text:p text:style-name="Standard"/>
      <text:h text:style-name="Heading_20_1" text:outline-level="1"><text:bookmark-start text:name="__RefHeading___Toc893_4132037544"/><text:soft-page-break/>Terrine de légumes d'été à l'huile de truffe<text:bookmark-end text:name="__RefHeading___Toc893_4132037544"/></text:h>
      <text:p text:style-name="Standard"/>
      <text:p text:style-name="Standard">Vous avez demandé une terrine ? Oui mais version végétarienne aux légumes du soleil ! Prenez le temps de faire Cette recette car elle en vaut la peine. Avec son huile de truffe, elle se distingue. Sur votre table en entrée pour accompagner une salade ou en plat avec du poulet grillé, elle sera du plus bel effet.</text:p>
      <text:p text:style-name="Standard"/>
      <text:p text:style-name="Standard">Niveau de difficulté</text:p>
      <text:p text:style-name="Standard">2/5</text:p>
      <text:p text:style-name="Standard"/>
      <text:p text:style-name="Standard">Note de la communauté</text:p>
      <text:p text:style-name="Standard">4/5 237 </text:p>
      <text:p text:style-name="Standard"/>
      <text:p text:style-name="Standard">Temps de préparation</text:p>
      <text:p text:style-name="Standard">1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5 aubergines</text:p>
      <text:p text:style-name="Standard">* 5 poivrons verts</text:p>
      <text:p text:style-name="Standard">* 3 oignons</text:p>
      <text:p text:style-name="Standard">* 5 gousses d'ail</text:p>
      <text:p text:style-name="Standard">* 2 c. à s. d’huile de truffe</text:p>
      <text:p text:style-name="Standard">* Sel et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Terrines <text:s/>Familia Wiss</text:p>
      <text:p text:style-name="Standard"/>
      <text:p text:style-name="Standard">Préparation</text:p>
      <text:p text:style-name="Standard">============</text:p>
      <text:p text:style-name="Standard">1. Commencer par préparer les aubergines. Les laver, leur ôter la tête et les couper dans le sens de la longueur.</text:p>
      <text:p text:style-name="Standard">2. Prendre un plat adapté au four, recouvrir le fond d'huile de truffe, y placer les aubergines, saler et poivrer. Faire ensuite de petites incisions pour y intégrer un peu d'ail. Ajouter également tout autour des aubergines, quelques gousses d'ail pour qu'elles puissent confire.</text:p>
      <text:p text:style-name="Standard">3. Placer votre plat au four pendant 45 à 60 minutes thermostat 6.</text:p>
      <text:p text:style-name="Standard">4. Pendant ce temps, préparer les poivrons. Les couper en deux et Ôter la chair et les pépins.</text:p>
      <text:p text:style-name="Standard">5. Procéder comme pour les aubergines, prendre un plat adapté au four et recouvrir le fond d'huile de truffe.</text:p>
      <text:p text:style-name="Standard">6. Placer les poivrons, la peau vers le haut et mettre votre plat au four pendant 30 minutes thermostat 6.</text:p>
      <text:p text:style-name="Standard"><text:soft-page-break/>7. Ensuite hacher les oignons et les placer dans un plat (type saladier), incorporer la chair des aubergines que vous allez enlever à la petite cuillère, mais sans la peau.</text:p>
      <text:p text:style-name="Standard">8. Une fois les poivrons grillés, vous allez pouvoir les préparer pour les ajouter au reste. Leur Ôter la peau, les couper en petits carrés et les ajouter à votre préparation.</text:p>
      <text:p text:style-name="Standard">9. Préparer vos bocaux, les laver à l'eau chaude savonneuse et les laisser ensuite sécher à l'air libre.</text:p>
      <text:p text:style-name="Standard">10. Remplir ensuite vos bocaux avec votre préparation <text:s/>de légumes jusqu'à 2 cm du bord et procéder au <text:s/>traitement thermique pendant 1h30 à 100°C.</text:p>
      <text:p text:style-name="Standard"/>
      <text:p text:style-name="Standard"/>
      <text:h text:style-name="Heading_20_1" text:outline-level="1"><text:bookmark-start text:name="__RefHeading___Toc895_4132037544"/>Terrine de porc<text:bookmark-end text:name="__RefHeading___Toc895_4132037544"/></text:h>
      <text:p text:style-name="Standard"/>
      <text:p text:style-name="Standard">Cochon qui s’en dédit, vous allez craquer pour cette de terrine de porc. Avec sa touche de cognac ou d’armagnac et son assaisonnement plus que parfait, vous ne pourrez plus vous en passer en entrée ou pour vos encas gourmands. En version haut de gamme, ajoutez la pointe de truffe pour atteindre le summum de la terrine maison en conserve.</text:p>
      <text:p text:style-name="Standard"/>
      <text:p text:style-name="Standard">Niveau de difficulté</text:p>
      <text:p text:style-name="Standard">1/5</text:p>
      <text:p text:style-name="Standard"/>
      <text:p text:style-name="Standard">Note de la communauté</text:p>
      <text:p text:style-name="Standard">4/5 243 </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Liste des ingrédients</text:p>
      <text:p text:style-name="Standard">======================</text:p>
      <text:p text:style-name="Standard">* 150 g de foie de porc</text:p>
      <text:p text:style-name="Standard">* 450 g de maigre de porc (filet)</text:p>
      <text:p text:style-name="Standard">* 500 g de lard gras</text:p>
      <text:p text:style-name="Standard">* 5 œufs</text:p>
      <text:p text:style-name="Standard">* 1 verre de vin blanc sec</text:p>
      <text:p text:style-name="Standard">* 4 gousses d'ail</text:p>
      <text:p text:style-name="Standard">* 2 échalotes</text:p>
      <text:p text:style-name="Standard">* 1/2 cuillère à café d'épices Rabelais</text:p>
      <text:p text:style-name="Standard">* 1 cuillerée à soupe de Cognac ou d'Armagnac</text:p>
      <text:p text:style-name="Standard">* 1 bouquet de persil</text:p>
      <text:p text:style-name="Standard">* 1 citron</text:p>
      <text:p text:style-name="Standard">* Truffe (facultatif)</text:p>
      <text:p text:style-name="Standard">* Sel, poivre blanc</text:p>
      <text:p text:style-name="Standard"/>
      <text:p text:style-name="Standard">Nombre de personnes</text:p>
      <text:p text:style-name="Standard">===================</text:p>
      <text:p text:style-name="Standard">6 personnes</text:p>
      <text:p text:style-name="Standard"/>
      <text:p text:style-name="Standard"><text:soft-page-break/>Bocal conseillé</text:p>
      <text:p text:style-name="Standard">================</text:p>
      <text:p text:style-name="Standard">Terrines <text:s/>Super ou <text:s/>Familia Wiss 350 ou 500</text:p>
      <text:p text:style-name="Standard"/>
      <text:p text:style-name="Standard">Préparation</text:p>
      <text:p text:style-name="Standard">============</text:p>
      <text:p text:style-name="Standard">1. Faire cuire à feu doux l'ail dans un verre de vin blanc sec (5 min dès l'ébullition).</text:p>
      <text:p text:style-name="Standard">2. Passer au chinois, garder le jus puis ajouter 1 jus de citron.</text:p>
      <text:p text:style-name="Standard">3. Hacher le foie de porc, le maigre (filet), le lard gras (grille moyenne). Ajouter au haché, le jus d'ail préparé précédemment, du persil (un verre), les échalotes hachées, les épices Rabelais, le sel (10 g de sel par livre), du poivre blanc, le Cognac ou l'Armagnac, 5 œufs entiers et éventuellement une petite truffe coupée finement. Bien travailler le tout (à la main).</text:p>
      <text:p text:style-name="Standard">4. Tasser la préparation dans les terrines jusqu'à 2 cm du bord. Fermer et procéder immédiatement au traitement thermique 3 heures à 100°C.</text:p>
      <text:p text:style-name="Standard"/>
      <text:p text:style-name="Standard"/>
      <text:h text:style-name="Heading_20_1" text:outline-level="1"><text:bookmark-start text:name="__RefHeading___Toc897_4132037544"/>Terrine de St-Jacques<text:bookmark-end text:name="__RefHeading___Toc897_4132037544"/></text:h>
      <text:p text:style-name="Standard"/>
      <text:p text:style-name="Standard">Pour vos repas de fête, vous voulez servir une spécialité gastronomique de premier choix ? Alors foncez vers notre terrine de Saint-Jacques, un mets raffiné riche en fer et en goût.</text:p>
      <text:p text:style-name="Standard"/>
      <text:p text:style-name="Standard">Niveau de difficulté</text:p>
      <text:p text:style-name="Standard">2/5</text:p>
      <text:p text:style-name="Standard"/>
      <text:p text:style-name="Standard">Note de la communauté</text:p>
      <text:p text:style-name="Standard">4/5 249 </text:p>
      <text:p text:style-name="Standard"/>
      <text:p text:style-name="Standard">Temps de préparation</text:p>
      <text:p text:style-name="Standard">30 min</text:p>
      <text:p text:style-name="Standard"/>
      <text:p text:style-name="Standard">Temps de traitement thermique</text:p>
      <text:p text:style-name="Standard">2 h</text:p>
      <text:p text:style-name="Standard"/>
      <text:p text:style-name="Standard">Liste des ingrédients</text:p>
      <text:p text:style-name="Standard">======================</text:p>
      <text:p text:style-name="Standard">* 15 noix de St Jacques</text:p>
      <text:p text:style-name="Standard">* 6 noix de St Jacques avec le corail</text:p>
      <text:p text:style-name="Standard">* 3 œufs entiers</text:p>
      <text:p text:style-name="Standard">* 1 jaune d'œuf</text:p>
      <text:p text:style-name="Standard">* 175 g de beurre</text:p>
      <text:p text:style-name="Standard">* Sel, poivre</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text:soft-page-break/>Terrines <text:s/>Super ou <text:s/>Familia Wiss 200</text:p>
      <text:p text:style-name="Standard">à 350</text:p>
      <text:p text:style-name="Standard"/>
      <text:p text:style-name="Standard">Préparation</text:p>
      <text:p text:style-name="Standard">============</text:p>
      <text:p text:style-name="Standard">1. Mettre d’abord les noix de St Jacques dans le bol <text:s/>d'un mixeur, ajouter les 3 œufs, le jaune d'œuf, le <text:s/>beurre, saler et poivrer. Mixer jusqu'à obtenir une <text:s/>texture homogène. Couvrir et réserver au frigo.</text:p>
      <text:p text:style-name="Standard">2. Pendant ce temps, couper les 6 noix et leur corail <text:s/>en petits cubes et les ajouter à votre terrine en <text:s/>conserve. Bien mélanger. </text:p>
      <text:p text:style-name="P3">3. Remplir sans attendre vos terrines <text:s/>Super <text:s/>ou Familia Wiss jusqu'à 2 cm du rebord et procéder <text:s/>immédiatement au traitement thermique, 2 h à 100°C.</text:p>
      <text:p text:style-name="Standard"/>
      <text:p text:style-name="Standard"/>
      <text:h text:style-name="Heading_20_1" text:outline-level="1"><text:bookmark-start text:name="__RefHeading___Toc899_4132037544"/>Terrines Foies de volaille<text:bookmark-end text:name="__RefHeading___Toc899_4132037544"/></text:h>
      <text:p text:style-name="Standard"/>
      <text:p text:style-name="Standard">Quoi de plus délicieux que d’ouvrir son placard et d’y trouver une succulente terrine aux foies de volaille ? Et puis, avoir chez soi des bocaux avec une durée de conservation de plusieurs années, c’est rassurant. En cas de fin du monde :) !</text:p>
      <text:p text:style-name="Standard"/>
      <text:p text:style-name="Standard">Niveau de difficulté</text:p>
      <text:p text:style-name="Standard">2/5</text:p>
      <text:p text:style-name="Standard"/>
      <text:p text:style-name="Standard">Note de la communauté</text:p>
      <text:p text:style-name="Standard">4/5 193 </text:p>
      <text:p text:style-name="Standard"/>
      <text:p text:style-name="Standard">Temps de préparation</text:p>
      <text:p text:style-name="Standard">2h + 12h de marinade</text:p>
      <text:p text:style-name="Standard"/>
      <text:p text:style-name="Standard">Temps de traitement thermique</text:p>
      <text:p text:style-name="Standard">3h</text:p>
      <text:p text:style-name="Standard"/>
      <text:p text:style-name="Standard">Liste des ingrédients</text:p>
      <text:p text:style-name="Standard">======================</text:p>
      <text:p text:style-name="Standard">* 400 g de foies de volailles</text:p>
      <text:p text:style-name="Standard">* 600 g de lard gras et maigre de porc</text:p>
      <text:p text:style-name="Standard">* 5 œufs</text:p>
      <text:p text:style-name="Standard">* Mie de pain (¼ de baguette)</text:p>
      <text:p text:style-name="Standard">* 5 échalotes</text:p>
      <text:p text:style-name="Standard">* 1 gousse d'ail</text:p>
      <text:p text:style-name="Standard">* muscade</text:p>
      <text:p text:style-name="Standard">* 4 épices</text:p>
      <text:p text:style-name="Standard">* Marc ou Cognac</text:p>
      <text:p text:style-name="Standard">* Persil</text:p>
      <text:p text:style-name="Standard">* Sel, poivre</text:p>
      <text:p text:style-name="Standard"/>
      <text:p text:style-name="Standard">Nombre de personnes</text:p>
      <text:p text:style-name="Standard">===================</text:p>
      <text:p text:style-name="Standard"><text:soft-page-break/>6</text:p>
      <text:p text:style-name="Standard"/>
      <text:p text:style-name="Standard">Bocal conseillé</text:p>
      <text:p text:style-name="Standard">================</text:p>
      <text:p text:style-name="Standard">Terrines <text:s/>Super 350</text:p>
      <text:p text:style-name="Standard"/>
      <text:p text:style-name="Standard">Préparation</text:p>
      <text:p text:style-name="Standard">============</text:p>
      <text:p text:style-name="Standard">1. Faire hacher le lard gras et le maigre de porc par le boucher.</text:p>
      <text:p text:style-name="Standard">2. Les faire mariner avec les foies et le Marc ou le Cognac 1 nuit.</text:p>
      <text:p text:style-name="Standard">3. Le lendemain, mélanger puis mouliner tous les ingrédients ensemble. Poivrer et saler (15-20 g de sel par kg de viande).</text:p>
      <text:p text:style-name="Standard">4. Répartir Cette recette de terrine de volaille dans vos bocaux <text:s/>Super jusqu'à 2 cm de rebord, mettre un joint et fermer hermétiquement vos bocaux.5. Procéder immédiatement à la stérilisation des terrines (traitement thermique) pendant 3 heures à 100°C.</text:p>
      <text:p text:style-name="Standard"/>
      <text:p text:style-name="Standard"/>
      <text:h text:style-name="Heading_20_1" text:outline-level="1"><text:bookmark-start text:name="__RefHeading___Toc901_4132037544"/>Thon à l'huile<text:bookmark-end text:name="__RefHeading___Toc901_4132037544"/></text:h>
      <text:p text:style-name="Standard"/>
      <text:p text:style-name="Standard">Cette recette de thon à l’huile en terrine est vraiment un plat facile à faire. Alors ne vous privez pas du plaisir de Cette recette de poisson blanc ou rouge, selon vos envies.</text:p>
      <text:p text:style-name="Standard"/>
      <text:p text:style-name="Standard">Niveau de difficulté</text:p>
      <text:p text:style-name="Standard">1/5</text:p>
      <text:p text:style-name="Standard"/>
      <text:p text:style-name="Standard">Note de la communauté</text:p>
      <text:p text:style-name="Standard">4/5 188 </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Tranches de thon</text:p>
      <text:p text:style-name="Standard">* Vinaigre</text:p>
      <text:p text:style-name="Standard">* Carottes</text:p>
      <text:p text:style-name="Standard">* Oignons</text:p>
      <text:p text:style-name="Standard">* Clous de girofle</text:p>
      <text:p text:style-name="Standard">* Thym</text:p>
      <text:p text:style-name="Standard">* Sel</text:p>
      <text:p text:style-name="Standard">* Poivre</text:p>
      <text:p text:style-name="Standard">* Huile d'olive</text:p>
      <text:p text:style-name="Standard"><text:soft-page-break/></text:p>
      <text:p text:style-name="Standard">Nombre de personnes</text:p>
      <text:p text:style-name="Standard">===================</text:p>
      <text:p text:style-name="Standard">6 à 8 personnes</text:p>
      <text:p text:style-name="Standard"/>
      <text:p text:style-name="Standard">Bocal conseillé</text:p>
      <text:p text:style-name="Standard">================</text:p>
      <text:p text:style-name="Standard">Terrines <text:s/>Super ou Familia Wiss 200 à 500</text:p>
      <text:p text:style-name="Standard"/>
      <text:p text:style-name="Standard">Préparation</text:p>
      <text:p text:style-name="Standard">============</text:p>
      <text:p text:style-name="Standard">1. Préparer un court-bouillon de poisson. Par litre d'eau, ajouter 1 dl de vinaigre, une carotte moyenne en rondelles, un oignon émincé, 3 à 4 clous de girofle, une brindille de thym, le sel et le poivre.</text:p>
      <text:p text:style-name="Standard">2. Pendant ce temps, laver le thon (thon blanc ou thon rouge) puis le couper en tranches d'environ 5 cm d'épaisseur.</text:p>
      <text:p text:style-name="Standard">3. Porter le court-bouillon de poisson à ébullition puis maintenir un frémissement.</text:p>
      <text:p text:style-name="Standard">4. Y plonger les tranches de thon par petites quantités à la fois durant 5 minutes.</text:p>
      <text:p text:style-name="Standard">5. Retirer le thon avec une écumoire, Ôter la peau et l'arête centrale, puis le ranger bien serré dans les terrines <text:s/>Super ou Familia Wiss.</text:p>
      <text:p text:style-name="Standard">6. Couvrir jusqu'à 2 cm du rebord avec de l'huile d'olive. Fermer et procéder immédiatement au traitement thermique pendant 1h30 à 100°C.</text:p>
      <text:p text:style-name="Standard"/>
      <text:p text:style-name="Standard"/>
      <text:h text:style-name="Heading_20_1" text:outline-level="1"><text:bookmark-start text:name="__RefHeading___Toc903_4132037544"/>Thon à la basquaise<text:bookmark-end text:name="__RefHeading___Toc903_4132037544"/></text:h>
      <text:p text:style-name="Standard"/>
      <text:p text:style-name="Standard">Le fameux et traditionnel accompagnement basque de tomates et poivrons se décline ici en version marine. Avec cette <text:s/>Recette, votre thon restera tendre et fameux. La tradition a toujours tout bon.</text:p>
      <text:p text:style-name="Standard"/>
      <text:p text:style-name="Standard">Niveau de difficulté</text:p>
      <text:p text:style-name="Standard">2/5</text:p>
      <text:p text:style-name="Standard"/>
      <text:p text:style-name="Standard">Note de la communauté</text:p>
      <text:p text:style-name="Standard">4/5 117</text:p>
      <text:p text:style-name="Standard"/>
      <text:p text:style-name="Standard">Temps de préparation</text:p>
      <text:p text:style-name="Standard">15 min</text:p>
      <text:p text:style-name="Standard"/>
      <text:p text:style-name="Standard">Temps de traitement thermique</text:p>
      <text:p text:style-name="Standard">2 h</text:p>
      <text:p text:style-name="Standard"/>
      <text:p text:style-name="Standard">Liste des ingrédients</text:p>
      <text:p text:style-name="Standard">======================</text:p>
      <text:p text:style-name="Standard">* 500 g de darnes de thon frais</text:p>
      <text:p text:style-name="Standard">* 500 g de tomates fraîches</text:p>
      <text:p text:style-name="Standard">* 4 échalotes</text:p>
      <text:p text:style-name="Standard">* 4 gousses d'ail</text:p>
      <text:p text:style-name="Standard">* 2 poivrons</text:p>
      <text:p text:style-name="Standard"><text:soft-page-break/>* Une demi cuillerée à café de 4 épices</text:p>
      <text:p text:style-name="Standard">* Huile d'olive</text:p>
      <text:p text:style-name="Standard">* Sel, poivre</text:p>
      <text:p text:style-name="Standard"/>
      <text:p text:style-name="Standard">Nombre de personnes</text:p>
      <text:p text:style-name="Standard">===================</text:p>
      <text:p text:style-name="Standard">6 personnes</text:p>
      <text:p text:style-name="Standard"/>
      <text:p text:style-name="Standard">Bocal conseillé</text:p>
      <text:p text:style-name="Standard">================</text:p>
      <text:p text:style-name="Standard">Bocaux <text:s/>Super ou Familia Wiss 500 à 1000</text:p>
      <text:p text:style-name="Standard"/>
      <text:p text:style-name="Standard">Préparation</text:p>
      <text:p text:style-name="Standard">============</text:p>
      <text:p text:style-name="Standard">1. éplucher et émincer l'ail et les échalotes. Ouvrir les poivrons, retirer les graines, les côtes blanches et la queue puis les découper en petits dés. Ôter le pédoncule des tomates et les découper en dés.</text:p>
      <text:p text:style-name="Standard">2. Faire sauter les darnes de thon dans un fond d'huile 2 à 3 minutes de chaque côté.</text:p>
      <text:p text:style-name="Standard">3. Pendant ce temps, faire fondre les échalotes, l'ail et les poivrons 2 à 3 minutes puis ajouter les tomates et assaisonner. Laisser mijoter 5 minutes.</text:p>
      <text:p text:style-name="Standard">4. Remplir vos bocaux en intercalant le thon et les légumes jusqu'à 2 cm du rebord. Fermer et procéder sans attendre au traitement thermique pendant 2h à 100°C.</text:p>
      <text:p text:style-name="Standard"/>
      <text:p text:style-name="Standard">"Pour la petite histoire... A la Basquaise ou Kaskarot se dit de diverses préparations (notamment d'une omelette et d'un poulet sauté) où interviennent la tomate, le poivron, l'ail, le piment et l'oignon. Le pays Basque ne serait rien sans sa gastronomie si particulière et originale et ses fameux produits régionaux qui font la fierté des locaux. "</text:p>
      <text:p text:style-name="Standard"/>
      <text:p text:style-name="Standard"/>
      <text:p text:style-name="Standard"/>
      <text:h text:style-name="Heading_20_1" text:outline-level="1"><text:bookmark-start text:name="__RefHeading___Toc905_4132037544"/>Thon au naturel<text:bookmark-end text:name="__RefHeading___Toc905_4132037544"/></text:h>
      <text:p text:style-name="Standard"/>
      <text:p text:style-name="Standard">Les terrines maison sont votre passion ? Alors on parie que vous allez littéralement craquer pour cette terrine de poisson frais qui va vous donner l’occasion de manger du thon autrement qu’en boîte.</text:p>
      <text:p text:style-name="Standard"/>
      <text:p text:style-name="Standard">Niveau de difficulté</text:p>
      <text:p text:style-name="Standard">1/5</text:p>
      <text:p text:style-name="Standard"/>
      <text:p text:style-name="Standard">Note de la communauté</text:p>
      <text:p text:style-name="Standard">4/5 174 </text:p>
      <text:p text:style-name="Standard">Temps de préparation</text:p>
      <text:p text:style-name="Standard">15 mn</text:p>
      <text:p text:style-name="Standard"/>
      <text:p text:style-name="Standard">Temps de traitement thermique</text:p>
      <text:p text:style-name="Standard">3h</text:p>
      <text:p text:style-name="Standard"/>
      <text:p text:style-name="Standard">Liste des ingrédients</text:p>
      <text:p text:style-name="Standard"><text:soft-page-break/>======================</text:p>
      <text:p text:style-name="Standard">* Thon frais</text:p>
      <text:p text:style-name="Standard">* Grains de poivre</text:p>
      <text:p text:style-name="Standard">* 1 feuille de laurier</text:p>
      <text:p text:style-name="Standard">* Gros sel</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Terrines <text:s/>Super ou Familia Wiss 200 à 350</text:p>
      <text:p text:style-name="Standard"/>
      <text:p text:style-name="Standard">Préparation</text:p>
      <text:p text:style-name="Standard">============</text:p>
      <text:p text:style-name="Standard">1. Remplir les terrines avec le poisson frais.</text:p>
      <text:p text:style-name="Standard">2. Poursuivre Cette recette de thon en y rajoutant une demi-feuille de laurier, 3 grains de poivre et une demi-cuillère à café de gros sel.</text:p>
      <text:p text:style-name="Standard">3. Procéder ensuite immédiatement au traitement thermique pendant 3 heures à 100°C. Le thon va ainsi cuire dans sa propre graisse.</text:p>
      <text:p text:style-name="Standard"/>
      <text:p text:style-name="Standard">Très bon froid en salades ou chaud. Bon appétit !</text:p>
      <text:p text:style-name="Standard"/>
      <text:p text:style-name="Standard"/>
      <text:h text:style-name="Heading_20_1" text:outline-level="1"><text:bookmark-start text:name="__RefHeading___Toc907_4132037544"/>Tomates entières au naturel<text:bookmark-end text:name="__RefHeading___Toc907_4132037544"/></text:h>
      <text:p text:style-name="Standard"/>
      <text:p text:style-name="Standard">Oui, manger sain n’est plus un problème avec la conservation en bocaux. Au milieu de toutes Les recettes de saison, il en est une qu’il est bien agréable de pouvoir faire toute l’année : les conserves de tomates. Hiver comme été, vous pourrez en profiter !</text:p>
      <text:p text:style-name="Standard"/>
      <text:p text:style-name="Standard">Niveau de difficulté</text:p>
      <text:p text:style-name="Standard">1/5</text:p>
      <text:p text:style-name="Standard"/>
      <text:p text:style-name="Standard">Note de la communauté</text:p>
      <text:p text:style-name="Standard">4/5 552 </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Temps de conservation</text:p>
      <text:p text:style-name="Standard">12 mois</text:p>
      <text:p text:style-name="Standard"/>
      <text:p text:style-name="Standard">Liste des ingrédients</text:p>
      <text:p text:style-name="Standard">======================</text:p>
      <text:p text:style-name="Standard"><text:soft-page-break/>* 1 kg de tomates moyennes et fermes</text:p>
      <text:p text:style-name="Standard">* Sel</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1 Bocal <text:s/>Super 1L</text:p>
      <text:p text:style-name="Standard"/>
      <text:p text:style-name="Standard">Préparation</text:p>
      <text:p text:style-name="Standard">============</text:p>
      <text:p text:style-name="Standard">1. Choisir des tomates moyennes et fermes.</text:p>
      <text:p text:style-name="Standard">2. Les ébouillanter quelques secondes puis peler les <text:s/>tomates. Enlever l'attache du pédoncule.</text:p>
      <text:p text:style-name="Standard">3. Ranger les tomates pelées dans les bocaux <text:s text:c="2"/>Super et les couvrir avec une saumure bouillante, salée <text:s/>à 20 g/litre jusqu'à 2 cm du rebord.</text:p>
      <text:p text:style-name="Standard">4. Fermer et procéder immédiatement au traitement <text:s/>thermique de vos conserves de tomates, pendant 1 h à <text:s/>100°C.</text:p>
      <text:p text:style-name="Standard"/>
      <text:p text:style-name="Standard">On oublie le concentré de tomates acheté tout prêt et on opte pour du fait maison avec <text:s/>!</text:p>
      <text:p text:style-name="Standard"/>
      <text:p text:style-name="Standard">On peut aussi conserver les tomates entières non pelées. Pour cela, les laver soigneusement puis les piquer avec une aiguille. Disposer les tomates dans les bocaux sans trop les tasser puis couvrez avec une saumure bouillante, salée à 20g/litre jusqu'à 2cm du rebord. Fermer le bocal et procéder immédiatement au traitement thermique 1 h à 100°C.</text:p>
      <text:p text:style-name="Standard"/>
      <text:p text:style-name="Standard"/>
      <text:h text:style-name="Heading_20_1" text:outline-level="1"><text:bookmark-start text:name="__RefHeading___Toc909_4132037544"/>Tomates mozzarella à l'huile d'olive<text:bookmark-end text:name="__RefHeading___Toc909_4132037544"/></text:h>
      <text:p text:style-name="Standard"/>
      <text:p text:style-name="Standard">L’entrée classique italienne sait aussi se mettre en conserve. Mais attention, Cette recette est un peu particulière car elle contient du fromage. Elle ne peut se garder plus d’1 mois et doit être impérativement maintenue au froid. Une fois cette petite contrainte respectée, vous pourrez dire : par ici, l’antipasti !</text:p>
      <text:p text:style-name="Standard"/>
      <text:p text:style-name="Standard">Niveau de difficulté</text:p>
      <text:p text:style-name="Standard">1/5</text:p>
      <text:p text:style-name="Standard"/>
      <text:p text:style-name="Standard">Note de la communauté</text:p>
      <text:p text:style-name="Standard">4/5 200 </text:p>
      <text:p text:style-name="Standard"/>
      <text:p text:style-name="Standard">Temps de préparation</text:p>
      <text:p text:style-name="Standard">20 min environ</text:p>
      <text:p text:style-name="Standard"/>
      <text:p text:style-name="Standard">Temps de conservation</text:p>
      <text:p text:style-name="Standard">1 mois</text:p>
      <text:p text:style-name="Standard"/>
      <text:p text:style-name="Standard">Liste des ingrédients</text:p>
      <text:p text:style-name="Standard"><text:soft-page-break/>======================</text:p>
      <text:p text:style-name="Standard">* 1 kg de petites tomates rondes et fermes</text:p>
      <text:p text:style-name="Standard">* 3 boules de mozzarella</text:p>
      <text:p text:style-name="Standard">* 2 gousses d'ail</text:p>
      <text:p text:style-name="Standard">* 1 branche de basilic</text:p>
      <text:p text:style-name="Standard">* 6 grains de poivre</text:p>
      <text:p text:style-name="Standard">* ½ litre d'huile d'olive</text:p>
      <text:p text:style-name="Standard"/>
      <text:p text:style-name="Standard">Nombre de personnes</text:p>
      <text:p text:style-name="Standard">===================</text:p>
      <text:p text:style-name="Standard">autant de personnes</text:p>
      <text:p text:style-name="Standard"/>
      <text:p text:style-name="Standard">Bocal conseillé</text:p>
      <text:p text:style-name="Standard">================</text:p>
      <text:p text:style-name="Standard">1 Bocal <text:s/>Super 1L</text:p>
      <text:p text:style-name="Standard"/>
      <text:p text:style-name="Standard">Préparation</text:p>
      <text:p text:style-name="Standard">============</text:p>
      <text:p text:style-name="Standard">1. Piquer les tomates jusqu'au cœur avec une fourchette.</text:p>
      <text:p text:style-name="Standard">2. Presser légèrement avec la main pour en extraire l'eau et les graines.</text:p>
      <text:p text:style-name="Standard">3. Les ébouillanter quelques secondes puis les peler.</text:p>
      <text:p text:style-name="Standard">4. Couper les boules de mozzarella en épaisses rondelles.</text:p>
      <text:p text:style-name="Standard">5. éplucher l'ail.</text:p>
      <text:p text:style-name="Standard">6. Ranger les tomates dans le bocal en alternant avec la mozzarella, l'ail, le poivre et quelques feuilles de basilic.</text:p>
      <text:p text:style-name="Standard">7. Recouvrir complètement avec l'huile d'olive, refermer et laisser mariner 3 jours dans un endroit sec, frais et à l'abri de la lumière avant de consommer.</text:p>
      <text:p text:style-name="Standard"/>
      <text:p text:style-name="Standard">Cette préparation se garde un mois, toujours recouverte d'huile et dans le réfrigérateur.</text:p>
      <text:p text:style-name="Standard"/>
      <text:p text:style-name="Standard"/>
      <text:h text:style-name="Heading_20_1" text:outline-level="1"><text:bookmark-start text:name="__RefHeading___Toc911_4132037544"/>Tomates séchées à l'huile<text:bookmark-end text:name="__RefHeading___Toc911_4132037544"/></text:h>
      <text:p text:style-name="Standard"/>
      <text:p text:style-name="Standard">Les tomates sont l’un des légumes, pardon des fruits, préférés des Français ! Alors faites plaisir à tout le monde avec ces conserves de tomates séchées. Gousse d’ail, herbes aromatiques, huile d’olive… tout est bon ! Mais attention, c’est à conserver au frais !</text:p>
      <text:p text:style-name="Standard"/>
      <text:p text:style-name="Standard">Niveau de difficulté</text:p>
      <text:p text:style-name="Standard">1/5</text:p>
      <text:p text:style-name="Standard"/>
      <text:p text:style-name="Standard">Note de la communauté</text:p>
      <text:p text:style-name="Standard">4/5 99</text:p>
      <text:p text:style-name="Standard"/>
      <text:p text:style-name="Standard">Temps de préparation</text:p>
      <text:p text:style-name="Standard">3 h 25</text:p>
      <text:p text:style-name="Standard"/>
      <text:p text:style-name="Standard">Liste des ingrédients</text:p>
      <text:p text:style-name="Standard">======================</text:p>
      <text:p text:style-name="Standard"><text:soft-page-break/>* 1,5 kg de tomates</text:p>
      <text:p text:style-name="Standard">* 2 branches de thym</text:p>
      <text:p text:style-name="Standard">* 2 cuillères à café de sel</text:p>
      <text:p text:style-name="Standard">* 1 branche de romarin</text:p>
      <text:p text:style-name="Standard">* 1 cuillère à café de sucre</text:p>
      <text:p text:style-name="Standard">* 4 gousses d'ail</text:p>
      <text:p text:style-name="Standard">* 4 feuilles de laurier</text:p>
      <text:p text:style-name="Standard">* poivre</text:p>
      <text:p text:style-name="Standard">* huile d'oliv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chauffer votre four à 100°C.</text:p>
      <text:p text:style-name="Standard">2. Peler les tomates, pour cela le plus simple est de les ébouillanter un court instant. Les couper en 4 et les épépiner. Emincer la gousse d'ail.</text:p>
      <text:p text:style-name="Standard">3. Recouvrir la plaque du four d'une feuille et papier aluminium. Répartir dessus une cuillère à café de sel, la moitié du sucre, puis les herbes aromatiques et l'ail.</text:p>
      <text:p text:style-name="Standard">4. Disposer sur la plaque les quartiers de tomates côte à côte et les saupoudrer du reste de sel, de sucre et poivrer. Enfourner pendant 3 heures.</text:p>
      <text:p text:style-name="Standard">5. Laisser refroidir. Placer les tomates avec les herbes et l'ail dans les bocaux. Presser pour chasser l'air et entreprendre la conservation dans l’huile de ces tomates séchées en les recouvrant d'huile d'olive.</text:p>
      <text:p text:style-name="Standard">6. Fermer ces conserves de tomates et conserver au frais ou au frigo. A consommer dans les 2 mois !</text:p>
      <text:p text:style-name="Standard"/>
      <text:p text:style-name="Standard"/>
      <text:h text:style-name="Heading_20_1" text:outline-level="1"><text:bookmark-start text:name="__RefHeading___Toc913_4132037544"/>Travers de porc au miel<text:bookmark-end text:name="__RefHeading___Toc913_4132037544"/></text:h>
      <text:p text:style-name="Standard"/>
      <text:p text:style-name="Standard">Le sucré/salé fait toujours son petit effet ! Réalisez, gr<text:span text:style-name="T2">â</text:span>ce à Cette recette, une irrésistible marinade aux saveurs épicées et au miel qui apporte à la chair douceur et moelleux. Juste pour cette fois, léchage de doigts acceptés !</text:p>
      <text:p text:style-name="Standard"/>
      <text:p text:style-name="Standard">Niveau de difficulté</text:p>
      <text:p text:style-name="Standard">2/5</text:p>
      <text:p text:style-name="Standard"/>
      <text:p text:style-name="Standard">Note de la communauté</text:p>
      <text:p text:style-name="Standard">5/5 15</text:p>
      <text:p text:style-name="Standard"/>
      <text:p text:style-name="Standard">Temps de préparation</text:p>
      <text:p text:style-name="Standard">2 h</text:p>
      <text:p text:style-name="Standard"/>
      <text:p text:style-name="Standard"><text:soft-page-break/>Temps de traitement thermique</text:p>
      <text:p text:style-name="Standard">1 h30</text:p>
      <text:p text:style-name="Standard"/>
      <text:p text:style-name="Standard">Liste des ingrédients</text:p>
      <text:p text:style-name="Standard">======================</text:p>
      <text:p text:style-name="Standard">* 1 kg de travers de porc</text:p>
      <text:p text:style-name="Standard">* 20 cl de ketchup</text:p>
      <text:p text:style-name="Standard">* 4 cuil. à soupe de miel</text:p>
      <text:p text:style-name="Standard">* 2 cuil. à soupe de sauce soja</text:p>
      <text:p text:style-name="Standard">* 2 cuil. à soupe de gingembre en poudre</text:p>
      <text:p text:style-name="Standard">* Le jus d' 1 citron</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Découper la viande entre les os et mélanger le reste des ingrédients pour obtenir la marinade.</text:p>
      <text:p text:style-name="Standard">2. Déposer les morceaux de viande dans un plat dont on a nappé le fond de marinade. Recouvrir d'une autre couche de sauce et laisser reposer pendant 1/2h à 2h.</text:p>
      <text:p text:style-name="Standard">3. Passer le plat au four pendant 15 minutes à 180°C. Puis retourner les morceaux et recouvrir de la marinade restante. Remettre à cuire 15 minutes à 180°C.</text:p>
      <text:p text:style-name="Standard">4. Remplir vos bocaux <text:s/>Super avec les morceaux de travers de porc, couvrir avec la sauce jusqu'à 2cm du rebord. Fermer puis procéder sans attendre au traitement thermique 90 min à 100°C. A déguster froids, réchauffés au four ou passés au grill.</text:p>
      <text:p text:style-name="Standard"/>
      <text:p text:style-name="Standard"/>
      <text:h text:style-name="Heading_20_1" text:outline-level="1"><text:bookmark-start text:name="__RefHeading___Toc915_4132037544"/>Tripes à la mode de Caen en conserve<text:bookmark-end text:name="__RefHeading___Toc915_4132037544"/></text:h>
      <text:p text:style-name="Standard"/>
      <text:p text:style-name="Standard">Une question vous taraude : comment faire des tripes ? Nous vous apportons la réponse avec Cette recette de tripes, délicieuse préparation à faire à la mode de Caen. Caen ? Mais maintenant !</text:p>
      <text:p text:style-name="Standard"/>
      <text:p text:style-name="Standard">Niveau de difficulté</text:p>
      <text:p text:style-name="Standard">2/5</text:p>
      <text:p text:style-name="Standard"/>
      <text:p text:style-name="Standard">Note de la communauté</text:p>
      <text:p text:style-name="Standard">3/5 99 </text:p>
      <text:p text:style-name="Standard"/>
      <text:p text:style-name="Standard">Temps de préparation</text:p>
      <text:p text:style-name="Standard">20h</text:p>
      <text:p text:style-name="Standard"/>
      <text:p text:style-name="Standard">Temps de traitement thermique</text:p>
      <text:p text:style-name="Standard">2h</text:p>
      <text:p text:style-name="Standard"><text:soft-page-break/></text:p>
      <text:p text:style-name="Standard">Liste des ingrédients</text:p>
      <text:p text:style-name="Standard">======================</text:p>
      <text:p text:style-name="Standard">* 5 kg de tripes de bœuf</text:p>
      <text:p text:style-name="Standard">* 4 pieds de veau désossés</text:p>
      <text:p text:style-name="Standard">* 2 dcl de Calvados</text:p>
      <text:p text:style-name="Standard">* 1 bouteille de cidre ou de vin blanc sec</text:p>
      <text:p text:style-name="Standard">* 500 g de carottes</text:p>
      <text:p text:style-name="Standard">* 700 g d'oignons</text:p>
      <text:p text:style-name="Standard">* Bouquet garnis, clous de girofle</text:p>
      <text:p text:style-name="Standard">* Sel, poivre</text:p>
      <text:p text:style-name="Standard"/>
      <text:p text:style-name="Standard">Nombre de personnes</text:p>
      <text:p text:style-name="Standard">===================</text:p>
      <text:p text:style-name="Standard">6 à 8 personnes</text:p>
      <text:p text:style-name="Standard"/>
      <text:p text:style-name="Standard">Bocal conseillé</text:p>
      <text:p text:style-name="Standard">================</text:p>
      <text:p text:style-name="Standard">Terrines <text:s/>Super ou Familia Wiss 1000</text:p>
      <text:p text:style-name="Standard"/>
      <text:p text:style-name="Standard">Préparation</text:p>
      <text:p text:style-name="Standard">============</text:p>
      <text:p text:style-name="Standard">1. Laisser tremper les tripes pendant 8 à 10 heures en changeant régulièrement l'eau afin de les rendre aussi blanches que possible.</text:p>
      <text:p text:style-name="Standard">2. Blanchir encore les tripes : 20 minutes à l'ébullition.</text:p>
      <text:p text:style-name="Standard">3. Les égoutter et les laisser refroidir puis les gratter pour les nettoyer parfaitement. Il s'agit d'enlever ce qui les recouvre et donne un effet gluant.</text:p>
      <text:p text:style-name="Standard">4. Couper les tripes en morceaux de 4 à 5 cm et les placer dans un plat de cuisson en alternant une couche de tripes, de pied de veau, des carottes en rondelles, des oignons émincés, aromates, sel et poivre et recommencer.</text:p>
      <text:p text:style-name="Standard">5. Arroser avec l’alcool choisi : Calvados, cidre ou vin blanc. Puis entreprendre la longue cuisson des <text:s/>tripes : 10 heures au four modéré.</text:p>
      <text:p text:style-name="Standard">6. Remplir les terrines <text:s/>Super ou <text:s/>Familia Wiss et couvrir avec le jus de cuisson jusqu'à <text:s/>2 cm du rebord.</text:p>
      <text:p text:style-name="Standard">7. Fermer et procéder immédiatement au traitement <text:s/>thermique, 2 heures à 100°C. Les tripes en conserve <text:s/>sont terminées.</text:p>
      <text:p text:style-name="Standard"/>
      <text:p text:style-name="Standard"/>
      <text:h text:style-name="Heading_20_1" text:outline-level="1"><text:bookmark-start text:name="__RefHeading___Toc917_4132037544"/>Truffes au vin blanc en conserve<text:bookmark-end text:name="__RefHeading___Toc917_4132037544"/></text:h>
      <text:p text:style-name="Standard"/>
      <text:p text:style-name="Standard">Prenez un grand vin, des truffes noires, réalisez cette savoureuse et dites-vous que vous êtes au paradis ! Voilà Une recette maison, parfaite pour faire un buffet froid par exemple, qu’on ne veut certainement pas ranger dans un placard !</text:p>
      <text:p text:style-name="Standard"/>
      <text:p text:style-name="Standard">Niveau de difficulté</text:p>
      <text:p text:style-name="Standard">1/5</text:p>
      <text:p text:style-name="Standard"/>
      <text:p text:style-name="Standard">Note de la communauté</text:p>
      <text:p text:style-name="Standard"><text:soft-page-break/>5/5 1 </text:p>
      <text:p text:style-name="Standard"/>
      <text:p text:style-name="Standard">Temps de préparation</text:p>
      <text:p text:style-name="Standard">30 mn environ</text:p>
      <text:p text:style-name="Standard"/>
      <text:p text:style-name="Standard">Temps de traitement thermique</text:p>
      <text:p text:style-name="Standard">1h30</text:p>
      <text:p text:style-name="Standard"/>
      <text:p text:style-name="Standard">Liste des ingrédients</text:p>
      <text:p text:style-name="Standard">======================</text:p>
      <text:p text:style-name="Standard">* Truffes</text:p>
      <text:p text:style-name="Standard">* Vin blanc ou madère</text:p>
      <text:p text:style-name="Standard">* Sel, 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Terrines <text:s/>Super 200 ou 350</text:p>
      <text:p text:style-name="Standard"/>
      <text:p text:style-name="Standard">Préparation</text:p>
      <text:p text:style-name="Standard">============</text:p>
      <text:p text:style-name="Standard">1. Choisir des truffes noires bien fermes.</text:p>
      <text:p text:style-name="Standard">2. Les laver, les brosser, les essuyer puis les laisser sécher jusqu'au lendemain.</text:p>
      <text:p text:style-name="Standard">3. Ranger les truffes dans les terrines <text:s/>Super, saler, poivrer et couvrir d'un grand vin ou de madère jusqu'à 2 cm du rebord.</text:p>
      <text:p text:style-name="Standard">4. Fermer Cette recette maison et procéder immédiatement au traitement thermique pendant 1h30 à 100°C.</text:p>
      <text:p text:style-name="Standard"/>
      <text:p text:style-name="Standard"/>
      <text:h text:style-name="Heading_20_1" text:outline-level="1"><text:bookmark-start text:name="__RefHeading___Toc919_4132037544"/>Velouté à la tomate et aux épices en conserve<text:bookmark-end text:name="__RefHeading___Toc919_4132037544"/></text:h>
      <text:p text:style-name="Standard"/>
      <text:p text:style-name="Standard">La tomate, ce fruit-légume, est l'un des aliments préférés des Français. Vous allez donc raffoler de ce potage onctueux, qui en plus d'être délicieux se trouve aussi être une soupe pas chère.</text:p>
      <text:p text:style-name="Standard"/>
      <text:p text:style-name="Standard">Niveau de difficulté</text:p>
      <text:p text:style-name="Standard">1/5</text:p>
      <text:p text:style-name="Standard"/>
      <text:p text:style-name="Standard">Note de la communauté</text:p>
      <text:p text:style-name="Standard">4/5 91</text:p>
      <text:p text:style-name="Standard"/>
      <text:p text:style-name="Standard">Temps de préparation</text:p>
      <text:p text:style-name="Standard">20 min</text:p>
      <text:p text:style-name="Standard"/>
      <text:p text:style-name="Standard">Temps de traitement thermique</text:p>
      <text:p text:style-name="Standard">30 min</text:p>
      <text:p text:style-name="Standard"><text:soft-page-break/></text:p>
      <text:p text:style-name="Standard">Liste des ingrédients</text:p>
      <text:p text:style-name="Standard">======================</text:p>
      <text:p text:style-name="Standard">* 1 kg de tomates pelées</text:p>
      <text:p text:style-name="Standard">* Cumin</text:p>
      <text:p text:style-name="Standard">* 2 échalotes</text:p>
      <text:p text:style-name="Standard">* Piment doux</text:p>
      <text:p text:style-name="Standard">* 1 gousse d'ail</text:p>
      <text:p text:style-name="Standard">* Huile d'olive</text:p>
      <text:p text:style-name="Standard">* 1 branche de céleri</text:p>
      <text:p text:style-name="Standard">* Sel, poivre</text:p>
      <text:p text:style-name="Standard"/>
      <text:p text:style-name="Standard">Nombre de personnes</text:p>
      <text:p text:style-name="Standard">===================</text:p>
      <text:p text:style-name="Standard"/>
      <text:p text:style-name="Standard">6 personnes</text:p>
      <text:p text:style-name="Standard"/>
      <text:p text:style-name="Standard">Bocal conseillé</text:p>
      <text:p text:style-name="Standard">================</text:p>
      <text:p text:style-name="Standard">Bocaux <text:s/>Super 0,75 L</text:p>
      <text:p text:style-name="Standard"/>
      <text:p text:style-name="Standard">Préparation</text:p>
      <text:p text:style-name="Standard">============</text:p>
      <text:p text:style-name="Standard">1. Nettoyer la branche de céleri et la hacher, peler l'ail et l'échalote. Peler et peser 1 kg de la variété de tomates choisie pour Cette recette de soupe fait maison.</text:p>
      <text:p text:style-name="Standard">2. Dans une cocotte, faire revenir à feu doux l'échalote, la gousse d'ail et la branche de céleri hachée 5 minutes dans 2 cuillères à soupe d'huile d'olive.</text:p>
      <text:p text:style-name="Standard">3. Ajouter les tomates pelées, assaisonner : sel,</text:p>
      <text:p text:style-name="Standard"><text:s/>poivre, piment, cumin, puis laisser cuire 15 minutes à <text:s/>couvert pour obtenir une soupe crémeuse.</text:p>
      <text:p text:style-name="Standard">4. Mixer et mettre en bocal sans attendre. Remplir les <text:s/>bocaux <text:s/>Super jusqu'à 2 cm du rebord puis <text:s/>procéder immédiatement au traitement thermique pendant <text:s/>45 minutes à 100°C. Votre velouté de tomate est terminé.</text:p>
      <text:p text:style-name="Standard"/>
      <text:p text:style-name="Standard"/>
      <text:h text:style-name="Heading_20_1" text:outline-level="1"><text:bookmark-start text:name="__RefHeading___Toc921_4132037544"/>Velouté de betteraves<text:bookmark-end text:name="__RefHeading___Toc921_4132037544"/></text:h>
      <text:p text:style-name="Standard"/>
      <text:p text:style-name="Standard">Profitez de la fin de l’été et du début de l’automne pour concocter cette délicieuse recette au goût sucrée. Vous pourrez savourer ce velouté pour vous réchauffer, vous régaler et faire le plein de magnésium et de potassium. Tout un programme !</text:p>
      <text:p text:style-name="Standard"/>
      <text:p text:style-name="Standard">Niveau de difficulté</text:p>
      <text:p text:style-name="Standard">2/5</text:p>
      <text:p text:style-name="Standard"/>
      <text:p text:style-name="Standard">Note de la communauté</text:p>
      <text:p text:style-name="Standard">2/5 3 </text:p>
      <text:p text:style-name="Standard"/>
      <text:p text:style-name="Standard">Temps de préparation</text:p>
      <text:p text:style-name="Standard">35 min</text:p>
      <text:p text:style-name="Standard"><text:soft-page-break/></text:p>
      <text:p text:style-name="Standard">Temps de traitement thermique</text:p>
      <text:p text:style-name="Standard">45 min</text:p>
      <text:p text:style-name="Standard"/>
      <text:p text:style-name="Standard">Liste des ingrédients</text:p>
      <text:p text:style-name="Standard">======================</text:p>
      <text:p text:style-name="Standard">2 betteraves cuites. Si vous les faites cuire vous-même,</text:p>
      <text:p text:style-name="Standard">compter une 30aine de minutes en autocuiseur.</text:p>
      <text:p text:style-name="Standard">2 pommes de terre</text:p>
      <text:p text:style-name="Standard">1 oignon</text:p>
      <text:p text:style-name="Standard">1 navet</text:p>
      <text:p text:style-name="Standard">50 cl de bouillon de légumes</text:p>
      <text:p text:style-name="Standard">50 cl de lait de coco</text:p>
      <text:p text:style-name="Standard">Huile d’olive</text:p>
      <text:p text:style-name="Standard">Sel, 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Couper les betteraves en dés. Eplucher les pommes de terre, le navet et l’oignon et les couper en morceaux.</text:p>
      <text:p text:style-name="Standard">2. Dans une sauteuse avec un fond d’huile d’olive, faire dorer l’oignon puis ajouter la pomme de terre, le navet et les betteraves.</text:p>
      <text:p text:style-name="Standard">3. Mouiller avec le bouillon de volaille et le lait de coco, saler, poivrer. Porter à ébullition et la maintenir à « petit bouillon » une 20aine de minutes</text:p>
      <text:p text:style-name="Standard">4. Mixer au plongeur.</text:p>
      <text:p text:style-name="Standard">5. Remplir sans attendre vos bocaux jusqu’à 2 cm du rebord, fermer et procéder immédiatement au traitement thermique, 45 minutes à 100°C.</text:p>
      <text:p text:style-name="Standard"/>
      <text:p text:style-name="Standard">Au moment de consommer, faire réchauffer et ajouter un peu de crème fraîche et quelques cubes de feta.</text:p>
      <text:p text:style-name="Standard"/>
      <text:p text:style-name="Standard"/>
      <text:h text:style-name="Heading_20_1" text:outline-level="1"><text:bookmark-start text:name="__RefHeading___Toc923_4132037544"/>Velouté de cèpes en conserve<text:bookmark-end text:name="__RefHeading___Toc923_4132037544"/></text:h>
      <text:p text:style-name="Standard"/>
      <text:p text:style-name="Standard">Chaque hiver revient la même question : comment faire de la soupe nourrissante mais saine, et en plus originale ? Notre velouté de champignons a tout de la cuisine facile, saine et gourmande. Alors à vos mixeurs !</text:p>
      <text:p text:style-name="Standard"/>
      <text:p text:style-name="Standard">Niveau de difficulté</text:p>
      <text:p text:style-name="Standard">1/5</text:p>
      <text:p text:style-name="Standard"/>
      <text:p text:style-name="Standard"><text:soft-page-break/>Note de la communauté</text:p>
      <text:p text:style-name="Standard">3/5 65</text:p>
      <text:p text:style-name="Standard"/>
      <text:p text:style-name="Standard">Temps de préparation</text:p>
      <text:p text:style-name="Standard">1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00 g de cèpes</text:p>
      <text:p text:style-name="Standard">* 2 citrons</text:p>
      <text:p text:style-name="Standard">* 1 cube de bouillon de volaille</text:p>
      <text:p text:style-name="Standard">* 1 échalote</text:p>
      <text:p text:style-name="Standard">* Huile d'olives</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1L</text:p>
      <text:p text:style-name="Standard"/>
      <text:p text:style-name="Standard">Préparation</text:p>
      <text:p text:style-name="Standard">============</text:p>
      <text:p text:style-name="Standard">1. Couper les champignons en lamelles, éplucher et hacher l'échalote, récupérer le jus des 2 citrons.2. Faire chauffer 50 cl d'eau et y ajouter le cube de bouillon de poulet.</text:p>
      <text:p text:style-name="Standard">3. Dans une cocotte, faire revenir l'échalote dans 2 cuillères à soupe d'huile d'olive puis y ajouter les <text:s/>champignons et laisser cuire 5 minutes.</text:p>
      <text:p text:style-name="Standard">4. Verser le bouillon et 4 cuillères à soupe de jus de <text:s/>citron et porter à ébullition. Laisser cuire 5 minutes <text:s/>à feu doux.</text:p>
      <text:p text:style-name="Standard">5. Mixer, saler et poivrer.</text:p>
      <text:p text:style-name="Standard">6. Remplir les bocaux <text:s/>Super jusqu'à 2 cm du <text:s/>rebord. Fermer et procéder immédiatement au traitement <text:s/>thermique, 45 minutes à 100°C.</text:p>
      <text:p text:style-name="Standard"/>
      <text:p text:style-name="Standard">Au moment de consommer : faire revenir 50 g de noisettes à sec dans une poêle puis les passer au mixeur. Servir ce velouté de champignons en ajoutant une noisette de beurre et en la saupoudrant de poudre de noisette (vous pouvez remplacer le beurre par une portion de Vache qui rit).</text:p>
      <text:p text:style-name="Standard"/>
      <text:p text:style-name="Standard"/>
      <text:h text:style-name="Heading_20_1" text:outline-level="1"><text:bookmark-start text:name="__RefHeading___Toc925_4132037544"/>Velouté de chou-fleur coco gingembre en conserve<text:bookmark-end text:name="__RefHeading___Toc925_4132037544"/></text:h>
      <text:p text:style-name="Standard"/>
      <text:p text:style-name="Standard">Le velouté, rien que son nom fait rêver ! Onctueux, réconfortant, il donne follement envie. Avec ses accords épicés et son bon goût de coco, votre chou-fleur va vous en faire voir de toutes les saveurs.</text:p>
      <text:p text:style-name="Standard"/>
      <text:p text:style-name="Standard">Niveau de difficulté</text:p>
      <text:p text:style-name="Standard"><text:soft-page-break/>1/5</text:p>
      <text:p text:style-name="Standard"/>
      <text:p text:style-name="Standard">Note de la communauté</text:p>
      <text:p text:style-name="Standard">3/5 157 </text:p>
      <text:p text:style-name="Standard"/>
      <text:p text:style-name="Standard">Temps de préparation</text:p>
      <text:p text:style-name="Standard">15 min</text:p>
      <text:p text:style-name="Standard"/>
      <text:p text:style-name="Standard">Liste des ingrédients</text:p>
      <text:p text:style-name="Standard">======================</text:p>
      <text:p text:style-name="Standard">* 800 g de chou-fleur</text:p>
      <text:p text:style-name="Standard">* 20 cl de lait de coco</text:p>
      <text:p text:style-name="Standard">* 1 cube de bouillon de légumes</text:p>
      <text:p text:style-name="Standard">* 1 gousse d'ail</text:p>
      <text:p text:style-name="Standard">* 10 g de gingembre frais</text:p>
      <text:p text:style-name="Standard">* 1 cuillère à café de graines de cumin</text:p>
      <text:p text:style-name="Standard">* 2 brins de coriandre</text:p>
      <text:p text:style-name="Standard">* Sel, poivr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Bocaux <text:s/>Super</text:p>
      <text:p text:style-name="Standard"/>
      <text:p text:style-name="Standard">Préparation</text:p>
      <text:p text:style-name="Standard">============</text:p>
      <text:p text:style-name="Standard">1. Rincer le chou-fleur, l'égoutter et le séparer en <text:s/>petits bouquets.</text:p>
      <text:p text:style-name="Standard">2. Le mettre dans une marmite et couvrir à peine d'eau. <text:s/>Verser le lait de coco, ajouter le cube de bouillon de <text:s/>légumes émietté, le cumin et la coriandre, saler et <text:s/>poivrer.</text:p>
      <text:p text:style-name="Standard">3. Peler l'ail et le gingembre et les passer au <text:s/>presse-ail au-dessus de la marmite. Porter à ébullition <text:s/>et laissez frémir 15 minutes environ, jusqu'à ce que le <text:s/>chou-fleur soit très tendre.</text:p>
      <text:p text:style-name="Standard">4. Mixer le tout au mixeur plongeant, directement dans <text:s/>la marmite. Ajouter de l'eau si vous voulez une soupe <text:s/>plus liquide.</text:p>
      <text:p text:style-name="Standard">5. Remplir sans attendre les bocaux <text:s/>Super <text:s/>avec la soupe jusqu'à 2 cm du rebord, fermer et <text:s/>procéder immédiatement au traitement thermique durant <text:s/>45 minutes à 100°C.</text:p>
      <text:p text:style-name="Standard"/>
      <text:p text:style-name="Standard"/>
      <text:h text:style-name="Heading_20_1" text:outline-level="1"><text:bookmark-start text:name="__RefHeading___Toc927_4132037544"/>Velouté de petits pois à la menthe<text:bookmark-end text:name="__RefHeading___Toc927_4132037544"/></text:h>
      <text:p text:style-name="Standard"/>
      <text:p text:style-name="Standard">Ce velouté tout vert sait se mettre en bocal pour bien se conserver. Avec sa pointe de menthe, il joue l’originalité. Si vous souhaitez avoir une soupe plus consistante, nous vous conseillons d’ajouter une pomme de terre à l’étape 2 de la recette. Pour les gourmands, ajoutez de la crème liquide au moment de servir.</text:p>
      <text:p text:style-name="Standard"/>
      <text:p text:style-name="Standard"><text:soft-page-break/>Niveau de difficulté</text:p>
      <text:p text:style-name="Standard">1/5</text:p>
      <text:p text:style-name="Standard"/>
      <text:p text:style-name="Standard">Note de la communauté</text:p>
      <text:p text:style-name="Standard">3/5 27 </text:p>
      <text:p text:style-name="Standard"/>
      <text:p text:style-name="Standard">Temps de préparation</text:p>
      <text:p text:style-name="Standard">40 mn</text:p>
      <text:p text:style-name="Standard"/>
      <text:p text:style-name="Standard">Temps de traitement thermique</text:p>
      <text:p text:style-name="Standard">1 h</text:p>
      <text:p text:style-name="Standard"/>
      <text:p text:style-name="Standard">Liste des ingrédients</text:p>
      <text:p text:style-name="Standard">======================</text:p>
      <text:p text:style-name="Standard">* 600 g de petits pois frais écossés</text:p>
      <text:p text:style-name="Standard">* 2 cubes de bouillon de volaille</text:p>
      <text:p text:style-name="Standard">* 2 c. à soupe d'huile de noix</text:p>
      <text:p text:style-name="Standard">* 15 cl de crème liquide</text:p>
      <text:p text:style-name="Standard">* 15 feuilles de menthe</text:p>
      <text:p text:style-name="Standard">* Sel, poivre</text:p>
      <text:p text:style-name="Standard"/>
      <text:p text:style-name="Standard">Nombre de personnes</text:p>
      <text:p text:style-name="Standard">===================</text:p>
      <text:p text:style-name="Standard">4 personnes</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Dans une casserole, porter à ébullition 1 L d'eau. <text:s/>Diluer les cubes de bouillon de volaille dedans et y <text:s/>plonger les petits pois. Saler, poivrer et laisser <text:s/>cuire à feu moyen pendant 20 minutes.</text:p>
      <text:p text:style-name="Standard">2. Mixer les petits pois et leur bouillon avec l'huile <text:s/>de noix et les feuilles de menthe. Poivrer.</text:p>
      <text:p text:style-name="Standard">3. Verser dans les bocaux <text:s/>jusqu'à 2 cm du <text:s/>rebord. Fermer et procéder immédiatement au traitement <text:s/>thermique, 1 heure à 100°C.</text:p>
      <text:p text:style-name="Standard">Pour finir, vous pouvez ajouter la crème liquide au moment de servir.</text:p>
      <text:p text:style-name="Standard"/>
      <text:p text:style-name="Standard">Conseil : pour une soupe plus consistante, il est possible d'ajouter une pomme de terre bouillie à l'étape 2.</text:p>
      <text:p text:style-name="Standard"/>
      <text:p text:style-name="Standard"/>
      <text:h text:style-name="Heading_20_1" text:outline-level="1"><text:bookmark-start text:name="__RefHeading___Toc929_4132037544"/>Velouté de potimarron<text:bookmark-end text:name="__RefHeading___Toc929_4132037544"/></text:h>
      <text:p text:style-name="Standard"/>
      <text:p text:style-name="Standard">Le potimarron, c’est bon bon bon alors c’est à conserver</text:p>
      <text:p text:style-name="Standard">pour le savourer toute l’année. Pour une version très</text:p>
      <text:p text:style-name="Standard">gourmande, ajouter à la dégustation un peu de crème</text:p>
      <text:p text:style-name="Standard">fraiche à l’assiette et saupoudrer de noisettes en poudre.</text:p>
      <text:p text:style-name="Standard"><text:soft-page-break/>C’est tout.</text:p>
      <text:p text:style-name="Standard"/>
      <text:p text:style-name="Standard">Niveau de difficulté</text:p>
      <text:p text:style-name="Standard">1/5</text:p>
      <text:p text:style-name="Standard"/>
      <text:p text:style-name="Standard">Note de la communauté</text:p>
      <text:p text:style-name="Standard">4/5 262 </text:p>
      <text:p text:style-name="Standard"/>
      <text:p text:style-name="Standard">Temps de préparation</text:p>
      <text:p text:style-name="Standard">1h</text:p>
      <text:p text:style-name="Standard"/>
      <text:p text:style-name="Standard">Temps de traitement thermique</text:p>
      <text:p text:style-name="Standard">45 mn</text:p>
      <text:p text:style-name="Standard"/>
      <text:p text:style-name="Standard">Liste des ingrédients</text:p>
      <text:p text:style-name="Standard">======================</text:p>
      <text:p text:style-name="Standard">* 1,5 kg de Potimarron</text:p>
      <text:p text:style-name="Standard">* 1 oignon</text:p>
      <text:p text:style-name="Standard">* 50 cl de lait</text:p>
      <text:p text:style-name="Standard">* 1 litre de bouillon de volaille</text:p>
      <text:p text:style-name="Standard">* Beurre</text:p>
      <text:p text:style-name="Standard">* 1 gousse d'ail</text:p>
      <text:p text:style-name="Standard">* Sel</text:p>
      <text:p text:style-name="Standard">* Poivre</text:p>
      <text:p text:style-name="Standard"/>
      <text:p text:style-name="Standard">Nombre de personnes</text:p>
      <text:p text:style-name="Standard">===================</text:p>
      <text:p text:style-name="Standard">2 </text:p>
      <text:p text:style-name="Standard"/>
      <text:p text:style-name="Standard">Bocal conseillé</text:p>
      <text:p text:style-name="Standard">================</text:p>
      <text:p text:style-name="Standard">2 Bocaux <text:s/>Super 1 L</text:p>
      <text:p text:style-name="Standard"/>
      <text:p text:style-name="Standard">Préparation</text:p>
      <text:p text:style-name="Standard">============</text:p>
      <text:p text:style-name="Standard">1. éplucher et couper le potimarron. émincer l'oignon et le faire suer dans une casserole avec le beurre et <text:s/>l'ail écrasé. Ajouter ensuite le potimarron. Faites <text:s/>revenir l'ensemble environ 4 min. Mouiller avec le lait <text:s/>et le bouillon de volaille et porter à ébullition <text:s/>pendant environ 35 min. En fin de cuisson, contrôler la <text:s/>texture du potimarron à l'aide de la pointe d'un <text:s/>couteau.</text:p>
      <text:p text:style-name="Standard">2. Retirer le potimarron et réserver le bouillon. Mixer <text:s/>le potimarron en purée (vous pouvez la passer au <text:s/>chinois pour la rendre plus lisse et homogène). Ajuster <text:s/>ensuite la texture à votre goût en ajoutant le <text:s/>bouillon. Rectifier l'assaisonnement.</text:p>
      <text:p text:style-name="Standard">3. Remplir les bocaux <text:s/>super 1L (environ 2 <text:s/>bocaux) de velouté jusqu'à 2 cm du rebord. Fermer et <text:s/>procéder immédiatement au traitement thermique pendant</text:p>
      <text:p text:style-name="Standard"><text:s/>45 minutes à 100°C.</text:p>
      <text:p text:style-name="Standard"/>
      <text:p text:style-name="Standard">Au moment de servir : réchauffer à feu doux dans une casserole. Ajouter dans l'assiette un peu de crème épaisse et saupoudrer de noisettes en poudre.</text:p>
      <text:p text:style-name="Standard"/>
      <text:p text:style-name="Standard"/>
      <text:h text:style-name="Heading_20_1" text:outline-level="1"><text:bookmark-start text:name="__RefHeading___Toc931_4132037544"/><text:soft-page-break/>Velouté de topinambours, marrons et épices<text:bookmark-end text:name="__RefHeading___Toc931_4132037544"/></text:h>
      <text:p text:style-name="Standard"/>
      <text:p text:style-name="Standard">Conservez ce délicieux velouté aux saveurs de fin d’année dans de Super bocaux. Vous régalerez ainsi tout votre petit monde avec ces associations peu communes. Bonne préparation.</text:p>
      <text:p text:style-name="Standard"/>
      <text:p text:style-name="Standard">Niveau de difficulté</text:p>
      <text:p text:style-name="Standard">2/5</text:p>
      <text:p text:style-name="Standard"/>
      <text:p text:style-name="Standard">Note de la communauté</text:p>
      <text:p text:style-name="Standard">3/5 107 </text:p>
      <text:p text:style-name="Standard"/>
      <text:p text:style-name="Standard">Temps de préparation</text:p>
      <text:p text:style-name="Standard">30 min</text:p>
      <text:p text:style-name="Standard"/>
      <text:p text:style-name="Standard">Temps de traitement thermique</text:p>
      <text:p text:style-name="Standard">45 mn</text:p>
      <text:p text:style-name="Standard"/>
      <text:p text:style-name="Standard">Liste des ingrédients</text:p>
      <text:p text:style-name="Standard">======================</text:p>
      <text:p text:style-name="Standard">* 200 g de topinambours</text:p>
      <text:p text:style-name="Standard">* 15 marrons cuits au naturel</text:p>
      <text:p text:style-name="Standard">* 1 cube de bouillon de volaille</text:p>
      <text:p text:style-name="Standard">* 1 cuillerée à café d'épices à spéculos</text:p>
      <text:p text:style-name="Standard">* 1 cuillère à soupe de vinaigre blanc balsamique</text:p>
      <text:p text:style-name="Standard">* ½ cuillère à soupe de graisse de canard</text:p>
      <text:p text:style-name="Standard">* 1 litre d'eau</text:p>
      <text:p text:style-name="Standard">* sel, poivre</text:p>
      <text:p text:style-name="Standard"/>
      <text:p text:style-name="Standard">Nombre de personnes</text:p>
      <text:p text:style-name="Standard">===================</text:p>
      <text:p text:style-name="Standard">6</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P2">1. Laver, éplucher et, au besoin, couper les topinambours en morceaux.</text:p>
      <text:p text:style-name="P2">2. Préparer votre bouillon : mettre 1 litre d'eau dans une casserole, ajouter le cube de volaille, puis faire frémir.</text:p>
      <text:p text:style-name="Standard">3. Pendant ce temps, faire fondre dans une casserole la graisse de canard, puis ajouter les topinambours. Une fois qu'ils sont bien dorés, ajouter les marrons et après quelques minutes déglacer avec le vinaigre balsamique.</text:p>
      <text:p text:style-name="Standard">4. Ajouter le bouillon à votre préparation topinambours/marrons et laisser cuire 15 min à couvert.</text:p>
      <text:p text:style-name="Standard">5. Ensuite, mixer le tout puis ajouter les épices. Saler et poivrer si nécessaire.</text:p>
      <text:p text:style-name="Standard">6. Remplir sans attendre les bocaux <text:s/>Super avec la soupe jusqu'à 2 cm du rebord</text:p>
      <text:p text:style-name="Standard">7. Fermer et procéder immédiatement au traitement thermique durant 45 min à 100°C..</text:p>
      <text:p text:style-name="Standard"/>
      <text:p text:style-name="Standard"><text:soft-page-break/>Conseil : Au moment de servir, faire réchauffer votre <text:span text:style-name="T3">p</text:span>réparation, ajouter un peu de crème liquide et accompagner de gressin au pavot.</text:p>
      <text:p text:style-name="Standard"/>
      <text:p text:style-name="Standard"/>
      <text:h text:style-name="Heading_20_1" text:outline-level="1"><text:bookmark-start text:name="__RefHeading___Toc933_4132037544"/>Vin chaud<text:bookmark-end text:name="__RefHeading___Toc933_4132037544"/></text:h>
      <text:p text:style-name="Standard"/>
      <text:p text:style-name="Standard">Ah le vin chaud ! Souvent associé au planté du bâton, Cette recette est parfaite pour se réchauffer et faire remonter les bons souvenirs. Agrumes et épices parfument à souhait ce sirop qui sera à incorporer à votre vin rouge juste avant de le déguster avec modération bien sûr !</text:p>
      <text:p text:style-name="Standard"/>
      <text:p text:style-name="Standard">Niveau de difficulté</text:p>
      <text:p text:style-name="Standard">2/5</text:p>
      <text:p text:style-name="Standard"/>
      <text:p text:style-name="Standard">Note de la communauté</text:p>
      <text:p text:style-name="Standard">4/5 11 </text:p>
      <text:p text:style-name="Standard"/>
      <text:p text:style-name="Standard">Temps de préparation</text:p>
      <text:p text:style-name="Standard">20 min</text:p>
      <text:p text:style-name="Standard"/>
      <text:p text:style-name="Standard">Temps de conservation</text:p>
      <text:p text:style-name="Standard">1 an</text:p>
      <text:p text:style-name="Standard"/>
      <text:p text:style-name="Standard">Liste des ingrédients</text:p>
      <text:p text:style-name="Standard">======================</text:p>
      <text:p text:style-name="Standard">Peau et jus d’1 orange moyenne</text:p>
      <text:p text:style-name="Standard">Peau et jus d’1 clémentine</text:p>
      <text:p text:style-name="Standard">Peau d’1 citron vert</text:p>
      <text:p text:style-name="Standard">Chair de 4 lychees (si possible)</text:p>
      <text:p text:style-name="Standard">250g de sucre cristallisé</text:p>
      <text:p text:style-name="Standard">5 clous de girofle</text:p>
      <text:p text:style-name="Standard">3 graines de cardamome</text:p>
      <text:p text:style-name="Standard">1 bâton de cannelle</text:p>
      <text:p text:style-name="Standard">2 feuilles de laurier</text:p>
      <text:p text:style-name="Standard">1 c. à café de noix de muscade</text:p>
      <text:p text:style-name="Standard">1 gousse de vanille fendue en 2</text:p>
      <text:p text:style-name="Standard">1 anis étoilé</text:p>
      <text:p text:style-name="Standard">100ml de vin rouge</text:p>
      <text:p text:style-name="Standard"/>
      <text:p text:style-name="Standard">Nombre de personnes</text:p>
      <text:p text:style-name="Standard">===================</text:p>
      <text:p text:style-name="Standard">4 à 6 personnes</text:p>
      <text:p text:style-name="Standard"/>
      <text:p text:style-name="Standard">Bocal conseillé</text:p>
      <text:p text:style-name="Standard">================</text:p>
      <text:p text:style-name="Standard">385ml</text:p>
      <text:p text:style-name="Standard"/>
      <text:p text:style-name="Standard">Préparation</text:p>
      <text:p text:style-name="Standard">============</text:p>
      <text:p text:style-name="Standard"><text:soft-page-break/>Préparez la recette en avance, vous n’aurez qu’à ajouterle vin au moment de servir.</text:p>
      <text:p text:style-name="Standard"/>
      <text:p text:style-name="Standard">1. épluchez l’orange, la clémentine et le citron vert - idéalement, avec un épluche-légumes, en faisant attention à ne pas mettre de pépins. Pressez les fruits pour faire du jus mais ne gardez pas la pulpe.</text:p>
      <text:p text:style-name="Standard">2. Ajoutez tous les ingrédients dans une casserole et portez doucement à ébullition.</text:p>
      <text:p text:style-name="Standard">3. Faites mijoter pendant 5 minutes pour obtenir un sirop moyennement épais.</text:p>
      <text:p text:style-name="Standard">4. Versez soigneusement le sirop en ébullition (avec les épluchures, les épices, etc.) dans le bocal à confiture stérilisé.</text:p>
      <text:p text:style-name="Standard"/>
      <text:p text:style-name="Standard">Votre préparation peut se conserver un an !</text:p>
      <text:p text:style-name="Standard"/>
      <text:p text:style-name="Standard">Suggestion de présentation :</text:p>
      <text:p text:style-name="Standard">Réchauffez le sirop dans une casserole et ajoutez deux bouteilles de vin rouge assez corsé à corsé, comme le Nero d'Avola de Sicile. Régalez-vous !</text:p>
      <text:p text:style-name="Standard"/>
      <text:p text:style-name="Standard"/>
      <text:h text:style-name="Heading_20_1" text:outline-level="1"><text:bookmark-start text:name="__RefHeading___Toc935_4132037544"/>Vin d'orange<text:bookmark-end text:name="__RefHeading___Toc935_4132037544"/></text:h>
      <text:p text:style-name="Standard"/>
      <text:p text:style-name="Standard">Cette recette simplissime de vin au goût subtil d’oranges est un concentré de saveurs du sud. A réaliser entre décembre et avril à la pleine saison des oranges, il se sert frais à l’apéritif ou en digestif pour finir un bon repas, mais toujours avec modération.</text:p>
      <text:p text:style-name="Standard"/>
      <text:p text:style-name="Standard">Niveau de difficulté</text:p>
      <text:p text:style-name="Standard">1/5</text:p>
      <text:p text:style-name="Standard"/>
      <text:p text:style-name="Standard">Note de la communauté</text:p>
      <text:p text:style-name="Standard">4/5 69 </text:p>
      <text:p text:style-name="Standard"/>
      <text:p text:style-name="Standard">Temps de préparation</text:p>
      <text:p text:style-name="Standard">20 min + 24h de repos</text:p>
      <text:p text:style-name="Standard"/>
      <text:p text:style-name="Standard">Liste des ingrédients</text:p>
      <text:p text:style-name="Standard">======================</text:p>
      <text:p text:style-name="Standard">* 4 oranges douces non traitées</text:p>
      <text:p text:style-name="Standard">* 2 citrons non traités</text:p>
      <text:p text:style-name="Standard">* 300 g de sucre</text:p>
      <text:p text:style-name="Standard">* 3 bouteilles de 75 cl de vin blanc sec</text:p>
      <text:p text:style-name="Standard">* 30 cl d'eau de vie</text:p>
      <text:p text:style-name="Standard">* 1 b ton de cannelle</text:p>
      <text:p text:style-name="Standard">* 1 gousse de vanill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text:soft-page-break/>Bocaux <text:s/>Super 3 L</text:p>
      <text:p text:style-name="Standard"/>
      <text:p text:style-name="Standard">Préparation</text:p>
      <text:p text:style-name="Standard">============</text:p>
      <text:p text:style-name="Standard">1. Verser le sucre en poudre, le vin blanc sec et l'alcool dans le bocal. Fermer et laisser dissoudre le sucre 24 heures en agitant modérément de temps en temps.</text:p>
      <text:p text:style-name="Standard">2. Le lendemain, brosser, laver et sécher les oranges et les citrons. Les couper en 2, puis en demi-rondelles et mettre le tout dans le bocal avec le b ton de cannelle et la gousse de vanille.</text:p>
      <text:p text:style-name="Standard">3. Fermer et laisser macérer dans un endroit frais et à l'abri de la lumière pendant 8 semaines. Agiter une fois par semaine.</text:p>
      <text:p text:style-name="Standard">4. Transvaser la préparation en bouteilles à l'aide d'un entonnoir en le filtrant au travers d'un linge fin. Boucher et attendre encore 15 jours avant de déguster frais à l'apéritif ou en digestif.</text:p>
      <text:p text:style-name="Standard"/>
      <text:p text:style-name="Standard"/>
      <text:h text:style-name="Heading_20_1" text:outline-level="1"><text:bookmark-start text:name="__RefHeading___Toc937_4132037544"/>Vin de Noix<text:bookmark-end text:name="__RefHeading___Toc937_4132037544"/></text:h>
      <text:p text:style-name="Standard"/>
      <text:p text:style-name="Standard">Avec <text:span text:style-name="T3">c</text:span>ette recette, transformer votre vin rouge en un apéritif savoureux fait maison. Avec ses noix, ses épices, il donne tout de suite envie mais gardez-le précieusement pour le déguster bien frais au soleil de l’été autour d’une bonne tablée.</text:p>
      <text:p text:style-name="Standard"/>
      <text:p text:style-name="Standard">Niveau de difficulté</text:p>
      <text:p text:style-name="Standard">1/5</text:p>
      <text:p text:style-name="Standard"/>
      <text:p text:style-name="Standard">Note de la communauté</text:p>
      <text:p text:style-name="Standard">4/5 50 </text:p>
      <text:p text:style-name="Standard"/>
      <text:p text:style-name="Standard">Temps de préparation</text:p>
      <text:p text:style-name="Standard">15 mn</text:p>
      <text:p text:style-name="Standard"/>
      <text:p text:style-name="Standard">Liste des ingrédients</text:p>
      <text:p text:style-name="Standard">======================</text:p>
      <text:p text:style-name="Standard">* 6 noix vertes</text:p>
      <text:p text:style-name="Standard">* 250 g de sucre cristallisé</text:p>
      <text:p text:style-name="Standard">* 1/2 b ton de cannelle</text:p>
      <text:p text:style-name="Standard">* 2 clous de girofle</text:p>
      <text:p text:style-name="Standard">* 1 b ton de vanille</text:p>
      <text:p text:style-name="Standard">* 3 bouteilles de vin rouge (Corbière, Cahors,…)</text:p>
      <text:p text:style-name="Standard">* 33 cl d'eau de vie de fruits à 40°</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Bocaux <text:s/>Super 3 L</text:p>
      <text:p text:style-name="Standard"/>
      <text:p text:style-name="Standard">Préparation</text:p>
      <text:p text:style-name="Standard"><text:soft-page-break/>============</text:p>
      <text:p text:style-name="Standard">1. Laver les noix puis les concasser grossièrement en leur donnant juste un léger coup de marteau.</text:p>
      <text:p text:style-name="Standard">2. Mettre les noix dans le bocal <text:s/>Super 3L, y ajouter le sucre, la cannelle, les clous de girofle, la vanille. Verser le vin et l'eau de vie par-dessus.</text:p>
      <text:p text:style-name="Standard">3. Fermer votre bocal et laisser macérer 4 mois en agitant le bocal tous les jours.</text:p>
      <text:p text:style-name="Standard">4. Filtrer le vin de noix et le mettre en bouteille. Boucher hermétiquement, étiqueter et dater. Conserver dans un endroit frais et à l'abri de la lumière. Attendre l'été pour le consommer bien frais à l'apéritif.</text:p>
      <text:p text:style-name="Standard"/>
      <text:p text:style-name="Standard"/>
      <text:h text:style-name="Heading_20_1" text:outline-level="1"><text:bookmark-start text:name="__RefHeading___Toc939_4132037544"/>Volaille au cidre en conserve<text:bookmark-end text:name="__RefHeading___Toc939_4132037544"/></text:h>
      <text:p text:style-name="Standard"/>
      <text:p text:style-name="Standard">Les recettes de volaille, c’est si bon ! Quand en plus on les cuisine avec des produits de saison, cela devient une conserve inoubliable. Miel liquide, châtaignes ,champignons… c’est la douceur suprême… de volaille !</text:p>
      <text:p text:style-name="Standard"/>
      <text:p text:style-name="Standard">Niveau de difficulté</text:p>
      <text:p text:style-name="Standard">2/5</text:p>
      <text:p text:style-name="Standard"/>
      <text:p text:style-name="Standard">Note de la communauté</text:p>
      <text:p text:style-name="Standard">4/5 138</text:p>
      <text:p text:style-name="Standard"/>
      <text:p text:style-name="Standard">Temps de préparation</text:p>
      <text:p text:style-name="Standard">3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Volaille (poulet, canard, faisan...)</text:p>
      <text:p text:style-name="Standard">* 3 champignons</text:p>
      <text:p text:style-name="Standard">* Une demi bouteille de cidre</text:p>
      <text:p text:style-name="Standard">* Miel</text:p>
      <text:p text:style-name="Standard">* 1 tomate</text:p>
      <text:p text:style-name="Standard">* 10 châtaignes</text:p>
      <text:p text:style-name="Standard">* Sel, poivre</text:p>
      <text:p text:style-name="Standard">* Crème fraîche</text:p>
      <text:p text:style-name="Standard">* Beurre</text:p>
      <text:p text:style-name="Standard">* Oignons</text:p>
      <text:p text:style-name="Standard">* Eau</text:p>
      <text:p text:style-name="Standard"/>
      <text:p text:style-name="Standard">Nombre de personnes</text:p>
      <text:p text:style-name="Standard">===================</text:p>
      <text:p text:style-name="Standard">2 personnes</text:p>
      <text:p text:style-name="Standard"/>
      <text:p text:style-name="Standard">Bocal conseillé</text:p>
      <text:p text:style-name="Standard">================</text:p>
      <text:p text:style-name="Standard"><text:soft-page-break/>1 Bocal <text:s/>Super</text:p>
      <text:p text:style-name="Standard"/>
      <text:p text:style-name="Standard">Préparation</text:p>
      <text:p text:style-name="Standard">============</text:p>
      <text:p text:style-name="Standard">1. Découper la volaille (cuisse, escalope…), émincer les oignons, couper la tomate en dés et les champignons en lamelles, éplucher les châtaignes et les couper en deux.</text:p>
      <text:p text:style-name="Standard">2. Etaler une fine couche de miel liquide sur la <text:s/>volaille en morceaux. Dans un faitout, faire revenir la viande à feu doux dans un peu de beurre ou d'huile d'olive avec les oignons, les dés de tomate, les champignons et les châtaignes puis ajouter le cidre.</text:p>
      <text:p text:style-name="Standard">3. Ajouter ensuite un verre d'eau. Saler, poivrer. <text:s/>Laisser mijoter 5 minutes à petits bouillons.</text:p>
      <text:p text:style-name="Standard">4. Remplir vos bocaux <text:s/>Super 1L avec cette <text:s/>recette de volailles jusqu'à 2 cm du rebord. Fermer et <text:s/>procéder sans attendre au traitement thermique <text:s/>(stérilisation) pendant 1h30 à 100°C.</text:p>
      <text:p text:style-name="Standard">Au moment de consommer, vous pouvez ajouter une pointe de crème fraîche.</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e71d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324</text:page-number><text:s/><text:span text:style-name="MT1">sur </text:span><text:span text:style-name="MT1"><text:page-count>324</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9T19:58:32.649000000</meta:creation-date>
    <meta:generator>LibreOffice/6.3.5.2$Windows_x86 LibreOffice_project/dd0751754f11728f69b42ee2af66670068624673</meta:generator>
    <dc:date>2020-08-27T10:21:49.306000000</dc:date>
    <meta:editing-duration>PT2H54M53S</meta:editing-duration>
    <meta:editing-cycles>37</meta:editing-cycles>
    <meta:document-statistic meta:table-count="0" meta:image-count="0" meta:object-count="0" meta:page-count="324" meta:paragraph-count="10587" meta:word-count="74447" meta:character-count="430908" meta:non-whitespace-character-count="365453"/>
  </office:meta>
</office:document-meta>
</file>